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Chernihivska Oblast(20:22). Red Alert: aerial threat. Sirens sounding. Take cover now!</text:span>
</text:h>
      <text:p text:style-name="P4">
Authors: liveuamap (Language: en)</text:p>
      <text:p text:style-name="P4">
Time: 2023-05-11T-39:24:00</text:p>
      <text:p text:style-name="P4">
Location: Chernihivska Oblast (Latitude:51.33333000 Longtitude:32.00000000)</text:p>
      <text:p text:style-name="P4">
Videos: []</text:p>
      <text:p text:style-name="P4">
Images: []</text:p>
      <text:p text:style-name="P4">
Tags: ["Europe", "Central and Eastern Europe"]</text:p>
      <text:p text:style-name="P4">
ID: 22562151</text:p>
      <!--METADATA-->
      <text:p text:style-name="P4">
Chernihivska Oblast(20:22). Red Alert: aerial threat. Sirens sounding. Takecover now!</text:p>
      <text:p text:style-name="P4">
News Collection Link: <text:a xlink:type="simple" xlink:href="https://liveuamap.com/en/2023/11-may-chernihivska-oblast2022-red-alert-aerig" text:style-name="Internet_20_link" text:visited-style-name="Visited_20_Internet_20_Link">
https://liveuamap.com/en/2023/11-may-chernihivska-oblast2022-red-alert-aerig</text:a>
</text:p>
      <text:p text:style-name="P4">
Source: <text:a xlink:type="simple" xlink:href="https://t.me/suspilnechernihiv/18479" text:style-name="Internet_20_link" text:visited-style-name="Visited_20_Internet_20_Link">
https://t.me/suspilnechernihiv/18479</text:a>
</text:p>
      <!--NEWS-->
      <text:h text:style-name="P10" text:outline-level="1">
<text:span text:style-name="T4">
Zaporizka Oblast(19:00). Red Alert: aerial threat. Sirens sounding. Take cover now!</text:span>
</text:h>
      <text:p text:style-name="P4">
Authors: liveuamap (Language: en)</text:p>
      <text:p text:style-name="P4">
Time: 2023-05-11T-45:01:00</text:p>
      <text:p text:style-name="P4">
Location: Zaporizka Oblast (Latitude:47.612431 Longtitude:35.765391)</text:p>
      <text:p text:style-name="P4">
Videos: []</text:p>
      <text:p text:style-name="P4">
Images: []</text:p>
      <text:p text:style-name="P4">
Tags: ["Europe", "Central and Eastern Europe"]</text:p>
      <text:p text:style-name="P4">
ID: 22562139</text:p>
      <!--METADATA-->
      <text:p text:style-name="P4">
Zaporizka Oblast(19:00). Red Alert: aerial threat. Sirens sounding. Take covernow!</text:p>
      <text:p text:style-name="P4">
News Collection Link: <text:a xlink:type="simple" xlink:href="https://liveuamap.com/en/2023/11-may-zaporizka-oblast1900-red-alert-aerial-g" text:style-name="Internet_20_link" text:visited-style-name="Visited_20_Internet_20_Link">
https://liveuamap.com/en/2023/11-may-zaporizka-oblast1900-red-alert-aerial-g</text:a>
</text:p>
      <text:p text:style-name="P4">
Source: <text:a xlink:type="simple" xlink:href="https://t.me/air_alert_ua/45039" text:style-name="Internet_20_link" text:visited-style-name="Visited_20_Internet_20_Link">
https://t.me/air_alert_ua/45039</text:a>
</text:p>
      <!--NEWS-->
      <text:h text:style-name="P10" text:outline-level="1">
<text:span text:style-name="T4">
At Sivershchyna and Slobozhanschyna directions Russian army shelled Bleshnya, Leonivka, Krasn...</text:span>
</text:h>
      <text:p text:style-name="P4">
Authors: liveuamap (Language: en)</text:p>
      <text:p text:style-name="P4">
Time: 2023-05-11T-69:20:00</text:p>
      <text:p text:style-name="P4">
Location: Vovchansk (Latitude:50.38849 Longtitude:37.41892)</text:p>
      <text:p text:style-name="P4">
Videos: []</text:p>
      <text:p text:style-name="P4">
Images: []</text:p>
      <text:p text:style-name="P4">
Tags: ["Russia"]</text:p>
      <text:p text:style-name="P4">
ID: 22562048</text:p>
      <!--METADATA-->
      <text:p text:style-name="P4">
At Sivershchyna and Slobozhanschyna directions Russian army shelled Bleshnya,Leonivka, Krasnyy Khutir of Chernihiv region; Bachivsk, Khodyne, Boyaro-Lezhachi, Volfyne, Bilovody, Popivka, Pavlivka and Basivka of Sumy region,also Veterynarne, Zelene, Hatysche, Zybyne and Budarky of Kharkiv region, -General Staff of Armed Forces of Ukraine says in the morning report</text:p>
      <text:p text:style-name="P4">
News Collection Link: <text:a xlink:type="simple" xlink:href="https://liveuamap.com/en/2023/11-may-at-sivershchyna-and-slobozhanschyna-directions-russian" text:style-name="Internet_20_link" text:visited-style-name="Visited_20_Internet_20_Link">
https://liveuamap.com/en/2023/11-may-at-sivershchyna-and-slobozhanschyna-directions-russian</text:a>
</text:p>
      <text:p text:style-name="P4">
Source: <text:a xlink:type="simple" xlink:href="https://t.me/lumsrc/4748" text:style-name="Internet_20_link" text:visited-style-name="Visited_20_Internet_20_Link">
https://t.me/lumsrc/4748</text:a>
</text:p>
      <!--NEWS-->
      <text:h text:style-name="P10" text:outline-level="1">
<text:span text:style-name="T4">
At Kupiansk direction Russian army shelled Mykolayivka, Krasne Pershe, Fyholivka, Novomlynsk,...</text:span>
</text:h>
      <text:p text:style-name="P4">
Authors: liveuamap (Language: en)</text:p>
      <text:p text:style-name="P4">
Time: 2023-05-11T-71:20:00</text:p>
      <text:p text:style-name="P4">
Location: Kramatorsk (Latitude:49.81019 Longtitude:37.68868)</text:p>
      <text:p text:style-name="P4">
Videos: []</text:p>
      <text:p text:style-name="P4">
Images: []</text:p>
      <text:p text:style-name="P4">
Tags: ["Russia"]</text:p>
      <text:p text:style-name="P4">
ID: 22562047</text:p>
      <!--METADATA-->
      <text:p text:style-name="P4">
At Kupiansk direction Russian army shelled Mykolayivka, Krasne Pershe,Fyholivka, Novomlynsk, Dvorichna, Masutivka, Lyman Pershyy, Kyslivka ofKharkiv region and Stelmakhivka of Luhansk region. Russian aviation conductedairstrikes at Masutivka, Pershotravneve and Terny, - General Staff of ArmedForces of Ukraine says in the morning report</text:p>
      <text:p text:style-name="P4">
News Collection Link: <text:a xlink:type="simple" xlink:href="https://liveuamap.com/en/2023/11-may-at-kupiansk-direction-russian-army-shelled-mykolayivka" text:style-name="Internet_20_link" text:visited-style-name="Visited_20_Internet_20_Link">
https://liveuamap.com/en/2023/11-may-at-kupiansk-direction-russian-army-shelled-mykolayivka</text:a>
</text:p>
      <text:p text:style-name="P4">
Source: <text:a xlink:type="simple" xlink:href="https://t.me/lumsrc/4749" text:style-name="Internet_20_link" text:visited-style-name="Visited_20_Internet_20_Link">
https://t.me/lumsrc/4749</text:a>
</text:p>
      <!--NEWS-->
      <text:h text:style-name="P10" text:outline-level="1">
<text:span text:style-name="T4">
At Lyman direction Russian army shelled Makiyivka, Bilohorivka and Vesele of Luhansk region a...</text:span>
</text:h>
      <text:p text:style-name="P4">
Authors: liveuamap (Language: en)</text:p>
      <text:p text:style-name="P4">
Time: 2023-05-11T-73:20:00</text:p>
      <text:p text:style-name="P4">
Location: Bilohorivka (Latitude:48.91844 Longtitude:38.24203)</text:p>
      <text:p text:style-name="P4">
Videos: []</text:p>
      <text:p text:style-name="P4">
Images: []</text:p>
      <text:p text:style-name="P4">
Tags: ["Russia"]</text:p>
      <text:p text:style-name="P4">
ID: 22562046</text:p>
      <!--METADATA-->
      <text:p text:style-name="P4">
At Lyman direction Russian army shelled Makiyivka, Bilohorivka and Vesele ofLuhansk region and Yampolivka, Spirne and Berestove of Donetsk region. Russianaviation conducted airstrikes at Bilohorivka, Verkhnokamyanske and Spirne, -General Staff of Armed Forces of Ukraine says in the morning report</text:p>
      <text:p text:style-name="P4">
News Collection Link: <text:a xlink:type="simple" xlink:href="https://liveuamap.com/en/2023/11-may-at-lyman-direction-russian-army-shelled-makiyivka" text:style-name="Internet_20_link" text:visited-style-name="Visited_20_Internet_20_Link">
https://liveuamap.com/en/2023/11-may-at-lyman-direction-russian-army-shelled-makiyivka</text:a>
</text:p>
      <text:p text:style-name="P4">
Source: <text:a xlink:type="simple" xlink:href="https://t.me/lumsrc/4750" text:style-name="Internet_20_link" text:visited-style-name="Visited_20_Internet_20_Link">
https://t.me/lumsrc/4750</text:a>
</text:p>
      <!--NEWS-->
      <text:h text:style-name="P10" text:outline-level="1">
<text:span text:style-name="T4">
At Bakhmut direction Russian army shelled Orikhovo-Vasylivka, Bohdanivka, Bakhmut, Ivanivske,...</text:span>
</text:h>
      <text:p text:style-name="P4">
Authors: liveuamap (Language: en)</text:p>
      <text:p text:style-name="P4">
Time: 2023-05-11T-75:20:00</text:p>
      <text:p text:style-name="P4">
Location: Bakhmut (Latitude:48.48396 Longtitude:37.8606)</text:p>
      <text:p text:style-name="P4">
Videos: []</text:p>
      <text:p text:style-name="P4">
Images: []</text:p>
      <text:p text:style-name="P4">
Tags: ["Russia"]</text:p>
      <text:p text:style-name="P4">
ID: 22562045</text:p>
      <!--METADATA-->
      <text:p text:style-name="P4">
At Bakhmut direction Russian army shelled Orikhovo-Vasylivka, Bohdanivka,Bakhmut, Ivanivske, Chasiv Yar, Stupochky, Zalizne and New York of Donetskregion. Russian aviation conducted airstrikes at Torske, Bakhmut,Klischiyivka, Kurdumivka and Bila Hora, - General Staff of Armed Forces ofUkraine says in the morning report</text:p>
      <text:p text:style-name="P4">
News Collection Link: <text:a xlink:type="simple" xlink:href="https://liveuamap.com/en/2023/11-may-at-bakhmut-direction-russian-army-shelled-orikhovovasylivka" text:style-name="Internet_20_link" text:visited-style-name="Visited_20_Internet_20_Link">
https://liveuamap.com/en/2023/11-may-at-bakhmut-direction-russian-army-shelled-orikhovovasylivka</text:a>
</text:p>
      <text:p text:style-name="P4">
Source: <text:a xlink:type="simple" xlink:href="https://t.me/lumsrc/4751" text:style-name="Internet_20_link" text:visited-style-name="Visited_20_Internet_20_Link">
https://t.me/lumsrc/4751</text:a>
</text:p>
      <!--NEWS-->
      <text:h text:style-name="P10" text:outline-level="1">
<text:span text:style-name="T4">
At Avdiyivka direction Russian army shelled Berdychi, Avdiyivka, Pervomayske and Nevelske of ...</text:span>
</text:h>
      <text:p text:style-name="P4">
Authors: liveuamap (Language: en)</text:p>
      <text:p text:style-name="P4">
Time: 2023-05-11T-77:20:00</text:p>
      <text:p text:style-name="P4">
Location: Avdiyivka (Latitude:48.24571 Longtitude:37.69444)</text:p>
      <text:p text:style-name="P4">
Videos: []</text:p>
      <text:p text:style-name="P4">
Images: []</text:p>
      <text:p text:style-name="P4">
Tags: ["Russia"]</text:p>
      <text:p text:style-name="P4">
ID: 22562044</text:p>
      <!--METADATA-->
      <text:p text:style-name="P4">
At Avdiyivka direction Russian army shelled Berdychi, Avdiyivka, Pervomayskeand Nevelske of Donetsk region. Russian aviation conducted airstrikes atAvdiyivka and Novokalynove, - General Staff of Armed Forces of Ukraine says inthe morning report</text:p>
      <text:p text:style-name="P4">
News Collection Link: <text:a xlink:type="simple" xlink:href="https://liveuamap.com/en/2023/11-may-at-avdiyivka-direction-russian-army-shelled-berdychi" text:style-name="Internet_20_link" text:visited-style-name="Visited_20_Internet_20_Link">
https://liveuamap.com/en/2023/11-may-at-avdiyivka-direction-russian-army-shelled-berdychi</text:a>
</text:p>
      <text:p text:style-name="P4">
Source: <text:a xlink:type="simple" xlink:href="https://t.me/lumsrc/4752" text:style-name="Internet_20_link" text:visited-style-name="Visited_20_Internet_20_Link">
https://t.me/lumsrc/4752</text:a>
</text:p>
      <!--NEWS-->
      <text:h text:style-name="P10" text:outline-level="1">
<text:span text:style-name="T4">
At Maryinka direction Russian army shelled Heorhiyivka and Pobyeda of Donetsk region, - Gener...</text:span>
</text:h>
      <text:p text:style-name="P4">
Authors: liveuamap (Language: en)</text:p>
      <text:p text:style-name="P4">
Time: 2023-05-11T-79:20:00</text:p>
      <text:p text:style-name="P4">
Location: Donetsk Oblast (Latitude:47.91623 Longtitude:37.46235)</text:p>
      <text:p text:style-name="P4">
Videos: []</text:p>
      <text:p text:style-name="P4">
Images: []</text:p>
      <text:p text:style-name="P4">
Tags: ["Russia"]</text:p>
      <text:p text:style-name="P4">
ID: 22562043</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11-may-at-maryinka-direction-russian-army-shelled-heorhiyivka" text:style-name="Internet_20_link" text:visited-style-name="Visited_20_Internet_20_Link">
https://liveuamap.com/en/2023/11-may-at-maryinka-direction-russian-army-shelled-heorhiyivka</text:a>
</text:p>
      <text:p text:style-name="P4">
Source: <text:a xlink:type="simple" xlink:href="https://t.me/lumsrc/4753" text:style-name="Internet_20_link" text:visited-style-name="Visited_20_Internet_20_Link">
https://t.me/lumsrc/4753</text:a>
</text:p>
      <!--NEWS-->
      <text:h text:style-name="P10" text:outline-level="1">
<text:span text:style-name="T4">
At Shakhtarske direction Russian army shelled Novomykhaylivka, Vuhledar, Prechystivka and Nov...</text:span>
</text:h>
      <text:p text:style-name="P4">
Authors: liveuamap (Language: en)</text:p>
      <text:p text:style-name="P4">
Time: 2023-05-11T-81:20:00</text:p>
      <text:p text:style-name="P4">
Location: Zaporizhzhia (Latitude:47.7826 Longtitude:37.06203)</text:p>
      <text:p text:style-name="P4">
Videos: []</text:p>
      <text:p text:style-name="P4">
Images: []</text:p>
      <text:p text:style-name="P4">
Tags: ["Russia"]</text:p>
      <text:p text:style-name="P4">
ID: 22562042</text:p>
      <!--METADATA-->
      <text:p text:style-name="P4">
At Shakhtarske direction Russian army shelled Novomykhaylivka, Vuhledar,Prechystivka and Novoukrayinka. Russian aviation conducted airstrikes atPrechystivka and Novosilka, - General Staff of Armed Forces of Ukraine says inthe morning report</text:p>
      <text:p text:style-name="P4">
News Collection Link: <text:a xlink:type="simple" xlink:href="https://liveuamap.com/en/2023/11-may-at-shakhtarske-direction-russian-army-shelled-novomykhaylivka" text:style-name="Internet_20_link" text:visited-style-name="Visited_20_Internet_20_Link">
https://liveuamap.com/en/2023/11-may-at-shakhtarske-direction-russian-army-shelled-novomykhaylivka</text:a>
</text:p>
      <text:p text:style-name="P4">
Source: <text:a xlink:type="simple" xlink:href="https://t.me/lumsrc/4754" text:style-name="Internet_20_link" text:visited-style-name="Visited_20_Internet_20_Link">
https://t.me/lumsrc/4754</text:a>
</text:p>
      <!--NEWS-->
      <text:h text:style-name="P10" text:outline-level="1">
<text:span text:style-name="T4">
The Kremlin: Britain's supply of long-range missiles to Ukraine requires a response from the ...</text:span>
</text:h>
      <text:p text:style-name="P4">
Authors: liveuamap (Language: en)</text:p>
      <text:p text:style-name="P4">
Time: 2023-05-11T08:13:07</text:p>
      <text:p text:style-name="P4">
Location: Moskva, Moscow (Latitude:55.75214 Longtitude:37.62234)</text:p>
      <text:p text:style-name="P4">
Videos: []</text:p>
      <text:p text:style-name="P4">
Images: []</text:p>
      <text:p text:style-name="P4">
Tags: ["Russia"]</text:p>
      <text:p text:style-name="P4">
ID: 22562086</text:p>
      <!--METADATA-->
      <text:p text:style-name="P4">
The Kremlin: Britain's supply of long-range missiles to Ukraine requires aresponse from the Russian army</text:p>
      <text:p text:style-name="P4">
News Collection Link: <text:a xlink:type="simple" xlink:href="https://liveuamap.com/en/2023/11-may-the-kremlin-britains-supply-of-longrange-missiles" text:style-name="Internet_20_link" text:visited-style-name="Visited_20_Internet_20_Link">
https://liveuamap.com/en/2023/11-may-the-kremlin-britains-supply-of-longrange-missiles</text:a>
</text:p>
      <text:p text:style-name="P4">
Source: <text:a xlink:type="simple" xlink:href="https://twitter.com/SkyNewsArabia_B/status/1656633086497488897" text:style-name="Internet_20_link" text:visited-style-name="Visited_20_Internet_20_Link">
https://twitter.com/SkyNewsArabia_B/status/1656633086497488897</text:a>
</text:p>
      <!--NEWS-->
      <text:h text:style-name="P10" text:outline-level="1">
<text:span text:style-name="T4">
Zaporizka Oblast(22:00). Red Alert: aerial threat. Sirens sounding. Take cover now!</text:span>
</text:h>
      <text:p text:style-name="P4">
Authors: liveuamap (Language: en)</text:p>
      <text:p text:style-name="P4">
Time: 2023-05-11T16:01:00</text:p>
      <text:p text:style-name="P4">
Location: Zaporizka Oblast (Latitude:47.612271 Longtitude:35.764571)</text:p>
      <text:p text:style-name="P4">
Videos: []</text:p>
      <text:p text:style-name="P4">
Images: []</text:p>
      <text:p text:style-name="P4">
Tags: ["Europe", "Central and Eastern Europe"]</text:p>
      <text:p text:style-name="P4">
ID: 22562184</text:p>
      <!--METADATA-->
      <text:p text:style-name="P4">
Zaporizka Oblast(22:00). Red Alert: aerial threat. Sirens sounding. Take covernow!</text:p>
      <text:p text:style-name="P4">
News Collection Link: <text:a xlink:type="simple" xlink:href="https://liveuamap.com/en/2023/11-may-zaporizka-oblast2200-red-alert-aerial-g" text:style-name="Internet_20_link" text:visited-style-name="Visited_20_Internet_20_Link">
https://liveuamap.com/en/2023/11-may-zaporizka-oblast2200-red-alert-aerial-g</text:a>
</text:p>
      <text:p text:style-name="P4">
Source: <text:a xlink:type="simple" xlink:href="https://t.me/air_alert_ua/45058" text:style-name="Internet_20_link" text:visited-style-name="Visited_20_Internet_20_Link">
https://t.me/air_alert_ua/45058</text:a>
</text:p>
      <!--NEWS-->
      <text:h text:style-name="P10" text:outline-level="1">
<text:span text:style-name="T4">
Donetsk Oblast(23:52). Red Alert: aerial threat. Sirens sounding. Take cover now!</text:span>
</text:h>
      <text:p text:style-name="P4">
Authors: liveuamap (Language: en)</text:p>
      <text:p text:style-name="P4">
Time: 2023-05-11T17:55:00</text:p>
      <text:p text:style-name="P4">
Location: Donetsk Oblast (Latitude:48.72811 Longtitude:37.57804)</text:p>
      <text:p text:style-name="P4">
Videos: []</text:p>
      <text:p text:style-name="P4">
Images: []</text:p>
      <text:p text:style-name="P4">
Tags: ["Europe", "Central and Eastern Europe"]</text:p>
      <text:p text:style-name="P4">
ID: 22562191</text:p>
      <!--METADATA-->
      <text:p text:style-name="P4">
Donetsk Oblast(23:52). Red Alert: aerial threat. Sirens sounding. Take covernow!</text:p>
      <text:p text:style-name="P4">
News Collection Link: <text:a xlink:type="simple" xlink:href="https://liveuamap.com/en/2023/11-may-donetsk-oblast2352-red-alert-aerial-thg" text:style-name="Internet_20_link" text:visited-style-name="Visited_20_Internet_20_Link">
https://liveuamap.com/en/2023/11-may-donetsk-oblast2352-red-alert-aerial-thg</text:a>
</text:p>
      <text:p text:style-name="P4">
Source: <text:a xlink:type="simple" xlink:href="https://t.me/air_alert_ua/45059" text:style-name="Internet_20_link" text:visited-style-name="Visited_20_Internet_20_Link">
https://t.me/air_alert_ua/45059</text:a>
</text:p>
      <!--NEWS-->
      <text:h text:style-name="P10" text:outline-level="1">
<text:span text:style-name="T4">
Kharkiv, Kharkivska Oblast(23:59). Red Alert: aerial threat. Sirens sounding. Take cover now!</text:span>
</text:h>
      <text:p text:style-name="P4">
Authors: liveuamap (Language: en)</text:p>
      <text:p text:style-name="P4">
Time: 2023-05-11T18:00:00</text:p>
      <text:p text:style-name="P4">
Location: Kharkiv (Latitude:49.98081000 Longtitude:36.25272000)</text:p>
      <text:p text:style-name="P4">
Videos: []</text:p>
      <text:p text:style-name="P4">
Images: []</text:p>
      <text:p text:style-name="P4">
Tags: ["Europe", "Central and Eastern Europe"]</text:p>
      <text:p text:style-name="P4">
ID: 22562192</text:p>
      <!--METADATA-->
      <text:p text:style-name="P4">
Kharkiv, Kharkivska Oblast(23:59). Red Alert: aerial threat. Sirens sounding.Take cover now!</text:p>
      <text:p text:style-name="P4">
News Collection Link: <text:a xlink:type="simple" xlink:href="https://liveuamap.com/en/2023/11-may-kharkiv-kharkivska-oblast2359-red-alerg" text:style-name="Internet_20_link" text:visited-style-name="Visited_20_Internet_20_Link">
https://liveuamap.com/en/2023/11-may-kharkiv-kharkivska-oblast2359-red-alerg</text:a>
</text:p>
      <text:p text:style-name="P4">
Source: <text:a xlink:type="simple" xlink:href="https://t.me/suspilnekharkiv/24742" text:style-name="Internet_20_link" text:visited-style-name="Visited_20_Internet_20_Link">
https://t.me/suspilnekharkiv/24742</text:a>
</text:p>
      <!--NEWS-->
      <text:h text:style-name="P10" text:outline-level="1">
<text:span text:style-name="T4">
Kherson, Khersonska Oblast(00:21). Red Alert: aerial threat. Sirens sounding. Take cover now!</text:span>
</text:h>
      <text:p text:style-name="P4">
Authors: liveuamap (Language: en)</text:p>
      <text:p text:style-name="P4">
Time: 2023-05-11T18:23:00</text:p>
      <text:p text:style-name="P4">
Location: Kherson (Latitude:46.65609 Longtitude:32.61801)</text:p>
      <text:p text:style-name="P4">
Videos: []</text:p>
      <text:p text:style-name="P4">
Images: []</text:p>
      <text:p text:style-name="P4">
Tags: ["Europe", "Central and Eastern Europe"]</text:p>
      <text:p text:style-name="P4">
ID: 22562193</text:p>
      <!--METADATA-->
      <text:p text:style-name="P4">
Kherson, Khersonska Oblast(00:21). Red Alert: aerial threat. Sirens sounding.Take cover now!</text:p>
      <text:p text:style-name="P4">
News Collection Link: <text:a xlink:type="simple" xlink:href="https://liveuamap.com/en/2023/11-may-kherson-khersonska-oblast0021-red-alerg" text:style-name="Internet_20_link" text:visited-style-name="Visited_20_Internet_20_Link">
https://liveuamap.com/en/2023/11-may-kherson-khersonska-oblast0021-red-alerg</text:a>
</text:p>
      <text:p text:style-name="P4">
Source: <text:a xlink:type="simple" xlink:href="https://t.me/air_alert_ua/45061" text:style-name="Internet_20_link" text:visited-style-name="Visited_20_Internet_20_Link">
https://t.me/air_alert_ua/45061</text:a>
</text:p>
      <!--NEWS-->
      <text:h text:style-name="P10" text:outline-level="1">
<text:span text:style-name="T4">
Mykolaiv, Mykolayivska Oblast(00:44). Red Alert: aerial threat. Sirens sounding. Take cover now!</text:span>
</text:h>
      <text:p text:style-name="P4">
Authors: liveuamap (Language: en)</text:p>
      <text:p text:style-name="P4">
Time: 2023-05-11T18:45:00</text:p>
      <text:p text:style-name="P4">
Location: Mykolaiv (Latitude:46.94915 Longtitude:32.00624)</text:p>
      <text:p text:style-name="P4">
Videos: []</text:p>
      <text:p text:style-name="P4">
Images: []</text:p>
      <text:p text:style-name="P4">
Tags: ["Europe", "Central and Eastern Europe"]</text:p>
      <text:p text:style-name="P4">
ID: 22562194</text:p>
      <!--METADATA-->
      <text:p text:style-name="P4">
Mykolaiv, Mykolayivska Oblast(00:44). Red Alert: aerial threat. Sirenssounding. Take cover now!</text:p>
      <text:p text:style-name="P4">
News Collection Link: <text:a xlink:type="simple" xlink:href="https://liveuamap.com/en/2023/11-may-mykolaiv-mykolayivska-oblast0044-red-ag" text:style-name="Internet_20_link" text:visited-style-name="Visited_20_Internet_20_Link">
https://liveuamap.com/en/2023/11-may-mykolaiv-mykolayivska-oblast0044-red-ag</text:a>
</text:p>
      <text:p text:style-name="P4">
Source: <text:a xlink:type="simple" xlink:href="https://t.me/air_alert_ua/45065" text:style-name="Internet_20_link" text:visited-style-name="Visited_20_Internet_20_Link">
https://t.me/air_alert_ua/45065</text:a>
</text:p>
      <!--NEWS-->
      <text:h text:style-name="P10" text:outline-level="1">
<text:span text:style-name="T4">
Zaporizka Oblast(01:12). Red Alert: aerial threat. Sirens sounding. Take cover now!</text:span>
</text:h>
      <text:p text:style-name="P4">
Authors: liveuamap (Language: en)</text:p>
      <text:p text:style-name="P4">
Time: 2023-05-11T19:13:00</text:p>
      <text:p text:style-name="P4">
Location: Zaporizka Oblast (Latitude:47.612941 Longtitude:35.766071)</text:p>
      <text:p text:style-name="P4">
Videos: []</text:p>
      <text:p text:style-name="P4">
Images: []</text:p>
      <text:p text:style-name="P4">
Tags: ["Europe", "Central and Eastern Europe"]</text:p>
      <text:p text:style-name="P4">
ID: 22562195</text:p>
      <!--METADATA-->
      <text:p text:style-name="P4">
Zaporizka Oblast(01:12). Red Alert: aerial threat. Sirens sounding. Take covernow!</text:p>
      <text:p text:style-name="P4">
News Collection Link: <text:a xlink:type="simple" xlink:href="https://liveuamap.com/en/2023/11-may-zaporizka-oblast0112-red-alert-aerial-g" text:style-name="Internet_20_link" text:visited-style-name="Visited_20_Internet_20_Link">
https://liveuamap.com/en/2023/11-may-zaporizka-oblast0112-red-alert-aerial-g</text:a>
</text:p>
      <text:p text:style-name="P4">
Source: <text:a xlink:type="simple" xlink:href="https://t.me/air_alert_ua/45068" text:style-name="Internet_20_link" text:visited-style-name="Visited_20_Internet_20_Link">
https://t.me/air_alert_ua/45068</text:a>
</text:p>
      <!--NEWS-->
      <text:h text:style-name="P10" text:outline-level="1">
<text:span text:style-name="T4">
Donetsk Oblast(04:30). Red Alert: aerial threat. Sirens sounding. Take cover now!</text:span>
</text:h>
      <text:p text:style-name="P4">
Authors: liveuamap (Language: en)</text:p>
      <text:p text:style-name="P4">
Time: 2023-05-11T22:32:00</text:p>
      <text:p text:style-name="P4">
Location: Donetsk Oblast (Latitude:48.72795 Longtitude:37.5788)</text:p>
      <text:p text:style-name="P4">
Videos: []</text:p>
      <text:p text:style-name="P4">
Images: []</text:p>
      <text:p text:style-name="P4">
Tags: ["Europe", "Central and Eastern Europe"]</text:p>
      <text:p text:style-name="P4">
ID: 22562198</text:p>
      <!--METADATA-->
      <text:p text:style-name="P4">
Donetsk Oblast(04:30). Red Alert: aerial threat. Sirens sounding. Take covernow!</text:p>
      <text:p text:style-name="P4">
News Collection Link: <text:a xlink:type="simple" xlink:href="https://liveuamap.com/en/2023/12-may-donetsk-oblast0430-red-alert-aerial-thg" text:style-name="Internet_20_link" text:visited-style-name="Visited_20_Internet_20_Link">
https://liveuamap.com/en/2023/12-may-donetsk-oblast0430-red-alert-aerial-thg</text:a>
</text:p>
      <text:p text:style-name="P4">
Source: <text:a xlink:type="simple" xlink:href="https://t.me/air_alert_ua/45070" text:style-name="Internet_20_link" text:visited-style-name="Visited_20_Internet_20_Link">
https://t.me/air_alert_ua/45070</text:a>
</text:p>
      <!--NEWS-->
      <text:h text:style-name="P10" text:outline-level="1">
<text:span text:style-name="T4">
Військовий комітет НАТО підтвердив непохитну підтримку України</text:span>
</text:h>
      <text:p text:style-name="P4">
Author: ['АРМІЯINFORM']</text:p>
      <text:p text:style-name="P4">
Time: 2023-05-11T34:00:00-04:00</text:p>
      <text:p text:style-name="P4">
Description: Керівники оборони країн-союзниць, які провели сьогодні зустріч у форматі Військ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b-bauer.jpg" text:style-name="Internet_20_link" text:visited-style-name="Visited_20_Internet_20_Link">
rob-bauer.jpg</text:a>
']</text:p>
      <text:p text:style-name="P4">
Tags: ['STOPRUSSIA', 'АГРЕСІЯ РФ', 'ВІЙСЬКОВИЙ КОМІТЕТ НАТО', 'НАТО', 'РОБ БАУЕР']</text:p>
      <text:p text:style-name="P4">
Category: News</text:p>
      <!--METADATA-->
      <text:p text:style-name="P4">
<draw:frame draw:style-name="fr1" draw:name="Image2" text:anchor-type="as-char" svg:width="6.9236in" svg:height="4.615733in" draw:z-index="0">
<draw:image xlink:href="../Images/AРМІЯINFORM/2023-05-11T34-00-00-04-00/rob-bauer.jpg" xlink:type="simple" xlink:show="embed" xlink:actuate="onLoad" draw:mime-type="image/jpeg"/>
</draw:frame>
Адмірал Роб Бауер. Фото: Johanna Geron / Reuters</text:p>
      <text:p text:style-name="P4">
Керівники оборони країн-союзниць, які провели сьогодні зустріч у форматіВійськового комітету НАТО, визначили стратегічні напрямки розвиткуспроможностей Альянсу та підтвердили непохитну підтримку України у її боротьбіпроти російської агресії.</text:p>
      <text:p text:style-name="P4">
Як <text:a xlink:type="simple" xlink:href="https://www.ukrinform.ua/rubric-polytics/3707468-vijskovij-komitet-nato-pidtverdiv-nepohitnu-pidtrimku-ukraini.html" text:style-name="Internet_20_link" text:visited-style-name="Visited_20_Internet_20_Link">
повідомляє</text:a>
 Укрінформ, про цесьогодні під час пресконференції у штаб-квартирі НАТО сказав головаВійськового комітету адмірал Роб Бауер.</text:p>
      <text:p text:style-name="P4">
Військовий комітет НАТО є найвищим органом військового управління Альянсу,який визначає потреби оборони та розвитку збройних сил для забезпеченняколективної оборони союзників, на виконання політичних рішень лідерів країнНАТО.</text:p>
      <text:p text:style-name="P4">
«Війна, яку росія розраховувала завершити за три дні, вступила у п’ятнадцятиймісяць. Зростаюча рішучість та мужність українських військ та українськогонароду продовжують нас вражати. Сьогодні ми присвятили спеціальну сесіюрозгляду воєнної ситуації в Україні та навколо неї. Український військовийпредставник надав деталізовану інформацію щодо ситуації на місцях, та виклавпотреби України для продовження боротьби за те, що належить їй по праву», —сказав адмірал Бауер.</text:p>
      <text:p text:style-name="P4">
«Керівники оборони країн-союзниць підтвердили свою незмінну підтримку, — немаєжодних сумнівів, що НАТО буде підтримувати Україну так довго, як це буденеобхідним», — додав керівник Військового комітету НАТО.</text:p>
      <text:p text:style-name="P4">
Він застеріг проти хибних помилок в оцінці поведінки росії: вона не зупинитьсяв Україні, оскільки її амбіції сягають далеко за російські кордони. Це знайшлосвій прояв в Абхазії та у Північній Осетії, у Придністров’ї тощо. Раз за разомросія намагалася порушити основи міжнародного порядку, що оснований направилах. Саме вона підштовхнула НАТО до посилення колективної оборони. Цестосується не лише країн Альянсу та України, але всіх вільних демократій поусьому світу.</text:p>
      <text:p text:style-name="P4">
«Фундаментальна різниця між реагуванням на кризи та колективною обороною втому, що в обороні не ми, але наш противник визначає часові рамки. Ми маємобути готовими до факту, що конфлікт може проявитися у будь-який час. НАТОготувалося до цієї нової ери роками. Ми проводили моніторинг тенденцій удедалі зростаючій агресивності в поведінці росії. Разом ми здійснили найбільшепосилення колективної оборони з часів завершення холодної війни. Але ця роботаще не завершена», — сказав військовий керівник Альянсу.</text:p>
      <text:p text:style-name="P4">
Він зауважив, що сьогодні Військовий комітет розглянув регіональні плани зрозвитку військових спроможностей Альянсу, які точно визначатимуть, якіресурси і спроможності потрібні союзникам для надійної оборони проти будь-якого потенційного агресора. Ці плани будуть винесені на розгляд глав державта урядів НАТО під час саміту у Вільнюсі у липні поточного року.</text:p>
      <text:p text:style-name="P4">
«Всі наші зусилля зосереджені на тому, щоб політична воля країн-союзницьспівпадала з їх військовими спроможностями. Це більш важливо зараз, ніж будь-коли раніше. російська агресивна війна проти України є найбільшою загрозою дляєвроатлантичної безпеки протягом десятиліть. Протягом минулого року світнезворотньо змінився. НАТО буде продовжувати робити те, що вміє найкраще, —об’єднувати, адаптуватися та захищати», — сказав Роб Бауер.</text:p>
      <text:p text:style-name="P4">
Він нагадав, що зараз збройні сили країн-союзниць об’єднують 3,2 мільйоналюдей у військових одностроях, і всі вони працюють для однієї мети — надійнозахистити мільярд громадян, що проживають на території Альянсу, тадемократичні цінності, які вони поділяють. Їх відданість та рішучістьнадсилають чіткий сигнал потенційному агресору — НАТО буде захищати кожен дюймвласної території.</text:p>
      <text:p text:style-name="P4">
«Це також свідчить про те, що разом ми є набагато сильнішими, ніж поодинці», —наголосив адмірал.</text:p>
      <text:p text:style-name="P4">
Source: <text:a xlink:type="simple" xlink:href="https://armyinform.com.ua/2023/05/11/vijskovyj-komitet-nato-pidtverdyv-nepohytnu-pidtrymku-ukrayiny/" text:style-name="Internet_20_link" text:visited-style-name="Visited_20_Internet_20_Link">
https://armyinform.com.ua/2023/05/11/vijskovyj-komitet-nato-pidtverdyv-nepohytnu-pidtrymku-ukrayiny/</text:a>
</text:p>
      <!--NEWS-->
      <text:h text:style-name="P10" text:outline-level="1">
<text:span text:style-name="T4">
Окупанти припинили виплачувати зарплату працівникам своїх адміністрацій</text:span>
</text:h>
      <text:p text:style-name="P4">
Author: ['АРМІЯINFORM']</text:p>
      <text:p text:style-name="P4">
Time: 2023-05-11T35:00:00-04:00</text:p>
      <text:p text:style-name="P4">
Description: Окупаційні адміністрації на тимчасово окупованих територіях Запоріжжя залишили бе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trymanyj-kolaborant.jpg" text:style-name="Internet_20_link" text:visited-style-name="Visited_20_Internet_20_Link">
zatrymanyj-kolaborant.jpg</text:a>
']</text:p>
      <text:p text:style-name="P4">
Tags: ['ЗАПОРІЖЖЯ', 'КОЛАБОРАНТИ', 'ОКУПАНТИ', 'ТИМЧАСОВО ОКУПОВАНІ ТЕРИТОРІЇ', 'ЦЕНТР НАЦІОНАЛЬНОГО СПРОТИВУ']</text:p>
      <text:p text:style-name="P4">
Category: News</text:p>
      <!--METADATA-->
      <text:p text:style-name="P4">
<draw:frame draw:style-name="fr1" draw:name="Image3" text:anchor-type="as-char" svg:width="6.9236in" svg:height="4.615733in" draw:z-index="0">
<draw:image xlink:href="../Images/AРМІЯINFORM/2023-05-11T35-00-00-04-00/zatrymanyj-kolaborant.jpg" xlink:type="simple" xlink:show="embed" xlink:actuate="onLoad" draw:mime-type="image/jpeg"/>
</draw:frame>
 Затриманий на Черкащині колаборант. Ілюстративне фото: Службабезпеки України</text:p>
      <text:p text:style-name="P4">
Окупаційні адміністрації на тимчасово окупованих територіях Запоріжжя залишилибез фінансування.</text:p>
      <text:p text:style-name="P4">
Про це <text:a xlink:type="simple" xlink:href="https://sprotyv.mod.gov.ua/rosiyany-prypynyly-vyplachuvaty-zarplatu-pratsivnykam-okupatsijnyh-administratsij/" text:style-name="Internet_20_link" text:visited-style-name="Visited_20_Internet_20_Link">
повідомляє</text:a>
 Центрнаціонального спротиву Сил спеціальних операцій України.</text:p>
      <text:p text:style-name="P4">
«Заборгованість по заробітній платі в російській „військово-цивільнійадміністрації“ тимчасово окупованих територій Запорізької області становитьвже від 1 до 2,5 місяців. Керівництво окупаційних адміністрацій стверджує, щогроші заблоковані в російському казначействі у зв’язку з бюрократичнимиперепонами. Проте за інформацією від нашого підпілля блокування коштіввідбувається на рівні рішення в москві. росіяни вирішили не платити коштисвоїм „адміністраціям“ зважаючи на розвиток ситуації на фронті», — йдеться вповідомленні Центру національного спротиву.</text:p>
      <text:p text:style-name="P4">
Source: <text:a xlink:type="simple" xlink:href="https://armyinform.com.ua/2023/05/11/okupanty-prypynyly-vyplachuvaty-zarplatu-praczivnykam-svoyih-administraczij/" text:style-name="Internet_20_link" text:visited-style-name="Visited_20_Internet_20_Link">
https://armyinform.com.ua/2023/05/11/okupanty-prypynyly-vyplachuvaty-zarplatu-praczivnykam-svoyih-administraczij/</text:a>
</text:p>
      <!--NEWS-->
      <text:h text:style-name="P10" text:outline-level="1">
<text:span text:style-name="T4">
Брагу всі «шарять», їх там накрили, двоє вижили всього — перехоплення ГУР МОУ</text:span>
</text:h>
      <text:p text:style-name="P4">
Author: ['АРМІЯINFORM']</text:p>
      <text:p text:style-name="P4">
Time: 2023-05-11T36:00:00-04:00</text:p>
      <text:p text:style-name="P4">
Description: Головне управління розвідки Міноборони України опублікувало чергове перех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ПЕРЕХОПЛЕННЯ', 'ОКУПАНТИ']</text:p>
      <text:p text:style-name="P4">
Category: News</text:p>
      <!--METADATA-->
      <text:p text:style-name="P4">
Головне управління розвідки Міноборони України<text:a xlink:type="simple" xlink:href="https://gur.gov.ua/content/u-polovyny-krysha-nachala-ekhat-chutly-ne-streliaiut.html" text:style-name="Internet_20_link" text:visited-style-name="Visited_20_Internet_20_Link">
опублікувало</text:a>
 чергове перехоплення телефонних розмов окупантів, вякому військовий рф розповів другу про стан особового складу та вони разомобговорили бойову ситуацію знайомого: «У половины крыша начала ехать, чуть лине стреляют».</text:p>
      <text:p text:style-name="P4">
Source: <text:a xlink:type="simple" xlink:href="https://armyinform.com.ua/2023/05/11/dvoye-vyzhyly-vsogo-perehoplennya-gur-mou/" text:style-name="Internet_20_link" text:visited-style-name="Visited_20_Internet_20_Link">
https://armyinform.com.ua/2023/05/11/dvoye-vyzhyly-vsogo-perehoplennya-gur-mou/</text:a>
</text:p>
      <!--NEWS-->
      <text:h text:style-name="P10" text:outline-level="1">
<text:span text:style-name="T4">
Країни Люблінського трикутника презентували спільну доповідь «Стійкість щодо дезінформації»</text:span>
</text:h>
      <text:p text:style-name="P4">
Author: ['АРМІЯINFORM']</text:p>
      <text:p text:style-name="P4">
Time: 2023-05-11T37:00:00-04:00</text:p>
      <text:p text:style-name="P4">
Description: Уперше у штаб-квартирі ЮНЕСКО відбулась презентація спільної доповіді країн Люблі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lyublinska-uniya.jpg" text:style-name="Internet_20_link" text:visited-style-name="Visited_20_Internet_20_Link">
lyublinska-uniya.jpg</text:a>
']</text:p>
      <text:p text:style-name="P4">
Tags: ['ЛЮБЛІНСЬКИЙ ТРИКУТНИК', 'МІНІСТЕРСТВО ЗАКОРДОННИХ СПРАВ УКРАЇНИ', 'СТІЙКІСТЬ', 'ЮНЕСКО']</text:p>
      <text:p text:style-name="P4">
Category: News</text:p>
      <!--METADATA-->
      <text:p text:style-name="P4">
<draw:frame draw:style-name="fr1" draw:name="Image4" text:anchor-type="as-char" svg:width="6.9236in" svg:height="4.618895in" draw:z-index="0">
<draw:image xlink:href="../Images/AРМІЯINFORM/2023-05-11T37-00-00-04-00/lyublinska-uniya.jpg" xlink:type="simple" xlink:show="embed" xlink:actuate="onLoad" draw:mime-type="image/jpeg"/>
</draw:frame>
Презентація «Стійкість щодо дезінформації». Фото: МЗС України</text:p>
      <text:p text:style-name="P4">
Уперше у штаб-квартирі ЮНЕСКО відбулась презентація спільної доповіді країнЛюблінського трикутника «Стійкість щодо дезінформації».</text:p>
      <text:p text:style-name="P4">
Про це <text:a xlink:type="simple" xlink:href="https://mfa.gov.ua/news/vpershe-na-majdanchiku-yunesko-krayini-lyublinskogo-trikutnika-prezentuvali-spilnu-dopovid-stijkist-shchodo-dezinformaciyi" text:style-name="Internet_20_link" text:visited-style-name="Visited_20_Internet_20_Link">
повідомляє</text:a>
 Міністерство закордонних справ України.</text:p>
      <text:p text:style-name="P4">
Авторами доповіді є експерти трьох громадських організацій — «Детектор медіа»з України, «Civic Resilience Initiative» з Литви та Інститут імені ТадеушаКостюшка з Польщі. Документ представили директорка «Детектор медіа» ГалинаПетренко, представниця «Civic Resilience Initiative» Урте Андрюкайтите,представники МЗС Литви та Польщі. Зі вступним словом виступили керівникипостійних представництв України, Литви та Польщі при ЮНЕСКО.</text:p>
      <text:p text:style-name="P4">
Захід був ініційований постійними представництвами України, Литви та Польщіпри ЮНЕСКО за сприяння Групи друзів України в ЮНЕСКО — постійних представництвВеликої Британії, Канади, Латвії, Естонії та інших.</text:p>
      <text:p text:style-name="P4">
Основою темою виступів учасників заходу було питання важливості подальшогооб’єднання зусиль навколо боротьби проти російської пропаганди тадезінформації в усьому світі, у тому числі шляхом формування стійкості протиманіпуляцій та втручання з боку РФ в інформаційне поле інших держав таміжнародних організацій. Значну увагу учасники приділили шляхам подоланнядеструктивного впливу російських наративів.</text:p>
      <text:p text:style-name="P4">
Постійний представник України при ЮНЕСКО, посол Вадим Омельченко підкреслив,що дезінформація є однією із видів зброї, яку Росія застосовує не лише протиУкраїни, її ідентичності та культурної спадщини, але й проти усіх цінностейЮНЕСКО. Він наголосив, що лише спільними зусиллями цивілізованих країн можнапротистояти цій загальній загрозі.</text:p>
      <text:p text:style-name="P4">
Під час заходу автори доповіді висловили практичні рекомендації державнимустановам, громадянському суспільству, міжнародним організаціям та засобаммасової інформації, спрямовані на підвищення стійкості суспільства протиросійської дезінформації.</text:p>
      <text:p text:style-name="P4">
Захід став першим в рамках співпраці у форматі Люблінського трикутника намайданчику ЮНЕСКО. Постійне представництво України поширює текст доповідісеред країн-членів ЮНЕСКО.</text:p>
      <text:p text:style-name="P4">
<text:span text:style-name="T5">
З повним текстом доповіді можна ознайомитися<text:a xlink:type="simple" xlink:href="https://mfa.gov.ua/storage/app/sites/1/Docs/the-lublin-triangle-joint-report-on-countering-disinformation.pdf" text:style-name="Internet_20_link" text:visited-style-name="Visited_20_Internet_20_Link">
запосиланням</text:a>
.</text:span>
</text:p>
      <text:p text:style-name="P4">
Source: <text:a xlink:type="simple" xlink:href="https://armyinform.com.ua/2023/05/11/dopovid-stijkist-shhodo-dezinformacziyi/" text:style-name="Internet_20_link" text:visited-style-name="Visited_20_Internet_20_Link">
https://armyinform.com.ua/2023/05/11/dopovid-stijkist-shhodo-dezinformacziyi/</text:a>
</text:p>
      <!--NEWS-->
      <text:h text:style-name="P10" text:outline-level="1">
<text:span text:style-name="T4">
Imagine Dragons зняли в Україні музичний фільм-історію про хлопця з окупованої Миколаївщини</text:span>
</text:h>
      <text:p text:style-name="P4">
Author: ['АРМІЯINFORM']</text:p>
      <text:p text:style-name="P4">
Time: 2023-05-11T38:00:00-04:00</text:p>
      <text:p text:style-name="P4">
Description: Гурт Imagine Dragons створив відеофільм на композицію «Crushed», кліп був знятий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ine-dragons-crushed.jpg" text:style-name="Internet_20_link" text:visited-style-name="Visited_20_Internet_20_Link">
imagine-dragons-crushed.jpg</text:a>
']</text:p>
      <text:p text:style-name="P4">
Tags: ['IMAGINE DRAGONS', 'UNITED24', 'ВІДЕО', 'МИКОЛАЇВЩИНА', 'МУЗИКА', 'СВІТ ПІДТРИМУЄ УКРАЇНУ', 'ТИМЧАСОВО ОКУПОВАНІ ТЕРИТОРІЇ']</text:p>
      <text:p text:style-name="P4">
Category: News</text:p>
      <!--METADATA-->
      <text:p text:style-name="P4">
<draw:frame draw:style-name="fr1" draw:name="Image5" text:anchor-type="as-char" svg:width="6.9236in" svg:height="3.980598in" draw:z-index="0">
<draw:image xlink:href="../Images/AРМІЯINFORM/2023-05-11T38-00-00-04-00/imagine-dragons-crushed.jpg" xlink:type="simple" xlink:show="embed" xlink:actuate="onLoad" draw:mime-type="image/jpeg"/>
</draw:frame>
 Кадр відео: Imagine Dragons — Crushed</text:p>
      <text:p text:style-name="P4">
Гурт Imagine Dragons створив відеофільм на композицію «Crushed», кліп бувзнятий в Україні. Ця творча робота розповідає реальну історію 14-річногохлопця з Новогригорівки Миколаївської області, на ім'я Сашко, чий дім бувокупований російськими військами протягом п’яти місяців.</text:p>
      <text:p text:style-name="P4">
За цей час Сашко переховувався у бомбосховищі, щоб вижити, поки його незвільнили українські військові. Однак село, в якому він жив, було майжеповністю зруйноване, а школа Сашка — знищена.</text:p>
      <text:p text:style-name="P4">
Фільм знятий режисером Таем Арнольдом, який є другом<text:a xlink:type="simple" xlink:href="https://donorbox.org/imagine_dragons" text:style-name="Internet_20_link" text:visited-style-name="Visited_20_Internet_20_Link">
UNITED24</text:a>
 — фандрейзингової платформи,що підтримує напрям «Відбудова України» та заснованої Президентом УкраїниВолодимиром Зеленським. Гурт Imagine Dragons вирішив створити цей фільм, щобпідтримати благодійний проєкт та привернути увагу до ситуації в Україні.</text:p>
      <text:p text:style-name="P4">
<text:span text:style-name="T4">
Щиро дякуємо Imagine Dragons за таку потужну підтримку нашої країни!</text:span>
</text:p>
      <text:p text:style-name="P4">
Source: <text:a xlink:type="simple" xlink:href="https://armyinform.com.ua/2023/05/11/imagine-dragons-znyaly-v-ukrayini-muzychnyj-film-istoriyu-hlopczya-z-okupovanoyi-mykolayivshhyny/" text:style-name="Internet_20_link" text:visited-style-name="Visited_20_Internet_20_Link">
https://armyinform.com.ua/2023/05/11/imagine-dragons-znyaly-v-ukrayini-muzychnyj-film-istoriyu-hlopczya-z-okupovanoyi-mykolayivshhyny/</text:a>
</text:p>
      <!--NEWS-->
      <text:h text:style-name="P10" text:outline-level="1">
<text:span text:style-name="T4">
Ірландці почали навчати українських військових розмінуванню</text:span>
</text:h>
      <text:p text:style-name="P4">
Author: ['АРМІЯINFORM']</text:p>
      <text:p text:style-name="P4">
Time: 2023-05-11T39:00:00-04:00</text:p>
      <text:p text:style-name="P4">
Description: Українські військовослужбовці почали навчання з розмінування та знешкодженню бомб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eneral-shon-klensi.jpg" text:style-name="Internet_20_link" text:visited-style-name="Visited_20_Internet_20_Link">
general-shon-klensi.jpg</text:a>
', '<text:a xlink:type="simple" xlink:href="https://armyinform.com.ua/wp-content/uploads/2022/10/33-1.jpg" text:style-name="Internet_20_link" text:visited-style-name="Visited_20_Internet_20_Link">
33-1.jpg</text:a>
']</text:p>
      <text:p text:style-name="P4">
Tags: ['ВІЙСЬКОВА ПІДГОТОВКА', 'ДОПОМОГА ПАРТНЕРІВ', 'ІРЛАНДІЯ', 'РОЗМІНУВАННЯ', 'ШОН КЛЕНСІ']</text:p>
      <text:p text:style-name="P4">
Category: News</text:p>
      <!--METADATA-->
      <text:p text:style-name="P4">
<draw:frame draw:style-name="fr1" draw:name="Image6" text:anchor-type="as-char" svg:width="6.9236in" svg:height="4.711293in" draw:z-index="0">
<draw:image xlink:href="../Images/AРМІЯINFORM/2023-05-11T39-00-00-04-00/general-shon-klensi.jpg" xlink:type="simple" xlink:show="embed" xlink:actuate="onLoad" draw:mime-type="image/jpeg"/>
</draw:frame>
 Шон Кленсі. Фото: The Times</text:p>
      <text:p text:style-name="P4">
Українські військовослужбовці почали навчання з розмінування та знешкодженнюбомб під керівництвом ірландських інструкторів.</text:p>
      <text:p text:style-name="P4">
Як <text:a xlink:type="simple" xlink:href="https://www.irishtimes.com/ireland/2023/05/09/irish-troops-start-training-ukrainian-forces-in-cyprus/" text:style-name="Internet_20_link" text:visited-style-name="Visited_20_Internet_20_Link">
повідомляє</text:a>
 видання The Irish Times, про щезаявив начальник Генерального штабу Сил оборони Ірландії генерал-лейтенантаШон Кленсі.</text:p>
      <text:p text:style-name="P4">
Він зазначив, що навчання є частиною Місії військової допомоги Україні, підчас якої представники Збройних Сил України проходять підготовку від держав-членів в рамках надання допомоги у відсічі російській агресії.</text:p>
      <text:p text:style-name="P4">
Ірландія зобов’язалася надіслати до 30 військовослужбовців Сил оборони дляучасті в навчаннях за напрямками знешкодження боєприпасів та бойової медицини.</text:p>
      <text:p text:style-name="P4">
<draw:frame draw:style-name="fr1" draw:name="Image7" text:anchor-type="as-char" svg:width="6.9236in" svg:height="4.612849in" draw:z-index="0">
<draw:image xlink:href="../Images/AРМІЯINFORM/2023-05-11T39-00-00-04-00/33-1.jpg" xlink:type="simple" xlink:show="embed" xlink:actuate="onLoad" draw:mime-type="image/jpeg"/>
</draw:frame>
Розмінування. Ілюстративне фото</text:p>
      <text:p text:style-name="P4">
«Ірландські війська вже перебувають на Кіпрі та проводять тренінги для ЗСУ зізнешкодження боєприпасів і розмінування», — повідомив генерал-лейтенантКленсі.</text:p>
      <text:p text:style-name="P4">
За його словами, інші військовослужбовці Сил оборони координують місію зНімеччини та Брюсселя.</text:p>
      <text:p text:style-name="P4">
Source: <text:a xlink:type="simple" xlink:href="https://armyinform.com.ua/2023/05/11/irlandczi-pochaly-navchaty-ukrayinskyh-vijskovyh-rozminuvannya/" text:style-name="Internet_20_link" text:visited-style-name="Visited_20_Internet_20_Link">
https://armyinform.com.ua/2023/05/11/irlandczi-pochaly-navchaty-ukrayinskyh-vijskovyh-rozminuvannya/</text:a>
</text:p>
      <!--NEWS-->
      <text:h text:style-name="P10" text:outline-level="1">
<text:span text:style-name="T4">
«Мінус» 14 цілей за два дні: СБУ показала роботу спецпризначенців</text:span>
</text:h>
      <text:p text:style-name="P4">
Author: ['АРМІЯINFORM']</text:p>
      <text:p text:style-name="P4">
Time: 2023-05-11T40:00:00-04:00</text:p>
      <text:p text:style-name="P4">
Description: За два дні військовослужбовці Центру спецоперацій «А» Служби безпеки України з підрозді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БІЛИЙ ВОВК', 'ВТРАТИ ВОРОГА', 'ЗНИЩЕННЯ ВОРОГА', 'СБУ', 'СПЕЦПРИЗНАЧЕНЦІ']</text:p>
      <text:p text:style-name="P4">
Category: News</text:p>
      <!--METADATA-->
      <text:p text:style-name="P4">
<draw:frame draw:style-name="fr1" draw:name="Image8" text:anchor-type="as-char" svg:width="6.9236in" svg:height="3.555362in" draw:z-index="0">
<draw:image xlink:href="../Images/AРМІЯINFORM/2023-05-11T40-00-00-04-00/232191481_149444590648295_3523033550936501027_n.jpg" xlink:type="simple" xlink:show="embed" xlink:actuate="onLoad" draw:mime-type="image/jpeg"/>
</draw:frame>
Ілюстративне фото</text:p>
      <text:p text:style-name="P4">
За два дні військовослужбовці Центру спецоперацій «А» Служби безпеки України зпідрозділу «Білий вовк» знищили 14 цілей. Про це СБУ<text:a xlink:type="simple" xlink:href="https://www.facebook.com/SecurSerUkraine/" text:style-name="Internet_20_link" text:visited-style-name="Visited_20_Internet_20_Link">
повідомляє</text:a>
 уфейсбуку.</text:p>
      <text:p text:style-name="P4">
«Спецпризначенці ЦСО „А“ Служби безпеки України з підрозділу „Білий вовк“ударними дронами вполювали та ліквідували озброєння ворога: чотири танки, дваБМП-3 і чотири ББМ, два бліндажі, склад з боєприпасами та автомобільнутехніку», — йдеться в повідомленні.</text:p>
      <text:p text:style-name="P4">
Source: <text:a xlink:type="simple" xlink:href="https://armyinform.com.ua/2023/05/11/minus-14-czilej-za-dva-dni-sbu-pokazala-robotu-speczpryznachencziv/" text:style-name="Internet_20_link" text:visited-style-name="Visited_20_Internet_20_Link">
https://armyinform.com.ua/2023/05/11/minus-14-czilej-za-dva-dni-sbu-pokazala-robotu-speczpryznachencziv/</text:a>
</text:p>
      <!--NEWS-->
      <text:h text:style-name="P10" text:outline-level="1">
<text:span text:style-name="T4">
Деградація російських збройних сил є дійсно небувалою — адмірал Роб Бауер</text:span>
</text:h>
      <text:p text:style-name="P4">
Author: ['АРМІЯINFORM']</text:p>
      <text:p text:style-name="P4">
Time: 2023-05-11T41:00:00-04:00</text:p>
      <text:p text:style-name="P4">
Description: Від початку вторгнення в Україну російські загарбники не створили систему логісти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dmiral-rob-bauer.jpg" text:style-name="Internet_20_link" text:visited-style-name="Visited_20_Internet_20_Link">
admiral-rob-bauer.jpg</text:a>
']</text:p>
      <text:p text:style-name="P4">
Tags: ['STOPRUSSIA', 'АГРЕСІЯ РФ', 'ВІЙСЬКОВИЙ КОМІТЕТ НАТО', 'НАТО']</text:p>
      <text:p text:style-name="P4">
Category: News</text:p>
      <!--METADATA-->
      <text:p text:style-name="P4">
<draw:frame draw:style-name="fr1" draw:name="Image9" text:anchor-type="as-char" svg:width="6.9236in" svg:height="4.620047in" draw:z-index="0">
<draw:image xlink:href="../Images/AРМІЯINFORM/2023-05-11T41-00-00-04-00/admiral-rob-bauer.jpg" xlink:type="simple" xlink:show="embed" xlink:actuate="onLoad" draw:mime-type="image/jpeg"/>
</draw:frame>
 Адмірал Роб Бауер. Фото: Міністерство оборони Нідерландів</text:p>
      <text:p text:style-name="P4">
Від початку вторгнення в Україну російські загарбники не створили системулогістичного забезпечення, зазнали важких втрат, і зараз вимушенівикористовувати застаріле обладнання та нетренованих людей у великійкількості.</text:p>
      <text:p text:style-name="P4">
Як <text:a xlink:type="simple" xlink:href="https://www.ukrinform.ua/rubric-ato/3707487-vijna-v-ukraini-dedali-silnise-protistavlatime-kilkist-akosti-admiral-bauer.html" text:style-name="Internet_20_link" text:visited-style-name="Visited_20_Internet_20_Link">
повідомляє</text:a>
 Укрінформ,про це напередодні в Брюсселі, під час пресконференції за підсумками зустрічікерівників оборони країн-союзниць, заявив Голова Військового комітету НАТОадмірал Роб Бауер.</text:p>
      <text:p text:style-name="P4">
Водночас Україна, за його словами, фокусує увагу на якості сил та напідготовці військовослужбовців, використовує зброю західних зразків, і цярізниця відображатиметься на полі бою протягом наступних місяців.</text:p>
      <text:p text:style-name="P4">
«Будь-яка сторона у війні стикається з однаковими проблемами — втрачає людей,має знищену або пошкоджену техніку, відчуває нестачу боєприпасів. Один зістратегічних прорахунків, що допустила росія, — вони готувалися до триденноївійни, „забули“ проінформувати виконавців про її цілі та не змогли розгорнутисистему логістики. Тож протягом лічених днів вони залишилися без пального длясвоїх танкових армій», — сказав нідерландський адмірал Бауер.</text:p>
      <text:p text:style-name="P4">
Він зауважив, що в умовах бойових дій вже на четвертий-шостий день вониперетворюються на змагання логістики, і саме це відбувається наразі в Україні.Це тісно пов’язано з іншими проблемами — зі здатністю поповнювати запасибоєприпасів, отримувати нову техніку, танки й бойові машини, новіартилерійські системи тощо. Також йде мова про поповнення особового складушляхом призову або мобілізації та про його підготовку.</text:p>
      <text:p text:style-name="P4">
«З матеріальної точки зору, росіяни почали використовувати дуже старіматеріали та спроможності, наприклад, танки Т-54, зразка 1954 року, які мибачимо на полі бою. Проблема в тому, що вони все ще мають дуже багато цихТ-54. Ми бачимо, що росіяни змушені фокусуватися на кількості. У тому числі набільшій кількості призовників та мобілізованих людей, які не є добретренованими, діють на застарілих матеріалах, але у великій кількості.Українці, з іншого боку, фокусуються на якості, зі зброєю західного зразка, таіз відповідним тренуванням для військових. Це велика різниця, яка матиме прояву наступні місяці», — зауважив Голова Військового комітету НАТО.</text:p>
      <text:p text:style-name="P4">
Він підтвердив, що після початку російської агресії в Україні з певнимилогістичними проблемами також зіткнулися союзники по Альянсу, оскільки неготувалися до настільки масштабної війни високої інтенсивності.</text:p>
      <text:p text:style-name="P4">
«Логістичне забезпечення та логістичне середовище є дуже важливою складовою(оперативного — ред.) мислення. Упродовж багатьох десятиліть ми нехтувалилогістикою великого обсягу, що була б пов’язана із колективною обороною таорієнтована на широкомасштабний конфлікт, — бо ми не передбачали такогоконфлікту. Ми планували менші операції, які також мали суттєву логістичнускладову, але були набагато більш придатними для планування, ніж та війна, якуми бачимо зараз в Україні», — зазначив Роб Бауер.</text:p>
      <text:p text:style-name="P4">
Він підкреслив, що вирішення таких завдань не є справою одного дня, вонопотребує масштабних та тривалих зусиль та інвестицій, у тому числі у розвитоксистеми забезпечення військ та логістики, вдосконалення системи військовогоуправління тощо. Все це є в основі оновлених оперативних концепцій щодомодернізації структури військ та їх забезпечення, що будуть розглянуті під чассаміту НАТО у Вільнюсі.</text:p>
      <text:p text:style-name="P4">
Своєю чергою, Головнокомандувач Об’єднаних Збройних Сил НАТО в Європіамериканський генерал Крістофер Каволі зауважив, що не варто недооцінюватиросійську армію.</text:p>
      <text:p text:style-name="P4">
«Я хочу додати, що деградація російських збройних сил є дійсно небувалою. Алевона стосується, перш за все, наземних сил, чому ми маємо дуже багатоприкладів. Водночас варто пам’ятати, що в інших сферах ця деградація єнабагато менш помітною», — сказав американський воєначальник.</text:p>
      <text:p text:style-name="P4">
Source: <text:a xlink:type="simple" xlink:href="https://armyinform.com.ua/2023/05/11/degradacziya-rosijskyh-zbrojnyh-syl/" text:style-name="Internet_20_link" text:visited-style-name="Visited_20_Internet_20_Link">
https://armyinform.com.ua/2023/05/11/degradacziya-rosijskyh-zbrojnyh-syl/</text:a>
</text:p>
      <!--NEWS-->
      <text:h text:style-name="P10" text:outline-level="1">
<text:span text:style-name="T4">
Під час обов’язкової евакуації з небезпечних районів Харківщини вивезено всіх дітей</text:span>
</text:h>
      <text:p text:style-name="P4">
Author: ['АРМІЯINFORM']</text:p>
      <text:p text:style-name="P4">
Time: 2023-05-11T42:00:00-04:00</text:p>
      <text:p text:style-name="P4">
Description: 79 дітей евакуйовано з населених пунктів Куп’янського району у межах обов’яз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vakuacziya-ditej.jpg" text:style-name="Internet_20_link" text:visited-style-name="Visited_20_Internet_20_Link">
evakuacziya-ditej.jpg</text:a>
']</text:p>
      <text:p text:style-name="P4">
Tags: ['ЕВАКУАЦІЯ ДІТЕЙ', 'ЕВАКУАЦІЯ НАСЕЛЕННЯ', 'КУП‘ЯНСЬК', 'МІНРЕІНТЕГРАЦІЇ', 'ХАРКІВЩИНА']</text:p>
      <text:p text:style-name="P4">
Category: News</text:p>
      <!--METADATA-->
      <text:p text:style-name="P4">
<draw:frame draw:style-name="fr1" draw:name="Image10" text:anchor-type="as-char" svg:width="6.9236in" svg:height="5.618664in" draw:z-index="0">
<draw:image xlink:href="../Images/AРМІЯINFORM/2023-05-11T42-00-00-04-00/evakuacziya-ditej.jpg" xlink:type="simple" xlink:show="embed" xlink:actuate="onLoad" draw:mime-type="image/jpeg"/>
</draw:frame>
</text:p>
      <text:p text:style-name="P4">
<text:span text:style-name="T4">
79 дітей евакуйовано з населених пунктів Куп’янського району у межахобов’язкової евакуації.</text:span>
</text:p>
      <text:p text:style-name="P4">
Відповідне рішення було ухвалено Координаційним штабом з питань обов’язковоїевакуації під головуванням Віцепрем’єр-міністра Ірини Верещук.</text:p>
      <text:p text:style-name="P4">
Зокрема, обов’язкову евакуацію дітей проведено у Вільхуватській,Петропавлівській, Великобурлуцькій і Дворічанській територіальних громадах.</text:p>
      <text:p text:style-name="P4">
Евакуйовані мешканці отримали одноразову фінансову допомогу у розмірі 2 тис.гривень на дорослого і 3 тис. гривень на дітей віком до 18 років та осіб зінвалідністю.</text:p>
      <text:p text:style-name="P4">
Повідомити про бажання евакуюватися з Куп’янської громади можна за телефономгарячої лінії: (098) 941-23-00.</text:p>
      <text:p text:style-name="P4">
Також можете звертатися на цілодобову гарячу лінію Мінреінтеграції: 15-48. Дляповідомлень через месенджери WhatsApp/Telegram/Viber діє номер: (096)078-84-33.</text:p>
      <text:p text:style-name="P4">
Джерело: <text:a xlink:type="simple" xlink:href="https://minre.gov.ua/2023/05/10/z-nebezpechnyh-naselenyh-punktiv-harkivshhyny-evakujovano-vsih-ditej/" text:style-name="Internet_20_link" text:visited-style-name="Visited_20_Internet_20_Link">
Міністерство з питань реінтеграції тимчасово окупованих територійУкраїни</text:a>
</text:p>
      <text:p text:style-name="P4">
Source: <text:a xlink:type="simple" xlink:href="https://armyinform.com.ua/2023/05/11/nebezpechnyh-rajoniv-harkivshhyny-vyvezeno-ditej/" text:style-name="Internet_20_link" text:visited-style-name="Visited_20_Internet_20_Link">
https://armyinform.com.ua/2023/05/11/nebezpechnyh-rajoniv-harkivshhyny-vyvezeno-ditej/</text:a>
</text:p>
      <!--NEWS-->
      <text:h text:style-name="P10" text:outline-level="1">
<text:span text:style-name="T4">
Окупанти на півдні України масово припиняють свою діяльність і вивозять майно</text:span>
</text:h>
      <text:p text:style-name="P4">
Author: ['АРМІЯINFORM']</text:p>
      <text:p text:style-name="P4">
Time: 2023-05-11T43:00:00-04:00</text:p>
      <text:p text:style-name="P4">
Description: російські окупанти вивозять майно з медичних закладів та державних установ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siyany-marodery.jpg" text:style-name="Internet_20_link" text:visited-style-name="Visited_20_Internet_20_Link">
rosiyany-marodery.jpg</text:a>
']</text:p>
      <text:p text:style-name="P4">
Tags: ['ЗАПОРІЖЖЯ', 'МАРОДЕРИ', 'ОКУПАНТИ', 'РОСІЙСЬКО-ОКУПАЦІЙНІ ВІЙСЬКА', 'ССО', 'ХЕРСОНЩИНА', 'ЦЕНТРУ НАЦІОНАЛЬНОГО СПРОТИВУ']</text:p>
      <text:p text:style-name="P4">
Category: News</text:p>
      <!--METADATA-->
      <text:p text:style-name="P4">
<draw:frame draw:style-name="fr1" draw:name="Image11" text:anchor-type="as-char" svg:width="6.9236in" svg:height="4.615733in" draw:z-index="0">
<draw:image xlink:href="../Images/AРМІЯINFORM/2023-05-11T43-00-00-04-00/rosiyany-marodery.jpg" xlink:type="simple" xlink:show="embed" xlink:actuate="onLoad" draw:mime-type="image/jpeg"/>
</draw:frame>
 Ілюстративне фото</text:p>
      <text:p text:style-name="P4">
російські окупанти вивозять майно з медичних закладів та державних установтимчасово окупованих територій (ТОТ) Запорізької та Херсонської областей.</text:p>
      <text:p text:style-name="P4">
Про це <text:a xlink:type="simple" xlink:href="https://sprotyv.mod.gov.ua/okupanty-vyvozyat-majno-derzhavnyh-ustanov-z-tot-pivdnya-ukrayiny/" text:style-name="Internet_20_link" text:visited-style-name="Visited_20_Internet_20_Link">
повідомляє</text:a>
 Центр національного спротиву Силспеціальних операцій України.</text:p>
      <text:p text:style-name="P4">
«Окупаційні адміністрації ТОТ Запоріжжя та Херсонщини масово припиняють своюдіяльність. Документацію, оргтехніку та інше майно українських державнихустанов, в яких раніше розміщувались окупанти, вивозять до рф. Частинаколаборантів з сім’ями також вже виїхали на територію рф. Все це відбуваєтьсяпід виглядом так званої „евакуації“», — йдеться в повідомленні.</text:p>
      <text:p text:style-name="P4">
Крім цього, окупанти також вивозять медичну апаратуру із лікарень на тимчасовоокупованій території.</text:p>
      <text:p text:style-name="P4">
Source: <text:a xlink:type="simple" xlink:href="https://armyinform.com.ua/2023/05/11/okupanty-masovo-prypynyat-svoyu-diyalnist/" text:style-name="Internet_20_link" text:visited-style-name="Visited_20_Internet_20_Link">
https://armyinform.com.ua/2023/05/11/okupanty-masovo-prypynyat-svoyu-diyalnist/</text:a>
</text:p>
      <!--NEWS-->
      <text:h text:style-name="P10" text:outline-level="1">
<text:span text:style-name="T4">
Сили оборони знищили 5 ворожих БПЛА різних типів</text:span>
</text:h>
      <text:p text:style-name="P4">
Author: ['АРМІЯINFORM']</text:p>
      <text:p text:style-name="P4">
Time: 2023-05-11T44:00:00-04:00</text:p>
      <text:p text:style-name="P4">
Description: Про це повідомляє Генеральний штаб ЗС Украни.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АВІАЦІЯ ЗСУ', 'АГРЕСІЯ РФ', 'ВТОРГНЕННЯ РФ', 'ГШ ЗСУ']</text:p>
      <text:p text:style-name="P4">
Category: News</text:p>
      <!--METADATA-->
      <text:p text:style-name="P4">
<draw:frame draw:style-name="fr1" draw:name="Image12" text:anchor-type="as-char" svg:width="6.9236in" svg:height="4.292632in" draw:z-index="0">
<draw:image xlink:href="../ConvertedIMGs/AРМІЯINFORM/2023-05-11T44-00-00-04-00/1200_0_1651937012-2605.png" xlink:type="simple" xlink:show="embed" xlink:actuate="onLoad" draw:mime-type="image/png"/>
</draw:frame>
 Ілюстративне фото <text:span text:style-name="T4">
🔥Ситуація щодо російського вторгнення</text:span>
</text:p>
      <text:p text:style-name="P4">
Про це<text:a xlink:type="simple" xlink:href="https://www.facebook.com/GeneralStaff.ua/posts/pfbid02TccbFCc5kfqNsMAq5MPMW59zgrhxh45SGJRqfsjxB5eDvh94MGKdvCXdGaotJKZrl\" text:style-name="Internet_20_link" text:visited-style-name="Visited_20_Internet_20_Link">
повідомляє</text:a>
Генеральний штаб ЗС Украни.</text:p>
      <text:p text:style-name="P4">
«Авіація Сил оборони за минулу добу завдала 4 удари по районах зосередженняособового складу та військової техніки противника. Протягом минулої доби нашізахисники знищили 5 ворожих БПЛА різних типів. А підрозділи ракетних військ іартилерії уразили 1 зенітно-ракетний комплекс, 2 райони зосередження живоїсили, 1 склад пально-мастильних матеріалів, 2 артилерійських підрозділи навогневій позиції, а також станцію радіоелектронної боротьби окупантів.</text:p>
      <text:p text:style-name="P4">
Підтримуйте Збройні Сили! Переможемо!</text:p>
      <text:p text:style-name="P4">
Слава Україні!», — йдеться в повідомленні.</text:p>
      <text:p text:style-name="P4">
Source: <text:a xlink:type="simple" xlink:href="https://armyinform.com.ua/2023/05/11/syly-oborony-znyshhyly-5-vorozhyh-bpla-riznyh-typiv/" text:style-name="Internet_20_link" text:visited-style-name="Visited_20_Internet_20_Link">
https://armyinform.com.ua/2023/05/11/syly-oborony-znyshhyly-5-vorozhyh-bpla-riznyh-typiv/</text:a>
</text:p>
      <!--NEWS-->
      <text:h text:style-name="P10" text:outline-level="1">
<text:span text:style-name="T4">
Протягом минулої доби росіяни завдали 45 авіаційних ударів</text:span>
</text:h>
      <text:p text:style-name="P4">
Author: ['АРМІЯINFORM']</text:p>
      <text:p text:style-name="P4">
Time: 2023-05-11T45:00:00-04:00</text:p>
      <text:p text:style-name="P4">
Description: Про це повідомляє Генеральний штаб ЗС Украни.    «Розпочалася чотириста сорок дру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aviacziya-rf.jpg" text:style-name="Internet_20_link" text:visited-style-name="Visited_20_Internet_20_Link">
aviacziya-rf.jpg</text:a>
']</text:p>
      <text:p text:style-name="P4">
Tags: ['STOPRUSSIA', 'АГРЕСІЯ РФ', 'ВТОРГНЕННЯ РФ', 'ГШ ЗС УКРАЇНИ', 'ГШ ЗСУ']</text:p>
      <text:p text:style-name="P4">
Category: News</text:p>
      <!--METADATA-->
      <text:p text:style-name="P4">
<draw:frame draw:style-name="fr1" draw:name="Image13" text:anchor-type="as-char" svg:width="6.9236in" svg:height="4.431104in" draw:z-index="0">
<draw:image xlink:href="../Images/AРМІЯINFORM/2023-05-11T45-00-00-04-00/aviacziya-rf.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TccbFCc5kfqNsMAq5MPMW59zgrhxh45SGJRqfsjxB5eDvh94MGKdvCXdGaotJKZrl" text:style-name="Internet_20_link" text:visited-style-name="Visited_20_Internet_20_Link">
повідомляє</text:a>
Генеральний штаб ЗС Украни.</text:p>
      <text:p text:style-name="P4">
«Розпочалася чотириста сорок друга доба широкомасштабної збройної агресіїросійської федерації проти України.</text:p>
      <text:p text:style-name="P4">
Протягом минулої доби противник завдав одного удару ракетою С-300 по цивільнійінфраструктурі Костянтинівки, що на Донеччині. Крім того, завдав 45 авіаційнихударів та здійснив 53 обстріли з реактивних систем залпового вогню по позиціяхнаших військ та населених пунктах Херсонської області. Постраждали мирні люди,зруйновано та пошкоджено приватні житлові будинки та інша цивільнаінфраструктура.</text:p>
      <text:p text:style-name="P4">
Ймовірність подальших ракетних та авіаційних ударів по всій території Українизалишається високою, адже ворог і надалі застосовує тактику терору», — йдетьсяв повідомленні.</text:p>
      <text:p text:style-name="P4">
Source: <text:a xlink:type="simple" xlink:href="https://armyinform.com.ua/2023/05/11/protyagom-mynuloyi-doby-rosiyany-zavdaly-45-aviaczijnyh-udariv/" text:style-name="Internet_20_link" text:visited-style-name="Visited_20_Internet_20_Link">
https://armyinform.com.ua/2023/05/11/protyagom-mynuloyi-doby-rosiyany-zavdaly-45-aviaczijnyh-udariv/</text:a>
</text:p>
      <!--NEWS-->
      <text:h text:style-name="P10" text:outline-level="1">
<text:span text:style-name="T4">
Українські захисники відбили 39 ворожих атак — найзапекліші бої тривають за Бахмут та Мар’їнку</text:span>
</text:h>
      <text:p text:style-name="P4">
Author: ['АРМІЯINFORM']</text:p>
      <text:p text:style-name="P4">
Time: 2023-05-11T46:00:00-04:00</text:p>
      <text:p text:style-name="P4">
Description: Про це повідомляє Генеральний штаб ЗС Укра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61938_169733466036684_5362462622211363921_n-1.jpg" text:style-name="Internet_20_link" text:visited-style-name="Visited_20_Internet_20_Link">
345561938_169733466036684_5362462622211363921_n-1.jpg</text:a>
']</text:p>
      <text:p text:style-name="P4">
Tags: ['STOPRUSSIA', 'АГРЕСІЯ РФ', 'ВТОРГНЕННЯ РФ', 'ГШ ЗСУ', 'ХРОНІКА ОБОРОНИ']</text:p>
      <text:p text:style-name="P4">
Category: News</text:p>
      <!--METADATA-->
      <text:p text:style-name="P4">
<draw:frame draw:style-name="fr1" draw:name="Image14" text:anchor-type="as-char" svg:width="6.9236in" svg:height="4.622945in" draw:z-index="0">
<draw:image xlink:href="../Images/AРМІЯINFORM/2023-05-11T46-00-00-04-00/345561938_169733466036684_5362462622211363921_n-1.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TccbFCc5kfqNsMAq5MPMW59zgrhxh45SGJRqfsjxB5eDvh94MGKdvCXdGaotJKZrl" text:style-name="Internet_20_link" text:visited-style-name="Visited_20_Internet_20_Link">
повідомляє</text:a>
Генеральний штаб ЗС Украни.</text:p>
      <text:p text:style-name="P4">
«Противник продовжує зосереджувати основні зусилля на Лиманському,Бахмутському, Авдіївському та Мар’їнському напрямках — відбито 39 ворожихатак. Найзапекліші бої тривають за міста Бахмут та Мар’їнка.</text:p>
      <text:p text:style-name="P4">
<text:span text:style-name="T4">
На Волинському та Поліському напрямках</text:span>
 ознак формування наступальнихугруповань не виявлено. На полігонах республіки білорусь і надалі перебуваютьвизначені підрозділи збройних сил російської федерації.</text:p>
      <text:p text:style-name="P4">
<text:span text:style-name="T4">
На Сіверському та Слобожанському напрямках</text:span>
 протягом ворог обстріляв змінометів та артилерії населені пункти Блешня, Леонівка, Красний ХутірЧернігівської області; Бачівськ, Ходине, Бояро-Лежачі, Волфине, Біловоди,Попівка, Павлівка та Басівка Сумської області, а також Ветеринарне, Зелене,Гатище, Зибине та Бударки на Харківщині.</text:p>
      <text:p text:style-name="P4">
<text:span text:style-name="T4">
На Куп’янському напрямку ворог наступальних</text:span>
 дій не проводив. Завдававіаударів по районах населених пунктів Масютівка, Першотравневе та Терни.Артилерійських та мінометних обстрілів противника зазнали Миколаївка, КраснеПерше, Фиголівка, Новомлинськ, Дворічна, Масютівка, Лиман Перший, КислівкаХарківської області та Стельмахівка на Луганщині.</text:p>
      <text:p text:style-name="P4">
<text:span text:style-name="T4">
На Лиманському напрямку</text:span>
 ворог вів безуспішні наступальні дії в районіСеребрянського лісництва. Завдав авіаційних ударів по районах населенихпунктів Білогорівка, Верхньокам’янське та Спірне. Артилерійських обстрілівзазнали Макіївка, Білогорівка і Веселе Луганської області та Ямполівка, Спірнеі Берестове — Донецької.</text:p>
      <text:p text:style-name="P4">
<text:span text:style-name="T4">
На Бахмутському напрямку</text:span>
 противник вів безуспішні наступальні дії у містіБахмут. Завдав авіаударів по районах населених пунктів Торське, Бахмут,Кліщіївка, Курдюмівка та Біла Гора. Від ворожих обстрілів постраждали Оріхово-Василівка, Богданівка, Бахмут, Іванівське, Часів Яр, Ступочки, Залізне та Нью-Йорк Донецької області.</text:p>
      <text:p text:style-name="P4">
<text:span text:style-name="T4">
На Авдіївському</text:span>
 <text:span text:style-name="T4">
напрямку</text:span>
 противник вів безуспішні наступальні дії врайоні Авдіївки. Завдав авіаційних ударів по районах Новокалинового таАвдіївки. Здійснив обстріли населених пунктів Бердичі, Авдіївка, Первомайськета Невельське Донецької області.</text:p>
      <text:p text:style-name="P4">
<text:span text:style-name="T4">
На Мар’їнському напрямку</text:span>
 підрозділи сил оборони відбили численні атакипротивника в районі міста Мар’їнка. Водночас ворожих обстрілів зазналиГеоргіївка та Побєда Донецької області.</text:p>
      <text:p text:style-name="P4">
<text:span text:style-name="T4">
На Шахтарському напрямку</text:span>
 протягом доби ворог вів наступальні дій в районіНовомихайлівки, успіху не мав. Завдав авіаударів поблизу Пречистівки таНовосілки. Здійснив обстріли населених пунктів Новомихайлівка, Вугледар,Пречистівка та Новоукраїнка.</text:p>
      <text:p text:style-name="P4">
<text:span text:style-name="T4">
На Запорізькому та Херсонському напрямках</text:span>
 противник обороняється. Завдававіаційних ударів по районах населених пунктів Гуляйполе, Мала Токмачка,Степногірськ, Кізомис та Станіслав. Обстріляв населені пункти Времівка,Новопіль Донецької області; Малинівка, Гуляйполе, Микільське, Мала Токмачка,Оріхів, Кам’янське Запорізької області; Марганець і Нікополь —Дніпропетровської; Дудчани, Берислав, Веселе, Антонівка, Дніпровське,Берегове, Білозерка, Кізомис, Широка Балка, Станіслав Херсонської області тамісто Херсон», — йдеться в повідомленні.</text:p>
      <text:p text:style-name="P4">
Source: <text:a xlink:type="simple" xlink:href="https://armyinform.com.ua/2023/05/11/ukrayinski-zahysnyky-vidbyly-39-vorozhyh-atak-najzapeklishi-boyi-tryvayut-za-bahmut-ta-maryinku/" text:style-name="Internet_20_link" text:visited-style-name="Visited_20_Internet_20_Link">
https://armyinform.com.ua/2023/05/11/ukrayinski-zahysnyky-vidbyly-39-vorozhyh-atak-najzapeklishi-boyi-tryvayut-za-bahmut-ta-maryinku/</text:a>
</text:p>
      <!--NEWS-->
      <text:h text:style-name="P10" text:outline-level="1">
<text:span text:style-name="T4">
«Patriot не може збити „Кинджал“, а українські солдати — наркомани» — чергові фейки російської пропаганди</text:span>
</text:h>
      <text:p text:style-name="P4">
Author: ['АРМІЯINFORM']</text:p>
      <text:p text:style-name="P4">
Time: 2023-05-11T47:00:00-04:00</text:p>
      <text:p text:style-name="P4">
Description: Центр протидії дезінформації при РНБО України опублікував добірку фейків та маніпуля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sijska-propaganda-fejky.jpg" text:style-name="Internet_20_link" text:visited-style-name="Visited_20_Internet_20_Link">
rosijska-propaganda-fejky.jpg</text:a>
']</text:p>
      <text:p text:style-name="P4">
Tags: ['РОСІЙСЬКА ПРОПАГАНДА', 'РОСІЙСЬКІ ФЕЙКИ', 'ЦПД РНБО']</text:p>
      <text:p text:style-name="P4">
Category: News</text:p>
      <!--METADATA-->
      <text:p text:style-name="P4">
<draw:frame draw:style-name="fr1" draw:name="Image15" text:anchor-type="as-char" svg:width="6.9236in" svg:height="4.32725in" draw:z-index="0">
<draw:image xlink:href="../Images/AРМІЯINFORM/2023-05-11T47-00-00-04-00/rosijska-propaganda-fejky.jpg" xlink:type="simple" xlink:show="embed" xlink:actuate="onLoad" draw:mime-type="image/jpeg"/>
</draw:frame>
 Фейки роспропаганди. Колаж: АрміяInform</text:p>
      <text:p text:style-name="P4">
Центр протидії дезінформації при РНБО України<text:a xlink:type="simple" xlink:href="https://t.me/CenterCounteringDisinformation/5294" text:style-name="Internet_20_link" text:visited-style-name="Visited_20_Internet_20_Link">
опублікував</text:a>
 добірку фейківта маніпуляцій, які напередодні активно поширювали пропагандисти держави-агресора.</text:p>
      <text:p text:style-name="P4">
<text:span text:style-name="T4">
Маніпуляція</text:span>
</text:p>
      <text:p text:style-name="P4">
речниця мзс рф м.захарова заявила: «Київський режим не має жодного моральногоправа коментувати день перемоги, когось засуджувати, щось рекомендувати чивимагати. Цей режим не має жодного відношення ні до великої перемоги, ні доміст-героїв Києва та Одеси, ні до більш ніж двох тисяч українців — героїврадянського союзу».</text:p>
      <text:p text:style-name="P4">
<text:span text:style-name="T4">
Дезінформація</text:span>
</text:p>
      <text:p text:style-name="P4">
Цитуючи заяву заступника секретаря радбезу рф о.гребенкіна, російські медіаповідомили: «Сьогодні вживання наркотиків вважається нормою серед солдатівукраїнської армії, яких Захід жене на забій… Проведення „сво“ допомоглоперекрити канали постачання наркотиків з України».</text:p>
      <text:p text:style-name="P4">
<text:span text:style-name="T4">
Маніпуляція</text:span>
</text:p>
      <text:p text:style-name="P4">
«Збити російську гіперзвукову ракету „Кинджал“ американським комплексомPatriot неможливо. Такі заяви з’являються через брак результатів, зокрема натлі зниження ефективності HIMARS, яким російські військові навчилисяпротидіяти», — заявив російський військовий експерт о.леонков.</text:p>
      <text:p text:style-name="P4">
Source: <text:a xlink:type="simple" xlink:href="https://armyinform.com.ua/2023/05/11/patriot-ne-mozhe-zbyty-kyndzhal/" text:style-name="Internet_20_link" text:visited-style-name="Visited_20_Internet_20_Link">
https://armyinform.com.ua/2023/05/11/patriot-ne-mozhe-zbyty-kyndzhal/</text:a>
</text:p>
      <!--NEWS-->
      <text:h text:style-name="P10" text:outline-level="1">
<text:span text:style-name="T4">
На Запоріжжі окупанти за три дні вивезли близько 300 місцевих жителів</text:span>
</text:h>
      <text:p text:style-name="P4">
Author: ['АРМІЯINFORM']</text:p>
      <text:p text:style-name="P4">
Time: 2023-05-11T48:00:00-04:00</text:p>
      <text:p text:style-name="P4">
Description: Про це повідомляє Генеральний штаб ЗС Украни.    «Впродовж останніх трьох д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okupanty-luganshhyna.jpg" text:style-name="Internet_20_link" text:visited-style-name="Visited_20_Internet_20_Link">
okupanty-luganshhyna.jpg</text:a>
']</text:p>
      <text:p text:style-name="P4">
Tags: ['STOPRUSSIA', 'АГРЕСІЯ РФ', 'ВТОРГНЕННЯ РФ', 'ГШ ЗСУ', 'ПРИМУСОВА ЕВАКУАЦІЯ З ЗАПОРІЖЖЯ']</text:p>
      <text:p text:style-name="P4">
Category: News</text:p>
      <!--METADATA-->
      <text:p text:style-name="P4">
<draw:frame draw:style-name="fr1" draw:name="Image16" text:anchor-type="as-char" svg:width="6.9236in" svg:height="4.615733in" draw:z-index="0">
<draw:image xlink:href="../Images/AРМІЯINFORM/2023-05-11T48-00-00-04-00/okupanty-luganshhyn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TccbFCc5kfqNsMAq5MPMW59zgrhxh45SGJRqfsjxB5eDvh94MGKdvCXdGaotJKZrl" text:style-name="Internet_20_link" text:visited-style-name="Visited_20_Internet_20_Link">
повідомляє</text:a>
Генеральний штаб ЗС Украни.</text:p>
      <text:p text:style-name="P4">
«Впродовж останніх трьох днів російська окупаційна адміністрація „евакуювала“близько 300 місцевих жителів, зокрема, дітей, з тимчасово захоплених територійЗапорізької області до Бердянська», — йдеться в повідомленні.</text:p>
      <text:p text:style-name="P4">
Source: <text:a xlink:type="simple" xlink:href="https://armyinform.com.ua/2023/05/11/na-zaporizhzhi-okupanty-za-try-dni-vyvezly-blyzko-300-misczevyh-zhyteliv/" text:style-name="Internet_20_link" text:visited-style-name="Visited_20_Internet_20_Link">
https://armyinform.com.ua/2023/05/11/na-zaporizhzhi-okupanty-za-try-dni-vyvezly-blyzko-300-misczevyh-zhyteliv/</text:a>
</text:p>
      <!--NEWS-->
      <text:h text:style-name="P10" text:outline-level="1">
<text:span text:style-name="T4">
Українські захисники за минулу добу ліквідували понад 600 окупантів, знищили 14 артсистем і 12 ББМ</text:span>
</text:h>
      <text:p text:style-name="P4">
Author: ['АРМІЯINFORM']</text:p>
      <text:p text:style-name="P4">
Time: 2023-05-11T49:00:00-04:00</text:p>
      <text:p text:style-name="P4">
Description: Загальні бойові втрати противника з 24.02.22 по 11.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9bf1ab1-8a1d-40e2-893f-124040c53ba8-scaled.jpg" text:style-name="Internet_20_link" text:visited-style-name="Visited_20_Internet_20_Link">
a9bf1ab1-8a1d-40e2-893f-124040c53ba8-scaled.jpg</text:a>
']</text:p>
      <text:p text:style-name="P4">
Tags: ['STOPRUSSIA', 'АГРЕСІЯ РФ', 'ВТОРГНЕННЯ РФ', 'ВТРАТИ ВОРОГА', 'ГШ ЗСУ']</text:p>
      <text:p text:style-name="P4">
Category: News</text:p>
      <!--METADATA-->
      <text:p text:style-name="P4">
<draw:frame draw:style-name="fr1" draw:name="Image17" text:anchor-type="as-char" svg:width="6.9236in" svg:height="6.975527in" draw:z-index="0">
<draw:image xlink:href="../Images/AРМІЯINFORM/2023-05-11T49-00-00-04-00/a9bf1ab1-8a1d-40e2-893f-124040c53ba8-scaled.jpg" xlink:type="simple" xlink:show="embed" xlink:actuate="onLoad" draw:mime-type="image/jpeg"/>
</draw:frame>
</text:p>
      <text:p text:style-name="P4">
Загальні бойові втрати противника з 24.02.22 по 11.05.23 орієнтовностановлять:</text:p>
      <ul>
        <li>
<text:span text:style-name="T4">
особового складу ‒</text:span>
 196920 (+610) осіб ліквідовано  * <text:span text:style-name="T4">
танків ‒</text:span>
 3740 (+4)  * <text:span text:style-name="T4">
бойових броньованих машин ‒</text:span>
 7287 (+12)  * <text:span text:style-name="T4">
артилерійських систем ‒</text:span>
 3053 (+14)  * <text:span text:style-name="T4">
РСЗВ ‒</text:span>
 557 (+2)  * <text:span text:style-name="T4">
засоби ППО ‒</text:span>
 310 (+2)  * <text:span text:style-name="T4">
літаків ‒</text:span>
 308 (0)  * <text:span text:style-name="T4">
гелікоптерів ‒</text:span>
 294 (0)  * <text:span text:style-name="T4">
БПЛА оперативно-тактичного рівня ‒</text:span>
 2627 (+3)  * <text:span text:style-name="T4">
крилаті ракети ‒</text:span>
 970 (0)  * <text:span text:style-name="T4">
кораблі / катери ‒</text:span>
 18 (0)  * <text:span text:style-name="T4">
автомобільної техніки та автоцистерн ‒</text:span>
 5984 (+10)  * <text:span text:style-name="T4">
спеціальна техніка ‒</text:span>
 391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1.05.23.</text:p>
      <text:p text:style-name="P4">
Source: <text:a xlink:type="simple" xlink:href="https://armyinform.com.ua/2023/05/11/ukrayinski-zahysnyky-za-mynulu-dobu-likviduvaly-ponad-600-okupantiv-znyshhyly-14-artsystem-i-12-bbm/" text:style-name="Internet_20_link" text:visited-style-name="Visited_20_Internet_20_Link">
https://armyinform.com.ua/2023/05/11/ukrayinski-zahysnyky-za-mynulu-dobu-likviduvaly-ponad-600-okupantiv-znyshhyly-14-artsystem-i-12-bbm/</text:a>
</text:p>
      <!--NEWS-->
      <text:h text:style-name="P10" text:outline-level="1">
<text:span text:style-name="T4">
Під приводом евакуації російські окупанти обкрадають тимчасово окуповані території</text:span>
</text:h>
      <text:p text:style-name="P4">
Author: ['АРМІЯINFORM']</text:p>
      <text:p text:style-name="P4">
Time: 2023-05-11T50:00:00-04:00</text:p>
      <text:p text:style-name="P4">
Description: З початку травня, особливо у дні, які оголошені окупантами святковими та вихідним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358.jpg" text:style-name="Internet_20_link" text:visited-style-name="Visited_20_Internet_20_Link">
5f6a5358.jpg</text:a>
']</text:p>
      <text:p text:style-name="P4">
Tags: ['АГРЕСІЯ РФ', 'ВТОРГНЕННЯ РФ', 'ГАННА МАЛЯР', 'МАРОДЕРСТВО']</text:p>
      <text:p text:style-name="P4">
Category: News</text:p>
      <!--METADATA-->
      <text:p text:style-name="P4">
<draw:frame draw:style-name="fr1" draw:name="Image18" text:anchor-type="as-char" svg:width="6.9236in" svg:height="4.615733in" draw:z-index="0">
<draw:image xlink:href="../Images/AРМІЯINFORM/2023-05-11T50-00-00-04-00/5f6a5358.jpg" xlink:type="simple" xlink:show="embed" xlink:actuate="onLoad" draw:mime-type="image/jpeg"/>
</draw:frame>
 ГаннаМаляр. Фото: Дмитро Юрченко / АрміяInfom</text:p>
      <text:p text:style-name="P4">
З початку травня, особливо у дні, які оголошені окупантами святковими тавихідними, на тимчасово окупованих територіях у Запорізькій та Херсонськійобластях значно зросла кількість випадків мародерства та крадіжок російськимивійськовослужбовцями. Крадуть переважно майно і транспортні засоби підприводом нібито необхідності забезпечення евакуації населення.</text:p>
      <text:p text:style-name="P4">
Про це <text:a xlink:type="simple" xlink:href="https://t.me/annamaliar/721" text:style-name="Internet_20_link" text:visited-style-name="Visited_20_Internet_20_Link">
написала</text:a>
 заступник Міністра оборониУкраїни Ганна Маляр у Телеграм-каналі.</text:p>
      <text:p text:style-name="P4">
«У населених пунктах Токмак, Пологи, Кам’янка, Розівка, Михайлівка,Молочанськ, Енергодар, Чернігівка на тимчасово окупованій території уЗапорізькій області російські окупанти, прикриваючись так званим забезпеченнямевакуаційних заходів, розкрадали матеріальні цінності місцевих підприємств тагромадян», — зазначила вона.</text:p>
      <text:p text:style-name="P4">
За словами Ганни Маляр, в Енергодарі в нічний час доби з території приватногопідприємства «Електропівденмонтаж-10» було викрадено близько 20 одиницьавтотранспорту та розграбовано склад матеріального майна.</text:p>
      <text:p text:style-name="P4">
Також вночі під приводом евакуації російської окупаційної адміністрації знаселеного пункту Скадовськ на тимчасово окупованій території у Херсонськійобласті окупанти поспішно вивезли награбовану оргтехніку та інше майно.</text:p>
      <text:p text:style-name="P4">
«Ймовірно, прибуле 7 травня цього року до порту м. Бердянськ чергове вантажнесудно російські загарбники використають для переміщення вкраденого майна натериторію тимчасово окупованого Криму», — повідомила Ганна Маляр.</text:p>
      <text:p text:style-name="P4">
Source: <text:a xlink:type="simple" xlink:href="https://armyinform.com.ua/2023/05/11/pid-pryvodom-evakuacziyi-rosijski-okupanty-obkradayut-tymchasovo-okupovani-terytoriyi/" text:style-name="Internet_20_link" text:visited-style-name="Visited_20_Internet_20_Link">
https://armyinform.com.ua/2023/05/11/pid-pryvodom-evakuacziyi-rosijski-okupanty-obkradayut-tymchasovo-okupovani-terytoriyi/</text:a>
</text:p>
      <!--NEWS-->
      <text:h text:style-name="P10" text:outline-level="1">
<text:span text:style-name="T4">
В Естонії відбуваються навчання Swift Response-23 із союзниками по НАТО</text:span>
</text:h>
      <text:p text:style-name="P4">
Author: ['АРМІЯINFORM']</text:p>
      <text:p text:style-name="P4">
Time: 2023-05-11T51:00:00-04:00</text:p>
      <text:p text:style-name="P4">
Description: В Естонії під егідою армії США в Європі та Африці розпочалися військові навчання Swift...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wiftresponse2023.jpg" text:style-name="Internet_20_link" text:visited-style-name="Visited_20_Internet_20_Link">
swiftresponse2023.jpg</text:a>
']</text:p>
      <text:p text:style-name="P4">
Tags: ['SWIFT RESPONSE-23', 'ВІЙСЬКОВІ НАВЧАННЯ', 'ЕСТОНІЯ']</text:p>
      <text:p text:style-name="P4">
Category: News</text:p>
      <!--METADATA-->
      <text:p text:style-name="P4">
<draw:frame draw:style-name="fr1" draw:name="Image19" text:anchor-type="as-char" svg:width="6.9236in" svg:height="3.894525in" draw:z-index="0">
<draw:image xlink:href="../Images/AРМІЯINFORM/2023-05-11T51-00-00-04-00/swiftresponse2023.jpg" xlink:type="simple" xlink:show="embed" xlink:actuate="onLoad" draw:mime-type="image/jpeg"/>
</draw:frame>
</text:p>
      <text:p text:style-name="P4">
В Естонії під егідою армії США в Європі та Африці розпочалися військовінавчання Swift Response-2023.</text:p>
      <text:p text:style-name="P4">
Про це <text:a xlink:type="simple" xlink:href="https://twitter.com/Kaitsevagi/status/1655920565037694977" text:style-name="Internet_20_link" text:visited-style-name="Visited_20_Internet_20_Link">
повідомляє</text:a>
пресслужба Cил оборони Естонії.</text:p>
      <text:p text:style-name="P4">
На навчаннях, які триватимуть до 20 травня 2023 року в регіонах Балтійськогота Середземного морів, відпрацьовуватиметься сценарій, за яким Сили союзниківмають бути швидко розгорнуті в Естонії у співпраці з Силами оборони Естонії таіншими союзниками НАТО.</text:p>
      <text:p text:style-name="P4">
У навчаннях беруть участь такі країни, як Чехія, Естонія, Франція, Німеччина,Греція, Угорщина, Італія, Латвія, Нідерланди, Польща, Португалія, Іспанія,Велика Британія та Сполучені Штати Америки.</text:p>
      <text:p text:style-name="P4">
Навчання Swift Response-23 є першими з трьох навчань, які включають динамічневикористання сил у Європі для стримування та підвищення готовності НАТО.</text:p>
      <text:p text:style-name="P4">
Source: <text:a xlink:type="simple" xlink:href="https://armyinform.com.ua/2023/05/11/v-estoniyi-vidbuvayutsya-navchannya-swift-response-23-iz-soyuznykamy-po-nato/" text:style-name="Internet_20_link" text:visited-style-name="Visited_20_Internet_20_Link">
https://armyinform.com.ua/2023/05/11/v-estoniyi-vidbuvayutsya-navchannya-swift-response-23-iz-soyuznykamy-po-nato/</text:a>
</text:p>
      <!--NEWS-->
      <text:h text:style-name="P10" text:outline-level="1">
<text:span text:style-name="T4">
Авіація Сил оборони за добу завдала 13 ударів по районах зосередження ворога</text:span>
</text:h>
      <text:p text:style-name="P4">
Author: ['АРМІЯINFORM']</text:p>
      <text:p text:style-name="P4">
Time: 2023-05-11T89:00:00-04:00</text:p>
      <text:p text:style-name="P4">
Description: Про це у Facebook повідомляє Генеральний штаб ЗСУ.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text:p>
      <text:p text:style-name="P4">
Category: News</text:p>
      <!--METADATA-->
      <text:p text:style-name="P4">
<draw:frame draw:style-name="fr1" draw:name="Image20" text:anchor-type="as-char" svg:width="6.9236in" svg:height="4.49457in" draw:z-index="0">
<draw:image xlink:href="../Images/AРМІЯINFORM/2023-05-11T89-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Про це у Facebook<text:a xlink:type="simple" xlink:href="https://www.facebook.com/GeneralStaff.ua/posts/pfbid02iKeyCi7tvsLGCUdMAVnHcZgMGPaFfLnB5zdCEQzYUcsEgLJTGzoi3BGYdL3Ak8Hql" text:style-name="Internet_20_link" text:visited-style-name="Visited_20_Internet_20_Link">
повідомляє</text:a>
Генеральний штаб ЗСУ.</text:p>
      <text:p text:style-name="P4">
Авіація Сил оборони за добу завдала 13 ударів по районах зосередженняособового складу та військової техніки противника. Крім того, протягом цієїдоби наші захисники знищили 7 ворожих БПЛА різних типів. А підрозділи ракетнихвійськ і артилерії уразили 8 пунктів управління, 13 районів зосередження живоїсили, 1 склад боєприпасів, 1 склад пально-мастильних матеріалів, 5артилерійських підрозділів на вогневих позиціях, 1 засіб протиповітряноїоборони та ще 2 важливих цілі противника.</text:p>
      <text:p text:style-name="P4">
Source: <text:a xlink:type="simple" xlink:href="https://armyinform.com.ua/2023/05/11/aviacziya-syl-oborony-za-dobu-zavdala-13-udariv-po-rajonah-zoseredzhennya-voroga/" text:style-name="Internet_20_link" text:visited-style-name="Visited_20_Internet_20_Link">
https://armyinform.com.ua/2023/05/11/aviacziya-syl-oborony-za-dobu-zavdala-13-udariv-po-rajonah-zoseredzhennya-voroga/</text:a>
</text:p>
      <!--NEWS-->
      <text:h text:style-name="P10" text:outline-level="1">
<text:span text:style-name="T4">
At Sivershchyna and Slobozhanschyna directions Russian army shelled Halahanivka, Leonivka of ...</text:span>
</text:h>
      <text:p text:style-name="P4">
Authors: liveuamap (Language: en)</text:p>
      <text:p text:style-name="P4">
Time: 2023-05-12T-12:38:00</text:p>
      <text:p text:style-name="P4">
Location: Sumy (Latitude:52.23348 Longtitude:33.46848)</text:p>
      <text:p text:style-name="P4">
Videos: []</text:p>
      <text:p text:style-name="P4">
Images: []</text:p>
      <text:p text:style-name="P4">
Tags: ["Russia"]</text:p>
      <text:p text:style-name="P4">
ID: 22562334</text:p>
      <!--METADATA-->
      <text:p text:style-name="P4">
At Sivershchyna and Slobozhanschyna directions Russian army shelledHalahanivka, Leonivka of Chernihiv region, Novovasylivka, Ukrayinske, Znob-Novhorodske, Muravyi, Chervone, Iskryskivschyna, Bilopillya, Yastrubyne,Kindrativka and Basivka of Sumy region, also Huryiv, Hlyboke, Starytsya,Buhruvatka, Ohirtseve, Hatysche, Vovchansk, Tykhe, Synelnykove, Zybyne,Bochkove, Budarky and Velykyy Burluk of Kharkiv region. Russian aviationconducted airstrikes at Krasnyy Khutir of Chernihiv region and Krenydivka,Znob-Novhorodske and Uralove of Sumy region, - General Staff of Armed Forcesof Ukraine says in the morning report</text:p>
      <text:p text:style-name="P4">
News Collection Link: <text:a xlink:type="simple" xlink:href="https://liveuamap.com/en/2023/12-may-at-sivershchyna-and-slobozhanschyna-directions-russian" text:style-name="Internet_20_link" text:visited-style-name="Visited_20_Internet_20_Link">
https://liveuamap.com/en/2023/12-may-at-sivershchyna-and-slobozhanschyna-directions-russian</text:a>
</text:p>
      <text:p text:style-name="P4">
Source: <text:a xlink:type="simple" xlink:href="https://t.me/lumsrc/4758" text:style-name="Internet_20_link" text:visited-style-name="Visited_20_Internet_20_Link">
https://t.me/lumsrc/4758</text:a>
</text:p>
      <!--NEWS-->
      <text:h text:style-name="P10" text:outline-level="1">
<text:span text:style-name="T4">
Уряд зобов'язав підвищити зарплату медикам на прифронтових територіях та в зоні бойових дій</text:span>
</text:h>
      <text:p text:style-name="P4">
Authors: Ukrinform (Person)</text:p>
      <text:p text:style-name="P4">
Publisher: Укринформ (Organization)</text:p>
      <text:p text:style-name="P4">
Published Time: 2023-05-12T-134:17:00+03:00</text:p>
      <text:p text:style-name="P4">
Modified Time: 2023-05-12T18:17:00+03:00</text:p>
      <text:p text:style-name="P4">
Description: Уряд ухвалив постанову, якою збільшив розмір мінімальної заробітної плати медикам, які надають спеціалізовану та екстрену медичну допомогу в зоні активних бойових дій та на прифронтових територіях. — Укрінформ.</text:p>
      <text:p text:style-name="P4">
Images: ["<text:a xlink:type="simple" xlink:href="https://static.ukrinform.com/photos/2021_09/thumb_files/630_360_1632730714-645.jpeg" text:style-name="Internet_20_link" text:visited-style-name="Visited_20_Internet_20_Link">
630_360_16327...</text:a>
"]</text:p>
      <text:p text:style-name="P4">
Tags: ['Медики', 'Уряд', 'Зарплата', 'Війна з росією']</text:p>
      <text:p text:style-name="P4">
Type: Article</text:p>
      <!--METADATA-->
      <text:p text:style-name="P4">
<draw:frame draw:style-name="fr1" draw:name="Image21" text:anchor-type="as-char" svg:width="6.9236in" svg:height="3.956343in" draw:z-index="0">
<draw:image xlink:href="../Images/yкринформ/2023-05-12T-134-17-00-03-00/630_360_1632730714-645.jpeg" xlink:type="simple" xlink:show="embed" xlink:actuate="onLoad" draw:mime-type="image/jpeg"/>
</draw:frame>
 Урядухвалив постанову, якою збільшив розмір мінімальної заробітної плати медикам,які надають спеціалізовану та екстрену медичну допомогу в зоні активнихбойових дій та на прифронтових територіях.</text:p>
      <text:p text:style-name="P4">
Про це повідомляє <text:a xlink:type="simple" xlink:href="https://moz.gov.ua/article/news/urjad-zobovjazav-pidvischiti-zarobitnu-platu-medikam-na-prifrontovih-teritorijah-ta-v-zoni-aktivnih-bojovih-dij" text:style-name="Internet_20_link" text:visited-style-name="Visited_20_Internet_20_Link">
 </text:a>
 , передає Укрінформ.</text:p>
      <text:p text:style-name="P4">
Як зазначили в МОЗ, йдеться про встановлення нового рівня <text:a xlink:type="simple" xlink:href="https://www.ukrinform.ua/tag-zarplata" text:style-name="Internet_20_link" text:visited-style-name="Visited_20_Internet_20_Link">
</text:a>
 для лікарів, фармацевтів, фахівців зреабілітації, медичних сестер та молодших медичних працівників, які працюють внебезпечних умовах поблизу лінії фронту.</text:p>
      <text:p text:style-name="P4">
"Зокрема, на територіях активних бойових дій, відповідно до наказуМінреінтеграції, встановлено заробітну плату на рівні не менше: 28 000 гривень– для лікарів, фармацевтів, професіоналів у галузі охорони здоров’я тапрофесіоналів з вищою немедичною освітою у галузі охорони здоров'я; 18 000гривень – для медсестер та медбратів; 9 000 гривень – для молодшихмедпрацівників", - йдеться у повідомленні.</text:p>
      <text:p text:style-name="P4">
На територіях можливих бойових дій (прифронтових територіях), відповідно донаказу Мінреінтеграції, встановлено заробітну плату на рівні не менше: 23 000гривень – для лікарів, фармацевтів, професіоналів у галузі охорони здоров’я тапрофесіоналів з вищою немедичною освітою у галузі охорони здоров'я; 15 500гривень – для медсестер та медбратів; 8 000 гривень – для молодшихмедпрацівників.</text:p>
      <text:p text:style-name="P4">
<text:span text:style-name="T4">
Читайте також:</text:span>
 <text:a xlink:type="simple" xlink:href="https://www.ukrinform.ua/rubric-ato/3708243-vi-vselaete-viru-u-zitta-naev-podakuvav-medikam-za-poratunok-vijskovih.html" text:style-name="Internet_20_link" text:visited-style-name="Visited_20_Internet_20_Link">
 <text:span text:style-name="T4">
медикам</text:span>
 </text:a>
</text:p>
      <text:p text:style-name="P4">
За словами міністра охорони здоров’я, цим рішенням Уряд зробив ще один крок дозбереження кадрового потенціалу на прифронтових територіях та у зоні активнихбойових дій. Адже медики, які виконують свої обов’язки в небезпечних умовахпраці з постійним ризиком для життя та здоров’я, мають бути забезпечені гідноюзаробітною платою.</text:p>
      <text:p text:style-name="P4">
Рішення постанови розповсюджується на медичних працівників закладів охорониздоров’я, які мають контракт із Національною службою здоров'я.</text:p>
      <text:p text:style-name="P4">
Постанова діятиме до кінця 2023 року.</text:p>
      <text:p text:style-name="P4">
Source: <text:a xlink:type="simple" xlink:href="https://www.ukrinform.ua/rubric-society/3708415-urad-zobovazav-pidvisiti-zarplatu-medikam-na-prifrontovih-teritoriah-ta-v-zoni-bojovih-dij.html" text:style-name="Internet_20_link" text:visited-style-name="Visited_20_Internet_20_Link">
https://www.ukrinform.ua/rubric-society/3708415-urad-zobovazav-pidvisiti-zarplatu-medikam-na-prifrontovih-teritoriah-ta-v-zoni-bojovih-dij.html</text:a>
</text:p>
      <!--NEWS-->
      <text:h text:style-name="P10" text:outline-level="1">
<text:span text:style-name="T4">
Уряд схвалив концепцію цільової національно-культурної програми «Єдність у розмаїтті»</text:span>
</text:h>
      <text:p text:style-name="P4">
Authors: Ukrinform (Person)</text:p>
      <text:p text:style-name="P4">
Publisher: Укринформ (Organization)</text:p>
      <text:p text:style-name="P4">
Published Time: 2023-05-12T-137:17:46+03:00</text:p>
      <text:p text:style-name="P4">
Modified Time: 2023-05-12T18:17:46+03:00</text:p>
      <text:p text:style-name="P4">
Description: Кабінет Міністрів схвалив концепцію Державної цільової національно-культурної програми «Єдність у розмаїтті» на період до 2034 року. — Укрінформ.</text:p>
      <text:p text:style-name="P4">
Images: ["<text:a xlink:type="simple" xlink:href="https://static.ukrinform.com/photos/2020_12/thumb_files/630_360_1608131272-754.jpg" text:style-name="Internet_20_link" text:visited-style-name="Visited_20_Internet_20_Link">
630_360_16081...</text:a>
"]</text:p>
      <text:p text:style-name="P4">
Tags: ['Кабмін', 'Культура', 'Концепція']</text:p>
      <text:p text:style-name="P4">
Type: Article</text:p>
      <!--METADATA-->
      <text:p text:style-name="P4">
<draw:frame draw:style-name="fr1" draw:name="Image22" text:anchor-type="as-char" svg:width="6.9236in" svg:height="3.949857in" draw:z-index="0">
<draw:image xlink:href="../Images/yкринформ/2023-05-12T-137-17-46-03-00/630_360_1608131272-754.jpg" xlink:type="simple" xlink:show="embed" xlink:actuate="onLoad" draw:mime-type="image/jpeg"/>
</draw:frame>
 КабінетМіністрів схвалив концепцію Державної цільової національно-культурної програми«Єдність у розмаїтті» на період до 2034 року.</text:p>
      <text:p text:style-name="P4">
Про це йдеться у повідомленні <text:a xlink:type="simple" xlink:href="http://www.kmu.gov.ua/news/uriad-skhvalyv-kontseptsiiu-derzhavnoi-tsilovoi-natsionalno-kulturnoi-prohramy-iednist-u-rozmaitti-do-2034-roku" text:style-name="Internet_20_link" text:visited-style-name="Visited_20_Internet_20_Link">
 </text:a>
 , передає Укрінформ.</text:p>
      <text:p text:style-name="P4">
«Ми продовжуємо наполегливу роботу над реалізацією семи рекомендаційЄвропейської Комісії, необхідних для початку переговорного процесу щодо вступуУкраїни до ЄС. Сьогодні Кабінет Міністрів зробив ще один ключовий крок нацьому шляху. Концепція програми «Єдність у розмаїтті» була розроблена вінклюзивному діалозі та з урахуванням інтересів національних меншин такорінних народів, із залученням експертизи Ради Європи, у консультаціях ізміжнародними партнерами, Єврокомісією. Триває робота з напрацювання самоїДержавної програми, яка буде внесена на розгляд Уряду найближчим часом», –сказала віцевпрем’єр-міністр з питань європейської та євроатлантичноїінтеграції Ольга Стефанішина.</text:p>
      <text:p text:style-name="P4">
Концепція відповідає Закону України «Про національні меншини (спільноти)України» та визначає метою програми створення сталих інституційних умов длязадоволення потреб та ефективної реалізації прав і можливостей національнихменшин та корінних народів України відповідно до міжнародних нормативно-правових стандартів, сприяння міжкультурній компетентності, взаємодії тапорозумінню, інтеграції українського суспільства в умовах необхідностіподолання наслідків російсько-української війни та наслідків багаторічноїполітики російської насильницької асиміляції.</text:p>
      <text:p text:style-name="P4">
У своїй основі концепція виходить із доцільності загальнонаціональногоспрямування і координації державної політики у сфері міжнаціональних відносин,національних меншин, захисту прав корінних народів України з увагою дорегіональної специфіки.</text:p>
      <text:p text:style-name="P4">
«В Україні велике різноманіття національних культур та меншин. Вони володіютьсвоїми мовами та традиціями, які є унікальною складовою культурного та мовногорозмаїття нашої країни. Як приклад, мови надазовських греків – урумська ірумейська. Знання цих мов робить наших надазовських греків унікальними івідмінними від інших грецьких діаспор, розпорошених по світу. Наразі ми маємозробити все, щоби зберегти цю унікальність», – зазначив міністр КабінетуМіністрів Олег Немчінов.</text:p>
      <text:p text:style-name="P4">
Концепція передбачає реалізацію у межах програми комплексів заходів,спрямованих створити умови для належного забезпечення прав національних меншин(спільнот) та корінних народів, інтеграції українського суспільства. Вонарозрахована на період з 2024 по 2034 роки.</text:p>
      <text:p text:style-name="P4">
Оцінюючи загальне значення концепції, голова Держслужби з етнополітики тасвободи совісті Віктор Єленський наголосив, що вона є не лише важливимелементом роботи держави й суспільства над європейською інтеграцією України,але й безсумнівною демонстрацією внутрішньо притаманного українцям, яківідстояли своє право на власну тотожність, прагнення забезпечити всім етнічнимспільнотам, що проживають в Україні, гідних можливостей для свого культурногорозвитку.</text:p>
      <text:p text:style-name="P4">
<text:span text:style-name="T4">
Читайте також:</text:span>
 <text:a xlink:type="simple" xlink:href="https://www.ukrinform.ua/rubric-society/3673120-kozna-etnicna-spilnota-robit-unikalnij-vnesok-v-ukrainsku-kulturu-elenskij.html" text:style-name="Internet_20_link" text:visited-style-name="Visited_20_Internet_20_Link">
 <text:span text:style-name="T4">
Єленський</text:span>
 </text:a>
</text:p>
      <text:p text:style-name="P4">
Як повідомляв Укрінформ, у грудні 2022 року <text:a xlink:type="simple" xlink:href="https://www.ukrinform.ua/rubric-society/3633309-rada-uhvalila-zakon-pro-nacmensini.html" text:style-name="Internet_20_link" text:visited-style-name="Visited_20_Internet_20_Link">
</text:a>
 в цілому євроінтеграційний Закон №8224 про національніменшини (спільноти) України. Рішення підтримали 324 народні депутати.</text:p>
      <text:p text:style-name="P4">
Source: <text:a xlink:type="simple" xlink:href="https://www.ukrinform.ua/rubric-culture/3708416-urad-shvaliv-koncepciu-cilovoi-nacionalnokulturnoi-programi-ednist-u-rozmaitti.html" text:style-name="Internet_20_link" text:visited-style-name="Visited_20_Internet_20_Link">
https://www.ukrinform.ua/rubric-culture/3708416-urad-shvaliv-koncepciu-cilovoi-nacionalnokulturnoi-programi-ednist-u-rozmaitti.html</text:a>
</text:p>
      <!--NEWS-->
      <text:h text:style-name="P10" text:outline-level="1">
<text:span text:style-name="T4">
У Мелітополі біля під’їзду підірвали колаборанта</text:span>
</text:h>
      <text:p text:style-name="P4">
Authors: Ukrinform (Person)</text:p>
      <text:p text:style-name="P4">
Publisher: Укринформ (Organization)</text:p>
      <text:p text:style-name="P4">
Published Time: 2023-05-12T-139:17:00+03:00</text:p>
      <text:p text:style-name="P4">
Modified Time: 2023-05-12T18:17:00+03:00</text:p>
      <text:p text:style-name="P4">
Description: У Мелітополі вибухнула урна біля під'їзду багатоквартирного будинку, де мешкав так званий “виконувач обов’язків заступника міністра будівництва” Запорізької област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Вибух', 'Колаборант', 'Запоріжжя']</text:p>
      <text:p text:style-name="P4">
Type: Article</text:p>
      <!--METADATA-->
      <text:p text:style-name="P4">
<draw:frame draw:style-name="fr1" draw:name="Image23" text:anchor-type="as-char" svg:width="6.9236in" svg:height="3.956343in" draw:z-index="0">
<draw:image xlink:href="../Images/yкринформ/2023-05-12T-139-17-00-03-00/630_360_1669987737-966.jpg" xlink:type="simple" xlink:show="embed" xlink:actuate="onLoad" draw:mime-type="image/jpeg"/>
</draw:frame>
 УМелітополі вибухнула урна біля під'їзду багатоквартирного будинку, де мешкавтак званий “виконувач обов’язків заступника міністра будівництва” Запорізькоїобласті.</text:p>
      <text:p text:style-name="P4">
Як передає Укрінформ, про це повідомляє <text:a xlink:type="simple" xlink:href="https://t.me/ukr_sprotyv/2250" text:style-name="Internet_20_link" text:visited-style-name="Visited_20_Internet_20_Link">
 </text:a>
 <text:a xlink:type="simple" xlink:href="https://t.me/ukr_sprotyv/2250" text:style-name="Internet_20_link" text:visited-style-name="Visited_20_Internet_20_Link">
</text:a>
 “Національний спротив”.</text:p>
      <text:p text:style-name="P4">
“Чиновник” виходив з під'їзду, був підірваний і госпіталізований до медичногозакладу”, - йдеться у повідомленні.</text:p>
      <text:p text:style-name="P4">
<text:span text:style-name="T4">
Читайте також:</text:span>
 <text:a xlink:type="simple" xlink:href="https://www.ukrinform.ua/rubric-regions/3706003-u-melitopoli-ta-berdansku-zakrilis-supermarketi-vlasnik-vtik.html" text:style-name="Internet_20_link" text:visited-style-name="Visited_20_Internet_20_Link">
 </text:a>
</text:p>
      <text:p text:style-name="P4">
Як повідомляв Укрінформ, міський голова <text:a xlink:type="simple" xlink:href="https://www.ukrinform.ua/tag-melitopol" text:style-name="Internet_20_link" text:visited-style-name="Visited_20_Internet_20_Link">
 </text:a>
 Іван Федоров поінформував, що у Мелітополі та частковоМелітопольському районі нарахували близько тисячі зрадників та колаборантів.Усіх їх внесли до спеціальної бази даних.</text:p>
      <text:p text:style-name="P4">
Source: <text:a xlink:type="simple" xlink:href="https://www.ukrinform.ua/rubric-regions/3708417-u-melitopoli-bila-pidizdu-pidirvali-kolaboranta.html" text:style-name="Internet_20_link" text:visited-style-name="Visited_20_Internet_20_Link">
https://www.ukrinform.ua/rubric-regions/3708417-u-melitopoli-bila-pidizdu-pidirvali-kolaboranta.html</text:a>
</text:p>
      <!--NEWS-->
      <text:h text:style-name="P10" text:outline-level="1">
<text:span text:style-name="T4">
Чемпіонат світу з хокею розпочався перемогами Швеції, Канади, Чехії та США</text:span>
</text:h>
      <text:p text:style-name="P4">
Authors: Ukrinform (Person)</text:p>
      <text:p text:style-name="P4">
Publisher: Укринформ (Organization)</text:p>
      <text:p text:style-name="P4">
Published Time: 2023-05-12T-13:59:00+03:00</text:p>
      <text:p text:style-name="P4">
Modified Time: 2023-05-12T23:59:00+03:00</text:p>
      <text:p text:style-name="P4">
Description: На чемпіонаті світу з хокею в Тампере (Фінляндія) та Ризі (Латвія) завершився перший ігровий день. — Укрінформ.</text:p>
      <text:p text:style-name="P4">
Images: ["<text:a xlink:type="simple" xlink:href="https://static.ukrinform.com/photos/2023_05/thumb_files/630_360_1683924894-664.jpg" text:style-name="Internet_20_link" text:visited-style-name="Visited_20_Internet_20_Link">
630_360_16839...</text:a>
"]</text:p>
      <text:p text:style-name="P4">
Tags: ['Чемпіонат світу', 'хокей']</text:p>
      <text:p text:style-name="P4">
Type: Article</text:p>
      <!--METADATA-->
      <text:p text:style-name="P4">
<draw:frame draw:style-name="fr1" draw:name="Image24" text:anchor-type="as-char" svg:width="6.9236in" svg:height="3.956343in" draw:z-index="0">
<draw:image xlink:href="../Images/yкринформ/2023-05-12T-13-59-00-03-00/630_360_1683924894-664.jpg" xlink:type="simple" xlink:show="embed" xlink:actuate="onLoad" draw:mime-type="image/jpeg"/>
</draw:frame>
 Начемпіонаті світу з хокею в Тампере (Фінляндія) та Ризі (Латвія) завершивсяперший ігровий день.</text:p>
      <text:p text:style-name="P4">
Збірна Швеції відкрила турнір перемогою над командою Німеччини з рахунком 1:0(0:0, 0:0, 1:0), передає Укрінформ.</text:p>
      <text:p text:style-name="P4">
В інших стартових матчах світової першості Канада розгромила Латвію - 6:0(2:0, 2:0, 2:0), Чехія обіграла Словаччину - 3:2 (3:2, 0:0, 0:0), а збірна СШАздобула вольову перемогу над командою Фінляндії - 4:1 (0:1, 1:0, 3:0).</text:p>
      <text:p text:style-name="P4">
<text:span text:style-name="T4">
Читайте також:</text:span>
 <text:span text:style-name="T4">
<text:a xlink:type="simple" xlink:href="https://www.ukrinform.ua/rubric-sports/3705446-velika-britania-ta-polsa-probilisa-v-elitu-cempionatu-svitu-z-hokeu.html" text:style-name="Internet_20_link" text:visited-style-name="Visited_20_Internet_20_Link">
 </text:a>
 </text:span>
</text:p>
      <text:p text:style-name="P4">
Чемпіонат світу з хокею триватиме до 28 травня.</text:p>
      <text:p text:style-name="P4">
<text:span text:style-name="T5">
Фото: AFP</text:span>
</text:p>
      <text:p text:style-name="P4">
Source: <text:a xlink:type="simple" xlink:href="https://www.ukrinform.ua/rubric-sports/3708544-cempionat-svitu-z-hokeu-rozpocavsa-peremogami-svecii-kanadi-cehii-ta-ssa.html" text:style-name="Internet_20_link" text:visited-style-name="Visited_20_Internet_20_Link">
https://www.ukrinform.ua/rubric-sports/3708544-cempionat-svitu-z-hokeu-rozpocavsa-peremogami-svecii-kanadi-cehii-ta-ssa.html</text:a>
</text:p>
      <!--NEWS-->
      <text:h text:style-name="P10" text:outline-level="1">
<text:span text:style-name="T4">
Уряд зобов'язав підвищити зарплату медикам на прифронтових територіях та в зоні бойових дій</text:span>
</text:h>
      <text:p text:style-name="P4">
Authors: Ukrinform (Person)</text:p>
      <text:p text:style-name="P4">
Publisher: Укринформ (Organization)</text:p>
      <text:p text:style-name="P4">
Published Time: 2023-05-12T-141:17:00+03:00</text:p>
      <text:p text:style-name="P4">
Modified Time: 2023-05-12T18:17:00+03:00</text:p>
      <text:p text:style-name="P4">
Description: Уряд ухвалив постанову, якою збільшив розмір мінімальної заробітної плати медикам, які надають спеціалізовану та екстрену медичну допомогу в зоні активних бойових дій та на прифронтових територіях. — Укрінформ.</text:p>
      <text:p text:style-name="P4">
Images: ["<text:a xlink:type="simple" xlink:href="https://static.ukrinform.com/photos/2021_09/thumb_files/630_360_1632730714-645.jpeg" text:style-name="Internet_20_link" text:visited-style-name="Visited_20_Internet_20_Link">
630_360_16327...</text:a>
"]</text:p>
      <text:p text:style-name="P4">
Tags: ['Медики', 'Уряд', 'Зарплата', 'Війна з росією']</text:p>
      <text:p text:style-name="P4">
Type: Article</text:p>
      <!--METADATA-->
      <text:p text:style-name="P4">
<draw:frame draw:style-name="fr1" draw:name="Image25" text:anchor-type="as-char" svg:width="6.9236in" svg:height="3.956343in" draw:z-index="0">
<draw:image xlink:href="../Images/yкринформ/2023-05-12T-141-17-00-03-00/630_360_1632730714-645.jpeg" xlink:type="simple" xlink:show="embed" xlink:actuate="onLoad" draw:mime-type="image/jpeg"/>
</draw:frame>
 Урядухвалив постанову, якою збільшив розмір мінімальної заробітної плати медикам,які надають спеціалізовану та екстрену медичну допомогу в зоні активнихбойових дій та на прифронтових територіях.</text:p>
      <text:p text:style-name="P4">
Про це повідомляє <text:a xlink:type="simple" xlink:href="https://moz.gov.ua/article/news/urjad-zobovjazav-pidvischiti-zarobitnu-platu-medikam-na-prifrontovih-teritorijah-ta-v-zoni-aktivnih-bojovih-dij" text:style-name="Internet_20_link" text:visited-style-name="Visited_20_Internet_20_Link">
 </text:a>
 , передає Укрінформ.</text:p>
      <text:p text:style-name="P4">
Як зазначили в МОЗ, йдеться про встановлення нового рівня <text:a xlink:type="simple" xlink:href="https://www.ukrinform.ua/tag-zarplata" text:style-name="Internet_20_link" text:visited-style-name="Visited_20_Internet_20_Link">
</text:a>
 для лікарів, фармацевтів, фахівців зреабілітації, медичних сестер та молодших медичних працівників, які працюють внебезпечних умовах поблизу лінії фронту.</text:p>
      <text:p text:style-name="P4">
"Зокрема, на територіях активних бойових дій, відповідно до наказуМінреінтеграції, встановлено заробітну плату на рівні не менше: 28 000 гривень– для лікарів, фармацевтів, професіоналів у галузі охорони здоров’я тапрофесіоналів з вищою немедичною освітою у галузі охорони здоров'я; 18 000гривень – для медсестер та медбратів; 9 000 гривень – для молодшихмедпрацівників", - йдеться у повідомленні.</text:p>
      <text:p text:style-name="P4">
На територіях можливих бойових дій (прифронтових територіях), відповідно донаказу Мінреінтеграції, встановлено заробітну плату на рівні не менше: 23 000гривень – для лікарів, фармацевтів, професіоналів у галузі охорони здоров’я тапрофесіоналів з вищою немедичною освітою у галузі охорони здоров'я; 15 500гривень – для медсестер та медбратів; 8 000 гривень – для молодшихмедпрацівників.</text:p>
      <text:p text:style-name="P4">
<text:span text:style-name="T4">
Читайте також:</text:span>
 <text:a xlink:type="simple" xlink:href="https://www.ukrinform.ua/rubric-ato/3708243-vi-vselaete-viru-u-zitta-naev-podakuvav-medikam-za-poratunok-vijskovih.html" text:style-name="Internet_20_link" text:visited-style-name="Visited_20_Internet_20_Link">
 <text:span text:style-name="T4">
медикам</text:span>
 </text:a>
</text:p>
      <text:p text:style-name="P4">
За словами міністра охорони здоров’я, цим рішенням Уряд зробив ще один крок дозбереження кадрового потенціалу на прифронтових територіях та у зоні активнихбойових дій. Адже медики, які виконують свої обов’язки в небезпечних умовахпраці з постійним ризиком для життя та здоров’я, мають бути забезпечені гідноюзаробітною платою.</text:p>
      <text:p text:style-name="P4">
Рішення постанови розповсюджується на медичних працівників закладів охорониздоров’я, які мають контракт із Національною службою здоров'я.</text:p>
      <text:p text:style-name="P4">
Постанова діятиме до кінця 2023 року.</text:p>
      <text:p text:style-name="P4">
Source: <text:a xlink:type="simple" xlink:href="https://www.ukrinform.ua/rubric-society/3708415-urad-zobovazav-pidvisiti-zarplatu-medikam-na-prifrontovih-teritoriah-ta-v-zoni-bojovih-dij.html" text:style-name="Internet_20_link" text:visited-style-name="Visited_20_Internet_20_Link">
https://www.ukrinform.ua/rubric-society/3708415-urad-zobovazav-pidvisiti-zarplatu-medikam-na-prifrontovih-teritoriah-ta-v-zoni-bojovih-dij.html</text:a>
</text:p>
      <!--NEWS-->
      <text:h text:style-name="P10" text:outline-level="1">
<text:span text:style-name="T4">
Ісландія за час війни надала Україні понад $25 мільйонів допомоги</text:span>
</text:h>
      <text:p text:style-name="P4">
Authors: Ukrinform (Person)</text:p>
      <text:p text:style-name="P4">
Publisher: Укринформ (Organization)</text:p>
      <text:p text:style-name="P4">
Published Time: 2023-05-12T-143:13:00+03:00</text:p>
      <text:p text:style-name="P4">
Modified Time: 2023-05-12T18:13:00+03:00</text:p>
      <text:p text:style-name="P4">
Description: Ісландія з перших днів повномасштабного вторгнення рф в Україну засудила російську агресію та надала Києву допомогу в розмірі понад 25 мільйонів доларів. — Укрінформ.</text:p>
      <text:p text:style-name="P4">
Images: ["<text:a xlink:type="simple" xlink:href="https://static.ukrinform.com/photos/2017_05/thumb_files/630_360_1494596759-2633.jpg" text:style-name="Internet_20_link" text:visited-style-name="Visited_20_Internet_20_Link">
630_360_14945...</text:a>
"]</text:p>
      <text:p text:style-name="P4">
Tags: ['Ісландія', 'допомога', 'Кондратюк', 'Війна з росією']</text:p>
      <text:p text:style-name="P4">
Type: Article</text:p>
      <!--METADATA-->
      <text:p text:style-name="P4">
<draw:frame draw:style-name="fr1" draw:name="Image26" text:anchor-type="as-char" svg:width="6.9236in" svg:height="3.950967in" draw:z-index="0">
<draw:image xlink:href="../Images/yкринформ/2023-05-12T-143-13-00-03-00/630_360_1494596759-2633.jpg" xlink:type="simple" xlink:show="embed" xlink:actuate="onLoad" draw:mime-type="image/jpeg"/>
</draw:frame>
Ісландія з перших днів повномасштабного вторгнення рф в Україну засудиларосійську агресію та надала Києву допомогу в розмірі понад 25 мільйонівдоларів.</text:p>
      <text:p text:style-name="P4">
Про це повідомила у <text:a xlink:type="simple" xlink:href="https://www.facebook.com/story.php" text:style-name="Internet_20_link" text:visited-style-name="Visited_20_Internet_20_Link">
</text:a>
заступниця Голови Верховної Ради Олена Кондратюк, яка перебуває у Рейк’явікунапередодні саміту Ради Європи, передає Укрінформ.</text:p>
      <text:p text:style-name="P4">
« <text:a xlink:type="simple" xlink:href="https://www.ukrinform.ua/tag-islandia" text:style-name="Internet_20_link" text:visited-style-name="Visited_20_Internet_20_Link">
 </text:a>
 з перших днів повномасштабноговторгнення засудила агресію рф та надала допомоги понад 25 мільйонів доларів умежах комплексної допомоги НАТО та у Фонд відновлення України», - підкреслилавіцеспікер.</text:p>
      <text:p text:style-name="P4">
За її словами, під час візиту вона проведе різнорівневі зустрічі зкерівництвом Ісландії - спікером парламенту, віцеспікерами, представникамипарламентських комітетів, міністерства закордонних справ, а також окремізустрічі з Міжнародним жіночим конгресом.</text:p>
      <text:p text:style-name="P4">
<text:span text:style-name="T4">
Читайте також:</text:span>
 <text:a xlink:type="simple" xlink:href="https://www.ukrinform.ua/rubric-ato/3707940-es-vid-lutogo-peredav-ukraini-ponad-tisacu-raket-borrel.html" text:style-name="Internet_20_link" text:visited-style-name="Visited_20_Internet_20_Link">
 </text:a>
</text:p>
      <text:p text:style-name="P4">
Як повідомлялося, 4-ий саміт в історії Ради Європи відбудеться у Рейк‘явіку16-17 травня.</text:p>
      <text:p text:style-name="P4">
Source: <text:a xlink:type="simple" xlink:href="https://www.ukrinform.ua/rubric-polytics/3708413-islandia-za-cas-vijni-nadala-ukraini-ponad-25-miljoniv-dopomogi.html" text:style-name="Internet_20_link" text:visited-style-name="Visited_20_Internet_20_Link">
https://www.ukrinform.ua/rubric-polytics/3708413-islandia-za-cas-vijni-nadala-ukraini-ponad-25-miljoniv-dopomogi.html</text:a>
</text:p>
      <!--NEWS-->
      <text:h text:style-name="P10" text:outline-level="1">
<text:span text:style-name="T4">
At Lyman direction Russian army shelled Makiyivka and Nevske of Luhansk region and Bilohorivk...</text:span>
</text:h>
      <text:p text:style-name="P4">
Authors: liveuamap (Language: en)</text:p>
      <text:p text:style-name="P4">
Time: 2023-05-12T-14:38:00</text:p>
      <text:p text:style-name="P4">
Location: Bilohorivka (Latitude:48.92409 Longtitude:38.24215)</text:p>
      <text:p text:style-name="P4">
Videos: []</text:p>
      <text:p text:style-name="P4">
Images: []</text:p>
      <text:p text:style-name="P4">
Tags: ["Russia"]</text:p>
      <text:p text:style-name="P4">
ID: 22562326</text:p>
      <!--METADATA-->
      <text:p text:style-name="P4">
At Lyman direction Russian army shelled Makiyivka and Nevske of Luhansk regionand Bilohorivka, Torske, Serebryanka, Verkhnokamyanske, Spirne, Berestove andVesele of Donetsk region. Russian aviation conducted airstrikes at Hrekivka,Verkhnokamyanske, Spirne and Bilohorivka, - General Staff of Armed Forces ofUkraine says in the morning report</text:p>
      <text:p text:style-name="P4">
News Collection Link: <text:a xlink:type="simple" xlink:href="https://liveuamap.com/en/2023/12-may-at-lyman-direction-russian-army-shelled-makiyivka" text:style-name="Internet_20_link" text:visited-style-name="Visited_20_Internet_20_Link">
https://liveuamap.com/en/2023/12-may-at-lyman-direction-russian-army-shelled-makiyivka</text:a>
</text:p>
      <text:p text:style-name="P4">
Source: <text:a xlink:type="simple" xlink:href="https://t.me/lumsrc/4760" text:style-name="Internet_20_link" text:visited-style-name="Visited_20_Internet_20_Link">
https://t.me/lumsrc/4760</text:a>
</text:p>
      <!--NEWS-->
      <text:h text:style-name="P10" text:outline-level="1">
<text:span text:style-name="T4">
Під час «бавовни» у Луганську був поранений депутат російської думи - ЗМІ</text:span>
</text:h>
      <text:p text:style-name="P4">
Authors: Ukrinform (Person)</text:p>
      <text:p text:style-name="P4">
Publisher: Укринформ (Organization)</text:p>
      <text:p text:style-name="P4">
Published Time: 2023-05-12T-15:54:00+03:00</text:p>
      <text:p text:style-name="P4">
Modified Time: 2023-05-12T23:54:00+03:00</text:p>
      <text:p text:style-name="P4">
Description: Після вибухів у Луганську було поранено депутата путінської партії "єдина росія" віктора водолацького.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Депутат', 'Вибух', 'Луганськ', 'Держдума РФ', 'Війна з росією']</text:p>
      <text:p text:style-name="P4">
Type: Article</text:p>
      <!--METADATA-->
      <text:p text:style-name="P4">
<draw:frame draw:style-name="fr1" draw:name="Image27" text:anchor-type="as-char" svg:width="6.9236in" svg:height="3.956343in" draw:z-index="0">
<draw:image xlink:href="../Images/yкринформ/2023-05-12T-15-54-00-03-00/630_360_1669987737-966.jpg" xlink:type="simple" xlink:show="embed" xlink:actuate="onLoad" draw:mime-type="image/jpeg"/>
</draw:frame>
 Післявибухів у Луганську було поранено депутата путінської партії "єдина росія"віктора водолацького.</text:p>
      <text:p text:style-name="P4">
Про це передає Укрінформ із посиланням на <text:a xlink:type="simple" xlink:href="https://www.kommersant.ru/doc/5985124" text:style-name="Internet_20_link" text:visited-style-name="Visited_20_Internet_20_Link">
</text:a>
 .</text:p>
      <text:p text:style-name="P4">
"За додатковою інформацією, внаслідок ракетного обстрілу м. Луганськ пораненняотримали шестеро дітей та депутат державної думи рф віктор володацький", -йдеться у повідомленні.</text:p>
      <text:p text:style-name="P4">
<text:span text:style-name="T4">
Читайте також:</text:span>
 <text:span text:style-name="T4">
<text:a xlink:type="simple" xlink:href="https://www.ukrinform.ua/rubric-regions/3708531-fedorov-povidomiv-pro-gucnij-vibuh-u-melitopoli.html" text:style-name="Internet_20_link" text:visited-style-name="Visited_20_Internet_20_Link">
 </text:a>
 </text:span>
</text:p>
      <text:p text:style-name="P4">
водолацький за кілька днів до початку повномасштабного вторгнення він приїхаву тимчасово окупований Луганськ.</text:p>
      <text:p text:style-name="P4">
Як раніше повідомляло агентство, сьогодні у тимчасово окупованому Луганську_<text:span text:style-name="T4">
<text:a xlink:type="simple" xlink:href="https://www.ukrinform.ua/rubric-ato/3708447-u-lugansku-prolunali-vibuhi-zmi-povidomlaut-pro-raketnij-udar-po-naftoshovisu.html" text:style-name="Internet_20_link" text:visited-style-name="Visited_20_Internet_20_Link">
 </text:a>
 </text:span>
 _</text:p>
      <text:p text:style-name="P4">
Source: <text:a xlink:type="simple" xlink:href="https://www.ukrinform.ua/rubric-regions/3708546-pid-cas-bavovni-u-lugansku-buv-poranenij-deputat-rosijskoi-dumi-zmi.html" text:style-name="Internet_20_link" text:visited-style-name="Visited_20_Internet_20_Link">
https://www.ukrinform.ua/rubric-regions/3708546-pid-cas-bavovni-u-lugansku-buv-poranenij-deputat-rosijskoi-dumi-zmi.html</text:a>
</text:p>
      <!--NEWS-->
      <text:h text:style-name="P10" text:outline-level="1">
<text:span text:style-name="T4">
Уряд підтримав законопроєкт про приєднання Магістральних газопроводів України до Оператора ГТС</text:span>
</text:h>
      <text:p text:style-name="P4">
Authors: Ukrinform (Person)</text:p>
      <text:p text:style-name="P4">
Publisher: Укринформ (Organization)</text:p>
      <text:p text:style-name="P4">
Published Time: 2023-05-12T-168:09:00+03:00</text:p>
      <text:p text:style-name="P4">
Modified Time: 2023-05-12T17:09:00+03:00</text:p>
      <text:p text:style-name="P4">
Description: Уряд схвалив проєкт закону, який передбачає приєднання АТ «Магістральні газопроводи України» до ТОВ «Оператор газотранспортної системи України».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Законопроєкт', 'ГТС України', 'Газопровід']</text:p>
      <text:p text:style-name="P4">
Type: Article</text:p>
      <!--METADATA-->
      <text:p text:style-name="P4">
<draw:frame draw:style-name="fr1" draw:name="Image28" text:anchor-type="as-char" svg:width="6.9236in" svg:height="3.956343in" draw:z-index="0">
<draw:image xlink:href="../Images/yкринформ/2023-05-12T-168-09-00-03-00/630_360_1659708198-453.jpg" xlink:type="simple" xlink:show="embed" xlink:actuate="onLoad" draw:mime-type="image/jpeg"/>
</draw:frame>
 Урядсхвалив проєкт закону, який передбачає приєднання АТ «Магістральні газопроводиУкраїни» до ТОВ «Оператор газотранспортної системи України».</text:p>
      <text:p text:style-name="P4">
Про це повідомив у <text:a xlink:type="simple" xlink:href="https://t.me/tmelnychuk/2297" text:style-name="Internet_20_link" text:visited-style-name="Visited_20_Internet_20_Link">
 </text:a>
 постійний представникуряду у Верховній Раді Тарас Мельничук, передає Укрінформ.</text:p>
      <text:p text:style-name="P4">
«Законопроєкт визначає одноразову спеціальну процедуру корпоративної реформиоператора газотранспортної системи України шляхом приєднання АТ «Магістральні<text:a xlink:type="simple" xlink:href="https://www.ukrinform.ua/tag-gazoprovid" text:style-name="Internet_20_link" text:visited-style-name="Visited_20_Internet_20_Link">
 </text:a>
 України» до ТОВ «Операторгазотранспортної системи України», - зазначив він.</text:p>
      <text:p text:style-name="P4">
Мельничук додав, що документ також спрямований на усунення складної системиуправління підприємствами газотранспортної системи України, з урахуваннямКерівних принципів ОЕСР щодо корпоративного врядування на підприємствахдержавної форми власності.</text:p>
      <text:p text:style-name="P4">
<text:span text:style-name="T4">
Читайте також:</text:span>
 <text:a xlink:type="simple" xlink:href="https://www.ukrinform.ua/rubric-economy/3706319-operator-gts-sukae-novih-mozlivostej-transportuvanna-gazu.html" text:style-name="Internet_20_link" text:visited-style-name="Visited_20_Internet_20_Link">
 </text:a>
</text:p>
      <text:p text:style-name="P4">
Як повідомлялося, АТ «Магістральні газопроводи України» є єдиним акціонеромОГТСУ. Власником МГУ є держава в особі Кабінету Міністрів України.</text:p>
      <text:p text:style-name="P4">
У березні 2023 року в Енергетичному співтоваристві заявили, що вважають запотрібне ліквідацію МГУ, а також мають занепокоєння щодо фінансового стануОГТСУ.</text:p>
      <text:p text:style-name="P4">
Source: <text:a xlink:type="simple" xlink:href="https://www.ukrinform.ua/rubric-economy/3708371-urad-pidtrimav-zakonoproekt-pro-priednanna-magistralnih-gazoprovodiv-ukraini-do-operatora-gts.html" text:style-name="Internet_20_link" text:visited-style-name="Visited_20_Internet_20_Link">
https://www.ukrinform.ua/rubric-economy/3708371-urad-pidtrimav-zakonoproekt-pro-priednanna-magistralnih-gazoprovodiv-ukraini-do-operatora-gts.html</text:a>
</text:p>
      <!--NEWS-->
      <text:h text:style-name="P10" text:outline-level="1">
<text:span text:style-name="T4">
At Bakhmut direction Russian army shelled Vasukivka, Orikhovo-Vasylivka, Novomarkove, Markove...</text:span>
</text:h>
      <text:p text:style-name="P4">
Authors: liveuamap (Language: en)</text:p>
      <text:p text:style-name="P4">
Time: 2023-05-12T-16:38:00</text:p>
      <text:p text:style-name="P4">
Location: Bakhmut (Latitude:48.46609 Longtitude:37.95347)</text:p>
      <text:p text:style-name="P4">
Videos: []</text:p>
      <text:p text:style-name="P4">
Images: []</text:p>
      <text:p text:style-name="P4">
Tags: ["Russia"]</text:p>
      <text:p text:style-name="P4">
ID: 22562325</text:p>
      <!--METADATA-->
      <text:p text:style-name="P4">
At Bakhmut direction Russian army shelled Vasukivka, Orikhovo-Vasylivka,Novomarkove, Markove, Bakhmut, Ivanivske, Chasiv Yar, Kostyantynivka,Oleksandro-Shultyne, Pivdenne, Toretsk, Pivnichne and New York of Donetskregion. Russian aviation conducted airstrikes at Bakhmut, Bila Hora,Kurdumivka and New York, - General Staff of Armed Forces of Ukraine says inthe morning report</text:p>
      <text:p text:style-name="P4">
News Collection Link: <text:a xlink:type="simple" xlink:href="https://liveuamap.com/en/2023/12-may-at-bakhmut-direction-russian-army-shelled-vasukivka" text:style-name="Internet_20_link" text:visited-style-name="Visited_20_Internet_20_Link">
https://liveuamap.com/en/2023/12-may-at-bakhmut-direction-russian-army-shelled-vasukivka</text:a>
</text:p>
      <text:p text:style-name="P4">
Source: <text:a xlink:type="simple" xlink:href="https://t.me/lumsrc/4761" text:style-name="Internet_20_link" text:visited-style-name="Visited_20_Internet_20_Link">
https://t.me/lumsrc/4761</text:a>
</text:p>
      <!--NEWS-->
      <text:h text:style-name="P10" text:outline-level="1">
<text:span text:style-name="T4">
Залужний: Перемога України - це однозначно звільнення всіх окупованих територій</text:span>
</text:h>
      <text:p text:style-name="P4">
Authors: Ukrinform (Person)</text:p>
      <text:p text:style-name="P4">
Publisher: Укринформ (Organization)</text:p>
      <text:p text:style-name="P4">
Published Time: 2023-05-12T-17:47:00+03:00</text:p>
      <text:p text:style-name="P4">
Modified Time: 2023-05-12T23:47:00+03:00</text:p>
      <text:p text:style-name="P4">
Description: Перемога України – це однозначно звільнення усієї окупованої території України. — Укрінформ.</text:p>
      <text:p text:style-name="P4">
Images: ["<text:a xlink:type="simple" xlink:href="https://static.ukrinform.com/photos/2022_08/thumb_files/630_360_1659877197-816.jpeg" text:style-name="Internet_20_link" text:visited-style-name="Visited_20_Internet_20_Link">
630_360_16598...</text:a>
"]</text:p>
      <text:p text:style-name="P4">
Tags: ['Агресія РФ', 'Валерій Залужний', 'Війна з росією']</text:p>
      <text:p text:style-name="P4">
Type: Article</text:p>
      <!--METADATA-->
      <text:p text:style-name="P4">
<draw:frame draw:style-name="fr1" draw:name="Image29" text:anchor-type="as-char" svg:width="6.9236in" svg:height="3.956343in" draw:z-index="0">
<draw:image xlink:href="../Images/yкринформ/2023-05-12T-17-47-00-03-00/630_360_1659877197-816.jpeg" xlink:type="simple" xlink:show="embed" xlink:actuate="onLoad" draw:mime-type="image/jpeg"/>
</draw:frame>
 ПеремогаУкраїни – це однозначно звільнення усієї окупованої території України.</text:p>
      <text:p text:style-name="P4">
Про це Головнокомандувач Збройних Сил України Валерій Залужний сказав в <text:a xlink:type="simple" xlink:href="https://www.youtube.com/watch" text:style-name="Internet_20_link" text:visited-style-name="Visited_20_Internet_20_Link">
</text:a>
 спецпроєкту Дмитра Комарова«Рік. За кадром», передає Укрінформ.</text:p>
      <text:p text:style-name="P4">
«Наша перемога однозначно – звільнення усієї окупованої території України. Всятериторія має бути звільна. Але цього замало. Україна як держава має зробитиусе, щоб все що відбулась і розпочалось 24 лютого ніколи не повторилось. Цемає бути відбудована така військова інституція, яка ніколи не дасть можливістьросіянам повторити все», - сказав він.</text:p>
      <text:p text:style-name="P4">
<text:span text:style-name="T4">
Читайте також:</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Головнокомандувач Збройних Сил зауважив, що перемога - це не лише звільненатериторія, а потужна надсучасна боєздатна армія. І світова історія знаєдержави, які демонструють іншим, що їх краще не чіпати. «Держава Україна маєстати саме такою державою». На уточнююче запитання Залужний зауважив, що мовайде про Ізраїль.</text:p>
      <text:p text:style-name="P4">
Він також запевнив, що Україна знає, що потрібно для звільнення від російськихзагарбників Криму, Донеччини, Луганщини, але наголошує на великому обсязіроботи, який швидко не зробити.</text:p>
      <text:p text:style-name="P4">
«Ми знаємо, що потрібно для того, щоб звільнити Крим, що потрібно для того,щоб звільнити Донецьку область, Луганську область. Але це дуже великий обсягроботи, який швидко не зробиться», - сказав Залужний.</text:p>
      <text:p text:style-name="P4">
<text:span text:style-name="T4">
Читайте також:</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На уточнююче запитання, чи поверне Україна Крим, Донеччину, Луганщину,Головнокомандувач ЗСУ відповів: «Звісно, обовязково!».</text:p>
      <text:p text:style-name="P4">
Він додав, що саме про повернення додому, про відбудову шкіл йому у листахпишуть діти.</text:p>
      <text:p text:style-name="P4">
«Тому ми це зробимо обов’язково, для них», - підкреслив <text:span text:style-name="T4">
<text:a xlink:type="simple" xlink:href="https://www.ukrinform.ua/tag-valerij-zaluznij" text:style-name="Internet_20_link" text:visited-style-name="Visited_20_Internet_20_Link">
</text:a>
 </text:span>
 .</text:p>
      <text:p text:style-name="P4">
За його словами, цю війну можна порівняти і з першою та другою світовимивійнами, настільки вона масштабна. Станом на сьогодні лінія фронту для ЗСУ –це 3 тисяч 750 км.</text:p>
      <text:p text:style-name="P4">
«Це дуже багато. Як у другу світову війну. Кількість боєприпасів, яківикористовуються нами і противників повністю співпадає. По кількістю силможливо ще станом на сьогодні ще трошки менше. Але по всім ознакам вже можнаприрівняти(до другої світової – ред.). Я особисто був впевнений, що війнатакого масштабу неможлива у 21 століття», - підкреслив він.</text:p>
      <text:p text:style-name="P4">
<text:span text:style-name="T4">
Читайте також:</text:span>
 <text:span text:style-name="T4">
<text:a xlink:type="simple" xlink:href="https://www.ukrinform.ua/rubric-ato/3708534-zaluznij-kaze-so-ne-peregladav-prognoziv-svidkogo-znisenna-ukraini.html" text:style-name="Internet_20_link" text:visited-style-name="Visited_20_Internet_20_Link">
 </text:a>
 </text:span>
</text:p>
      <text:p text:style-name="P4">
Залужний підкреслив, що наш супротив вразив весь світ «Тепер будь-яка розмоваз західними партнерами починається з того, що вони схиляються перед мужністю ігероїзмом наших солдат, а завершується словами – Слава Україні. Героям слава».</text:p>
      <text:p text:style-name="P4">
Відповідаючи на запитання щодо збільшення рейтингу української армії, яка довійни була у світі на 25 місці, а зараз на 15, Залужний зауважив, що до будь-яких рейтингів ставиться негативно. А професіоналізм нашої армії оцінюють усвіті дуже високо.</text:p>
      <text:p text:style-name="P4">
<text:span text:style-name="T4">
Читайте також:</text:span>
 <text:span text:style-name="T4">
<text:a xlink:type="simple" xlink:href="https://www.ukrinform.ua/rubric-ato/3708541-robota-nad-stvorennam-idealnoi-ukrainskoi-armii-trivae-popri-vijnu-zaluznij.html" text:style-name="Internet_20_link" text:visited-style-name="Visited_20_Internet_20_Link">
 </text:a>
 </text:span>
</text:p>
      <text:p text:style-name="P4">
Як повідомляв Укрінформ, 24 лютого 2022 року російська федерація розпочалановий етап восьмирічної війни проти України – повномасштабний наступ.</text:p>
      <text:p text:style-name="P4">
Source: <text:a xlink:type="simple" xlink:href="https://www.ukrinform.ua/rubric-ato/3708543-zaluznij-peremoga-ukraini-ce-odnoznacno-zvilnenna-vsih-okupovanih-teritorij.html" text:style-name="Internet_20_link" text:visited-style-name="Visited_20_Internet_20_Link">
https://www.ukrinform.ua/rubric-ato/3708543-zaluznij-peremoga-ukraini-ce-odnoznacno-zvilnenna-vsih-okupovanih-teritorij.html</text:a>
</text:p>
      <!--NEWS-->
      <text:h text:style-name="P10" text:outline-level="1">
<text:span text:style-name="T4">
At Avdiyivka direction Russian army shelled Novokalynove, Berdychi, Stepove, Syeverne and Per...</text:span>
</text:h>
      <text:p text:style-name="P4">
Authors: liveuamap (Language: en)</text:p>
      <text:p text:style-name="P4">
Time: 2023-05-12T-18:38:00</text:p>
      <text:p text:style-name="P4">
Location: Donetsk (Latitude:48.09195 Longtitude:37.60105)</text:p>
      <text:p text:style-name="P4">
Videos: []</text:p>
      <text:p text:style-name="P4">
Images: []</text:p>
      <text:p text:style-name="P4">
Tags: ["Russia"]</text:p>
      <text:p text:style-name="P4">
ID: 22562324</text:p>
      <!--METADATA-->
      <text:p text:style-name="P4">
At Avdiyivka direction Russian army shelled Novokalynove, Berdychi, Stepove,Syeverne and Pervomayske of Donetsk region, - General Staff of Armed Forces ofUkraine says in the morning report</text:p>
      <text:p text:style-name="P4">
News Collection Link: <text:a xlink:type="simple" xlink:href="https://liveuamap.com/en/2023/12-may-at-avdiyivka-direction-russian-army-shelled-novokalynove" text:style-name="Internet_20_link" text:visited-style-name="Visited_20_Internet_20_Link">
https://liveuamap.com/en/2023/12-may-at-avdiyivka-direction-russian-army-shelled-novokalynove</text:a>
</text:p>
      <text:p text:style-name="P4">
Source: <text:a xlink:type="simple" xlink:href="https://t.me/lumsrc/4762" text:style-name="Internet_20_link" text:visited-style-name="Visited_20_Internet_20_Link">
https://t.me/lumsrc/4762</text:a>
</text:p>
      <!--NEWS-->
      <text:h text:style-name="P10" text:outline-level="1">
<text:span text:style-name="T4">
В ООН очікують на швидке поновлення переговорів про припинення вогню у Судані</text:span>
</text:h>
      <text:p text:style-name="P4">
Authors: Ukrinform (Person)</text:p>
      <text:p text:style-name="P4">
Publisher: Укринформ (Organization)</text:p>
      <text:p text:style-name="P4">
Published Time: 2023-05-12T-19:43:00+03:00</text:p>
      <text:p text:style-name="P4">
Modified Time: 2023-05-12T23:43:00+03:00</text:p>
      <text:p text:style-name="P4">
Description: Високопоставлений представник ООН заявив у п'ятницю, що переговори про припинення вогню в Судані відновляться в найближчі день-два, і описав зміну в позиції воюючих сторін, яка може зробити їх більш схильними до дотримання будь-якої майбутньої угоди. — Укрінформ.</text:p>
      <text:p text:style-name="P4">
Images: ["<text:a xlink:type="simple" xlink:href="https://static.ukrinform.com/photos/2023_04/thumb_files/630_360_1681626756-721.jpg" text:style-name="Internet_20_link" text:visited-style-name="Visited_20_Internet_20_Link">
630_360_16816...</text:a>
"]</text:p>
      <text:p text:style-name="P4">
Tags: ['ООН', 'Переговори', 'Судан']</text:p>
      <text:p text:style-name="P4">
Type: Article</text:p>
      <!--METADATA-->
      <text:p text:style-name="P4">
<draw:frame draw:style-name="fr1" draw:name="Image30" text:anchor-type="as-char" svg:width="6.9236in" svg:height="3.956343in" draw:z-index="0">
<draw:image xlink:href="../Images/yкринформ/2023-05-12T-19-43-00-03-00/630_360_1681626756-721.jpg" xlink:type="simple" xlink:show="embed" xlink:actuate="onLoad" draw:mime-type="image/jpeg"/>
</draw:frame>
Високопоставлений представник ООН заявив у п'ятницю, що переговори проприпинення вогню в Судані відновляться в найближчі день-два, і описав зміну впозиції воюючих сторін, яка може зробити їх більш схильними до дотриманнябудь-якої майбутньої угоди.</text:p>
      <text:p text:style-name="P4">
Як передає Укрінформ, про це повідомляє <text:a xlink:type="simple" xlink:href="https://www.reuters.com/world/africa/un-envoy-expects-quick-resumption-sudan-ceasefire-talks-2023-05-12/" text:style-name="Internet_20_link" text:visited-style-name="Visited_20_Internet_20_Link">
</text:a>
 .</text:p>
      <text:p text:style-name="P4">
Пізно ввечері в четвер суданські військові угруповання підписали обмеженуугоду про захист цивільного населення і надання гуманітарної допомоги післятижневих переговорів у Саудівській Аравії, але прихильність до миру не булапродемонстрована, і в п'ятницю бойові дії продовжилися.</text:p>
      <text:p text:style-name="P4">
Спеціальний представник ООН у <text:a xlink:type="simple" xlink:href="https://www.ukrinform.ua/tag-sudan" text:style-name="Internet_20_link" text:visited-style-name="Visited_20_Internet_20_Link">
 </text:a>
 ВолкерПертес заявив, що після цього він розмовляв з однією зі сторін і отримавзапевнення в їхній готовності продовжувати переговори. В ООН очікують, щопереговори про припинення вогню розпочнуться знову в найближчі два дні.Технічно це не повинно зайняти багато часу.</text:p>
      <text:p text:style-name="P4">
<text:span text:style-name="T4">
Читайте також:</text:span>
 <text:span text:style-name="T4">
<text:a xlink:type="simple" xlink:href="https://www.ukrinform.ua/rubric-world/3706992-u-sudani-kilkist-bizenciv-zrosla-do-700-tisac-oon.html" text:style-name="Internet_20_link" text:visited-style-name="Visited_20_Internet_20_Link">
 </text:a>
 </text:span>
</text:p>
      <text:p text:style-name="P4">
"Обидві сторони зрозуміли, що навіть якщо вони переможуть, це не буде швидкаперемога. І що затяжна, довга війна може завдати шкоди всій країні, і тодібуде не так багато виграшу. Ви можете втратити країну, навіть якщо виграєтебитву", - сказав він.</text:p>
      <text:p text:style-name="P4">
Як повідомляв Укрінформ, _<text:span text:style-name="T4">
<text:a xlink:type="simple" xlink:href="https://www.ukrinform.ua/rubric-world/3708098-storoni-konfliktu-v-sudani-pogodilisa-zahisati-civilne-naselenna.html" text:style-name="Internet_20_link" text:visited-style-name="Visited_20_Internet_20_Link">
 </text:a>
 </text:span>
 _ взяли на себе зобов'язання захищати цивільне населення ірух гуманітарної допомоги, але не домовилися про припинення вогню.</text:p>
      <text:p text:style-name="P4">
<text:span text:style-name="T5">
Фото: AA</text:span>
</text:p>
      <text:p text:style-name="P4">
Source: <text:a xlink:type="simple" xlink:href="https://www.ukrinform.ua/rubric-world/3708397-v-oon-ocikuut-na-svidke-ponovlenna-peregovoriv-pro-pripinenna-vognu-u-sudani.html" text:style-name="Internet_20_link" text:visited-style-name="Visited_20_Internet_20_Link">
https://www.ukrinform.ua/rubric-world/3708397-v-oon-ocikuut-na-svidke-ponovlenna-peregovoriv-pro-pripinenna-vognu-u-sudani.html</text:a>
</text:p>
      <!--NEWS-->
      <text:h text:style-name="P10" text:outline-level="1">
<text:span text:style-name="T4">
Робота над створенням ідеальної української армії попри війну триває</text:span>
</text:h>
      <text:p text:style-name="P4">
Authors: Ukrinform (Person)</text:p>
      <text:p text:style-name="P4">
Publisher: Укринформ (Organization)</text:p>
      <text:p text:style-name="P4">
Published Time: 2023-05-12T-21:37:00+03:00</text:p>
      <text:p text:style-name="P4">
Modified Time: 2023-05-12T23:37:00+03:00</text:p>
      <text:p text:style-name="P4">
Description: Головнокомандувач ЗСУ Валерій Залужний чітко уявляє якою має бути ідеальна українська армія і робота над її створенням вже ведеться, попри війну. — Укрінформ.</text:p>
      <text:p text:style-name="P4">
Images: ["<text:a xlink:type="simple" xlink:href="https://static.ukrinform.com/photos/2022_11/thumb_files/630_360_1667842072-780.jpg" text:style-name="Internet_20_link" text:visited-style-name="Visited_20_Internet_20_Link">
630_360_16678...</text:a>
"]</text:p>
      <text:p text:style-name="P4">
Tags: ['Армія', 'ЗСУ', 'Валерій Залужний', 'Війна з росією']</text:p>
      <text:p text:style-name="P4">
Type: Article</text:p>
      <!--METADATA-->
      <text:p text:style-name="P4">
<draw:frame draw:style-name="fr1" draw:name="Image31" text:anchor-type="as-char" svg:width="6.9236in" svg:height="3.956343in" draw:z-index="0">
<draw:image xlink:href="../Images/yкринформ/2023-05-12T-21-37-00-03-00/630_360_1667842072-780.jpg" xlink:type="simple" xlink:show="embed" xlink:actuate="onLoad" draw:mime-type="image/jpeg"/>
</draw:frame>
Головнокомандувач ЗСУ Валерій Залужний чітко уявляє якою має бути ідеальнаукраїнська армія і робота над її створенням вже ведеться, попри війну.</text:p>
      <text:p text:style-name="P4">
Як передає Укрінформ, про це він сказав в інтерв’ю спецпроєкту Дмитра Комарова<text:a xlink:type="simple" xlink:href="https://www.youtube.com/watch" text:style-name="Internet_20_link" text:visited-style-name="Visited_20_Internet_20_Link">
</text:a>
, відповідаючи на питання якою має бути ідеальна українська армія.</text:p>
      <text:p text:style-name="P4">
«У мене є таке бачення і воно опрацьоване, і зараз ми вже навіть почалирозглядати ці варіанти, в тому числі, і в комітеті національної безпеки іоборони. Повір мені, нам допомагають наші партнери оцінювати ризики, будуватимайбутні спроможності. Воно все для мене - картинка чітко ясна як воно маєбути. І ще така особливість, що паралельно з тим, як ми ведемо боротьбу знашим <text:a xlink:type="simple" xlink:href="https://www.ukrinform.ua/tag-rosia" text:style-name="Internet_20_link" text:visited-style-name="Visited_20_Internet_20_Link">
 </text:a>
 , потрібно працювати і над цимпитанням, тому що дуже важко змінювати законодавство, змінювати функціонал тоїчи іншої структури. Це величезна робота і її треба вже зараз проводити. Такамоя особиста думка», - зазначив Залужний.</text:p>
      <text:p text:style-name="P4">
Головнокомандувач також зауважив, що на сьогодні головним питанням є питанняресурсів, адже саме від нього залежить ситуація на полі бою.</text:p>
      <text:p text:style-name="P4">
«Нам допомагає увесь цивілізований західний світ. Це нам допомагаєпідтримувати баланс, надавати нам сили, щоб ми могли себе перш за всезахистити», - зазначив Залужний.</text:p>
      <text:p text:style-name="P4">
<text:span text:style-name="T4">
Читайте також:</text:span>
 <text:a xlink:type="simple" xlink:href="https://www.ukrinform.ua/rubric-ato/3708532-zaluznij-akso-znajdu-predstavnika-radanskoi-armii-v-ukrainskij-dovgo-rozbiratisa-ne-budu.html" text:style-name="Internet_20_link" text:visited-style-name="Visited_20_Internet_20_Link">
 <text:span text:style-name="T4">
Залужний</text:span>
 </text:a>
</text:p>
      <text:p text:style-name="P4">
Як повідомляв <text:a xlink:type="simple" xlink:href="https://www.ukrinform.ua/rubric-ato/3705640-zaluznij-poinformuvav-milli-pro-pidgotovku-armii-do-zvilnenna-ukrainskih-teritorij.html" text:style-name="Internet_20_link" text:visited-style-name="Visited_20_Internet_20_Link">
 </text:a>
 , Головнокомандувач ЗСУ Валерій Залужний поінформував головуОб’єднаного комітету начальників штабів США генерала Марка Міллі пропідготовку армії до звільнення українських територій.</text:p>
      <text:p text:style-name="P4">
Source: <text:a xlink:type="simple" xlink:href="https://www.ukrinform.ua/rubric-ato/3708541-robota-nad-stvorennam-idealnoi-ukrainskoi-armii-trivae-popri-vijnu-zaluznij.html" text:style-name="Internet_20_link" text:visited-style-name="Visited_20_Internet_20_Link">
https://www.ukrinform.ua/rubric-ato/3708541-robota-nad-stvorennam-idealnoi-ukrainskoi-armii-trivae-popri-vijnu-zaluznij.html</text:a>
</text:p>
      <!--NEWS-->
      <text:h text:style-name="P10" text:outline-level="1">
<text:span text:style-name="T4">
At Maryinka direction Russian army shelled Hostre, Heorhiyivka and Pobyeda of Donetsk region,...</text:span>
</text:h>
      <text:p text:style-name="P4">
Authors: liveuamap (Language: en)</text:p>
      <text:p text:style-name="P4">
Time: 2023-05-12T-21:38:00</text:p>
      <text:p text:style-name="P4">
Location: Donetsk Oblast (Latitude:47.91393 Longtitude:37.4572)</text:p>
      <text:p text:style-name="P4">
Videos: []</text:p>
      <text:p text:style-name="P4">
Images: []</text:p>
      <text:p text:style-name="P4">
Tags: ["Russia"]</text:p>
      <text:p text:style-name="P4">
ID: 22562322</text:p>
      <!--METADATA-->
      <text:p text:style-name="P4">
At Maryinka direction Russian army shelled Hostre, Heorhiyivka and Pobyeda ofDonetsk region, - General Staff of Armed Forces of Ukraine says in the morningreport</text:p>
      <text:p text:style-name="P4">
News Collection Link: <text:a xlink:type="simple" xlink:href="https://liveuamap.com/en/2023/12-may-at-maryinka-direction-russian-army-shelled-hostre" text:style-name="Internet_20_link" text:visited-style-name="Visited_20_Internet_20_Link">
https://liveuamap.com/en/2023/12-may-at-maryinka-direction-russian-army-shelled-hostre</text:a>
</text:p>
      <text:p text:style-name="P4">
Source: <text:a xlink:type="simple" xlink:href="https://t.me/lumsrc/4763" text:style-name="Internet_20_link" text:visited-style-name="Visited_20_Internet_20_Link">
https://t.me/lumsrc/4763</text:a>
</text:p>
      <!--NEWS-->
      <text:h text:style-name="P10" text:outline-level="1">
<text:span text:style-name="T4">
СБУ затримала двох жителів Краматорська, які наводили російські ракети на локації ЗСУ</text:span>
</text:h>
      <text:p text:style-name="P4">
Authors: Ukrinform (Person)</text:p>
      <text:p text:style-name="P4">
Publisher: Укринформ (Organization)</text:p>
      <text:p text:style-name="P4">
Published Time: 2023-05-12T-23:33:00+03:00</text:p>
      <text:p text:style-name="P4">
Modified Time: 2023-05-12T23:33:00+03:00</text:p>
      <text:p text:style-name="P4">
Description: Служба безпеки під час контрдиверсійних заходів у прифронтових районах Донецької області затримала двох мешканців Краматорська, які передавали окупантам локації Сил оборони. — Укрінформ.</text:p>
      <text:p text:style-name="P4">
Images: ["<text:a xlink:type="simple" xlink:href="https://static.ukrinform.com/photos/2023_05/thumb_files/630_360_1683888100-961.jpeg" text:style-name="Internet_20_link" text:visited-style-name="Visited_20_Internet_20_Link">
630_360_16838...</text:a>
", "<text:a xlink:type="simple" xlink:href="https://static.ukrinform.com/photos/2023_05/1683888100-903.jpeg" text:style-name="Internet_20_link" text:visited-style-name="Visited_20_Internet_20_Link">
1683888100-90...</text:a>
", "<text:a xlink:type="simple" xlink:href="https://static.ukrinform.com/photos/2023_05/1683888101-287.jpeg" text:style-name="Internet_20_link" text:visited-style-name="Visited_20_Internet_20_Link">
1683888101-28...</text:a>
", "<text:a xlink:type="simple" xlink:href="https://static.ukrinform.com/photos/2023_05/1683888101-625.jpeg" text:style-name="Internet_20_link" text:visited-style-name="Visited_20_Internet_20_Link">
1683888101-62...</text:a>
"]</text:p>
      <text:p text:style-name="P4">
Tags: ['Бахмут', 'Краматорськ', 'СБУ', 'Шпигун', 'Затримання', 'Війна з росією']</text:p>
      <text:p text:style-name="P4">
Type: Article</text:p>
      <!--METADATA-->
      <text:p text:style-name="P4">
<draw:frame draw:style-name="fr1" draw:name="Image32" text:anchor-type="as-char" svg:width="6.9236in" svg:height="3.956343in" draw:z-index="0">
<draw:image xlink:href="../Images/yкринформ/2023-05-12T-23-33-00-03-00/630_360_1683888100-961.jpeg" xlink:type="simple" xlink:show="embed" xlink:actuate="onLoad" draw:mime-type="image/jpeg"/>
</draw:frame>
 Службабезпеки під час контрдиверсійних заходів у прифронтових районах Донецькоїобласті затримала двох мешканців Краматорська, які передавали окупантамлокації Сил оборони.</text:p>
      <text:p text:style-name="P4">
Про це повідомляє СБУ у <text:a xlink:type="simple" xlink:href="https://t.me/SBUkr/8294" text:style-name="Internet_20_link" text:visited-style-name="Visited_20_Internet_20_Link">
 </text:a>
 <text:a xlink:type="simple" xlink:href="https://t.me/SBUkr/8294" text:style-name="Internet_20_link" text:visited-style-name="Visited_20_Internet_20_Link">
</text:a>
 , передає Укрінформ.</text:p>
      <text:p text:style-name="P4">
<draw:frame draw:style-name="fr1" draw:name="Image33" text:anchor-type="as-char" svg:width="6.6625in" svg:height="10.0in" draw:z-index="0">
<draw:image xlink:href="../Images/yкринформ/2023-05-12T-23-33-00-03-00/1683888100-903.jpeg" xlink:type="simple" xlink:show="embed" xlink:actuate="onLoad" draw:mime-type="image/jpeg"/>
</draw:frame>
</text:p>
      <text:p text:style-name="P4">
"Особливу увагу вони звертали на місця базування і маршрути переміщенняпідрозділів ЗСУ та Держприкордонслужби на Бахмутському напрямку. СпівробітникиСБУ затримали обох зловмисників під час виконання ними ворожого завдання", -йдеться у повідомленні.</text:p>
      <text:p text:style-name="P4">
<draw:frame draw:style-name="fr1" draw:name="Image34" text:anchor-type="as-char" svg:width="6.6625in" svg:height="10.0in" draw:z-index="0">
<draw:image xlink:href="../Images/yкринформ/2023-05-12T-23-33-00-03-00/1683888101-287.jpeg" xlink:type="simple" xlink:show="embed" xlink:actuate="onLoad" draw:mime-type="image/jpeg"/>
</draw:frame>
</text:p>
      <text:p text:style-name="P4">
За даними слідства, один із зловмисників збирав розвіддані та передавав їхспільнику, який адміністрував проросійську групу у Телеграмі і був «назв’язку» з бойовиком окупаційного <text:a xlink:type="simple" xlink:href="https://www.ukrinform.ua/tag-rosijski-vijskovi" text:style-name="Internet_20_link" text:visited-style-name="Visited_20_Internet_20_Link">
 </text:a>
 на східному фронті.</text:p>
      <text:p text:style-name="P4">
<draw:frame draw:style-name="fr1" draw:name="Image35" text:anchor-type="as-char" svg:width="6.6625in" svg:height="10.0in" draw:z-index="0">
<draw:image xlink:href="../Images/yкринформ/2023-05-12T-23-33-00-03-00/1683888101-625.jpeg" xlink:type="simple" xlink:show="embed" xlink:actuate="onLoad" draw:mime-type="image/jpeg"/>
</draw:frame>
</text:p>
      <text:p text:style-name="P4">
Розвідінформація потрібна була загарбникам для підготовки прицільних ракетнихударів по Краматорському району, наголосили у спецслужбі.</text:p>
      <text:p text:style-name="P4">
<text:span text:style-name="T4">
Читайте також:</text:span>
 <text:a xlink:type="simple" xlink:href="https://www.ukrinform.ua/rubric-regions/3708072-sbu-zibrala-dokazi-proti-glavi-lisicanska-i-se-sistoh-okupacijnih-nacalnikiv-u-lnr.html" text:style-name="Internet_20_link" text:visited-style-name="Visited_20_Internet_20_Link">
 <text:span text:style-name="T4">
СБУ</text:span>
 </text:a>
</text:p>
      <text:p text:style-name="P4">
Під час обшуків за адресами проживання фігурантів виявлено мобільні телефони,які вони використовували для комунікації з агресором через месенджер.</text:p>
      <text:p text:style-name="P4">
Слідчі СБУ повідомили одному із затриманих про підозру за ч. 2 ст. 114-2Кримінального кодексу України (поширення інформації про переміщення, рух аборозташування ЗСУ за можливості їх ідентифікації на місцевості, вчинене вумовах воєнного стану).</text:p>
      <text:p text:style-name="P4">
Дії адміністратора прокремлівської інтернет-групи кваліфіковано за ч. 7 ст.111-1 Кримінального кодексу України (колабораційна діяльність).</text:p>
      <text:p text:style-name="P4">
<text:span text:style-name="T4">
Читайте також:</text:span>
 <text:a xlink:type="simple" xlink:href="https://www.ukrinform.ua/rubric-regions/3707621-sbu-zatrimala-koriguvalnika-rosijskogo-raketnogo-udaru-po-bagatopoverhivci-v-mikolaevi.html" text:style-name="Internet_20_link" text:visited-style-name="Visited_20_Internet_20_Link">
 <text:span text:style-name="T4">
СБУ</text:span>
 </text:a>
</text:p>
      <text:p text:style-name="P4">
Наразі обидва перебувають під вартою.</text:p>
      <text:p text:style-name="P4">
Триває розслідування для встановлення всіх обставин злочину і притягненнявинних до відповідальності.</text:p>
      <text:p text:style-name="P4">
Як повідомлялося, СБУ сформувала доказову базу щодо сімох колаборантів, якіобіймають керівні посади у ворожих «адміністраціях» на Луганщині.</text:p>
      <text:p text:style-name="P4">
<text:span text:style-name="T5">
Фото: СБУ</text:span>
</text:p>
      <text:p text:style-name="P4">
Source: <text:a xlink:type="simple" xlink:href="https://www.ukrinform.ua/rubric-ato/3708244-sbu-zatrimala-dvoh-ziteliv-kramatorska-aki-navodili-rosijski-raketi-na-lokacii-zsu.html" text:style-name="Internet_20_link" text:visited-style-name="Visited_20_Internet_20_Link">
https://www.ukrinform.ua/rubric-ato/3708244-sbu-zatrimala-dvoh-ziteliv-kramatorska-aki-navodili-rosijski-raketi-na-lokacii-zsu.html</text:a>
</text:p>
      <!--NEWS-->
      <text:h text:style-name="P10" text:outline-level="1">
<text:span text:style-name="T4">
At Shakhtarske direction Russian army shelled Paraskoviyivka, Kostyantynivka, Novomykhaylivka...</text:span>
</text:h>
      <text:p text:style-name="P4">
Authors: liveuamap (Language: en)</text:p>
      <text:p text:style-name="P4">
Time: 2023-05-12T-23:38:00</text:p>
      <text:p text:style-name="P4">
Location: Zaporizhzhia (Latitude:47.77764 Longtitude:37.06993)</text:p>
      <text:p text:style-name="P4">
Videos: []</text:p>
      <text:p text:style-name="P4">
Images: []</text:p>
      <text:p text:style-name="P4">
Tags: ["Russia"]</text:p>
      <text:p text:style-name="P4">
ID: 22562321</text:p>
      <!--METADATA-->
      <text:p text:style-name="P4">
At Shakhtarske direction Russian army shelled Paraskoviyivka, Kostyantynivka,Novomykhaylivka, Vuhledar, Novoukrayinka and Prechystivka. Russian aviationconducted airstrikes at Vuhledar and Prechystivka, - General Staff of ArmedForces of Ukraine says in the morning report</text:p>
      <text:p text:style-name="P4">
News Collection Link: <text:a xlink:type="simple" xlink:href="https://liveuamap.com/en/2023/12-may-at-shakhtarske-direction-russian-army-shelled-paraskoviyivka" text:style-name="Internet_20_link" text:visited-style-name="Visited_20_Internet_20_Link">
https://liveuamap.com/en/2023/12-may-at-shakhtarske-direction-russian-army-shelled-paraskoviyivka</text:a>
</text:p>
      <text:p text:style-name="P4">
Source: <text:a xlink:type="simple" xlink:href="https://t.me/lumsrc/4764" text:style-name="Internet_20_link" text:visited-style-name="Visited_20_Internet_20_Link">
https://t.me/lumsrc/4764</text:a>
</text:p>
      <!--NEWS-->
      <text:h text:style-name="P10" text:outline-level="1">
<text:span text:style-name="T4">
Залужний: Загарбники зробили велику помилку, розмістивши на Зміїному гарнізон</text:span>
</text:h>
      <text:p text:style-name="P4">
Authors: Ukrinform (Person)</text:p>
      <text:p text:style-name="P4">
Publisher: Укринформ (Organization)</text:p>
      <text:p text:style-name="P4">
Published Time: 2023-05-12T-25:26:00+03:00</text:p>
      <text:p text:style-name="P4">
Modified Time: 2023-05-12T23:26:00+03:00</text:p>
      <text:p text:style-name="P4">
Description: Острів Зміїний наразі не має стратегічного значення, як вузол оборони, однак розміщене на ньому в період російської окупації вороже озброєння могло загрожувати іншій території України й ускладнити роботу української авіації. — Укрінформ.</text:p>
      <text:p text:style-name="P4">
Images: ["<text:a xlink:type="simple" xlink:href="https://static.ukrinform.com/photos/2021_08/thumb_files/630_360_1628521055-220.jpeg" text:style-name="Internet_20_link" text:visited-style-name="Visited_20_Internet_20_Link">
630_360_16285...</text:a>
"]</text:p>
      <text:p text:style-name="P4">
Tags: ['Валерій Залужний', 'Острів Зміїний', 'Війна з росією']</text:p>
      <text:p text:style-name="P4">
Type: Article</text:p>
      <!--METADATA-->
      <text:p text:style-name="P4">
<draw:frame draw:style-name="fr1" draw:name="Image36" text:anchor-type="as-char" svg:width="6.9236in" svg:height="3.956343in" draw:z-index="0">
<draw:image xlink:href="../Images/yкринформ/2023-05-12T-25-26-00-03-00/630_360_1628521055-220.jpeg" xlink:type="simple" xlink:show="embed" xlink:actuate="onLoad" draw:mime-type="image/jpeg"/>
</draw:frame>
 ОстрівЗміїний наразі не має стратегічного значення, як вузол оборони, однакрозміщене на ньому в період російської окупації вороже озброєння моглозагрожувати іншій території України й ускладнити роботу української авіації.</text:p>
      <text:p text:style-name="P4">
Про це розповів Головнокомандувач Збройних Сил України Валерій Залужний вінтерв’ю Дмитру Комарову в спецпроєкті «Рік. За кадром. Генерал», якетранслювалося в ефірі телеканалу «1+1», повідомляє Укрінформ.</text:p>
      <text:p text:style-name="P4">
«Чи має він (Зміїний – ред.) стратегічне значення, як вузол оборони? Я сказавби, що на сьогодні - ні. Тому росіяни зробили дуже величезну помилку, колипозатягували туди людей, позатягували туди гармати, позатягували туди ракети ідумали, що вони там організують військовий гарнізон і він там існуватиме. Цейвійськовий гарнізон відомо скільки проіснував. Але робити так, щоб противникатам не було, це була наша задача. Чому? Тому що засоби ППО, які росіяни тамставили, вони досить серйозно перекривали собою територію України. Ракети ППОмогли долітати на досить значну територію, що ускладнювало дії нашої авіації»,- зазначив Залужний.</text:p>
      <text:p text:style-name="P4">
<text:span text:style-name="T4">
Читайте також:</text:span>
 <text:span text:style-name="T4">
<text:a xlink:type="simple" xlink:href="https://www.ukrinform.ua/rubric-ato/3708533-zaluznij-po-zatoplenna-moskvi-obovazkovo-doberemosa-i-do-resti-pitanna-casu.html" text:style-name="Internet_20_link" text:visited-style-name="Visited_20_Internet_20_Link">
 </text:a>
 </text:span>
</text:p>
      <text:p text:style-name="P4">
Як повідомлялося, <text:span text:style-name="T4">
<text:a xlink:type="simple" xlink:href="https://www.ukrinform.ua/tag-ostriv-zmiinij" text:style-name="Internet_20_link" text:visited-style-name="Visited_20_Internet_20_Link">
 </text:a>
 </text:span>
 бувзахоплений російськими загарбниками у перший день повномасштабного вторгненняв Україну, 24 лютого 2022 року.</text:p>
      <text:p text:style-name="P4">
30 червня 2022 року ворог у результаті дій сил оборони України залишив острів.</text:p>
      <text:p text:style-name="P4">
Source: <text:a xlink:type="simple" xlink:href="https://www.ukrinform.ua/rubric-ato/3708542-zagarbniki-zrobili-veliku-pomilku-rozmistivsi-na-zmiinomu-garnizon-zaluznij.html" text:style-name="Internet_20_link" text:visited-style-name="Visited_20_Internet_20_Link">
https://www.ukrinform.ua/rubric-ato/3708542-zagarbniki-zrobili-veliku-pomilku-rozmistivsi-na-zmiinomu-garnizon-zaluznij.html</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5-12T-25:38:00</text:p>
      <text:p text:style-name="P4">
Location: Ukraine (Latitude:47.63937 Longtitude:35.88169)</text:p>
      <text:p text:style-name="P4">
Videos: []</text:p>
      <text:p text:style-name="P4">
Images: []</text:p>
      <text:p text:style-name="P4">
Tags: ["Russia"]</text:p>
      <text:p text:style-name="P4">
ID: 22562320</text:p>
      <!--METADATA-->
      <text:p text:style-name="P4">
At Zaporizhzhia and Kherson directions Russian army shelled Vremivka andNovopil of Donetsk region; Olhivske, Huliaipole, Zaliznychne, Huliaipilske,Bilohirya, Mala Tokmachka and Kamyanske of Zaporizhzhia region; Nikopol ofDnipropetrovsk region; Zolota Balka, Vesele, Lvove, Ivanivka, Antonivka,Dniprovske, Kizomys of Kherson region and Kherson city. Russian aviationconducted airstrikes at Mala Tokmachka, Omelnyk and Kizomys, - General Staffof Armed Forces of Ukraine says in the morning report</text:p>
      <text:p text:style-name="P4">
News Collection Link: <text:a xlink:type="simple" xlink:href="https://liveuamap.com/en/2023/12-may-at-zaporizhzhia-and-kherson-directions-russian-army" text:style-name="Internet_20_link" text:visited-style-name="Visited_20_Internet_20_Link">
https://liveuamap.com/en/2023/12-may-at-zaporizhzhia-and-kherson-directions-russian-army</text:a>
</text:p>
      <text:p text:style-name="P4">
Source: <text:a xlink:type="simple" xlink:href="https://t.me/lumsrc/4765" text:style-name="Internet_20_link" text:visited-style-name="Visited_20_Internet_20_Link">
https://t.me/lumsrc/4765</text:a>
</text:p>
      <!--NEWS-->
      <text:h text:style-name="P10" text:outline-level="1">
<text:span text:style-name="T4">
Країни Балтії розглядають прискорення плану відключення від енергомережі рф</text:span>
</text:h>
      <text:p text:style-name="P4">
Authors: Ukrinform (Person)</text:p>
      <text:p text:style-name="P4">
Publisher: Укринформ (Organization)</text:p>
      <text:p text:style-name="P4">
Published Time: 2023-05-12T-27:22:00+03:00</text:p>
      <text:p text:style-name="P4">
Modified Time: 2023-05-12T23:22:00+03:00</text:p>
      <text:p text:style-name="P4">
Description: Прем'єр-міністри Естонії, Латвії та Литви заявили в п'ятницю, що вони розглядають прискорення плану відключення електроенергії Балтійського регіону від енергосистеми росії. — Укрінформ.</text:p>
      <text:p text:style-name="P4">
Images: ["<text:a xlink:type="simple" xlink:href="https://static.ukrinform.com/photos/2016_10/thumb_files/630_360_1476968470-9364.jpg" text:style-name="Internet_20_link" text:visited-style-name="Visited_20_Internet_20_Link">
630_360_14769...</text:a>
"]</text:p>
      <text:p text:style-name="P4">
Tags: ['Економіка', 'Енергетика', 'Країни Балтії', '#stoprussia']</text:p>
      <text:p text:style-name="P4">
Type: Article</text:p>
      <!--METADATA-->
      <text:p text:style-name="P4">
<draw:frame draw:style-name="fr1" draw:name="Image37" text:anchor-type="as-char" svg:width="6.9236in" svg:height="3.956343in" draw:z-index="0">
<draw:image xlink:href="../Images/yкринформ/2023-05-12T-27-22-00-03-00/630_360_1476968470-9364.jpg" xlink:type="simple" xlink:show="embed" xlink:actuate="onLoad" draw:mime-type="image/jpeg"/>
</draw:frame>
 Прем'єр-міністри Естонії, Латвії та Литви заявили в п'ятницю, що вони розглядаютьприскорення плану відключення електроенергії Балтійського регіону віденергосистеми росії.</text:p>
      <text:p text:style-name="P4">
Про це повідомляє <text:a xlink:type="simple" xlink:href="https://www.theguardian.com/world/live/2023/may/12/russia-ukraine-war-live-moscow-denies-wagner-claims-of-bakhmut-breakthrough-by-ukraine#top-of-blog" text:style-name="Internet_20_link" text:visited-style-name="Visited_20_Internet_20_Link">
</text:a>
 ,передає Укрінформ.</text:p>
      <text:p text:style-name="P4">
«Сьогодні ми домовилися продовжити дискусії про прискорення, як тількизавершимо всі наші дослідження», – заявила прем'єр-міністр Естонії Кая Калласна спільній пресконференції зі своїми латвійським і литовською колегамиКріш'янісом Каріньшем та Інгрідою Шимоніте.</text:p>
      <text:p text:style-name="P4">
«Технічні дослідження, особливо виробничих потужностей та <text:span text:style-name="T4">
<text:a xlink:type="simple" xlink:href="https://www.ukrinform.ua/tag-energetika" text:style-name="Internet_20_link" text:visited-style-name="Visited_20_Internet_20_Link">
</text:a>
 </text:span>
 кризи, дозволять нам уточнитидеталі та точні терміни цього процесу», — додала Каллас.</text:p>
      <text:p text:style-name="P4">
Як повідомляв Укрінформ, в березні минулого року країни Балтії уклали угодупро від'єднання від російської мережі електропостачання з подальшоюсинхронізацією країн Балтії з європейською мережею раніше 2025 року.</text:p>
      <text:p text:style-name="P4">
<text:span text:style-name="T4">
Читайте також:</text:span>
 <text:span text:style-name="T4">
<text:a xlink:type="simple" xlink:href="https://www.ukrinform.ua/rubric-world/3700915-rf-spodivaetsa-vidnoviti-vpliv-na-kraini-baltii-opriludneni-strategicni-plani-do-2030-roku.html" text:style-name="Internet_20_link" text:visited-style-name="Visited_20_Internet_20_Link">
 </text:a>
 </text:span>
</text:p>
      <text:p text:style-name="P4">
Минулого місяця Литва уперше в історії повністю відключилася від російськоїелектромережі в режимі тестування, яке тривало 10 годин, електропостачаннявелося за рахунок місцевих електростанцій, а також імпорту з Польщі та Швеції.</text:p>
      <text:p text:style-name="P4">
Source: <text:a xlink:type="simple" xlink:href="https://www.ukrinform.ua/rubric-economy/3708247-kraini-baltii-rozgladaut-priskorenna-planu-vidklucenna-vid-energomerezi-rf.html" text:style-name="Internet_20_link" text:visited-style-name="Visited_20_Internet_20_Link">
https://www.ukrinform.ua/rubric-economy/3708247-kraini-baltii-rozgladaut-priskorenna-planu-vidklucenna-vid-energomerezi-rf.html</text:a>
</text:p>
      <!--NEWS-->
      <text:h text:style-name="P10" text:outline-level="1">
<text:span text:style-name="T4">
Родина майже не бачила мене з 2014 року - Головнокомандувач ЗСУ</text:span>
</text:h>
      <text:p text:style-name="P4">
Authors: Ukrinform (Person)</text:p>
      <text:p text:style-name="P4">
Publisher: Укринформ (Organization)</text:p>
      <text:p text:style-name="P4">
Published Time: 2023-05-12T-29:20:00+03:00</text:p>
      <text:p text:style-name="P4">
Modified Time: 2023-05-12T23:20:00+03:00</text:p>
      <text:p text:style-name="P4">
Description: Головнокомандувач Збройних Сил України Валерій Залужний розповів, що через військову службу родина майже не бачила його з 2014 року, тобто від початку російсько-української війни. — Укрінформ.</text:p>
      <text:p text:style-name="P4">
Images: ["<text:a xlink:type="simple" xlink:href="https://static.ukrinform.com/photos/2022_01/thumb_files/630_360_1642423928-188.jpg" text:style-name="Internet_20_link" text:visited-style-name="Visited_20_Internet_20_Link">
630_360_16424...</text:a>
"]</text:p>
      <text:p text:style-name="P4">
Tags: ['ЗСУ', 'Валерій Залужний', 'Війна з росією']</text:p>
      <text:p text:style-name="P4">
Type: Article</text:p>
      <!--METADATA-->
      <text:p text:style-name="P4">
<draw:frame draw:style-name="fr1" draw:name="Image38" text:anchor-type="as-char" svg:width="6.9236in" svg:height="3.956343in" draw:z-index="0">
<draw:image xlink:href="../Images/yкринформ/2023-05-12T-29-20-00-03-00/630_360_1642423928-188.jpg" xlink:type="simple" xlink:show="embed" xlink:actuate="onLoad" draw:mime-type="image/jpeg"/>
</draw:frame>
Головнокомандувач Збройних Сил України Валерій Залужний розповів, що черезвійськову службу родина майже не бачила його з 2014 року, тобто від початкуросійсько-української війни.</text:p>
      <text:p text:style-name="P4">
Цим він поділився в інтерв’ю Дмитру Комарову в спецпроєкті « <text:a xlink:type="simple" xlink:href="https://www.youtube.com/watch" text:style-name="Internet_20_link" text:visited-style-name="Visited_20_Internet_20_Link">
</text:a>
», повідомляє Укрінформ.</text:p>
      <text:p text:style-name="P4">
«Родина мене майже не бачила з 2014 року. Розповідав ГоловнокомандувачуЗбройних сил <text:a xlink:type="simple" xlink:href="https://www.ukrinform.ua/tag-ssa" text:style-name="Internet_20_link" text:visited-style-name="Visited_20_Internet_20_Link">
 </text:a>
 про це. Я в липні 2014 рокупоїхав. Повернувся через три місяці на два тижні, потім знову поїхав.Повернувся через 9 місяців… Вони мене не бачили. І звикли до цього, скажімотак», – сказав Головнокомандувач ЗСУ.</text:p>
      <text:p text:style-name="P4">
<text:span text:style-name="T4">
Читайте також:</text:span>
 <text:a xlink:type="simple" xlink:href="https://www.ukrinform.ua/rubric-ato/3708519-zaluznij-rozpoviv-ak-reague-na-ukrainski-vtrati.html" text:style-name="Internet_20_link" text:visited-style-name="Visited_20_Internet_20_Link">
 <text:span text:style-name="T4">
Залужний</text:span>
 </text:a>
</text:p>
      <text:p text:style-name="P4">
Як повідомлялося, російська федерація розпочала вторгнення в Україну у 2014році. Тоді агресору вдалося захопити Крим, а також частину Донецької іЛуганської областей включно з обласними центрами. 24 лютого 2022 року росіярозпочала новий етап війни проти України – повномасштабний наступ.</text:p>
      <text:p text:style-name="P4">
Source: <text:a xlink:type="simple" xlink:href="https://www.ukrinform.ua/rubric-ato/3708539-rodina-majze-ne-bacila-mene-z-2014-roku-golovnokomanduvac-zsu.html" text:style-name="Internet_20_link" text:visited-style-name="Visited_20_Internet_20_Link">
https://www.ukrinform.ua/rubric-ato/3708539-rodina-majze-ne-bacila-mene-z-2014-roku-golovnokomanduvac-zsu.html</text:a>
</text:p>
      <!--NEWS-->
      <text:h text:style-name="P10" text:outline-level="1">
<text:span text:style-name="T4">
ЄС допустив помилку із надмірною залежністю від росії, і не повторить її з Китаєм – Боррель</text:span>
</text:h>
      <text:p text:style-name="P4">
Authors: Ukrinform (Person)</text:p>
      <text:p text:style-name="P4">
Publisher: Укринформ (Organization)</text:p>
      <text:p text:style-name="P4">
Published Time: 2023-05-12T-31:17:00+03:00</text:p>
      <text:p text:style-name="P4">
Modified Time: 2023-05-12T23:17:00+03:00</text:p>
      <text:p text:style-name="P4">
Description: Європейський Союз зробив висновки із ситуації, що склалася внаслідок надмірної залежності його економіки від російських енергоресурсів, і не має наміру допускати нові залежності, зокрема, і відносинах з Китаєм. — Укрінформ.</text:p>
      <text:p text:style-name="P4">
Images: ["<text:a xlink:type="simple" xlink:href="https://static.ukrinform.com/photos/2023_02/thumb_files/630_360_1675345931-700.jpeg" text:style-name="Internet_20_link" text:visited-style-name="Visited_20_Internet_20_Link">
630_360_16753...</text:a>
"]</text:p>
      <text:p text:style-name="P4">
Tags: ['Євросоюз', 'Боррель', 'Війна з росією']</text:p>
      <text:p text:style-name="P4">
Type: Article</text:p>
      <!--METADATA-->
      <text:p text:style-name="P4">
<draw:frame draw:style-name="fr1" draw:name="Image39" text:anchor-type="as-char" svg:width="6.9236in" svg:height="3.956343in" draw:z-index="0">
<draw:image xlink:href="../Images/yкринформ/2023-05-12T-31-17-00-03-00/630_360_1675345931-700.jpeg" xlink:type="simple" xlink:show="embed" xlink:actuate="onLoad" draw:mime-type="image/jpeg"/>
</draw:frame>
Європейський Союз зробив висновки із ситуації, що склалася внаслідок надмірноїзалежності його економіки від російських енергоресурсів, і не має намірудопускати нові залежності, зокрема, і відносинах з Китаєм.</text:p>
      <text:p text:style-name="P4">
Про це сьогодні у Швеції, у мальовничому замку Steninge, де відбуласянеформальна зустріч міністрів закордонних справ країн ЄС, під часпресконференції за підсумками зустрічі заявив Високий представник ЄС ЖозепБоррель, повідомляє кореспондент Укрінформу.</text:p>
      <text:p text:style-name="P4">
«Коли залежність є надто великою, це створює ризики. Типовим прикладом цього єзалежність від російського <text:a xlink:type="simple" xlink:href="https://www.ukrinform.ua/tag-gaz" text:style-name="Internet_20_link" text:visited-style-name="Visited_20_Internet_20_Link">
 </text:a>
 . Це буларизикована залежність. Ми зробили стратегічну помилку, коли дозволили ційзалежності зростати до настільки великих обсягів», - сказав Високийпредставник ЄС.</text:p>
      <text:p text:style-name="P4">
Він зауважив, що сьогодні ЄС має залежність від Китаю з у процесі цифровоїтрансформації, і ця залежність подекуди є більшою, ніж та, яку ЄС допустив зросією у сфері поставок гідрокарбонатів. яка є більшою, ніж та, яку ми мали зросією у сфері гідрокарбонатів. Це стосується широкого спектру, - від сонячнихпанелей та критичної сировини до специфічних технологій.</text:p>
      <text:p text:style-name="P4">
«Якщо йдеться про можливі обмежувальні заходи (проти китайських компаній –ред.), ми хочемо запобігти обминанню санкцій, та упередити можливість росії,щоб вона не отримувала матеріали подвійного використання, які можутьпідгодовувати її машину війни. Це щось таке, що має цінність для всіх», -додав Жозеп Боррель.</text:p>
      <text:p text:style-name="P4">
<text:span text:style-name="T4">
Читайте також:</text:span>
 <text:a xlink:type="simple" xlink:href="https://www.ukrinform.ua/rubric-polytics/3708521-dla-prodovzenna-normalnih-stosunkiv-z-es-kitaj-mae-perekonati-rf-vijti-z-ukraini-borrel.html" text:style-name="Internet_20_link" text:visited-style-name="Visited_20_Internet_20_Link">
 <text:span text:style-name="T4">
Боррель</text:span>
 </text:a>
</text:p>
      <text:p text:style-name="P4">
Як вже повідомляв Укрінформ, сьогодні у Швеції відбулася неформальна зустрічміністрів закордонних справ країн ЄС, під час якої європейські урядовцірозглянули найважливіші питання зовнішньої політики, включаючи підтримкуУкраїни та визначення стратегії відносин між ЄС і Китаєм.</text:p>
      <text:p text:style-name="P4">
Source: <text:a xlink:type="simple" xlink:href="https://www.ukrinform.ua/rubric-world/3708538-es-dopustiv-pomilku-iz-nadmirnou-zaleznistu-vid-rosii-i-ne-povtorit-ii-z-kitaem-borrel.html" text:style-name="Internet_20_link" text:visited-style-name="Visited_20_Internet_20_Link">
https://www.ukrinform.ua/rubric-world/3708538-es-dopustiv-pomilku-iz-nadmirnou-zaleznistu-vid-rosii-i-ne-povtorit-ii-z-kitaem-borrel.html</text:a>
</text:p>
      <!--NEWS-->
      <text:h text:style-name="P10" text:outline-level="1">
<text:span text:style-name="T4">
Dnipro, Dnipropetrovska Oblast(10:42). Red Alert: aerial threat. Sirens sounding. Take cover ...</text:span>
</text:h>
      <text:p text:style-name="P4">
Authors: liveuamap (Language: en)</text:p>
      <text:p text:style-name="P4">
Time: 2023-05-12T-32:44:00</text:p>
      <text:p text:style-name="P4">
Location: Dnipro (Latitude:48.45927 Longtitude:35.03895)</text:p>
      <text:p text:style-name="P4">
Videos: []</text:p>
      <text:p text:style-name="P4">
Images: []</text:p>
      <text:p text:style-name="P4">
Tags: ["Europe", "Central and Eastern Europe"]</text:p>
      <text:p text:style-name="P4">
ID: 22562310</text:p>
      <!--METADATA-->
      <text:p text:style-name="P4">
Dnipro, Dnipropetrovska Oblast(10:42). Red Alert: aerial threat. Sirenssounding. Take cover now!</text:p>
      <text:p text:style-name="P4">
News Collection Link: <text:a xlink:type="simple" xlink:href="https://liveuamap.com/en/2023/12-may-dnipro-dnipropetrovska-oblast1042-red-g" text:style-name="Internet_20_link" text:visited-style-name="Visited_20_Internet_20_Link">
https://liveuamap.com/en/2023/12-may-dnipro-dnipropetrovska-oblast1042-red-g</text:a>
</text:p>
      <text:p text:style-name="P4">
Source: <text:a xlink:type="simple" xlink:href="https://t.me/suspilnednipro/15336" text:style-name="Internet_20_link" text:visited-style-name="Visited_20_Internet_20_Link">
https://t.me/suspilnednipro/15336</text:a>
</text:p>
      <!--NEWS-->
      <text:h text:style-name="P10" text:outline-level="1">
<text:span text:style-name="T4">
Залужний назвав герасимова сильним, підступним та непередбачуваним ворогом</text:span>
</text:h>
      <text:p text:style-name="P4">
Authors: Ukrinform (Person)</text:p>
      <text:p text:style-name="P4">
Publisher: Укринформ (Organization)</text:p>
      <text:p text:style-name="P4">
Published Time: 2023-05-12T-33:14:00+03:00</text:p>
      <text:p text:style-name="P4">
Modified Time: 2023-05-12T23:14:00+03:00</text:p>
      <text:p text:style-name="P4">
Description: Головнокомандувач Збройних Сил України Валерій Залужний цікавиться працями та загалом ходом думок начальника Генерального штабу рф генерала валерія герасимова, бо вважає його сильним, підступним та непередбачуваним ворогом, який заслуговує на повагу. — Укрінформ.</text:p>
      <text:p text:style-name="P4">
Images: ["<text:a xlink:type="simple" xlink:href="https://static.ukrinform.com/photos/2022_02/thumb_files/630_360_1645726479-236.jpg" text:style-name="Internet_20_link" text:visited-style-name="Visited_20_Internet_20_Link">
630_360_16457...</text:a>
"]</text:p>
      <text:p text:style-name="P4">
Tags: ['Герасимов', 'Російські військові', 'Валерій Залужний', 'Війна з росією']</text:p>
      <text:p text:style-name="P4">
Type: Article</text:p>
      <!--METADATA-->
      <text:p text:style-name="P4">
<draw:frame draw:style-name="fr1" draw:name="Image40" text:anchor-type="as-char" svg:width="6.9236in" svg:height="3.956343in" draw:z-index="0">
<draw:image xlink:href="../Images/yкринформ/2023-05-12T-33-14-00-03-00/630_360_1645726479-236.jpg" xlink:type="simple" xlink:show="embed" xlink:actuate="onLoad" draw:mime-type="image/jpeg"/>
</draw:frame>
Головнокомандувач Збройних Сил України Валерій Залужний цікавиться працями тазагалом ходом думок начальника Генерального штабу рф генерала валеріягерасимова, бо вважає його сильним, підступним та непередбачуваним ворогом,який заслуговує на повагу.</text:p>
      <text:p text:style-name="P4">
Про це сказав в інтерв’ю спецпроєкту Дмитра Комарова « <text:a xlink:type="simple" xlink:href="https://www.youtube.com/watch" text:style-name="Internet_20_link" text:visited-style-name="Visited_20_Internet_20_Link">
</text:a>
», передає Укрінформ.</text:p>
      <text:p text:style-name="P4">
«В росії є одна людина, воєначальник, якого я постійно читаю. Зараз його непублікують, але мені цікава його думка, як <text:a xlink:type="simple" xlink:href="https://www.ukrinform.ua/tag-rosijski-vijskovi" text:style-name="Internet_20_link" text:visited-style-name="Visited_20_Internet_20_Link">
 </text:a>
 . Це генерал герасимов. Він сильний, підступний,непередбачуваний. Одним словом, це сильний ворог, якого нам, військовим, требаповажати задля перемоги», - сказав Залужний.</text:p>
      <text:p text:style-name="P4">
При цьому він визначив, що не дуже цікавиться тим, що говорить чи пише презентросії путін.</text:p>
      <text:p text:style-name="P4">
Головнокомандувач Збройних Сил України визначив, що цінує, коли його діїоцінюють позитивно, але водночас додав: «Я просто роблю свою роботу і небільше, ніяких почуттів та емоцій».</text:p>
      <text:p text:style-name="P4">
<text:span text:style-name="T4">
Читайте також:</text:span>
 <text:a xlink:type="simple" xlink:href="https://www.ukrinform.ua/rubric-ato/3708534-zaluznij-kaze-so-ne-peregladav-prognoziv-svidkogo-znisenna-ukraini.html" text:style-name="Internet_20_link" text:visited-style-name="Visited_20_Internet_20_Link">
 <text:span text:style-name="T4">
Залужний</text:span>
 </text:a>
</text:p>
      <text:p text:style-name="P4">
Як повідомлялося, представник Головного управління розвідки Міноборони АндрійЮсов нещодавно заявив про те, що публічні суперечки між міністром оборониросії сергієм шойгу, начальником генштабу валерієм герасимовим і очільникомпвк “вагнер” євгенієм пригожиним свідчать, що вони <text:a xlink:type="simple" xlink:href="https://www.ukrinform.ua/rubric-ato/3707359-sojgu-gerasimov-i-prigozin-vze-viznacaut-miz-sobou-vinnih-u-porazci-gur.html" text:style-name="Internet_20_link" text:visited-style-name="Visited_20_Internet_20_Link">
</text:a>
 .</text:p>
      <text:p text:style-name="P4">
Source: <text:a xlink:type="simple" xlink:href="https://www.ukrinform.ua/rubric-ato/3708536-zaluznij-nazvav-gerasimova-silnim-pidstupnim-ta-neperedbacuvanim-vorogom.html" text:style-name="Internet_20_link" text:visited-style-name="Visited_20_Internet_20_Link">
https://www.ukrinform.ua/rubric-ato/3708536-zaluznij-nazvav-gerasimova-silnim-pidstupnim-ta-neperedbacuvanim-vorogom.html</text:a>
</text:p>
      <!--NEWS-->
      <text:h text:style-name="P10" text:outline-level="1">
<text:span text:style-name="T4">
В Одесі на корупції викрили командира військового госпіталя</text:span>
</text:h>
      <text:p text:style-name="P4">
Authors: Ukrinform (Person)</text:p>
      <text:p text:style-name="P4">
Publisher: Укринформ (Organization)</text:p>
      <text:p text:style-name="P4">
Published Time: 2023-05-12T-35:08:00+03:00</text:p>
      <text:p text:style-name="P4">
Modified Time: 2023-05-12T23:08:00+03:00</text:p>
      <text:p text:style-name="P4">
Description: В Одесі правоохоронці викрили на корупції одного із командирів військового госпіталя, який за хабар обіцяв допомогти військовому отримати довідку про інвалідність. — Укрінформ.</text:p>
      <text:p text:style-name="P4">
Images: ["<text:a xlink:type="simple" xlink:href="https://static.ukrinform.com/photos/2023_05/thumb_files/630_360_1683901426-321.jpg" text:style-name="Internet_20_link" text:visited-style-name="Visited_20_Internet_20_Link">
630_360_16839...</text:a>
", "<text:a xlink:type="simple" xlink:href="https://static.ukrinform.com/photos/2023_05/1683901426-408.jpg" text:style-name="Internet_20_link" text:visited-style-name="Visited_20_Internet_20_Link">
1683901426-40...</text:a>
", "<text:a xlink:type="simple" xlink:href="https://static.ukrinform.com/photos/2023_05/1683901425-913.jpg" text:style-name="Internet_20_link" text:visited-style-name="Visited_20_Internet_20_Link">
1683901425-91...</text:a>
", "<text:a xlink:type="simple" xlink:href="https://static.ukrinform.com/photos/2023_05/1683901426-195.jpg" text:style-name="Internet_20_link" text:visited-style-name="Visited_20_Internet_20_Link">
1683901426-19...</text:a>
"]</text:p>
      <text:p text:style-name="P4">
Tags: ['Арешт', 'Хабар', 'Одеса', 'Ухилянти', 'ВЛК']</text:p>
      <text:p text:style-name="P4">
Type: Article</text:p>
      <!--METADATA-->
      <text:p text:style-name="P4">
<draw:frame draw:style-name="fr1" draw:name="Image41" text:anchor-type="as-char" svg:width="6.9236in" svg:height="3.956343in" draw:z-index="0">
<draw:image xlink:href="../Images/yкринформ/2023-05-12T-35-08-00-03-00/630_360_1683901426-321.jpg" xlink:type="simple" xlink:show="embed" xlink:actuate="onLoad" draw:mime-type="image/jpeg"/>
</draw:frame>
 В Одесіправоохоронці викрили на корупції одного із командирів військового госпіталя,який за хабар обіцяв допомогти військовому отримати довідку про інвалідність.</text:p>
      <text:p text:style-name="P4">
Про це <text:a xlink:type="simple" xlink:href="https://od.npu.gov.ua/news/prosyv-z-cholovika-5000-dolariv-ssha-za-dopomohu-v-otrymanni-invalidnosti-v-odesi-pravookhorontsi-vykryly-na-koruptsii-odnoho-iz-komandyriv-viiskovoho-hospitalia" text:style-name="Internet_20_link" text:visited-style-name="Visited_20_Internet_20_Link">
 </text:a>
 у ГУНП Одеської області,передає Укрінформ.</text:p>
      <text:p text:style-name="P4">
За даними слідства, військовий, який мав проблеми зі здоров’ям та хотів пройтивійськово-лікарську комісію (ВЛК) для отримання статусу особи з інвалідністю,звернувся до одного із командирів військового госпіталю.</text:p>
      <text:p text:style-name="P4">
<draw:frame draw:style-name="fr1" draw:name="Image42" text:anchor-type="as-char" svg:width="6.9236in" svg:height="9.231467in" draw:z-index="0">
<draw:image xlink:href="../Images/yкринформ/2023-05-12T-35-08-00-03-00/1683901426-408.jpg" xlink:type="simple" xlink:show="embed" xlink:actuate="onLoad" draw:mime-type="image/jpeg"/>
</draw:frame>
</text:p>
      <text:p text:style-name="P4">
«Той, не будучи компетентним і не звернувшись до спеціалістів, відразу заявивчоловіку, що його діагноз і хвороби «не дотягують» до того, щоб зробити групуінвалідності, але за грошову винагороду розміром 5000 доларів США він зможедопомогти у вирішенні цього питання», - розказали в <text:a xlink:type="simple" xlink:href="https://www.ukrinform.ua/tag-policia" text:style-name="Internet_20_link" text:visited-style-name="Visited_20_Internet_20_Link">
</text:a>
 .</text:p>
      <text:p text:style-name="P4">
<draw:frame draw:style-name="fr1" draw:name="Image43" text:anchor-type="as-char" svg:width="6.9236in" svg:height="9.231467in" draw:z-index="0">
<draw:image xlink:href="../Images/yкринформ/2023-05-12T-35-08-00-03-00/1683901425-913.jpg" xlink:type="simple" xlink:show="embed" xlink:actuate="onLoad" draw:mime-type="image/jpeg"/>
</draw:frame>
</text:p>
      <text:p text:style-name="P4">
Військовий звернувся у правоохоронні органи. Командира затримали відразу післяотримання хабаря.</text:p>
      <text:p text:style-name="P4">
<draw:frame draw:style-name="fr1" draw:name="Image44" text:anchor-type="as-char" svg:width="6.9236in" svg:height="9.231467in" draw:z-index="0">
<draw:image xlink:href="../Images/yкринформ/2023-05-12T-35-08-00-03-00/1683901426-195.jpg" xlink:type="simple" xlink:show="embed" xlink:actuate="onLoad" draw:mime-type="image/jpeg"/>
</draw:frame>
</text:p>
      <text:p text:style-name="P4">
«Наразі вирішується питання щодо повідомлення чоловіку про підозру в одержаннінеправомірної вигоди для себе чи третьої особи за вплив на прийняття рішенняособою, уповноваженою на виконання функцій держави або місцевогосамоврядування, поєднане з вимаганням такої вигоди. Такі дії, відповідно до ч.3 ст. 369-2 ККУ, караються позбавленням волі на строк від трьох до восьмироків з конфіскацією майна», - додали в поліції.</text:p>
      <text:p text:style-name="P4">
<text:span text:style-name="T4">
Читайте також:</text:span>
 <text:a xlink:type="simple" xlink:href="https://www.ukrinform.ua/rubric-regions/3690450-na-odesini-perekrili-kanal-vteci-uhilantiv-do-moldovi.html" text:style-name="Internet_20_link" text:visited-style-name="Visited_20_Internet_20_Link">
 <text:span text:style-name="T4">
ухилянтів</text:span>
 </text:a>
</text:p>
      <text:p text:style-name="P4">
Як повідомлялося, в Одесі під час одержання хабаря <text:a xlink:type="simple" xlink:href="https://www.ukrinform.ua/rubric-regions/3706453-v-odesi-vikrili-u-habari-komandira-viddilenna-vijskovoi-castini.html" text:style-name="Internet_20_link" text:visited-style-name="Visited_20_Internet_20_Link">
</text:a>
 , який видавав себе запредставника центру комплектування.</text:p>
      <text:p text:style-name="P4">
<text:span text:style-name="T5">
Фото: ГУНП Одеської області</text:span>
</text:p>
      <text:p text:style-name="P4">
Source: <text:a xlink:type="simple" xlink:href="https://www.ukrinform.ua/rubric-regions/3708384-v-odesi-na-korupcii-vikrili-komandira-vijskovogo-gospitala.html" text:style-name="Internet_20_link" text:visited-style-name="Visited_20_Internet_20_Link">
https://www.ukrinform.ua/rubric-regions/3708384-v-odesi-na-korupcii-vikrili-komandira-vijskovogo-gospitala.html</text:a>
</text:p>
      <!--NEWS-->
      <text:h text:style-name="P10" text:outline-level="1">
<text:span text:style-name="T4">
Берінчик відмовився захищати титул, залишивши пояс EBU вакантним</text:span>
</text:h>
      <text:p text:style-name="P4">
Authors: Ukrinform (Person)</text:p>
      <text:p text:style-name="P4">
Publisher: Укринформ (Organization)</text:p>
      <text:p text:style-name="P4">
Published Time: 2023-05-12T-37:03:00+03:00</text:p>
      <text:p text:style-name="P4">
Modified Time: 2023-05-12T23:03:00+03:00</text:p>
      <text:p text:style-name="P4">
Description: Чемпіон Всесвітньої боксерської організації (WBO International) у легкій вазі українець Денис Берінчик (17-0, 9 КО) залишив вакантним пояс Європейського боксерського союзу (EBU), який належить йому. — Укрінформ.</text:p>
      <text:p text:style-name="P4">
Images: ["<text:a xlink:type="simple" xlink:href="https://static.ukrinform.com/photos/2023_05/thumb_files/630_360_1683922034-856.jpg" text:style-name="Internet_20_link" text:visited-style-name="Visited_20_Internet_20_Link">
630_360_16839...</text:a>
"]</text:p>
      <text:p text:style-name="P4">
Tags: ['Бокс']</text:p>
      <text:p text:style-name="P4">
Type: Article</text:p>
      <!--METADATA-->
      <text:p text:style-name="P4">
<draw:frame draw:style-name="fr1" draw:name="Image45" text:anchor-type="as-char" svg:width="6.9236in" svg:height="3.956343in" draw:z-index="0">
<draw:image xlink:href="../Images/yкринформ/2023-05-12T-37-03-00-03-00/630_360_1683922034-856.jpg" xlink:type="simple" xlink:show="embed" xlink:actuate="onLoad" draw:mime-type="image/jpeg"/>
</draw:frame>
 ЧемпіонВсесвітньої боксерської організації (WBO International) у легкій вазіукраїнець Денис Берінчик (17-0, 9 КО) залишив вакантним пояс Європейськогобоксерського союзу (EBU), який належить йому.</text:p>
      <text:p text:style-name="P4">
Як <text:a xlink:type="simple" xlink:href="https://www.boxingscene.com/euro-news-hamadouche-retires-marco-huck-injured-zeuge-returns-more--174491" text:style-name="Internet_20_link" text:visited-style-name="Visited_20_Internet_20_Link">
 </text:a>
 Boxing Scene, Берінчик мав 24 червня вІталії провести захист титулу чемпіона Європи проти італійця Еміліано Марсілі(42-0-1, 16 КО), проте українець відмовився від зустрічі в рингу з 46-річнимсуперником і звільнив пояс, передає Укрінформ.</text:p>
      <text:p text:style-name="P4">
Тепер Марсілі шукатимуть нового суперника, з яким він посперечається завакантний титул EBU.</text:p>
      <text:p text:style-name="P4">
<text:span text:style-name="T4">
Читайте також:</text:span>
 <text:a xlink:type="simple" xlink:href="https://www.ukrinform.ua/rubric-sports/3694013-berincik-majze-ves-gonorar-vid-bou-z-mendi-a-viddav-na-zsu.html" text:style-name="Internet_20_link" text:visited-style-name="Visited_20_Internet_20_Link">
 <text:span text:style-name="T4">
Берінчик</text:span>
 </text:a>
</text:p>
      <text:p text:style-name="P4">
Нагадаємо, що у своєму останньому бою у грудні 2022 року Берінчик здобувперемогу одноголосним рішенням суддів над французом Іваном Менді, здобувшипояс EBU.</text:p>
      <text:p text:style-name="P4">
Фото: Getty Images.</text:p>
      <text:p text:style-name="P4">
Source: <text:a xlink:type="simple" xlink:href="https://www.ukrinform.ua/rubric-sports/3708537-berincik-vidmovivsa-zahisati-titul-zalisivsi-poas-ebu-vakantnim.html" text:style-name="Internet_20_link" text:visited-style-name="Visited_20_Internet_20_Link">
https://www.ukrinform.ua/rubric-sports/3708537-berincik-vidmovivsa-zahisati-titul-zalisivsi-poas-ebu-vakantnim.html</text:a>
</text:p>
      <!--NEWS-->
      <text:h text:style-name="P10" text:outline-level="1">
<text:span text:style-name="T4">
Залужний каже, що не переглядав прогнозів швидкого знищення України</text:span>
</text:h>
      <text:p text:style-name="P4">
Authors: Ukrinform (Person)</text:p>
      <text:p text:style-name="P4">
Publisher: Укринформ (Organization)</text:p>
      <text:p text:style-name="P4">
Published Time: 2023-05-12T-40:58:00+03:00</text:p>
      <text:p text:style-name="P4">
Modified Time: 2023-05-12T22:58:00+03:00</text:p>
      <text:p text:style-name="P4">
Description: Головнокомандувач Збройних Сил України Валерій Залужний розповів, що не переглядав прогнозів так званих експертів щодо швидкого знищення Української держави на початку повномасштабного російського вторгнення. — Укрінформ.</text:p>
      <text:p text:style-name="P4">
Images: ["<text:a xlink:type="simple" xlink:href="https://static.ukrinform.com/photos/2022_07/thumb_files/630_360_1658169148-738.jpg" text:style-name="Internet_20_link" text:visited-style-name="Visited_20_Internet_20_Link">
630_360_16581...</text:a>
"]</text:p>
      <text:p text:style-name="P4">
Tags: ['Україна', 'Прогноз', 'Валерій Залужний', 'Війна з росією']</text:p>
      <text:p text:style-name="P4">
Type: Article</text:p>
      <!--METADATA-->
      <text:p text:style-name="P4">
<draw:frame draw:style-name="fr1" draw:name="Image46" text:anchor-type="as-char" svg:width="6.9236in" svg:height="3.956343in" draw:z-index="0">
<draw:image xlink:href="../Images/yкринформ/2023-05-12T-40-58-00-03-00/630_360_1658169148-738.jpg" xlink:type="simple" xlink:show="embed" xlink:actuate="onLoad" draw:mime-type="image/jpeg"/>
</draw:frame>
Головнокомандувач Збройних Сил України Валерій Залужний розповів, що непереглядав прогнозів так званих експертів щодо швидкого знищення Українськоїдержави на початку повномасштабного російського вторгнення.</text:p>
      <text:p text:style-name="P4">
Про це він сказав в інтерв’ю Дмитру Комарову в спецпроєкті « <text:a xlink:type="simple" xlink:href="https://www.youtube.com/watch" text:style-name="Internet_20_link" text:visited-style-name="Visited_20_Internet_20_Link">
</text:a>
», повідомляє Укрінформ.</text:p>
      <text:p text:style-name="P4">
«Я не перевантажую свій мозок переглядом таких різноманітних моментів. Я знаю,що мені потрібно було зробити. І я знав, якщо я цього не зроблю, може бутитрошки по-іншому. Тому і мій колектив, і мої командири працювали над тим, щобне дати це зробити», – наголосив Головнокомандувач ЗСУ, відповідаючи назапитання щодо реакції на прогнози так званих експертів, які давали <text:span text:style-name="T4">
<text:a xlink:type="simple" xlink:href="https://www.ukrinform.ua/tag-ukraina" text:style-name="Internet_20_link" text:visited-style-name="Visited_20_Internet_20_Link">
</text:a>
 </text:span>
 на існування умовних 96 годин.</text:p>
      <text:p text:style-name="P4">
<text:span text:style-name="T4">
Читайте також:</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Як повідомляв Укрінформ, 24 лютого 2022 року російська федерація розпочалановий етап восьмирічної війни проти України – повномасштабний наступ.</text:p>
      <text:p text:style-name="P4">
Source: <text:a xlink:type="simple" xlink:href="https://www.ukrinform.ua/rubric-ato/3708534-zaluznij-kaze-so-ne-peregladav-prognoziv-svidkogo-znisenna-ukraini.html" text:style-name="Internet_20_link" text:visited-style-name="Visited_20_Internet_20_Link">
https://www.ukrinform.ua/rubric-ato/3708534-zaluznij-kaze-so-ne-peregladav-prognoziv-svidkogo-znisenna-ukraini.html</text:a>
</text:p>
      <!--NEWS-->
      <text:h text:style-name="P10" text:outline-level="1">
<text:span text:style-name="T4">
Без відповідальності рф за скоєні злочини сталого миру не буде — прем’єрка Естонії</text:span>
</text:h>
      <text:p text:style-name="P4">
Authors: Ukrinform (Person)</text:p>
      <text:p text:style-name="P4">
Publisher: Укринформ (Organization)</text:p>
      <text:p text:style-name="P4">
Published Time: 2023-05-12T-42:55:00+03:00</text:p>
      <text:p text:style-name="P4">
Modified Time: 2023-05-12T22:55:00+03:00</text:p>
      <text:p text:style-name="P4">
Description: Без відповідальності російської федерації за скоєні нею злочини сталий мир є неможливим. — Укрінформ.</text:p>
      <text:p text:style-name="P4">
Images: ["<text:a xlink:type="simple" xlink:href="https://static.ukrinform.com/photos/2023_05/thumb_files/630_360_1683920241-324.jpg" text:style-name="Internet_20_link" text:visited-style-name="Visited_20_Internet_20_Link">
630_360_16839...</text:a>
"]</text:p>
      <text:p text:style-name="P4">
Tags: ['Естонія', 'Україна', 'Воєнні злочини', 'Війна з росією']</text:p>
      <text:p text:style-name="P4">
Type: Article</text:p>
      <!--METADATA-->
      <text:p text:style-name="P4">
<draw:frame draw:style-name="fr1" draw:name="Image47" text:anchor-type="as-char" svg:width="6.9236in" svg:height="3.956343in" draw:z-index="0">
<draw:image xlink:href="../Images/yкринформ/2023-05-12T-42-55-00-03-00/630_360_1683920241-324.jpg" xlink:type="simple" xlink:show="embed" xlink:actuate="onLoad" draw:mime-type="image/jpeg"/>
</draw:frame>
 Безвідповідальності російської федерації за скоєні нею злочини сталий мир єнеможливим.</text:p>
      <text:p text:style-name="P4">
Таку думку висловила Прем’єр-міністр Естонії Кая Каллас під час відкриття 16-їКонференції Леннарт Мері, передає Укрінформ із посиланням на кореспондента <text:a xlink:type="simple" xlink:href="https://armyinform.com.ua/2023/05/12/ne-bude-stalogo-myru-bez-vidpovidalnosti-rosiyi-za-skoyeni-zlochyny-kaya-kallas/" text:style-name="Internet_20_link" text:visited-style-name="Visited_20_Internet_20_Link">
</text:a>
у Таллінні.</text:p>
      <text:p text:style-name="P4">
«Немає відповідальності за те, що <text:a xlink:type="simple" xlink:href="https://www.ukrinform.ua/tag-rosia" text:style-name="Internet_20_link" text:visited-style-name="Visited_20_Internet_20_Link">
 </text:a>
 буловчинено щодо своїх сусідів. Відтак у короткій перспективі ми повинні створитиміжнародний трибунал щодо злочинів росії. Не варто забувати, що є також злочинкерівництва рф», — наголосила Каллас.</text:p>
      <text:p text:style-name="P4">
Очільниця естонського уряду підкреслила важливість боротьби зі злочиномагресії. Як зауважила вона, для малих держав, подібних до країн Балтії, війназавжди — руйнування, тоді як для імперій — слава.</text:p>
      <text:p text:style-name="P4">
«Я певний час вивчала історію трибуналів у Нюрнберзі та Токіо. Тільки під часНюрнбергу німці дізналися про злочини нацистів. Тому важлива не тількивідповідальність зараз, але й на майбутнє», — зазначила прем’єр.</text:p>
      <text:p text:style-name="P4">
<text:span text:style-name="T4">
Читайте також:</text:span>
 <text:a xlink:type="simple" xlink:href="https://www.ukrinform.ua/rubric-world/3706721-na-kordoni-estonii-ta-rf-zavivsa-plakat-putin-vijskovij-zlocinec.html" text:style-name="Internet_20_link" text:visited-style-name="Visited_20_Internet_20_Link">
 <text:span text:style-name="T4">
Естонії</text:span>
 </text:a>
</text:p>
      <text:p text:style-name="P4">
Як повідомляв Укрінформ, на початку травня Президент Володимир Зеленськийзаявив, що Україна не хоче погоджуватися на жодні гібридні суди для росії та <text:a xlink:type="simple" xlink:href="https://www.ukrinform.ua/rubric-polytics/3704632-zelenskij-ukraina-pracuvatime-nad-stvorennam-okremogo-miznarodnogo-tribunalu-a-ne-gibridnogo.html" text:style-name="Internet_20_link" text:visited-style-name="Visited_20_Internet_20_Link">
</text:a>
 .</text:p>
      <text:p text:style-name="P4">
<text:span text:style-name="T5">
Фото: armyinform.com.ua</text:span>
</text:p>
      <text:p text:style-name="P4">
Source: <text:a xlink:type="simple" xlink:href="https://www.ukrinform.ua/rubric-polytics/3708528-bez-vidpovidalnosti-rosii-za-skoeni-zlocini-stalogo-miru-ne-bude-premerka-estonii.html" text:style-name="Internet_20_link" text:visited-style-name="Visited_20_Internet_20_Link">
https://www.ukrinform.ua/rubric-polytics/3708528-bez-vidpovidalnosti-rosii-za-skoeni-zlocini-stalogo-miru-ne-bude-premerka-estonii.html</text:a>
</text:p>
      <!--NEWS-->
      <text:h text:style-name="P10" text:outline-level="1">
<text:span text:style-name="T4">
Незаконні «вироки» росії українським полоненим не є перешкодою для обмінів – Коордштаб</text:span>
</text:h>
      <text:p text:style-name="P4">
Authors: Ukrinform (Person)</text:p>
      <text:p text:style-name="P4">
Publisher: Укринформ (Organization)</text:p>
      <text:p text:style-name="P4">
Published Time: 2023-05-12T-44:53:00+03:00</text:p>
      <text:p text:style-name="P4">
Modified Time: 2023-05-12T22:53:00+03:00</text:p>
      <text:p text:style-name="P4">
Description: У Координаційному штабі з питань поводження з військовополоненими запевнили близьких українських захисників, які перебувають у ворожому полоні, що незаконні «вироки», які рф виносить українським полоненим не є перешкодою для обмінів. — Укрінформ.</text:p>
      <text:p text:style-name="P4">
Images: ["<text:a xlink:type="simple" xlink:href="https://static.ukrinform.com/photos/2023_03/thumb_files/630_360_1680170436-658.jpg" text:style-name="Internet_20_link" text:visited-style-name="Visited_20_Internet_20_Link">
630_360_16801...</text:a>
"]</text:p>
      <text:p text:style-name="P4">
Tags: ['Полонені', 'Війна з росією']</text:p>
      <text:p text:style-name="P4">
Type: Article</text:p>
      <!--METADATA-->
      <text:p text:style-name="P4">
<draw:frame draw:style-name="fr1" draw:name="Image48" text:anchor-type="as-char" svg:width="6.9236in" svg:height="3.956343in" draw:z-index="0">
<draw:image xlink:href="../Images/yкринформ/2023-05-12T-44-53-00-03-00/630_360_1680170436-658.jpg" xlink:type="simple" xlink:show="embed" xlink:actuate="onLoad" draw:mime-type="image/jpeg"/>
</draw:frame>
 УКоординаційному штабі з питань поводження з військовополоненими запевнилиблизьких українських захисників, які перебувають у ворожому полоні, щонезаконні «вироки», які рф виносить українським полоненим не є перешкодою дляобмінів.</text:p>
      <text:p text:style-name="P4">
Як передає Укрінформ, про це Коордштаб повідомляє у <text:a xlink:type="simple" xlink:href="https://t.me/Koord_shtab/1040" text:style-name="Internet_20_link" text:visited-style-name="Visited_20_Internet_20_Link">
</text:a>
</text:p>
      <text:p text:style-name="P4">
У Координаційному штабі відбулася зустріч з родинами військовослужбовців 24-гоокремого штурмового батальйону “Айдар”.</text:p>
      <text:p text:style-name="P4">
Представник Координаційного штабу запевнив близьких, що Національнеінформаційне бюро обліковує всіх зниклих безвісти захисників і захисниць. Усіх<text:a xlink:type="simple" xlink:href="https://www.ukrinform.ua/tag-vijskovi" text:style-name="Internet_20_link" text:visited-style-name="Visited_20_Internet_20_Link">
 </text:a>
 , які перебувають у ворожомуполоні, подають на обмін.</text:p>
      <text:p text:style-name="P4">
“Ми розшукуємо всіх оборонців, поки не відбудеться збіг ДНК або не знаходимотіло. Доти вважаємо людину живою й шукаємо її в полоні”, – сказав він.</text:p>
      <text:p text:style-name="P4">
Фахівець штабу вкотре нагадав, що Україна намагається передусім забративажкопоранених, хворих і жінок.</text:p>
      <text:p text:style-name="P4">
<text:span text:style-name="T4">
Читайте також:</text:span>
 <text:a xlink:type="simple" xlink:href="https://www.ukrinform.ua/rubric-society/3706693-u-koordstabi-zaklikali-rodiciv-vijskovih-dopomagati-zi-zborom-informacii-dla-obminu-polonenimi.html" text:style-name="Internet_20_link" text:visited-style-name="Visited_20_Internet_20_Link">
 <text:span text:style-name="T4">
Коордштаб</text:span>
 </text:a>
</text:p>
      <text:p text:style-name="P4">
Також рідних цікавило, чи ускладнюють повернення “вироки”, які незаконновиносить українським захисникам росія.</text:p>
      <text:p text:style-name="P4">
“У нас теж є засуджені їхні полонені й ті, що перебувають під слідством. Томуце не є перешкода для обмінів”, – підкреслив представник штабу.</text:p>
      <text:p text:style-name="P4">
Як повідомляв Укрінформ, Координаційний штаб з питань поводження звійськовополоненими не підтверджує полон, а збирає й обліковує відомості, якінадходять з різних джерел, зокрема від родичів полонених і зниклих безвістиукраїнських оборонців.</text:p>
      <text:p text:style-name="P4">
Source: <text:a xlink:type="simple" xlink:href="https://www.ukrinform.ua/rubric-ato/3708282-nezakonni-viroki-rosii-ukrainskim-polonenim-ne-e-pereskodou-dla-obminiv-koordstab.html" text:style-name="Internet_20_link" text:visited-style-name="Visited_20_Internet_20_Link">
https://www.ukrinform.ua/rubric-ato/3708282-nezakonni-viroki-rosii-ukrainskim-polonenim-ne-e-pereskodou-dla-obminiv-koordstab.html</text:a>
</text:p>
      <!--NEWS-->
      <text:h text:style-name="P10" text:outline-level="1">
<text:span text:style-name="T4">
Залужний про затоплення «москви»: Обов’язково доберемося і до решти, питання часу</text:span>
</text:h>
      <text:p text:style-name="P4">
Authors: Ukrinform (Person)</text:p>
      <text:p text:style-name="P4">
Publisher: Укринформ (Organization)</text:p>
      <text:p text:style-name="P4">
Published Time: 2023-05-12T-46:52:00+03:00</text:p>
      <text:p text:style-name="P4">
Modified Time: 2023-05-12T22:52:00+03:00</text:p>
      <text:p text:style-name="P4">
Description: Україна мала незначний шанс для потоплення крейсера «москви» і не втратила його, а також продовжуватиме роботу з ліквідації російського флоту. — Укрінформ.</text:p>
      <text:p text:style-name="P4">
Images: ["<text:a xlink:type="simple" xlink:href="https://static.ukrinform.com/photos/2022_04/thumb_files/630_360_1650622145-892.jpg" text:style-name="Internet_20_link" text:visited-style-name="Visited_20_Internet_20_Link">
630_360_16506...</text:a>
"]</text:p>
      <text:p text:style-name="P4">
Tags: ['ЗСУ', 'Агресія РФ', 'Валерій Залужний', 'Війна з росією', 'Крейсер «Москва» ']</text:p>
      <text:p text:style-name="P4">
Type: Article</text:p>
      <!--METADATA-->
      <text:p text:style-name="P4">
<draw:frame draw:style-name="fr1" draw:name="Image49" text:anchor-type="as-char" svg:width="6.9236in" svg:height="3.956343in" draw:z-index="0">
<draw:image xlink:href="../Images/yкринформ/2023-05-12T-46-52-00-03-00/630_360_1650622145-892.jpg" xlink:type="simple" xlink:show="embed" xlink:actuate="onLoad" draw:mime-type="image/jpeg"/>
</draw:frame>
 Українамала незначний шанс для потоплення крейсера «москви» і не втратила його, атакож продовжуватиме роботу з ліквідації російського флоту.</text:p>
      <text:p text:style-name="P4">
Про це розповів Головнокомандувач Збройних Сил України Валерій Залужний вінтерв’ю Дмитру Комарову в спецпроєкті «Рік. За кадром. Генерал», якетранслювалося в ефірі телеканалу «1+1», повідомляє Укрінформ.</text:p>
      <text:p text:style-name="P4">
«Нас цікавило як військових зниження, а у перспективі й повністю позбавленняЧорноморського флоту російської федерації будь-якої активності у Чорному морі.Для цього у нас були деякі можливості й для цього у нас був, скажемо так,досить невеличкий шанс ці можливості використати. Потоплення самого крейсеру«москва», звісно, має для нас у тому числі й стратегічне значення, адже все жтаки це був носій крилатих ракет. Але, відповідаючи на питання, чи повністю мивиконали свої плани, то хочу сказати, що поки що ні, таку роботу мипродовжуємо. Ми обов’язково доберемося і до ... «Ессена», і до «Самуми» і дорешти, питання часу», - зазначив Залужний.</text:p>
      <text:p text:style-name="P4">
<text:span text:style-name="T4">
Читайте також:</text:span>
 <text:span text:style-name="T4">
<text:a xlink:type="simple" xlink:href="https://www.ukrinform.ua/rubric-ato/3706774-zbitta-kindzala-zsu-vidpravili-v-nokaut-rosijski-tehniku-i-propagandu.html" text:style-name="Internet_20_link" text:visited-style-name="Visited_20_Internet_20_Link">
 </text:a>
 </text:span>
</text:p>
      <text:p text:style-name="P4">
За його словами, військові зробили свою роботу, яку мали зробити, а дляукраїнців потоплення «москви» дійсно мало значення для підняття духу.</text:p>
      <text:p text:style-name="P4">
«Крейсер «москва» - це, як величезні колони, які рухалися в бік Київськоїобласті: небоязнь супротиву, неможливість уявлення того, що друга армія світуможе бути кимось уражена або знищена, затягнула ці колони під Київ, які миспалили, і так само затягнула це ржаве корито в безпосередню зону ураження, іми мали скористатися цим шансом. Українці вони такі, що цього шансу неупустили. Паралельно з цим там ще дехто і дещо нормально получили, залишимо цепоки що історії», - додав Головнокомандувач ЗСУ.</text:p>
      <text:p text:style-name="P4">
<text:span text:style-name="T4">
Читайте також:</text:span>
 <text:span text:style-name="T4">
<text:a xlink:type="simple" xlink:href="https://www.ukrinform.ua/rubric-kyiv/3695530-u-kievi-pokazali-ulamki-raketi-neptun-aka-urazila-krejser-moskva.html" text:style-name="Internet_20_link" text:visited-style-name="Visited_20_Internet_20_Link">
 </text:a>
 </text:span>
</text:p>
      <text:p text:style-name="P4">
Нагадаємо: флагман чорноморського флоту ВМФ росії ракетний <text:span text:style-name="T4">
<text:a xlink:type="simple" xlink:href="https://www.ukrinform.ua/tag-krejser-moskva" text:style-name="Internet_20_link" text:visited-style-name="Visited_20_Internet_20_Link">
</text:a>
 </text:span>
 затонув 14 квітня 2022 рокупісля удару українськими силами оборони.</text:p>
      <text:p text:style-name="P4">
Source: <text:a xlink:type="simple" xlink:href="https://www.ukrinform.ua/rubric-ato/3708533-zaluznij-po-zatoplenna-moskvi-obovazkovo-doberemosa-i-do-resti-pitanna-casu.html" text:style-name="Internet_20_link" text:visited-style-name="Visited_20_Internet_20_Link">
https://www.ukrinform.ua/rubric-ato/3708533-zaluznij-po-zatoplenna-moskvi-obovazkovo-doberemosa-i-do-resti-pitanna-casu.html</text:a>
</text:p>
      <!--NEWS-->
      <text:h text:style-name="P10" text:outline-level="1">
<text:span text:style-name="T4">
На Харківщині через обстріл загинув працівник ферми, якого росіяни катували під час окупації</text:span>
</text:h>
      <text:p text:style-name="P4">
Authors: Ukrinform (Person)</text:p>
      <text:p text:style-name="P4">
Publisher: Укринформ (Organization)</text:p>
      <text:p text:style-name="P4">
Published Time: 2023-05-12T-48:50:00+03:00</text:p>
      <text:p text:style-name="P4">
Modified Time: 2023-05-12T22:50:00+03:00</text:p>
      <text:p text:style-name="P4">
Description: В Ізюмському районі на Харківщині 12 травня внаслідок ворожого обстрілу загинув працівник ферми Максим Романенко, якого під час тимчасової окупації його громади минулого року катували російські військові.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Обстріл', 'Загибель', 'Харківщина', 'Війна з росією']</text:p>
      <text:p text:style-name="P4">
Type: Article</text:p>
      <!--METADATA-->
      <text:p text:style-name="P4">
<draw:frame draw:style-name="fr1" draw:name="Image50" text:anchor-type="as-char" svg:width="6.9236in" svg:height="3.956343in" draw:z-index="0">
<draw:image xlink:href="../Images/yкринформ/2023-05-12T-48-50-00-03-00/630_360_1617451171-445.jpg" xlink:type="simple" xlink:show="embed" xlink:actuate="onLoad" draw:mime-type="image/jpeg"/>
</draw:frame>
 ВІзюмському районі на Харківщині 12 травня внаслідок ворожого обстрілу загинувпрацівник ферми Максим Романенко, якого під час тимчасової окупації йогогромади минулого року катували російські військові.</text:p>
      <text:p text:style-name="P4">
Про це повідомила у <text:a xlink:type="simple" xlink:href="https://t.me/borova_gromada/2189" text:style-name="Internet_20_link" text:visited-style-name="Visited_20_Internet_20_Link">
 </text:a>
 Борівська селищнарада, передає Укрінформ.</text:p>
      <text:p text:style-name="P4">
“Сьогодні російські окупанти обстріляли с. Чернещина Борівської громади. Нажаль, внаслідок обстрілу <text:a xlink:type="simple" xlink:href="https://www.ukrinform.ua/tag-zagibel" text:style-name="Internet_20_link" text:visited-style-name="Visited_20_Internet_20_Link">
 </text:a>
 працівникферми Максим Сергійович Романченко. Загиблому було 36 років, він працювавтваринником на місцевому підприємстві. Під час окупації Борівської громадийого викрадали російські військові, допитували та катували, звинувачуючи успівпраці з ЗСУ”, - йдеться у повідомленні.</text:p>
      <text:p text:style-name="P4">
За інформацією місцевої влади, тоді окупанти викрали й документи Романенка тавикористали їх у своїй ІПСО для створення фейкової “новини”: опублікували фоточоловіка з супровідним текстом, що, буцімто, українські військові добровільноздаються в полон.</text:p>
      <text:p text:style-name="P4">
<text:span text:style-name="T4">
Читайте також:</text:span>
 <text:a xlink:type="simple" xlink:href="https://www.ukrinform.ua/rubric-regions/3708523-u-harkovi-pomer-volonter-akij-potrapiv-pid-rosijskij-obstril-u-hodi-evakuacii-ludej.html" text:style-name="Internet_20_link" text:visited-style-name="Visited_20_Internet_20_Link">
 <text:span text:style-name="T4">
волонтер</text:span>
 </text:a>
</text:p>
      <text:p text:style-name="P4">
“Максиму вдалося тоді вижити і повернутися додому, але, на жаль, сьогодніросійський агресор забрав його життя назавжди. У Максима Романченка залишилисябатьки, цивільна дружина, маленька дитина”, - повідомили в селищній раді.</text:p>
      <text:p text:style-name="P4">
Як повідомлялося, населені пункти Борівської громади війська рф почализахоплювати з квітня 2022 року, громаду звільнили під час контрнаступу ЗСУ увересні - на початку жовтня.</text:p>
      <text:p text:style-name="P4">
Source: <text:a xlink:type="simple" xlink:href="https://www.ukrinform.ua/rubric-regions/3708529-na-harkivsini-cerez-obstril-zaginuv-pracivnik-fermi-akogo-rosiani-katuvali-pid-cas-okupacii.html" text:style-name="Internet_20_link" text:visited-style-name="Visited_20_Internet_20_Link">
https://www.ukrinform.ua/rubric-regions/3708529-na-harkivsini-cerez-obstril-zaginuv-pracivnik-fermi-akogo-rosiani-katuvali-pid-cas-okupacii.html</text:a>
</text:p>
      <!--NEWS-->
      <text:h text:style-name="P10" text:outline-level="1">
<text:span text:style-name="T4">
Залужний: Якщо знайду представника «радянської армії» в українській - довго розбиратися не буду</text:span>
</text:h>
      <text:p text:style-name="P4">
Authors: Ukrinform (Person)</text:p>
      <text:p text:style-name="P4">
Publisher: Укринформ (Organization)</text:p>
      <text:p text:style-name="P4">
Published Time: 2023-05-12T-50:49:00+03:00</text:p>
      <text:p text:style-name="P4">
Modified Time: 2023-05-12T22:49:00+03:00</text:p>
      <text:p text:style-name="P4">
Description: Головнокомандувач Збройних Сил України Валерій Залужний досі веде активне викорінення радянських підходів в українській армії, щоб зробити її сучаснішою. — Укрінформ.</text:p>
      <text:p text:style-name="P4">
Images: ["<text:a xlink:type="simple" xlink:href="https://static.ukrinform.com/photos/2022_11/thumb_files/630_360_1667842072-780.jpg" text:style-name="Internet_20_link" text:visited-style-name="Visited_20_Internet_20_Link">
630_360_16678...</text:a>
"]</text:p>
      <text:p text:style-name="P4">
Tags: ['Армія', 'ЗСУ', 'Валерій Залужний', 'Війна з росією']</text:p>
      <text:p text:style-name="P4">
Type: Article</text:p>
      <!--METADATA-->
      <text:p text:style-name="P4">
<draw:frame draw:style-name="fr1" draw:name="Image51" text:anchor-type="as-char" svg:width="6.9236in" svg:height="3.956343in" draw:z-index="0">
<draw:image xlink:href="../Images/yкринформ/2023-05-12T-50-49-00-03-00/630_360_1667842072-780.jpg" xlink:type="simple" xlink:show="embed" xlink:actuate="onLoad" draw:mime-type="image/jpeg"/>
</draw:frame>
Головнокомандувач Збройних Сил України Валерій Залужний досі веде активневикорінення радянських підходів в українській армії, щоб зробити їїсучаснішою.</text:p>
      <text:p text:style-name="P4">
Про це він сказав в інтерв’ю спецпроєкту Дмитра Комарова « <text:a xlink:type="simple" xlink:href="https://www.youtube.com/watch" text:style-name="Internet_20_link" text:visited-style-name="Visited_20_Internet_20_Link">
</text:a>
», передає Укрінформ.</text:p>
      <text:p text:style-name="P4">
«Я скажу так, ця радянська <text:a xlink:type="simple" xlink:href="https://www.ukrinform.ua/tag-armia" text:style-name="Internet_20_link" text:visited-style-name="Visited_20_Internet_20_Link">
 </text:a>
 жила уЗбройних силах України довго. І ще там десь є відголос. Не до кінця воназавершила своє існування. Зараз вже, коли йдуть важкі бою, коли багатопроцесів пов’язані один з одним, це важко зробити, але мої підлеглі знають,якщо я десь знайду представника радянської армії на будь-якій посаді, то довгорозбиратися не буду» - сказав Залужний.</text:p>
      <text:p text:style-name="P4">
За його словами, нині буває таке, коли солдати, які перебувають на передовій,мають змогу поспілкуватися із Головнокомандувачем, наприклад, про необхідністьнанести вогневе ураження по тій чи іншій точці. «Такі випадки, як один ізприкладів», - сказав Залужний.</text:p>
      <text:p text:style-name="P4">
При цьому він порівняв російську армію із царською, де воїнів не дуже цінують.«Це феодальна армія, де таке відношення зберігається. Це, принаймні, те, що мибачимо по полю бою, по перехопленням», - додав він.</text:p>
      <text:p text:style-name="P4">
Головнокомандувач Збройних Сил України переконаний, прощати ворогу цю війну неварто, бо від неї страждають ні в чому не винні діти. Думки про це в томучислі стимулюють українські сили оборони воювати максимально та знищувативорога на нашій землі.</text:p>
      <text:p text:style-name="P4">
<text:span text:style-name="T4">
Читайте також:</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При цьому, відповідаючи на запитання ведучого, він припустив, що росіяниприпустилися головної помилки – вважали, що українці схожі на них. Керівництвокраїни-агресора чомусь думало, що коли вони прийдуть з війною, їх тутзустрічатимуть хлібом та сіллю, але ж наші люди завжди були волелюбними тасмілими, в той час «росіяни думають, що українці – це такі самі, як вони, алетрохи фашисти чи неонацисти, але в більшості такі, як вони».</text:p>
      <text:p text:style-name="P4">
Source: <text:a xlink:type="simple" xlink:href="https://www.ukrinform.ua/rubric-ato/3708532-zaluznij-akso-znajdu-predstavnika-radanskoi-armii-v-ukrainskij-dovgo-rozbiratisa-ne-budu.html" text:style-name="Internet_20_link" text:visited-style-name="Visited_20_Internet_20_Link">
https://www.ukrinform.ua/rubric-ato/3708532-zaluznij-akso-znajdu-predstavnika-radanskoi-armii-v-ukrainskij-dovgo-rozbiratisa-ne-budu.html</text:a>
</text:p>
      <!--NEWS-->
      <text:h text:style-name="P10" text:outline-level="1">
<text:span text:style-name="T4">
Федоров повідомив про гучний вибух у Мелітополі</text:span>
</text:h>
      <text:p text:style-name="P4">
Authors: Ukrinform (Person)</text:p>
      <text:p text:style-name="P4">
Publisher: Укринформ (Organization)</text:p>
      <text:p text:style-name="P4">
Published Time: 2023-05-12T-52:47:00+03:00</text:p>
      <text:p text:style-name="P4">
Modified Time: 2023-05-12T22:47:00+03:00</text:p>
      <text:p text:style-name="P4">
Description: У тимчасово окупованому Мелітополі пролунав вибух. В деяких районах зникло світло, вода та зв'язок. — Укрінформ.</text:p>
      <text:p text:style-name="P4">
Images: ["<text:a xlink:type="simple" xlink:href="https://static.ukrinform.com/photos/2022_12/thumb_files/630_360_1670715012-546.jpg" text:style-name="Internet_20_link" text:visited-style-name="Visited_20_Internet_20_Link">
630_360_16707...</text:a>
"]</text:p>
      <text:p text:style-name="P4">
Tags: ['Мелітополь', 'Окупація', 'Вибух', 'Війна з росією']</text:p>
      <text:p text:style-name="P4">
Type: Article</text:p>
      <!--METADATA-->
      <text:p text:style-name="P4">
<draw:frame draw:style-name="fr1" draw:name="Image52" text:anchor-type="as-char" svg:width="6.9236in" svg:height="3.956343in" draw:z-index="0">
<draw:image xlink:href="../Images/yкринформ/2023-05-12T-52-47-00-03-00/630_360_1670715012-546.jpg" xlink:type="simple" xlink:show="embed" xlink:actuate="onLoad" draw:mime-type="image/jpeg"/>
</draw:frame>
 Утимчасово окупованому Мелітополі пролунав вибух. В деяких районах зниклосвітло, вода та зв'язок.</text:p>
      <text:p text:style-name="P4">
Про це в Телеграмі <text:a xlink:type="simple" xlink:href="https://t.me/ivan_fedorov_melitopol/1959" text:style-name="Internet_20_link" text:visited-style-name="Visited_20_Internet_20_Link">
 </text:a>
 міськийголова Мелітополя Іван Федоров, передає Укрінформ.</text:p>
      <text:p text:style-name="P4">
"У Мелітополі гучний вибух. Настільки потужний, що у східних та північнихрайонах міста і навіть навколишніх селах не стало світла, води і зв’язку", -написав він.</text:p>
      <text:p text:style-name="P4">
<text:span text:style-name="T4">
Читайте також:</text:span>
 <text:span text:style-name="T4">
<text:a xlink:type="simple" xlink:href="https://www.ukrinform.ua/rubric-regions/3708417-u-melitopoli-bila-pidizdu-pidirvali-kolaboranta.html" text:style-name="Internet_20_link" text:visited-style-name="Visited_20_Internet_20_Link">
 </text:a>
 </text:span>
</text:p>
      <text:p text:style-name="P4">
Наразі деталі вибуху уточнюються.</text:p>
      <text:p text:style-name="P4">
Раніше повідомлялось, що у Мелітополі зранку вибухнула урна біля під'їздубудинку, де мешкав так званий «виконувач обов’язків заступника міністрабудівництва» Запорізької області. "Чиновник" виходив з під'їзду, бувпідірваний та госпіталізований до медичного закладу.</text:p>
      <text:p text:style-name="P4">
Source: <text:a xlink:type="simple" xlink:href="https://www.ukrinform.ua/rubric-regions/3708531-fedorov-povidomiv-pro-gucnij-vibuh-u-melitopoli.html" text:style-name="Internet_20_link" text:visited-style-name="Visited_20_Internet_20_Link">
https://www.ukrinform.ua/rubric-regions/3708531-fedorov-povidomiv-pro-gucnij-vibuh-u-melitopoli.html</text:a>
</text:p>
      <!--NEWS-->
      <text:h text:style-name="P10" text:outline-level="1">
<text:span text:style-name="T4">
Залужний розповів про перші хвилини широкомасштабного вторгнення рф в Україну</text:span>
</text:h>
      <text:p text:style-name="P4">
Authors: Ukrinform (Person)</text:p>
      <text:p text:style-name="P4">
Publisher: Укринформ (Organization)</text:p>
      <text:p text:style-name="P4">
Published Time: 2023-05-12T-54:44:00+03:00</text:p>
      <text:p text:style-name="P4">
Modified Time: 2023-05-12T22:44:00+03:00</text:p>
      <text:p text:style-name="P4">
Description: В перші хвилини початку широкомасштабного вторгнення рф в Україну 24 лютого 2022 року Головнокомандувач ЗСУ Валерій Залужний обдзвонив командувачів всіх родів військ, а також отримав з-за кордону телефонний дзвоник від «не дуже приємної людини» з вибаченнями. — Укрінформ.</text:p>
      <text:p text:style-name="P4">
Images: ["<text:a xlink:type="simple" xlink:href="https://static.ukrinform.com/photos/2022_04/thumb_files/630_360_1650958347-815.jpeg" text:style-name="Internet_20_link" text:visited-style-name="Visited_20_Internet_20_Link">
630_360_16509...</text:a>
"]</text:p>
      <text:p text:style-name="P4">
Tags: ['ЗСУ', 'Агресія РФ', 'Валерій Залужний', 'Війна з росією']</text:p>
      <text:p text:style-name="P4">
Type: Article</text:p>
      <!--METADATA-->
      <text:p text:style-name="P4">
<draw:frame draw:style-name="fr1" draw:name="Image53" text:anchor-type="as-char" svg:width="6.9236in" svg:height="3.956343in" draw:z-index="0">
<draw:image xlink:href="../Images/yкринформ/2023-05-12T-54-44-00-03-00/630_360_1650958347-815.jpeg" xlink:type="simple" xlink:show="embed" xlink:actuate="onLoad" draw:mime-type="image/jpeg"/>
</draw:frame>
 В першіхвилини початку широкомасштабного вторгнення рф в Україну 24 лютого 2022 рокуГоловнокомандувач ЗСУ Валерій Залужний обдзвонив командувачів всіх родіввійськ, а також отримав з-за кордону телефонний дзвоник від «не дуже приємноїлюдини» з вибаченнями.</text:p>
      <text:p text:style-name="P4">
Як передає Укрінформ, про це Головнокомандувач Збройних Сил України ВалерійЗалужний сказав в інтерв’ю спецпроєкту Дмитра Комарова «Рік. За кадром», якетранслюється в ефірі загальнонаціонального телемарафону «Єдині новини»,відповідаючи на питання якими були перші кроки 24 лютого 2022 року.</text:p>
      <text:p text:style-name="P4">
«Я тебе розчарую, якщо ти чекаєш, що з великим пафосом віддавались величезнінакази. Зрозумій нас військовий, тому що для нас війна і так йшла. Цей деньмені запам’ятався буквально такими двома цікавими моментами: перший момент –те, що буквально, коли це все розпочалось, я обдзвонив кожного командувача,який відповідав за ту чи іншу ділянку. Або я йому казав, що почалося, а вінмені – «я зрозумів». Або командувач мені доповідав про те, що вже якісь діїрозпочалися, що він виконує. А я казав – тримайся, ти знаєш що робити. Ідругий момент, який мені запам’ятався, коли я буквально о 5 годині ранкуотримав телефонний дзвінок від людини, яка мені була не дуже приємна. Дзвінокбув з-за кордону і ця людина попросила у мене вибачення. І це я запам’ятав.Далі почалась звичайна командирська робота, звичайні командирські будні збезсонними ночами», - повідомив Залужний.</text:p>
      <text:p text:style-name="P4">
<text:span text:style-name="T4">
Читайте також:</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Він відмовився розповісти деталі про телефонний дзвоник та про особу, якапросила вибачення.</text:p>
      <text:p text:style-name="P4">
Головнокомандувач також відзначив, що не варто зверхньо ставитись до збройнихсил російської федерації та недооцінювати ворога.</text:p>
      <text:p text:style-name="P4">
«Не потрібно так досить поверхньо ставитися до діяльності збройних силросійської федерації. Вони все ж таки завдали нам суттєвої шкоди тапродовжують завдавати її. Щоденно гинуть наші люди. Але разом з тим, намнеобхідно було аналізувати та передбачати їхні майбутній порядок дій і якимосьчином готуватися до цього», - наголосив Залужний.</text:p>
      <text:p text:style-name="P4">
<text:span text:style-name="T4">
Читайте також:</text:span>
 <text:span text:style-name="T4">
<text:a xlink:type="simple" xlink:href="https://www.ukrinform.ua/rubric-ato/3708519-zaluznij-rozpoviv-ak-reague-na-ukrainski-vtrati.html" text:style-name="Internet_20_link" text:visited-style-name="Visited_20_Internet_20_Link">
 </text:a>
 </text:span>
</text:p>
      <text:p text:style-name="P4">
Коментуючи питання щодо великої різниці в військовому, економічному талюдському потенціалі між рф та Україною, головнокомандувач зауважив, що цеспонукало військове керівництво України ухвалити відповідне рішення.</text:p>
      <text:p text:style-name="P4">
«Оцей весь комплекс навчань, який ми проводили, оцей весь комплекс задумів,який ми розглянули, наштовхнули нас на думку про те, що у нас є єдинийваріант, який може в даній ситуації спрацювати, і цей варіант полягав в тому,що ми мали в найкоротші терміни завдати противнику максимальних втрат,випустити з нього кров для того, щоб він відмовився від подальших дій набільшій території України. І це спрацювало. Ми вимушені були навіть за рахунокзалишення певної частини території витягувати противника, відтягувати йоготили, відтягувати його резерви й просто-напросто палити його», - розповівЗалужний.</text:p>
      <text:p text:style-name="P4">
<text:span text:style-name="T4">
Читайте також:</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Відповідаючи на питання чому ворог знищує все на своєму шляху, чому таквідрізняється тактика російських та українських військових, Головнокомандувачзазначив: «Відповідь тут очевидна: тому що вони загарбники, вони йдуть, щобзнищити наші домівки, щоб вбити наших жінок, вбити дітей, зробити так, щоб цяземля ніколи не була родючою. ось таку тактику вони використовують. Гірше завсе, що я знаю, що у них є для цього можливості робити саме так. У нас дещоінша тактика і дещо інша стратегія. Витрачати уйму боєприпасів для того, щобзруйнувати свою ж власну інфраструктуру нам немає сенсу. Ми рахуємо коженснаряд, кожну міну і кожне людське життя, тому намагаємось діяти ось так. Авони діють як орда».</text:p>
      <text:p text:style-name="P4">
<text:span text:style-name="T4">
Читайте також:</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Як повідомлялося, 24 лютого 2022 року російська федерація розпочала новий етап<text:span text:style-name="T4">
<text:a xlink:type="simple" xlink:href="https://www.ukrinform.ua/tag-vijna-z-rosieu" text:style-name="Internet_20_link" text:visited-style-name="Visited_20_Internet_20_Link">
 </text:a>
 </text:span>
 проти України –повномасштабне вторгнення. За даними Генштабу ЗСУ, за рік сили оборони Українизавдали значних втрат агресору, знищивши майже 146 тис. російськихзагарбників.</text:p>
      <text:p text:style-name="P4">
Source: <text:a xlink:type="simple" xlink:href="https://www.ukrinform.ua/rubric-ato/3708530-zaluznij-rozpoviv-pro-persi-hvilini-sirokomasstabnogo-vtorgnenna-rf-v-ukrainu.html" text:style-name="Internet_20_link" text:visited-style-name="Visited_20_Internet_20_Link">
https://www.ukrinform.ua/rubric-ato/3708530-zaluznij-rozpoviv-pro-persi-hvilini-sirokomasstabnogo-vtorgnenna-rf-v-ukrainu.html</text:a>
</text:p>
      <!--NEWS-->
      <text:h text:style-name="P10" text:outline-level="1">
<text:span text:style-name="T4">
Робота над 11-м пакетом санкцій ЄС проти росії «добре просунулася вперед» - МЗС Швеції</text:span>
</text:h>
      <text:p text:style-name="P4">
Authors: Ukrinform (Person)</text:p>
      <text:p text:style-name="P4">
Publisher: Укринформ (Organization)</text:p>
      <text:p text:style-name="P4">
Published Time: 2023-05-12T-56:39:00+03:00</text:p>
      <text:p text:style-name="P4">
Modified Time: 2023-05-12T22:39:00+03:00</text:p>
      <text:p text:style-name="P4">
Description: Європейський Союз залишається непохитним у підтримці України та добре просувається у підготовці чергового, 11-го пакету санкцій проти росії, які мають збільшити тиск на країну-агресора, та підштовхнути її до завершення війни.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Антиросійські санкції', 'Євросоюз', 'Агресія РФ']</text:p>
      <text:p text:style-name="P4">
Type: Article</text:p>
      <!--METADATA-->
      <text:p text:style-name="P4">
<draw:frame draw:style-name="fr1" draw:name="Image54" text:anchor-type="as-char" svg:width="6.9236in" svg:height="3.956343in" draw:z-index="0">
<draw:image xlink:href="../Images/yкринформ/2023-05-12T-56-39-00-03-00/630_360_1591893289-695.jpg" xlink:type="simple" xlink:show="embed" xlink:actuate="onLoad" draw:mime-type="image/jpeg"/>
</draw:frame>
Європейський Союз залишається непохитним у підтримці України та добрепросувається у підготовці чергового, 11-го пакету санкцій проти росії, якімають збільшити тиск на країну-агресора, та підштовхнути її до завершеннявійни.</text:p>
      <text:p text:style-name="P4">
Про це сьогодні під час пресконференції за підсумками першого дня неформальноїзустрічі міністрів закордонних справ країн ЄС, яка відбулася у мальовничомузамку Steninge, заявив міністр закордонних справ головуючої в ЄС Швеції ТобіасБільстрем, повідомляє кореспондент Укрінформу.</text:p>
      <text:p text:style-name="P4">
«Ми вийшли з цієї зустрічі із почуттям ще більшої єдності навколофундаментальних питань, перед якими постає Євросоюз... Пріоритетом нашогоГоловування в ЄС є підвищення безпеки у Європі, і це може бути зробленонайкращим чином шляхом підтримки України. Тут не йдеться про кризовийменеджмент, - мова про реальну боротьбу за гідність та за захист світовогопорядку, що оснований на правилах, не лише в інтересах Європи, але такожусього світу», - наголосив шведський урядовець.</text:p>
      <text:p text:style-name="P4">
<text:span text:style-name="T4">
Читайте також:</text:span>
 <text:span text:style-name="T4">
<text:a xlink:type="simple" xlink:href="https://www.ukrinform.ua/rubric-world/3708440-obhid-sankcij-proti-rosii-matime-naslidki-berbok.html" text:style-name="Internet_20_link" text:visited-style-name="Visited_20_Internet_20_Link">
 </text:a>
 </text:span>
</text:p>
      <text:p text:style-name="P4">
Він зауважив, що зобов’язання ЄС з підтримки України залишаються непохитними.Водночас, міністри обговорили необхідність збільшення тиску на росію.</text:p>
      <text:p text:style-name="P4">
«Робота над 11-м пакетом <text:span text:style-name="T4">
<text:a xlink:type="simple" xlink:href="https://www.ukrinform.ua/tag-antirossijskie-sankcii" text:style-name="Internet_20_link" text:visited-style-name="Visited_20_Internet_20_Link">
 </text:a>
 </text:span>
 вже добре просунулася вперед, Як Головування в ЄС, ми робимо все,щоб сприяти єдності ЄС навколо цього питання. Завтра ми матимемо неформальнузустріч між міністрами закордонних справ ЄС та міністром закордонних справУкраїни Дмитром Кулебою. Це буде цінна нагода вислухати погляди міністраКулеби на всі відповідні питання, включаючи підтримку з боку ЄС, розвитокпоточної ситуації на місцях, а також те, як надалі тиснути на росію задопомогою додаткових санкцій, та забезпечення її відповідальність (за злочинив Україні – ред.)», - сказав Більстрем.</text:p>
      <text:p text:style-name="P4">
<text:span text:style-name="T4">
Читайте також:</text:span>
 <text:span text:style-name="T4">
<text:a xlink:type="simple" xlink:href="https://www.ukrinform.ua/rubric-polytics/3708422-zelenskij-sogodni-sankcijnij-den-zatverdili-pat-paketiv.html" text:style-name="Internet_20_link" text:visited-style-name="Visited_20_Internet_20_Link">
 </text:a>
</text:span>
</text:p>
      <text:p text:style-name="P4">
Як вже повідомляв Укрінформ, сьогодні у Швеції відбулася неформальна зустрічміністрів закордонних справ країн ЄС, під час якої європейські урядовцірозглянули найважливіші питання зовнішньої політики, включаючи підтримкуУкраїни та визначення стратегії відносин між ЄС і Китаєм.</text:p>
      <text:p text:style-name="P4">
Source: <text:a xlink:type="simple" xlink:href="https://www.ukrinform.ua/rubric-economy/3708527-robota-nad-11m-paketom-sankcij-es-proti-rosii-dobre-prosunulasa-vpered-mzs-svecii.html" text:style-name="Internet_20_link" text:visited-style-name="Visited_20_Internet_20_Link">
https://www.ukrinform.ua/rubric-economy/3708527-robota-nad-11m-paketom-sankcij-es-proti-rosii-dobre-prosunulasa-vpered-mzs-svecii.html</text:a>
</text:p>
      <!--NEWS-->
      <text:h text:style-name="P10" text:outline-level="1">
<text:span text:style-name="T4">
росія детально планувала повномасштабний наступ на Україну - Головнокомандувач ЗСУ</text:span>
</text:h>
      <text:p text:style-name="P4">
Authors: Ukrinform (Person)</text:p>
      <text:p text:style-name="P4">
Publisher: Укринформ (Organization)</text:p>
      <text:p text:style-name="P4">
Published Time: 2023-05-12T-58:35:00+03:00</text:p>
      <text:p text:style-name="P4">
Modified Time: 2023-05-12T22:35:00+03:00</text:p>
      <text:p text:style-name="P4">
Description: Головнокомандувач Збройних Сил України Валерій Залужний упевнений, що російська федерація детально планувала повномасштабну наступальну операцію на Українську державу. — Укрінформ.</text:p>
      <text:p text:style-name="P4">
Images: ["<text:a xlink:type="simple" xlink:href="https://static.ukrinform.com/photos/2022_06/thumb_files/630_360_1655868088-457.jpg" text:style-name="Internet_20_link" text:visited-style-name="Visited_20_Internet_20_Link">
630_360_16558...</text:a>
"]</text:p>
      <text:p text:style-name="P4">
Tags: ['ЗСУ', 'Агресія РФ', 'Валерій Залужний', 'Війна з росією']</text:p>
      <text:p text:style-name="P4">
Type: Article</text:p>
      <!--METADATA-->
      <text:p text:style-name="P4">
<draw:frame draw:style-name="fr1" draw:name="Image55" text:anchor-type="as-char" svg:width="6.9236in" svg:height="3.956343in" draw:z-index="0">
<draw:image xlink:href="../Images/yкринформ/2023-05-12T-58-35-00-03-00/630_360_1655868088-457.jpg" xlink:type="simple" xlink:show="embed" xlink:actuate="onLoad" draw:mime-type="image/jpeg"/>
</draw:frame>
Головнокомандувач Збройних Сил України Валерій Залужний упевнений, щоросійська федерація детально планувала повномасштабну наступальну операцію наУкраїнську державу.</text:p>
      <text:p text:style-name="P4">
Про це він розповів в інтерв’ю Дмитру Комарову в спецпроєкті «Рік. За кадром»,передає Укрінформ.</text:p>
      <text:p text:style-name="P4">
«російська федерація – це країна, де воєнна наука, я вважаю, розвинена надосить високому і високому рівні. Відповідно, підходячи до такого питання, якздійснення повномасштабної агресії проти України, підготовка до нього іпланування цих заходів здійснювалися комплексно. Повірте мені, я в цьомувпевнений. Планувалася ця операція досить і досить детально», – сказавГоловнокомандувач ЗСУ.</text:p>
      <text:p text:style-name="P4">
<text:span text:style-name="T4">
Читайте також:</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Залужний розповів, що угрупування російських військ, які готувалися до веденнянаступальних дій, декілька разів змінювалися. За його словами, ворог проводивнавчання, аналізував результат, а коли розумів, що цей варіант не підходить,відбувалася заміна.</text:p>
      <text:p text:style-name="P4">
«Це і нас заплутувало, і давало можливість їм отримати результат», – додавГоловнокомандувач.</text:p>
      <text:p text:style-name="P4">
<text:span text:style-name="T4">
Читайте також:</text:span>
 <text:span text:style-name="T4">
<text:a xlink:type="simple" xlink:href="https://www.ukrinform.ua/rubric-ato/3708501-prezident-cehii-ocinue-sansi-kontrnastupu-ukraini-ak-dobri.html" text:style-name="Internet_20_link" text:visited-style-name="Visited_20_Internet_20_Link">
 </text:a>
</text:span>
</text:p>
      <text:p text:style-name="P4">
Як повідомляв Укрінформ, 24 лютого 2022 року російська федерація розпочалановий етап восьмирічної війни проти України – повномасштабний наступ.</text:p>
      <text:p text:style-name="P4">
Source: <text:a xlink:type="simple" xlink:href="https://www.ukrinform.ua/rubric-ato/3708524-rosia-detalno-planuvala-povnomasstabnij-nastup-na-ukrainu-golovnokomanduvac-zsu.html" text:style-name="Internet_20_link" text:visited-style-name="Visited_20_Internet_20_Link">
https://www.ukrinform.ua/rubric-ato/3708524-rosia-detalno-planuvala-povnomasstabnij-nastup-na-ukrainu-golovnokomanduvac-zsu.html</text:a>
</text:p>
      <!--NEWS-->
      <text:h text:style-name="P10" text:outline-level="1">
<text:span text:style-name="T4">
Міжнародна федерація важкої атлетики не перешкоджатиме виступам росіян та білорусів</text:span>
</text:h>
      <text:p text:style-name="P4">
Authors: Ukrinform (Person)</text:p>
      <text:p text:style-name="P4">
Publisher: Укринформ (Organization)</text:p>
      <text:p text:style-name="P4">
Published Time: 2023-05-12T-60:34:00+03:00</text:p>
      <text:p text:style-name="P4">
Modified Time: 2023-05-12T22:34:00+03:00</text:p>
      <text:p text:style-name="P4">
Description: Міжнародна федерація важкої атлетики (IWF) дозволила змагатися атлетам з росії та білорусі у нейтральному статусі на змаганнях. — Укрінформ.</text:p>
      <text:p text:style-name="P4">
Images: ["<text:a xlink:type="simple" xlink:href="https://static.ukrinform.com/photos/2023_05/thumb_files/630_360_1683919724-718.jpeg" text:style-name="Internet_20_link" text:visited-style-name="Visited_20_Internet_20_Link">
630_360_16839...</text:a>
"]</text:p>
      <text:p text:style-name="P4">
Tags: ['Важка атлетика']</text:p>
      <text:p text:style-name="P4">
Type: Article</text:p>
      <!--METADATA-->
      <text:p text:style-name="P4">
<draw:frame draw:style-name="fr1" draw:name="Image56" text:anchor-type="as-char" svg:width="6.9236in" svg:height="3.956343in" draw:z-index="0">
<draw:image xlink:href="../Images/yкринформ/2023-05-12T-60-34-00-03-00/630_360_1683919724-718.jpeg" xlink:type="simple" xlink:show="embed" xlink:actuate="onLoad" draw:mime-type="image/jpeg"/>
</draw:frame>
Міжнародна федерація важкої атлетики (IWF) дозволила змагатися атлетам з росіїта білорусі у нейтральному статусі на змаганнях.</text:p>
      <text:p text:style-name="P4">
Як повідомляє офіційний <text:a xlink:type="simple" xlink:href="https://iwf.sport/2023/05/12/iwf-press-release-executive-board-meeting/" text:style-name="Internet_20_link" text:visited-style-name="Visited_20_Internet_20_Link">
 </text:a>
 організації, відповідне рішення було ухвалене наонлайн засіданні Виконавчого комітету федерації, передає Укрінформ.</text:p>
      <text:p text:style-name="P4">
Зазначається, що повернення важкоатлетів з росії та білорусі відбуватиметься здотриманням рекомендацій Міжнародного олімпійського комітету (МОК) на предметїх нейтральності. Перш ніж допустити до змагань важкоатлетів, кожного з нихперевірить «незалежна агенція».</text:p>
      <text:p text:style-name="P4">
<text:span text:style-name="T4">
Читайте також:</text:span>
 <text:a xlink:type="simple" xlink:href="https://www.ukrinform.ua/rubric-sports/3704726-miznarodna-vazkoatleticna-federacia-zaboronit-sportsmenam-vihoditi-na-podiumi-z-derzavnimi-praporami.html" text:style-name="Internet_20_link" text:visited-style-name="Visited_20_Internet_20_Link">
 </text:a>
</text:p>
      <text:p text:style-name="P4">
Допуск росіян та білорусів означає, що вони можуть заявитися на найближчийтурнір серії Гран-прі, що пройде на Кубі (8-18 червня). Це буде третій з семитурнірів у кваліфікаційному періоді на Олімпіаду-2024, <text:a xlink:type="simple" xlink:href="https://suspilne.media/474739-miznarodna-federacia-vazkoi-atletiki-dozvolila-rosianam-ta-bilorusam-zmagatisa-u-nejtralnomu-statusi/" text:style-name="Internet_20_link" text:visited-style-name="Visited_20_Internet_20_Link">
</text:a>
 СуспільнеСпорт.</text:p>
      <text:p text:style-name="P4">
Якби росіяни та білоруси пропустили змагання на Кубі, вони б втратили шансвиступити на Олімпіаді-2024 за правилами відбору. Вони також зможуть змагатисяна чемпіонаті світу 2023 року (вересень, Саудівська Аравія).</text:p>
      <text:p text:style-name="P4">
Source: <text:a xlink:type="simple" xlink:href="https://www.ukrinform.ua/rubric-sports/3708526-miznarodna-federacia-vazkoi-atletiki-ne-pereskodzatime-vistupam-rosian-ta-bilorusiv.html" text:style-name="Internet_20_link" text:visited-style-name="Visited_20_Internet_20_Link">
https://www.ukrinform.ua/rubric-sports/3708526-miznarodna-federacia-vazkoi-atletiki-ne-pereskodzatime-vistupam-rosian-ta-bilorusiv.html</text:a>
</text:p>
      <!--NEWS-->
      <text:h text:style-name="P10" text:outline-level="1">
<text:span text:style-name="T4">
Ворог за добу п'ять разів обстріляв прикордонні громади Сумщини</text:span>
</text:h>
      <text:p text:style-name="P4">
Authors: Ukrinform (Person)</text:p>
      <text:p text:style-name="P4">
Publisher: Укринформ (Organization)</text:p>
      <text:p text:style-name="P4">
Published Time: 2023-05-12T-62:31:00+03:00</text:p>
      <text:p text:style-name="P4">
Modified Time: 2023-05-12T22:31:00+03:00</text:p>
      <text:p text:style-name="P4">
Description: російська армія у п'ятницю, 12 травня, п'ять разів обстріляла прикордонні населені пункти Сумської області, спричинивши загалом 87 вибухів.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57" text:anchor-type="as-char" svg:width="6.9236in" svg:height="3.956343in" draw:z-index="0">
<draw:image xlink:href="../Images/yкринформ/2023-05-12T-62-31-00-03-00/630_360_1640330796-210.jpeg" xlink:type="simple" xlink:show="embed" xlink:actuate="onLoad" draw:mime-type="image/jpeg"/>
</draw:frame>
російська армія у п'ятницю, 12 травня, п'ять разів обстріляла прикордоннінаселені пункти Сумської області, спричинивши загалом 87 вибухів.</text:p>
      <text:p text:style-name="P4">
Як передає Укрінформ, про це Сумська обласна військова адміністраціяповідомила в <text:a xlink:type="simple" xlink:href="https://t.me/Sumy_news_ODA/16157" text:style-name="Internet_20_link" text:visited-style-name="Visited_20_Internet_20_Link">
 </text:a>
 .</text:p>
      <text:p text:style-name="P4">
Зокрема, по Краснопільській громаді загарбники завдали мінометного удару –пролунали 16 <text:span text:style-name="T4">
<text:a xlink:type="simple" xlink:href="https://www.ukrinform.ua/tag-vibuh" text:style-name="Internet_20_link" text:visited-style-name="Visited_20_Internet_20_Link">
 </text:a>
 </text:span>
 . Ворожим вогнемпошкоджені два приватні будинки у селі Славгород.</text:p>
      <text:p text:style-name="P4">
Білопільську громаду ворог обстріляв із гранатометів, унаслідок чого відбулися56 вибухів. На територію цієї ж громади росіяни скинули ще п'ять мін.</text:p>
      <text:p text:style-name="P4">
Гранатометного удару від росіян зазнала також Великописарівська громада –зафіксовані десять вибухів.</text:p>
      <text:p text:style-name="P4">
<text:span text:style-name="T4">
Читайте також:</text:span>
 <text:span text:style-name="T4">
<text:a xlink:type="simple" xlink:href="https://www.ukrinform.ua/rubric-ato/3708503-rosiani-vipustili-po-prikordonnu-cernigivsini-ponad-20-min.html" text:style-name="Internet_20_link" text:visited-style-name="Visited_20_Internet_20_Link">
 </text:a>
 </text:span>
</text:p>
      <text:p text:style-name="P4">
Як повідомляв Укрінформ, 11 травня російські війська 17 разів атакували зрізних видів зброї прикордонні громади Сумської області.</text:p>
      <text:p text:style-name="P4">
Source: <text:a xlink:type="simple" xlink:href="https://www.ukrinform.ua/rubric-ato/3708520-vorog-za-dobu-pat-raziv-obstrilav-prikordonni-gromadi-sumsini.html" text:style-name="Internet_20_link" text:visited-style-name="Visited_20_Internet_20_Link">
https://www.ukrinform.ua/rubric-ato/3708520-vorog-za-dobu-pat-raziv-obstrilav-prikordonni-gromadi-sumsini.html</text:a>
</text:p>
      <!--NEWS-->
      <text:h text:style-name="P10" text:outline-level="1">
<text:span text:style-name="T4">
Залужний: Основою перемоги стане не лише героїзм українців, а й передові технології</text:span>
</text:h>
      <text:p text:style-name="P4">
Authors: Ukrinform (Person)</text:p>
      <text:p text:style-name="P4">
Publisher: Укринформ (Organization)</text:p>
      <text:p text:style-name="P4">
Published Time: 2023-05-12T-64:31:00+03:00</text:p>
      <text:p text:style-name="P4">
Modified Time: 2023-05-12T22:31:00+03:00</text:p>
      <text:p text:style-name="P4">
Description: Україні до перемоги над окупантами треба ще пройти довгий і складний шлях. — Укрінформ.</text:p>
      <text:p text:style-name="P4">
Images: ["<text:a xlink:type="simple" xlink:href="https://static.ukrinform.com/photos/2023_03/thumb_files/630_360_1678133026-483.jpg" text:style-name="Internet_20_link" text:visited-style-name="Visited_20_Internet_20_Link">
630_360_16781...</text:a>
"]</text:p>
      <text:p text:style-name="P4">
Tags: ['Технології', 'Україна', 'Валерій Залужний', 'Війна з росією']</text:p>
      <text:p text:style-name="P4">
Type: Article</text:p>
      <!--METADATA-->
      <text:p text:style-name="P4">
<draw:frame draw:style-name="fr1" draw:name="Image58" text:anchor-type="as-char" svg:width="6.9236in" svg:height="3.956343in" draw:z-index="0">
<draw:image xlink:href="../Images/yкринформ/2023-05-12T-64-31-00-03-00/630_360_1678133026-483.jpg" xlink:type="simple" xlink:show="embed" xlink:actuate="onLoad" draw:mime-type="image/jpeg"/>
</draw:frame>
 Українідо перемоги над окупантами треба ще пройти довгий і складний шлях.</text:p>
      <text:p text:style-name="P4">
Про це Головнокомандувач Збройних Сил України Валерій Залужний сказав вінтерв’ю спецпроєкту Дмитра Комарова « <text:a xlink:type="simple" xlink:href="https://www.youtube.com/watch" text:style-name="Internet_20_link" text:visited-style-name="Visited_20_Internet_20_Link">
</text:a>
», передає Укрінформ.</text:p>
      <text:p text:style-name="P4">
«Я бачу що необхідно зробити для перемоги, але знаю точно, що до перемоги щедуже великий і складний шлях. Я сподіваюсь, що Бог буде на нашій стороні іперемога обов’язково буде за нами. Станом на сьогоднішній день, те щовідбувається і те, що ми тримаємось – це українські люди. Це українськийсолдат та сержант, український офіцер, які щодня гинуть, калічаться, алетримають свої позиції», сказав Залужний.</text:p>
      <text:p text:style-name="P4">
Він наголосив, що наш народ був поставлений у такі умови, коли з <text:a xlink:type="simple" xlink:href="https://www.ukrinform.ua/tag-rosia" text:style-name="Internet_20_link" text:visited-style-name="Visited_20_Internet_20_Link">
</text:a>
 та з території білорусі окупанти прийшли«вбивати його жінку, його дітей, знищити його будинок. І ці люди переповненіідеї захисту своїх близьких, своєї землі – пішли на захист. Ми втратили дужебагато людей в цей момент, кадрових командирів. Бо війну починають кадровівійськові, завершують вчителі, інженери, бухгалтери. Це те що заразвідбувається», сказав він</text:p>
      <text:p text:style-name="P4">
Залужний зауважив, що основою перемоги стане не лише героїзм українців, а йвикористання передових технологій, більш ефективної техніки. Ми прийдемо доцього обов’язково і обов’язково переможемо. «Але поки що все тримається наплечах простих людей. Всі перемоги, які були вони були здобуті життями нашихукраїнців, які поклали своє життя звільнивши Херсон, звільняючи Чернігівщину,Сумщину і Київ та Київщину», наголосив Головнокомандувач.</text:p>
      <text:p text:style-name="P4">
<text:span text:style-name="T4">
Читайте також:</text:span>
 <text:a xlink:type="simple" xlink:href="https://www.ukrinform.ua/rubric-ato/3708519-zaluznij-rozpoviv-ak-reague-na-ukrainski-vtrati.html" text:style-name="Internet_20_link" text:visited-style-name="Visited_20_Internet_20_Link">
 <text:span text:style-name="T4">
Залужний</text:span>
 </text:a>
</text:p>
      <text:p text:style-name="P4">
Ми всіх героїв згадаємо, але роботи у нас ще буде багато.</text:p>
      <text:p text:style-name="P4">
Залужний зауважив, що рф життя людей не цінується. «Втрати в Афганістаніпоставили на коліна радянський союз. Зараз цифра втрат рф набагато більша івони не зупиняються. Висновок тільки один – найдешевше, що є цій країні – целюдське життя. У нас навпаки - це саме дороге».</text:p>
      <text:p text:style-name="P4">
Source: <text:a xlink:type="simple" xlink:href="https://www.ukrinform.ua/rubric-ato/3708525-zaluznij-osnovou-peremogi-stane-ne-lise-geroizm-ukrainciv-a-j-peredovi-tehnologii.html" text:style-name="Internet_20_link" text:visited-style-name="Visited_20_Internet_20_Link">
https://www.ukrinform.ua/rubric-ato/3708525-zaluznij-osnovou-peremogi-stane-ne-lise-geroizm-ukrainciv-a-j-peredovi-tehnologii.html</text:a>
</text:p>
      <!--NEWS-->
      <text:h text:style-name="P10" text:outline-level="1">
<text:span text:style-name="T4">
Мета рф на початку вторгнення полягала в тому, щоб знищити українську державність - Залужний</text:span>
</text:h>
      <text:p text:style-name="P4">
Authors: Ukrinform (Person)</text:p>
      <text:p text:style-name="P4">
Publisher: Укринформ (Organization)</text:p>
      <text:p text:style-name="P4">
Published Time: 2023-05-12T-66:26:00+03:00</text:p>
      <text:p text:style-name="P4">
Modified Time: 2023-05-12T22:26:00+03:00</text:p>
      <text:p text:style-name="P4">
Description: Мета російської армії – убивати українців. Якщо зараз не знищимо ворога, будемо знищені ми. — Укрінформ.</text:p>
      <text:p text:style-name="P4">
Images: ["<text:a xlink:type="simple" xlink:href="https://static.ukrinform.com/photos/2023_02/thumb_files/630_360_1676531390-589.jpg" text:style-name="Internet_20_link" text:visited-style-name="Visited_20_Internet_20_Link">
630_360_16765...</text:a>
"]</text:p>
      <text:p text:style-name="P4">
Tags: ['Україна', 'Вбивство', 'Валерій Залужний', 'Війна з росією']</text:p>
      <text:p text:style-name="P4">
Type: Article</text:p>
      <!--METADATA-->
      <text:p text:style-name="P4">
<draw:frame draw:style-name="fr1" draw:name="Image59" text:anchor-type="as-char" svg:width="6.9236in" svg:height="3.956343in" draw:z-index="0">
<draw:image xlink:href="../Images/yкринформ/2023-05-12T-66-26-00-03-00/630_360_1676531390-589.jpg" xlink:type="simple" xlink:show="embed" xlink:actuate="onLoad" draw:mime-type="image/jpeg"/>
</draw:frame>
 Метаросійської армії – убивати українців. Якщо зараз не знищимо ворога, будемознищені ми.</text:p>
      <text:p text:style-name="P4">
На цьому Головнокомандувач Збройних Сил України Валерій Залужний наголосив вінтерв’ю спецпроєкту Дмитра Комарова « <text:a xlink:type="simple" xlink:href="http://www.youtube.com/watch" text:style-name="Internet_20_link" text:visited-style-name="Visited_20_Internet_20_Link">
</text:a>
», передає Укрінформ.</text:p>
      <text:p text:style-name="P4">
Він висловив думку, що стратегічна мета <text:a xlink:type="simple" xlink:href="https://www.ukrinform.ua/tag-rosia" text:style-name="Internet_20_link" text:visited-style-name="Visited_20_Internet_20_Link">
 </text:a>
 на початку вторгнення в Україну полягала в тому, щоб знищити українськудержавність. «Вони розраховували на те, що зайдуть організованими колонами,люди зустрінуть їх із хлібом та сіллю, – і на цьому Українська державазакінчилась. Але українці почали спротив, українці почали захищатися. Станомна сьогодні вони з російської федерації ідуть сюди, щоб свідомо вбиватиукраїнців. Сутність цієї війни полягає в тому, що, якщо зараз ми не знищимоцього ворога, будемо знищені ми, бо вони прийшли свідомо», – зазначивЗалужний.</text:p>
      <text:p text:style-name="P4">
Головнокомандувач ЗСУ підкреслив, що росіяни йдуть убивати українців, поприте, що несуть «шалені» втрати на полі бою в Україні. Залужний наголосив, що це– їхня мета.</text:p>
      <text:p text:style-name="P4">
<text:span text:style-name="T4">
Читайте також:</text:span>
 <text:a xlink:type="simple" xlink:href="https://www.ukrinform.ua/rubric-ato/3708517-vijskove-kerivnictvo-ukraini-gotuvalosa-do-vtorgnenna-rf-zaluznij.html" text:style-name="Internet_20_link" text:visited-style-name="Visited_20_Internet_20_Link">
 <text:span text:style-name="T4">
Залужний</text:span>
 </text:a>
</text:p>
      <text:p text:style-name="P4">
«Дивно, що це відбувається у 21 столітті, коли розвинена наука, коли ще впам’яті є діди і баби, які пережили це все під час Другої світової війни…Попри це, вони свідомо йдуть убивати українців», – додав він.</text:p>
      <text:p text:style-name="P4">
Як повідомлялося, Сили оборони України з 24 лютого 2022 року по 12 травня 2023року <text:a xlink:type="simple" xlink:href="https://www.ukrinform.ua/rubric-ato/3708073-sili-oboroni-znisili-197-670-rosijskih-zagarbnikiv.html" text:style-name="Internet_20_link" text:visited-style-name="Visited_20_Internet_20_Link">
 </text:a>
 .</text:p>
      <text:p text:style-name="P4">
Source: <text:a xlink:type="simple" xlink:href="https://www.ukrinform.ua/rubric-ato/3708522-meta-rf-na-pocatku-vtorgnenna-polagala-v-tomu-sob-znisiti-ukrainsku-derzavnist-zaluznij.html" text:style-name="Internet_20_link" text:visited-style-name="Visited_20_Internet_20_Link">
https://www.ukrinform.ua/rubric-ato/3708522-meta-rf-na-pocatku-vtorgnenna-polagala-v-tomu-sob-znisiti-ukrainsku-derzavnist-zaluznij.html</text:a>
</text:p>
      <!--NEWS-->
      <text:h text:style-name="P10" text:outline-level="1">
<text:span text:style-name="T4">
У Харкові помер волонтер, який потрапив під російський обстріл у ході евакуації людей</text:span>
</text:h>
      <text:p text:style-name="P4">
Authors: Ukrinform (Person)</text:p>
      <text:p text:style-name="P4">
Publisher: Укринформ (Organization)</text:p>
      <text:p text:style-name="P4">
Published Time: 2023-05-12T-68:22:00+03:00</text:p>
      <text:p text:style-name="P4">
Modified Time: 2023-05-12T22:22:00+03:00</text:p>
      <text:p text:style-name="P4">
Description: У Харкові помер волонтер Євген Санін, який потрапив під російський обстріл, евакуйовуючи людей із зони бойових дій, за його життя лікарі боролися місяць. — Укрінформ.</text:p>
      <text:p text:style-name="P4">
Images: ["<text:a xlink:type="simple" xlink:href="https://static.ukrinform.com/photos/2021_04/thumb_files/630_360_1617451420-842.jpg" text:style-name="Internet_20_link" text:visited-style-name="Visited_20_Internet_20_Link">
630_360_16174...</text:a>
", "<text:a xlink:type="simple" xlink:href="https://static.ukrinform.com/photos/2023_05/1683919277-490.jpg" text:style-name="Internet_20_link" text:visited-style-name="Visited_20_Internet_20_Link">
1683919277-49...</text:a>
"]</text:p>
      <text:p text:style-name="P4">
Tags: ['Обстріл', 'Волонтери', 'Харків', 'Війна з росією']</text:p>
      <text:p text:style-name="P4">
Type: Article</text:p>
      <!--METADATA-->
      <text:p text:style-name="P4">
<draw:frame draw:style-name="fr1" draw:name="Image60" text:anchor-type="as-char" svg:width="6.9236in" svg:height="3.956343in" draw:z-index="0">
<draw:image xlink:href="../Images/yкринформ/2023-05-12T-68-22-00-03-00/630_360_1617451420-842.jpg" xlink:type="simple" xlink:show="embed" xlink:actuate="onLoad" draw:mime-type="image/jpeg"/>
</draw:frame>
 У Харковіпомер волонтер Євген Санін, який потрапив під російський обстріл, евакуйовуючилюдей із зони бойових дій, за його життя лікарі боролися місяць.</text:p>
      <text:p text:style-name="P4">
Про це повідомляють у соціальних мережах друзі Саніна, передає Укрінформ.</text:p>
      <text:p text:style-name="P4">
“Страшна втрата… Сьогодні вранці. Ми вірили до останнього. Ми сподівалися, щоти витримаєш, викарабкаєшся… Але десь там наверху вирішили інакше… Лети,Жека…”, - написала Юлія Водовозова у <text:a xlink:type="simple" xlink:href="https://www.facebook.com/yuliya.litvishko/posts/pfbid02mvTw8DAyyRXzoaSLGgUNna6bkeubUh9uLUabJqdgDMDpgVg4r7yMMRB6ZU1gfTEHl" text:style-name="Internet_20_link" text:visited-style-name="Visited_20_Internet_20_Link">
</text:a>
.</text:p>
      <text:p text:style-name="P4">
<draw:frame draw:style-name="fr1" draw:name="Image61" text:anchor-type="as-char" svg:width="6.9236in" svg:height="6.9236in" draw:z-index="0">
<draw:image xlink:href="../Images/yкринформ/2023-05-12T-68-22-00-03-00/1683919277-490.jpg" xlink:type="simple" xlink:show="embed" xlink:actuate="onLoad" draw:mime-type="image/jpeg"/>
</draw:frame>
</text:p>
      <text:p text:style-name="P4">
Поховають Саніна 14 травня на Алеї слави цвинтаря №18 у Харкові.</text:p>
      <text:p text:style-name="P4">
Як <text:a xlink:type="simple" xlink:href="https://youtu.be/r_EhSqJ175I" text:style-name="Internet_20_link" text:visited-style-name="Visited_20_Internet_20_Link">
 </text:a>
 , 13 квітня евакуаційна група організаціїEVENTROOM потрапила під російський <text:a xlink:type="simple" xlink:href="https://www.ukrinform.ua/tag-obstril" text:style-name="Internet_20_link" text:visited-style-name="Visited_20_Internet_20_Link">
 </text:a>
 уДворічанській громаді Куп’янського району Харківщини. Загарбники поцілили впершу машину, в якій перебував Євген Санін, волонтер отримав тяжкі поранення.</text:p>
      <text:p text:style-name="P4">
Євген Санін - харківський рієлтор, із 24 лютого 2022 року почав волонтерити,зокрема, брав участь в евакуації жителів тимчасово окупованих районівХарківщини через Печенізьку дамбу. Влітку минулого року цей шлях називали“дорогою життя”, він був чи не єдиною можливістю потрапити на підконтрольнуУкраїні територію.</text:p>
      <text:p text:style-name="P4">
Source: <text:a xlink:type="simple" xlink:href="https://www.ukrinform.ua/rubric-regions/3708523-u-harkovi-pomer-volonter-akij-potrapiv-pid-rosijskij-obstril-u-hodi-evakuacii-ludej.html" text:style-name="Internet_20_link" text:visited-style-name="Visited_20_Internet_20_Link">
https://www.ukrinform.ua/rubric-regions/3708523-u-harkovi-pomer-volonter-akij-potrapiv-pid-rosijskij-obstril-u-hodi-evakuacii-ludej.html</text:a>
</text:p>
      <!--NEWS-->
      <text:h text:style-name="P10" text:outline-level="1">
<text:span text:style-name="T4">
Залужний: Основою перемоги стане не лише героїзм українців, а й передові технології</text:span>
</text:h>
      <text:p text:style-name="P4">
Authors: Ukrinform (Person)</text:p>
      <text:p text:style-name="P4">
Publisher: Укринформ (Organization)</text:p>
      <text:p text:style-name="P4">
Published Time: 2023-05-12T-6:31:00+03:00</text:p>
      <text:p text:style-name="P4">
Modified Time: 2023-05-12T22:31:00+03:00</text:p>
      <text:p text:style-name="P4">
Description: Україні до перемоги над окупантами треба ще пройти довгий і складний шлях. — Укрінформ.</text:p>
      <text:p text:style-name="P4">
Images: ["<text:a xlink:type="simple" xlink:href="https://static.ukrinform.com/photos/2023_03/thumb_files/630_360_1678133026-483.jpg" text:style-name="Internet_20_link" text:visited-style-name="Visited_20_Internet_20_Link">
630_360_16781...</text:a>
"]</text:p>
      <text:p text:style-name="P4">
Tags: ['Технології', 'Україна', 'Валерій Залужний', 'Війна з росією']</text:p>
      <text:p text:style-name="P4">
Type: Article</text:p>
      <!--METADATA-->
      <text:p text:style-name="P4">
<draw:frame draw:style-name="fr1" draw:name="Image62" text:anchor-type="as-char" svg:width="6.9236in" svg:height="3.956343in" draw:z-index="0">
<draw:image xlink:href="../Images/yкринформ/2023-05-12T-6-31-00-03-00/630_360_1678133026-483.jpg" xlink:type="simple" xlink:show="embed" xlink:actuate="onLoad" draw:mime-type="image/jpeg"/>
</draw:frame>
 Україні доперемоги над окупантами треба ще пройти довгий і складний шлях.</text:p>
      <text:p text:style-name="P4">
Про це Головнокомандувач Збройних Сил України Валерій Залужний сказав вінтерв’ю спецпроєкту Дмитра Комарова « <text:a xlink:type="simple" xlink:href="https://www.youtube.com/watch" text:style-name="Internet_20_link" text:visited-style-name="Visited_20_Internet_20_Link">
</text:a>
», передає Укрінформ.</text:p>
      <text:p text:style-name="P4">
«Я бачу що необхідно зробити для перемоги, але знаю точно, що до перемоги щедуже великий і складний шлях. Я сподіваюсь, що Бог буде на нашій стороні іперемога обов’язково буде за нами. Станом на сьогоднішній день, те щовідбувається і те, що ми тримаємось – це українські люди. Це українськийсолдат та сержант, український офіцер, які щодня гинуть, калічаться, алетримають свої позиції», сказав Залужний.</text:p>
      <text:p text:style-name="P4">
Він наголосив, що наш народ був поставлений у такі умови, коли з <text:a xlink:type="simple" xlink:href="https://www.ukrinform.ua/tag-rosia" text:style-name="Internet_20_link" text:visited-style-name="Visited_20_Internet_20_Link">
</text:a>
 та з території білорусі окупанти прийшли«вбивати його жінку, його дітей, знищити його будинок. І ці люди переповненіідеї захисту своїх близьких, своєї землі – пішли на захист. Ми втратили дужебагато людей в цей момент, кадрових командирів. Бо війну починають кадровівійськові, завершують вчителі, інженери, бухгалтери. Це те що заразвідбувається», сказав він</text:p>
      <text:p text:style-name="P4">
Залужний зауважив, що основою перемоги стане не лише героїзм українців, а йвикористання передових технологій, більш ефективної техніки. Ми прийдемо доцього обов’язково і обов’язково переможемо. «Але поки що все тримається наплечах простих людей. Всі перемоги, які були вони були здобуті життями нашихукраїнців, які поклали своє життя звільнивши Херсон, звільняючи Чернігівщину,Сумщину і Київ та Київщину», наголосив Головнокомандувач.</text:p>
      <text:p text:style-name="P4">
<text:span text:style-name="T4">
Читайте також:</text:span>
 <text:a xlink:type="simple" xlink:href="https://www.ukrinform.ua/rubric-ato/3708519-zaluznij-rozpoviv-ak-reague-na-ukrainski-vtrati.html" text:style-name="Internet_20_link" text:visited-style-name="Visited_20_Internet_20_Link">
 <text:span text:style-name="T4">
Залужний</text:span>
 </text:a>
</text:p>
      <text:p text:style-name="P4">
Ми всіх героїв згадаємо, але роботи у нас ще буде багато.</text:p>
      <text:p text:style-name="P4">
Залужний зауважив, що рф життя людей не цінується. «Втрати в Афганістаніпоставили на коліна радянський союз. Зараз цифра втрат рф набагато більша івони не зупиняються. Висновок тільки один – найдешевше, що є цій країні – целюдське життя. У нас навпаки - це саме дороге».</text:p>
      <text:p text:style-name="P4">
Source: <text:a xlink:type="simple" xlink:href="https://www.ukrinform.ua/rubric-ato/3708525-zaluznij-osnovou-peremogi-stane-ne-lise-geroizm-ukrainciv-a-j-peredovi-tehnologii.html" text:style-name="Internet_20_link" text:visited-style-name="Visited_20_Internet_20_Link">
https://www.ukrinform.ua/rubric-ato/3708525-zaluznij-osnovou-peremogi-stane-ne-lise-geroizm-ukrainciv-a-j-peredovi-tehnologii.html</text:a>
</text:p>
      <!--NEWS-->
      <text:h text:style-name="P10" text:outline-level="1">
<text:span text:style-name="T4">
Мета рф на початку вторгнення полягала в тому, щоб знищити українську державність - Залужний</text:span>
</text:h>
      <text:p text:style-name="P4">
Authors: Ukrinform (Person)</text:p>
      <text:p text:style-name="P4">
Publisher: Укринформ (Organization)</text:p>
      <text:p text:style-name="P4">
Published Time: 2023-05-12T-70:26:00+03:00</text:p>
      <text:p text:style-name="P4">
Modified Time: 2023-05-12T22:26:00+03:00</text:p>
      <text:p text:style-name="P4">
Description: Мета російської армії – убивати українців. Якщо зараз не знищимо ворога, будемо знищені ми. — Укрінформ.</text:p>
      <text:p text:style-name="P4">
Images: ["<text:a xlink:type="simple" xlink:href="https://static.ukrinform.com/photos/2023_02/thumb_files/630_360_1676531390-589.jpg" text:style-name="Internet_20_link" text:visited-style-name="Visited_20_Internet_20_Link">
630_360_16765...</text:a>
"]</text:p>
      <text:p text:style-name="P4">
Tags: ['Україна', 'Вбивство', 'Валерій Залужний', 'Війна з росією']</text:p>
      <text:p text:style-name="P4">
Type: Article</text:p>
      <!--METADATA-->
      <text:p text:style-name="P4">
<draw:frame draw:style-name="fr1" draw:name="Image63" text:anchor-type="as-char" svg:width="6.9236in" svg:height="3.956343in" draw:z-index="0">
<draw:image xlink:href="../Images/yкринформ/2023-05-12T-70-26-00-03-00/630_360_1676531390-589.jpg" xlink:type="simple" xlink:show="embed" xlink:actuate="onLoad" draw:mime-type="image/jpeg"/>
</draw:frame>
 Метаросійської армії – убивати українців. Якщо зараз не знищимо ворога, будемознищені ми.</text:p>
      <text:p text:style-name="P4">
На цьому Головнокомандувач Збройних Сил України Валерій Залужний наголосив вінтерв’ю спецпроєкту Дмитра Комарова « <text:a xlink:type="simple" xlink:href="http://www.youtube.com/watch" text:style-name="Internet_20_link" text:visited-style-name="Visited_20_Internet_20_Link">
</text:a>
», передає Укрінформ.</text:p>
      <text:p text:style-name="P4">
Він висловив думку, що стратегічна мета <text:a xlink:type="simple" xlink:href="https://www.ukrinform.ua/tag-rosia" text:style-name="Internet_20_link" text:visited-style-name="Visited_20_Internet_20_Link">
 </text:a>
 на початку вторгнення в Україну полягала в тому, щоб знищити українськудержавність. «Вони розраховували на те, що зайдуть організованими колонами,люди зустрінуть їх із хлібом та сіллю, – і на цьому Українська державазакінчилась. Але українці почали спротив, українці почали захищатися. Станомна сьогодні вони з російської федерації ідуть сюди, щоб свідомо вбиватиукраїнців. Сутність цієї війни полягає в тому, що, якщо зараз ми не знищимоцього ворога, будемо знищені ми, бо вони прийшли свідомо», – зазначивЗалужний.</text:p>
      <text:p text:style-name="P4">
Головнокомандувач ЗСУ підкреслив, що росіяни йдуть убивати українців, поприте, що несуть «шалені» втрати на полі бою в Україні. Залужний наголосив, що це– їхня мета.</text:p>
      <text:p text:style-name="P4">
<text:span text:style-name="T4">
Читайте також:</text:span>
 <text:a xlink:type="simple" xlink:href="https://www.ukrinform.ua/rubric-ato/3708517-vijskove-kerivnictvo-ukraini-gotuvalosa-do-vtorgnenna-rf-zaluznij.html" text:style-name="Internet_20_link" text:visited-style-name="Visited_20_Internet_20_Link">
 <text:span text:style-name="T4">
Залужний</text:span>
 </text:a>
</text:p>
      <text:p text:style-name="P4">
«Дивно, що це відбувається у 21 столітті, коли розвинена наука, коли ще впам’яті є діди і баби, які пережили це все під час Другої світової війни…Попри це, вони свідомо йдуть убивати українців», – додав він.</text:p>
      <text:p text:style-name="P4">
Як повідомлялося, Сили оборони України з 24 лютого 2022 року по 12 травня 2023року <text:a xlink:type="simple" xlink:href="https://www.ukrinform.ua/rubric-ato/3708073-sili-oboroni-znisili-197-670-rosijskih-zagarbnikiv.html" text:style-name="Internet_20_link" text:visited-style-name="Visited_20_Internet_20_Link">
 </text:a>
 .</text:p>
      <text:p text:style-name="P4">
Source: <text:a xlink:type="simple" xlink:href="https://www.ukrinform.ua/rubric-ato/3708522-meta-rf-na-pocatku-vtorgnenna-polagala-v-tomu-sob-znisiti-ukrainsku-derzavnist-zaluznij.html" text:style-name="Internet_20_link" text:visited-style-name="Visited_20_Internet_20_Link">
https://www.ukrinform.ua/rubric-ato/3708522-meta-rf-na-pocatku-vtorgnenna-polagala-v-tomu-sob-znisiti-ukrainsku-derzavnist-zaluznij.html</text:a>
</text:p>
      <!--NEWS-->
      <text:h text:style-name="P10" text:outline-level="1">
<text:span text:style-name="T4">
У Харкові помер волонтер, який потрапив під російський обстріл у ході евакуації людей</text:span>
</text:h>
      <text:p text:style-name="P4">
Authors: Ukrinform (Person)</text:p>
      <text:p text:style-name="P4">
Publisher: Укринформ (Organization)</text:p>
      <text:p text:style-name="P4">
Published Time: 2023-05-12T-72:22:00+03:00</text:p>
      <text:p text:style-name="P4">
Modified Time: 2023-05-12T22:22:00+03:00</text:p>
      <text:p text:style-name="P4">
Description: У Харкові помер волонтер Євген Санін, який потрапив під російський обстріл, евакуйовуючи людей із зони бойових дій, за його життя лікарі боролися місяць. — Укрінформ.</text:p>
      <text:p text:style-name="P4">
Images: ["<text:a xlink:type="simple" xlink:href="https://static.ukrinform.com/photos/2021_04/thumb_files/630_360_1617451420-842.jpg" text:style-name="Internet_20_link" text:visited-style-name="Visited_20_Internet_20_Link">
630_360_16174...</text:a>
", "<text:a xlink:type="simple" xlink:href="https://static.ukrinform.com/photos/2023_05/1683919277-490.jpg" text:style-name="Internet_20_link" text:visited-style-name="Visited_20_Internet_20_Link">
1683919277-49...</text:a>
"]</text:p>
      <text:p text:style-name="P4">
Tags: ['Обстріл', 'Волонтери', 'Харків', 'Війна з росією']</text:p>
      <text:p text:style-name="P4">
Type: Article</text:p>
      <!--METADATA-->
      <text:p text:style-name="P4">
<draw:frame draw:style-name="fr1" draw:name="Image64" text:anchor-type="as-char" svg:width="6.9236in" svg:height="3.956343in" draw:z-index="0">
<draw:image xlink:href="../Images/yкринформ/2023-05-12T-72-22-00-03-00/630_360_1617451420-842.jpg" xlink:type="simple" xlink:show="embed" xlink:actuate="onLoad" draw:mime-type="image/jpeg"/>
</draw:frame>
 У Харковіпомер волонтер Євген Санін, який потрапив під російський обстріл, евакуйовуючилюдей із зони бойових дій, за його життя лікарі боролися місяць.</text:p>
      <text:p text:style-name="P4">
Про це повідомляють у соціальних мережах друзі Саніна, передає Укрінформ.</text:p>
      <text:p text:style-name="P4">
“Страшна втрата… Сьогодні вранці. Ми вірили до останнього. Ми сподівалися, щоти витримаєш, викарабкаєшся… Але десь там наверху вирішили інакше… Лети,Жека…”, - написала Юлія Водовозова у <text:a xlink:type="simple" xlink:href="https://www.facebook.com/yuliya.litvishko/posts/pfbid02mvTw8DAyyRXzoaSLGgUNna6bkeubUh9uLUabJqdgDMDpgVg4r7yMMRB6ZU1gfTEHl" text:style-name="Internet_20_link" text:visited-style-name="Visited_20_Internet_20_Link">
</text:a>
.</text:p>
      <text:p text:style-name="P4">
<draw:frame draw:style-name="fr1" draw:name="Image65" text:anchor-type="as-char" svg:width="6.9236in" svg:height="6.9236in" draw:z-index="0">
<draw:image xlink:href="../Images/yкринформ/2023-05-12T-72-22-00-03-00/1683919277-490.jpg" xlink:type="simple" xlink:show="embed" xlink:actuate="onLoad" draw:mime-type="image/jpeg"/>
</draw:frame>
</text:p>
      <text:p text:style-name="P4">
Поховають Саніна 14 травня на Алеї слави цвинтаря №18 у Харкові.</text:p>
      <text:p text:style-name="P4">
Як <text:a xlink:type="simple" xlink:href="https://youtu.be/r_EhSqJ175I" text:style-name="Internet_20_link" text:visited-style-name="Visited_20_Internet_20_Link">
 </text:a>
 , 13 квітня евакуаційна група організаціїEVENTROOM потрапила під російський <text:a xlink:type="simple" xlink:href="https://www.ukrinform.ua/tag-obstril" text:style-name="Internet_20_link" text:visited-style-name="Visited_20_Internet_20_Link">
 </text:a>
 уДворічанській громаді Куп’янського району Харківщини. Загарбники поцілили впершу машину, в якій перебував Євген Санін, волонтер отримав тяжкі поранення.</text:p>
      <text:p text:style-name="P4">
Євген Санін - харківський рієлтор, із 24 лютого 2022 року почав волонтерити,зокрема, брав участь в евакуації жителів тимчасово окупованих районівХарківщини через Печенізьку дамбу. Влітку минулого року цей шлях називали“дорогою життя”, він був чи не єдиною можливістю потрапити на підконтрольнуУкраїні територію.</text:p>
      <text:p text:style-name="P4">
Source: <text:a xlink:type="simple" xlink:href="https://www.ukrinform.ua/rubric-regions/3708523-u-harkovi-pomer-volonter-akij-potrapiv-pid-rosijskij-obstril-u-hodi-evakuacii-ludej.html" text:style-name="Internet_20_link" text:visited-style-name="Visited_20_Internet_20_Link">
https://www.ukrinform.ua/rubric-regions/3708523-u-harkovi-pomer-volonter-akij-potrapiv-pid-rosijskij-obstril-u-hodi-evakuacii-ludej.html</text:a>
</text:p>
      <!--NEWS-->
      <text:h text:style-name="P10" text:outline-level="1">
<text:span text:style-name="T4">
Poltavska Oblast(08:03). Red Alert: aerial threat. Sirens sounding. Take cover now!</text:span>
</text:h>
      <text:p text:style-name="P4">
Authors: liveuamap (Language: en)</text:p>
      <text:p text:style-name="P4">
Time: 2023-05-12T02:05:00</text:p>
      <text:p text:style-name="P4">
Location: Poltavska Oblast (Latitude:49.47779 Longtitude:33.8184)</text:p>
      <text:p text:style-name="P4">
Videos: []</text:p>
      <text:p text:style-name="P4">
Images: []</text:p>
      <text:p text:style-name="P4">
Tags: ["Europe", "Central and Eastern Europe"]</text:p>
      <text:p text:style-name="P4">
ID: 22562273</text:p>
      <!--METADATA-->
      <text:p text:style-name="P4">
Poltavska Oblast(08:03). Red Alert: aerial threat. Sirens sounding. Take covernow!</text:p>
      <text:p text:style-name="P4">
News Collection Link: <text:a xlink:type="simple" xlink:href="https://liveuamap.com/en/2023/12-may-poltavska-oblast0803-red-alert-aerial-g" text:style-name="Internet_20_link" text:visited-style-name="Visited_20_Internet_20_Link">
https://liveuamap.com/en/2023/12-may-poltavska-oblast0803-red-alert-aerial-g</text:a>
</text:p>
      <text:p text:style-name="P4">
Source: <text:a xlink:type="simple" xlink:href="https://t.me/air_alert_ua/45073" text:style-name="Internet_20_link" text:visited-style-name="Visited_20_Internet_20_Link">
https://t.me/air_alert_ua/45073</text:a>
</text:p>
      <!--NEWS-->
      <text:h text:style-name="P10" text:outline-level="1">
<text:span text:style-name="T4">
Dnipro, Dnipropetrovska Oblast(08:22). Red Alert: aerial threat. Sirens sounding. Take cover ...</text:span>
</text:h>
      <text:p text:style-name="P4">
Authors: liveuamap (Language: en)</text:p>
      <text:p text:style-name="P4">
Time: 2023-05-12T02:23:00</text:p>
      <text:p text:style-name="P4">
Location: Dnipro (Latitude:48.46053 Longtitude:35.03805)</text:p>
      <text:p text:style-name="P4">
Videos: []</text:p>
      <text:p text:style-name="P4">
Images: []</text:p>
      <text:p text:style-name="P4">
Tags: ["Europe", "Central and Eastern Europe"]</text:p>
      <text:p text:style-name="P4">
ID: 22562287</text:p>
      <!--METADATA-->
      <text:p text:style-name="P4">
Dnipro, Dnipropetrovska Oblast(08:22). Red Alert: aerial threat. Sirenssounding. Take cover now!</text:p>
      <text:p text:style-name="P4">
News Collection Link: <text:a xlink:type="simple" xlink:href="https://liveuamap.com/en/2023/12-may-dnipro-dnipropetrovska-oblast0822-red-g" text:style-name="Internet_20_link" text:visited-style-name="Visited_20_Internet_20_Link">
https://liveuamap.com/en/2023/12-may-dnipro-dnipropetrovska-oblast0822-red-g</text:a>
</text:p>
      <text:p text:style-name="P4">
Source: <text:a xlink:type="simple" xlink:href="https://t.me/air_alert_ua/45075" text:style-name="Internet_20_link" text:visited-style-name="Visited_20_Internet_20_Link">
https://t.me/air_alert_ua/45075</text:a>
</text:p>
      <!--NEWS-->
      <text:h text:style-name="P10" text:outline-level="1">
<text:span text:style-name="T4">
Kharkiv, Kharkivska Oblast, Poltavska Oblast, Zaporizka Oblast, Donetsk Oblast(09:13). Red Al...</text:span>
</text:h>
      <text:p text:style-name="P4">
Authors: liveuamap (Language: en)</text:p>
      <text:p text:style-name="P4">
Time: 2023-05-12T03:14:00</text:p>
      <text:p text:style-name="P4">
Location: Kharkiv (Latitude:49.98077 Longtitude:36.25302)</text:p>
      <text:p text:style-name="P4">
Videos: []</text:p>
      <text:p text:style-name="P4">
Images: []</text:p>
      <text:p text:style-name="P4">
Tags: ["Europe", "Central and Eastern Europe"]</text:p>
      <text:p text:style-name="P4">
ID: 22562289</text:p>
      <!--METADATA-->
      <text:p text:style-name="P4">
Kharkiv, Kharkivska Oblast, Poltavska Oblast, Zaporizka Oblast, DonetskOblast(09:13). Red Alert: aerial threat. Sirens sounding. Take cover now!</text:p>
      <text:p text:style-name="P4">
News Collection Link: <text:a xlink:type="simple" xlink:href="https://liveuamap.com/en/2023/12-may-kharkiv-kharkivska-oblast-poltavska-obg" text:style-name="Internet_20_link" text:visited-style-name="Visited_20_Internet_20_Link">
https://liveuamap.com/en/2023/12-may-kharkiv-kharkivska-oblast-poltavska-obg</text:a>
</text:p>
      <text:p text:style-name="P4">
Source: <text:a xlink:type="simple" xlink:href="https://t.me/air_alert_ua/45080" text:style-name="Internet_20_link" text:visited-style-name="Visited_20_Internet_20_Link">
https://t.me/air_alert_ua/45080</text:a>
</text:p>
      <!--NEWS-->
      <text:h text:style-name="P10" text:outline-level="1">
<text:span text:style-name="T4">
Sumska Oblast(09:15). Red Alert: aerial threat. Sirens sounding. Take cover now!</text:span>
</text:h>
      <text:p text:style-name="P4">
Authors: liveuamap (Language: en)</text:p>
      <text:p text:style-name="P4">
Time: 2023-05-12T03:16:00</text:p>
      <text:p text:style-name="P4">
Location: Sumska Oblast (Latitude:51.00000000 Longtitude:34.00000000)</text:p>
      <text:p text:style-name="P4">
Videos: []</text:p>
      <text:p text:style-name="P4">
Images: []</text:p>
      <text:p text:style-name="P4">
Tags: ["Europe", "Central and Eastern Europe"]</text:p>
      <text:p text:style-name="P4">
ID: 22562290</text:p>
      <!--METADATA-->
      <text:p text:style-name="P4">
Sumska Oblast(09:15). Red Alert: aerial threat. Sirens sounding. Take covernow!</text:p>
      <text:p text:style-name="P4">
News Collection Link: <text:a xlink:type="simple" xlink:href="https://liveuamap.com/en/2023/12-may-sumska-oblast0915-red-alert-aerial-thrg" text:style-name="Internet_20_link" text:visited-style-name="Visited_20_Internet_20_Link">
https://liveuamap.com/en/2023/12-may-sumska-oblast0915-red-alert-aerial-thrg</text:a>
</text:p>
      <text:p text:style-name="P4">
Source: <text:a xlink:type="simple" xlink:href="https://t.me/air_alert_ua/45081" text:style-name="Internet_20_link" text:visited-style-name="Visited_20_Internet_20_Link">
https://t.me/air_alert_ua/45081</text:a>
</text:p>
      <!--NEWS-->
      <text:h text:style-name="P10" text:outline-level="1">
<text:span text:style-name="T4">
Artillery shelling in Nikopol</text:span>
</text:h>
      <text:p text:style-name="P4">
Authors: liveuamap (Language: en)</text:p>
      <text:p text:style-name="P4">
Time: 2023-05-12T03:23:00</text:p>
      <text:p text:style-name="P4">
Location: Nikopol (Latitude:47.55869 Longtitude:34.38068)</text:p>
      <text:p text:style-name="P4">
Videos: []</text:p>
      <text:p text:style-name="P4">
Images: []</text:p>
      <text:p text:style-name="P4">
Tags: ["Europe", "Central and Eastern Europe"]</text:p>
      <text:p text:style-name="P4">
ID: 22562306</text:p>
      <!--METADATA-->
      <text:p text:style-name="P4">
Artillery shelling in Nikopol</text:p>
      <text:p text:style-name="P4">
News Collection Link: <text:a xlink:type="simple" xlink:href="https://liveuamap.com/en/2023/12-may-artillery-shelling-in-nikopol" text:style-name="Internet_20_link" text:visited-style-name="Visited_20_Internet_20_Link">
https://liveuamap.com/en/2023/12-may-artillery-shelling-in-nikopol</text:a>
</text:p>
      <text:p text:style-name="P4">
Source: <text:a xlink:type="simple" xlink:href="https://t.me/dnepr_operativ/41660" text:style-name="Internet_20_link" text:visited-style-name="Visited_20_Internet_20_Link">
https://t.me/dnepr_operativ/41660</text:a>
</text:p>
      <!--NEWS-->
      <text:h text:style-name="P10" text:outline-level="1">
<text:span text:style-name="T4">
China special envoy to visit Ukraine Monday: foreign ministry</text:span>
</text:h>
      <text:p text:style-name="P4">
Authors: liveuamap (Language: en)</text:p>
      <text:p text:style-name="P4">
Time: 2023-05-12T04:23:00</text:p>
      <text:p text:style-name="P4">
Location: Beijing, Beijing Shi (Latitude:39.92343 Longtitude:116.43551)</text:p>
      <text:p text:style-name="P4">
Videos: []</text:p>
      <text:p text:style-name="P4">
Images: []</text:p>
      <text:p text:style-name="P4">
Tags: ["China", "Asia"]</text:p>
      <text:p text:style-name="P4">
ID: 22562315</text:p>
      <!--METADATA-->
      <text:p text:style-name="P4">
China special envoy to visit Ukraine Monday: foreign ministry</text:p>
      <text:p text:style-name="P4">
News Collection Link: <text:a xlink:type="simple" xlink:href="https://liveuamap.com/en/2023/12-may-china-special-envoy-to-visit-ukraine-monday-foreign" text:style-name="Internet_20_link" text:visited-style-name="Visited_20_Internet_20_Link">
https://liveuamap.com/en/2023/12-may-china-special-envoy-to-visit-ukraine-monday-foreign</text:a>
</text:p>
      <text:p text:style-name="P4">
Source: <text:a xlink:type="simple" xlink:href="https://twitter.com/AFP/status/1656922916272087047" text:style-name="Internet_20_link" text:visited-style-name="Visited_20_Internet_20_Link">
https://twitter.com/AFP/status/1656922916272087047</text:a>
</text:p>
      <!--NEWS-->
      <text:h text:style-name="P10" text:outline-level="1">
<text:span text:style-name="T4">
Kharkiv, Kharkivska Oblast(10:42). Red Alert: aerial threat. Sirens sounding. Take cover now!</text:span>
</text:h>
      <text:p text:style-name="P4">
Authors: liveuamap (Language: en)</text:p>
      <text:p text:style-name="P4">
Time: 2023-05-12T04:42:00</text:p>
      <text:p text:style-name="P4">
Location: Kharkiv (Latitude:49.98014 Longtitude:36.25379)</text:p>
      <text:p text:style-name="P4">
Videos: []</text:p>
      <text:p text:style-name="P4">
Images: []</text:p>
      <text:p text:style-name="P4">
Tags: ["Europe", "Central and Eastern Europe"]</text:p>
      <text:p text:style-name="P4">
ID: 22562309</text:p>
      <!--METADATA-->
      <text:p text:style-name="P4">
Kharkiv, Kharkivska Oblast(10:42). Red Alert: aerial threat. Sirens sounding.Take cover now!</text:p>
      <text:p text:style-name="P4">
News Collection Link: <text:a xlink:type="simple" xlink:href="https://liveuamap.com/en/2023/12-may-kharkiv-kharkivska-oblast1042-red-alerg" text:style-name="Internet_20_link" text:visited-style-name="Visited_20_Internet_20_Link">
https://liveuamap.com/en/2023/12-may-kharkiv-kharkivska-oblast1042-red-alerg</text:a>
</text:p>
      <text:p text:style-name="P4">
Source: <text:a xlink:type="simple" xlink:href="https://t.me/suspilnekharkiv/24752" text:style-name="Internet_20_link" text:visited-style-name="Visited_20_Internet_20_Link">
https://t.me/suspilnekharkiv/24752</text:a>
</text:p>
      <!--NEWS-->
      <text:h text:style-name="P10" text:outline-level="1">
<text:span text:style-name="T4">
Poltavska Oblast, Zaporizka Oblast, Kirovohradska Oblast, Cherkaska Oblast(10:43). Red Alert:...</text:span>
</text:h>
      <text:p text:style-name="P4">
Authors: liveuamap (Language: en)</text:p>
      <text:p text:style-name="P4">
Time: 2023-05-12T04:44:00</text:p>
      <text:p text:style-name="P4">
Location: Poltavska Oblast (Latitude:49.47594 Longtitude:33.81801)</text:p>
      <text:p text:style-name="P4">
Videos: []</text:p>
      <text:p text:style-name="P4">
Images: []</text:p>
      <text:p text:style-name="P4">
Tags: ["Europe", "Central and Eastern Europe"]</text:p>
      <text:p text:style-name="P4">
ID: 22562311</text:p>
      <!--METADATA-->
      <text:p text:style-name="P4">
Poltavska Oblast, Zaporizka Oblast, Kirovohradska Oblast, CherkaskaOblast(10:43). Red Alert: aerial threat. Sirens sounding. Take cover now!</text:p>
      <text:p text:style-name="P4">
News Collection Link: <text:a xlink:type="simple" xlink:href="https://liveuamap.com/en/2023/12-may-poltavska-oblast-zaporizka-oblast-kirog" text:style-name="Internet_20_link" text:visited-style-name="Visited_20_Internet_20_Link">
https://liveuamap.com/en/2023/12-may-poltavska-oblast-zaporizka-oblast-kirog</text:a>
</text:p>
      <text:p text:style-name="P4">
Source: <text:a xlink:type="simple" xlink:href="https://t.me/air_alert_ua/45094" text:style-name="Internet_20_link" text:visited-style-name="Visited_20_Internet_20_Link">
https://t.me/air_alert_ua/45094</text:a>
</text:p>
      <!--NEWS-->
      <text:h text:style-name="P10" text:outline-level="1">
<text:span text:style-name="T4">
Shelling in Kherson</text:span>
</text:h>
      <text:p text:style-name="P4">
Authors: liveuamap (Language: en)</text:p>
      <text:p text:style-name="P4">
Time: 2023-05-12T04:53:12</text:p>
      <text:p text:style-name="P4">
Location: Kherson (Latitude:46.62409 Longtitude:32.60347)</text:p>
      <text:p text:style-name="P4">
Videos: []</text:p>
      <text:p text:style-name="P4">
Images: ["<text:a xlink:type="simple" xlink:href="https://liveuamap.com/pics/2023/05/12/22562312_0.jpg" text:style-name="Internet_20_link" text:visited-style-name="Visited_20_Internet_20_Link">
22562312_0.jpg</text:a>
"]</text:p>
      <text:p text:style-name="P4">
Tags: []</text:p>
      <text:p text:style-name="P4">
ID: 22562312</text:p>
      <!--METADATA-->
      <text:p text:style-name="P4">
Shelling in Kherson</text:p>
      <text:p text:style-name="P4">
<draw:frame draw:style-name="fr1" draw:name="Image66" text:anchor-type="as-char" svg:width="6.9236in" svg:height="4.128752in" draw:z-index="0">
<draw:image xlink:href="../Images/liveuamap/2023-05-12T04-53-12/22562312_0.jpg" xlink:type="simple" xlink:show="embed" xlink:actuate="onLoad" draw:mime-type="image/jpeg"/>
</draw:frame>
</text:p>
      <text:p text:style-name="P4">
News Collection Link: <text:a xlink:type="simple" xlink:href="https://liveuamap.com/en/2023/12-may-shelling-in-kherson-" text:style-name="Internet_20_link" text:visited-style-name="Visited_20_Internet_20_Link">
https://liveuamap.com/en/2023/12-may-shelling-in-kherson-</text:a>
</text:p>
      <text:p text:style-name="P4">
Source: <text:a xlink:type="simple" xlink:href="https://t.me/hueviyherson/39322" text:style-name="Internet_20_link" text:visited-style-name="Visited_20_Internet_20_Link">
https://t.me/hueviyherson/39322</text:a>
</text:p>
      <!--NEWS-->
      <text:h text:style-name="P10" text:outline-level="1">
<text:span text:style-name="T4">
Russian army conducted 6 missile strikes, 59 airstrikes and over 95 shelling with MLRS, - Gen...</text:span>
</text:h>
      <text:p text:style-name="P4">
Authors: liveuamap (Language: en)</text:p>
      <text:p text:style-name="P4">
Time: 2023-05-12T05:38:00</text:p>
      <text:p text:style-name="P4">
Location: Chernihiv (Latitude:52.39865 Longtitude:33.45759)</text:p>
      <text:p text:style-name="P4">
Videos: []</text:p>
      <text:p text:style-name="P4">
Images: []</text:p>
      <text:p text:style-name="P4">
Tags: ["Russia"]</text:p>
      <text:p text:style-name="P4">
ID: 22562335</text:p>
      <!--METADATA-->
      <text:p text:style-name="P4">
Russian army conducted 6 missile strikes, 59 airstrikes and over 95 shellingwith MLRS, - General Staff of Armed Forces of Ukraine says in the morningreport</text:p>
      <text:p text:style-name="P4">
News Collection Link: <text:a xlink:type="simple" xlink:href="https://liveuamap.com/en/2023/12-may-russian-army-conducted-6-missile-strikes-59-airstrikes" text:style-name="Internet_20_link" text:visited-style-name="Visited_20_Internet_20_Link">
https://liveuamap.com/en/2023/12-may-russian-army-conducted-6-missile-strikes-59-airstrikes</text:a>
</text:p>
      <text:p text:style-name="P4">
Source: <text:a xlink:type="simple" xlink:href="https://t.me/lumsrc/4757" text:style-name="Internet_20_link" text:visited-style-name="Visited_20_Internet_20_Link">
https://t.me/lumsrc/475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2T05:40:30</text:p>
      <text:p text:style-name="P4">
Location: Donetsk (Latitude:47.85395 Longtitude:37.51076)</text:p>
      <text:p text:style-name="P4">
Videos: []</text:p>
      <text:p text:style-name="P4">
Images: []</text:p>
      <text:p text:style-name="P4">
Tags: ["Russia"]</text:p>
      <text:p text:style-name="P4">
ID: 22562319</text:p>
      <!--METADATA-->
      <text:p text:style-name="P4">
Russian forces conducting offensive actions at Lyman, Bakhmut, Avdiivka andMaryinka directions. Ukrainian military repelled over 44 Russian attacks.Russian forces attempting to advance near Serebryanske forestry, Stupochky,Avdiyivka, Maryinka, Novomykhaylivka. Clashes continue in Bakhmut, - GeneralStaff of Armed Forces of Ukraine says in the morning report</text:p>
      <text:p text:style-name="P4">
News Collection Link: <text:a xlink:type="simple" xlink:href="https://liveuamap.com/en/2023/12-may-russian-forces-conducting-offensive-actions-at-lyman" text:style-name="Internet_20_link" text:visited-style-name="Visited_20_Internet_20_Link">
https://liveuamap.com/en/2023/12-may-russian-forces-conducting-offensive-actions-at-lyman</text:a>
</text:p>
      <text:p text:style-name="P4">
Source: <text:a xlink:type="simple" xlink:href="https://t.me/lumsrc/4766" text:style-name="Internet_20_link" text:visited-style-name="Visited_20_Internet_20_Link">
https://t.me/lumsrc/4766</text:a>
</text:p>
      <!--NEWS-->
      <text:h text:style-name="P10" text:outline-level="1">
<text:span text:style-name="T4">
Air defense shot down big aerial object over Belgorod overnight</text:span>
</text:h>
      <text:p text:style-name="P4">
Authors: liveuamap (Language: en)</text:p>
      <text:p text:style-name="P4">
Time: 2023-05-12T05:47:00</text:p>
      <text:p text:style-name="P4">
Location: Belgorod, Belgorodskaya oblast' (Latitude:50.59196 Longtitude:36.61263)</text:p>
      <text:p text:style-name="P4">
Videos: []</text:p>
      <text:p text:style-name="P4">
Images: []</text:p>
      <text:p text:style-name="P4">
Tags: ["Europe", "Russia"]</text:p>
      <text:p text:style-name="P4">
ID: 22562336</text:p>
      <!--METADATA-->
      <text:p text:style-name="P4">
Air defense shot down big aerial object over Belgorod overnight</text:p>
      <text:p text:style-name="P4">
News Collection Link: <text:a xlink:type="simple" xlink:href="https://liveuamap.com/en/2023/12-may-air-defense-shot-down-big-aerial-object-over-belgorod" text:style-name="Internet_20_link" text:visited-style-name="Visited_20_Internet_20_Link">
https://liveuamap.com/en/2023/12-may-air-defense-shot-down-big-aerial-object-over-belgorod</text:a>
</text:p>
      <text:p text:style-name="P4">
Source: <text:a xlink:type="simple" xlink:href="https://t.me/rusbrief/116531" text:style-name="Internet_20_link" text:visited-style-name="Visited_20_Internet_20_Link">
https://t.me/rusbrief/116531</text:a>
</text:p>
      <!--NEWS-->
      <text:h text:style-name="P10" text:outline-level="1">
<text:span text:style-name="T4">
Donetsk Oblast(11:48). Red Alert: aerial threat. Sirens sounding. Take cover now!</text:span>
</text:h>
      <text:p text:style-name="P4">
Authors: liveuamap (Language: en)</text:p>
      <text:p text:style-name="P4">
Time: 2023-05-12T05:49:00</text:p>
      <text:p text:style-name="P4">
Location: Donetsk Oblast (Latitude:48.72631 Longtitude:37.57892)</text:p>
      <text:p text:style-name="P4">
Videos: []</text:p>
      <text:p text:style-name="P4">
Images: []</text:p>
      <text:p text:style-name="P4">
Tags: ["Europe", "Central and Eastern Europe"]</text:p>
      <text:p text:style-name="P4">
ID: 22562323</text:p>
      <!--METADATA-->
      <text:p text:style-name="P4">
Donetsk Oblast(11:48). Red Alert: aerial threat. Sirens sounding. Take covernow!</text:p>
      <text:p text:style-name="P4">
News Collection Link: <text:a xlink:type="simple" xlink:href="https://liveuamap.com/en/2023/12-may-donetsk-oblast1148-red-alert-aerial-thg" text:style-name="Internet_20_link" text:visited-style-name="Visited_20_Internet_20_Link">
https://liveuamap.com/en/2023/12-may-donetsk-oblast1148-red-alert-aerial-thg</text:a>
</text:p>
      <text:p text:style-name="P4">
Source: <text:a xlink:type="simple" xlink:href="https://t.me/air_alert_ua/45103" text:style-name="Internet_20_link" text:visited-style-name="Visited_20_Internet_20_Link">
https://t.me/air_alert_ua/45103</text:a>
</text:p>
      <!--NEWS-->
      <text:h text:style-name="P10" text:outline-level="1">
<text:span text:style-name="T4">
Donetsk Oblast(12:46). Red Alert: aerial threat. Sirens sounding. Take cover now!</text:span>
</text:h>
      <text:p text:style-name="P4">
Authors: liveuamap (Language: en)</text:p>
      <text:p text:style-name="P4">
Time: 2023-05-12T06:47:00</text:p>
      <text:p text:style-name="P4">
Location: Donetsk Oblast (Latitude:48.72739 Longtitude:37.57725)</text:p>
      <text:p text:style-name="P4">
Videos: []</text:p>
      <text:p text:style-name="P4">
Images: []</text:p>
      <text:p text:style-name="P4">
Tags: ["Europe", "Central and Eastern Europe"]</text:p>
      <text:p text:style-name="P4">
ID: 22562341</text:p>
      <!--METADATA-->
      <text:p text:style-name="P4">
Donetsk Oblast(12:46). Red Alert: aerial threat. Sirens sounding. Take covernow!</text:p>
      <text:p text:style-name="P4">
News Collection Link: <text:a xlink:type="simple" xlink:href="https://liveuamap.com/en/2023/12-may-donetsk-oblast1246-red-alert-aerial-thg" text:style-name="Internet_20_link" text:visited-style-name="Visited_20_Internet_20_Link">
https://liveuamap.com/en/2023/12-may-donetsk-oblast1246-red-alert-aerial-thg</text:a>
</text:p>
      <text:p text:style-name="P4">
Source: <text:a xlink:type="simple" xlink:href="https://t.me/air_alert_ua/45105" text:style-name="Internet_20_link" text:visited-style-name="Visited_20_Internet_20_Link">
https://t.me/air_alert_ua/45105</text:a>
</text:p>
      <!--NEWS-->
      <text:h text:style-name="P10" text:outline-level="1">
<text:span text:style-name="T4">
1 person killed as result of shelling in Cherneschyna village of Kharkiv region</text:span>
</text:h>
      <text:p text:style-name="P4">
Authors: liveuamap (Language: en)</text:p>
      <text:p text:style-name="P4">
Time: 2023-05-12T07:13:22</text:p>
      <text:p text:style-name="P4">
Location: Izyum, Kharkiv region (Latitude:49.3101 Longtitude:37.85777)</text:p>
      <text:p text:style-name="P4">
Videos: []</text:p>
      <text:p text:style-name="P4">
Images: []</text:p>
      <text:p text:style-name="P4">
Tags: ["Europe", "Central and Eastern Europe"]</text:p>
      <text:p text:style-name="P4">
ID: 22562346</text:p>
      <!--METADATA-->
      <text:p text:style-name="P4">
1 person killed as result of shelling in Cherneschyna village of Kharkivregion</text:p>
      <text:p text:style-name="P4">
News Collection Link: <text:a xlink:type="simple" xlink:href="https://liveuamap.com/en/2023/12-may-1-person-killed-as-result-of-shelling-in-cherneschyna" text:style-name="Internet_20_link" text:visited-style-name="Visited_20_Internet_20_Link">
https://liveuamap.com/en/2023/12-may-1-person-killed-as-result-of-shelling-in-cherneschyna</text:a>
</text:p>
      <text:p text:style-name="P4">
Source: <text:a xlink:type="simple" xlink:href="https://t.me/suspilnekharkiv/24757" text:style-name="Internet_20_link" text:visited-style-name="Visited_20_Internet_20_Link">
https://t.me/suspilnekharkiv/24757</text:a>
</text:p>
      <!--NEWS-->
      <text:h text:style-name="P10" text:outline-level="1">
<text:span text:style-name="T4">
Wagner chief Prigozhin says Russian army 'fleeing' positions near Bakhmut</text:span>
</text:h>
      <text:p text:style-name="P4">
Authors: liveuamap (Language: en)</text:p>
      <text:p text:style-name="P4">
Time: 2023-05-12T09:17:33</text:p>
      <text:p text:style-name="P4">
Location: Bakhmut (Latitude:48.59194 Longtitude:37.98471)</text:p>
      <text:p text:style-name="P4">
Videos: []</text:p>
      <text:p text:style-name="P4">
Images: []</text:p>
      <text:p text:style-name="P4">
Tags: ["Minsk Monitor"]</text:p>
      <text:p text:style-name="P4">
ID: 22562362</text:p>
      <!--METADATA-->
      <text:p text:style-name="P4">
Wagner chief Prigozhin says Russian army 'fleeing' positions near Bakhmut</text:p>
      <text:p text:style-name="P4">
News Collection Link: <text:a xlink:type="simple" xlink:href="https://liveuamap.com/en/2023/12-may-wagner-chief-prigozhin-says-russian-army-fleeing-positions" text:style-name="Internet_20_link" text:visited-style-name="Visited_20_Internet_20_Link">
https://liveuamap.com/en/2023/12-may-wagner-chief-prigozhin-says-russian-army-fleeing-positions</text:a>
</text:p>
      <text:p text:style-name="P4">
Source: <text:a xlink:type="simple" xlink:href="https://twitter.com/AFP/status/1657010554303545345" text:style-name="Internet_20_link" text:visited-style-name="Visited_20_Internet_20_Link">
https://twitter.com/AFP/status/1657010554303545345</text:a>
</text:p>
      <!--NEWS-->
      <text:h text:style-name="P10" text:outline-level="1">
<text:span text:style-name="T4">
Person wounded as result of shelling in Nikopol of Dnipropetrovsk region</text:span>
</text:h>
      <text:p text:style-name="P4">
Authors: liveuamap (Language: en)</text:p>
      <text:p text:style-name="P4">
Time: 2023-05-12T10:17:12</text:p>
      <text:p text:style-name="P4">
Location: Zaporizhia (Latitude:47.56205 Longtitude:34.39116)</text:p>
      <text:p text:style-name="P4">
Videos: []</text:p>
      <text:p text:style-name="P4">
Images: ["<text:a xlink:type="simple" xlink:href="https://liveuamap.com/pics/2023/05/12/22562364_0.jpg" text:style-name="Internet_20_link" text:visited-style-name="Visited_20_Internet_20_Link">
22562364_0.jpg</text:a>
", "<text:a xlink:type="simple" xlink:href="https://liveuamap.com/pics/2023/05/12/22562364_1.jpg" text:style-name="Internet_20_link" text:visited-style-name="Visited_20_Internet_20_Link">
22562364_1.jpg</text:a>
", "<text:a xlink:type="simple" xlink:href="https://liveuamap.com/pics/2023/05/12/22562364_2.jpg" text:style-name="Internet_20_link" text:visited-style-name="Visited_20_Internet_20_Link">
22562364_2.jpg</text:a>
"]</text:p>
      <text:p text:style-name="P4">
Tags: ["Europe", "Central and Eastern Europe"]</text:p>
      <text:p text:style-name="P4">
ID: 22562364</text:p>
      <!--METADATA-->
      <text:p text:style-name="P4">
Person wounded as result of shelling in Nikopol of Dnipropetrovsk region</text:p>
      <text:p text:style-name="P4">
<draw:frame draw:style-name="fr1" draw:name="Image67" text:anchor-type="as-char" svg:width="6.9236in" svg:height="5.1927in" draw:z-index="0">
<draw:image xlink:href="../Images/liveuamap/2023-05-12T10-17-12/22562364_0.jpg" xlink:type="simple" xlink:show="embed" xlink:actuate="onLoad" draw:mime-type="image/jpeg"/>
</draw:frame>
<draw:frame draw:style-name="fr1" draw:name="Image68" text:anchor-type="as-char" svg:width="6.9236in" svg:height="5.1927in" draw:z-index="0">
<draw:image xlink:href="../Images/liveuamap/2023-05-12T10-17-12/22562364_1.jpg" xlink:type="simple" xlink:show="embed" xlink:actuate="onLoad" draw:mime-type="image/jpeg"/>
</draw:frame>
<draw:frame draw:style-name="fr1" draw:name="Image69" text:anchor-type="as-char" svg:width="6.9236in" svg:height="5.1927in" draw:z-index="0">
<draw:image xlink:href="../Images/liveuamap/2023-05-12T10-17-12/22562364_2.jpg" xlink:type="simple" xlink:show="embed" xlink:actuate="onLoad" draw:mime-type="image/jpeg"/>
</draw:frame>
</text:p>
      <text:p text:style-name="P4">
News Collection Link: <text:a xlink:type="simple" xlink:href="https://liveuamap.com/en/2023/12-may-person-wounded-as-result-of-shelling-in-nikopol-of" text:style-name="Internet_20_link" text:visited-style-name="Visited_20_Internet_20_Link">
https://liveuamap.com/en/2023/12-may-person-wounded-as-result-of-shelling-in-nikopol-of</text:a>
</text:p>
      <text:p text:style-name="P4">
Source: <text:a xlink:type="simple" xlink:href="https://t.me/hyevuy_dnepr/52008" text:style-name="Internet_20_link" text:visited-style-name="Visited_20_Internet_20_Link">
https://t.me/hyevuy_dnepr/52008</text:a>
</text:p>
      <!--NEWS-->
      <text:h text:style-name="P10" text:outline-level="1">
<text:span text:style-name="T4">
Russian Mi-28 crashed near Dzhankoi, killing both pilots</text:span>
</text:h>
      <text:p text:style-name="P4">
Authors: liveuamap (Language: en)</text:p>
      <text:p text:style-name="P4">
Time: 2023-05-12T10:27:43</text:p>
      <text:p text:style-name="P4">
Location: Armiansk, (Latitude:45.69563 Longtitude:34.41673)</text:p>
      <text:p text:style-name="P4">
Videos: []</text:p>
      <text:p text:style-name="P4">
Images: []</text:p>
      <text:p text:style-name="P4">
Tags: ["Avia", "Central and Eastern Europe"]</text:p>
      <text:p text:style-name="P4">
ID: 22562365</text:p>
      <!--METADATA-->
      <text:p text:style-name="P4">
Russian Mi-28 crashed near Dzhankoi, killing both pilots</text:p>
      <text:p text:style-name="P4">
News Collection Link: <text:a xlink:type="simple" xlink:href="https://liveuamap.com/en/2023/12-may-russian-mi28-crashed-near-dzhankoi-killing-both-pilots" text:style-name="Internet_20_link" text:visited-style-name="Visited_20_Internet_20_Link">
https://liveuamap.com/en/2023/12-may-russian-mi28-crashed-near-dzhankoi-killing-both-pilots</text:a>
</text:p>
      <text:p text:style-name="P4">
Source: <text:a xlink:type="simple" xlink:href="https://t.me/rian_ru/202568" text:style-name="Internet_20_link" text:visited-style-name="Visited_20_Internet_20_Link">
https://t.me/rian_ru/202568</text:a>
</text:p>
      <!--NEWS-->
      <text:h text:style-name="P10" text:outline-level="1">
<text:span text:style-name="T4">
Heavy explosions in Luhansk after suspected missile strike at ammunition depot</text:span>
</text:h>
      <text:p text:style-name="P4">
Authors: liveuamap (Language: en)</text:p>
      <text:p text:style-name="P4">
Time: 2023-05-12T12:51:00</text:p>
      <text:p text:style-name="P4">
Location: Luhans'k, Luhans'ka oblast (Latitude:48.55298 Longtitude:39.28539)</text:p>
      <text:p text:style-name="P4">
Videos: []</text:p>
      <text:p text:style-name="P4">
Images: ["<text:a xlink:type="simple" xlink:href="https://liveuamap.com/pics/2023/05/12/22562412_1.jpg" text:style-name="Internet_20_link" text:visited-style-name="Visited_20_Internet_20_Link">
22562412_1.jpg</text:a>
", "<text:a xlink:type="simple" xlink:href="https://liveuamap.com/pics/2023/05/12/22562412_2.jpg" text:style-name="Internet_20_link" text:visited-style-name="Visited_20_Internet_20_Link">
22562412_2.jpg</text:a>
", "<text:a xlink:type="simple" xlink:href="https://liveuamap.com/pics/2023/05/12/22562412_3.jpg" text:style-name="Internet_20_link" text:visited-style-name="Visited_20_Internet_20_Link">
22562412_3.jpg</text:a>
"]</text:p>
      <text:p text:style-name="P4">
Tags: ["Minsk Monitor", "Central and Eastern Europe"]</text:p>
      <text:p text:style-name="P4">
ID: 22562412</text:p>
      <!--METADATA-->
      <text:p text:style-name="P4">
Heavy explosions in Luhansk after suspected missile strike at ammunition depot</text:p>
      <text:p text:style-name="P4">
<draw:frame draw:style-name="fr1" draw:name="Image70" text:anchor-type="as-char" svg:width="6.9236in" svg:height="9.231467in" draw:z-index="0">
<draw:image xlink:href="../Images/liveuamap/2023-05-12T12-51-00/22562412_1.jpg" xlink:type="simple" xlink:show="embed" xlink:actuate="onLoad" draw:mime-type="image/jpeg"/>
</draw:frame>
<draw:frame draw:style-name="fr1" draw:name="Image71" text:anchor-type="as-char" svg:width="5.625in" svg:height="10.0in" draw:z-index="0">
<draw:image xlink:href="../Images/liveuamap/2023-05-12T12-51-00/22562412_2.jpg" xlink:type="simple" xlink:show="embed" xlink:actuate="onLoad" draw:mime-type="image/jpeg"/>
</draw:frame>
<draw:frame draw:style-name="fr1" draw:name="Image72" text:anchor-type="as-char" svg:width="6.9236in" svg:height="9.262341in" draw:z-index="0">
<draw:image xlink:href="../Images/liveuamap/2023-05-12T12-51-00/22562412_3.jpg" xlink:type="simple" xlink:show="embed" xlink:actuate="onLoad" draw:mime-type="image/jpeg"/>
</draw:frame>
</text:p>
      <text:p text:style-name="P4">
News Collection Link: <text:a xlink:type="simple" xlink:href="https://liveuamap.com/en/2023/12-may-heavy-explosions-in-luhansk-after-suspected-missile" text:style-name="Internet_20_link" text:visited-style-name="Visited_20_Internet_20_Link">
https://liveuamap.com/en/2023/12-may-heavy-explosions-in-luhansk-after-suspected-missile</text:a>
</text:p>
      <text:p text:style-name="P4">
Source: <text:a xlink:type="simple" xlink:href="https://t.me/itsdonetsk/73915" text:style-name="Internet_20_link" text:visited-style-name="Visited_20_Internet_20_Link">
https://t.me/itsdonetsk/73915</text:a>
</text:p>
      <!--NEWS-->
      <text:h text:style-name="P10" text:outline-level="1">
<text:span text:style-name="T4">
Sumska Oblast, Chernihivska Oblast(19:44). Red Alert: aerial threat. Sirens sounding. Take co...</text:span>
</text:h>
      <text:p text:style-name="P4">
Authors: liveuamap (Language: en)</text:p>
      <text:p text:style-name="P4">
Time: 2023-05-12T13:47:00</text:p>
      <text:p text:style-name="P4">
Location: Sumska Oblast (Latitude:51.00004 Longtitude:33.99993)</text:p>
      <text:p text:style-name="P4">
Videos: []</text:p>
      <text:p text:style-name="P4">
Images: []</text:p>
      <text:p text:style-name="P4">
Tags: ["Europe", "Central and Eastern Europe"]</text:p>
      <text:p text:style-name="P4">
ID: 22562404</text:p>
      <!--METADATA-->
      <text:p text:style-name="P4">
Sumska Oblast, Chernihivska Oblast(19:44). Red Alert: aerial threat. Sirenssounding. Take cover now!</text:p>
      <text:p text:style-name="P4">
News Collection Link: <text:a xlink:type="simple" xlink:href="https://liveuamap.com/en/2023/12-may-sumska-oblast-chernihivska-oblast1944-g" text:style-name="Internet_20_link" text:visited-style-name="Visited_20_Internet_20_Link">
https://liveuamap.com/en/2023/12-may-sumska-oblast-chernihivska-oblast1944-g</text:a>
</text:p>
      <text:p text:style-name="P4">
Source: <text:a xlink:type="simple" xlink:href="https://t.me/air_alert_ua/45112" text:style-name="Internet_20_link" text:visited-style-name="Visited_20_Internet_20_Link">
https://t.me/air_alert_ua/45112</text:a>
</text:p>
      <!--NEWS-->
      <text:h text:style-name="P10" text:outline-level="1">
<text:span text:style-name="T4">
Debris of ADM-160B MALD missile were found in Luhansk</text:span>
</text:h>
      <text:p text:style-name="P4">
Authors: liveuamap (Language: en)</text:p>
      <text:p text:style-name="P4">
Time: 2023-05-12T13:59:00</text:p>
      <text:p text:style-name="P4">
Location: Luhans'k, Luhans'ka oblast (Latitude:48.56241 Longtitude:39.28041)</text:p>
      <text:p text:style-name="P4">
Videos: []</text:p>
      <text:p text:style-name="P4">
Images: ["<text:a xlink:type="simple" xlink:href="https://liveuamap.com/pics/2023/05/12/22562423_0.jpg" text:style-name="Internet_20_link" text:visited-style-name="Visited_20_Internet_20_Link">
22562423_0.jpg</text:a>
"]</text:p>
      <text:p text:style-name="P4">
Tags: ["Weapons"]</text:p>
      <text:p text:style-name="P4">
ID: 22562423</text:p>
      <!--METADATA-->
      <text:p text:style-name="P4">
Debris of ADM-160B MALD missile were found in Luhansk</text:p>
      <text:p text:style-name="P4">
<draw:frame draw:style-name="fr1" draw:name="Image73" text:anchor-type="as-char" svg:width="5.625in" svg:height="10.0in" draw:z-index="0">
<draw:image xlink:href="../Images/liveuamap/2023-05-12T13-59-00/22562423_0.jpg" xlink:type="simple" xlink:show="embed" xlink:actuate="onLoad" draw:mime-type="image/jpeg"/>
</draw:frame>
</text:p>
      <text:p text:style-name="P4">
News Collection Link: <text:a xlink:type="simple" xlink:href="https://liveuamap.com/en/2023/12-may-debris-of-adm160b-mald-missile-were-found-in-luhansk" text:style-name="Internet_20_link" text:visited-style-name="Visited_20_Internet_20_Link">
https://liveuamap.com/en/2023/12-may-debris-of-adm160b-mald-missile-were-found-in-luhansk</text:a>
</text:p>
      <text:p text:style-name="P4">
Source: <text:a xlink:type="simple" xlink:href="https://t.me/milinfolive/100548" text:style-name="Internet_20_link" text:visited-style-name="Visited_20_Internet_20_Link">
https://t.me/milinfolive/100548</text:a>
</text:p>
      <!--NEWS-->
      <text:h text:style-name="P10" text:outline-level="1">
<text:span text:style-name="T4">
Donetsk Oblast(19:59). Red Alert: aerial threat. Sirens sounding. Take cover now!</text:span>
</text:h>
      <text:p text:style-name="P4">
Authors: liveuamap (Language: en)</text:p>
      <text:p text:style-name="P4">
Time: 2023-05-12T14:01:00</text:p>
      <text:p text:style-name="P4">
Location: Donetsk Oblast (Latitude:48.72744 Longtitude:37.5781)</text:p>
      <text:p text:style-name="P4">
Videos: []</text:p>
      <text:p text:style-name="P4">
Images: []</text:p>
      <text:p text:style-name="P4">
Tags: ["Europe", "Central and Eastern Europe"]</text:p>
      <text:p text:style-name="P4">
ID: 22562413</text:p>
      <!--METADATA-->
      <text:p text:style-name="P4">
Donetsk Oblast(19:59). Red Alert: aerial threat. Sirens sounding. Take covernow!</text:p>
      <text:p text:style-name="P4">
News Collection Link: <text:a xlink:type="simple" xlink:href="https://liveuamap.com/en/2023/12-may-donetsk-oblast1959-red-alert-aerial-thg" text:style-name="Internet_20_link" text:visited-style-name="Visited_20_Internet_20_Link">
https://liveuamap.com/en/2023/12-may-donetsk-oblast1959-red-alert-aerial-thg</text:a>
</text:p>
      <text:p text:style-name="P4">
Source: <text:a xlink:type="simple" xlink:href="https://t.me/air_alert_ua/45113" text:style-name="Internet_20_link" text:visited-style-name="Visited_20_Internet_20_Link">
https://t.me/air_alert_ua/45113</text:a>
</text:p>
      <!--NEWS-->
      <text:h text:style-name="P10" text:outline-level="1">
<text:span text:style-name="T4">
Explosions reported in Melitopol, partial blackout across the town</text:span>
</text:h>
      <text:p text:style-name="P4">
Authors: liveuamap (Language: en)</text:p>
      <text:p text:style-name="P4">
Time: 2023-05-12T15:11:26</text:p>
      <text:p text:style-name="P4">
Location: Melitopol (Latitude:46.85714 Longtitude:35.31178)</text:p>
      <text:p text:style-name="P4">
Videos: []</text:p>
      <text:p text:style-name="P4">
Images: []</text:p>
      <text:p text:style-name="P4">
Tags: ["Europe", "Central and Eastern Europe"]</text:p>
      <text:p text:style-name="P4">
ID: 22562419</text:p>
      <!--METADATA-->
      <text:p text:style-name="P4">
Explosions reported in Melitopol, partial blackout across the town</text:p>
      <text:p text:style-name="P4">
News Collection Link: <text:a xlink:type="simple" xlink:href="https://liveuamap.com/en/2023/12-may-explosions-reported-in-melitopol-partial-blackout" text:style-name="Internet_20_link" text:visited-style-name="Visited_20_Internet_20_Link">
https://liveuamap.com/en/2023/12-may-explosions-reported-in-melitopol-partial-blackout</text:a>
</text:p>
      <text:p text:style-name="P4">
Source: <text:a xlink:type="simple" xlink:href="https://t.me/rusbrief/116727" text:style-name="Internet_20_link" text:visited-style-name="Visited_20_Internet_20_Link">
https://t.me/rusbrief/116727</text:a>
</text:p>
      <!--NEWS-->
      <text:h text:style-name="P10" text:outline-level="1">
<text:span text:style-name="T4">
Occupation authorities in Luhansk region claim Ukraine launched 2 Hrim cruise missiles at Luh...</text:span>
</text:h>
      <text:p text:style-name="P4">
Authors: liveuamap (Language: en)</text:p>
      <text:p text:style-name="P4">
Time: 2023-05-12T15:30:38</text:p>
      <text:p text:style-name="P4">
Location: Luhans'k, Luhans'ka oblast (Latitude:48.53559 Longtitude:39.35552)</text:p>
      <text:p text:style-name="P4">
Videos: []</text:p>
      <text:p text:style-name="P4">
Images: []</text:p>
      <text:p text:style-name="P4">
Tags: ["Minsk Monitor", "Central and Eastern Europe"]</text:p>
      <text:p text:style-name="P4">
ID: 22562421</text:p>
      <!--METADATA-->
      <text:p text:style-name="P4">
Occupation authorities in Luhansk region claim Ukraine launched 2 Hrim cruisemissiles at Luhansk</text:p>
      <text:p text:style-name="P4">
News Collection Link: <text:a xlink:type="simple" xlink:href="https://liveuamap.com/en/2023/12-may-occupation-authorities-in-luhansk-region-claim-ukraine" text:style-name="Internet_20_link" text:visited-style-name="Visited_20_Internet_20_Link">
https://liveuamap.com/en/2023/12-may-occupation-authorities-in-luhansk-region-claim-ukraine</text:a>
</text:p>
      <text:p text:style-name="P4">
Source: <text:a xlink:type="simple" xlink:href="https://t.me/vestifmplus/43719" text:style-name="Internet_20_link" text:visited-style-name="Visited_20_Internet_20_Link">
https://t.me/vestifmplus/43719</text:a>
</text:p>
      <!--NEWS-->
      <text:h text:style-name="P10" text:outline-level="1">
<text:span text:style-name="T4">
Explosions reported in Kramatorsk district</text:span>
</text:h>
      <text:p text:style-name="P4">
Authors: liveuamap (Language: en)</text:p>
      <text:p text:style-name="P4">
Time: 2023-05-12T16:44:10</text:p>
      <text:p text:style-name="P4">
Location: Kramatorsk (Latitude:48.77972 Longtitude:37.60174)</text:p>
      <text:p text:style-name="P4">
Videos: []</text:p>
      <text:p text:style-name="P4">
Images: []</text:p>
      <text:p text:style-name="P4">
Tags: ["Europe", "Central and Eastern Europe"]</text:p>
      <text:p text:style-name="P4">
ID: 22562426</text:p>
      <!--METADATA-->
      <text:p text:style-name="P4">
Explosions reported in Kramatorsk district</text:p>
      <text:p text:style-name="P4">
News Collection Link: <text:a xlink:type="simple" xlink:href="https://liveuamap.com/en/2023/12-may-explosions-reported-in-kramatorsk-district-" text:style-name="Internet_20_link" text:visited-style-name="Visited_20_Internet_20_Link">
https://liveuamap.com/en/2023/12-may-explosions-reported-in-kramatorsk-district-</text:a>
</text:p>
      <text:p text:style-name="P4">
Source: <text:a xlink:type="simple" xlink:href="https://t.me/novosti_donbass24/47002" text:style-name="Internet_20_link" text:visited-style-name="Visited_20_Internet_20_Link">
https://t.me/novosti_donbass24/47002</text:a>
</text:p>
      <!--NEWS-->
      <text:h text:style-name="P10" text:outline-level="1">
<text:span text:style-name="T4">
Donetsk Oblast(22:43). Red Alert: aerial threat. Sirens sounding. Take cover now!</text:span>
</text:h>
      <text:p text:style-name="P4">
Authors: liveuamap (Language: en)</text:p>
      <text:p text:style-name="P4">
Time: 2023-05-12T16:45:00</text:p>
      <text:p text:style-name="P4">
Location: Donetsk Oblast (Latitude:48.72763 Longtitude:37.57726)</text:p>
      <text:p text:style-name="P4">
Videos: []</text:p>
      <text:p text:style-name="P4">
Images: []</text:p>
      <text:p text:style-name="P4">
Tags: ["Europe", "Central and Eastern Europe"]</text:p>
      <text:p text:style-name="P4">
ID: 22562427</text:p>
      <!--METADATA-->
      <text:p text:style-name="P4">
Donetsk Oblast(22:43). Red Alert: aerial threat. Sirens sounding. Take covernow!</text:p>
      <text:p text:style-name="P4">
News Collection Link: <text:a xlink:type="simple" xlink:href="https://liveuamap.com/en/2023/12-may-donetsk-oblast2243-red-alert-aerial-thg" text:style-name="Internet_20_link" text:visited-style-name="Visited_20_Internet_20_Link">
https://liveuamap.com/en/2023/12-may-donetsk-oblast2243-red-alert-aerial-thg</text:a>
</text:p>
      <text:p text:style-name="P4">
Source: <text:a xlink:type="simple" xlink:href="https://t.me/air_alert_ua/45118" text:style-name="Internet_20_link" text:visited-style-name="Visited_20_Internet_20_Link">
https://t.me/air_alert_ua/45118</text:a>
</text:p>
      <!--NEWS-->
      <text:h text:style-name="P10" text:outline-level="1">
<text:span text:style-name="T4">
Russian MP of State Duma Viktor Vodolatsky was wounded in a missile strike in occupied Luhansk</text:span>
</text:h>
      <text:p text:style-name="P4">
Authors: liveuamap (Language: en)</text:p>
      <text:p text:style-name="P4">
Time: 2023-05-12T16:46:07</text:p>
      <text:p text:style-name="P4">
Location: Luhans'k, Luhans'ka oblast (Latitude:48.53411 Longtitude:39.35732)</text:p>
      <text:p text:style-name="P4">
Videos: []</text:p>
      <text:p text:style-name="P4">
Images: []</text:p>
      <text:p text:style-name="P4">
Tags: ["Minsk Monitor", "Central and Eastern Europe"]</text:p>
      <text:p text:style-name="P4">
ID: 22562428</text:p>
      <!--METADATA-->
      <text:p text:style-name="P4">
Russian MP of State Duma Viktor Vodolatsky was wounded in a missile strike inoccupied Luhansk</text:p>
      <text:p text:style-name="P4">
News Collection Link: <text:a xlink:type="simple" xlink:href="https://liveuamap.com/en/2023/12-may-russian-mp-of-state-duma-viktor-vodolatsky-was-wounded" text:style-name="Internet_20_link" text:visited-style-name="Visited_20_Internet_20_Link">
https://liveuamap.com/en/2023/12-may-russian-mp-of-state-duma-viktor-vodolatsky-was-wounded</text:a>
</text:p>
      <text:p text:style-name="P4">
Source: <text:a xlink:type="simple" xlink:href="https://t.me/rusbrief/116740" text:style-name="Internet_20_link" text:visited-style-name="Visited_20_Internet_20_Link">
https://t.me/rusbrief/116740</text:a>
</text:p>
      <!--NEWS-->
      <text:h text:style-name="P10" text:outline-level="1">
<text:span text:style-name="T4">
У Литві пропонують відмовитися від російської назви Калінінграда</text:span>
</text:h>
      <text:p text:style-name="P4">
Authors: Ukrinform (Person)</text:p>
      <text:p text:style-name="P4">
Publisher: Укринформ (Organization)</text:p>
      <text:p text:style-name="P4">
Published Time: 2023-05-12T16:53:00+03:00</text:p>
      <text:p text:style-name="P4">
Modified Time: 2023-05-12T16:53:00+03:00</text:p>
      <text:p text:style-name="P4">
Description: У Литві слідом за Польщею пропонують відмовитися від використання російської назви міста Калінінград та однойменної області. — Укрінформ.</text:p>
      <text:p text:style-name="P4">
Images: ["<text:a xlink:type="simple" xlink:href="https://static.ukrinform.com/photos/2023_05/thumb_files/630_360_1683899609-962.jpg" text:style-name="Internet_20_link" text:visited-style-name="Visited_20_Internet_20_Link">
630_360_16838...</text:a>
"]</text:p>
      <text:p text:style-name="P4">
Tags: ['Калінінград', 'Литва', 'росія']</text:p>
      <text:p text:style-name="P4">
Type: Article</text:p>
      <!--METADATA-->
      <text:p text:style-name="P4">
<draw:frame draw:style-name="fr1" draw:name="Image74" text:anchor-type="as-char" svg:width="6.9236in" svg:height="3.956343in" draw:z-index="0">
<draw:image xlink:href="../Images/yкринформ/2023-05-12T16-53-00-03-00/630_360_1683899609-962.jpg" xlink:type="simple" xlink:show="embed" xlink:actuate="onLoad" draw:mime-type="image/jpeg"/>
</draw:frame>
 У Литвіслідом за Польщею пропонують відмовитися від використання російської назвиміста Калінінград та однойменної області.</text:p>
      <text:p text:style-name="P4">
Про це повідомляє <text:a xlink:type="simple" xlink:href="https://www.lrt.lt/en/news-in-english/19/1987287/lithuanian-mps-turn-to-language-watchdog-over-kaliningrad-s-name" text:style-name="Internet_20_link" text:visited-style-name="Visited_20_Internet_20_Link">
 </text:a>
 , передає Укрінформ.</text:p>
      <text:p text:style-name="P4">
Як зазначається, депутати Вілюс Семешка та Пауле Кузьміцкене звернулися доДержавної комісії з литовської мови з пропозицією замість назви Калінінградвикористовувати Караляучус.</text:p>
      <text:p text:style-name="P4">
За їхніми словами, нинішня назва є частиною <text:a xlink:type="simple" xlink:href="https://www.ukrinform.ua/tag-rosia" text:style-name="Internet_20_link" text:visited-style-name="Visited_20_Internet_20_Link">
 </text:a>
 наративу.</text:p>
      <text:p text:style-name="P4">
«Радянська область названа на честь старого більшовика-революціонера МихайлаКалініна. Після смерті Калініна кілька міст були названі його іменем. Одне зних – Кенігсберг (тепер Калінінград) – зберігає таку назву досі», – йдеться уповідомленні.</text:p>
      <text:p text:style-name="P4">
За словами Кузьміцкене, русифікація топонімів регіону мала на меті показатийого приналежність до москви.</text:p>
      <text:p text:style-name="P4">
<text:span text:style-name="T4">
Читайте також:</text:span>
 <text:a xlink:type="simple" xlink:href="https://www.ukrinform.ua/rubric-world/3707220-u-polsi-oficijno-zaminili-rosijsku-nazvu-kaliningrada.html" text:style-name="Internet_20_link" text:visited-style-name="Visited_20_Internet_20_Link">
 <text:span text:style-name="T4">
Калінінград</text:span>
 </text:a>
</text:p>
      <text:p text:style-name="P4">
«Нам давно пора відмовитися від радянської спадщини та припинити забруднюватинашу державну мову іноземними назвами. Ми солідарні з нашими сусідами-полякамита закликаємо більше не використовувати нав’язані нам штучні назви влитовській мові», – сказав Семешка.</text:p>
      <text:p text:style-name="P4">
Як повідомлялося, польська комісія зі стандартизації географічних назв замежами РП рекомендує відмовитися від використання в публічному просторі назвиміста Калінінград і замінити його на польську назву Крулевець.</text:p>
      <text:p text:style-name="P4">
<text:span text:style-name="T5">
Фото: J. Jankevičius/LRT</text:span>
</text:p>
      <text:p text:style-name="P4">
Source: <text:a xlink:type="simple" xlink:href="https://www.ukrinform.ua/rubric-world/3708363-u-litvi-proponuut-vidmovitisa-vid-rosijskoi-nazvi-kaliningrada.html" text:style-name="Internet_20_link" text:visited-style-name="Visited_20_Internet_20_Link">
https://www.ukrinform.ua/rubric-world/3708363-u-litvi-proponuut-vidmovitisa-vid-rosijskoi-nazvi-kaliningrada.html</text:a>
</text:p>
      <!--NEWS-->
      <text:h text:style-name="P10" text:outline-level="1">
<text:span text:style-name="T4">
У Київській ОВА обговорили з послом Франції подальшу відбудову області</text:span>
</text:h>
      <text:p text:style-name="P4">
Authors: Ukrinform (Person)</text:p>
      <text:p text:style-name="P4">
Publisher: Укринформ (Organization)</text:p>
      <text:p text:style-name="P4">
Published Time: 2023-05-12T16:55:00+03:00</text:p>
      <text:p text:style-name="P4">
Modified Time: 2023-05-12T16:55:00+03:00</text:p>
      <text:p text:style-name="P4">
Description: Голова Київської обласної військової адміністрації Руслан Кравченко провів зустріч із послом Франції в Україні Етьєном де Понсеном й обговорив з ним продовження проєктів відновлення пошкоджених об’єктів регіону. — Укрінформ.</text:p>
      <text:p text:style-name="P4">
Images: ["<text:a xlink:type="simple" xlink:href="https://static.ukrinform.com/photos/2023_05/thumb_files/630_360_1683899596-442.jpg" text:style-name="Internet_20_link" text:visited-style-name="Visited_20_Internet_20_Link">
630_360_16838...</text:a>
", "<text:a xlink:type="simple" xlink:href="https://static.ukrinform.com/photos/2023_05/1683899585-361.jpg" text:style-name="Internet_20_link" text:visited-style-name="Visited_20_Internet_20_Link">
1683899585-36...</text:a>
", "<text:a xlink:type="simple" xlink:href="https://static.ukrinform.com/photos/2023_05/1683899591-569.jpg" text:style-name="Internet_20_link" text:visited-style-name="Visited_20_Internet_20_Link">
1683899591-56...</text:a>
"]</text:p>
      <text:p text:style-name="P4">
Tags: ['Франція', 'Київщина', 'Відбудова']</text:p>
      <text:p text:style-name="P4">
Type: Article</text:p>
      <!--METADATA-->
      <text:p text:style-name="P4">
<draw:frame draw:style-name="fr1" draw:name="Image75" text:anchor-type="as-char" svg:width="6.9236in" svg:height="3.956343in" draw:z-index="0">
<draw:image xlink:href="../Images/yкринформ/2023-05-12T16-55-00-03-00/630_360_1683899596-442.jpg" xlink:type="simple" xlink:show="embed" xlink:actuate="onLoad" draw:mime-type="image/jpeg"/>
</draw:frame>
 ГоловаКиївської обласної військової адміністрації Руслан Кравченко провів зустріч ізпослом Франції в Україні Етьєном де Понсеном й обговорив з ним продовженняпроєктів відновлення пошкоджених об’єктів регіону.</text:p>
      <text:p text:style-name="P4">
Про це очільник Київської ОВА повідомив у <text:a xlink:type="simple" xlink:href="http://www.facebook.com/RuslanKravchenkoKyiv/posts/pfbid0noaPkHHfsxAuHeXzdFjgvkZ8JKAtRTVHrVbRkChcRRvhbG9gmNViuHCjir8jLGnAl" text:style-name="Internet_20_link" text:visited-style-name="Visited_20_Internet_20_Link">
</text:a>
, передає Укрінформ.</text:p>
      <text:p text:style-name="P4">
"Продовжуємо розвивати співпрацю між Україною та Францією не лише наміждержавному, але і на регіональному рівні. Подякував пану послу за підтримкута допомогу Франції нашій країні з перших днів повномасштабного вторгненняросії", — зазначив він.</text:p>
      <text:p text:style-name="P4">
<draw:frame draw:style-name="fr1" draw:name="Image76" text:anchor-type="as-char" svg:width="6.9236in" svg:height="4.617987in" draw:z-index="0">
<draw:image xlink:href="../Images/yкринформ/2023-05-12T16-55-00-03-00/1683899585-361.jpg" xlink:type="simple" xlink:show="embed" xlink:actuate="onLoad" draw:mime-type="image/jpeg"/>
</draw:frame>
</text:p>
      <text:p text:style-name="P4">
Як зауважив голова ОВА, станом на сьогодні за підтримки французького урядукомпанія Neo-Eco вже реалізовує проєкт із реконструкції майже вщентзруйнованого військового містечка в селищі Гостомель Київської області.</text:p>
      <text:p text:style-name="P4">
Роботи ведуться за принципами економіки замкненого циклу: матеріали, отриманіпісля демонтажу, сортують та переробляють безпосередньо на місці, після чоговикористовують під час будівництва нового житла.</text:p>
      <text:p text:style-name="P4">
<draw:frame draw:style-name="fr1" draw:name="Image77" text:anchor-type="as-char" svg:width="6.9236in" svg:height="4.617987in" draw:z-index="0">
<draw:image xlink:href="../Images/yкринформ/2023-05-12T16-55-00-03-00/1683899591-569.jpg" xlink:type="simple" xlink:show="embed" xlink:actuate="onLoad" draw:mime-type="image/jpeg"/>
</draw:frame>
</text:p>
      <text:p text:style-name="P4">
Серед іншого, під час зустрічі керівник ОВА та посол порушили питання про новіугоди щодо побратимства між територіальними громадами Київської області тамуніципалітетами <text:a xlink:type="simple" xlink:href="https://www.ukrinform.ua/tag-francia" text:style-name="Internet_20_link" text:visited-style-name="Visited_20_Internet_20_Link">
 </text:a>
 .</text:p>
      <text:p text:style-name="P4">
Так, на сьогодні вже є партнерські відносини з регіоном Іль-де-Франс. Засловами Кравченка, посол запевнив у готовності сприяти активізації та розвиткуцієї співпраці.</text:p>
      <text:p text:style-name="P4">
<text:span text:style-name="T4">
Читайте також:</text:span>
 <text:a xlink:type="simple" xlink:href="https://www.ukrinform.ua/rubric-vidbudova/3708331-smigal-rozpoviv-pro-vidnovlenna-cirkuniv-na-harkivsini.html" text:style-name="Internet_20_link" text:visited-style-name="Visited_20_Internet_20_Link">
 <text:span text:style-name="T4">
Циркунів</text:span>
 </text:a>
</text:p>
      <text:p text:style-name="P4">
Як повідомляв Укрінформ, станом на квітень у Київській області післяросійського вторгнення <text:a xlink:type="simple" xlink:href="https://www.ukrinform.ua/rubric-regions/3700011-na-kiivsini-vze-vidnovili-majze-12-tisac-obektiv-ova.html" text:style-name="Internet_20_link" text:visited-style-name="Visited_20_Internet_20_Link">
 </text:a>
 вже 11 тисяч 784об'єкти.</text:p>
      <text:p text:style-name="P4">
Source: <text:a xlink:type="simple" xlink:href="https://www.ukrinform.ua/rubric-vidbudova/3708365-u-kiivskij-ova-obgovorili-z-poslom-francii-podalsu-vidbudovu-oblasti.html" text:style-name="Internet_20_link" text:visited-style-name="Visited_20_Internet_20_Link">
https://www.ukrinform.ua/rubric-vidbudova/3708365-u-kiivskij-ova-obgovorili-z-poslom-francii-podalsu-vidbudovu-oblasti.html</text:a>
</text:p>
      <!--NEWS-->
      <text:h text:style-name="P10" text:outline-level="1">
<text:span text:style-name="T4">
Зеленський обговорив із Сунаком оборонну співпрацю і подякував за Storm Shadow</text:span>
</text:h>
      <text:p text:style-name="P4">
Authors: Ukrinform (Person)</text:p>
      <text:p text:style-name="P4">
Publisher: Укринформ (Organization)</text:p>
      <text:p text:style-name="P4">
Published Time: 2023-05-12T17:07:00+03:00</text:p>
      <text:p text:style-name="P4">
Modified Time: 2023-05-12T17:07:00+03:00</text:p>
      <text:p text:style-name="P4">
Description: Президент Володимир Зеленський обговорив із Прем'єр-міністром Великої Британії Ріші Сунаком подальшу оборонну співпрацю, подякував за далекобійні ракети Storm Shadow і наголосив про бажання України отримати чіткі сигнали щодо майбутнього з НАТО. — Укрінформ.</text:p>
      <text:p text:style-name="P4">
Images: ["<text:a xlink:type="simple" xlink:href="https://static.ukrinform.com/photos/2023_05/thumb_files/630_360_1683809839-567.jpg" text:style-name="Internet_20_link" text:visited-style-name="Visited_20_Internet_20_Link">
630_360_16838...</text:a>
"]</text:p>
      <text:p text:style-name="P4">
Tags: ['Британія', 'Зброя', 'Зеленський', 'Ріші Сунак', 'Storm Shadow']</text:p>
      <text:p text:style-name="P4">
Type: Article</text:p>
      <!--METADATA-->
      <text:p text:style-name="P4">
<draw:frame draw:style-name="fr1" draw:name="Image78" text:anchor-type="as-char" svg:width="6.9236in" svg:height="3.956343in" draw:z-index="0">
<draw:image xlink:href="../Images/yкринформ/2023-05-12T17-07-00-03-00/630_360_1683809839-567.jpg" xlink:type="simple" xlink:show="embed" xlink:actuate="onLoad" draw:mime-type="image/jpeg"/>
</draw:frame>
 ПрезидентВолодимир Зеленський обговорив із Прем'єр-міністром Великої Британії РішіСунаком подальшу оборонну співпрацю, подякував за далекобійні ракети StormShadow і наголосив про бажання України отримати чіткі сигнали щодо майбутньогоз НАТО.</text:p>
      <text:p text:style-name="P4">
Про це глава Української держави повідомив у <text:a xlink:type="simple" xlink:href="https://twitter.com/ZelenskyyUa/status/1657020342966050827" text:style-name="Internet_20_link" text:visited-style-name="Visited_20_Internet_20_Link">
</text:a>
 , передаєУкрінформ.</text:p>
      <text:p text:style-name="P4">
“Провів телефонну розмову з Прем'єр-міністром Великої Британії Ріші Сунаком.Подякував за суттєве посилення наших спроможностей далекобійними ракетамиStorm Shadow та іншу незамінну військову допомогу. Обговорили подальшуоборонну співпрацю. Скоординували позиції перед прийдешніми міжнароднимизаходами. Зокрема, потребуємо чітких сигналів щодо українського майбутнього зНАТО”, - зазнач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ato/3707816-raketa-storm-shadow-dla-ukraini-u-comu-suttevij-proriv.html" text:style-name="Internet_20_link" text:visited-style-name="Visited_20_Internet_20_Link">
 <text:span text:style-name="T4">
Ракета</text:span>
 <text:span text:style-name="T4">
Storm</text:span>
 <text:span text:style-name="T4">
Shadow</text:span>
 <text:span text:style-name="T4">
для</text:span>
 <text:span text:style-name="T4">
України</text:span>
<text:span text:style-name="T4">
чому</text:span>
 <text:span text:style-name="T4">
суттєвий</text:span>
 <text:span text:style-name="T4">
прорив</text:span>
 </text:a>
</text:p>
      <text:p text:style-name="P4">
Як повідомлялося, Велика Британія <text:a xlink:type="simple" xlink:href="https://www.ukrinform.ua/rubric-ato/3707788-ministr-oboroni-britanii-pidtverdiv-peredacu-ukraini-raket-storm-shadow.html" text:style-name="Internet_20_link" text:visited-style-name="Visited_20_Internet_20_Link">
 </text:a>
 дальністю до 250 км.</text:p>
      <text:p text:style-name="P4">
<text:span text:style-name="T5">
Фото: MBDA</text:span>
</text:p>
      <text:p text:style-name="P4">
Source: <text:a xlink:type="simple" xlink:href="https://www.ukrinform.ua/rubric-ato/3708372-zelenskij-obgovoriv-iz-sunakom-oboronnu-spivpracu-i-podakuvav-za-storm-shadow.html" text:style-name="Internet_20_link" text:visited-style-name="Visited_20_Internet_20_Link">
https://www.ukrinform.ua/rubric-ato/3708372-zelenskij-obgovoriv-iz-sunakom-oboronnu-spivpracu-i-podakuvav-za-storm-shadow.html</text:a>
</text:p>
      <!--NEWS-->
      <text:h text:style-name="P10" text:outline-level="1">
<text:span text:style-name="T4">
Стефанішина закликала Польщу утриматися від односторонніх обмежень на український агроекспорт</text:span>
</text:h>
      <text:p text:style-name="P4">
Authors: Ukrinform (Person)</text:p>
      <text:p text:style-name="P4">
Publisher: Укринформ (Organization)</text:p>
      <text:p text:style-name="P4">
Published Time: 2023-05-12T17:09:00+03:00</text:p>
      <text:p text:style-name="P4">
Modified Time: 2023-05-12T17:09:00+03:00</text:p>
      <text:p text:style-name="P4">
Description: Віцепрем'єрміністр з питань євроінтеграції Ольга Стефанішина закликала міністра з питань ЄС Польщі Шимона Шинковського вель Сенка утриматися від односторонніх обмежень на експорт української агропродукції. — Укрінформ.</text:p>
      <text:p text:style-name="P4">
Images: ["<text:a xlink:type="simple" xlink:href="https://static.ukrinform.com/photos/2023_04/thumb_files/630_360_1681984991-651.jpg" text:style-name="Internet_20_link" text:visited-style-name="Visited_20_Internet_20_Link">
630_360_16819...</text:a>
"]</text:p>
      <text:p text:style-name="P4">
Tags: ['Експорт', 'Польща', 'Аграрії', 'Стефанішина', 'Єдині новини']</text:p>
      <text:p text:style-name="P4">
Type: Article</text:p>
      <!--METADATA-->
      <text:p text:style-name="P4">
<draw:frame draw:style-name="fr1" draw:name="Image79" text:anchor-type="as-char" svg:width="6.9236in" svg:height="3.956343in" draw:z-index="0">
<draw:image xlink:href="../Images/yкринформ/2023-05-12T17-09-00-03-00/630_360_1681984991-651.jpg" xlink:type="simple" xlink:show="embed" xlink:actuate="onLoad" draw:mime-type="image/jpeg"/>
</draw:frame>
Віцепрем'єрміністр з питань євроінтеграції Ольга Стефанішина закликаламіністра з питань ЄС Польщі Шимона Шинковського вель Сенка утриматися відодносторонніх обмежень на експорт української агропродукції.</text:p>
      <text:p text:style-name="P4">
Про це вона повідомила в ефірі телемарафону «Єдині новини», передаєкореспондент Укрінформу.</text:p>
      <text:p text:style-name="P4">
Стефанішина поінформувала, що під час зустрічі міністрів у справах ЄС країнВеймарського трикутника обмінялася думками з польським колегою стосовнопроблем, пов'язаних з експортом української аграрної продукції таодносторонніх обмежень, запроваджених польською стороною. «Я підтвердила, щоми вважаємо неприпустимим продовження будь-яких заборон, і поінформувала продомовленість з <text:a xlink:type="simple" xlink:href="https://www.ukrinform.ua/tag-evrokomisia" text:style-name="Internet_20_link" text:visited-style-name="Visited_20_Internet_20_Link">
 </text:a>
 про створеннямайданчика для консультацій і про те, що ми закликаємо утриматися від будь-яких обмежень, які стосуються України, щоб не підігрувати російськійпропаганді», - сказала Стефанішина.</text:p>
      <text:p text:style-name="P4">
Як повідомлялося, Президент Володимир Зеленський під час спільного брифінгу зглавою Європейської комісії Урсулою фон дер Ляєн у Києві 9 травня заявив, щоУкраїна очікує від Євросоюзу оперативного зняття всіх обмежень щодо експортуагропродукції.</text:p>
      <text:p text:style-name="P4">
<text:span text:style-name="T4">
Читайте також:</text:span>
 <text:a xlink:type="simple" xlink:href="https://www.ukrinform.ua/rubric-polytics/3707228-u-polsi-vidreaguvali-na-slova-zelenskogo-pro-blokuvanna-importu-ukrainskoi-agroprodukcii.html" text:style-name="Internet_20_link" text:visited-style-name="Visited_20_Internet_20_Link">
 </text:a>
</text:p>
      <text:p text:style-name="P4">
Європейська комісія 2 травня оголосила про запровадження "виключних татимчасових" запобіжних заходів проти імпорту з України, які обмежуютьнадходження сільськогосподарських товарів українського виробництва доБолгарії, Угорщини, Польщі, Румунії та Словаччини. Обмеження стосуватимутьсячотирьох сільськогосподарських продуктів: пшениці, кукурудзи, ріпаку танасіння соняшнику, що походять з України – і будуть чинними до 5 червня 2023року.</text:p>
      <text:p text:style-name="P4">
<text:span text:style-name="T4">
Читайте також:</text:span>
 <text:a xlink:type="simple" xlink:href="https://www.ukrinform.ua/rubric-economy/3708011-pat-krain-es-znovu-zvernulisa-do-evrokomisii-u-spravi-ukrainskoi-agroprodukcii.html" text:style-name="Internet_20_link" text:visited-style-name="Visited_20_Internet_20_Link">
 <text:span text:style-name="T4">
ять</text:span>
 <text:span text:style-name="T4">
країн</text:span>
 <text:span text:style-name="T4">
знову</text:span>
 <text:span text:style-name="T4">
звернулися</text:span>
<text:span text:style-name="T4">
Єврокомісії</text:span>
 <text:span text:style-name="T4">
справі</text:span>
 <text:span text:style-name="T4">
української</text:span>
 <text:span text:style-name="T4">
агропродукції</text:span>
</text:a>
</text:p>
      <text:p text:style-name="P4">
Стефанішина 12 травня <text:a xlink:type="simple" xlink:href="https://www.ukrinform.ua/rubric-polytics/3708364-ukraina-sinhronizuvala-z-vejmarskim-trikutnikom-politicnij-kalendar-integracii-do-es.html" text:style-name="Internet_20_link" text:visited-style-name="Visited_20_Internet_20_Link">
 </text:a>
 , яка відбулась в польському місті Познань.</text:p>
      <text:p text:style-name="P4">
Source: <text:a xlink:type="simple" xlink:href="https://www.ukrinform.ua/rubric-economy/3708370-stefanisina-zaklikala-polsu-utrimatisa-vid-odnostoronnih-obmezen-na-ukrainskij-agroeksport.html" text:style-name="Internet_20_link" text:visited-style-name="Visited_20_Internet_20_Link">
https://www.ukrinform.ua/rubric-economy/3708370-stefanisina-zaklikala-polsu-utrimatisa-vid-odnostoronnih-obmezen-na-ukrainskij-agroeksport.html</text:a>
</text:p>
      <!--NEWS-->
      <text:h text:style-name="P10" text:outline-level="1">
<text:span text:style-name="T4">
російські загарбники влаштували рейд у мечеті Сімферополя</text:span>
</text:h>
      <text:p text:style-name="P4">
Authors: Ukrinform (Person)</text:p>
      <text:p text:style-name="P4">
Publisher: Укринформ (Organization)</text:p>
      <text:p text:style-name="P4">
Published Time: 2023-05-12T17:20:00+03:00</text:p>
      <text:p text:style-name="P4">
Modified Time: 2023-05-12T17:20:00+03:00</text:p>
      <text:p text:style-name="P4">
Description: російські загарбники влаштували рейд у мечеті Сувук-дере в Сімферополі тимчасово окупованого Криму. — Укрінформ.</text:p>
      <text:p text:style-name="P4">
Images: ["<text:a xlink:type="simple" xlink:href="https://static.ukrinform.com/photos/2023_05/thumb_files/630_360_1683901172-2430.jpeg" text:style-name="Internet_20_link" text:visited-style-name="Visited_20_Internet_20_Link">
630_360_16839...</text:a>
", "<text:a xlink:type="simple" xlink:href="https://static.ukrinform.com/photos/2023_05/thumb_files/630_360_1683901172-9346.jpeg" text:style-name="Internet_20_link" text:visited-style-name="Visited_20_Internet_20_Link">
630_360_16839...</text:a>
", "<text:a xlink:type="simple" xlink:href="https://static.ukrinform.com/photos/2023_05/thumb_files/630_360_1683901172-6506.jpeg" text:style-name="Internet_20_link" text:visited-style-name="Visited_20_Internet_20_Link">
630_360_16839...</text:a>
", "<text:a xlink:type="simple" xlink:href="https://static.ukrinform.com/photos/2023_05/thumb_files/630_360_1683901172-7683.jpeg" text:style-name="Internet_20_link" text:visited-style-name="Visited_20_Internet_20_Link">
630_360_16839...</text:a>
", "<text:a xlink:type="simple" xlink:href="https://static.ukrinform.com/photos/2023_05/thumb_files/630_360_1683901172-1524.jpeg" text:style-name="Internet_20_link" text:visited-style-name="Visited_20_Internet_20_Link">
630_360_16839...</text:a>
", "<text:a xlink:type="simple" xlink:href="https://static.ukrinform.com/photos/2023_05/thumb_files/630_360_1683901172-9044.jpeg" text:style-name="Internet_20_link" text:visited-style-name="Visited_20_Internet_20_Link">
630_360_16839...</text:a>
"]</text:p>
      <text:p text:style-name="P4">
Tags: ['Крим', 'Мечеть', 'Обшук']</text:p>
      <text:p text:style-name="P4">
Type: Article</text:p>
      <!--METADATA-->
      <text:p text:style-name="P4">
<draw:frame draw:style-name="fr1" draw:name="Image80" text:anchor-type="as-char" svg:width="6.9236in" svg:height="3.956343in" draw:z-index="0">
<draw:image xlink:href="../Images/yкринформ/2023-05-12T17-20-00-03-00/630_360_1683901172-2430.jpeg" xlink:type="simple" xlink:show="embed" xlink:actuate="onLoad" draw:mime-type="image/jpeg"/>
</draw:frame>
російські загарбники влаштували рейд у мечеті Сувук-дере в Сімферополітимчасово окупованого Криму.</text:p>
      <text:p text:style-name="P4">
Про це повідомило громадське об'єднання «Кримська солідарність» у <text:a xlink:type="simple" xlink:href="http://www.facebook.com/crimeansolidarity/posts/pfbid0GV5KpvYdGkyRTRUj9fUKfAT61svumCEXHVwbdMG7xQdQRXaNnTzHnAGEiiECx4sZl" text:style-name="Internet_20_link" text:visited-style-name="Visited_20_Internet_20_Link">
</text:a>
, передає Укрінформ.</text:p>
      <text:p text:style-name="P4">
«Журналіст громадського об'єднання повідомив, що у мечеть Сувук-дере вСімферополі приїхали співробітники ОМОНу. Вона понад 16 років будується напожертви кримських мусульман», - йдеться в дописі.</text:p>
      <text:p text:style-name="P4">
Уточнюється, що це відбулося під час п'ятничного намазу.</text:p>
      <text:p text:style-name="P4">
<draw:frame draw:style-name="fr1" draw:name="Image81" text:anchor-type="as-char" svg:width="6.9236in" svg:height="3.956343in" draw:z-index="0">
<draw:image xlink:href="../Images/yкринформ/2023-05-12T17-20-00-03-00/630_360_1683901172-9346.jpeg" xlink:type="simple" xlink:show="embed" xlink:actuate="onLoad" draw:mime-type="image/jpeg"/>
</draw:frame>
російські загарбники влаштували рейд у мечеті Сімферополя / Фото: Крымскаясолидарность  <text:a xlink:type="simple" xlink:href="https://static.ukrinform.com/photos/2023_05/1683901172-9346.jpeg" text:style-name="Internet_20_link" text:visited-style-name="Visited_20_Internet_20_Link">
<draw:frame draw:style-name="fr1" draw:name="Image82" text:anchor-type="as-char" svg:width="6.9236in" svg:height="3.956343in" draw:z-index="0">
<draw:image xlink:href="../Images/yкринформ/2023-05-12T17-20-00-03-00/630_360_1683901172-9346.jpeg" xlink:type="simple" xlink:show="embed" xlink:actuate="onLoad" draw:mime-type="image/jpeg"/>
</draw:frame>
</text:a>
 <text:a xlink:type="simple" xlink:href="https://static.ukrinform.com/photos/2023_05/1683901172-6506.jpeg" text:style-name="Internet_20_link" text:visited-style-name="Visited_20_Internet_20_Link">
<draw:frame draw:style-name="fr1" draw:name="Image83" text:anchor-type="as-char" svg:width="6.9236in" svg:height="3.956343in" draw:z-index="0">
<draw:image xlink:href="../Images/yкринформ/2023-05-12T17-20-00-03-00/630_360_1683901172-6506.jpeg" xlink:type="simple" xlink:show="embed" xlink:actuate="onLoad" draw:mime-type="image/jpeg"/>
</draw:frame>
</text:a>
 <text:a xlink:type="simple" xlink:href="https://static.ukrinform.com/photos/2023_05/1683901172-7683.jpeg" text:style-name="Internet_20_link" text:visited-style-name="Visited_20_Internet_20_Link">
<draw:frame draw:style-name="fr1" draw:name="Image84" text:anchor-type="as-char" svg:width="6.9236in" svg:height="3.956343in" draw:z-index="0">
<draw:image xlink:href="../Images/yкринформ/2023-05-12T17-20-00-03-00/630_360_1683901172-7683.jpeg" xlink:type="simple" xlink:show="embed" xlink:actuate="onLoad" draw:mime-type="image/jpeg"/>
</draw:frame>
</text:a>
 <text:a xlink:type="simple" xlink:href="https://static.ukrinform.com/photos/2023_05/1683901172-1524.jpeg" text:style-name="Internet_20_link" text:visited-style-name="Visited_20_Internet_20_Link">
<draw:frame draw:style-name="fr1" draw:name="Image85" text:anchor-type="as-char" svg:width="6.9236in" svg:height="3.956343in" draw:z-index="0">
<draw:image xlink:href="../Images/yкринформ/2023-05-12T17-20-00-03-00/630_360_1683901172-1524.jpeg" xlink:type="simple" xlink:show="embed" xlink:actuate="onLoad" draw:mime-type="image/jpeg"/>
</draw:frame>
</text:a>
 <text:a xlink:type="simple" xlink:href="https://static.ukrinform.com/photos/2023_05/1683901172-2430.jpeg" text:style-name="Internet_20_link" text:visited-style-name="Visited_20_Internet_20_Link">
<draw:frame draw:style-name="fr1" draw:name="Image86" text:anchor-type="as-char" svg:width="6.9236in" svg:height="3.956343in" draw:z-index="0">
<draw:image xlink:href="../Images/yкринформ/2023-05-12T17-20-00-03-00/630_360_1683901172-2430.jpeg" xlink:type="simple" xlink:show="embed" xlink:actuate="onLoad" draw:mime-type="image/jpeg"/>
</draw:frame>
</text:a>
 <text:a xlink:type="simple" xlink:href="https://static.ukrinform.com/photos/2023_05/1683901172-9044.jpeg" text:style-name="Internet_20_link" text:visited-style-name="Visited_20_Internet_20_Link">
<draw:frame draw:style-name="fr1" draw:name="Image87" text:anchor-type="as-char" svg:width="6.9236in" svg:height="3.956343in" draw:z-index="0">
<draw:image xlink:href="../Images/yкринформ/2023-05-12T17-20-00-03-00/630_360_1683901172-9044.jpeg" xlink:type="simple" xlink:show="embed" xlink:actuate="onLoad" draw:mime-type="image/jpeg"/>
</draw:frame>
</text:a>
</text:p>
      <text:p text:style-name="P4">
У "Кримській солідарності" додали, що ОМОН залишив територію мечеті, післячого рейд проводився співробітниками "Центру протидії екстремізму".</text:p>
      <text:p text:style-name="P4">
<text:span text:style-name="T4">
Читайте також:</text:span>
 <text:a xlink:type="simple" xlink:href="https://www.ukrinform.ua/rubric-crimea/3708102-politvazna-dzelalova-pereveli-do-slidcogo-izolatora-fsb-u-simferopoli-pravozahisniki.html" text:style-name="Internet_20_link" text:visited-style-name="Visited_20_Internet_20_Link">
 <text:span text:style-name="T4">
Джелялова</text:span>
 </text:a>
</text:p>
      <text:p text:style-name="P4">
Як повідомлялося, напередодні загарбники <text:a xlink:type="simple" xlink:href="https://www.ukrinform.ua/rubric-crimea/3707708-opisuut-i-vinosat-majno-u-simferopoli-zagarbniki-zahopili-sobor-pcu.html" text:style-name="Internet_20_link" text:visited-style-name="Visited_20_Internet_20_Link">
 </text:a>
 в Сімферополі.</text:p>
      <text:p text:style-name="P4">
Source: <text:a xlink:type="simple" xlink:href="https://www.ukrinform.ua/rubric-crimea/3708376-rosijski-zagarbniki-vlastuvali-rejd-u-meceti-simferopola.html" text:style-name="Internet_20_link" text:visited-style-name="Visited_20_Internet_20_Link">
https://www.ukrinform.ua/rubric-crimea/3708376-rosijski-zagarbniki-vlastuvali-rejd-u-meceti-simferopola.html</text:a>
</text:p>
      <!--NEWS-->
      <text:h text:style-name="P10" text:outline-level="1">
<text:span text:style-name="T4">
Військові рф обстріляли Бериславський район, є поранений</text:span>
</text:h>
      <text:p text:style-name="P4">
Authors: Ukrinform (Person)</text:p>
      <text:p text:style-name="P4">
Publisher: Укринформ (Organization)</text:p>
      <text:p text:style-name="P4">
Published Time: 2023-05-12T17:22:41+03:00</text:p>
      <text:p text:style-name="P4">
Modified Time: 2023-05-12T17:22:41+03:00</text:p>
      <text:p text:style-name="P4">
Description: На Херсонщині військові рф обстріляли Бериславщину, є поранений, також пошкоджена будівля обʼєкта критичної інфраструктур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88" text:anchor-type="as-char" svg:width="6.9236in" svg:height="3.948443in" draw:z-index="0">
<draw:image xlink:href="../Images/yкринформ/2023-05-12T17-22-41-03-00/630_360_1538997483-946.jpg" xlink:type="simple" xlink:show="embed" xlink:actuate="onLoad" draw:mime-type="image/jpeg"/>
</draw:frame>
 НаХерсонщині військові рф обстріляли Бериславщину, є поранений, також пошкодженабудівля обʼєкта критичної інфраструктури.</text:p>
      <text:p text:style-name="P4">
Як передає Укрінформ, про це начальник Бериславської РВА Володимир Літвіновповідомив у <text:a xlink:type="simple" xlink:href="https://t.me/beryslavrda/2491" text:style-name="Internet_20_link" text:visited-style-name="Visited_20_Internet_20_Link">
 </text:a>
 .</text:p>
      <text:p text:style-name="P4">
«Під артилерійським вогнем опинились околиці та житлові квартали с.ОсокорівкаНововоронцовської територіальної громади», - йдеться у повідомленні.</text:p>
      <text:p text:style-name="P4">
Зазначається, що тут внаслідок ворожих <text:a xlink:type="simple" xlink:href="https://www.ukrinform.ua/tag-obstril" text:style-name="Internet_20_link" text:visited-style-name="Visited_20_Internet_20_Link">
 </text:a>
 частково пошкоджена будівля обʼєкта критичної інфраструктури.Постраждалих немає.</text:p>
      <text:p text:style-name="P4">
<text:span text:style-name="T4">
Читайте також:</text:span>
 <text:a xlink:type="simple" xlink:href="https://www.ukrinform.ua/rubric-ato/3708187-na-hersonsini-vorog-skinuv-na-selo-kizomis-kerovani-aviabombi-e-rujnuvanna.html" text:style-name="Internet_20_link" text:visited-style-name="Visited_20_Internet_20_Link">
 </text:a>
</text:p>
      <text:p text:style-name="P4">
Також внаслідок скидання ворогом осколкових боєприпасів із дрона отримавпоранення житель с.Одрадокам'янка Тягинської територіальної громади.</text:p>
      <text:p text:style-name="P4">
Як <text:a xlink:type="simple" xlink:href="https://www.ukrinform.ua/rubric-ato/3708308-rosijski-vijskovi-obstrilali-hersonsinu-e-vbiti-ta-poraneni.html" text:style-name="Internet_20_link" text:visited-style-name="Visited_20_Internet_20_Link">
 </text:a>
 Укрінформ, війська рф 12травня вчергове почали обстрілювати місто Херсон та населені пункти області,відомо, що <text:a xlink:type="simple" xlink:href="https://www.ukrinform.ua/rubric-ato/3708308-rosijski-vijskovi-obstrilali-hersonsinu-e-vbiti-ta-poraneni.html" text:style-name="Internet_20_link" text:visited-style-name="Visited_20_Internet_20_Link">
 </text:a>
 .</text:p>
      <text:p text:style-name="P4">
Source: <text:a xlink:type="simple" xlink:href="https://www.ukrinform.ua/rubric-ato/3708377-vijskovi-rf-obstrilali-berislavskij-rajon-e-poranenij.html" text:style-name="Internet_20_link" text:visited-style-name="Visited_20_Internet_20_Link">
https://www.ukrinform.ua/rubric-ato/3708377-vijskovi-rf-obstrilali-berislavskij-rajon-e-poranenij.html</text:a>
</text:p>
      <!--NEWS-->
      <text:h text:style-name="P10" text:outline-level="1">
<text:span text:style-name="T4">
До кластера Brave1 вже надійшло понад 100 заявок від українських розробників</text:span>
</text:h>
      <text:p text:style-name="P4">
Authors: Ukrinform (Person)</text:p>
      <text:p text:style-name="P4">
Publisher: Укринформ (Organization)</text:p>
      <text:p text:style-name="P4">
Published Time: 2023-05-12T17:23:00+03:00</text:p>
      <text:p text:style-name="P4">
Modified Time: 2023-05-12T17:23:00+03:00</text:p>
      <text:p text:style-name="P4">
Description: До кластера Brave1 – платформи для об'єднання державних та приватних ініціатив з розробки інноваційних рішень в інтересах сил оборони і безпеки – вже надійшло понад 100 ідей, які можуть допомогти Україні здобути технологічну перевагу над ворогом. — Укрінформ.</text:p>
      <text:p text:style-name="P4">
Images: ["<text:a xlink:type="simple" xlink:href="https://static.ukrinform.com/photos/2023_05/thumb_files/630_360_1683901399-180.jpg" text:style-name="Internet_20_link" text:visited-style-name="Visited_20_Internet_20_Link">
630_360_16839...</text:a>
"]</text:p>
      <text:p text:style-name="P4">
Tags: ['Міноборони', 'Технології', 'ЗСУ', 'Платформа Brave1']</text:p>
      <text:p text:style-name="P4">
Type: Article</text:p>
      <!--METADATA-->
      <text:p text:style-name="P4">
<draw:frame draw:style-name="fr1" draw:name="Image89" text:anchor-type="as-char" svg:width="6.9236in" svg:height="3.956343in" draw:z-index="0">
<draw:image xlink:href="../Images/yкринформ/2023-05-12T17-23-00-03-00/630_360_1683901399-180.jpg" xlink:type="simple" xlink:show="embed" xlink:actuate="onLoad" draw:mime-type="image/jpeg"/>
</draw:frame>
 Докластера Brave1 – платформи для об'єднання державних та приватних ініціатив зрозробки інноваційних рішень в інтересах сил оборони і безпеки – вже надійшлопонад 100 ідей, які можуть допомогти Україні здобути технологічну перевагу надворогом.</text:p>
      <text:p text:style-name="P4">
Про це повідомив віцепрем'єр-міністр з інновацій, розвитку освіти, науки татехнологій – міністр цифрової трансформації Михайло Федоров у <text:a xlink:type="simple" xlink:href="https://t.me/zedigital/3133" text:style-name="Internet_20_link" text:visited-style-name="Visited_20_Internet_20_Link">
</text:a>
 , передає Укрінформ.</text:p>
      <text:p text:style-name="P4">
«Отримали вже понад 100 заявок від українських розробників до defense-techкластера Brave1. Просто зараз в Україні народжується потужна сфера військових<text:a xlink:type="simple" xlink:href="https://www.ukrinform.ua/tag-tehnologii" text:style-name="Internet_20_link" text:visited-style-name="Visited_20_Internet_20_Link">
 </text:a>
 . Команда кластера працює, щобякнайшвидше інтегрувати розробки в закупівлі. Допомагає з експертизою від ЗСУ,Міноборони, Мінстратегпрому», - зазначив віцепрем'єр.</text:p>
      <text:p text:style-name="P4">
Він нагадав, що найкращі розробки отримають державний контракт чи грант длярозвитку власного продукту.</text:p>
      <text:p text:style-name="P4">
Як повідомлялось, Brave1 – спільна ініціатива Міністерства оборони,Генерального штабу ЗСУ, Ради національної безпеки і оборони, Мінцифри,Міністерства стратегічних галузей та Міністерства економіки. Її мета –стимулювання та підтримка розвитку компаній, які працюють у напрямку обороннихтехнологій.</text:p>
      <text:p text:style-name="P4">
<text:span text:style-name="T4">
Читайте також:</text:span>
 <text:a xlink:type="simple" xlink:href="https://www.ukrinform.ua/rubric-technology/3701601-brave1-dopomoze-ukraini-zdobuti-perevagu-nad-vorogom-fedorov.html" text:style-name="Internet_20_link" text:visited-style-name="Visited_20_Internet_20_Link">
 <text:span text:style-name="T4">
Brave1</text:span>
 </text:a>
</text:p>
      <text:p text:style-name="P4">
Для індустрії кластер пропонує організаційне та експертне супроводженнярозробок, а також доступ до акселераторів та інкубаторів. Йдеться про системнуроботу над удосконаленням розробок, підвищення знань у питаннях масштабуваннябізнесу, формування цінності для інвесторів, менторство. Також розробникиматимуть доступ до науково-дослідного (R&amp;D resource) центру, який допомагатимез необхідними компонентами, випробуваннями, устаткуванням.</text:p>
      <text:p text:style-name="P4">
Source: <text:a xlink:type="simple" xlink:href="https://www.ukrinform.ua/rubric-technology/3708378-do-klastera-brave1-vze-nadijslo-ponad-100-zaavok-vid-ukrainskih-rozrobnikiv.html" text:style-name="Internet_20_link" text:visited-style-name="Visited_20_Internet_20_Link">
https://www.ukrinform.ua/rubric-technology/3708378-do-klastera-brave1-vze-nadijslo-ponad-100-zaavok-vid-ukrainskih-rozrobnikiv.html</text:a>
</text:p>
      <!--NEWS-->
      <text:h text:style-name="P10" text:outline-level="1">
<text:span text:style-name="T4">
Прем'єр Іспанії обговорить з президентом США пошук «єдиного фронту» щодо війни в Україні</text:span>
</text:h>
      <text:p text:style-name="P4">
Authors: Ukrinform (Person)</text:p>
      <text:p text:style-name="P4">
Publisher: Укринформ (Organization)</text:p>
      <text:p text:style-name="P4">
Published Time: 2023-05-12T17:24:52+03:00</text:p>
      <text:p text:style-name="P4">
Modified Time: 2023-05-12T17:24:52+03:00</text:p>
      <text:p text:style-name="P4">
Description: Прем'єр-міністр Іспанії Педро Санчес сьогодні має провести переговори з президентом США Джо Байденом з метою пошуку "єдиного фронту" щодо війни в Україні. — Укрінформ.</text:p>
      <text:p text:style-name="P4">
Images: ["<text:a xlink:type="simple" xlink:href="https://static.ukrinform.com/photos/2023_05/thumb_files/630_360_1683901328-699.jpg" text:style-name="Internet_20_link" text:visited-style-name="Visited_20_Internet_20_Link">
630_360_16839...</text:a>
"]</text:p>
      <text:p text:style-name="P4">
Tags: ['Байден', 'Україна', 'Санчес', 'Війна з росією']</text:p>
      <text:p text:style-name="P4">
Type: Article</text:p>
      <!--METADATA-->
      <text:p text:style-name="P4">
<draw:frame draw:style-name="fr1" draw:name="Image90" text:anchor-type="as-char" svg:width="6.9236in" svg:height="3.956343in" draw:z-index="0">
<draw:image xlink:href="../Images/yкринформ/2023-05-12T17-24-52-03-00/630_360_1683901328-699.jpg" xlink:type="simple" xlink:show="embed" xlink:actuate="onLoad" draw:mime-type="image/jpeg"/>
</draw:frame>
 Прем'єр-міністр Іспанії Педро Санчес сьогодні має провести переговори з президентомСША Джо Байденом з метою пошуку "єдиного фронту" щодо війни в Україні.</text:p>
      <text:p text:style-name="P4">
Як передає Укрінформ, про це повідомляє <text:a xlink:type="simple" xlink:href="http://www.euronews.com/my-europe/2023/05/12/pedro-sanchez-set-to-strike-migration-deal-with-joe-biden-to-welcome-latin-american-refuge" text:style-name="Internet_20_link" text:visited-style-name="Visited_20_Internet_20_Link">
 </text:a>
 .</text:p>
      <text:p text:style-name="P4">
Як зазначається, США намагатимуться завершити угоду з Іспанією щодо відкриттяміграційних офісів в країнах Латинської Америки, щоб мігранти могли подаватиімміграційні документи зі своїх країн.</text:p>
      <text:p text:style-name="P4">
Іспанія та Канада гостро потребують робочої сили та дали зрозуміти, що готовіприймати мігрантів з Латинської Америки, а також інших країн, що зменшить тискна США, які стикаються з напливом мігрантів уздовж кордону з Мексикою.</text:p>
      <text:p text:style-name="P4">
Війна між <text:a xlink:type="simple" xlink:href="https://www.ukrinform.ua/tag-rosia" text:style-name="Internet_20_link" text:visited-style-name="Visited_20_Internet_20_Link">
 </text:a>
 та Україною також буде середтем сьогоднішніх переговорів у Білому домі.</text:p>
      <text:p text:style-name="P4">
Як зазначається, у липні Іспанія перейме на себе шестимісячне головування вРаді ЄС та очолить зусилля країн ЄС щодо досягнення миру.</text:p>
      <text:p text:style-name="P4">
<text:span text:style-name="T4">
Читайте також:</text:span>
 <text:a xlink:type="simple" xlink:href="https://www.ukrinform.ua/rubric-world/3701044-premer-ispanii-privitav-pragnenna-brazilii-do-poserednictva-u-peregovorah-miz-ukrainou-ta-rf.html" text:style-name="Internet_20_link" text:visited-style-name="Visited_20_Internet_20_Link">
 </text:a>
</text:p>
      <text:p text:style-name="P4">
Як повідомлялося, прем'єр-міністр Іспанії Педро Санчес на зустрічі з головоюКНР Сі Цзіньпіном висловив підтримку Формули миру Президента УкраїниВолодимира Зеленського і закликав співрозмовника провести розмову зукраїнським лідером.</text:p>
      <text:p text:style-name="P4">
Source: <text:a xlink:type="simple" xlink:href="https://www.ukrinform.ua/rubric-world/3708380-premer-ispanii-obgovorit-z-prezidentom-ssa-posuk-edinogo-frontu-sodo-vijni-v-ukraini.html" text:style-name="Internet_20_link" text:visited-style-name="Visited_20_Internet_20_Link">
https://www.ukrinform.ua/rubric-world/3708380-premer-ispanii-obgovorit-z-prezidentom-ssa-posuk-edinogo-frontu-sodo-vijni-v-ukraini.html</text:a>
</text:p>
      <!--NEWS-->
      <text:h text:style-name="P10" text:outline-level="1">
<text:span text:style-name="T4">
Українка Костюк здолала Лю у другому колі турніру WTA 1000 в Римі</text:span>
</text:h>
      <text:p text:style-name="P4">
Authors: Ukrinform (Person)</text:p>
      <text:p text:style-name="P4">
Publisher: Укринформ (Organization)</text:p>
      <text:p text:style-name="P4">
Published Time: 2023-05-12T17:25:00+03:00</text:p>
      <text:p text:style-name="P4">
Modified Time: 2023-05-12T17:25:00+03:00</text:p>
      <text:p text:style-name="P4">
Description: Сьогодні, 12 травня, українська тенісистка Марта Костюк (WTA №40) обіграла американку Клер Лю (WTA №56) у другому колі турніру WTA 1000. — Укрінформ.</text:p>
      <text:p text:style-name="P4">
Images: ["<text:a xlink:type="simple" xlink:href="https://static.ukrinform.com/photos/2023_05/thumb_files/630_360_1683901475-315.jpg" text:style-name="Internet_20_link" text:visited-style-name="Visited_20_Internet_20_Link">
630_360_16839...</text:a>
"]</text:p>
      <text:p text:style-name="P4">
Tags: ['Теніс', 'Марта Костюк']</text:p>
      <text:p text:style-name="P4">
Type: Article</text:p>
      <!--METADATA-->
      <text:p text:style-name="P4">
<draw:frame draw:style-name="fr1" draw:name="Image91" text:anchor-type="as-char" svg:width="6.9236in" svg:height="3.956343in" draw:z-index="0">
<draw:image xlink:href="../Images/yкринформ/2023-05-12T17-25-00-03-00/630_360_1683901475-315.jpg" xlink:type="simple" xlink:show="embed" xlink:actuate="onLoad" draw:mime-type="image/jpeg"/>
</draw:frame>
 Сьогодні,12 травня, українська тенісистка Марта Костюк (WTA №40) обіграла американкуКлер Лю (WTA №56) у другому колі турніру WTA 1000.</text:p>
      <text:p text:style-name="P4">
Марта Костюк здолала суперницю з рахунком 6:0, 6:4, передає Укрінформ.</text:p>
      <text:p text:style-name="P4">
Матч тривав 1 годину і 31 хвилину. Костюк 1 раз подавала навиліт, зробила 6подвійних помилок і використала 5/8 брейкпойнтів.</text:p>
      <text:p text:style-name="P4">
Це була третя зустріч між тенісистками. Костюк веде за особистими зустрічами2:1.</text:p>
      <text:p text:style-name="P4">
Українка пропускала перше коло турніру. У наступному колі Марта зіграє зіспанкою Паулою Бадосою, яка переграла 7-у «ракетку» світу Онс Жабер з Тунісу- 6:1, 6:4.</text:p>
      <text:p text:style-name="P4">
<text:span text:style-name="T4">
Читайте також:</text:span>
 <text:a xlink:type="simple" xlink:href="https://www.ukrinform.ua/rubric-sports/3708286-katarina-zavacka-zacohlila-raketku-v-14-finalu-turniru-itf-u-trnavi.html" text:style-name="Internet_20_link" text:visited-style-name="Visited_20_Internet_20_Link">
 </text:a>
</text:p>
      <text:p text:style-name="P4">
Як повідомлялося, Марта Костюк стала першою ракеткою України.</text:p>
      <text:p text:style-name="P4">
Фото: btu.org.ua</text:p>
      <text:p text:style-name="P4">
Source: <text:a xlink:type="simple" xlink:href="https://www.ukrinform.ua/rubric-sports/3708381-ukrainka-kostuk-zdolala-lu-u-drugomu-koli-turniru-wta-1000-v-rimi.html" text:style-name="Internet_20_link" text:visited-style-name="Visited_20_Internet_20_Link">
https://www.ukrinform.ua/rubric-sports/3708381-ukrainka-kostuk-zdolala-lu-u-drugomu-koli-turniru-wta-1000-v-rimi.html</text:a>
</text:p>
      <!--NEWS-->
      <text:h text:style-name="P10" text:outline-level="1">
<text:span text:style-name="T4">
Зеленський запровадив санкції проти 41 особи, що допомагала рф контролювати Запоріжсталь</text:span>
</text:h>
      <text:p text:style-name="P4">
Authors: Ukrinform (Person)</text:p>
      <text:p text:style-name="P4">
Publisher: Укринформ (Organization)</text:p>
      <text:p text:style-name="P4">
Published Time: 2023-05-12T17:26:00+03:00</text:p>
      <text:p text:style-name="P4">
Modified Time: 2023-05-12T17:26:00+03:00</text:p>
      <text:p text:style-name="P4">
Description: Президент Володимир Зеленський підписав указ про введення санкцій проти 13 фізичних та 28 юридичних осіб, які допомагали росії тримати контроль над "Запоріжсталлю".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Санкції', 'Запоріжсталь', 'Зеленський', 'Війна з росією']</text:p>
      <text:p text:style-name="P4">
Type: Article</text:p>
      <!--METADATA-->
      <text:p text:style-name="P4">
<draw:frame draw:style-name="fr1" draw:name="Image92" text:anchor-type="as-char" svg:width="6.9236in" svg:height="3.956343in" draw:z-index="0">
<draw:image xlink:href="../Images/yкринформ/2023-05-12T17-26-00-03-00/630_360_1664387283-922.jpg" xlink:type="simple" xlink:show="embed" xlink:actuate="onLoad" draw:mime-type="image/jpeg"/>
</draw:frame>
 ПрезидентВолодимир Зеленський підписав указ про введення санкцій проти 13 фізичних та28 юридичних осіб, які допомагали росії тримати контроль над "Запоріжсталлю".</text:p>
      <text:p text:style-name="P4">
Про це глава держави повідомив у <text:a xlink:type="simple" xlink:href="https://t.me/V_Zelenskiy_official/6209" text:style-name="Internet_20_link" text:visited-style-name="Visited_20_Internet_20_Link">
 </text:a>
 ,передає Укрінформ.</text:p>
      <text:p text:style-name="P4">
"Сьогодні у нас санкційний день. Є кілька <text:a xlink:type="simple" xlink:href="https://www.ukrinform.ua/tag-sankcii" text:style-name="Internet_20_link" text:visited-style-name="Visited_20_Internet_20_Link">
 </text:a>
 пакетів, підписав відповідні укази. Перший санкційний пакет – щодоЗапоріжсталі. Своїм указом наклав обмежувальні заходи на 41 особу – 13фізичних та 28 юридичних, – за допомогою яких рф зберігала контроль надпідприємством, шкодила нашій економіці", - зазначив Зеленський.</text:p>
      <text:p text:style-name="P4">
Глава держави поінформував про запуск процедури конфіскації російської частки,яка, за його словами, працюватиме для України й українців.</text:p>
      <text:p text:style-name="P4">
<text:span text:style-name="T4">
Читайте також:</text:span>
 <text:a xlink:type="simple" xlink:href="https://www.ukrinform.ua/rubric-economy/3685399-zaporizstal-vivodit-iz-konservacii-se-odnu-domennu-pic.html" text:style-name="Internet_20_link" text:visited-style-name="Visited_20_Internet_20_Link">
 <text:span text:style-name="T4">
Запоріжсталь</text:span>
 </text:a>
</text:p>
      <text:p text:style-name="P4">
Як повідомляв Укрінформ, за даними Мін'юсту, на сьогодні в Україні відомо про230-250 активів підсанкційних осіб, які можна стягнути на користь держави.</text:p>
      <text:p text:style-name="P4">
Source: <text:a xlink:type="simple" xlink:href="https://www.ukrinform.ua/rubric-economy/3708388-zelenskij-zaprovadiv-sankcii-proti-41-osobi-so-dopomagala-rf-kontroluvati-zaporizstal.html" text:style-name="Internet_20_link" text:visited-style-name="Visited_20_Internet_20_Link">
https://www.ukrinform.ua/rubric-economy/3708388-zelenskij-zaprovadiv-sankcii-proti-41-osobi-so-dopomagala-rf-kontroluvati-zaporizstal.html</text:a>
</text:p>
      <!--NEWS-->
      <text:h text:style-name="P10" text:outline-level="1">
<text:span text:style-name="T4">
Кабмін запроваджує електронний лісорубний квиток</text:span>
</text:h>
      <text:p text:style-name="P4">
Authors: Ukrinform (Person)</text:p>
      <text:p text:style-name="P4">
Publisher: Укринформ (Organization)</text:p>
      <text:p text:style-name="P4">
Published Time: 2023-05-12T17:27:00+03:00</text:p>
      <text:p text:style-name="P4">
Modified Time: 2023-05-12T17:27:00+03:00</text:p>
      <text:p text:style-name="P4">
Description: Кабінет Міністрів схвалив пропозицію Міндовкілля із запровадження з 1 червня в Україні лісорубного квитка в електронній формі. — Укрінформ.</text:p>
      <text:p text:style-name="P4">
Images: ["<text:a xlink:type="simple" xlink:href="https://static.ukrinform.com/photos/2020_02/thumb_files/630_360_1582194465-3229.jpeg" text:style-name="Internet_20_link" text:visited-style-name="Visited_20_Internet_20_Link">
630_360_15821...</text:a>
"]</text:p>
      <text:p text:style-name="P4">
Tags: ['Е-квиток', 'Ліс', 'Уряд']</text:p>
      <text:p text:style-name="P4">
Type: Article</text:p>
      <!--METADATA-->
      <text:p text:style-name="P4">
<draw:frame draw:style-name="fr1" draw:name="Image93" text:anchor-type="as-char" svg:width="6.9236in" svg:height="3.956343in" draw:z-index="0">
<draw:image xlink:href="../Images/yкринформ/2023-05-12T17-27-00-03-00/630_360_1582194465-3229.jpeg" xlink:type="simple" xlink:show="embed" xlink:actuate="onLoad" draw:mime-type="image/jpeg"/>
</draw:frame>
 КабінетМіністрів схвалив пропозицію Міндовкілля із запровадження з 1 червня в Українілісорубного квитка в електронній формі.</text:p>
      <text:p text:style-name="P4">
Про це в <text:a xlink:type="simple" xlink:href="https://t.me/tmelnychuk/2300" text:style-name="Internet_20_link" text:visited-style-name="Visited_20_Internet_20_Link">
 </text:a>
 повідомив постійний представникуряду у Верховній Раді Тарас Мельничук, передає Укрінформ.</text:p>
      <text:p text:style-name="P4">
«Погоджено пропозицію Міністерства захисту довкілля та природних ресурсів,Міністерства цифрової трансформації стосовно реалізації з 01.06.2023 по01.06.2025 експериментального проєкту щодо видачі спеціального дозволу наспеціальне використання <text:a xlink:type="simple" xlink:href="https://www.ukrinform.ua/tag-lis" text:style-name="Internet_20_link" text:visited-style-name="Visited_20_Internet_20_Link">
 </text:a>
 ресурсів(лісорубного квитка) та сертифіката про походження лісоматеріалів тавиготовлених з них пиломатеріалів в електронній формі», - йдеться вповідомленні.</text:p>
      <text:p text:style-name="P4">
<text:span text:style-name="T4">
Читайте також:</text:span>
 <text:a xlink:type="simple" xlink:href="https://www.ukrinform.ua/rubric-economy/3707984-v-ukraini-perevikonali-plan-posadki-derev-za-programou-zelena-kraina.html" text:style-name="Internet_20_link" text:visited-style-name="Visited_20_Internet_20_Link">
 </text:a>
</text:p>
      <text:p text:style-name="P4">
Наголошується, що Кабінет міністрів затвердив Порядок реалізаціїекспериментального проєкту щодо видачі спецдозволу на спеціальне використаннялісових ресурсів (лісорубного квитка) в електронній формі та Порядокреалізації експериментального проєкту щодо видачі сертифіката про походженнялісоматеріалів та виготовлених з них пиломатеріалів в електронній формі.</text:p>
      <text:p text:style-name="P4">
Як повідомлялося, у жовтні минулого року Держлісагентство і представництвоПРООН підписали меморандум щодо діджиталізації лісової галузі. Зокрема,заплановано повністю цифровізувати ланцюг контролю за рухом деревини: відпоходження партії до кінцевого споживача.</text:p>
      <text:p text:style-name="P4">
Source: <text:a xlink:type="simple" xlink:href="https://www.ukrinform.ua/rubric-economy/3708383-kabmin-zaprovadzue-elektronnij-lisorubnij-kvitok.html" text:style-name="Internet_20_link" text:visited-style-name="Visited_20_Internet_20_Link">
https://www.ukrinform.ua/rubric-economy/3708383-kabmin-zaprovadzue-elektronnij-lisorubnij-kvitok.html</text:a>
</text:p>
      <!--NEWS-->
      <text:h text:style-name="P10" text:outline-level="1">
<text:span text:style-name="T4">
У Бахмутському районі ворожий артобстріл поранив трьох поліцейських</text:span>
</text:h>
      <text:p text:style-name="P4">
Authors: Ukrinform (Person)</text:p>
      <text:p text:style-name="P4">
Publisher: Укринформ (Organization)</text:p>
      <text:p text:style-name="P4">
Published Time: 2023-05-12T17:39:00+03:00</text:p>
      <text:p text:style-name="P4">
Modified Time: 2023-05-12T17:39:00+03:00</text:p>
      <text:p text:style-name="P4">
Description: У Бахмутському районі Донецької області внаслідок удару з ворожої артилерії поранення дістали троє поліцейських. — Укрінформ.</text:p>
      <text:p text:style-name="P4">
Images: ["<text:a xlink:type="simple" xlink:href="https://static.ukrinform.com/photos/2023_05/thumb_files/630_360_1683902179-466.jpg" text:style-name="Internet_20_link" text:visited-style-name="Visited_20_Internet_20_Link">
630_360_16839...</text:a>
"]</text:p>
      <text:p text:style-name="P4">
Tags: ['Бахмут', 'Обстріл', 'Поліція', 'Поранені']</text:p>
      <text:p text:style-name="P4">
Type: Article</text:p>
      <!--METADATA-->
      <text:p text:style-name="P4">
<draw:frame draw:style-name="fr1" draw:name="Image94" text:anchor-type="as-char" svg:width="6.9236in" svg:height="3.956343in" draw:z-index="0">
<draw:image xlink:href="../Images/yкринформ/2023-05-12T17-39-00-03-00/630_360_1683902179-466.jpg" xlink:type="simple" xlink:show="embed" xlink:actuate="onLoad" draw:mime-type="image/jpeg"/>
</draw:frame>
 УБахмутському районі Донецької області внаслідок удару з ворожої артилеріїпоранення дістали троє поліцейських.</text:p>
      <text:p text:style-name="P4">
Як передає Укрінформ, про це Національна поліція повідомила в <text:a xlink:type="simple" xlink:href="https://t.me/UA_National_Police/11579" text:style-name="Internet_20_link" text:visited-style-name="Visited_20_Internet_20_Link">
</text:a>
 .</text:p>
      <text:p text:style-name="P4">
"Троє поліцейських були поранені сьогодні у результаті артилерійського <text:a xlink:type="simple" xlink:href="https://www.ukrinform.ua/tag-obstril" text:style-name="Internet_20_link" text:visited-style-name="Visited_20_Internet_20_Link">
</text:a>
 під час несення служби в Бахмутськомурайоні", – ідеться в повідомленні.</text:p>
      <text:p text:style-name="P4">
<text:span text:style-name="T4">
Читайте також:</text:span>
 <text:a xlink:type="simple" xlink:href="https://www.ukrinform.ua/rubric-ato/3708308-rosijski-vijskovi-obstrilali-hersonsinu-e-vbiti-ta-poraneni.html" text:style-name="Internet_20_link" text:visited-style-name="Visited_20_Internet_20_Link">
 <text:span text:style-name="T4">
поранені</text:span>
 </text:a>
</text:p>
      <text:p text:style-name="P4">
Як повідомляв Укрінформ, у Міноборони заявили, що українські захисники вБахмуті цього тижня не втратили жодної позиції, також просунулися наБахмутському напрямку.</text:p>
      <text:p text:style-name="P4">
<text:span text:style-name="T5">
Фото: Національна поліція України</text:span>
</text:p>
      <text:p text:style-name="P4">
Source: <text:a xlink:type="simple" xlink:href="https://www.ukrinform.ua/rubric-ato/3708391-u-bahmutskomu-rajoni-vorozij-artobstril-poraniv-troh-policejskih.html" text:style-name="Internet_20_link" text:visited-style-name="Visited_20_Internet_20_Link">
https://www.ukrinform.ua/rubric-ato/3708391-u-bahmutskomu-rajoni-vorozij-artobstril-poraniv-troh-policejskih.html</text:a>
</text:p>
      <!--NEWS-->
      <text:h text:style-name="P10" text:outline-level="1">
<text:span text:style-name="T4">
Німеччина хоче придбати нові танки Leopard</text:span>
</text:h>
      <text:p text:style-name="P4">
Authors: Ukrinform (Person)</text:p>
      <text:p text:style-name="P4">
Publisher: Укринформ (Organization)</text:p>
      <text:p text:style-name="P4">
Published Time: 2023-05-12T17:41:56+03:00</text:p>
      <text:p text:style-name="P4">
Modified Time: 2023-05-12T17:41:56+03:00</text:p>
      <text:p text:style-name="P4">
Description: Федеральний уряд Німеччини хоче замовити 18 нових танків Leopard 2 за півмільярда євро. — Укрінформ.</text:p>
      <text:p text:style-name="P4">
Images: ["<text:a xlink:type="simple" xlink:href="https://static.ukrinform.com/photos/2023_01/thumb_files/630_360_1674583513-513.jpg" text:style-name="Internet_20_link" text:visited-style-name="Visited_20_Internet_20_Link">
630_360_16745...</text:a>
"]</text:p>
      <text:p text:style-name="P4">
Tags: ['Німеччина', ' танк Leopard']</text:p>
      <text:p text:style-name="P4">
Type: Article</text:p>
      <!--METADATA-->
      <text:p text:style-name="P4">
<draw:frame draw:style-name="fr1" draw:name="Image95" text:anchor-type="as-char" svg:width="6.9236in" svg:height="3.956343in" draw:z-index="0">
<draw:image xlink:href="../Images/yкринформ/2023-05-12T17-41-56-03-00/630_360_1674583513-513.jpg" xlink:type="simple" xlink:show="embed" xlink:actuate="onLoad" draw:mime-type="image/jpeg"/>
</draw:frame>
Федеральний уряд Німеччини хоче замовити 18 нових танків Leopard 2 запівмільярда євро.</text:p>
      <text:p text:style-name="P4">
По це повідомляє <text:a xlink:type="simple" xlink:href="http://www.businessinsider.de/politik/deutschland/bundeswehr-kauft-18-neue-leopard-2-mit-optionen-fuer-bis-zu-123/" text:style-name="Internet_20_link" text:visited-style-name="Visited_20_Internet_20_Link">
</text:a>
 , передає Укрінформ.</text:p>
      <text:p text:style-name="P4">
Уряд ФРН, за даними видання, хоче придбати 18 нових танків Leopard 2 длянімецької армії вартістю близько 525,6 мільйонів євро.</text:p>
      <text:p text:style-name="P4">
Окрім того, у відповідному контракті йдеться про можливість закупівлі в ціломудо 123 бойових танків.</text:p>
      <text:p text:style-name="P4">
Відповідний законопроєкт відправлено до Бундестагу.</text:p>
      <text:p text:style-name="P4">
Очікується, що не пізніше 2026 року для Бундесверу будуть отримані 18 новихLeopard 2. Це відповідає кількості основних бойових танків, поставленихНімеччиною в Україну. Витрати - 525,6 млн євро, включно із запасними частинамита ремонтом протягом п’яти років з моменту поставки.</text:p>
      <text:p text:style-name="P4">
Нові танки будуть типу 2A8 від виробника Krauss-Maffei Wegmann.</text:p>
      <text:p text:style-name="P4">
123 Leopard 2 можна буде придбати за умовами рамкової угоди за 3 мільярдиєвро. Однак, згідно з інформацією Business Insider, не виключено, що не всі з123 танків, які потенційно придбає федеральний уряд, також будуть поставленіБундесверу. На рівні ЄС країни-члени вже деякий час працюють над спільнимизакупівлями систем озброєнь, щоб заощадити кошти та час у проєктах. Іншікраїни ЄС, такі як Нідерланди, зацікавлені в купівлі Leopard 2A8.</text:p>
      <text:p text:style-name="P4">
<text:span text:style-name="T4">
Читайте також:</text:span>
 <text:a xlink:type="simple" xlink:href="https://www.ukrinform.ua/rubric-ato/3707970-polsa-peredala-ukraini-vze-14-litakiv-mig29-i-ponad-300-tankiv.html" text:style-name="Internet_20_link" text:visited-style-name="Visited_20_Internet_20_Link">
 </text:a>
</text:p>
      <text:p text:style-name="P4">
Як повідомляв Укрінформ, найбільша німецька збройна компанія Rheinmetallпланує у майбутньому мати можливість <text:a xlink:type="simple" xlink:href="https://www.ukrinform.ua/rubric-ato/3707011-nimeckij-oboronnij-koncern-hoce-viroblati-v-ukraini-sistemi-ppo-ta-tanki-zmi.html" text:style-name="Internet_20_link" text:visited-style-name="Visited_20_Internet_20_Link">
 </text:a>
</text:p>
      <text:p text:style-name="P4">
<text:span text:style-name="T5">
Фото ілюстративне: dpa</text:span>
</text:p>
      <text:p text:style-name="P4">
Source: <text:a xlink:type="simple" xlink:href="https://www.ukrinform.ua/rubric-world/3708393-nimeccina-hoce-pridbati-novi-tanki-leopard.html" text:style-name="Internet_20_link" text:visited-style-name="Visited_20_Internet_20_Link">
https://www.ukrinform.ua/rubric-world/3708393-nimeccina-hoce-pridbati-novi-tanki-leopard.html</text:a>
</text:p>
      <!--NEWS-->
      <text:h text:style-name="P10" text:outline-level="1">
<text:span text:style-name="T4">
Кабмін обмежив розмір компенсації на ремонт житла за програмою єВідновлення</text:span>
</text:h>
      <text:p text:style-name="P4">
Authors: Ukrinform (Person)</text:p>
      <text:p text:style-name="P4">
Publisher: Укринформ (Organization)</text:p>
      <text:p text:style-name="P4">
Published Time: 2023-05-12T17:43:00+03:00</text:p>
      <text:p text:style-name="P4">
Modified Time: 2023-05-12T17:43:00+03:00</text:p>
      <text:p text:style-name="P4">
Description: Максимальна сума допомоги, на яку зможуть претендувати громадяни, чиє житло отримало незначні пошкодження внаслідок збройної агресії рф, становить 200 тисяч гривень. — Укрінформ.</text:p>
      <text:p text:style-name="P4">
Images: ["<text:a xlink:type="simple" xlink:href="https://static.ukrinform.com/photos/2022_08/thumb_files/630_360_1660064247-364.jpg" text:style-name="Internet_20_link" text:visited-style-name="Visited_20_Internet_20_Link">
630_360_16600...</text:a>
"]</text:p>
      <text:p text:style-name="P4">
Tags: ['Кабмін', 'Компенсація', 'Житло', 'єВідновлення']</text:p>
      <text:p text:style-name="P4">
Type: Article</text:p>
      <!--METADATA-->
      <text:p text:style-name="P4">
<draw:frame draw:style-name="fr1" draw:name="Image96" text:anchor-type="as-char" svg:width="6.9236in" svg:height="3.956343in" draw:z-index="0">
<draw:image xlink:href="../Images/yкринформ/2023-05-12T17-43-00-03-00/630_360_1660064247-364.jpg" xlink:type="simple" xlink:show="embed" xlink:actuate="onLoad" draw:mime-type="image/jpeg"/>
</draw:frame>
Максимальна сума допомоги, на яку зможуть претендувати громадяни, чиє житлоотримало незначні пошкодження внаслідок збройної агресії рф, становить 200тисяч гривень.</text:p>
      <text:p text:style-name="P4">
Відповідне рішення ухвалив Кабінет Міністрів, передає Укрінформ з посиланнямна пресслужбу Міністерства розвитку громад, територій та інфраструктури у <text:a xlink:type="simple" xlink:href="https://www.facebook.com/Ministry.for.restoration/posts/pfbid0xkyEdna8AmswJWLi1WLJGi5TicC3TTkA6aZz9aMzB4JirHfscevoDagcHFVR1sTUl" text:style-name="Internet_20_link" text:visited-style-name="Visited_20_Internet_20_Link">
</text:a>
.</text:p>
      <text:p text:style-name="P4">
Також уточнено порядок розрахунку розміру допомоги спеціальною комісією,створеною при органі місцевого самоврядування. Передбачається, що спочаткукомісія визначає обсяг пошкоджень житла за даними акта комісійного обстеження,а потім заповнює чек-лист з визначення розміру допомоги для відновленняпошкодженого <text:a xlink:type="simple" xlink:href="https://www.ukrinform.ua/tag-zitlo" text:style-name="Internet_20_link" text:visited-style-name="Visited_20_Internet_20_Link">
 </text:a>
 .</text:p>
      <text:p text:style-name="P4">
У кінцевому результаті комісія фотографує пошкодження, які свідчать прохарактер та обсяг руйнувань, завантажує їх в Реєстр пошкодженого ізруйнованого майна та ухвалює рішення про отримання відповідної допомогигромадянам.</text:p>
      <text:p text:style-name="P4">
<text:span text:style-name="T4">
Читайте також:</text:span>
 <text:a xlink:type="simple" xlink:href="https://www.ukrinform.ua/rubric-vidbudova/3708336-smigal-doruciv-utvoriti-u-nizci-ministerstv-ta-ova-posadi-zastupnikiv-z-pitan-vidnovlenna.html" text:style-name="Internet_20_link" text:visited-style-name="Visited_20_Internet_20_Link">
 </text:a>
</text:p>
      <text:p text:style-name="P4">
Як повідомлялося, 21 квітня 2023 року Кабінет Міністрів ухвалив порядокнадання державної допомоги на ремонт пошкодженого житла. Він передбачаєотримання громадянами, чиє житло було пошкоджено внаслідок збройної агресіїрф, державної допомоги на поточний ремонт житла.</text:p>
      <text:p text:style-name="P4">
Зробити це можна з допомогою електронної послуги єВідновлення, яка стартувалаз 10 травня. Станом на ранок 12 травня <text:a xlink:type="simple" xlink:href="https://www.ukrinform.ua/rubric-vidbudova/3708323-ukrainci-za-programou-evidnovlenna-vze-oformili-5-575-zaavok-smigal.html" text:style-name="Internet_20_link" text:visited-style-name="Visited_20_Internet_20_Link">
 </text:a>
 .</text:p>
      <text:p text:style-name="P4">
<text:span text:style-name="T5">
Фото: КМУ</text:span>
</text:p>
      <text:p text:style-name="P4">
Source: <text:a xlink:type="simple" xlink:href="https://www.ukrinform.ua/rubric-vidbudova/3708394-kabmin-obmeziv-rozmir-kompensacii-na-remont-zitla-za-programou-evidnovlenna.html" text:style-name="Internet_20_link" text:visited-style-name="Visited_20_Internet_20_Link">
https://www.ukrinform.ua/rubric-vidbudova/3708394-kabmin-obmeziv-rozmir-kompensacii-na-remont-zitla-za-programou-evidnovlenna.html</text:a>
</text:p>
      <!--NEWS-->
      <text:h text:style-name="P10" text:outline-level="1">
<text:span text:style-name="T4">
Україна очікує, що лідери ЄС у червні визначаться з початком переговорів про вступ</text:span>
</text:h>
      <text:p text:style-name="P4">
Authors: Ukrinform (Person)</text:p>
      <text:p text:style-name="P4">
Publisher: Укринформ (Organization)</text:p>
      <text:p text:style-name="P4">
Published Time: 2023-05-12T17:49:00+03:00</text:p>
      <text:p text:style-name="P4">
Modified Time: 2023-05-12T17:49:00+03:00</text:p>
      <text:p text:style-name="P4">
Description: Україна очікує, що лідери Європейського Союзу на зустрічі наприкінці червня ухвалять рішення про можливий початок переговорного процесу щодо приєднання нашої країни до євроспільноти. — Укрінформ.</text:p>
      <text:p text:style-name="P4">
Images: ["<text:a xlink:type="simple" xlink:href="https://static.ukrinform.com/photos/2019_05/thumb_files/630_360_1557589895-240.jpg" text:style-name="Internet_20_link" text:visited-style-name="Visited_20_Internet_20_Link">
630_360_15575...</text:a>
"]</text:p>
      <text:p text:style-name="P4">
Tags: ['Євроінтеграція', 'Україна', 'Стефанішина', 'Єдині новини']</text:p>
      <text:p text:style-name="P4">
Type: Article</text:p>
      <!--METADATA-->
      <text:p text:style-name="P4">
<draw:frame draw:style-name="fr1" draw:name="Image97" text:anchor-type="as-char" svg:width="6.9236in" svg:height="3.961567in" draw:z-index="0">
<draw:image xlink:href="../Images/yкринформ/2023-05-12T17-49-00-03-00/630_360_1557589895-240.jpg" xlink:type="simple" xlink:show="embed" xlink:actuate="onLoad" draw:mime-type="image/jpeg"/>
</draw:frame>
 Українаочікує, що лідери Європейського Союзу на зустрічі наприкінці червня ухвалятьрішення про можливий початок переговорного процесу щодо приєднання нашоїкраїни до євроспільноти.</text:p>
      <text:p text:style-name="P4">
Про це заявила віцепрем'єр-міністр з питань європейської та євроатлантичноїінтеграції Ольга Стефанішина в ефірі телемарафону «Єдині новини», передаєкореспондент Укрінформу.</text:p>
      <text:p text:style-name="P4">
«На початку червня Європейська комісія представить звіт щодо впровадженняполітичних реформ, і вже в кінці червня лідери <text:a xlink:type="simple" xlink:href="https://www.ukrinform.ua/tag-evrosouz" text:style-name="Internet_20_link" text:visited-style-name="Visited_20_Internet_20_Link">
</text:a>
 знову зберуться, щоб прийняти рішеннящодо можливого початку перемовин стосовно членства (України). Ми розраховуємо,що Швеція як головуюча країна (в ЄС. – ред.) ініціює такий розгляд», - сказалаСтефанішина.</text:p>
      <text:p text:style-name="P4">
Вона додала, що для того, аби сформувати максимально позитивне тло для такихполітичних рішень, парламент має розглянути низку законопроєктів. Це, зокрема,зміни до законодавства щодо медіаринку, деякі зміни до законодавства щодофінансового моніторингу публічних осіб, а також зміни, які запустять конкурсдля доукомплектування складу Конституційного суду.</text:p>
      <text:p text:style-name="P4">
«Ухвалення цих законів відкриє шлях до більш позитивної оцінки і закриє поледля можливих маніпуляцій», - зауважила Стефанішина.</text:p>
      <text:p text:style-name="P4">
Вона також поінформувала, що сьогодні уряд ухвалив Концепцію Державноїцільової національно-культурної програми «Єдність у розмаїтті» на період до2034 року, яка стала продуктом широкого діалогу з нацменшинами та міжнароднимипартнерами, а вчора Президент затвердив Комплексний стратегічний планреформування органів правопорядку.</text:p>
      <text:p text:style-name="P4">
«Це два системних документи, які теж є частиною рекомендацій (Єврокомісії. –ред.)», - зазначила урядовиця.</text:p>
      <text:p text:style-name="P4">
<text:span text:style-name="T4">
Читайте також:</text:span>
 <text:a xlink:type="simple" xlink:href="https://www.ukrinform.ua/rubric-polytics/3708274-ukraina-vikonala-castinu-rekomendacij-es-maasikas-privitav-plan-reformi-organiv-pravoporadku.html" text:style-name="Internet_20_link" text:visited-style-name="Visited_20_Internet_20_Link">
 <text:span text:style-name="T4">
Маасікас</text:span>
 </text:a>
</text:p>
      <text:p text:style-name="P4">
Як повідомлялося, Президент Володимир Зеленський під час спільного брифінгу зглавою Європейської комісії Урсулою фон дер Ляєн у Києві 9 травня заявив, щонастав час для позитивного рішення щодо відкриття переговорів про членстводержави в Євросоюзі.</text:p>
      <text:p text:style-name="P4">
Source: <text:a xlink:type="simple" xlink:href="https://www.ukrinform.ua/rubric-polytics/3708396-ukraina-ocikue-so-lideri-es-u-cervni-viznacatsa-z-pocatkom-peregovoriv-pro-vstup.html" text:style-name="Internet_20_link" text:visited-style-name="Visited_20_Internet_20_Link">
https://www.ukrinform.ua/rubric-polytics/3708396-ukraina-ocikue-so-lideri-es-u-cervni-viznacatsa-z-pocatkom-peregovoriv-pro-vstup.html</text:a>
</text:p>
      <!--NEWS-->
      <text:h text:style-name="P10" text:outline-level="1">
<text:span text:style-name="T4">
У Кропивницькому попрощались із чотирма загиблими воїнами</text:span>
</text:h>
      <text:p text:style-name="P4">
Authors: Ukrinform (Person)</text:p>
      <text:p text:style-name="P4">
Publisher: Укринформ (Organization)</text:p>
      <text:p text:style-name="P4">
Published Time: 2023-05-12T17:55:00+03:00</text:p>
      <text:p text:style-name="P4">
Modified Time: 2023-05-12T17:55:00+03:00</text:p>
      <text:p text:style-name="P4">
Description: У Кропивницькому в п'ятницю, 12 травня, провели в останню путь чотирьох полеглих воїнів. — Укрінформ.</text:p>
      <text:p text:style-name="P4">
Images: ["<text:a xlink:type="simple" xlink:href="https://static.ukrinform.com/photos/2023_05/thumb_files/630_360_1683903228-343.jpg" text:style-name="Internet_20_link" text:visited-style-name="Visited_20_Internet_20_Link">
630_360_16839...</text:a>
"]</text:p>
      <text:p text:style-name="P4">
Tags: ['Кропивницький', 'Прощання', 'Загибель', 'Військові']</text:p>
      <text:p text:style-name="P4">
Type: Article</text:p>
      <!--METADATA-->
      <text:p text:style-name="P4">
<draw:frame draw:style-name="fr1" draw:name="Image98" text:anchor-type="as-char" svg:width="6.9236in" svg:height="3.956343in" draw:z-index="0">
<draw:image xlink:href="../Images/yкринформ/2023-05-12T17-55-00-03-00/630_360_1683903228-343.jpg" xlink:type="simple" xlink:show="embed" xlink:actuate="onLoad" draw:mime-type="image/jpeg"/>
</draw:frame>
 УКропивницькому в п'ятницю, 12 травня, провели в останню путь чотирьох полеглихвоїнів.</text:p>
      <text:p text:style-name="P4">
Про це повідомляє Кропивницька міська рада у <text:a xlink:type="simple" xlink:href="https://www.facebook.com/krrada.official/posts/pfbid0J2xMsih9Ke3KLDNmn87iycuSrVWx3b2jX761xsJeo6oYxMMcuJoMoknJpz9pSbs2l" text:style-name="Internet_20_link" text:visited-style-name="Visited_20_Internet_20_Link">
</text:a>
, передає Укрінформ.</text:p>
      <text:p text:style-name="P4">
«42-річний старший сержант, командир стрілецького відділення Віталій Бондурпомер 5 травня у лікарні Миколаєва. Солдату Володимиру Мельніченку у березнівиповнилося 20 років, старший навідник мінометної батареї загинув 23 квітня врайоні Бахмута. 43-річний гранатометник Віталій Гаморя <text:a xlink:type="simple" xlink:href="https://www.ukrinform.ua/tag-zagibel" text:style-name="Internet_20_link" text:visited-style-name="Visited_20_Internet_20_Link">
</text:a>
 від рук російських окупантів 4 травняпід Богданівкою Бахмутського району. Лише 25 років судилося прожити солдатуДмитру Бушанському. Його молоде, повне сил і прагнень серце перестало битися 6травня під Бахмутом", - йдеться у повідомленні.</text:p>
      <text:p text:style-name="P4">
Вічний спочинок загиблі захисники знайшли на Алеї почесних воїнських похованьДалекосхідного кладовища. Панахиду відслужив архієпископ Кропивницький іГолованівський Православної церкви України Марк.</text:p>
      <text:p text:style-name="P4">
<text:span text:style-name="T4">
Читайте також:</text:span>
 <text:a xlink:type="simple" xlink:href="https://www.ukrinform.ua/rubric-regions/3702089-u-kropivnickomu-poprosalisa-iz-patma-ukrainskimi-bijcami.html" text:style-name="Internet_20_link" text:visited-style-name="Visited_20_Internet_20_Link">
 <text:span text:style-name="T4">
попрощалися</text:span>
 </text:a>
</text:p>
      <text:p text:style-name="P4">
Як повідомляв <text:a xlink:type="simple" xlink:href="https://www.ukrinform.ua/rubric-kyiv/3707275-u-kievi-poprosalisa-iz-zagiblim-pid-bahmutom-bijcem-viktorom-panaskom.html" text:style-name="Internet_20_link" text:visited-style-name="Visited_20_Internet_20_Link">
 </text:a>
 , у Києвів середу попрощалися із загиблим під Бахмутом на Донеччині бійцемДобровольчого українського корпусу "Правий сектор" Віктором Панаском (позивний- "Іранець").</text:p>
      <text:p text:style-name="P4">
<text:span text:style-name="T5">
Фото: Кропивницька міська рада</text:span>
</text:p>
      <text:p text:style-name="P4">
Source: <text:a xlink:type="simple" xlink:href="https://www.ukrinform.ua/rubric-regions/3708399-u-kropivnickomu-poprosalis-iz-cotirma-zagiblimi-voinami.html" text:style-name="Internet_20_link" text:visited-style-name="Visited_20_Internet_20_Link">
https://www.ukrinform.ua/rubric-regions/3708399-u-kropivnickomu-poprosalis-iz-cotirma-zagiblimi-voinami.html</text:a>
</text:p>
      <!--NEWS-->
      <text:h text:style-name="P10" text:outline-level="1">
<text:span text:style-name="T4">
Литва закликала відмовитися від табу у постачанні зброї Україні</text:span>
</text:h>
      <text:p text:style-name="P4">
Authors: Ukrinform (Person)</text:p>
      <text:p text:style-name="P4">
Publisher: Укринформ (Organization)</text:p>
      <text:p text:style-name="P4">
Published Time: 2023-05-12T17:56:26+03:00</text:p>
      <text:p text:style-name="P4">
Modified Time: 2023-05-12T17:56:26+03:00</text:p>
      <text:p text:style-name="P4">
Description: Голова уряду Литви Інгріда Шимоніте закликає відмовитися від табу у справі військової допомоги Україні, яка зазнала військового нападу з боку москви. — Укрінформ.</text:p>
      <text:p text:style-name="P4">
Images: ["<text:a xlink:type="simple" xlink:href="https://static.ukrinform.com/photos/2022_11/thumb_files/630_360_1669454923-908.jpg" text:style-name="Internet_20_link" text:visited-style-name="Visited_20_Internet_20_Link">
630_360_16694...</text:a>
"]</text:p>
      <text:p text:style-name="P4">
Tags: ['Україна', 'Зброя', 'Країни Балтії']</text:p>
      <text:p text:style-name="P4">
Type: Article</text:p>
      <!--METADATA-->
      <text:p text:style-name="P4">
<draw:frame draw:style-name="fr1" draw:name="Image99" text:anchor-type="as-char" svg:width="6.9236in" svg:height="3.956343in" draw:z-index="0">
<draw:image xlink:href="../Images/yкринформ/2023-05-12T17-56-26-03-00/630_360_1669454923-908.jpg" xlink:type="simple" xlink:show="embed" xlink:actuate="onLoad" draw:mime-type="image/jpeg"/>
</draw:frame>
 Головауряду Литви Інгріда Шимоніте закликає відмовитися від табу у справі військовоїдопомоги Україні, яка зазнала військового нападу з боку москви.</text:p>
      <text:p text:style-name="P4">
Як передає Укрінформ, про це повідомляє <text:a xlink:type="simple" xlink:href="http://www.lrt.lt/ru/novosti/17/1987393/shimonite-prizyvaet-otkazat-sia-ot-tabu-v-dele-voennoi-pomoshchi-ukraine" text:style-name="Internet_20_link" text:visited-style-name="Visited_20_Internet_20_Link">
</text:a>
 .</text:p>
      <text:p text:style-name="P4">
Вона сказала це у п'ятницю після зустрічі прем'єр-міністрів країн Балтії вестонській столиці Таллінні.</text:p>
      <text:p text:style-name="P4">
"Захищаючи свободу, ми не повинні думати про табу у справі військовоїдопомоги", - сказала голова уряду Литви журналістам.</text:p>
      <text:p text:style-name="P4">
Вона закликала надати Києву необхідне озброєння, зокрема винищувачі та ракетнісистеми великої дальності.</text:p>
      <text:p text:style-name="P4">
"Ми повинні допомогти Україні перемогти у війні. Це єдиний шлях до сталогомиру та запобігання новій війні в Європі", - сказала Шимоніте.</text:p>
      <text:p text:style-name="P4">
У свою чергу прем'єр-міністр Естонії Кая Каллас закликала країни <text:a xlink:type="simple" xlink:href="https://www.ukrinform.ua/tag-evrosouz" text:style-name="Internet_20_link" text:visited-style-name="Visited_20_Internet_20_Link">
</text:a>
 ухвалити рішення про використаннязаморожених російських активів в Європі для відновлення України. За їїсловами, представники країн обговорять це питання у червні.</text:p>
      <text:p text:style-name="P4">
"Ми маємо змусити агресора заплатити за все, що він руйнує", - заявилапрем'єр-міністр Естонії.</text:p>
      <text:p text:style-name="P4">
За її словами, ще якийсь час тому міжнародне співтовариство не було готовеговорити про створення спеціального трибуналу для росії, але зараз вжеобговорюються "юридичні умови".</text:p>
      <text:p text:style-name="P4">
Прем'єр-міністр Латвії Кріш'яніс Каріньш наголосив, що безпека є пріоритетомдля країн Балтії, і що важливо підтримувати Україну, а також піклуватися провласні можливості.</text:p>
      <text:p text:style-name="P4">
"Ми виділяємо на оборону близько 2,5% нашого валового внутрішнього продукту(ВВП). Я впевнений, що у майбутньому бюджеті ми збільшимо цю частку танаблизимося до 3% ВВП", - сказав він.</text:p>
      <text:p text:style-name="P4">
Міністри країн Балтії також обговорили майбутній Вільнюський саміт НАТО,проблеми регіональної безпеки та взаємну співпрацю.</text:p>
      <text:p text:style-name="P4">
<text:span text:style-name="T4">
Читайте також:</text:span>
 <text:a xlink:type="simple" xlink:href="https://www.ukrinform.ua/rubric-ato/3708155-do-nimeccini-pribuli-tanki-abrams-na-akih-navcatimutsa-ukrainski-vijskovi-zmi.html" text:style-name="Internet_20_link" text:visited-style-name="Visited_20_Internet_20_Link">
 </text:a>
</text:p>
      <text:p text:style-name="P4">
Як повідомляв Укрінформ, 10 лютого Прем’єр-міністр України Денис Шмигаль таПрем’єр-міністр Литовської Республіки Інгріда Шимоніте провели зустріч уКиєві. За її результатами очільники урядів зробили заяви для ЗМІ та розповіли,які саме теми порушували. Зокрема, тоді прем’єр-міністр Литви заявила, щолитовські ПЗРК Stinger та ракети прибудуть до України найближчими днями.</text:p>
      <text:p text:style-name="P4">
Source: <text:a xlink:type="simple" xlink:href="https://www.ukrinform.ua/rubric-polytics/3708400-litva-zaklikala-vidmovitisa-vid-tabu-u-postacanni-zbroi-ukraini.html" text:style-name="Internet_20_link" text:visited-style-name="Visited_20_Internet_20_Link">
https://www.ukrinform.ua/rubric-polytics/3708400-litva-zaklikala-vidmovitisa-vid-tabu-u-postacanni-zbroi-ukraini.html</text:a>
</text:p>
      <!--NEWS-->
      <text:h text:style-name="P10" text:outline-level="1">
<text:span text:style-name="T4">
У Криму розбився російський вертоліт Мі-28, пілоти загинули</text:span>
</text:h>
      <text:p text:style-name="P4">
Authors: Ukrinform (Person)</text:p>
      <text:p text:style-name="P4">
Publisher: Укринформ (Organization)</text:p>
      <text:p text:style-name="P4">
Published Time: 2023-05-12T17:57:02+03:00</text:p>
      <text:p text:style-name="P4">
Modified Time: 2023-05-12T17:57:02+03:00</text:p>
      <text:p text:style-name="P4">
Description: У Джанкойському районі тимчасово окупованого Криму розбився військовий вертоліт рф Мі-28, загинули обидва пілоти. — Укрінформ.</text:p>
      <text:p text:style-name="P4">
Images: ["<text:a xlink:type="simple" xlink:href="https://static.ukrinform.com/photos/2016_04/thumb_files/630_360_1460447329-1424.jpg" text:style-name="Internet_20_link" text:visited-style-name="Visited_20_Internet_20_Link">
630_360_14604...</text:a>
"]</text:p>
      <text:p text:style-name="P4">
Tags: ['Аварія', 'Крим', 'Російські військові', 'Вертоліт']</text:p>
      <text:p text:style-name="P4">
Type: Article</text:p>
      <!--METADATA-->
      <text:p text:style-name="P4">
<draw:frame draw:style-name="fr1" draw:name="Image100" text:anchor-type="as-char" svg:width="6.9236in" svg:height="3.956343in" draw:z-index="0">
<draw:image xlink:href="../Images/yкринформ/2023-05-12T17-57-02-03-00/630_360_1460447329-1424.jpg" xlink:type="simple" xlink:show="embed" xlink:actuate="onLoad" draw:mime-type="image/jpeg"/>
</draw:frame>
 УДжанкойському районі тимчасово окупованого Криму розбився військовий вертолітрф Мі-28, загинули обидва пілоти.</text:p>
      <text:p text:style-name="P4">
Про це повідомляється у <text:a xlink:type="simple" xlink:href="https://t.me/currenttime/23686" text:style-name="Internet_20_link" text:visited-style-name="Visited_20_Internet_20_Link">
 </text:a>
 «Настоящеговремени», передає Укрінформ.</text:p>
      <text:p text:style-name="P4">
Повідомляється, що <text:a xlink:type="simple" xlink:href="https://www.ukrinform.ua/tag-vertolit" text:style-name="Internet_20_link" text:visited-style-name="Visited_20_Internet_20_Link">
 </text:a>
 розбився під час«планового навчально-тренувального польоту».</text:p>
      <text:p text:style-name="P4">
«Політ виконувався без боєкомплекту. Обидва пілоти загинули», - йдеться вдописі.</text:p>
      <text:p text:style-name="P4">
Зазначається, що попередня причина – відмова техніки.</text:p>
      <text:p text:style-name="P4">
<text:span text:style-name="T4">
Читайте також:</text:span>
 <text:a xlink:type="simple" xlink:href="https://www.ukrinform.ua/rubric-crimea/3702314-na-naftobazi-u-sevastopoli-stalasa-pozeza.html" text:style-name="Internet_20_link" text:visited-style-name="Visited_20_Internet_20_Link">
 <text:span text:style-name="T4">
нафтобазі</text:span>
 <text:span text:style-name="T4">
Севастополі</text:span>
 <text:span text:style-name="T4">
сталася</text:span>
 <text:span text:style-name="T4">
пожежа</text:span>
</text:a>
</text:p>
      <text:p text:style-name="P4">
Як повідомлялося, речник повітряних сил ЗСУ Юрій Ігнат заявив, що <text:a xlink:type="simple" xlink:href="https://www.ukrinform.ua/rubric-crimea/3703613-rosiani-vikoristovuut-vsi-letovisa-u-krimu-dla-prikritta-flotu-ignat.html" text:style-name="Internet_20_link" text:visited-style-name="Visited_20_Internet_20_Link">
</text:a>
 та прикриття неючорноморського угрупування.</text:p>
      <text:p text:style-name="P4">
Source: <text:a xlink:type="simple" xlink:href="https://www.ukrinform.ua/rubric-crimea/3708401-u-krimu-rozbivsa-rosijskij-vertolit-mi28-piloti-zaginuli.html" text:style-name="Internet_20_link" text:visited-style-name="Visited_20_Internet_20_Link">
https://www.ukrinform.ua/rubric-crimea/3708401-u-krimu-rozbivsa-rosijskij-vertolit-mi28-piloti-zaginuli.html</text:a>
</text:p>
      <!--NEWS-->
      <text:h text:style-name="P10" text:outline-level="1">
<text:span text:style-name="T4">
Уряд спрямував майже 220 мільйонів на компенсацію витрат за розміщення переселенців</text:span>
</text:h>
      <text:p text:style-name="P4">
Authors: Ukrinform (Person)</text:p>
      <text:p text:style-name="P4">
Publisher: Укринформ (Organization)</text:p>
      <text:p text:style-name="P4">
Published Time: 2023-05-12T18:00:56+03:00</text:p>
      <text:p text:style-name="P4">
Modified Time: 2023-05-12T18:00:56+03:00</text:p>
      <text:p text:style-name="P4">
Description: Кабінет Міністрів ухвалив рішення щодо виділення 219,759 млн грн на компенсацію витрат за безоплатне розміщення у 2022 році внутрішньо переміщених осіб. — Укрінформ.</text:p>
      <text:p text:style-name="P4">
Images: ["<text:a xlink:type="simple" xlink:href="https://static.ukrinform.com/photos/2020_05/thumb_files/630_360_1589463148-862.jpg" text:style-name="Internet_20_link" text:visited-style-name="Visited_20_Internet_20_Link">
630_360_15894...</text:a>
"]</text:p>
      <text:p text:style-name="P4">
Tags: ['Кабмін', 'Компенсація', 'Переселенці', 'Житло']</text:p>
      <text:p text:style-name="P4">
Type: Article</text:p>
      <!--METADATA-->
      <text:p text:style-name="P4">
<draw:frame draw:style-name="fr1" draw:name="Image101" text:anchor-type="as-char" svg:width="6.9236in" svg:height="3.956343in" draw:z-index="0">
<draw:image xlink:href="../Images/yкринформ/2023-05-12T18-00-56-03-00/630_360_1589463148-862.jpg" xlink:type="simple" xlink:show="embed" xlink:actuate="onLoad" draw:mime-type="image/jpeg"/>
</draw:frame>
 КабінетМіністрів ухвалив рішення щодо виділення 219,759 млн грн на компенсацію витратза безоплатне розміщення у 2022 році внутрішньо переміщених осіб.</text:p>
      <text:p text:style-name="P4">
Про це в <text:a xlink:type="simple" xlink:href="https://t.me/tmelnychuk/2301" text:style-name="Internet_20_link" text:visited-style-name="Visited_20_Internet_20_Link">
 </text:a>
 повідомив постійний представникуряду у Верховній Раді Тарас Мельничук, передає Укрінформ.</text:p>
      <text:p text:style-name="P4">
«Виділено з метою покриття витрат за вересень - грудень 2022 р. обʼєктівдержавної, комунальної та приватної власності, у будівлях (приміщеннях) яких вумовах воєнного стану на безоплатній основі розміщувалися внутрішньопереміщені особи, 219 млн 759 тис. 449 гривень», - йдеться в повідомленні.</text:p>
      <text:p text:style-name="P4">
Зокрема, центральним органам виконавчої влади буде спрямовано 6,7 млн грн длянадання компенсації підприємствам, установам і закладам державної формивласності, які належать до сфери їх управління (крім державних закладівосвіти, зазначених у статтях 89 і 90 Бюджетного кодексу України).</text:p>
      <text:p text:style-name="P4">
Міністерству освіти і науки виділено 23,1 млн грн для надання компенсаціїдержавним закладам, які належать до сфери його управління, та приватнимзакладам освіти.</text:p>
      <text:p text:style-name="P4">
<text:span text:style-name="T4">
Читайте також:</text:span>
 <text:a xlink:type="simple" xlink:href="https://www.ukrinform.ua/rubric-society/3703763-urad-rozsiriv-perelik-pereselenciv-aki-maut-pravo-na-timcasove-zitlo.html" text:style-name="Internet_20_link" text:visited-style-name="Visited_20_Internet_20_Link">
 <text:span text:style-name="T4">
переселенців</text:span>
 </text:a>
</text:p>
      <text:p text:style-name="P4">
Міністерство розвитку громад, територій та інфраструктури отримає 184,3 млнгрн для надання додаткової дотації з державного бюджету місцевим бюджетам накомпенсацію комунальним закладам, державним закладам освіти, що передані нафінансування з місцевих бюджетів, та закладам спільної власностітериторіальних громад області та району, що перебувають в управлінні обласнихта районних рад, за розподілом між обласними бюджетами.</text:p>
      <text:p text:style-name="P4">
Ще 5,6 млн грн отримають обласні державні адміністрації (відповідні військовіадміністрації) для надання компенсації приватним закладам (крім приватнихзакладів освіти).</text:p>
      <text:p text:style-name="P4">
Як повідомлялося, в Україні офіційно зареєстровано 4 857 200 <text:a xlink:type="simple" xlink:href="https://www.ukrinform.ua/tag-pereselenci" text:style-name="Internet_20_link" text:visited-style-name="Visited_20_Internet_20_Link">
</text:a>
 .</text:p>
      <text:p text:style-name="P4">
Source: <text:a xlink:type="simple" xlink:href="https://www.ukrinform.ua/rubric-economy/3708403-urad-spramuvav-majze-220-miljoniv-na-kompensaciu-vitrat-za-rozmisenna-pereselenciv.html" text:style-name="Internet_20_link" text:visited-style-name="Visited_20_Internet_20_Link">
https://www.ukrinform.ua/rubric-economy/3708403-urad-spramuvav-majze-220-miljoniv-na-kompensaciu-vitrat-za-rozmisenna-pereselenciv.html</text:a>
</text:p>
      <!--NEWS-->
      <text:h text:style-name="P10" text:outline-level="1">
<text:span text:style-name="T4">
Спецпризначенці СБУ знищили російський «Град» за допомогою дрона</text:span>
</text:h>
      <text:p text:style-name="P4">
Authors: Ukrinform (Person)</text:p>
      <text:p text:style-name="P4">
Publisher: Укринформ (Organization)</text:p>
      <text:p text:style-name="P4">
Published Time: 2023-05-12T18:02:00+03:00</text:p>
      <text:p text:style-name="P4">
Modified Time: 2023-05-12T18:02:00+03:00</text:p>
      <text:p text:style-name="P4">
Description: Бійці Центру спеціальних операцій «А» Служби безпеки України за допомогою FPV-дронів знищили реактивну систему залпового вогню «Град», бронеавтомобіль «Тигр» разом з екіпажем і протитанковий ракетний комплекс російських загарбників. — Укрінформ.</text:p>
      <text:p text:style-name="P4">
Images: ["<text:a xlink:type="simple" xlink:href="https://static.ukrinform.com/photos/2023_04/thumb_files/630_360_1681751256-464.jpg" text:style-name="Internet_20_link" text:visited-style-name="Visited_20_Internet_20_Link">
630_360_16817...</text:a>
"]</text:p>
      <text:p text:style-name="P4">
Tags: ['СБУ', 'Дрон', 'Град', 'Війна з росією']</text:p>
      <text:p text:style-name="P4">
Type: Article</text:p>
      <!--METADATA-->
      <text:p text:style-name="P4">
<draw:frame draw:style-name="fr1" draw:name="Image102" text:anchor-type="as-char" svg:width="6.9236in" svg:height="3.956343in" draw:z-index="0">
<draw:image xlink:href="../Images/yкринформ/2023-05-12T18-02-00-03-00/630_360_1681751256-464.jpg" xlink:type="simple" xlink:show="embed" xlink:actuate="onLoad" draw:mime-type="image/jpeg"/>
</draw:frame>
 БійціЦентру спеціальних операцій «А» Служби безпеки України за допомогою FPV-дронівзнищили реактивну систему залпового вогню «Град», бронеавтомобіль «Тигр» разомз екіпажем і протитанковий ракетний комплекс російських загарбників.</text:p>
      <text:p text:style-name="P4">
Як передає Укрінформ, про це СБУ повідомила в <text:a xlink:type="simple" xlink:href="https://t.me/SBUkr/8301" text:style-name="Internet_20_link" text:visited-style-name="Visited_20_Internet_20_Link">
 </text:a>
 .</text:p>
      <text:p text:style-name="P4">
Під вогневе <text:a xlink:type="simple" xlink:href="https://www.ukrinform.ua/tag-obstril" text:style-name="Internet_20_link" text:visited-style-name="Visited_20_Internet_20_Link">
 </text:a>
 також потрапили двівантажівки «Камаз» і жива сила ворога.</text:p>
      <text:p text:style-name="P4">
_Відео:<text:a xlink:type="simple" xlink:href="https://t.me/SBUkr/8301" text:style-name="Internet_20_link" text:visited-style-name="Visited_20_Internet_20_Link">
 </text:a>
 _</text:p>
      <text:p text:style-name="P4">
<text:span text:style-name="T4">
Читайте також:</text:span>
 <text:a xlink:type="simple" xlink:href="https://www.ukrinform.ua/rubric-ato/3707258-pid-bahmutom-rosijskij-soldat-zdavsa-u-polon-dronu.html" text:style-name="Internet_20_link" text:visited-style-name="Visited_20_Internet_20_Link">
 <text:span text:style-name="T4">
полон</text:span>
 <text:span text:style-name="T4">
дрону</text:span>
 </text:a>
</text:p>
      <text:p text:style-name="P4">
Як повідомляв <text:a xlink:type="simple" xlink:href="https://www.ukrinform.ua/rubric-ato/3708073-sili-oboroni-znisili-197-670-rosijskih-zagarbnikiv.html" text:style-name="Internet_20_link" text:visited-style-name="Visited_20_Internet_20_Link">
 </text:a>
 , у розв'язаній проти Україниповномасштабній війні російська армія втратила вже близько 197 тисяч 670представників особового складу й тисячі одиниць техніки.</text:p>
      <text:p text:style-name="P4">
Source: <text:a xlink:type="simple" xlink:href="https://www.ukrinform.ua/rubric-ato/3708404-specpriznacenci-sbu-znisili-rosijskij-grad-za-dopomogou-drona.html" text:style-name="Internet_20_link" text:visited-style-name="Visited_20_Internet_20_Link">
https://www.ukrinform.ua/rubric-ato/3708404-specpriznacenci-sbu-znisili-rosijskij-grad-za-dopomogou-drona.html</text:a>
</text:p>
      <!--NEWS-->
      <text:h text:style-name="P10" text:outline-level="1">
<text:span text:style-name="T4">
Стефанішина розраховує на політичне рішення щодо членства України в НАТО на саміті у Вільнюсі</text:span>
</text:h>
      <text:p text:style-name="P4">
Authors: Ukrinform (Person)</text:p>
      <text:p text:style-name="P4">
Publisher: Укринформ (Organization)</text:p>
      <text:p text:style-name="P4">
Published Time: 2023-05-12T18:03:23+03:00</text:p>
      <text:p text:style-name="P4">
Modified Time: 2023-05-12T18:03:23+03:00</text:p>
      <text:p text:style-name="P4">
Description: Віцепрем'єр-міністр з питань європейської та євроатлантичної інтеграції Ольга Стефанішина розраховує на ухвалення політичного рішення про членство України в НАТО на липневому саміті Альянсу у Вільнюсі. — Укрінформ.</text:p>
      <text:p text:style-name="P4">
Images: ["<text:a xlink:type="simple" xlink:href="https://static.ukrinform.com/photos/2023_04/thumb_files/630_360_1681984991-410.jpg" text:style-name="Internet_20_link" text:visited-style-name="Visited_20_Internet_20_Link">
630_360_16819...</text:a>
"]</text:p>
      <text:p text:style-name="P4">
Tags: ['НАТО', 'Україна', 'Стефанішина', 'Єдині новини']</text:p>
      <text:p text:style-name="P4">
Type: Article</text:p>
      <!--METADATA-->
      <text:p text:style-name="P4">
<draw:frame draw:style-name="fr1" draw:name="Image103" text:anchor-type="as-char" svg:width="6.9236in" svg:height="3.956343in" draw:z-index="0">
<draw:image xlink:href="../Images/yкринформ/2023-05-12T18-03-23-03-00/630_360_1681984991-410.jpg" xlink:type="simple" xlink:show="embed" xlink:actuate="onLoad" draw:mime-type="image/jpeg"/>
</draw:frame>
Віцепрем'єр-міністр з питань європейської та євроатлантичної інтеграції ОльгаСтефанішина розраховує на ухвалення політичного рішення про членство України вНАТО на липневому саміті Альянсу у Вільнюсі.</text:p>
      <text:p text:style-name="P4">
Про це Стефанішина сказала в ефірі телемарафону «Єдині новини», передаєкореспондент Укрінформу.</text:p>
      <text:p text:style-name="P4">
«Я впевнена на сто відсотків, що у союзників немає шансу не запросити Україну(в НАТО – ред.) або не визначити алгоритм приєднання України до Альянсу. Вякій формі це відбудеться, ми ще перебуваємо в діалозі, в дискусіях ізсоюзниками. Ясності немає, але однозначно політичне рішення буде мати місце.</text:p>
      <text:p text:style-name="P4">
Ми очікуємо, що буквально через тиждень відбудеться засідання Парламентськоїасамблеї НАТО, на якій парламентарі країн-союзників визначаться зі своєюпозицією», - сказала віцепрем’єрка.</text:p>
      <text:p text:style-name="P4">
У цьому контексті вона відзначила, що парламенти Литви і Польщі вже зайняличітку позицію щодо членства України в Альянсі.</text:p>
      <text:p text:style-name="P4">
«Дискусії тривають, але очевидним також є те, що сьогодні ми не говоримо проПлан дій щодо членства або будь-які проміжні етапи. Як я вже зазначала,фактично Україна є «золотим стандартом» НАТО сьогодні, і ми говоримо виключнопро політичне рішення. Я не бачу жодних обмежень для того, щоб саме політичнерішення було ухвалено у Вільнюсі», - акцентувала урядовиця.</text:p>
      <text:p text:style-name="P4">
<text:span text:style-name="T4">
Читайте також:</text:span>
 <text:a xlink:type="simple" xlink:href="https://www.ukrinform.ua/rubric-polytics/3707468-vijskovij-komitet-nato-pidtverdiv-nepohitnu-pidtrimku-ukraini.html" text:style-name="Internet_20_link" text:visited-style-name="Visited_20_Internet_20_Link">
 <text:span text:style-name="T4">
НАТО</text:span>
 </text:a>
</text:p>
      <text:p text:style-name="P4">
Як повідомлялося, Сенат (верхня палата парламенту) Польщі у четвер ухвалив <text:a xlink:type="simple" xlink:href="https://www.ukrinform.ua/rubric-polytics/3708132-cenat-polsi-uhvaliv-rezoluciu-sodo-pidtrimki-clenstva-ukraini-v-nato.html" text:style-name="Internet_20_link" text:visited-style-name="Visited_20_Internet_20_Link">
</text:a>
 , в якій підтримавчленство України в НАТО.</text:p>
      <text:p text:style-name="P4">
Source: <text:a xlink:type="simple" xlink:href="https://www.ukrinform.ua/rubric-polytics/3708405-stefanisina-rozrahovue-na-politicne-risenna-sodo-clenstva-ukraini-v-nato-na-samiti-u-vilnusi.html" text:style-name="Internet_20_link" text:visited-style-name="Visited_20_Internet_20_Link">
https://www.ukrinform.ua/rubric-polytics/3708405-stefanisina-rozrahovue-na-politicne-risenna-sodo-clenstva-ukraini-v-nato-na-samiti-u-vilnusi.html</text:a>
</text:p>
      <!--NEWS-->
      <text:h text:style-name="P10" text:outline-level="1">
<text:span text:style-name="T4">
МЗС України закликає росію розблокувати собор ПЦУ у Сімферополі</text:span>
</text:h>
      <text:p text:style-name="P4">
Authors: Ukrinform (Person)</text:p>
      <text:p text:style-name="P4">
Publisher: Укринформ (Organization)</text:p>
      <text:p text:style-name="P4">
Published Time: 2023-05-12T18:06:00+03:00</text:p>
      <text:p text:style-name="P4">
Modified Time: 2023-05-12T18:06:00+03:00</text:p>
      <text:p text:style-name="P4">
Description: Міністерство закордонних справ України закликає росію негайно розблокувати вільне функціонування Катедрального собору святих рівноапостольних Володимира та Ольги в Сімферополі. — Укрінформ.</text:p>
      <text:p text:style-name="P4">
Images: ["<text:a xlink:type="simple" xlink:href="https://static.ukrinform.com/photos/2023_05/thumb_files/630_360_1683903960-725.jpg" text:style-name="Internet_20_link" text:visited-style-name="Visited_20_Internet_20_Link">
630_360_16839...</text:a>
"]</text:p>
      <text:p text:style-name="P4">
Tags: ['МЗС', 'Окупація Криму', 'Сімферополь', 'Православна церква України']</text:p>
      <text:p text:style-name="P4">
Type: Article</text:p>
      <!--METADATA-->
      <text:p text:style-name="P4">
<draw:frame draw:style-name="fr1" draw:name="Image104" text:anchor-type="as-char" svg:width="6.9236in" svg:height="3.956343in" draw:z-index="0">
<draw:image xlink:href="../Images/yкринформ/2023-05-12T18-06-00-03-00/630_360_1683903960-725.jpg" xlink:type="simple" xlink:show="embed" xlink:actuate="onLoad" draw:mime-type="image/jpeg"/>
</draw:frame>
Міністерство закордонних справ України закликає росію негайно розблокувативільне функціонування Катедрального собору святих рівноапостольних Володимирата Ольги в Сімферополі.</text:p>
      <text:p text:style-name="P4">
Про це йдеться у <text:a xlink:type="simple" xlink:href="https://mfa.gov.ua/news/komentar-mzs-ukrayini-u-zvyazku-iz-zahoplennyam-katedralnogo-soboru-svyatih-rivnoapostolnih-volodimira-ta-olgi-v-simferopoli" text:style-name="Internet_20_link" text:visited-style-name="Visited_20_Internet_20_Link">
 </text:a>
 , передає Укрінформ.</text:p>
      <text:p text:style-name="P4">
У ньому відомство наголосило, що без жодних законних підстав російська«Захоплення Катедрального <text:a xlink:type="simple" xlink:href="https://www.ukrinform.ua/tag-cerkva" text:style-name="Internet_20_link" text:visited-style-name="Visited_20_Internet_20_Link">
 </text:a>
 вСімферополі - це чергове придушення свободи совісті та віросповідання, якездійснює рф на захоплених українських землях. Перелік та кількість викраденогоокупантами церковного майна, зруйнованих храмів, ув’язнених людей за їхнювіру, замордованих мирян, викрадених священнослужителів щоденно зростають», -зазначає зовнішньополітичне відомство.</text:p>
      <text:p text:style-name="P4">
Міністерство відзначає, що нехтування росією міжнародними зобов’язаннями заміжнародним гуманітарним правом як держави-окупанта, зокрема щодо дотримання втимчасово окупованому Криму права на свободу релігії та віросповідань, а такожутиски релігійних меншин і громад, у тому числі проведення обшуків, руйнуванняспоруд релігійного призначення, молитовних місць та примусове незаконневиселення з них, цькування та переслідування парафіян і священиківПравославної Церкви України, протестантських церков, мусульманських громадтощо, засуджуються, серед іншого, в резолюції Генеральної Асамблеї ООН 77/229«Ситуація з правами людини в тимчасово окупованих Автономній Республіці Кримта м.Севастополь, Україна», а також у заявах Голови Міжнародного альянсу зпитань свободи релігій та віросповідань «Про ситуацію в Україні» та «Щодороковин російського вторгнення в Україну».</text:p>
      <text:p text:style-name="P4">
МЗС підкреслює, що росія має негайно розблокувати вільне функціонуванняКатедрального собору святих рівноапостольних Володимира та Ольги в Сімферополіта припинити порушення прав вірян Православної Церкви України в Криму та наінших окупованих територіях.</text:p>
      <text:p text:style-name="P4">
<text:span text:style-name="T4">
Читайте також:</text:span>
 <text:a xlink:type="simple" xlink:href="https://www.ukrinform.ua/rubric-crimea/3708376-rosijski-zagarbniki-vlastuvali-rejd-u-meceti-simferopola.html" text:style-name="Internet_20_link" text:visited-style-name="Visited_20_Internet_20_Link">
 </text:a>
</text:p>
      <text:p text:style-name="P4">
Всі випадки насильства проти українських священнослужителів, знущання з вірян,руйнування храмів, мечетей, синагог і молитовних місць, а також пограбуваннясакральних споруд належним чином фіксуються і документуються уповноваженимиорганами влади України, застерігає міністерство, відзначаючи, що жоден із цихвипадків не залишиться непокараним, жоден російський злочинець не уникневідповідальності.</text:p>
      <text:p text:style-name="P4">
МЗС України також закликає міжнародну спільноту, зокрема учасників МіжнародноїКримської платформи, засудити утиски прав вірян в Криму з боку російськоїокупаційної адміністрації та посилити політико-дипломатичний та санкційнийтиск на москву.</text:p>
      <text:p text:style-name="P4">
Як повідомлялося, 11 травня <text:a xlink:type="simple" xlink:href="https://www.ukrinform.ua/rubric-crimea/3707708-opisuut-i-vinosat-majno-u-simferopoli-zagarbniki-zahopili-sobor-pcu.html" text:style-name="Internet_20_link" text:visited-style-name="Visited_20_Internet_20_Link">
 </text:a>
 .</text:p>
      <text:p text:style-name="P4">
Source: <text:a xlink:type="simple" xlink:href="https://www.ukrinform.ua/rubric-crimea/3708408-mzs-ukraini-zaklikae-rosiu-rozblokuvati-sobor-pcu-u-simferopoli.html" text:style-name="Internet_20_link" text:visited-style-name="Visited_20_Internet_20_Link">
https://www.ukrinform.ua/rubric-crimea/3708408-mzs-ukraini-zaklikae-rosiu-rozblokuvati-sobor-pcu-u-simferopoli.html</text:a>
</text:p>
      <!--NEWS-->
      <text:h text:style-name="P10" text:outline-level="1">
<text:span text:style-name="T4">
На Львівщині стартував Dream Business Forum</text:span>
</text:h>
      <text:p text:style-name="P4">
Authors: Ukrinform (Person)</text:p>
      <text:p text:style-name="P4">
Publisher: Укринформ (Organization)</text:p>
      <text:p text:style-name="P4">
Published Time: 2023-05-12T18:06:12+03:00</text:p>
      <text:p text:style-name="P4">
Modified Time: 2023-05-12T18:06:12+03:00</text:p>
      <text:p text:style-name="P4">
Description: На Львівщині розпочався Dream Business Forum, який зібрав підприємців, інвесторів та інших фахівців задля обміну думками щодо утримання бізнесової та підприємницької активності під час війни. — Укрінформ.</text:p>
      <text:p text:style-name="P4">
Images: ["<text:a xlink:type="simple" xlink:href="https://static.ukrinform.com/photos/2023_05/thumb_files/630_360_1683903677-9062.jpeg" text:style-name="Internet_20_link" text:visited-style-name="Visited_20_Internet_20_Link">
630_360_16839...</text:a>
", "<text:a xlink:type="simple" xlink:href="https://static.ukrinform.com/photos/2023_05/thumb_files/630_360_1683903676-8278.jpeg" text:style-name="Internet_20_link" text:visited-style-name="Visited_20_Internet_20_Link">
630_360_16839...</text:a>
", "<text:a xlink:type="simple" xlink:href="https://static.ukrinform.com/photos/2023_05/thumb_files/630_360_1683903676-1142.jpeg" text:style-name="Internet_20_link" text:visited-style-name="Visited_20_Internet_20_Link">
630_360_16839...</text:a>
", "<text:a xlink:type="simple" xlink:href="https://static.ukrinform.com/photos/2023_05/thumb_files/630_360_1683903676-6555.jpeg" text:style-name="Internet_20_link" text:visited-style-name="Visited_20_Internet_20_Link">
630_360_16839...</text:a>
", "<text:a xlink:type="simple" xlink:href="https://static.ukrinform.com/photos/2023_05/thumb_files/630_360_1683903676-5392.jpeg" text:style-name="Internet_20_link" text:visited-style-name="Visited_20_Internet_20_Link">
630_360_16839...</text:a>
", "<text:a xlink:type="simple" xlink:href="https://static.ukrinform.com/photos/2023_05/thumb_files/630_360_1683903676-7093.jpeg" text:style-name="Internet_20_link" text:visited-style-name="Visited_20_Internet_20_Link">
630_360_16839...</text:a>
", "<text:a xlink:type="simple" xlink:href="https://static.ukrinform.com/photos/2023_05/thumb_files/630_360_1683903676-7287.jpeg" text:style-name="Internet_20_link" text:visited-style-name="Visited_20_Internet_20_Link">
630_360_16839...</text:a>
", "<text:a xlink:type="simple" xlink:href="https://static.ukrinform.com/photos/2023_05/thumb_files/630_360_1683903677-2994.jpeg" text:style-name="Internet_20_link" text:visited-style-name="Visited_20_Internet_20_Link">
630_360_16839...</text:a>
"]</text:p>
      <text:p text:style-name="P4">
Tags: ['Львівщина', 'Dream Business Forum']</text:p>
      <text:p text:style-name="P4">
Type: Article</text:p>
      <!--METADATA-->
      <text:p text:style-name="P4">
<draw:frame draw:style-name="fr1" draw:name="Image105" text:anchor-type="as-char" svg:width="6.9236in" svg:height="3.956343in" draw:z-index="0">
<draw:image xlink:href="../Images/yкринформ/2023-05-12T18-06-12-03-00/630_360_1683903677-9062.jpeg" xlink:type="simple" xlink:show="embed" xlink:actuate="onLoad" draw:mime-type="image/jpeg"/>
</draw:frame>
 НаЛьвівщині розпочався Dream Business Forum, який зібрав підприємців, інвесторівта інших фахівців задля обміну думками щодо утримання бізнесової тапідприємницької активності під час війни.</text:p>
      <text:p text:style-name="P4">
Про це повідомляє <text:a xlink:type="simple" xlink:href="https://loda.gov.ua/news/65140" text:style-name="Internet_20_link" text:visited-style-name="Visited_20_Internet_20_Link">
 </text:a>
 , передає Укрінформ.</text:p>
      <text:p text:style-name="P4">
«Зараз наше завдання – вибудовувати довіру: між владою та бізнесом, міжбізнесами, а також довіру підприємців до середовища, в якому вонирозвиваються. Лише завдяки довірі нам вдасться вибудувати сильну економіку тадержаву майбутнього. Я прагну, щоб <text:a xlink:type="simple" xlink:href="https://www.ukrinform.ua/tag-lvivsina" text:style-name="Internet_20_link" text:visited-style-name="Visited_20_Internet_20_Link">
 </text:a>
перетворилася в максимально прозору область, де не буде місця для корупції.Переконаний, що саме внутрішній інвестор надалі буде рушієм змін та прикладомдля іноземних корпорацій, як потрібно розвиватися у нашій країні», – зазначивначальник Львівської ОВА Максим Козицький.</text:p>
      <text:p text:style-name="P4">
<text:span text:style-name="T4">
Читайте також:</text:span>
 <text:a xlink:type="simple" xlink:href="https://www.ukrinform.ua/rubric-regions/3707409-na-forum-ugoda-meriv-do-lvova-priihali-predstavniki-55-krain.html" text:style-name="Internet_20_link" text:visited-style-name="Visited_20_Internet_20_Link">
 </text:a>
</text:p>
      <text:p text:style-name="P4">
<text:a xlink:type="simple" xlink:href="https://www.dreambusinessforum.com/" text:style-name="Internet_20_link" text:visited-style-name="Visited_20_Internet_20_Link">
</text:a>
триватиме 12-13 травня у Винниках під гаслом «Господарюючи відповідально,будуємо Україну майбутнього».</text:p>
      <text:p text:style-name="P4">
<draw:frame draw:style-name="fr1" draw:name="Image106" text:anchor-type="as-char" svg:width="6.9236in" svg:height="3.956343in" draw:z-index="0">
<draw:image xlink:href="../Images/yкринформ/2023-05-12T18-06-12-03-00/630_360_1683903676-8278.jpeg" xlink:type="simple" xlink:show="embed" xlink:actuate="onLoad" draw:mime-type="image/jpeg"/>
</draw:frame>
 НаЛьвівщині стартував Dream Business Forum / Фото: Альона Николаєвич  <text:a xlink:type="simple" xlink:href="https://static.ukrinform.com/photos/2023_05/1683903676-8278.jpeg" text:style-name="Internet_20_link" text:visited-style-name="Visited_20_Internet_20_Link">
<draw:frame draw:style-name="fr1" draw:name="Image107" text:anchor-type="as-char" svg:width="6.9236in" svg:height="3.956343in" draw:z-index="0">
<draw:image xlink:href="../Images/yкринформ/2023-05-12T18-06-12-03-00/630_360_1683903676-8278.jpeg" xlink:type="simple" xlink:show="embed" xlink:actuate="onLoad" draw:mime-type="image/jpeg"/>
</draw:frame>
</text:a>
 <text:a xlink:type="simple" xlink:href="https://static.ukrinform.com/photos/2023_05/1683903676-1142.jpeg" text:style-name="Internet_20_link" text:visited-style-name="Visited_20_Internet_20_Link">
<draw:frame draw:style-name="fr1" draw:name="Image108" text:anchor-type="as-char" svg:width="6.9236in" svg:height="3.956343in" draw:z-index="0">
<draw:image xlink:href="../Images/yкринформ/2023-05-12T18-06-12-03-00/630_360_1683903676-1142.jpeg" xlink:type="simple" xlink:show="embed" xlink:actuate="onLoad" draw:mime-type="image/jpeg"/>
</draw:frame>
</text:a>
 <text:a xlink:type="simple" xlink:href="https://static.ukrinform.com/photos/2023_05/1683903676-6555.jpeg" text:style-name="Internet_20_link" text:visited-style-name="Visited_20_Internet_20_Link">
<draw:frame draw:style-name="fr1" draw:name="Image109" text:anchor-type="as-char" svg:width="6.9236in" svg:height="3.956343in" draw:z-index="0">
<draw:image xlink:href="../Images/yкринформ/2023-05-12T18-06-12-03-00/630_360_1683903676-6555.jpeg" xlink:type="simple" xlink:show="embed" xlink:actuate="onLoad" draw:mime-type="image/jpeg"/>
</draw:frame>
</text:a>
 <text:a xlink:type="simple" xlink:href="https://static.ukrinform.com/photos/2023_05/1683903676-5392.jpeg" text:style-name="Internet_20_link" text:visited-style-name="Visited_20_Internet_20_Link">
<draw:frame draw:style-name="fr1" draw:name="Image110" text:anchor-type="as-char" svg:width="6.9236in" svg:height="3.956343in" draw:z-index="0">
<draw:image xlink:href="../Images/yкринформ/2023-05-12T18-06-12-03-00/630_360_1683903676-5392.jpeg" xlink:type="simple" xlink:show="embed" xlink:actuate="onLoad" draw:mime-type="image/jpeg"/>
</draw:frame>
</text:a>
 <text:a xlink:type="simple" xlink:href="https://static.ukrinform.com/photos/2023_05/1683903676-7093.jpeg" text:style-name="Internet_20_link" text:visited-style-name="Visited_20_Internet_20_Link">
<draw:frame draw:style-name="fr1" draw:name="Image111" text:anchor-type="as-char" svg:width="6.9236in" svg:height="3.956343in" draw:z-index="0">
<draw:image xlink:href="../Images/yкринформ/2023-05-12T18-06-12-03-00/630_360_1683903676-7093.jpeg" xlink:type="simple" xlink:show="embed" xlink:actuate="onLoad" draw:mime-type="image/jpeg"/>
</draw:frame>
</text:a>
 <text:a xlink:type="simple" xlink:href="https://static.ukrinform.com/photos/2023_05/1683903676-7287.jpeg" text:style-name="Internet_20_link" text:visited-style-name="Visited_20_Internet_20_Link">
<draw:frame draw:style-name="fr1" draw:name="Image112" text:anchor-type="as-char" svg:width="6.9236in" svg:height="3.956343in" draw:z-index="0">
<draw:image xlink:href="../Images/yкринформ/2023-05-12T18-06-12-03-00/630_360_1683903676-7287.jpeg" xlink:type="simple" xlink:show="embed" xlink:actuate="onLoad" draw:mime-type="image/jpeg"/>
</draw:frame>
</text:a>
 <text:a xlink:type="simple" xlink:href="https://static.ukrinform.com/photos/2023_05/1683903677-2994.jpeg" text:style-name="Internet_20_link" text:visited-style-name="Visited_20_Internet_20_Link">
<draw:frame draw:style-name="fr1" draw:name="Image113" text:anchor-type="as-char" svg:width="6.9236in" svg:height="3.956343in" draw:z-index="0">
<draw:image xlink:href="../Images/yкринформ/2023-05-12T18-06-12-03-00/630_360_1683903677-2994.jpeg" xlink:type="simple" xlink:show="embed" xlink:actuate="onLoad" draw:mime-type="image/jpeg"/>
</draw:frame>
</text:a>
 <text:a xlink:type="simple" xlink:href="https://static.ukrinform.com/photos/2023_05/1683903677-9062.jpeg" text:style-name="Internet_20_link" text:visited-style-name="Visited_20_Internet_20_Link">
<draw:frame draw:style-name="fr1" draw:name="Image114" text:anchor-type="as-char" svg:width="6.9236in" svg:height="3.956343in" draw:z-index="0">
<draw:image xlink:href="../Images/yкринформ/2023-05-12T18-06-12-03-00/630_360_1683903677-9062.jpeg" xlink:type="simple" xlink:show="embed" xlink:actuate="onLoad" draw:mime-type="image/jpeg"/>
</draw:frame>
</text:a>
</text:p>
      <text:p text:style-name="P4">
Мета форуму - показати приклади успішного підприємництва та пошуку ринків вУкраїні, обговорити проблеми релокованих компаній, падіння ринків та кадровіпитання, знайти шляхи виходу з кризи, виконати місію благочинності у форматізбору коштів на потреби ЗСУ.</text:p>
      <text:p text:style-name="P4">
Source: <text:a xlink:type="simple" xlink:href="https://www.ukrinform.ua/rubric-economy/3708406-na-lvivsini-startuvav-dream-business-forum.html" text:style-name="Internet_20_link" text:visited-style-name="Visited_20_Internet_20_Link">
https://www.ukrinform.ua/rubric-economy/3708406-na-lvivsini-startuvav-dream-business-forum.html</text:a>
</text:p>
      <!--NEWS-->
      <text:h text:style-name="P10" text:outline-level="1">
<text:span text:style-name="T4">
YouControl знайшла більше 25 тисяч юридичних осіб в Україні, які мають зв'язок з рф і білоруссю</text:span>
</text:h>
      <text:p text:style-name="P4">
Authors: Ukrinform (Person)</text:p>
      <text:p text:style-name="P4">
Publisher: Укринформ (Organization)</text:p>
      <text:p text:style-name="P4">
Published Time: 2023-05-12T18:08:53+03:00</text:p>
      <text:p text:style-name="P4">
Modified Time: 2023-05-12T18:08:53+03:00</text:p>
      <text:p text:style-name="P4">
Description: Аналітики системи YouControl знайшли більше 25 тисяч юридичних осіб в Україні, які мають зв'язок з росією та білоруссю. — Укрінформ.</text:p>
      <text:p text:style-name="P4">
Images: ["<text:a xlink:type="simple" xlink:href="https://static.ukrinform.com/photos/2023_05/thumb_files/630_360_1683896636-422.jpg" text:style-name="Internet_20_link" text:visited-style-name="Visited_20_Internet_20_Link">
630_360_16838...</text:a>
"]</text:p>
      <text:p text:style-name="P4">
Tags: ['білорусь', 'росія', 'Активи', 'YouControl']</text:p>
      <text:p text:style-name="P4">
Type: Article</text:p>
      <!--METADATA-->
      <text:p text:style-name="P4">
<draw:frame draw:style-name="fr1" draw:name="Image115" text:anchor-type="as-char" svg:width="6.9236in" svg:height="3.956343in" draw:z-index="0">
<draw:image xlink:href="../Images/yкринформ/2023-05-12T18-08-53-03-00/630_360_1683896636-422.jpg" xlink:type="simple" xlink:show="embed" xlink:actuate="onLoad" draw:mime-type="image/jpeg"/>
</draw:frame>
 Аналітикисистеми YouControl знайшли більше 25 тисяч юридичних осіб в Україні, які маютьзв'язок з росією та білоруссю.</text:p>
      <text:p text:style-name="P4">
Про це розповів засновник СЕО YouControl Сергій Мільман на пресконференції вмедіацентрі Україна — Укрінформ.</text:p>
      <text:p text:style-name="P4">
"Від початку повномасштабного вторгнення ми переорієнтувалися, щоб відшукуватиросійський слід серед українського <text:a xlink:type="simple" xlink:href="https://www.ukrinform.ua/tag-biznes" text:style-name="Internet_20_link" text:visited-style-name="Visited_20_Internet_20_Link">
 </text:a>
 .І наразі аналітиками YouControl знайдено більше 25 тисяч юридичних осіб, якімають зв'язок з рф і рб", - сказав він.</text:p>
      <text:p text:style-name="P4">
Крім цього, за словами Мільмана, у системі YouControl відображаєтьсяінформація ризиків зв'язків юридичних компаній, що є в Україні, з країнами,недружніми до України. Серед них - Китай, Північна Корея, Куба, Нікарагуатощо.</text:p>
      <text:p text:style-name="P4">
"Усі компанії, які ми знайшли, мають зв'язок з рб і рф і передавали інформаціюу правоохоронні органи", - зазначив Мільман.</text:p>
      <text:p text:style-name="P4">
<text:span text:style-name="T4">
Читайте також:</text:span>
 <text:a xlink:type="simple" xlink:href="https://www.ukrinform.ua/rubric-economy/3708284-u-kievi-prezentuvali-reestr-rosijskih-oligarhiv-aki-maut-vlasnist-v-ukraini.html" text:style-name="Internet_20_link" text:visited-style-name="Visited_20_Internet_20_Link">
 </text:a>
</text:p>
      <text:p text:style-name="P4">
Серед найбільших мінусів щодо пошуку і стягнення активів підсанкційних осібвін назвав відсутність Державного реєстру арештованих активів. "Такий реєстрдуже потрібний, але зараз свій механізм контролю запропонувала компаніяStateWatch, і це добре. Ці активи завдяки контролю громадськості мають бутиреалізовані з максимальною ефективністю, далі ці гроші будуть іти навідновлення України або на ЗСУ", - сказав Мільман.</text:p>
      <text:p text:style-name="P4">
Як повідомлялося, наразі Україна не може нічого робити з активами на територіїрф, але відповідну інформацію департамент продовжує збирати та консолідує.Найбільша увага приділяється саме активам, розташованим на території нашоїкраїни. Також триває робота над створенням Державного реєстру санкцій.</text:p>
      <text:p text:style-name="P4">
<text:a xlink:type="simple" xlink:href="https://www.ukrinform.ua/rubric-economy/3708283-na-sogodni-zablokovani-aktivi-u-bils-ak-200-osib-aki-mozna-stagnuti-na-korist-derzavi-minust.html" text:style-name="Internet_20_link" text:visited-style-name="Visited_20_Internet_20_Link">
 </text:a>
 ,які можна стягнути на користь держави.</text:p>
      <text:p text:style-name="P4">
Source: <text:a xlink:type="simple" xlink:href="https://www.ukrinform.ua/rubric-ato/3708409-youcontrol-znajsla-bilse-25-tisac-uridicnih-osib-v-ukraini-aki-maut-zvazok-z-rf-i-bilorussu.html" text:style-name="Internet_20_link" text:visited-style-name="Visited_20_Internet_20_Link">
https://www.ukrinform.ua/rubric-ato/3708409-youcontrol-znajsla-bilse-25-tisac-uridicnih-osib-v-ukraini-aki-maut-zvazok-z-rf-i-bilorussu.html</text:a>
</text:p>
      <!--NEWS-->
      <text:h text:style-name="P10" text:outline-level="1">
<text:span text:style-name="T4">
Львівська опера підготувала прем’єру - «Запорожець за Дунаєм» у сучасній інтерпретації</text:span>
</text:h>
      <text:p text:style-name="P4">
Authors: Ukrinform (Person)</text:p>
      <text:p text:style-name="P4">
Publisher: Укринформ (Organization)</text:p>
      <text:p text:style-name="P4">
Published Time: 2023-05-12T18:10:00+03:00</text:p>
      <text:p text:style-name="P4">
Modified Time: 2023-05-12T18:10:00+03:00</text:p>
      <text:p text:style-name="P4">
Description: У Львівській нацопері відбудеться несподівана інтерпретація «Запорожець за Дунаєм» Семена Гулака-Артемовського, де закладені нові сенси та підтексти, що відновлюють історичну справедливість та є актуальними у нашому сьогоденні. — Укрінформ.</text:p>
      <text:p text:style-name="P4">
Images: ["<text:a xlink:type="simple" xlink:href="https://static.ukrinform.com/photos/2023_05/thumb_files/630_360_1683894819-874.jpg" text:style-name="Internet_20_link" text:visited-style-name="Visited_20_Internet_20_Link">
630_360_16838...</text:a>
", "<text:a xlink:type="simple" xlink:href="https://static.ukrinform.com/photos/2023_05/1683894819-916.jpg" text:style-name="Internet_20_link" text:visited-style-name="Visited_20_Internet_20_Link">
1683894819-91...</text:a>
", "<text:a xlink:type="simple" xlink:href="https://static.ukrinform.com/photos/2023_05/1683894820-625.jpg" text:style-name="Internet_20_link" text:visited-style-name="Visited_20_Internet_20_Link">
1683894820-62...</text:a>
"]</text:p>
      <text:p text:style-name="P4">
Tags: ['Львів', 'Опера', 'Театр', 'Вистава']</text:p>
      <text:p text:style-name="P4">
Type: Article</text:p>
      <!--METADATA-->
      <text:p text:style-name="P4">
<draw:frame draw:style-name="fr1" draw:name="Image116" text:anchor-type="as-char" svg:width="6.9236in" svg:height="3.956343in" draw:z-index="0">
<draw:image xlink:href="../Images/yкринформ/2023-05-12T18-10-00-03-00/630_360_1683894819-874.jpg" xlink:type="simple" xlink:show="embed" xlink:actuate="onLoad" draw:mime-type="image/jpeg"/>
</draw:frame>
 УЛьвівській нацопері відбудеться несподівана інтерпретація «Запорожець заДунаєм» Семена Гулака-Артемовського, де закладені нові сенси та підтексти, щовідновлюють історичну справедливість та є актуальними у нашому сьогоденні.</text:p>
      <text:p text:style-name="P4">
Про це повідомили у Львівській національній опері, передає кореспондентУкрінформу.</text:p>
      <text:p text:style-name="P4">
<draw:frame draw:style-name="fr1" draw:name="Image117" text:anchor-type="as-char" svg:width="6.9236in" svg:height="4.615733in" draw:z-index="0">
<draw:image xlink:href="../Images/yкринформ/2023-05-12T18-10-00-03-00/1683894819-916.jpg" xlink:type="simple" xlink:show="embed" xlink:actuate="onLoad" draw:mime-type="image/jpeg"/>
</draw:frame>
</text:p>
      <text:p text:style-name="P4">
«Образ українського козацтва врешті позбудеться столітніх стереотипнихменшовартісних нашарувань, насильно навʼязаних московитами. Новий погляд навідому українську класику, з усвідомленням власної гідності та значущості,національної ідеї, сподіванням та вірою у перемогу завдяки Збройним силамУкраїни. Козаки природно постануть могутньою, войовничою та свободолюбивоюсилою, що здатна протистояти будь-яким перешкодам та ворогам», - зазначиларежисер опери Оксана Тараненко.</text:p>
      <text:p text:style-name="P4">
<draw:frame draw:style-name="fr1" draw:name="Image118" text:anchor-type="as-char" svg:width="6.9236in" svg:height="4.615733in" draw:z-index="0">
<draw:image xlink:href="../Images/yкринформ/2023-05-12T18-10-00-03-00/1683894820-625.jpg" xlink:type="simple" xlink:show="embed" xlink:actuate="onLoad" draw:mime-type="image/jpeg"/>
</draw:frame>
</text:p>
      <text:p text:style-name="P4">
Нова <text:a xlink:type="simple" xlink:href="https://www.ukrinform.ua/tag-vistava" text:style-name="Internet_20_link" text:visited-style-name="Visited_20_Internet_20_Link">
 </text:a>
 у режисурі Тараненко постанеперед глядачами у музичній редакції Олександра та Дмитра Саратських,видовищній сценографії Тадея Риндзака, колоритних костюмах Людмили Нагорної тасучасній хореографії Олексія Буська під орудою відомої інтерпретаторкиукраїнської музики Ірини Стасишин. Лібрето – Миколи Бровченка та ОксаниТараненко.</text:p>
      <text:p text:style-name="P4">
<text:span text:style-name="T4">
Читайте також:</text:span>
 <text:a xlink:type="simple" xlink:href="https://www.ukrinform.ua/rubric-culture/3706439-u-lvovi-nezraci-solisti-z-usiei-ukraini-dadut-blagodijnij-koncert-na-pidtrimku-zsu.html" text:style-name="Internet_20_link" text:visited-style-name="Visited_20_Internet_20_Link">
 </text:a>
</text:p>
      <text:p text:style-name="P4">
У театрі зазначають, що «Запорожець за Дунаєм» Гулака-Артемовського впродовжбагатьох десятиліть був однією з найбільш виконуваних українських опер. Так,на жаль, пощастило небагатьом виставам українського репертуару. Львівськаопера не стала винятком: впродовж понад 120-річної історії театру булореалізовано 7 різних постановок цієї опери. Прем’єра 2023 року стане восьмою.Процес підготовки нової постановки тривав кілька років.</text:p>
      <text:p text:style-name="P4">
«Насправді, робота над редакцією опери стала певним «багатосерійним серіалом».Ми почали обговорення цих планів з режисеркою Оксаною Тараненко ще наприкінці2020-го року, а стартроботи відбувся вже на початку 2021-го. Але згодом в нашіплани втрутився ковід, а коли ми нарешті поновили роботу – почалася війна. Тожцей шлях розтягнувся майже на три роки», – розповідає композитор ДмитроСаратський.</text:p>
      <text:p text:style-name="P4">
<text:span text:style-name="T4">
Читайте також:</text:span>
 <text:a xlink:type="simple" xlink:href="https://www.ukrinform.ua/rubric-culture/3706233-u-harkovi-prosto-neba-pokazali-vistavu-za-virsami-zadana.html" text:style-name="Internet_20_link" text:visited-style-name="Visited_20_Internet_20_Link">
 </text:a>
</text:p>
      <text:p text:style-name="P4">
Виставу присвячують памʼяті Михайла Риндзака (1947-2022), народного художникаУкраїни, художника-постановника Львівської національної опери. Прем’єрніпокази відбудуться 19, 20 та 21 травня.</text:p>
      <text:p text:style-name="P4">
Оперу «Запорожець за Дунаєм» реалізовано в рамках творчої програми розвиткуЛьвівської національної опери «Український прорив» генерального директора-художнього керівника театру Василя Вовкуна. В <text:a xlink:type="simple" xlink:href="https://www.ukrinform.ua/rubric-culture/3577849-vasil-vovkun-generalnij-direktorhudoznij-kerivnik-lvivskoi-nacionalnoi-operi.html" text:style-name="Internet_20_link" text:visited-style-name="Visited_20_Internet_20_Link">
</text:a>
 Вовкон зазначив, щотеатр тримає європейський курс із наголосом на український репертуар.</text:p>
      <text:p text:style-name="P4">
<text:span text:style-name="T5">
Фото: пресслужба Львівської націіональної опери</text:span>
</text:p>
      <text:p text:style-name="P4">
Source: <text:a xlink:type="simple" xlink:href="https://www.ukrinform.ua/rubric-culture/3708412-lvivska-opera-pidgotuvala-premeru-zaporozec-za-dunaem-u-sucasnij-interpretacii.html" text:style-name="Internet_20_link" text:visited-style-name="Visited_20_Internet_20_Link">
https://www.ukrinform.ua/rubric-culture/3708412-lvivska-opera-pidgotuvala-premeru-zaporozec-za-dunaem-u-sucasnij-interpretacii.html</text:a>
</text:p>
      <!--NEWS-->
      <text:h text:style-name="P10" text:outline-level="1">
<text:span text:style-name="T4">
Ісландія за час війни надала Україні понад $25 мільйонів допомоги</text:span>
</text:h>
      <text:p text:style-name="P4">
Authors: Ukrinform (Person)</text:p>
      <text:p text:style-name="P4">
Publisher: Укринформ (Organization)</text:p>
      <text:p text:style-name="P4">
Published Time: 2023-05-12T18:13:00+03:00</text:p>
      <text:p text:style-name="P4">
Modified Time: 2023-05-12T18:13:00+03:00</text:p>
      <text:p text:style-name="P4">
Description: Ісландія з перших днів повномасштабного вторгнення рф в Україну засудила російську агресію та надала Києву допомогу в розмірі понад 25 мільйонів доларів. — Укрінформ.</text:p>
      <text:p text:style-name="P4">
Images: ["<text:a xlink:type="simple" xlink:href="https://static.ukrinform.com/photos/2017_05/thumb_files/630_360_1494596759-2633.jpg" text:style-name="Internet_20_link" text:visited-style-name="Visited_20_Internet_20_Link">
630_360_14945...</text:a>
"]</text:p>
      <text:p text:style-name="P4">
Tags: ['Ісландія', 'допомога', 'Кондратюк', 'Війна з росією']</text:p>
      <text:p text:style-name="P4">
Type: Article</text:p>
      <!--METADATA-->
      <text:p text:style-name="P4">
<draw:frame draw:style-name="fr1" draw:name="Image119" text:anchor-type="as-char" svg:width="6.9236in" svg:height="3.950967in" draw:z-index="0">
<draw:image xlink:href="../Images/yкринформ/2023-05-12T18-13-00-03-00/630_360_1494596759-2633.jpg" xlink:type="simple" xlink:show="embed" xlink:actuate="onLoad" draw:mime-type="image/jpeg"/>
</draw:frame>
 Ісландіяз перших днів повномасштабного вторгнення рф в Україну засудила російськуагресію та надала Києву допомогу в розмірі понад 25 мільйонів доларів.</text:p>
      <text:p text:style-name="P4">
Про це повідомила у <text:a xlink:type="simple" xlink:href="https://www.facebook.com/story.php" text:style-name="Internet_20_link" text:visited-style-name="Visited_20_Internet_20_Link">
</text:a>
заступниця Голови Верховної Ради Олена Кондратюк, яка перебуває у Рейк’явікунапередодні саміту Ради Європи, передає Укрінформ.</text:p>
      <text:p text:style-name="P4">
« <text:a xlink:type="simple" xlink:href="https://www.ukrinform.ua/tag-islandia" text:style-name="Internet_20_link" text:visited-style-name="Visited_20_Internet_20_Link">
 </text:a>
 з перших днів повномасштабноговторгнення засудила агресію рф та надала допомоги понад 25 мільйонів доларів умежах комплексної допомоги НАТО та у Фонд відновлення України», - підкреслилавіцеспікер.</text:p>
      <text:p text:style-name="P4">
За її словами, під час візиту вона проведе різнорівневі зустрічі зкерівництвом Ісландії - спікером парламенту, віцеспікерами, представникамипарламентських комітетів, міністерства закордонних справ, а також окремізустрічі з Міжнародним жіночим конгресом.</text:p>
      <text:p text:style-name="P4">
<text:span text:style-name="T4">
Читайте також:</text:span>
 <text:a xlink:type="simple" xlink:href="https://www.ukrinform.ua/rubric-ato/3707940-es-vid-lutogo-peredav-ukraini-ponad-tisacu-raket-borrel.html" text:style-name="Internet_20_link" text:visited-style-name="Visited_20_Internet_20_Link">
 </text:a>
</text:p>
      <text:p text:style-name="P4">
Як повідомлялося, 4-ий саміт в історії Ради Європи відбудеться у Рейк‘явіку16-17 травня.</text:p>
      <text:p text:style-name="P4">
Source: <text:a xlink:type="simple" xlink:href="https://www.ukrinform.ua/rubric-polytics/3708413-islandia-za-cas-vijni-nadala-ukraini-ponad-25-miljoniv-dopomogi.html" text:style-name="Internet_20_link" text:visited-style-name="Visited_20_Internet_20_Link">
https://www.ukrinform.ua/rubric-polytics/3708413-islandia-za-cas-vijni-nadala-ukraini-ponad-25-miljoniv-dopomogi.html</text:a>
</text:p>
      <!--NEWS-->
      <text:h text:style-name="P10" text:outline-level="1">
<text:span text:style-name="T4">
У Мелітополі біля під’їзду підірвали колаборанта</text:span>
</text:h>
      <text:p text:style-name="P4">
Authors: Ukrinform (Person)</text:p>
      <text:p text:style-name="P4">
Publisher: Укринформ (Organization)</text:p>
      <text:p text:style-name="P4">
Published Time: 2023-05-12T18:17:00+03:00</text:p>
      <text:p text:style-name="P4">
Modified Time: 2023-05-12T18:17:00+03:00</text:p>
      <text:p text:style-name="P4">
Description: У Мелітополі вибухнула урна біля під'їзду багатоквартирного будинку, де мешкав так званий “виконувач обов’язків заступника міністра будівництва” Запорізької област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Вибух', 'Колаборант', 'Запоріжжя']</text:p>
      <text:p text:style-name="P4">
Type: Article</text:p>
      <!--METADATA-->
      <text:p text:style-name="P4">
<draw:frame draw:style-name="fr1" draw:name="Image120" text:anchor-type="as-char" svg:width="6.9236in" svg:height="3.956343in" draw:z-index="0">
<draw:image xlink:href="../Images/yкринформ/2023-05-12T18-17-00-03-00/630_360_1669987737-966.jpg" xlink:type="simple" xlink:show="embed" xlink:actuate="onLoad" draw:mime-type="image/jpeg"/>
</draw:frame>
 УМелітополі вибухнула урна біля під'їзду багатоквартирного будинку, де мешкавтак званий “виконувач обов’язків заступника міністра будівництва” Запорізькоїобласті.</text:p>
      <text:p text:style-name="P4">
Як передає Укрінформ, про це повідомляє <text:a xlink:type="simple" xlink:href="https://t.me/ukr_sprotyv/2250" text:style-name="Internet_20_link" text:visited-style-name="Visited_20_Internet_20_Link">
 </text:a>
 <text:a xlink:type="simple" xlink:href="https://t.me/ukr_sprotyv/2250" text:style-name="Internet_20_link" text:visited-style-name="Visited_20_Internet_20_Link">
</text:a>
 “Національний спротив”.</text:p>
      <text:p text:style-name="P4">
“Чиновник” виходив з під'їзду, був підірваний і госпіталізований до медичногозакладу”, - йдеться у повідомленні.</text:p>
      <text:p text:style-name="P4">
<text:span text:style-name="T4">
Читайте також:</text:span>
 <text:a xlink:type="simple" xlink:href="https://www.ukrinform.ua/rubric-regions/3706003-u-melitopoli-ta-berdansku-zakrilis-supermarketi-vlasnik-vtik.html" text:style-name="Internet_20_link" text:visited-style-name="Visited_20_Internet_20_Link">
 </text:a>
</text:p>
      <text:p text:style-name="P4">
Як повідомляв Укрінформ, міський голова <text:a xlink:type="simple" xlink:href="https://www.ukrinform.ua/tag-melitopol" text:style-name="Internet_20_link" text:visited-style-name="Visited_20_Internet_20_Link">
 </text:a>
 Іван Федоров поінформував, що у Мелітополі та частковоМелітопольському районі нарахували близько тисячі зрадників та колаборантів.Усіх їх внесли до спеціальної бази даних.</text:p>
      <text:p text:style-name="P4">
Source: <text:a xlink:type="simple" xlink:href="https://www.ukrinform.ua/rubric-regions/3708417-u-melitopoli-bila-pidizdu-pidirvali-kolaboranta.html" text:style-name="Internet_20_link" text:visited-style-name="Visited_20_Internet_20_Link">
https://www.ukrinform.ua/rubric-regions/3708417-u-melitopoli-bila-pidizdu-pidirvali-kolaboranta.html</text:a>
</text:p>
      <!--NEWS-->
      <text:h text:style-name="P10" text:outline-level="1">
<text:span text:style-name="T4">
Уряд схвалив концепцію цільової національно-культурної програми «Єдність у розмаїтті»</text:span>
</text:h>
      <text:p text:style-name="P4">
Authors: Ukrinform (Person)</text:p>
      <text:p text:style-name="P4">
Publisher: Укринформ (Organization)</text:p>
      <text:p text:style-name="P4">
Published Time: 2023-05-12T18:17:46+03:00</text:p>
      <text:p text:style-name="P4">
Modified Time: 2023-05-12T18:17:46+03:00</text:p>
      <text:p text:style-name="P4">
Description: Кабінет Міністрів схвалив концепцію Державної цільової національно-культурної програми «Єдність у розмаїтті» на період до 2034 року. — Укрінформ.</text:p>
      <text:p text:style-name="P4">
Images: ["<text:a xlink:type="simple" xlink:href="https://static.ukrinform.com/photos/2020_12/thumb_files/630_360_1608131272-754.jpg" text:style-name="Internet_20_link" text:visited-style-name="Visited_20_Internet_20_Link">
630_360_16081...</text:a>
"]</text:p>
      <text:p text:style-name="P4">
Tags: ['Кабмін', 'Культура', 'Концепція']</text:p>
      <text:p text:style-name="P4">
Type: Article</text:p>
      <!--METADATA-->
      <text:p text:style-name="P4">
<draw:frame draw:style-name="fr1" draw:name="Image121" text:anchor-type="as-char" svg:width="6.9236in" svg:height="3.949857in" draw:z-index="0">
<draw:image xlink:href="../Images/yкринформ/2023-05-12T18-17-46-03-00/630_360_1608131272-754.jpg" xlink:type="simple" xlink:show="embed" xlink:actuate="onLoad" draw:mime-type="image/jpeg"/>
</draw:frame>
 КабінетМіністрів схвалив концепцію Державної цільової національно-культурної програми«Єдність у розмаїтті» на період до 2034 року.</text:p>
      <text:p text:style-name="P4">
Про це йдеться у повідомленні <text:a xlink:type="simple" xlink:href="http://www.kmu.gov.ua/news/uriad-skhvalyv-kontseptsiiu-derzhavnoi-tsilovoi-natsionalno-kulturnoi-prohramy-iednist-u-rozmaitti-do-2034-roku" text:style-name="Internet_20_link" text:visited-style-name="Visited_20_Internet_20_Link">
 </text:a>
 , передає Укрінформ.</text:p>
      <text:p text:style-name="P4">
«Ми продовжуємо наполегливу роботу над реалізацією семи рекомендаційЄвропейської Комісії, необхідних для початку переговорного процесу щодо вступуУкраїни до ЄС. Сьогодні Кабінет Міністрів зробив ще один ключовий крок нацьому шляху. Концепція програми «Єдність у розмаїтті» була розроблена вінклюзивному діалозі та з урахуванням інтересів національних меншин такорінних народів, із залученням експертизи Ради Європи, у консультаціях ізміжнародними партнерами, Єврокомісією. Триває робота з напрацювання самоїДержавної програми, яка буде внесена на розгляд Уряду найближчим часом», –сказала віцевпрем’єр-міністр з питань європейської та євроатлантичноїінтеграції Ольга Стефанішина.</text:p>
      <text:p text:style-name="P4">
Концепція відповідає Закону України «Про національні меншини (спільноти)України» та визначає метою програми створення сталих інституційних умов длязадоволення потреб та ефективної реалізації прав і можливостей національнихменшин та корінних народів України відповідно до міжнародних нормативно-правових стандартів, сприяння міжкультурній компетентності, взаємодії тапорозумінню, інтеграції українського суспільства в умовах необхідностіподолання наслідків російсько-української війни та наслідків багаторічноїполітики російської насильницької асиміляції.</text:p>
      <text:p text:style-name="P4">
У своїй основі концепція виходить із доцільності загальнонаціональногоспрямування і координації державної політики у сфері міжнаціональних відносин,національних меншин, захисту прав корінних народів України з увагою дорегіональної специфіки.</text:p>
      <text:p text:style-name="P4">
«В Україні велике різноманіття національних культур та меншин. Вони володіютьсвоїми мовами та традиціями, які є унікальною складовою культурного та мовногорозмаїття нашої країни. Як приклад, мови надазовських греків – урумська ірумейська. Знання цих мов робить наших надазовських греків унікальними івідмінними від інших грецьких діаспор, розпорошених по світу. Наразі ми маємозробити все, щоби зберегти цю унікальність», – зазначив міністр КабінетуМіністрів Олег Немчінов.</text:p>
      <text:p text:style-name="P4">
Концепція передбачає реалізацію у межах програми комплексів заходів,спрямованих створити умови для належного забезпечення прав національних меншин(спільнот) та корінних народів, інтеграції українського суспільства. Вонарозрахована на період з 2024 по 2034 роки.</text:p>
      <text:p text:style-name="P4">
Оцінюючи загальне значення концепції, голова Держслужби з етнополітики тасвободи совісті Віктор Єленський наголосив, що вона є не лише важливимелементом роботи держави й суспільства над європейською інтеграцією України,але й безсумнівною демонстрацією внутрішньо притаманного українцям, яківідстояли своє право на власну тотожність, прагнення забезпечити всім етнічнимспільнотам, що проживають в Україні, гідних можливостей для свого культурногорозвитку.</text:p>
      <text:p text:style-name="P4">
<text:span text:style-name="T4">
Читайте також:</text:span>
 <text:a xlink:type="simple" xlink:href="https://www.ukrinform.ua/rubric-society/3673120-kozna-etnicna-spilnota-robit-unikalnij-vnesok-v-ukrainsku-kulturu-elenskij.html" text:style-name="Internet_20_link" text:visited-style-name="Visited_20_Internet_20_Link">
 <text:span text:style-name="T4">
Єленський</text:span>
 </text:a>
</text:p>
      <text:p text:style-name="P4">
Як повідомляв Укрінформ, у грудні 2022 року <text:a xlink:type="simple" xlink:href="https://www.ukrinform.ua/rubric-society/3633309-rada-uhvalila-zakon-pro-nacmensini.html" text:style-name="Internet_20_link" text:visited-style-name="Visited_20_Internet_20_Link">
</text:a>
 в цілому євроінтеграційний Закон №8224 про національніменшини (спільноти) України. Рішення підтримали 324 народні депутати.</text:p>
      <text:p text:style-name="P4">
Source: <text:a xlink:type="simple" xlink:href="https://www.ukrinform.ua/rubric-culture/3708416-urad-shvaliv-koncepciu-cilovoi-nacionalnokulturnoi-programi-ednist-u-rozmaitti.html" text:style-name="Internet_20_link" text:visited-style-name="Visited_20_Internet_20_Link">
https://www.ukrinform.ua/rubric-culture/3708416-urad-shvaliv-koncepciu-cilovoi-nacionalnokulturnoi-programi-ednist-u-rozmaitti.html</text:a>
</text:p>
      <!--NEWS-->
      <text:h text:style-name="P10" text:outline-level="1">
<text:span text:style-name="T4">
Уряд повернув трираундові аукціони у відкритих торгах</text:span>
</text:h>
      <text:p text:style-name="P4">
Authors: Ukrinform (Person)</text:p>
      <text:p text:style-name="P4">
Publisher: Укринформ (Organization)</text:p>
      <text:p text:style-name="P4">
Published Time: 2023-05-12T18:23:57+03:00</text:p>
      <text:p text:style-name="P4">
Modified Time: 2023-05-12T18:23:57+03:00</text:p>
      <text:p text:style-name="P4">
Description: Кабінет Міністрів уніс зміни до редакції Особливості здійснення публічних закупівель, повернувши трираундові аукціони у відкритих торгах за наявності в них понад двох тендерних пропозицій. — Укрінформ.</text:p>
      <text:p text:style-name="P4">
Images: ["<text:a xlink:type="simple" xlink:href="https://static.ukrinform.com/photos/2017_02/thumb_files/630_360_1486652978-1915.jpg" text:style-name="Internet_20_link" text:visited-style-name="Visited_20_Internet_20_Link">
630_360_14866...</text:a>
"]</text:p>
      <text:p text:style-name="P4">
Tags: ['Аукціон', 'Кабмін']</text:p>
      <text:p text:style-name="P4">
Type: Article</text:p>
      <!--METADATA-->
      <text:p text:style-name="P4">
<draw:frame draw:style-name="fr1" draw:name="Image122" text:anchor-type="as-char" svg:width="6.9236in" svg:height="3.956343in" draw:z-index="0">
<draw:image xlink:href="../Images/yкринформ/2023-05-12T18-23-57-03-00/630_360_1486652978-1915.jpg" xlink:type="simple" xlink:show="embed" xlink:actuate="onLoad" draw:mime-type="image/jpeg"/>
</draw:frame>
 КабінетМіністрів уніс зміни до редакції Особливості здійснення публічних закупівель,повернувши трираундові аукціони у відкритих торгах за наявності в них понаддвох тендерних пропозицій.</text:p>
      <text:p text:style-name="P4">
Про це повідомляє пресслужба <text:a xlink:type="simple" xlink:href="https://www.me.gov.ua/News/Detail" text:style-name="Internet_20_link" text:visited-style-name="Visited_20_Internet_20_Link">
 </text:a>
 , передаєУкрінформ.</text:p>
      <text:p text:style-name="P4">
«Уряд вніс зміни до редакції Особливості здійснення публічних закупівель.Рішення прийняте для однозначного трактування їх положень та для поверненняпроведення трираундових аукціонів у відкритих торгах», - йдеться вповідомленні.</text:p>
      <text:p text:style-name="P4">
Відповідну постанову було ухвалено на засіданні Кабінету Міністрів України 12травня 2023 року.</text:p>
      <text:p text:style-name="P4">
Зокрема, змінами передбачено, що відкриті торги проводяться із застосуваннямтрираундових аукціонів, якщо подано дві і більше тендерних пропозицій. Якщобула подана одна тендерна пропозиція, електронний аукціон не застосовуєтьсяавтоматично.</text:p>
      <text:p text:style-name="P4">
Також відкриті торги можуть бути проведені без застосування трираундовогоелектронного аукціону за обґрунтованим рішенням замовника. У такому випадкупроводиться лише сліпий аукціон на етапі подання пропозиції.</text:p>
      <text:p text:style-name="P4">
<text:span text:style-name="T4">
Читайте також:</text:span>
 <text:a xlink:type="simple" xlink:href="https://www.ukrinform.ua/rubric-economy/3706305-aukcioni-na-prozorroprodazi-z-pocatku-roku-vze-prinesli-budzetam-ponad-2-milardi.html" text:style-name="Internet_20_link" text:visited-style-name="Visited_20_Internet_20_Link">
 <text:span text:style-name="T4">
Аукціон</text:span>
 </text:a>
</text:p>
      <text:p text:style-name="P4">
Ще однією зміною передбачено забезпечити можливість прийняття участі впублічних закупівлях учасникам, активи яких передані в управління АРМА.</text:p>
      <text:p text:style-name="P4">
Окрім того, додана можливість користуватися електронною системою закупівельпід час їх здійснення за кошти кредитів (позик, грантів) на умовах, визначениху міжнародних договорах.</text:p>
      <text:p text:style-name="P4">
Як повідомлялося, на початку 2023 року <text:a xlink:type="simple" xlink:href="https://www.ukrinform.ua/tag-kabmin" text:style-name="Internet_20_link" text:visited-style-name="Visited_20_Internet_20_Link">
 </text:a>
 тимчасово замінив трираундові аукціони у публічних закупівлях сліпимаукціоном. Міністерство економіки України розробило проєкт змін доособливостей проведення закупівель під час воєнного стану, яким передбаченоповернення аукціонів у Prozorro в опціональному вигляді.</text:p>
      <text:p text:style-name="P4">
Source: <text:a xlink:type="simple" xlink:href="https://www.ukrinform.ua/rubric-economy/3708418-urad-povernuv-triraundovi-aukcioni-u-vidkritih-torgah.html" text:style-name="Internet_20_link" text:visited-style-name="Visited_20_Internet_20_Link">
https://www.ukrinform.ua/rubric-economy/3708418-urad-povernuv-triraundovi-aukcioni-u-vidkritih-torgah.html</text:a>
</text:p>
      <!--NEWS-->
      <text:h text:style-name="P10" text:outline-level="1">
<text:span text:style-name="T4">
У трьох музеях Італії та Швеції з’явився україномовний аудіогід</text:span>
</text:h>
      <text:p text:style-name="P4">
Authors: Ukrinform (Person)</text:p>
      <text:p text:style-name="P4">
Publisher: Укринформ (Organization)</text:p>
      <text:p text:style-name="P4">
Published Time: 2023-05-12T18:24:00+03:00</text:p>
      <text:p text:style-name="P4">
Modified Time: 2023-05-12T18:24:00+03:00</text:p>
      <text:p text:style-name="P4">
Description: У трьох музеях Італії та Швеції реалізовано проєкт із запуску україномовних аудіогідів, ініційований першою леді України Оленою Зеленською, реалізовано. — Укрінформ.</text:p>
      <text:p text:style-name="P4">
Images: ["<text:a xlink:type="simple" xlink:href="https://static.ukrinform.com/photos/2023_05/thumb_files/630_360_1683904785-180.jpeg" text:style-name="Internet_20_link" text:visited-style-name="Visited_20_Internet_20_Link">
630_360_16839...</text:a>
", "<text:a xlink:type="simple" xlink:href="https://static.ukrinform.com/photos/2023_05/1683904785-880.jpeg" text:style-name="Internet_20_link" text:visited-style-name="Visited_20_Internet_20_Link">
1683904785-88...</text:a>
"]</text:p>
      <text:p text:style-name="P4">
Tags: ['Італія', 'Музей', 'Швеція', 'Аудіогід']</text:p>
      <text:p text:style-name="P4">
Type: Article</text:p>
      <!--METADATA-->
      <text:p text:style-name="P4">
<draw:frame draw:style-name="fr1" draw:name="Image123" text:anchor-type="as-char" svg:width="6.9236in" svg:height="3.956343in" draw:z-index="0">
<draw:image xlink:href="../Images/yкринформ/2023-05-12T18-24-00-03-00/630_360_1683904785-180.jpeg" xlink:type="simple" xlink:show="embed" xlink:actuate="onLoad" draw:mime-type="image/jpeg"/>
</draw:frame>
 У трьохмузеях Італії та Швеції реалізовано проєкт із запуску україномовнихаудіогідів, ініційований першою леді України Оленою Зеленською, реалізовано.</text:p>
      <text:p text:style-name="P4">
Підписано також меморандум про запуск аудіоекскурсії українською уВестмінстерському абатстві у Великій Британії, повідомляє Укрінформ зпосиланням на <text:a xlink:type="simple" xlink:href="https://www.president.gov.ua/news/proekt-ukrayinomovnih-audiogidiv-realizovano-she-v-troh-vido-82829" text:style-name="Internet_20_link" text:visited-style-name="Visited_20_Internet_20_Link">
 </text:a>
 .</text:p>
      <text:p text:style-name="P4">
Так, з нагоди Дня Європи українські дипломатичні установи запустили в межахпроєкту україномовні аудіогіди в Галереї Боргезе в Римі – одному знайвідоміших художніх <text:a xlink:type="simple" xlink:href="https://www.ukrinform.ua/tag-muzej" text:style-name="Internet_20_link" text:visited-style-name="Visited_20_Internet_20_Link">
 </text:a>
 Італії – та вкомплексі королівських музеїв Турина, до якого входять Королівський палац,Королівська зброярня, Савойська галерея, Археологічний музей, Королівські садита Каплиця Святої плащаниці.</text:p>
      <text:p text:style-name="P4">
Український аудіогід запрацював також у Нордичному музеї – приватному музеїетнографії та культури в Стокгольмі (Швеція). Тут можна ознайомитися з побутомшведського народу з 1520 року до наших днів.</text:p>
      <text:p text:style-name="P4">
<draw:frame draw:style-name="fr1" draw:name="Image124" text:anchor-type="as-char" svg:width="6.9236in" svg:height="8.6545in" draw:z-index="0">
<draw:image xlink:href="../Images/yкринформ/2023-05-12T18-24-00-03-00/1683904785-880.jpeg" xlink:type="simple" xlink:show="embed" xlink:actuate="onLoad" draw:mime-type="image/jpeg"/>
</draw:frame>
</text:p>
      <text:p text:style-name="P4">
У цілому, за даними ОП, у світі працює вже 63 україномовних аудіогіди.</text:p>
      <text:p text:style-name="P4">
Водночас в пресслужбі першої леді проінфомували, що незабаром україномовнуаудіоекскурсію можна буде послухати й у Вестмінстерському абатстві – головнійсоборній церкві Великої Британії, що розташована в центральному районі ЛондонаВестмінстері. Відповідний меморандум українська сторона підписала знастоятелем абатства.</text:p>
      <text:p text:style-name="P4">
В ОП нагадали, що з 1066 року всіх монархів Сполученого Королівства коронуютьу Вестмінстерському абатстві. Остання за ліком церемонія коронації відбулася 6травня 2023 року, коли було зведено на престол Їх Величностей Короля ЧарльзаIII та Королеву Камілу.</text:p>
      <text:p text:style-name="P4">
<text:span text:style-name="T4">
Читайте також:</text:span>
 <text:a xlink:type="simple" xlink:href="https://www.ukrinform.ua/rubric-diaspora/3692104-u-muzei-varsavskogo-povstanna-perezapustili-ukrainomovnij-audiogid-zelenska.html" text:style-name="Internet_20_link" text:visited-style-name="Visited_20_Internet_20_Link">
 <text:span text:style-name="T4">
аудіогід</text:span>
 </text:a>
</text:p>
      <text:p text:style-name="P4">
«Навіть у найскладніші часи – тим паче у найскладніші – українська продовжуєпоєднувати країни й народи та промовляти до співвітчизників. Хоч би де вибули, там буде й наша мова», – наголосила Олена Зеленська.</text:p>
      <text:p text:style-name="P4">
Як повідомлялося, проєкт із впровадження українських аудіогідів у провіднихпам’ятках світу з 2020 року реалізується під патронатом першої леді ОлениЗеленської.</text:p>
      <text:p text:style-name="P4">
<text:span text:style-name="T5">
Фото: ОП</text:span>
</text:p>
      <text:p text:style-name="P4">
Source: <text:a xlink:type="simple" xlink:href="https://www.ukrinform.ua/rubric-culture/3708419-u-troh-muzeah-italii-ta-svecii-zavivsa-ukrainomovnij-audiogid.html" text:style-name="Internet_20_link" text:visited-style-name="Visited_20_Internet_20_Link">
https://www.ukrinform.ua/rubric-culture/3708419-u-troh-muzeah-italii-ta-svecii-zavivsa-ukrainomovnij-audiogid.html</text:a>
</text:p>
      <!--NEWS-->
      <text:h text:style-name="P10" text:outline-level="1">
<text:span text:style-name="T4">
Зеленський: Сьогодні - санкційний день, затвердили пʼять пакетів</text:span>
</text:h>
      <text:p text:style-name="P4">
Authors: Ukrinform (Person)</text:p>
      <text:p text:style-name="P4">
Publisher: Укринформ (Organization)</text:p>
      <text:p text:style-name="P4">
Published Time: 2023-05-12T18:33:18+03:00</text:p>
      <text:p text:style-name="P4">
Modified Time: 2023-05-12T18:33:18+03:00</text:p>
      <text:p text:style-name="P4">
Description: </text:p>
      <text:p text:style-name="P4">
Намагання обійти санкції має визначатися як один із найтяжчих злочинів проти міжнародного права та миру. — Укрінформ.</text:p>
      <text:p text:style-name="P4">
Images: ["<text:a xlink:type="simple" xlink:href="https://static.ukrinform.com/photos/2023_05/thumb_files/630_360_1683905578-605.png" text:style-name="Internet_20_link" text:visited-style-name="Visited_20_Internet_20_Link">
630_360_16839...</text:a>
"]</text:p>
      <text:p text:style-name="P4">
Tags: ['Антиросійські санкції', 'Зеленський', 'Війна з росією']</text:p>
      <text:p text:style-name="P4">
Type: Article</text:p>
      <!--METADATA-->
      <text:p text:style-name="P4">
<draw:frame draw:style-name="fr1" draw:name="Image125" text:anchor-type="as-char" svg:width="6.9236in" svg:height="3.956343in" draw:z-index="0">
<draw:image xlink:href="../Images/yкринформ/2023-05-12T18-33-18-03-00/630_360_1683905578-605.png" xlink:type="simple" xlink:show="embed" xlink:actuate="onLoad" draw:mime-type="image/png"/>
</draw:frame>
 Намаганняобійти санкції має визначатися як один із найтяжчих злочинів протиміжнародного права та миру.</text:p>
      <text:p text:style-name="P4">
Про це він заявив у своєму відеозверненні, передає Укрінформ з посиланням на <text:a xlink:type="simple" xlink:href="https://www.president.gov.ua/news/namagannya-obijti-sankciyi-maye-viznachatisya-yak-odin-iz-na-82833" text:style-name="Internet_20_link" text:visited-style-name="Visited_20_Internet_20_Link">
</text:a>
 .</text:p>
      <text:p text:style-name="P4">
<text:span text:style-name="T4">
Бажаю здоровʼя, шановні українці!</text:span>
</text:p>
      <text:p text:style-name="P4">
Сьогодні в нас – санкційний день. Затверджено пʼять санкційних пакетів, які мидуже ретельно готували цими тижнями в РНБО, Кабінеті Міністрів, Офісі, у нашихспеціальних службах.</text:p>
      <text:p text:style-name="P4">
Перше – це пакет, що стосується «Запоріжсталі». Блокуємо вплив на цю компаніюдержави-терориста, що існував завдяки різним підставним та офшорним особам.Частка, що контролювалася росією через один із системних банків, будеконфіскована й працюватиме заради України та українців.</text:p>
      <text:p text:style-name="P4">
Ми не залишимо жодного звʼязку держави-терориста в Україні, який вона можевикористовувати проти нашої держави, проти нашої економіки чи проти нашихлюдей.</text:p>
      <text:p text:style-name="P4">
Окрім цього, затверджено санкційні пакети, які продовжують наш курс наізоляцію та блокування російської військової промисловості.</text:p>
      <text:p text:style-name="P4">
Сотні фізичних та юридичних осіб держави-терориста й повʼязаних із росієюстають мішенню для глобальної ізоляції. Дуже активно працюємо з партнерами,щоб усі, хто фактично виробляє цю агресію, хто дає зброю, боєприпаси, технікуй технології в руки терористів – щоб вони всі були роздавлені світом.</text:p>
      <text:p text:style-name="P4">
Дякую всім, хто допомагає Україні тиснути на росію за цю війну, а такожблокувати намагання держави-терориста обходити санкції. Впевнений, це маєвизначатися як один із найтяжчих злочинів проти міжнародного права таміжнародного миру – намагання обійти санкції, що запроваджені для обмеженняресурсів агресії, або сприяння в цих намаганнях.</text:p>
      <text:p text:style-name="P4">
Провів сьогодні засідання Ставки. Були важливі доповіді командувачівоперативних напрямків. Особливо відзначу доповідь генерала Сирського тагенерала Тарнавського – командувачів ОСУВ «Хортиця» і «Таврія» відповідно.Була доповідь Головкома Залужного, міністра оборони Резнікова, міністрастратпрому Камишіна.</text:p>
      <text:p text:style-name="P4">
Що важливо розуміти зараз? Окупанти вже внутрішньо готові до поразки.</text:p>
      <text:p text:style-name="P4">
Вони вже програли цю війну у своїх думках. Ми повинні щодня тиснути на нихтак, щоб їхнє ж відчуття поразки перетворювалося на їхню втечу, їхні помилки,їхні втрати.</text:p>
      <text:p text:style-name="P4">
Я дякую кожному й кожній, хто знищує ворога! Дякую всім, хто попри будь-якіскладнощі повертає Україні нашу землю! Готуємося додати вам, воїни, ще більшезброї, ще більше можливостей, щоб подолати агресора та відновити мир.</text:p>
      <text:p text:style-name="P4">
Говорив сьогодні з Премʼєр-міністром Британії Сунаком. Дякую тобі, Ріші, занезмінну підтримку й саме ті кроки, які дають усьому світу зрозуміти, щоСполучене Королівство завжди буде лідером.</text:p>
      <text:p text:style-name="P4">
Ми обговорили нашу теперішню взаємодію у зброї, нашу подальшу обороннувзаємодію, а також дипломатичні кроки, які маємо зробити разом, щоб наблизитинашу спільну перемогу.</text:p>
      <text:p text:style-name="P4">
Щоб гарантувати: хто б не був агресором проти вільного світу, він завершитьтакою ж ганьбою, як кремль.</text:p>
      <text:p text:style-name="P4">
Слава всім нашим воїнам, які зараз у бою, на бойових постах та на бойовихзавданнях! Я дякую всім, хто тренує наших бійців! Я дякую всім, хто лікує йвідновлює українських воїнів після поранень!</text:p>
      <text:p text:style-name="P4">
<text:span text:style-name="T4">
Слава Україні!</text:span>
</text:p>
      <text:p text:style-name="P4">
<text:span text:style-name="T5">
Фото, відео: ОП</text:span>
</text:p>
      <text:p text:style-name="P4">
Source: <text:a xlink:type="simple" xlink:href="https://www.ukrinform.ua/rubric-polytics/3708422-zelenskij-sogodni-sankcijnij-den-zatverdili-pat-paketiv.html" text:style-name="Internet_20_link" text:visited-style-name="Visited_20_Internet_20_Link">
https://www.ukrinform.ua/rubric-polytics/3708422-zelenskij-sogodni-sankcijnij-den-zatverdili-pat-paketiv.html</text:a>
</text:p>
      <!--NEWS-->
      <text:h text:style-name="P10" text:outline-level="1">
<text:span text:style-name="T4">
У Херсоні відремонтували водогін, пошкоджений під час ворожого обстрілу</text:span>
</text:h>
      <text:p text:style-name="P4">
Authors: Ukrinform (Person)</text:p>
      <text:p text:style-name="P4">
Publisher: Укринформ (Organization)</text:p>
      <text:p text:style-name="P4">
Published Time: 2023-05-12T18:36:00+03:00</text:p>
      <text:p text:style-name="P4">
Modified Time: 2023-05-12T18:36:00+03:00</text:p>
      <text:p text:style-name="P4">
Description: У Херсоні відремонтували водогін, пошкоджений під час ворожого обстрілу. — Укрінформ.</text:p>
      <text:p text:style-name="P4">
Images: ["<text:a xlink:type="simple" xlink:href="https://static.ukrinform.com/photos/2022_10/thumb_files/630_360_1667206518-866.jpg" text:style-name="Internet_20_link" text:visited-style-name="Visited_20_Internet_20_Link">
630_360_16672...</text:a>
"]</text:p>
      <text:p text:style-name="P4">
Tags: ['Херсон', 'Ремонт', 'Водогін', 'Відбудова']</text:p>
      <text:p text:style-name="P4">
Type: Article</text:p>
      <!--METADATA-->
      <text:p text:style-name="P4">
<draw:frame draw:style-name="fr1" draw:name="Image126" text:anchor-type="as-char" svg:width="6.9236in" svg:height="3.948262in" draw:z-index="0">
<draw:image xlink:href="../Images/yкринформ/2023-05-12T18-36-00-03-00/630_360_1667206518-866.jpg" xlink:type="simple" xlink:show="embed" xlink:actuate="onLoad" draw:mime-type="image/jpeg"/>
</draw:frame>
 У Херсонівідремонтували водогін, пошкоджений під час ворожого обстрілу.</text:p>
      <text:p text:style-name="P4">
Про це начальник Херсонської міської військової адміністрації Роман Мрочкоповідомив у <text:a xlink:type="simple" xlink:href="https://t.me/roman_mrochko/281" text:style-name="Internet_20_link" text:visited-style-name="Visited_20_Internet_20_Link">
 </text:a>
 , передає Укрінформ.</text:p>
      <text:p text:style-name="P4">
«Завдані унаслідок ворожих обстрілів пошкодження <text:a xlink:type="simple" xlink:href="https://www.ukrinform.ua/tag-voda" text:style-name="Internet_20_link" text:visited-style-name="Visited_20_Internet_20_Link">
</text:a>
 усунуто!», - йдеться у повідомленні.</text:p>
      <text:p text:style-name="P4">
Як зазначається, відключені, на час проведення ремонту, райони міста наразі зводопостачанням.</text:p>
      <text:p text:style-name="P4">
<text:span text:style-name="T4">
Читайте також:</text:span>
 <text:a xlink:type="simple" xlink:href="https://www.ukrinform.ua/rubric-regions/3680722-u-mikolaevi-na-remont-poskodzenoi-vodoprovidnoi-merezi-vidilat-12-milarda.html" text:style-name="Internet_20_link" text:visited-style-name="Visited_20_Internet_20_Link">
 </text:a>
</text:p>
      <text:p text:style-name="P4">
Як повідомляв <text:a xlink:type="simple" xlink:href="https://www.ukrinform.ua/rubric-regions/3707293-vlada-hersona-poperedila-pro-mozlivi-pereboi-z-vodou.html" text:style-name="Internet_20_link" text:visited-style-name="Visited_20_Internet_20_Link">
 </text:a>
 , 10 травня міська владаповідомила, що у Херсоні внаслідок обстрілу пошкоджений водогін, тож у частиніміста можливі перебої з водопостачанням.</text:p>
      <text:p text:style-name="P4">
Source: <text:a xlink:type="simple" xlink:href="https://www.ukrinform.ua/rubric-vidbudova/3708424-u-hersoni-vidremontuvali-vodogin-poskodzenij-pid-cas-vorozogo-obstrilu.html" text:style-name="Internet_20_link" text:visited-style-name="Visited_20_Internet_20_Link">
https://www.ukrinform.ua/rubric-vidbudova/3708424-u-hersoni-vidremontuvali-vodogin-poskodzenij-pid-cas-vorozogo-obstrilu.html</text:a>
</text:p>
      <!--NEWS-->
      <text:h text:style-name="P10" text:outline-level="1">
<text:span text:style-name="T4">
Київська опера анонсувала постановку мюзиклу «Піноккія» у бродвейському стилі</text:span>
</text:h>
      <text:p text:style-name="P4">
Authors: Ukrinform (Person)</text:p>
      <text:p text:style-name="P4">
Publisher: Укринформ (Organization)</text:p>
      <text:p text:style-name="P4">
Published Time: 2023-05-12T18:37:06+03:00</text:p>
      <text:p text:style-name="P4">
Modified Time: 2023-05-12T18:37:06+03:00</text:p>
      <text:p text:style-name="P4">
Description: У новому сезоні Київська опера планує поставити мюзикл "Піноккія" у бродвейському стилі, розроблений українськими митцями. Водночас до зимових свят в театрі задумують підготувати балет вітчизняного композитора. — Укрінформ.</text:p>
      <text:p text:style-name="P4">
Images: ["<text:a xlink:type="simple" xlink:href="https://static.ukrinform.com/photos/2023_05/thumb_files/630_360_1683820393-957.jpg" text:style-name="Internet_20_link" text:visited-style-name="Visited_20_Internet_20_Link">
630_360_16838...</text:a>
"]</text:p>
      <text:p text:style-name="P4">
Tags: ['Опера', 'Театр', 'Вистава', 'Київ', 'Мюзикл']</text:p>
      <text:p text:style-name="P4">
Type: Article</text:p>
      <!--METADATA-->
      <text:p text:style-name="P4">
<draw:frame draw:style-name="fr1" draw:name="Image127" text:anchor-type="as-char" svg:width="6.9236in" svg:height="3.956343in" draw:z-index="0">
<draw:image xlink:href="../Images/yкринформ/2023-05-12T18-37-06-03-00/630_360_1683820393-957.jpg" xlink:type="simple" xlink:show="embed" xlink:actuate="onLoad" draw:mime-type="image/jpeg"/>
</draw:frame>
 У новомусезоні Київська опера планує поставити мюзикл "Піноккія" у бродвейськомустилі, розроблений українськими митцями. Водночас до зимових свят в театрізадумують підготувати балет вітчизняного композитора.</text:p>
      <text:p text:style-name="P4">
Про це директор - художній керівник Київського муніципального академічноготеатру опери і балету для дітей та юнацтва (Київської опери) Петро Качановповідомив в <text:a xlink:type="simple" xlink:href="https://www.ukrinform.ua/rubric-culture/3707922-petro-kacanov-direktor-hudoznij-kerivnik-kiivskoi-operi.html" text:style-name="Internet_20_link" text:visited-style-name="Visited_20_Internet_20_Link">
 </text:a>
 <text:a xlink:type="simple" xlink:href="https://www.ukrinform.ua/rubric-culture/3707922-petro-kacanov-direktor-hudoznij-kerivnik-kiivskoi-operi.html" text:style-name="Internet_20_link" text:visited-style-name="Visited_20_Internet_20_Link">
</text:a>
 <text:a xlink:type="simple" xlink:href="https://www.ukrinform.ua/rubric-culture/3707922-petro-kacanov-direktor-hudoznij-kerivnik-kiivskoi-operi.html" text:style-name="Internet_20_link" text:visited-style-name="Visited_20_Internet_20_Link">
 </text:a>
</text:p>
      <text:p text:style-name="P4">
"Ми запланували на відкриття сезону у вересні постановку мюзиклу "Піноккія" –лялькою буде дівчинка. Ми замовили його українському композитору БорисуСевастьянову. Лібрето також напише український митець Дмитро Тодорюк. Цеймюзикл буде в абсолютно бродвейскому стилі", - сказав Качанов.</text:p>
      <text:p text:style-name="P4">
Качанов підкреслив, що прогалини в репертуарах театрів, які залишилися післяусунення російської класики, необхідно заповнювати саме творами українськихсучасних композиторів. За його словами, у планах <text:a xlink:type="simple" xlink:href="https://www.ukrinform.ua/tag-teatr" text:style-name="Internet_20_link" text:visited-style-name="Visited_20_Internet_20_Link">
</text:a>
 також поставити балет українськогокомпозитора до новорічних свят, але про цю ідею директор Київської опери покиволіє не говорити.</text:p>
      <text:p text:style-name="P4">
<text:span text:style-name="T4">
Читайте також:</text:span>
 <text:a xlink:type="simple" xlink:href="https://www.ukrinform.ua/rubric-culture/3703067-teatr-franka-skasovue-ucast-u-h-teatralnij-olimpiadi-cerez-prisutnist-u-programi-rosian.html" text:style-name="Internet_20_link" text:visited-style-name="Visited_20_Internet_20_Link">
 <text:span text:style-name="T4">
Театр</text:span>
 <text:span text:style-name="T4">
Театр</text:span>
 </text:a>
</text:p>
      <text:p text:style-name="P4">
"Звичайно, новорічні свята асоціюються з балетом: раніше люди ходили на"Лускунчика", а зараз вони теж мають піти на якийсь балет. Із цим пов'язанасаме та ідея, про яку я поки не буду говорити. Думаю, що ми знайдемоможливість її втілити", - сказав він.</text:p>
      <text:p text:style-name="P4">
Як повідомляв Укрінформ, у Київській опері з 17 до 19 -го травня відбудутьсяконцерти гурту Aviator та співаків Віктора Павліка й Марії Бурмаки.</text:p>
      <text:p text:style-name="P4">
Source: <text:a xlink:type="simple" xlink:href="https://www.ukrinform.ua/rubric-culture/3708425-kiivska-opera-anonsuvala-postanovku-muziklu-pinokkia-u-brodvejskomu-stili.html" text:style-name="Internet_20_link" text:visited-style-name="Visited_20_Internet_20_Link">
https://www.ukrinform.ua/rubric-culture/3708425-kiivska-opera-anonsuvala-postanovku-muziklu-pinokkia-u-brodvejskomu-stili.html</text:a>
</text:p>
      <!--NEWS-->
      <text:h text:style-name="P10" text:outline-level="1">
<text:span text:style-name="T4">
Харциз: Не можна допускати росіян та білорусів до змагань,  їх треба виключити зі здорового суспільства</text:span>
</text:h>
      <text:p text:style-name="P4">
Authors: Ukrinform (Person)</text:p>
      <text:p text:style-name="P4">
Publisher: Укринформ (Organization)</text:p>
      <text:p text:style-name="P4">
Published Time: 2023-05-12T18:41:40+03:00</text:p>
      <text:p text:style-name="P4">
Modified Time: 2023-05-12T18:41:40+03:00</text:p>
      <text:p text:style-name="P4">
Description: Український боксер першої напівсередньої ваги Ярослав Харциз (2-0, 2 КО) поділився думками про допуск росіян та білорусів до міжнародних змагань. — Укрінформ.</text:p>
      <text:p text:style-name="P4">
Images: ["<text:a xlink:type="simple" xlink:href="https://static.ukrinform.com/photos/2023_05/thumb_files/630_360_1683906025-421.jpg" text:style-name="Internet_20_link" text:visited-style-name="Visited_20_Internet_20_Link">
630_360_16839...</text:a>
"]</text:p>
      <text:p text:style-name="P4">
Tags: ['Бокс']</text:p>
      <text:p text:style-name="P4">
Type: Article</text:p>
      <!--METADATA-->
      <text:p text:style-name="P4">
<draw:frame draw:style-name="fr1" draw:name="Image128" text:anchor-type="as-char" svg:width="6.9236in" svg:height="3.956343in" draw:z-index="0">
<draw:image xlink:href="../Images/yкринформ/2023-05-12T18-41-40-03-00/630_360_1683906025-421.jpg" xlink:type="simple" xlink:show="embed" xlink:actuate="onLoad" draw:mime-type="image/jpeg"/>
</draw:frame>
Український боксер першої напівсередньої ваги Ярослав Харциз (2-0, 2 КО)поділився думками про допуск росіян та білорусів до міжнародних змагань.</text:p>
      <text:p text:style-name="P4">
Про це він розповів для <text:a xlink:type="simple" xlink:href="https://www.facebook.com/watch/" text:style-name="Internet_20_link" text:visited-style-name="Visited_20_Internet_20_Link">
</text:a>
 , передає Укрінформ.</text:p>
      <text:p text:style-name="P4">
«Моя особиста позиція, що не можна допускати росіян та білорусів до змагань,бо їх треба виключити взагалі зі здорового суспільства. Бо те, що вонитворять... Я вважаю, що якщо ти їдеш на змагання, то ти підтримуєш це», -сказав він.</text:p>
      <text:p text:style-name="P4">
Український боксер наголосив, що не розуміє, як можна тиснути руку росіянам назмаганнях.</text:p>
      <text:p text:style-name="P4">
«Наприклад, я не розумію, як можна стояти на одному п'єдесталі, гратиме, недай Боже, гімн їх, тиснути їм руки. Тим більше, що багато спортсменів такожмають відношення до військових структур. Є одна сторона, що для спортсменівОлімпіада – це спортивне життя. Але є інший бік, що тут життя людське. Росіянапала на нас, дуже багато людей гине», - підсумував Харциз.</text:p>
      <text:p text:style-name="P4">
<text:span text:style-name="T4">
Читайте також:</text:span>
 <text:a xlink:type="simple" xlink:href="https://www.ukrinform.ua/rubric-sports/3706157-dmitro-sosnovskij-golovnij-trener-zbirnoi-ukraini-z-boksu.html" text:style-name="Internet_20_link" text:visited-style-name="Visited_20_Internet_20_Link">
 <text:span text:style-name="T4">
Сосновський</text:span>
 </text:a>
</text:p>
      <text:p text:style-name="P4">
Як повідомлялося, Україна здобула дев'ять медалей на престижному турнірі збоксу у Чехії. Змагання рівня гран-прі відбулись у місті Усті-над-Лабем.</text:p>
      <text:p text:style-name="P4">
Фото: fbu.in.ua</text:p>
      <text:p text:style-name="P4">
Source: <text:a xlink:type="simple" xlink:href="https://www.ukrinform.ua/rubric-sports/3708427-harciz-ne-mozna-dopuskati-rosian-ta-bilorusiv-do-zmagan-ih-treba-vikluciti-zi-zdorovogo-suspilstva.html" text:style-name="Internet_20_link" text:visited-style-name="Visited_20_Internet_20_Link">
https://www.ukrinform.ua/rubric-sports/3708427-harciz-ne-mozna-dopuskati-rosian-ta-bilorusiv-do-zmagan-ih-treba-vikluciti-zi-zdorovogo-suspilstva.html</text:a>
</text:p>
      <!--NEWS-->
      <text:h text:style-name="P10" text:outline-level="1">
<text:span text:style-name="T4">
росіяни обстріляли з артилерії село на Харківщині, є загиблий</text:span>
</text:h>
      <text:p text:style-name="P4">
Authors: Ukrinform (Person)</text:p>
      <text:p text:style-name="P4">
Publisher: Укринформ (Organization)</text:p>
      <text:p text:style-name="P4">
Published Time: 2023-05-12T18:45:45+03:00</text:p>
      <text:p text:style-name="P4">
Modified Time: 2023-05-12T18:45:45+03:00</text:p>
      <text:p text:style-name="P4">
Description: В Ізюмському районі Харківської області внаслідок попадання ворожого артилерійського снаряда на територію сільгосппідприємства, загинув його співробітник - правоохоронці розпочали кримінальне провадження. — Укрінформ.</text:p>
      <text:p text:style-name="P4">
Images: ["<text:a xlink:type="simple" xlink:href="https://static.ukrinform.com/photos/2022_11/thumb_files/630_360_1667562981-965.jpg" text:style-name="Internet_20_link" text:visited-style-name="Visited_20_Internet_20_Link">
630_360_16675...</text:a>
", "<text:a xlink:type="simple" xlink:href="https://static.ukrinform.com/photos/2023_05/1683905890-963.jpg" text:style-name="Internet_20_link" text:visited-style-name="Visited_20_Internet_20_Link">
1683905890-96...</text:a>
", "<text:a xlink:type="simple" xlink:href="https://static.ukrinform.com/photos/2023_05/1683905897-230.jpg" text:style-name="Internet_20_link" text:visited-style-name="Visited_20_Internet_20_Link">
1683905897-23...</text:a>
"]</text:p>
      <text:p text:style-name="P4">
Tags: ['Обстріл', 'Загибель', 'Харківщина']</text:p>
      <text:p text:style-name="P4">
Type: Article</text:p>
      <!--METADATA-->
      <text:p text:style-name="P4">
<draw:frame draw:style-name="fr1" draw:name="Image129" text:anchor-type="as-char" svg:width="6.9236in" svg:height="3.956343in" draw:z-index="0">
<draw:image xlink:href="../Images/yкринформ/2023-05-12T18-45-45-03-00/630_360_1667562981-965.jpg" xlink:type="simple" xlink:show="embed" xlink:actuate="onLoad" draw:mime-type="image/jpeg"/>
</draw:frame>
 ВІзюмському районі Харківської області внаслідок попадання ворожогоартилерійського снаряда на територію сільгосппідприємства, загинув йогоспівробітник - правоохоронці розпочали кримінальне провадження.</text:p>
      <text:p text:style-name="P4">
Як передає Укрінформ, про це повідомляє <text:a xlink:type="simple" xlink:href="http://www.gp.gov.ua/ua/posts/zagibel-colovika-vnaslidok-obstrilu-okupantami-sela-na-xarkivshhini-rozpocato-provadzennya" text:style-name="Internet_20_link" text:visited-style-name="Visited_20_Internet_20_Link">
</text:a>
</text:p>
      <text:p text:style-name="P4">
За процесуального керівництва Ізюмської окружної прокуратури Харківськоїобласті розпочато досудове розслідування за фактом порушення законів тазвичаїв війни, поєднаного з умисним вбивством (ч. 2 ст. 438 Кримінальногокодексу України).</text:p>
      <text:p text:style-name="P4">
За даними слідства, 12 травня російські війська з артилерійської самохідноїустановки обстріляли село Чернещина Ізюмського району.</text:p>
      <text:p text:style-name="P4">
Ворожий снаряд влучив на територію сільгосппідприємства, що спеціалізується натваринництві. Загинув його співробітник.</text:p>
      <text:p text:style-name="P4">
<draw:frame draw:style-name="fr1" draw:name="Image130" text:anchor-type="as-char" svg:width="6.9236in" svg:height="3.795159in" draw:z-index="0">
<draw:image xlink:href="../Images/yкринформ/2023-05-12T18-45-45-03-00/1683905890-963.jpg" xlink:type="simple" xlink:show="embed" xlink:actuate="onLoad" draw:mime-type="image/jpeg"/>
</draw:frame>
</text:p>
      <text:p text:style-name="P4">
<draw:frame draw:style-name="fr1" draw:name="Image131" text:anchor-type="as-char" svg:width="6.9236in" svg:height="5.199111in" draw:z-index="0">
<draw:image xlink:href="../Images/yкринформ/2023-05-12T18-45-45-03-00/1683905897-230.jpg" xlink:type="simple" xlink:show="embed" xlink:actuate="onLoad" draw:mime-type="image/jpeg"/>
</draw:frame>
</text:p>
      <text:p text:style-name="P4">
<text:span text:style-name="T4">
Читайте також:</text:span>
 <text:a xlink:type="simple" xlink:href="https://www.ukrinform.ua/rubric-ato/3708391-u-bahmutskomu-rajoni-vorozij-artobstril-poraniv-troh-policejskih.html" text:style-name="Internet_20_link" text:visited-style-name="Visited_20_Internet_20_Link">
 </text:a>
</text:p>
      <text:p text:style-name="P4">
Як передає Укрінформ, російська армія 11 травня здійснила <text:a xlink:type="simple" xlink:href="https://www.ukrinform.ua/tag-obstril" text:style-name="Internet_20_link" text:visited-style-name="Visited_20_Internet_20_Link">
</text:a>
 Куп'янського, Чугуївського таХарківського районів Харківської області, внаслідок чого поранення отрималичетверо людей.</text:p>
      <text:p text:style-name="P4">
Source: <text:a xlink:type="simple" xlink:href="https://www.ukrinform.ua/rubric-ato/3708428-rosiani-obstrilali-z-artilerii-selo-na-harkivsini-e-zagiblij.html" text:style-name="Internet_20_link" text:visited-style-name="Visited_20_Internet_20_Link">
https://www.ukrinform.ua/rubric-ato/3708428-rosiani-obstrilali-z-artilerii-selo-na-harkivsini-e-zagiblij.html</text:a>
</text:p>
      <!--NEWS-->
      <text:h text:style-name="P10" text:outline-level="1">
<text:span text:style-name="T4">
У росії закінчились «адекватні відповіді», найгірше для неї тільки починається – Данілов</text:span>
</text:h>
      <text:p text:style-name="P4">
Authors: Ukrinform (Person)</text:p>
      <text:p text:style-name="P4">
Publisher: Укринформ (Organization)</text:p>
      <text:p text:style-name="P4">
Published Time: 2023-05-12T18:47:03+03:00</text:p>
      <text:p text:style-name="P4">
Modified Time: 2023-05-12T18:47:03+03:00</text:p>
      <text:p text:style-name="P4">
Description: Усе, що путін міг використати у війні проти України, він уже використав, а для росії найгірше тільки починається.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Кремль', 'Данілов', 'Погрози', 'Війна з росією', 'Storm Shadow']</text:p>
      <text:p text:style-name="P4">
Type: Article</text:p>
      <!--METADATA-->
      <text:p text:style-name="P4">
<draw:frame draw:style-name="fr1" draw:name="Image132" text:anchor-type="as-char" svg:width="6.9236in" svg:height="3.956343in" draw:z-index="0">
<draw:image xlink:href="../Images/yкринформ/2023-05-12T18-47-03-03-00/630_360_1680783784-260.jpg" xlink:type="simple" xlink:show="embed" xlink:actuate="onLoad" draw:mime-type="image/jpeg"/>
</draw:frame>
 Усе, щопутін міг використати у війні проти України, він уже використав, а для росіїнайгірше тільки починається.</text:p>
      <text:p text:style-name="P4">
Як передає Укрінформ, про це в <text:a xlink:type="simple" xlink:href="https://twitter.com/OleksiyDanilov/status/1656968281901740039" text:style-name="Internet_20_link" text:visited-style-name="Visited_20_Internet_20_Link">
</text:a>
 заявивсекретар РНБО Олексій Данілов.</text:p>
      <text:p text:style-name="P4">
«Всі спроби росії залякати українців і світ так званою «адекватною відповіддю»– це розмови з самими собою. Все, що путін міг використати, він використав. Адля росії найгірше тільки починається. рф без західних розробок та інвестицій– країна-фейк. Попереду руських чекає багато «приємних» зустрічей ізпередовими технологіями… і це будуть не смартфони», - запевнив секретар <text:a xlink:type="simple" xlink:href="https://www.ukrinform.ua/tag-rnbo" text:style-name="Internet_20_link" text:visited-style-name="Visited_20_Internet_20_Link">
</text:a>
 .</text:p>
      <text:p text:style-name="P4">
<text:span text:style-name="T4">
Читайте також:</text:span>
 <text:a xlink:type="simple" xlink:href="https://www.ukrinform.ua/rubric-ato/3708294-danilov-do-zimi-mi-hocemo-povnistu-zaversiti-vijnu.html" text:style-name="Internet_20_link" text:visited-style-name="Visited_20_Internet_20_Link">
 </text:a>
</text:p>
      <text:p text:style-name="P4">
Як повідомлялося, Велика Британія <text:a xlink:type="simple" xlink:href="https://www.ukrinform.ua/rubric-ato/3707788-ministr-oboroni-britanii-pidtverdiv-peredacu-ukraini-raket-storm-shadow.html" text:style-name="Internet_20_link" text:visited-style-name="Visited_20_Internet_20_Link">
 </text:a>
 дальністю до 250 км. У кремлі негативно оцінили повідомлення пропоставки Storm Shadow і <text:a xlink:type="simple" xlink:href="https://ria.ru/20230511/rakety-1871028914.html" text:style-name="Internet_20_link" text:visited-style-name="Visited_20_Internet_20_Link">
</text:a>
 .</text:p>
      <text:p text:style-name="P4">
Source: <text:a xlink:type="simple" xlink:href="https://www.ukrinform.ua/rubric-polytics/3708430-u-rosii-zakincilis-adekvatni-vidpovidi-najgirse-dla-nei-tilki-pocinaetsa-danilov.html" text:style-name="Internet_20_link" text:visited-style-name="Visited_20_Internet_20_Link">
https://www.ukrinform.ua/rubric-polytics/3708430-u-rosii-zakincilis-adekvatni-vidpovidi-najgirse-dla-nei-tilki-pocinaetsa-danilov.html</text:a>
</text:p>
      <!--NEWS-->
      <text:h text:style-name="P10" text:outline-level="1">
<text:span text:style-name="T4">
В Одесі відзначили День Праведників народів світу</text:span>
</text:h>
      <text:p text:style-name="P4">
Authors: Ukrinform (Person)</text:p>
      <text:p text:style-name="P4">
Publisher: Укринформ (Organization)</text:p>
      <text:p text:style-name="P4">
Published Time: 2023-05-12T18:48:24+03:00</text:p>
      <text:p text:style-name="P4">
Modified Time: 2023-05-12T18:48:24+03:00</text:p>
      <text:p text:style-name="P4">
Description: Напередодні Дня Праведників народів світу, який відзначається 14 травня, в Одесі відкрили після реставрації Прохорівський сквер, де розташований меморіал жертвам Голокосту. — Укрінформ.</text:p>
      <text:p text:style-name="P4">
Images: ["<text:a xlink:type="simple" xlink:href="https://static.ukrinform.com/photos/2023_05/thumb_files/630_360_1683905038-9824.jpeg" text:style-name="Internet_20_link" text:visited-style-name="Visited_20_Internet_20_Link">
630_360_16839...</text:a>
", "<text:a xlink:type="simple" xlink:href="https://static.ukrinform.com/photos/2023_05/thumb_files/630_360_1683905038-9164.jpeg" text:style-name="Internet_20_link" text:visited-style-name="Visited_20_Internet_20_Link">
630_360_16839...</text:a>
", "<text:a xlink:type="simple" xlink:href="https://static.ukrinform.com/photos/2023_05/thumb_files/630_360_1683905039-8812.jpeg" text:style-name="Internet_20_link" text:visited-style-name="Visited_20_Internet_20_Link">
630_360_16839...</text:a>
", "<text:a xlink:type="simple" xlink:href="https://static.ukrinform.com/photos/2023_05/thumb_files/630_360_1683905039-8062.jpeg" text:style-name="Internet_20_link" text:visited-style-name="Visited_20_Internet_20_Link">
630_360_16839...</text:a>
", "<text:a xlink:type="simple" xlink:href="https://static.ukrinform.com/photos/2023_05/thumb_files/630_360_1683905039-9253.jpeg" text:style-name="Internet_20_link" text:visited-style-name="Visited_20_Internet_20_Link">
630_360_16839...</text:a>
", "<text:a xlink:type="simple" xlink:href="https://static.ukrinform.com/photos/2023_05/thumb_files/630_360_1683905039-9309.jpeg" text:style-name="Internet_20_link" text:visited-style-name="Visited_20_Internet_20_Link">
630_360_16839...</text:a>
", "<text:a xlink:type="simple" xlink:href="https://static.ukrinform.com/photos/2023_05/thumb_files/630_360_1683905043-5236.jpeg" text:style-name="Internet_20_link" text:visited-style-name="Visited_20_Internet_20_Link">
630_360_16839...</text:a>
", "<text:a xlink:type="simple" xlink:href="https://static.ukrinform.com/photos/2023_05/thumb_files/630_360_1683905043-2755.jpeg" text:style-name="Internet_20_link" text:visited-style-name="Visited_20_Internet_20_Link">
630_360_16839...</text:a>
", "<text:a xlink:type="simple" xlink:href="https://static.ukrinform.com/photos/2023_05/thumb_files/630_360_1683905043-7059.jpeg" text:style-name="Internet_20_link" text:visited-style-name="Visited_20_Internet_20_Link">
630_360_16839...</text:a>
"]</text:p>
      <text:p text:style-name="P4">
Tags: ['Друга світова', 'Одеса', 'Праведники світу', 'Євреї']</text:p>
      <text:p text:style-name="P4">
Type: Article</text:p>
      <!--METADATA-->
      <text:p text:style-name="P4">
<draw:frame draw:style-name="fr1" draw:name="Image133" text:anchor-type="as-char" svg:width="6.9236in" svg:height="3.956343in" draw:z-index="0">
<draw:image xlink:href="../Images/yкринформ/2023-05-12T18-48-24-03-00/630_360_1683905038-9824.jpeg" xlink:type="simple" xlink:show="embed" xlink:actuate="onLoad" draw:mime-type="image/jpeg"/>
</draw:frame>
Напередодні Дня Праведників народів світу, який відзначається 14 травня, вОдесі відкрили після реставрації Прохорівський сквер, де розташований меморіалжертвам Голокосту.</text:p>
      <text:p text:style-name="P4">
На відкритті скверу побував кореспондент Укрінформу.</text:p>
      <text:p text:style-name="P4">
<draw:frame draw:style-name="fr1" draw:name="Image134" text:anchor-type="as-char" svg:width="6.9236in" svg:height="3.956343in" draw:z-index="0">
<draw:image xlink:href="../Images/yкринформ/2023-05-12T18-48-24-03-00/630_360_1683905038-9164.jpeg" xlink:type="simple" xlink:show="embed" xlink:actuate="onLoad" draw:mime-type="image/jpeg"/>
</draw:frame>
 В Одесівідзначили День Праведників народів світу / Фото: Ніна Ляшонок  <text:a xlink:type="simple" xlink:href="https://static.ukrinform.com/photos/2023_05/1683905038-9164.jpeg" text:style-name="Internet_20_link" text:visited-style-name="Visited_20_Internet_20_Link">
<draw:frame draw:style-name="fr1" draw:name="Image135" text:anchor-type="as-char" svg:width="6.9236in" svg:height="3.956343in" draw:z-index="0">
<draw:image xlink:href="../Images/yкринформ/2023-05-12T18-48-24-03-00/630_360_1683905038-9164.jpeg" xlink:type="simple" xlink:show="embed" xlink:actuate="onLoad" draw:mime-type="image/jpeg"/>
</draw:frame>
</text:a>
 <text:a xlink:type="simple" xlink:href="https://static.ukrinform.com/photos/2023_05/1683905039-8812.jpeg" text:style-name="Internet_20_link" text:visited-style-name="Visited_20_Internet_20_Link">
<draw:frame draw:style-name="fr1" draw:name="Image136" text:anchor-type="as-char" svg:width="6.9236in" svg:height="3.956343in" draw:z-index="0">
<draw:image xlink:href="../Images/yкринформ/2023-05-12T18-48-24-03-00/630_360_1683905039-8812.jpeg" xlink:type="simple" xlink:show="embed" xlink:actuate="onLoad" draw:mime-type="image/jpeg"/>
</draw:frame>
</text:a>
 <text:a xlink:type="simple" xlink:href="https://static.ukrinform.com/photos/2023_05/1683905038-9824.jpeg" text:style-name="Internet_20_link" text:visited-style-name="Visited_20_Internet_20_Link">
<draw:frame draw:style-name="fr1" draw:name="Image137" text:anchor-type="as-char" svg:width="6.9236in" svg:height="3.956343in" draw:z-index="0">
<draw:image xlink:href="../Images/yкринформ/2023-05-12T18-48-24-03-00/630_360_1683905038-9824.jpeg" xlink:type="simple" xlink:show="embed" xlink:actuate="onLoad" draw:mime-type="image/jpeg"/>
</draw:frame>
</text:a>
 <text:a xlink:type="simple" xlink:href="https://static.ukrinform.com/photos/2023_05/1683905039-8062.jpeg" text:style-name="Internet_20_link" text:visited-style-name="Visited_20_Internet_20_Link">
<draw:frame draw:style-name="fr1" draw:name="Image138" text:anchor-type="as-char" svg:width="6.9236in" svg:height="3.956343in" draw:z-index="0">
<draw:image xlink:href="../Images/yкринформ/2023-05-12T18-48-24-03-00/630_360_1683905039-8062.jpeg" xlink:type="simple" xlink:show="embed" xlink:actuate="onLoad" draw:mime-type="image/jpeg"/>
</draw:frame>
</text:a>
 <text:a xlink:type="simple" xlink:href="https://static.ukrinform.com/photos/2023_05/1683905039-9253.jpeg" text:style-name="Internet_20_link" text:visited-style-name="Visited_20_Internet_20_Link">
<draw:frame draw:style-name="fr1" draw:name="Image139" text:anchor-type="as-char" svg:width="6.9236in" svg:height="3.956343in" draw:z-index="0">
<draw:image xlink:href="../Images/yкринформ/2023-05-12T18-48-24-03-00/630_360_1683905039-9253.jpeg" xlink:type="simple" xlink:show="embed" xlink:actuate="onLoad" draw:mime-type="image/jpeg"/>
</draw:frame>
</text:a>
 <text:a xlink:type="simple" xlink:href="https://static.ukrinform.com/photos/2023_05/1683905039-9309.jpeg" text:style-name="Internet_20_link" text:visited-style-name="Visited_20_Internet_20_Link">
<draw:frame draw:style-name="fr1" draw:name="Image140" text:anchor-type="as-char" svg:width="6.9236in" svg:height="3.956343in" draw:z-index="0">
<draw:image xlink:href="../Images/yкринформ/2023-05-12T18-48-24-03-00/630_360_1683905039-9309.jpeg" xlink:type="simple" xlink:show="embed" xlink:actuate="onLoad" draw:mime-type="image/jpeg"/>
</draw:frame>
</text:a>
 <text:a xlink:type="simple" xlink:href="https://static.ukrinform.com/photos/2023_05/1683905043-5236.jpeg" text:style-name="Internet_20_link" text:visited-style-name="Visited_20_Internet_20_Link">
<draw:frame draw:style-name="fr1" draw:name="Image141" text:anchor-type="as-char" svg:width="6.9236in" svg:height="3.956343in" draw:z-index="0">
<draw:image xlink:href="../Images/yкринформ/2023-05-12T18-48-24-03-00/630_360_1683905043-5236.jpeg" xlink:type="simple" xlink:show="embed" xlink:actuate="onLoad" draw:mime-type="image/jpeg"/>
</draw:frame>
</text:a>
 <text:a xlink:type="simple" xlink:href="https://static.ukrinform.com/photos/2023_05/1683905043-2755.jpeg" text:style-name="Internet_20_link" text:visited-style-name="Visited_20_Internet_20_Link">
<draw:frame draw:style-name="fr1" draw:name="Image142" text:anchor-type="as-char" svg:width="6.9236in" svg:height="3.956343in" draw:z-index="0">
<draw:image xlink:href="../Images/yкринформ/2023-05-12T18-48-24-03-00/630_360_1683905043-2755.jpeg" xlink:type="simple" xlink:show="embed" xlink:actuate="onLoad" draw:mime-type="image/jpeg"/>
</draw:frame>
</text:a>
 <text:a xlink:type="simple" xlink:href="https://static.ukrinform.com/photos/2023_05/1683905043-7059.jpeg" text:style-name="Internet_20_link" text:visited-style-name="Visited_20_Internet_20_Link">
<draw:frame draw:style-name="fr1" draw:name="Image143" text:anchor-type="as-char" svg:width="6.9236in" svg:height="3.956343in" draw:z-index="0">
<draw:image xlink:href="../Images/yкринформ/2023-05-12T18-48-24-03-00/630_360_1683905043-7059.jpeg" xlink:type="simple" xlink:show="embed" xlink:actuate="onLoad" draw:mime-type="image/jpeg"/>
</draw:frame>
</text:a>
</text:p>
      <text:p text:style-name="P4">
Прохорівський сквер в Одесі зберігає сумну історію, але сьогодні має дужеважливе історичне і культурне значення, оскільки на його територіїрозташований меморіальний комплекс пам'яті жертв Голокосту.</text:p>
      <text:p text:style-name="P4">
У сквері оновили головну алею, яка носить назву на честь Праведників світу. Наній висадили 104 гостролисті клени. Саджанці надала «Асоціація Праведниківсвіту» – колишні в’язні гетто та нацистських концтаборів. Біля дерев розміщенотаблички з іменами людей, які за часів Другої світової війни рятували життяєвреям.</text:p>
      <text:p text:style-name="P4">
<text:span text:style-name="T4">
Читайте також:</text:span>
 <text:a xlink:type="simple" xlink:href="https://www.ukrinform.ua/rubric-world/3697988-prezidenti-polsi-nimeccini-ta-izrailu-vzali-ucast-u-zahodah-do-80h-rokovin-povstanna-u-getto.html" text:style-name="Internet_20_link" text:visited-style-name="Visited_20_Internet_20_Link">
 </text:a>
</text:p>
      <text:p text:style-name="P4">
Історію своєї бабусі, яка під час <text:a xlink:type="simple" xlink:href="https://www.ukrinform.ua/tag-druga-svitova" text:style-name="Internet_20_link" text:visited-style-name="Visited_20_Internet_20_Link">
 </text:a>
 врятувала з розстрільної ями дитину, Укрінформу розповіла одеситкаНадія Жигалова.</text:p>
      <text:p text:style-name="P4">
«Яма з трупами була на околиці села Виноградне, Березівського району. Бабусяпроходила біля неї та почула звідти стогін. Серед мертвих тіл вона розкопаланапівживу дівчинку. Бабуся прихистила дитину, хоч сама мала чотирьох дітей», –розказує вона.</text:p>
      <text:p text:style-name="P4">
Бабуся Жигалової розуміла, що сусіди можуть на неї донести, та дитині загрожуєрозстріл. Вона назвала дівчинку іменем своєї племінниці – Валя Панченко. Алеце не відвело біди.</text:p>
      <text:p text:style-name="P4">
«Прийшли карателі, дітей зачинили в одній кімнаті, а мати (мою бабусю) –повісили в іншій та пішли з будинку. Саме ця дівчинка, яку бабусяпереховувала, розбила вікно та дісталася до повішеної. Вона перерізала мотузкута встигла врятувати їй життя», – зазначила Жигалова.</text:p>
      <text:p text:style-name="P4">
Коли війна закінчилася, єврейська дівчинка так і залишилася в родиніЖигалових, пані Надія багато років навіть не знала, що тітка їй не рідна.</text:p>
      <text:p text:style-name="P4">
<text:span text:style-name="T4">
Читайте також:</text:span>
 <text:a xlink:type="simple" xlink:href="https://www.ukrinform.ua/rubric-polytics/3700135-spiker-vr-zaklikav-goliv-parlamentiv-es-pidtrimati-ukrainsku-formulu-miru.html" text:style-name="Internet_20_link" text:visited-style-name="Visited_20_Internet_20_Link">
 </text:a>
</text:p>
      <text:p text:style-name="P4">
Зараз ім’я бабусі Надії Жигалової також викарбовано на пам’ятній табличці наАлеї Праведників світу.</text:p>
      <text:p text:style-name="P4">
Під час заходу учасники вшанували памʼять загиблих і поклали квіти допамʼятника жертвам Голокосту.</text:p>
      <text:p text:style-name="P4">
Як повідомлялося, Світовий конгрес українців та українські громади усьогосвіту разом з Єврейською конфедерацією України у Міжнародний день пам’ятіжертв Голокосту вшановують пам’ять знищених і замордованих нацистським режимом6 млн євреїв, з яких не менше 1,5 млн були українськими євреями.</text:p>
      <text:p text:style-name="P4">
Source: <text:a xlink:type="simple" xlink:href="https://www.ukrinform.ua/rubric-regions/3708431-v-odesi-vidznacili-den-pravednikiv-narodiv-svitu.html" text:style-name="Internet_20_link" text:visited-style-name="Visited_20_Internet_20_Link">
https://www.ukrinform.ua/rubric-regions/3708431-v-odesi-vidznacili-den-pravednikiv-narodiv-svitu.html</text:a>
</text:p>
      <!--NEWS-->
      <text:h text:style-name="P10" text:outline-level="1">
<text:span text:style-name="T4">
Україна вимагає відповідальності рф через невиконання рішень Міжпарламентського Союзу - Корнієнко</text:span>
</text:h>
      <text:p text:style-name="P4">
Authors: Ukrinform (Person)</text:p>
      <text:p text:style-name="P4">
Publisher: Укринформ (Organization)</text:p>
      <text:p text:style-name="P4">
Published Time: 2023-05-12T18:53:13+03:00</text:p>
      <text:p text:style-name="P4">
Modified Time: 2023-05-12T18:53:13+03:00</text:p>
      <text:p text:style-name="P4">
Description: Україна вимагає відповідальності росії через невиконання рішень Міжпарламентського Союзу (МПС). — Укрінформ.</text:p>
      <text:p text:style-name="P4">
Images: ["<text:a xlink:type="simple" xlink:href="https://static.ukrinform.com/photos/2023_05/thumb_files/630_360_1683906639-500.jpg" text:style-name="Internet_20_link" text:visited-style-name="Visited_20_Internet_20_Link">
630_360_16839...</text:a>
", "<text:a xlink:type="simple" xlink:href="https://static.ukrinform.com/photos/2023_05/1683906639-289.jpg" text:style-name="Internet_20_link" text:visited-style-name="Visited_20_Internet_20_Link">
1683906639-28...</text:a>
"]</text:p>
      <text:p text:style-name="P4">
Tags: ['росія', 'Верховна Рада', 'Корнієнко', 'Міжпарламентський Союз']</text:p>
      <text:p text:style-name="P4">
Type: Article</text:p>
      <!--METADATA-->
      <text:p text:style-name="P4">
<draw:frame draw:style-name="fr1" draw:name="Image144" text:anchor-type="as-char" svg:width="6.9236in" svg:height="3.956343in" draw:z-index="0">
<draw:image xlink:href="../Images/yкринформ/2023-05-12T18-53-13-03-00/630_360_1683906639-500.jpg" xlink:type="simple" xlink:show="embed" xlink:actuate="onLoad" draw:mime-type="image/jpeg"/>
</draw:frame>
 Українавимагає відповідальності росії через невиконання рішень МіжпарламентськогоСоюзу (МПС).</text:p>
      <text:p text:style-name="P4">
Про це заявив перший заступник Голови Верховної Ради Олександр Корнієнко підчас зустрічі у Вільнюсі з головою Міжпарламентського Союзу Дуарте Пашеку,передає Укрінформ із посилання на <text:a xlink:type="simple" xlink:href="https://www.rada.gov.ua/news/Top-novyna/236550.html" text:style-name="Internet_20_link" text:visited-style-name="Visited_20_Internet_20_Link">
 </text:a>
 .</text:p>
      <text:p text:style-name="P4">
«За нашої ініціативи дві поспіль Асамблеї МПС засудили дії російськоїфедерації», — сказав Корнієнко та додав, що у резолюціях закликали донегайного припинення військової окупації росією суверенної території України йвідновлення територіальної цілісності, відповідно до міжнародно визнанихкордонів.</text:p>
      <text:p text:style-name="P4">
<draw:frame draw:style-name="fr1" draw:name="Image145" text:anchor-type="as-char" svg:width="6.9236in" svg:height="5.1927in" draw:z-index="0">
<draw:image xlink:href="../Images/yкринформ/2023-05-12T18-53-13-03-00/1683906639-289.jpg" xlink:type="simple" xlink:show="embed" xlink:actuate="onLoad" draw:mime-type="image/jpeg"/>
</draw:frame>
</text:p>
      <text:p text:style-name="P4">
Він подякував Президентові Міжпарламентського Союзу Дуарте Пашеку за підтримкусуверенітету України та важливі кроки задля перемоги й справедливості</text:p>
      <text:p text:style-name="P4">
Сторони обговорили шляхи співпраці Міжпарламентського Союзу й Верховної РадиУкраїни, а також потенційні зміни у статуті організації.</text:p>
      <text:p text:style-name="P4">
<text:span text:style-name="T4">
Читайте також:</text:span>
 <text:a xlink:type="simple" xlink:href="https://www.ukrinform.ua/rubric-polytics/3707803-kornienko-obgovoriv-iz-vicespikerom-sejmasu-litvi-evroatlanticnu-integraciu-ukraini.html" text:style-name="Internet_20_link" text:visited-style-name="Visited_20_Internet_20_Link">
 <text:span text:style-name="T4">
Корнієнко</text:span>
 </text:a>
</text:p>
      <text:p text:style-name="P4">
Як повідомлялося, 10-12 травня 2023 року перший заступник Голови <text:a xlink:type="simple" xlink:href="https://www.ukrinform.ua/tag-verhovna-rada" text:style-name="Internet_20_link" text:visited-style-name="Visited_20_Internet_20_Link">
</text:a>
 України Олександр Корнієнкоперебуває з робочим візитом у столиці Литовської Республіки — Вільнюсі.</text:p>
      <text:p text:style-name="P4">
<text:span text:style-name="T5">
Фото: rada.gov.ua</text:span>
</text:p>
      <text:p text:style-name="P4">
Source: <text:a xlink:type="simple" xlink:href="https://www.ukrinform.ua/rubric-polytics/3708433-ukraina-vimagae-vidpovidalnosti-rf-cerez-nevikonanna-risen-mizparlamentskogo-souzu-kornienko.html" text:style-name="Internet_20_link" text:visited-style-name="Visited_20_Internet_20_Link">
https://www.ukrinform.ua/rubric-polytics/3708433-ukraina-vimagae-vidpovidalnosti-rf-cerez-nevikonanna-risen-mizparlamentskogo-souzu-kornienko.html</text:a>
</text:p>
      <!--NEWS-->
      <text:h text:style-name="P10" text:outline-level="1">
<text:span text:style-name="T4">
Агенту, який передав росіянам дані про ЗСУ на Харківщині, дали 15 років тюрми</text:span>
</text:h>
      <text:p text:style-name="P4">
Authors: Ukrinform (Person)</text:p>
      <text:p text:style-name="P4">
Publisher: Укринформ (Organization)</text:p>
      <text:p text:style-name="P4">
Published Time: 2023-05-12T18:54:00+03:00</text:p>
      <text:p text:style-name="P4">
Modified Time: 2023-05-12T18:54:00+03:00</text:p>
      <text:p text:style-name="P4">
Description: До 15 років позбавлення волі засудили російського агента, який передавав ворогу координати розташування українських військових у Харківській області.   — Укрінформ.</text:p>
      <text:p text:style-name="P4">
Images: ["<text:a xlink:type="simple" xlink:href="https://static.ukrinform.com/photos/2017_05/thumb_files/630_360_1494432026-9526.jpg" text:style-name="Internet_20_link" text:visited-style-name="Visited_20_Internet_20_Link">
630_360_14944...</text:a>
", "<text:a xlink:type="simple" xlink:href="https://static.ukrinform.com/photos/2023_05/1683906865-462.jpg" text:style-name="Internet_20_link" text:visited-style-name="Visited_20_Internet_20_Link">
1683906865-46...</text:a>
"]</text:p>
      <text:p text:style-name="P4">
Tags: ['Суд', 'ЗСУ', 'Харківщина', 'агентура рф']</text:p>
      <text:p text:style-name="P4">
Type: Article</text:p>
      <!--METADATA-->
      <text:p text:style-name="P4">
<draw:frame draw:style-name="fr1" draw:name="Image146" text:anchor-type="as-char" svg:width="6.9236in" svg:height="3.956343in" draw:z-index="0">
<draw:image xlink:href="../Images/yкринформ/2023-05-12T18-54-00-03-00/630_360_1494432026-9526.jpg" xlink:type="simple" xlink:show="embed" xlink:actuate="onLoad" draw:mime-type="image/jpeg"/>
</draw:frame>
 До 15років позбавлення волі засудили російського агента, який передавав ворогукоординати розташування українських військових у Харківській області.</text:p>
      <text:p text:style-name="P4">
Як передає Укрінформ, про це повідомляє <text:a xlink:type="simple" xlink:href="https://www.gp.gov.ua/ua/posts/15-rokiv-za-gratami-provede-zradnik-yakii-peredav-okupantam-koordinati-roztasuvannya-ukrayinskix-viiskovix-na-xarkivshhini" text:style-name="Internet_20_link" text:visited-style-name="Visited_20_Internet_20_Link">
</text:a>
 .</text:p>
      <text:p text:style-name="P4">
За підтримання публічного обвинувачення прокурорами Харківської обласноїпрокуратури суд визнав чоловіка винним у <text:a xlink:type="simple" xlink:href="https://www.ukrinform.ua/tag-derzzrada" text:style-name="Internet_20_link" text:visited-style-name="Visited_20_Internet_20_Link">
 </text:a>
 (ч. 2 ст. 111 Кримінального кодексу України).</text:p>
      <text:p text:style-name="P4">
<draw:frame draw:style-name="fr1" draw:name="Image147" text:anchor-type="as-char" svg:width="6.9236in" svg:height="5.570934in" draw:z-index="0">
<draw:image xlink:href="../Images/yкринформ/2023-05-12T18-54-00-03-00/1683906865-462.jpg" xlink:type="simple" xlink:show="embed" xlink:actuate="onLoad" draw:mime-type="image/jpeg"/>
</draw:frame>
</text:p>
      <text:p text:style-name="P4">
Його засуджено до 15 років позбавлення волі із конфіскацією всього належногойому на праві власності майна.</text:p>
      <text:p text:style-name="P4">
Прокурори у суді довели, що житель Луганщини на початку повномасштабноговторгнення рф вийшов на двох російських військових із позивними “Яша” та“Урал”. Чоловік передавав їм інформацію про місця дислокації ЗСУ тарозташування української військової техніки на Харківщині.</text:p>
      <text:p text:style-name="P4">
Для збору даних він використовував своїх друга та дружину, які нічого не зналипро його зрадницьку позицію. Дружина робила скриншоти із зазначенням точнихгеолокацій через те, що зрадник не вмів справно користуватись технічнимипристроями.</text:p>
      <text:p text:style-name="P4">
Всю інформацію засуджений надсилав загарбникам через Телеграм.</text:p>
      <text:p text:style-name="P4">
Правоохоронці затримали зрадника у Харкові наприкінці березня 2022 року.</text:p>
      <text:p text:style-name="P4">
<text:span text:style-name="T4">
Читайте також:</text:span>
 <text:a xlink:type="simple" xlink:href="https://www.ukrinform.ua/rubric-regions/3695929-sbu-zatrimala-rosijskogo-agenta-akij-sukav-slabki-misca-na-kordoni.html" text:style-name="Internet_20_link" text:visited-style-name="Visited_20_Internet_20_Link">
 <text:span text:style-name="T4">
агента</text:span>
 </text:a>
</text:p>
      <text:p text:style-name="P4">
У суді чоловік свою вину не визнав та пояснив, що думав, що спілкується зукраїнськими розвідниками.</text:p>
      <text:p text:style-name="P4">
На російські номери, куди він надсилав інформацію, він не звернув увагу.</text:p>
      <text:p text:style-name="P4">
Як повідомляв <text:a xlink:type="simple" xlink:href="https://www.ukrinform.ua/rubric-regions/3706410-rozkonservovanij-agent-rozvidki-rf-provede-za-gratami-15-rokiv.html" text:style-name="Internet_20_link" text:visited-style-name="Visited_20_Internet_20_Link">
 </text:a>
 , до 15 років позбавлення волі засудили агентаголовного управління генштабу зс рф, який збирав розвіддані про місцябазування та переміщення Сил оборони на території Вінницької області.</text:p>
      <text:p text:style-name="P4">
<text:span text:style-name="T5">
Фото: www.gp.gov.ua</text:span>
</text:p>
      <text:p text:style-name="P4">
Source: <text:a xlink:type="simple" xlink:href="https://www.ukrinform.ua/rubric-regions/3708434-agentu-akij-peredav-rosianam-dani-pro-zsu-na-harkivsini-dali-15-rokiv-turmi.html" text:style-name="Internet_20_link" text:visited-style-name="Visited_20_Internet_20_Link">
https://www.ukrinform.ua/rubric-regions/3708434-agentu-akij-peredav-rosianam-dani-pro-zsu-na-harkivsini-dali-15-rokiv-turmi.html</text:a>
</text:p>
      <!--NEWS-->
      <text:h text:style-name="P10" text:outline-level="1">
<text:span text:style-name="T4">
Словаччина скасувала односторонні обмеження на імпорт агропродукції з України</text:span>
</text:h>
      <text:p text:style-name="P4">
Authors: Ukrinform (Person)</text:p>
      <text:p text:style-name="P4">
Publisher: Укринформ (Organization)</text:p>
      <text:p text:style-name="P4">
Published Time: 2023-05-12T18:56:00+03:00</text:p>
      <text:p text:style-name="P4">
Modified Time: 2023-05-12T18:56:00+03:00</text:p>
      <text:p text:style-name="P4">
Description: Уряд Словаччини сьогодні схвалив пропозицію міністерства сільського господарства замінити односторонню заборону на імпорт сільськогосподарських товарів з України рішенням Єврокомісії. — Укрінформ.</text:p>
      <text:p text:style-name="P4">
Images: ["<text:a xlink:type="simple" xlink:href="https://static.ukrinform.com/photos/2023_05/thumb_files/630_360_1683906934-899.jpg" text:style-name="Internet_20_link" text:visited-style-name="Visited_20_Internet_20_Link">
630_360_16839...</text:a>
"]</text:p>
      <text:p text:style-name="P4">
Tags: ['Імпорт', 'Україна', 'Заборона', 'Словаччина', 'Аграрії']</text:p>
      <text:p text:style-name="P4">
Type: Article</text:p>
      <!--METADATA-->
      <text:p text:style-name="P4">
<draw:frame draw:style-name="fr1" draw:name="Image148" text:anchor-type="as-char" svg:width="6.9236in" svg:height="3.956343in" draw:z-index="0">
<draw:image xlink:href="../Images/yкринформ/2023-05-12T18-56-00-03-00/630_360_1683906934-899.jpg" xlink:type="simple" xlink:show="embed" xlink:actuate="onLoad" draw:mime-type="image/jpeg"/>
</draw:frame>
 УрядСловаччини сьогодні схвалив пропозицію міністерства сільського господарствазамінити односторонню заборону на імпорт сільськогосподарських товарів зУкраїни рішенням Єврокомісії.</text:p>
      <text:p text:style-name="P4">
Як передає Укрінформ, про це повідомляє агенція <text:a xlink:type="simple" xlink:href="https://www.tasr.sk/tasr-clanok/TASR:2023051200000346" text:style-name="Internet_20_link" text:visited-style-name="Visited_20_Internet_20_Link">
 </text:a>
 .</text:p>
      <text:p text:style-name="P4">
Таким чином, словацька заборона на ввезення окремих видівсільськогосподарської продукції та харчових продуктів з України абопоходженням з України формально скасовується.</text:p>
      <text:p text:style-name="P4">
Також запроваджується спеціальний режим транзиту української агропродукціїчерез <text:a xlink:type="simple" xlink:href="https://www.ukrinform.ua/tag-slovaccina" text:style-name="Internet_20_link" text:visited-style-name="Visited_20_Internet_20_Link">
 </text:a>
 .</text:p>
      <text:p text:style-name="P4">
«Лише законодавство ЄС зараз застосовується в цій сфері», — підтвердив TASRАндрей Вальнер - представник пресслужби міністерства сільського господарства.</text:p>
      <text:p text:style-name="P4">
Заходи Європейської комісії набули чинності 2 травня і триватимуть до 5червня. У цей період пшеницю, кукурудзу, ріпак та соняшник можна імпортувати вусі країни ЄС, крім Болгарії, Угорщини, Польщі, Румунії та Словаччини. Алечерез територію цих країн українську продукцію все ще можна транспортувати.</text:p>
      <text:p text:style-name="P4">
<text:span text:style-name="T4">
Читайте також:</text:span>
 <text:a xlink:type="simple" xlink:href="https://www.ukrinform.ua/rubric-economy/3708370-stefanisina-zaklikala-polsu-utrimatisa-vid-odnostoronnih-obmezen-na-ukrainskij-agroeksport.html" text:style-name="Internet_20_link" text:visited-style-name="Visited_20_Internet_20_Link">
 </text:a>
</text:p>
      <text:p text:style-name="P4">
У той же час п'ять країн зобов'язалися скасувати нещодавно прийнятіодносторонні заходи щодо пшениці, кукурудзи, ріпаку та насіння соняшнику, атакож щодо будь-яких інших продуктів, що походять з України.</text:p>
      <text:p text:style-name="P4">
Як повідомляв Укрінформ, Європейська комісія офіційно оголосила прозапровадження <text:a xlink:type="simple" xlink:href="https://www.ukrinform.ua/rubric-economy/3703840-evrokomisia-zaboronila-import-okremih-agroproduktiv-z-ukraini.html" text:style-name="Internet_20_link" text:visited-style-name="Visited_20_Internet_20_Link">
 </text:a>
 проти імпорту зУкраїни, що обмежують надходження сільськогосподарських товарів українськоговиробництва до п'яти країн ЄС.</text:p>
      <text:p text:style-name="P4">
Запобіжні заходи стосуватимуться чотирьох сільськогосподарських продуктів:зерна, кукурудзи, ріпаку та насіння соняшника.</text:p>
      <text:p text:style-name="P4">
<text:span text:style-name="T5">
Фото: twitter.com/MFA_Ukraine</text:span>
</text:p>
      <text:p text:style-name="P4">
Source: <text:a xlink:type="simple" xlink:href="https://www.ukrinform.ua/rubric-economy/3708435-slovaccina-skasuvala-odnostoronni-obmezenna-na-import-agroprodukcii-z-ukraini.html" text:style-name="Internet_20_link" text:visited-style-name="Visited_20_Internet_20_Link">
https://www.ukrinform.ua/rubric-economy/3708435-slovaccina-skasuvala-odnostoronni-obmezenna-na-import-agroprodukcii-z-ukraini.html</text:a>
</text:p>
      <!--NEWS-->
      <text:h text:style-name="P10" text:outline-level="1">
<text:span text:style-name="T4">
Обхід санкцій проти росії матиме наслідки - Бербок</text:span>
</text:h>
      <text:p text:style-name="P4">
Authors: Ukrinform (Person)</text:p>
      <text:p text:style-name="P4">
Publisher: Укринформ (Organization)</text:p>
      <text:p text:style-name="P4">
Published Time: 2023-05-12T19:04:16+03:00</text:p>
      <text:p text:style-name="P4">
Modified Time: 2023-05-12T19:04:16+03:00</text:p>
      <text:p text:style-name="P4">
Description: Країни ЄС стурбовані повідомленнями щодо нехтування санкціями деякими виробниками військової техніки та товарів подвійного призначення і прагнуть подбати про унеможливлення таких випадків. — Укрінформ.</text:p>
      <text:p text:style-name="P4">
Images: ["<text:a xlink:type="simple" xlink:href="https://static.ukrinform.com/photos/2022_05/thumb_files/630_360_1652193160-444.jpg" text:style-name="Internet_20_link" text:visited-style-name="Visited_20_Internet_20_Link">
630_360_16521...</text:a>
"]</text:p>
      <text:p text:style-name="P4">
Tags: ['Санкції', 'росія', 'Бербок']</text:p>
      <text:p text:style-name="P4">
Type: Article</text:p>
      <!--METADATA-->
      <text:p text:style-name="P4">
<draw:frame draw:style-name="fr1" draw:name="Image149" text:anchor-type="as-char" svg:width="6.9236in" svg:height="3.956343in" draw:z-index="0">
<draw:image xlink:href="../Images/yкринформ/2023-05-12T19-04-16-03-00/630_360_1652193160-444.jpg" xlink:type="simple" xlink:show="embed" xlink:actuate="onLoad" draw:mime-type="image/jpeg"/>
</draw:frame>
 Країни ЄСстурбовані повідомленнями щодо нехтування санкціями деякими виробникамивійськової техніки та товарів подвійного призначення і прагнуть подбати проунеможливлення таких випадків.</text:p>
      <text:p text:style-name="P4">
Про це заявила міністр закордонних справ ФРН Анналена Бербок на поляхнеформальної зустрічі голів МЗС ЄС у Стокгольмі 12 травня, повідомляєкореспондент Укрінформу.</text:p>
      <text:p text:style-name="P4">
«Найголовніше в світі – зрештою завершити цю жорстоку війну та найскоріше… Дляцього російські бомбардування, ракетні атаки мають завершитися. Але якщо хтосьбуде постачати зброю для підтримки агресора, це означатиме протилежнезавершенню війни, це означатиме розтягування в часі протизаконної агресивноївійни… Підтримка цієї агресивної війни зброєю означатиме те, що такі країнистануть її стороною», - заявила міністр.</text:p>
      <text:p text:style-name="P4">
Вона висловила стурбованість повідомленнями про факти обходу накладених наросію санкцій у частині військової техніки та матеріалів, які можутьвикористовуватися для її виробництва. Останніми місяцями, визнала главанімецького МЗС, є дедалі більше свідчень, що подекуди військові матеріалиможуть постачатися в рф окремими країнами, окремими підприємствами, особливоце стосується товарів подвійного призначення.</text:p>
      <text:p text:style-name="P4">
Важливо не допустити, щоби такі матеріали потрапляли в руки російськогоагресора, який так брутально порушує Хартію ООН понад рік, сказала дипломат.Отже, всі повідомлення ретельно перевіряються. У контексті обговореннячергового пакету санкцій європейські країни надають особливу увагу самепитанню, що робити, коли підприємства або країни ігнорують санкції.</text:p>
      <text:p text:style-name="P4">
«Ми конкретно хочемо запобігти тому, щоби військові матеріали постачалися <text:a xlink:type="simple" xlink:href="https://www.ukrinform.ua/tag-rosia" text:style-name="Internet_20_link" text:visited-style-name="Visited_20_Internet_20_Link">
</text:a>
 з інших країн. Це означало би прямупідтримку незаконної агресивної війни. Це означало би, що зброя з інших державвід підприємств, які не є російськими, в Україні вбивають дітей. Ми якєвропейці не закриватимемо на це очі… Це матиме наслідки», - застерегладипломатка.</text:p>
      <text:p text:style-name="P4">
Бербок запевнила, що будуть вжиті заходи щодо тих, хто санкції обходить. Прицьому вона зауважила, що відповідні санкції будуть спрямовані «не проти країн,а за міжнародний порядок, заснований на правилах, адже йдеться не пропокарання, а про дотримання міжнародного порядку.</text:p>
      <text:p text:style-name="P4">
Вона наголосила, що Німеччина, країни ЄС закликають всі держави світу,«насамперед ті, які несуть головну відповідальність у міжнароднихорганізаціях», не підтримувати російську війну, яка порушує Хартію ООН.</text:p>
      <text:p text:style-name="P4">
Бербок зазначила, що зустріч голів МЗС пройшла під гаслом підтримки України –по духу та по змісту. Європа, підкреслила міністр, продовжуватиме підтримуватиУкраїну гуманітарно, фінансово, економічно, але насамперед – військовоюдопомогою, щоби Україна могла захистити себе. Вона також наголосила наважливості не тільки надання допомоги, але й прямого інвестування в українськуекономіку та підтримки України на шляху в ЄС.</text:p>
      <text:p text:style-name="P4">
<text:span text:style-name="T4">
Читайте також:</text:span>
 <text:a xlink:type="simple" xlink:href="https://www.ukrinform.ua/rubric-polytics/3707792-navit-sered-druznih-do-ukraini-derzav-e-taki-so-dopomagaut-rf-obhoditi-sankcii-zelenskij.html" text:style-name="Internet_20_link" text:visited-style-name="Visited_20_Internet_20_Link">
 <text:span text:style-name="T4">
санкції</text:span>
 </text:a>
</text:p>
      <text:p text:style-name="P4">
Як повідомляв Укрінформ, міністр фінансів США Джанет Єллен у п’ятницюзустрілася зі своїм німецьким колегою Крістіаном Лінднером та обговорила <text:a xlink:type="simple" xlink:href="https://www.ukrinform.ua/rubric-economy/3708191-ministri-finansiv-ssa-ta-nimeccini-obgovorili-protidiu-uhilennu-rosii-vid-sankcij.html" text:style-name="Internet_20_link" text:visited-style-name="Visited_20_Internet_20_Link">
</text:a>
 , накладених нанеї через розв`язання війни в Україні.</text:p>
      <text:p text:style-name="P4">
<text:span text:style-name="T5">
Фото: GETTY IMAGES</text:span>
</text:p>
      <text:p text:style-name="P4">
Source: <text:a xlink:type="simple" xlink:href="https://www.ukrinform.ua/rubric-world/3708440-obhid-sankcij-proti-rosii-matime-naslidki-berbok.html" text:style-name="Internet_20_link" text:visited-style-name="Visited_20_Internet_20_Link">
https://www.ukrinform.ua/rubric-world/3708440-obhid-sankcij-proti-rosii-matime-naslidki-berbok.html</text:a>
</text:p>
      <!--NEWS-->
      <text:h text:style-name="P10" text:outline-level="1">
<text:span text:style-name="T4">
Окупанти вже внутрішньо готові до поразки – Зеленський</text:span>
</text:h>
      <text:p text:style-name="P4">
Authors: Ukrinform (Person)</text:p>
      <text:p text:style-name="P4">
Publisher: Укринформ (Organization)</text:p>
      <text:p text:style-name="P4">
Published Time: 2023-05-12T19:06:00+03:00</text:p>
      <text:p text:style-name="P4">
Modified Time: 2023-05-12T19:06:00+03:00</text:p>
      <text:p text:style-name="P4">
Description: Російські окупаційні війська вже внутрішньо готові до поразки і щодня потрібно тиснути на них так, щоб їхнє ж відчуття поразки перетворювалося на їхню втечу.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Україна', 'Зеленський', 'Війна з росією', '#stoprussia']</text:p>
      <text:p text:style-name="P4">
Type: Article</text:p>
      <!--METADATA-->
      <text:p text:style-name="P4">
<draw:frame draw:style-name="fr1" draw:name="Image150" text:anchor-type="as-char" svg:width="6.9236in" svg:height="3.956343in" draw:z-index="0">
<draw:image xlink:href="../Images/yкринформ/2023-05-12T19-06-00-03-00/630_360_1678962741-175.jpeg" xlink:type="simple" xlink:show="embed" xlink:actuate="onLoad" draw:mime-type="image/jpeg"/>
</draw:frame>
 Російськіокупаційні війська вже внутрішньо готові до поразки і щодня потрібно тиснутина них так, щоб їхнє ж відчуття поразки перетворювалося на їхню втечу.</text:p>
      <text:p text:style-name="P4">
Про це під час вечірнього <text:a xlink:type="simple" xlink:href="https://t.me/V_Zelenskiy_official/6210" text:style-name="Internet_20_link" text:visited-style-name="Visited_20_Internet_20_Link">
 </text:a>
 заявивПрезидент України Володимир Зеленський, передає Укрінформ.</text:p>
      <text:p text:style-name="P4">
«Що важливо розуміти зараз? Окупанти вже внутрішньо готові до поразки. Вонивже програли цю <text:a xlink:type="simple" xlink:href="https://www.ukrinform.ua/tag-vijna" text:style-name="Internet_20_link" text:visited-style-name="Visited_20_Internet_20_Link">
 </text:a>
 у своїх думках. Миповинні щодня тиснути на них так, щоб їхнє ж відчуття поразки перетворювалосяна їхню втечу, їхні помилки, їхні втрати», - наголосив Зеленський.</text:p>
      <text:p text:style-name="P4">
_Відео:<text:a xlink:type="simple" xlink:href="https://t.me/V_Zelenskiy_official/6210" text:style-name="Internet_20_link" text:visited-style-name="Visited_20_Internet_20_Link">
 </text:a>
 _</text:p>
      <text:p text:style-name="P4">
Він нагадав, що сьогодні провів засідання Верховного Головнокомандувача, наякому заслухав важливі доповіді вищого військового керівництва, командувачівоперативних напрямків щодо ситуації на фронті.</text:p>
      <text:p text:style-name="P4">
<text:span text:style-name="T4">
Читайте також:</text:span>
 <text:a xlink:type="simple" xlink:href="https://www.ukrinform.ua/rubric-ato/3708021-zelenskij-podakuvav-zahisnikam-za-rezultativnu-robotu-na-fronti.html" text:style-name="Internet_20_link" text:visited-style-name="Visited_20_Internet_20_Link">
 <text:span text:style-name="T4">
Зеленський</text:span>
 </text:a>
</text:p>
      <text:p text:style-name="P4">
Як повідомляв <text:a xlink:type="simple" xlink:href="https://www.ukrinform.ua/rubric-ato/3708221-prezident-proviv-zasidanna-stavki-zasluhali-dopovid-sirskogo.html" text:style-name="Internet_20_link" text:visited-style-name="Visited_20_Internet_20_Link">
 </text:a>
 , Президент ВолодимирЗеленський провів засідання Ставки Верховного Головнокомандувача, на якомузаслухали доповідь командувача Сухопутних військ Збройних сил України генерал-полковника Олександра Сирського, генерала Олександра Тарнавського щодоактуальної ситуації в ОСУВ «Таврія», доповідь Головнокомандувача ЗСУ ВалеріяЗалужного, міністра оборони Олексія Резнікова та представників Генеральногоштабу та міністра з питань стратегічних галузей промисловості УкраїниОлександра Камишіна.</text:p>
      <text:p text:style-name="P4">
<text:span text:style-name="T5">
Фото: ОП</text:span>
</text:p>
      <text:p text:style-name="P4">
Source: <text:a xlink:type="simple" xlink:href="https://www.ukrinform.ua/rubric-ato/3708441-okupanti-vze-vnutrisno-gotovi-do-porazki-zelenskij.html" text:style-name="Internet_20_link" text:visited-style-name="Visited_20_Internet_20_Link">
https://www.ukrinform.ua/rubric-ato/3708441-okupanti-vze-vnutrisno-gotovi-do-porazki-zelenskij.html</text:a>
</text:p>
      <!--NEWS-->
      <text:h text:style-name="P10" text:outline-level="1">
<text:span text:style-name="T4">
Війська рф за день здійснили понад 35 атак на чотирьох напрямках</text:span>
</text:h>
      <text:p text:style-name="P4">
Authors: Ukrinform (Person)</text:p>
      <text:p text:style-name="P4">
Publisher: Укринформ (Organization)</text:p>
      <text:p text:style-name="P4">
Published Time: 2023-05-12T19:07:31+03:00</text:p>
      <text:p text:style-name="P4">
Modified Time: 2023-05-12T19:07:31+03:00</text:p>
      <text:p text:style-name="P4">
Description: Війська російської федерації протягом доби здійснили 36 атак на Лиманському, Бахмутському, Авдіївському та Мар’їнському напрямках, в епіцентрі бойових дій залишаються Бахмут і Мар’їнка. — Укрінформ.</text:p>
      <text:p text:style-name="P4">
Images: ["<text:a xlink:type="simple" xlink:href="https://static.ukrinform.com/photos/2023_04/thumb_files/630_360_1682438812-465.jpg" text:style-name="Internet_20_link" text:visited-style-name="Visited_20_Internet_20_Link">
630_360_16824...</text:a>
", "<text:a xlink:type="simple" xlink:href="https://static.ukrinform.com/photos/2023_05/1683907349-208.jpg" text:style-name="Internet_20_link" text:visited-style-name="Visited_20_Internet_20_Link">
1683907349-20...</text:a>
", "<text:a xlink:type="simple" xlink:href="https://static.ukrinform.com/photos/2023_05/1683907331-162.jpg" text:style-name="Internet_20_link" text:visited-style-name="Visited_20_Internet_20_Link">
1683907331-16...</text:a>
"]</text:p>
      <text:p text:style-name="P4">
Tags: ['Генштаб', 'ЗСУ', 'Війна з росією']</text:p>
      <text:p text:style-name="P4">
Type: Article</text:p>
      <!--METADATA-->
      <text:p text:style-name="P4">
<draw:frame draw:style-name="fr1" draw:name="Image151" text:anchor-type="as-char" svg:width="6.9236in" svg:height="3.956343in" draw:z-index="0">
<draw:image xlink:href="../Images/yкринформ/2023-05-12T19-07-31-03-00/630_360_1682438812-465.jpg" xlink:type="simple" xlink:show="embed" xlink:actuate="onLoad" draw:mime-type="image/jpeg"/>
</draw:frame>
 Військаросійської федерації протягом доби здійснили 36 атак на Лиманському,Бахмутському, Авдіївському та Мар’їнському напрямках, в епіцентрі бойових дійзалишаються Бахмут і Мар’їнка.</text:p>
      <text:p text:style-name="P4">
Як передає Укрінформ, про це Генеральний штаб Збройних сил України повідомив у<text:a xlink:type="simple" xlink:href="https://www.facebook.com/GeneralStaff.ua/posts/pfbid0cRwMsnTFVUBaRsx8zuS5iGWVtS6WCpgBQr9mgSBAMGEbAtXfU8iJmhQKeTFP9Foal" text:style-name="Internet_20_link" text:visited-style-name="Visited_20_Internet_20_Link">
</text:a>
, оприлюднивши оперативну інформацію станом на 18:00 12 травня.</text:p>
      <text:p text:style-name="P4">
За даними Генштабу, на згаданих напрямках російська армія продовжуєзосереджувати основні зусилля.</text:p>
      <text:p text:style-name="P4">
Загалом протягом доби загарбники здійснили чотири ракетні й 26 авіаційнихударів, а також понад 20 обстрілів з реактивних систем залпового вогню.Ворожим вогнем пошкоджені приватні житлові будинки й інша цивільнаінфраструктура.</text:p>
      <text:p text:style-name="P4">
Зокрема, ракетами росіяни атакували Краматорськ <text:a xlink:type="simple" xlink:href="https://www.ukrinform.ua/tag-doneccina" text:style-name="Internet_20_link" text:visited-style-name="Visited_20_Internet_20_Link">
</text:a>
 і Запоріжжя, вкотре використавши дляцього зенітні ракетні комплекси С-300.</text:p>
      <text:p text:style-name="P4">
Наголошується, що ймовірність здійснення військами рф ракетних й авіаційнихударів по всій території України залишається високою, адже ворог продовжуєзастосовувати тактику терору.</text:p>
      <text:p text:style-name="P4">
Українська авіація за добу здійснила загалом чотири удари по районахзосередження особового складу та військової техніки росіян. Підрозділиракетних військ й артилерії ЗСУ зі свого боку уразили три райони зосередженняживої сили, три артилерійські підрозділи на вогневих позиціях, а також станціюрадіоелектронної боротьби загарбників.</text:p>
      <text:p text:style-name="P4">
<draw:frame draw:style-name="fr1" draw:name="Image152" text:anchor-type="as-char" svg:width="6.9236in" svg:height="5.554352in" draw:z-index="0">
<draw:image xlink:href="../Images/yкринформ/2023-05-12T19-07-31-03-00/1683907349-208.jpg" xlink:type="simple" xlink:show="embed" xlink:actuate="onLoad" draw:mime-type="image/jpeg"/>
</draw:frame>
</text:p>
      <text:p text:style-name="P4">
На Волинському та Поліському напрямках оперативна обстановка, за інформацієюГенштабу, суттєвих змін не зазнала, ознаки формування наступальних угрупованьросійської федерації не виявлені.</text:p>
      <text:p text:style-name="P4">
На <text:span text:style-name="T4">
Сіверському</text:span>
 і <text:span text:style-name="T4">
Слобожанському напрямках</text:span>
 ворог продовжує зберігативійськову присутність у прикордонних з Україною районах. З мінометів іартилерії загарбники обстрілювали Волфине Сумської області, Червону Зорю,Ветеринарне, Глибоке, Липці, Старицю, Огірцеве, Гатище, Вовчанськ, Нестерне таВеликий Бурлук Харківської області.</text:p>
      <text:p text:style-name="P4">
На <text:span text:style-name="T4">
Куп’янському напрямку</text:span>
 протягом доби артилерійських і мінометних ударівворога зазнали Кам'янка, Красне Перше, Митрофанівка, Фиголівка, Новомлинськ,Дворічна, Западне, Кислівка і Табаївка Харківської області та СтельмахівкаЛуганської області.</text:p>
      <text:p text:style-name="P4">
На <text:span text:style-name="T4">
Лиманському напрямку</text:span>
 протягом доби війська рф били по Макіївці іБілогорівці Луганської області, а також по Верхньокам'янському та СпірномуДонецької області.</text:p>
      <text:p text:style-name="P4">
На <text:span text:style-name="T4">
Бахмутському напрямку</text:span>
 російська армія продовжує вести наступ. У Бахмутітривають безперервні бої. Безуспішні наступальні дії ворог вів у напрямкуОріхово-Василівки, Григорівки й Ступочків.</text:p>
      <text:p text:style-name="P4">
Авіаційних ударів загарбники завдавали по районах Бахмута, Богданівки і Нью-Йорка. Від ворожих обстрілів постраждали Федорівка Друга, Оріхово-Василівка,Богданівка, Бахмут, Іванівське, Часів Яр, Ступочки, Південне, Торецьк, Дружба,Північне та Нью-Йорк Донецької області.</text:p>
      <text:p text:style-name="P4">
<draw:frame draw:style-name="fr1" draw:name="Image153" text:anchor-type="as-char" svg:width="6.9236in" svg:height="4.615733in" draw:z-index="0">
<draw:image xlink:href="../Images/yкринформ/2023-05-12T19-07-31-03-00/1683907331-162.jpg" xlink:type="simple" xlink:show="embed" xlink:actuate="onLoad" draw:mime-type="image/jpeg"/>
</draw:frame>
</text:p>
      <text:p text:style-name="P4">
На <text:span text:style-name="T4">
Авдіївському напрямку</text:span>
 війська рф били з авіації по районах Авдіївки іВодяного, обстрілювали Степове, Авдіївку, Нетайлове і Первомайське Донецькоїобласті.</text:p>
      <text:p text:style-name="P4">
На <text:span text:style-name="T4">
Мар’їнському напрямку</text:span>
 підрозділи Сил оборони відбили численні атакиворога в районі Мар’їнки. Водночас ворожих обстрілів зазнали Гостре,Георгіївка, Максимільянівка, Мар’їнка та Побєда Донецької області.</text:p>
      <text:p text:style-name="P4">
На <text:span text:style-name="T4">
Шахтарському напрямку</text:span>
 протягом доби наступальних дій росіяни непроводили, натомість завдавали авіаційних ударів по районах Пречистівки йВеликої Новосілки, обстрілювали Парасковіївку, Костянтинівку, Новомихайлівку,Вугледар, Новоукраїнку та Пречистівку.</text:p>
      <text:p text:style-name="P4">
На <text:span text:style-name="T4">
Запорізькому</text:span>
 і <text:span text:style-name="T4">
Херсонському напрямках</text:span>
 російські війська продовжуютьвести оборонні дії. З авіації ворог бив по районах Новополя Донецької області,Малинівки та Червоного Запорізької області, а також Кізомиса Херсонськоїобласті.</text:p>
      <text:p text:style-name="P4">
<text:span text:style-name="T4">
Читайте також:</text:span>
 <text:a xlink:type="simple" xlink:href="https://www.ukrinform.ua/rubric-ato/3708320-e-vsi-oznaki-visnazenna-voroga-na-bahmutskomu-napramku-cerevatij.html" text:style-name="Internet_20_link" text:visited-style-name="Visited_20_Internet_20_Link">
 <text:span text:style-name="T4">
Бахмутському</text:span>
 </text:a>
</text:p>
      <text:p text:style-name="P4">
Водночас загарбники продовжують обстрілювати населені пункти, розташовані білялінії бойового зіткнення, зокрема Времівку й Новопіль Донецької області,Малинівку, Гуляйполе, Білогір'я, Новоандріївку, Новопавлівку, Малі Щербаки таКам’янське Запорізької області, а також Херсон, Козацьке, Садове і АнтонівкуХерсонської області.</text:p>
      <text:p text:style-name="P4">
Встановлено, що, крім доукомплектування підрозділів, які зазнали втрат у живійсилі, росіяни також формують нові частини.</text:p>
      <text:p text:style-name="P4">
Так, у Ставропольському краї на фондах Південного військового округу ворогрозпочав формування окремої мотострілецької бригади, яка має посилитизагарбницькі війська, що діють на території України. Переважна більшість осіб,які підписали контракт, не мають мотивації до участі в бойових діях, водночасзагарбники прагнуть заробити грошей.</text:p>
      <text:p text:style-name="P4">
Як повідомляв Укрінформ, у ході розв'язаної проти України повномасштабноївійни <text:a xlink:type="simple" xlink:href="https://www.ukrinform.ua/rubric-ato/3708073-sili-oboroni-znisili-197-670-rosijskih-zagarbnikiv.html" text:style-name="Internet_20_link" text:visited-style-name="Visited_20_Internet_20_Link">
 </text:a>
 і тисячі одиниць бойової техніки.</text:p>
      <text:p text:style-name="P4">
<text:span text:style-name="T5">
Фото: Генштаб ЗСУ</text:span>
</text:p>
      <text:p text:style-name="P4">
Source: <text:a xlink:type="simple" xlink:href="https://www.ukrinform.ua/rubric-ato/3708443-vijska-rf-za-den-zdijsnili-ponad-35-atak-na-cotiroh-napramkah.html" text:style-name="Internet_20_link" text:visited-style-name="Visited_20_Internet_20_Link">
https://www.ukrinform.ua/rubric-ato/3708443-vijska-rf-za-den-zdijsnili-ponad-35-atak-na-cotiroh-napramkah.html</text:a>
</text:p>
      <!--NEWS-->
      <text:h text:style-name="P10" text:outline-level="1">
<text:span text:style-name="T4">
Загарбники вдарили по Костянтинівці зі «Смерчів» та артилерії, є поранений</text:span>
</text:h>
      <text:p text:style-name="P4">
Authors: Ukrinform (Person)</text:p>
      <text:p text:style-name="P4">
Publisher: Укринформ (Organization)</text:p>
      <text:p text:style-name="P4">
Published Time: 2023-05-12T19:11:00+03:00</text:p>
      <text:p text:style-name="P4">
Modified Time: 2023-05-12T19:11:00+03:00</text:p>
      <text:p text:style-name="P4">
Description: На Донеччині одна людина поранена внаслідок обстрілу росіянами з РСЗВ «Смерч» міста Костянтинівки. — Укрінформ.</text:p>
      <text:p text:style-name="P4">
Images: ["<text:a xlink:type="simple" xlink:href="https://static.ukrinform.com/photos/2023_05/thumb_files/630_360_1683908399-414.jpg" text:style-name="Internet_20_link" text:visited-style-name="Visited_20_Internet_20_Link">
630_360_16839...</text:a>
"]</text:p>
      <text:p text:style-name="P4">
Tags: ['Донеччина', 'Обстріл', 'Війна з росією']</text:p>
      <text:p text:style-name="P4">
Type: Article</text:p>
      <!--METADATA-->
      <text:p text:style-name="P4">
<draw:frame draw:style-name="fr1" draw:name="Image154" text:anchor-type="as-char" svg:width="6.9236in" svg:height="3.956343in" draw:z-index="0">
<draw:image xlink:href="../Images/yкринформ/2023-05-12T19-11-00-03-00/630_360_1683908399-414.jpg" xlink:type="simple" xlink:show="embed" xlink:actuate="onLoad" draw:mime-type="image/jpeg"/>
</draw:frame>
 НаДонеччині одна людина поранена внаслідок обстрілу росіянами з РСЗВ «Смерч»міста Костянтинівки.</text:p>
      <text:p text:style-name="P4">
Як передає Укрінформ, про це у <text:a xlink:type="simple" xlink:href="https://t.me/pavlokyrylenko_donoda/7934" text:style-name="Internet_20_link" text:visited-style-name="Visited_20_Internet_20_Link">
 </text:a>
повідомив начальник Донецької обласної військової адміністрації ПавлоКириленко.</text:p>
      <text:p text:style-name="P4">
«Одна людина поранена внаслідок сьогоднішнього <text:a xlink:type="simple" xlink:href="https://www.ukrinform.ua/tag-obstril" text:style-name="Internet_20_link" text:visited-style-name="Visited_20_Internet_20_Link">
</text:a>
 Костянтинівки. росіяни ударили помісту зі «Смерчів» та артилерії — пошкодили 28 приватних будинків, 2багатоповерхівки, крамницю та 2 газопроводи», - написав очільник області.</text:p>
      <text:p text:style-name="P4">
Він підкреслив, що Костянтинівка наразі знаходиться постійно під ворожимвогнем, тому залишатися у місті небезпечно.</text:p>
      <text:p text:style-name="P4">
<text:span text:style-name="T4">
Читайте також:</text:span>
 <text:a xlink:type="simple" xlink:href="https://www.ukrinform.ua/rubric-regions/3708205-policia-pokazala-naslidki-vcorasnih-obstriliv-na-doneccini.html" text:style-name="Internet_20_link" text:visited-style-name="Visited_20_Internet_20_Link">
 <text:span text:style-name="T4">
Донеччині</text:span>
 </text:a>
</text:p>
      <text:p text:style-name="P4">
Як повідомлялося, минулої доби, 11 травня, російські війська <text:a xlink:type="simple" xlink:href="https://www.ukrinform.ua/rubric-ato/3708092-na-doneccini-rosiani-za-dobu-vbili-odnogo-civilnogo-se-12-poraneni.html" text:style-name="Internet_20_link" text:visited-style-name="Visited_20_Internet_20_Link">
</text:a>
 .</text:p>
      <text:p text:style-name="P4">
Донеччина постійно перебуває під обстрілами російських військ, щодня ворогвбиває та травмує цивільних мешканців, руйнує інфраструктурні об’єкти.</text:p>
      <text:p text:style-name="P4">
Source: <text:a xlink:type="simple" xlink:href="https://www.ukrinform.ua/rubric-ato/3708449-rosiani-vdarila-po-kostantinivci-zi-smerciv-ta-artilerii-e-poranenij.html" text:style-name="Internet_20_link" text:visited-style-name="Visited_20_Internet_20_Link">
https://www.ukrinform.ua/rubric-ato/3708449-rosiani-vdarila-po-kostantinivci-zi-smerciv-ta-artilerii-e-poranenij.html</text:a>
</text:p>
      <!--NEWS-->
      <text:h text:style-name="P10" text:outline-level="1">
<text:span text:style-name="T4">
росія вивела у Чорне море два ракетоносії – надводний і підводний</text:span>
</text:h>
      <text:p text:style-name="P4">
Authors: Ukrinform (Person)</text:p>
      <text:p text:style-name="P4">
Publisher: Укринформ (Organization)</text:p>
      <text:p text:style-name="P4">
Published Time: 2023-05-12T19:13:00+03:00</text:p>
      <text:p text:style-name="P4">
Modified Time: 2023-05-12T19:13:00+03:00</text:p>
      <text:p text:style-name="P4">
Description: На бойове чергування в Чорне море росія вивела два свої ракетоносії – надводний і підводний. — Укрінформ.</text:p>
      <text:p text:style-name="P4">
Images: ["<text:a xlink:type="simple" xlink:href="https://static.ukrinform.com/photos/2015_11/thumb_files/630_360_1447753045-4415-korabli-rf.jpg" text:style-name="Internet_20_link" text:visited-style-name="Visited_20_Internet_20_Link">
630_360_14477...</text:a>
"]</text:p>
      <text:p text:style-name="P4">
Tags: ['Ракета', ' Чорне море', 'росія', 'Корабель']</text:p>
      <text:p text:style-name="P4">
Type: Article</text:p>
      <!--METADATA-->
      <text:p text:style-name="P4">
<draw:frame draw:style-name="fr1" draw:name="Image155" text:anchor-type="as-char" svg:width="6.9236in" svg:height="3.956343in" draw:z-index="0">
<draw:image xlink:href="../Images/yкринформ/2023-05-12T19-13-00-03-00/630_360_1447753045-4415-korabli-rf.jpg" xlink:type="simple" xlink:show="embed" xlink:actuate="onLoad" draw:mime-type="image/jpeg"/>
</draw:frame>
 На бойове чергування в Чорне море росія вивела два свої ракетоносії –надводний і підводний.</text:p>
      <text:p text:style-name="P4">
Як передає Укрінформ, про це оперативне командування "Південь" повідомило у <text:a xlink:type="simple" xlink:href="https://www.facebook.com/OperationalCommandSouth/posts/pfbid0hVVgHnpYnr7Bn2ug7nxvmScCak2KcycjwzjiRNsiWfaBweuLotfc7HpV4GoN6rR4l" text:style-name="Internet_20_link" text:visited-style-name="Visited_20_Internet_20_Link">
</text:a>
.</text:p>
      <text:p text:style-name="P4">
"Напоготові до пусків може бути до 12 ракет типу "Калібр". Рівень <text:a xlink:type="simple" xlink:href="https://www.ukrinform.ua/tag-raketa" text:style-name="Internet_20_link" text:visited-style-name="Visited_20_Internet_20_Link">
</text:a>
 небезпеки – підвищений", – попередили вкомандуванні.</text:p>
      <text:p text:style-name="P4">
<text:span text:style-name="T4">
Читайте також:</text:span>
 <text:a xlink:type="simple" xlink:href="https://www.ukrinform.ua/rubric-ato/3708159-rf-vvazae-krilati-raketi-klucovou-zbroeu-dla-zrivu-kontrnastupu-zsu-rozvidka-britanii.html" text:style-name="Internet_20_link" text:visited-style-name="Visited_20_Internet_20_Link">
 <text:span text:style-name="T4">
ракет</text:span>
 </text:a>
</text:p>
      <text:p text:style-name="P4">
Як повідомляв Укрінформ, станом на ранок 12 травня у Чорному морі нефіксувалося жодного ракетоносія загарбників.</text:p>
      <text:p text:style-name="P4">
Source: <text:a xlink:type="simple" xlink:href="https://www.ukrinform.ua/rubric-ato/3708444-rosia-vivela-u-corne-more-dva-raketonosii-nadvodnij-i-pidvodnij.html" text:style-name="Internet_20_link" text:visited-style-name="Visited_20_Internet_20_Link">
https://www.ukrinform.ua/rubric-ato/3708444-rosia-vivela-u-corne-more-dva-raketonosii-nadvodnij-i-pidvodnij.html</text:a>
</text:p>
      <!--NEWS-->
      <text:h text:style-name="P10" text:outline-level="1">
<text:span text:style-name="T4">
Ліверпульська книгарня підготувала до Євробачення український стенд</text:span>
</text:h>
      <text:p text:style-name="P4">
Authors: Ukrinform (Person)</text:p>
      <text:p text:style-name="P4">
Publisher: Укринформ (Organization)</text:p>
      <text:p text:style-name="P4">
Published Time: 2023-05-12T19:15:00+03:00</text:p>
      <text:p text:style-name="P4">
Modified Time: 2023-05-12T19:15:00+03:00</text:p>
      <text:p text:style-name="P4">
Description: У межах Євробачення-2023 ліверпульська книгарня радикальної літератури «Новини нізвідки» підготувала український стенд. — Укрінформ.</text:p>
      <text:p text:style-name="P4">
Images: ["<text:a xlink:type="simple" xlink:href="https://static.ukrinform.com/photos/2023_05/thumb_files/630_360_1683907712-633.jpg" text:style-name="Internet_20_link" text:visited-style-name="Visited_20_Internet_20_Link">
630_360_16839...</text:a>
", "<text:a xlink:type="simple" xlink:href="https://static.ukrinform.com/photos/2023_05/1683907832-721.jpg" text:style-name="Internet_20_link" text:visited-style-name="Visited_20_Internet_20_Link">
1683907832-72...</text:a>
"]</text:p>
      <text:p text:style-name="P4">
Tags: ['Євробачення', 'Книги', 'Україна', 'Ліверпуль', 'Книгарня']</text:p>
      <text:p text:style-name="P4">
Type: Article</text:p>
      <!--METADATA-->
      <text:p text:style-name="P4">
<draw:frame draw:style-name="fr1" draw:name="Image156" text:anchor-type="as-char" svg:width="6.9236in" svg:height="3.956343in" draw:z-index="0">
<draw:image xlink:href="../Images/yкринформ/2023-05-12T19-15-00-03-00/630_360_1683907712-633.jpg" xlink:type="simple" xlink:show="embed" xlink:actuate="onLoad" draw:mime-type="image/jpeg"/>
</draw:frame>
 У межахЄвробачення-2023 ліверпульська книгарня радикальної літератури «Новининізвідки» підготувала український стенд.</text:p>
      <text:p text:style-name="P4">
Про це повідомляє пресслужба Міністерства культури та інформаційної політики у<text:a xlink:type="simple" xlink:href="https://t.me/mkipu/6026" text:style-name="Internet_20_link" text:visited-style-name="Visited_20_Internet_20_Link">
 </text:a>
 , передає Укрінформ.</text:p>
      <text:p text:style-name="P4">
<draw:frame draw:style-name="fr1" draw:name="Image157" text:anchor-type="as-char" svg:width="6.9236in" svg:height="6.9236in" draw:z-index="0">
<draw:image xlink:href="../Images/yкринформ/2023-05-12T19-15-00-03-00/1683907832-721.jpg" xlink:type="simple" xlink:show="embed" xlink:actuate="onLoad" draw:mime-type="image/jpeg"/>
</draw:frame>
</text:p>
      <text:p text:style-name="P4">
Зазначається, що головна вітрина оформлена в українському стилі, тут вміщенийпортрет Василя Стуса з лозунгом "Борися за правду".</text:p>
      <text:p text:style-name="P4">
У книгарні доступні <text:a xlink:type="simple" xlink:href="https://www.ukrinform.ua/tag-kniga" text:style-name="Internet_20_link" text:visited-style-name="Visited_20_Internet_20_Link">
 </text:a>
 українськихавторів, видані у перекладі або англійською мовою. Серед них - «Брама Європи»Сергія Плохія, «Повідомлення з України» Володимира Зеленського, «Жовтийметелик» Олександра Шатохіна, а також історичні, дитячі та публіцистичнітексти.</text:p>
      <text:p text:style-name="P4">
<text:span text:style-name="T4">
Читайте також:</text:span>
 <text:a xlink:type="simple" xlink:href="https://www.ukrinform.ua/rubric-society/3699547-proekt-knizki-bez-kordoniv-realizuut-uze-v-37-krainah-zelenska.html" text:style-name="Internet_20_link" text:visited-style-name="Visited_20_Internet_20_Link">
 </text:a>
</text:p>
      <text:p text:style-name="P4">
Як повідомляв Укрінформ, пісенний конкурс "Євробачення-2023" проходить уЛіверпулі після того, як Україна, яка перемогла на конкурсі 2022 року з піснеюStefania гурту Kalush Orchestra, не змогла задовольнити вимоги щодо проведенняконкурсу через безпекові побоювання, спричинені російським вторгненням.</text:p>
      <text:p text:style-name="P4">
Півфінали конкурсу відбулися 9 та 11 травня, фінал пройде 13 травня.</text:p>
      <text:p text:style-name="P4">
Україну на конкурсі представляє гурт TVORCHI з піснею Heart of Steel.</text:p>
      <text:p text:style-name="P4">
<text:span text:style-name="T5">
Фото: Суспільне Культура</text:span>
</text:p>
      <text:p text:style-name="P4">
Source: <text:a xlink:type="simple" xlink:href="https://www.ukrinform.ua/rubric-culture/3708446-liverpulska-knigarna-pidgotuvala-do-evrobacenna-ukrainskij-stend.html" text:style-name="Internet_20_link" text:visited-style-name="Visited_20_Internet_20_Link">
https://www.ukrinform.ua/rubric-culture/3708446-liverpulska-knigarna-pidgotuvala-do-evrobacenna-ukrainskij-stend.html</text:a>
</text:p>
      <!--NEWS-->
      <text:h text:style-name="P10" text:outline-level="1">
<text:span text:style-name="T4">
Білий дім прокоментував заяву Зеленського про контрнаступ та обіцяну допомогу Заходу</text:span>
</text:h>
      <text:p text:style-name="P4">
Authors: Ukrinform (Person)</text:p>
      <text:p text:style-name="P4">
Publisher: Укринформ (Organization)</text:p>
      <text:p text:style-name="P4">
Published Time: 2023-05-12T19:15:29+03:00</text:p>
      <text:p text:style-name="P4">
Modified Time: 2023-05-12T19:15:29+03:00</text:p>
      <text:p text:style-name="P4">
Description: Рішення про те, коли Збройні сили України підуть у контрнаступ, приймає верховний головнокомандувач країни, і Сполучені Штати ставляться до цього з усією повагою. — Укрінформ.</text:p>
      <text:p text:style-name="P4">
Images: ["<text:a xlink:type="simple" xlink:href="https://static.ukrinform.com/photos/2023_04/thumb_files/630_360_1682353689-890.jpg" text:style-name="Internet_20_link" text:visited-style-name="Visited_20_Internet_20_Link">
630_360_16823...</text:a>
"]</text:p>
      <text:p text:style-name="P4">
Tags: ['США', 'Україна', 'Зброя', 'Білий дім']</text:p>
      <text:p text:style-name="P4">
Type: Article</text:p>
      <!--METADATA-->
      <text:p text:style-name="P4">
<draw:frame draw:style-name="fr1" draw:name="Image158" text:anchor-type="as-char" svg:width="6.9236in" svg:height="3.956343in" draw:z-index="0">
<draw:image xlink:href="../Images/yкринформ/2023-05-12T19-15-29-03-00/630_360_1682353689-890.jpg" xlink:type="simple" xlink:show="embed" xlink:actuate="onLoad" draw:mime-type="image/jpeg"/>
</draw:frame>
 Рішенняпро те, коли Збройні сили України підуть у контрнаступ, приймає верховнийголовнокомандувач країни, і Сполучені Штати ставляться до цього з усієюповагою.</text:p>
      <text:p text:style-name="P4">
Так прокоментував позицію Президента Зеленського щодо термінів контрнаступукоординатор Ради нацбезпеки Білого дому Джон Кірбі, передає власнийкореспондент Укрінформу.</text:p>
      <text:p text:style-name="P4">
«Що стосується Президента Зеленського та його коментарів, то я хочу сказати,що він є (верховним – ред.) головнокомандувачем, і тільки він приймає рішення,чи він хоче і коли він хоче піти в наступ, а також на якому напрямі, з якимипідрозділами і як він збирається це зробити»,- зауважив представник Білогодому.</text:p>
      <text:p text:style-name="P4">
Він підкреслив, що це рішення залежить від українського керівництва, «і ми цеповажаємо повною мірою».</text:p>
      <text:p text:style-name="P4">
Водночас Кірбі наголосив, що <text:a xlink:type="simple" xlink:href="https://www.ukrinform.ua/tag-ssa" text:style-name="Internet_20_link" text:visited-style-name="Visited_20_Internet_20_Link">
 </text:a>
 разом ізпартнерами зосереджені на забезпеченні України інструментами для веденняборотьби, а також тренуваннями для українських військових.</text:p>
      <text:p text:style-name="P4">
«Як я говорив раніше, ми надали переважну більшість тих видів можливостей,які, за словами українців, були потрібні їм для проведення наступальнихоперацій навесні», - продовжив представник Білого дому.</text:p>
      <text:p text:style-name="P4">
Із того, що поставлятиметься в Україну додатково найближчим часом, Кірбівказав на боєприпаси, зокрема, для артилерії.</text:p>
      <text:p text:style-name="P4">
<text:span text:style-name="T4">
Читайте також:</text:span>
 <text:a xlink:type="simple" xlink:href="https://www.ukrinform.ua/rubric-polytics/3708400-litva-zaklikala-vidmovitisa-vid-tabu-u-postacanni-zbroi-ukraini.html" text:style-name="Internet_20_link" text:visited-style-name="Visited_20_Internet_20_Link">
 <text:span text:style-name="T4">
Литва</text:span>
 </text:a>
</text:p>
      <text:p text:style-name="P4">
Як повідомляв Укрінформ, напередодні Президент України Володимир Зеленськийзаявив, що <text:a xlink:type="simple" xlink:href="https://www.ukrinform.ua/rubric-ato/3707632-ukraini-potribno-bilse-casu-dla-kontrnastupu-zelenskij.html" text:style-name="Internet_20_link" text:visited-style-name="Visited_20_Internet_20_Link">
 </text:a>
 проти росії, оскільки військовівсе ще потребують обіцяної допомоги Заходу.</text:p>
      <text:p text:style-name="P4">
Source: <text:a xlink:type="simple" xlink:href="https://www.ukrinform.ua/rubric-world/3708445-bilij-dim-prokomentuvav-zaavu-zelenskogo-pro-kontrnastup-ta-obicanu-dopomogu-zahodu.html" text:style-name="Internet_20_link" text:visited-style-name="Visited_20_Internet_20_Link">
https://www.ukrinform.ua/rubric-world/3708445-bilij-dim-prokomentuvav-zaavu-zelenskogo-pro-kontrnastup-ta-obicanu-dopomogu-zahodu.html</text:a>
</text:p>
      <!--NEWS-->
      <text:h text:style-name="P10" text:outline-level="1">
<text:span text:style-name="T4">
У Луганську пролунали вибухи: ЗМІ повідомляють про ракетний удар по нафтосховищу</text:span>
</text:h>
      <text:p text:style-name="P4">
Authors: Ukrinform (Person)</text:p>
      <text:p text:style-name="P4">
Publisher: Укринформ (Organization)</text:p>
      <text:p text:style-name="P4">
Published Time: 2023-05-12T19:16:00+03:00</text:p>
      <text:p text:style-name="P4">
Modified Time: 2023-05-12T19:16:00+03:00</text:p>
      <text:p text:style-name="P4">
Description: Сьогодні у тимчасово окупованому Луганську пролунали вибухи.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нафта', 'Вибух', 'Луганськ', 'Війна з росією']</text:p>
      <text:p text:style-name="P4">
Type: Article</text:p>
      <!--METADATA-->
      <text:p text:style-name="P4">
<draw:frame draw:style-name="fr1" draw:name="Image159" text:anchor-type="as-char" svg:width="6.9236in" svg:height="3.956343in" draw:z-index="0">
<draw:image xlink:href="../Images/yкринформ/2023-05-12T19-16-00-03-00/630_360_1677569405-698.jpg" xlink:type="simple" xlink:show="embed" xlink:actuate="onLoad" draw:mime-type="image/jpeg"/>
</draw:frame>
 Сьогодні утимчасово окупованому Луганську пролунали вибухи.</text:p>
      <text:p text:style-name="P4">
Як передає Укрінформ, про це повідомляє <text:a xlink:type="simple" xlink:href="https://t.me/nexta_live/52345" text:style-name="Internet_20_link" text:visited-style-name="Visited_20_Internet_20_Link">
 </text:a>
 .</text:p>
      <text:p text:style-name="P4">
Унаслідок <text:a xlink:type="simple" xlink:href="https://www.ukrinform.ua/tag-vibuh" text:style-name="Internet_20_link" text:visited-style-name="Visited_20_Internet_20_Link">
 </text:a>
 над Луганськом піднялисьгусті клуби диму.</text:p>
      <text:p text:style-name="P4">
"Згідно з попередніми даними, відбувся ракетний удар по нафтосховищу.</text:p>
      <text:p text:style-name="P4">
До речі, у Луганську знаходяться Турчак та Пасічник", - йдеться уповідомленні.</text:p>
      <text:p text:style-name="P4">
<text:span text:style-name="T4">
Читайте також:</text:span>
 <text:a xlink:type="simple" xlink:href="https://www.ukrinform.ua/rubric-regions/3708060-u-melitopoli-prolunav-silnij-vibuh.html" text:style-name="Internet_20_link" text:visited-style-name="Visited_20_Internet_20_Link">
 <text:span text:style-name="T4">
вибух</text:span>
 </text:a>
</text:p>
      <text:p text:style-name="P4">
Як повідомляв <text:a xlink:type="simple" xlink:href="https://www.ukrinform.ua/rubric-regions/3708417-u-melitopoli-bila-pidizdu-pidirvali-kolaboranta.html" text:style-name="Internet_20_link" text:visited-style-name="Visited_20_Internet_20_Link">
 </text:a>
 , уМелітополі вибухнула урна біля під'їзду багатоквартирного будинку, де мешкавтак званий “виконувач обов’язків заступника міністра будівництва” Запорізькоїобласті.</text:p>
      <text:p text:style-name="P4">
Source: <text:a xlink:type="simple" xlink:href="https://www.ukrinform.ua/rubric-ato/3708447-u-lugansku-prolunali-vibuhi-zmi-povidomlaut-pro-raketnij-udar-po-naftoshovisu.html" text:style-name="Internet_20_link" text:visited-style-name="Visited_20_Internet_20_Link">
https://www.ukrinform.ua/rubric-ato/3708447-u-lugansku-prolunali-vibuhi-zmi-povidomlaut-pro-raketnij-udar-po-naftoshovisu.html</text:a>
</text:p>
      <!--NEWS-->
      <text:h text:style-name="P10" text:outline-level="1">
<text:span text:style-name="T4">
Юнацька збірна України поступилася ірландцям на Турнірі розвитку УЄФА</text:span>
</text:h>
      <text:p text:style-name="P4">
Authors: Ukrinform (Person)</text:p>
      <text:p text:style-name="P4">
Publisher: Укринформ (Organization)</text:p>
      <text:p text:style-name="P4">
Published Time: 2023-05-12T19:19:01+03:00</text:p>
      <text:p text:style-name="P4">
Modified Time: 2023-05-12T19:19:01+03:00</text:p>
      <text:p text:style-name="P4">
Description: Юнацька збірна України U16 (футболісти не старші 2007 року народження) зазнала другої поразки на Турнірі розвитку УЄФА у словацькому місті Сенець. — Укрінформ.</text:p>
      <text:p text:style-name="P4">
Images: ["<text:a xlink:type="simple" xlink:href="https://static.ukrinform.com/photos/2023_05/thumb_files/630_360_1683908274-592.jpg" text:style-name="Internet_20_link" text:visited-style-name="Visited_20_Internet_20_Link">
630_360_16839...</text:a>
"]</text:p>
      <text:p text:style-name="P4">
Tags: ['Футбол', 'УЄФА']</text:p>
      <text:p text:style-name="P4">
Type: Article</text:p>
      <!--METADATA-->
      <text:p text:style-name="P4">
<draw:frame draw:style-name="fr1" draw:name="Image160" text:anchor-type="as-char" svg:width="6.9236in" svg:height="3.956343in" draw:z-index="0">
<draw:image xlink:href="../Images/yкринформ/2023-05-12T19-19-01-03-00/630_360_1683908274-592.jpg" xlink:type="simple" xlink:show="embed" xlink:actuate="onLoad" draw:mime-type="image/jpeg"/>
</draw:frame>
 Юнацьказбірна України U16 (футболісти не старші 2007 року народження) зазнала другоїпоразки на Турнірі розвитку УЄФА у словацькому місті Сенець.</text:p>
      <text:p text:style-name="P4">
Як повідомляє <text:a xlink:type="simple" xlink:href="https://uaf.ua/article/48223" text:style-name="Internet_20_link" text:visited-style-name="Visited_20_Internet_20_Link">
 </text:a>
 Української асоціації футболу(УАФ), у другому матчі «синьо-жовті» поступилися одноліткам з Ірландії - 1:3,передає Укрінформ.</text:p>
      <text:p text:style-name="P4">
У першому таймі українці зусиллями Богдана Редушка зуміли відкрити рахунок,але в другій половині зустрічі нічого не змогли протиставити своїм опонентам,пропустивши тричі.</text:p>
      <text:p text:style-name="P4">
В іншому поєдинку турніру у п'ятницю Латвія зустрічається зі Словаччиною.</text:p>
      <text:p text:style-name="P4">
Наступний матч підопічні Володимира Єзерського проведуть 15 травня протиЛатвії.</text:p>
      <text:p text:style-name="P4">
Турнірне становище: Ірландія - 6 очок (після 2-х ігор), Словаччина - 2 (1),Україна - 1 (2), Латвія - 0 (1).</text:p>
      <text:p text:style-name="P4">
<text:span text:style-name="T4">
Читайте також:</text:span>
 <text:a xlink:type="simple" xlink:href="https://www.ukrinform.ua/rubric-sports/3707491-unacka-zbirna-ukraini-postupilasa-po-penalti-slovakam-na-starti-turniru-rozvitku-uefa.html" text:style-name="Internet_20_link" text:visited-style-name="Visited_20_Internet_20_Link">
 <text:span text:style-name="T4">
УЄФА</text:span>
 </text:a>
</text:p>
      <text:p text:style-name="P4">
Нагадаємо, що збірна України U16 готується до кваліфікаційного раундуЄвро-2024 (U17). У період із 15 до 21 жовтня «синьо-жовті» зіграють зкомандами Німеччини, Фінляндії та Ліхтенштейну (господар змагань).</text:p>
      <text:p text:style-name="P4">
Фото: uaf.ua.</text:p>
      <text:p text:style-name="P4">
Source: <text:a xlink:type="simple" xlink:href="https://www.ukrinform.ua/rubric-sports/3708448-unacka-zbirna-ukraini-postupilasa-irlandcam-na-turniri-rozvitku-uefa.html" text:style-name="Internet_20_link" text:visited-style-name="Visited_20_Internet_20_Link">
https://www.ukrinform.ua/rubric-sports/3708448-unacka-zbirna-ukraini-postupilasa-irlandcam-na-turniri-rozvitku-uefa.html</text:a>
</text:p>
      <!--NEWS-->
      <text:h text:style-name="P10" text:outline-level="1">
<text:span text:style-name="T4">
На вихідних в Україні буде без опадів, у неділю прогріє до +25°</text:span>
</text:h>
      <text:p text:style-name="P4">
Authors: Ukrinform (Person)</text:p>
      <text:p text:style-name="P4">
Publisher: Укринформ (Organization)</text:p>
      <text:p text:style-name="P4">
Published Time: 2023-05-12T19:21:00+03:00</text:p>
      <text:p text:style-name="P4">
Modified Time: 2023-05-12T19:21:00+03:00</text:p>
      <text:p text:style-name="P4">
Description: У суботу й неділю у більшості регіонів України погода нарешті потішить комфортним теплом, хоча сонце може рідко з’являтися з-за хмар. — Укрінформ.</text:p>
      <text:p text:style-name="P4">
Images: ["<text:a xlink:type="simple" xlink:href="https://static.ukrinform.com/photos/2023_05/thumb_files/630_360_1683888614-327.jpg" text:style-name="Internet_20_link" text:visited-style-name="Visited_20_Internet_20_Link">
630_360_16838...</text:a>
"]</text:p>
      <text:p text:style-name="P4">
Tags: ['Погода', 'Прогноз']</text:p>
      <text:p text:style-name="P4">
Type: Article</text:p>
      <!--METADATA-->
      <text:p text:style-name="P4">
<draw:frame draw:style-name="fr1" draw:name="Image161" text:anchor-type="as-char" svg:width="6.9236in" svg:height="3.956343in" draw:z-index="0">
<draw:image xlink:href="../Images/yкринформ/2023-05-12T19-21-00-03-00/630_360_1683888614-327.jpg" xlink:type="simple" xlink:show="embed" xlink:actuate="onLoad" draw:mime-type="image/jpeg"/>
</draw:frame>
 У суботу йнеділю у більшості регіонів України погода нарешті потішить комфортним теплом,хоча сонце може рідко з’являтися з-за хмар.</text:p>
      <text:p text:style-name="P4">
Про це Укрінформу повідомили в <text:a xlink:type="simple" xlink:href="https://sinoptik.ua/" text:style-name="Internet_20_link" text:visited-style-name="Visited_20_Internet_20_Link">
 </text:a>
 .</text:p>
      <text:p text:style-name="P4">
Так, за даними синоптиків, у суботу, 13 травня, увесь день на більшій частинітериторії країни буде хмарно з проясненнями та без опадів. Лише на Закарпаттіможливі короткочасні дощі з грозами. На півдні, сході, півночі, в <text:a xlink:type="simple" xlink:href="https://ua.sinoptik.ua/%D0%BF%D0%BE%D0%B3%D0%BE%D0%B4%D0%B0-%D0%BA%D0%B8%D1%97%D0%B2" text:style-name="Internet_20_link" text:visited-style-name="Visited_20_Internet_20_Link">
</text:a>
та в центрі країни повітря прогріється до +20…+22 °С. У західних регіонах та вКриму термометри покажуть +16…+18 °С.</text:p>
      <text:p text:style-name="P4">
Тиждень закінчиться хмарною погодою без опадів у всій країні. У неділю, 14травня, у південних, східних, центральних та північних областях очікується+23…+25 °С. У західних та північно-західних областях середня денна температурастановитиме +19…+21 °С.</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Прогноз</text:span>
 <text:span text:style-name="T4">
погоди</text:span>
 <text:span text:style-name="T4">
секунд</text:span>
 <text:span text:style-name="T4">
Китаї</text:span>
 <text:span text:style-name="T4">
розробили</text:span>
<text:span text:style-name="T4">
систему</text:span>
 <text:span text:style-name="T4">
основі</text:span>
 <text:span text:style-name="T4">
штучного</text:span>
 <text:span text:style-name="T4">
інтелекту</text:span>
</text:a>
</text:p>
      <text:p text:style-name="P4">
Водночас наступний тиждень розпочнеться з дощової та похмурої погоди наСумщині, Чернігівщині, в усіх східних областях та на Закарпатті. У понеділок,15 травня, на заході, а також у <text:a xlink:type="simple" xlink:href="https://ua.sinoptik.ua/%D0%BF%D0%BE%D0%B3%D0%BE%D0%B4%D0%B0-%D1%85%D0%B0%D1%80%D0%BA%D1%96%D0%B2" text:style-name="Internet_20_link" text:visited-style-name="Visited_20_Internet_20_Link">
</text:a>
, Луганській та Сумській областях температура повітря становитиме +18…+21 °С.На решті території погода на початку тижня відповідатиме травневій кліматичнійнормі — +22…+24 °С.</text:p>
      <text:p text:style-name="P4">
Source: <text:a xlink:type="simple" xlink:href="https://www.ukrinform.ua/rubric-regions/3708249-na-vihidnih-v-ukraini-bude-bez-opadiv-u-nedilu-progrie-do-25.html" text:style-name="Internet_20_link" text:visited-style-name="Visited_20_Internet_20_Link">
https://www.ukrinform.ua/rubric-regions/3708249-na-vihidnih-v-ukraini-bude-bez-opadiv-u-nedilu-progrie-do-25.html</text:a>
</text:p>
      <!--NEWS-->
      <text:h text:style-name="P10" text:outline-level="1">
<text:span text:style-name="T4">
Каунаський театр сплатив €960 роялті за постановку балету «Алладін» - директор Київської опери</text:span>
</text:h>
      <text:p text:style-name="P4">
Authors: Ukrinform (Person)</text:p>
      <text:p text:style-name="P4">
Publisher: Укринформ (Organization)</text:p>
      <text:p text:style-name="P4">
Published Time: 2023-05-12T19:25:30+03:00</text:p>
      <text:p text:style-name="P4">
Modified Time: 2023-05-12T19:25:30+03:00</text:p>
      <text:p text:style-name="P4">
Description: За листопад-грудень 2022 року сума роялті від Каунаського театру (Литва) склала €960 за постановку балету "Аладдін", створеного на замовлення Київської опери. — Укрінформ.</text:p>
      <text:p text:style-name="P4">
Images: ["<text:a xlink:type="simple" xlink:href="https://static.ukrinform.com/photos/2023_05/thumb_files/630_360_1683820417-503.jpg" text:style-name="Internet_20_link" text:visited-style-name="Visited_20_Internet_20_Link">
630_360_16838...</text:a>
"]</text:p>
      <text:p text:style-name="P4">
Tags: ['Литва', 'Опера', 'Театр', 'Вистава', 'Київ']</text:p>
      <text:p text:style-name="P4">
Type: Article</text:p>
      <!--METADATA-->
      <text:p text:style-name="P4">
<draw:frame draw:style-name="fr1" draw:name="Image162" text:anchor-type="as-char" svg:width="6.9236in" svg:height="3.956343in" draw:z-index="0">
<draw:image xlink:href="../Images/yкринформ/2023-05-12T19-25-30-03-00/630_360_1683820417-503.jpg" xlink:type="simple" xlink:show="embed" xlink:actuate="onLoad" draw:mime-type="image/jpeg"/>
</draw:frame>
 Залистопад-грудень 2022 року сума роялті від Каунаського театру (Литва) склала€960 за постановку балету "Аладдін", створеного на замовлення Київської опери.</text:p>
      <text:p text:style-name="P4">
Про це директор - художній керівник Київського муніципального академічноготеатру опери і балету для дітей та юнацтва (Київської опери) Петро Качановповідомив в <text:a xlink:type="simple" xlink:href="https://www.ukrinform.ua/rubric-culture/3707922-petro-kacanov-direktor-hudoznij-kerivnik-kiivskoi-operi.html" text:style-name="Internet_20_link" text:visited-style-name="Visited_20_Internet_20_Link">
 </text:a>
 .</text:p>
      <text:p text:style-name="P4">
"Ми зробили постановку в жовтні, й за листопад-грудень роялті склало €960. Яне можу сказати, що це шалені кошти. Однак роялті вони сплачують по періодах,а не щомісяця: закінчився рік – вони сплатили, потім ще за пів року буде якасьсума", - зазначив Качанов.</text:p>
      <text:p text:style-name="P4">
На його думку, той факт, що литовський <text:a xlink:type="simple" xlink:href="https://www.ukrinform.ua/tag-teatr" text:style-name="Internet_20_link" text:visited-style-name="Visited_20_Internet_20_Link">
 </text:a>
узяв у свій репертуар балет на музику сучасного українського композитора, щозамістив твір російського композитора Арама Хачатуряна "Чіполіно", єбезпрецедентною подією.</text:p>
      <text:p text:style-name="P4">
<text:span text:style-name="T4">
Читайте також:</text:span>
 <text:a xlink:type="simple" xlink:href="https://www.ukrinform.ua/rubric-kyiv/3705299-u-kievi-prezentuvali-vistavku-soledar-sil-vijna.html" text:style-name="Internet_20_link" text:visited-style-name="Visited_20_Internet_20_Link">
 </text:a>
</text:p>
      <text:p text:style-name="P4">
"Щоб європейський театр мав у репертуарі твір українського композитора – цепрецедент, якого в новітній історії України не було...І я вважаю досягненнямдля України, що в європейському театрі буде йти наш сучасний Олександр Родін упостановці нашого театру", - сказав директор Київської опери.</text:p>
      <text:p text:style-name="P4">
Як повідомлялося, у 29-30 жовтня 2022 року у Каунаському державному музичномутеатрі відбулася прем'єра балету "Аладдін", що був створений на замовленняКиївської опери українським композитором Олександром Родіним.</text:p>
      <text:p text:style-name="P4">
<text:span text:style-name="T4">
Читайте також:</text:span>
 <text:a xlink:type="simple" xlink:href="https://www.ukrinform.ua/rubric-culture/3702428-u-kievi-prezentuvali-vistavu-mavka-sou-za-motivami-multfilmu.html" text:style-name="Internet_20_link" text:visited-style-name="Visited_20_Internet_20_Link">
 <text:span text:style-name="T4">
виставу</text:span>
 </text:a>
</text:p>
      <text:p text:style-name="P4">
У травні 2022 року Київська опера та Каунаський театр підписали контракт набезстроковий показ балету та на його постановку творчою командою Київськоїопери у складі Сергія Кона, Оксани Хамровської, Дмитра Куряти, НаталіїКлісенко. За умовами договору, литовський театр зобв'язався сплачувати роялтіза показ вистав, оскільки майнові права на постановку належать українськомутеатру.</text:p>
      <text:p text:style-name="P4">
Source: <text:a xlink:type="simple" xlink:href="https://www.ukrinform.ua/rubric-culture/3708450-kaunaskij-teatr-splativ-960-roalti-za-postanovku-baletu-alladin-direktor-kiivskoi-operi.html" text:style-name="Internet_20_link" text:visited-style-name="Visited_20_Internet_20_Link">
https://www.ukrinform.ua/rubric-culture/3708450-kaunaskij-teatr-splativ-960-roalti-za-postanovku-baletu-alladin-direktor-kiivskoi-operi.html</text:a>
</text:p>
      <!--NEWS-->
      <text:h text:style-name="P10" text:outline-level="1">
<text:span text:style-name="T4">
Викрадення українських дітей росією: Кондратюк закликала парламент Ісландії розглянути резолюцію</text:span>
</text:h>
      <text:p text:style-name="P4">
Authors: Ukrinform (Person)</text:p>
      <text:p text:style-name="P4">
Publisher: Укринформ (Organization)</text:p>
      <text:p text:style-name="P4">
Published Time: 2023-05-12T19:29:35+03:00</text:p>
      <text:p text:style-name="P4">
Modified Time: 2023-05-12T19:29:35+03:00</text:p>
      <text:p text:style-name="P4">
Description: Заступниця Голови Верховної Ради Олена Кондратюк закликала парламент Ісландії розглянути резолюцію щодо засудження масового викрадення українських дітей російською федерацією та приєднатися до міжнародної коаліції щодо їх повернення додому. — Укрінформ.</text:p>
      <text:p text:style-name="P4">
Images: ["<text:a xlink:type="simple" xlink:href="https://static.ukrinform.com/photos/2023_05/thumb_files/630_360_1683908794-570.jpg" text:style-name="Internet_20_link" text:visited-style-name="Visited_20_Internet_20_Link">
630_360_16839...</text:a>
", "<text:a xlink:type="simple" xlink:href="https://static.ukrinform.com/photos/2023_05/1683908795-412.jpg" text:style-name="Internet_20_link" text:visited-style-name="Visited_20_Internet_20_Link">
1683908795-41...</text:a>
"]</text:p>
      <text:p text:style-name="P4">
Tags: ['Депортація', 'Діти', 'Ісландія', 'Верховна Рада', 'Кондратюк', 'Війна з росією']</text:p>
      <text:p text:style-name="P4">
Type: Article</text:p>
      <!--METADATA-->
      <text:p text:style-name="P4">
<draw:frame draw:style-name="fr1" draw:name="Image163" text:anchor-type="as-char" svg:width="6.9236in" svg:height="3.956343in" draw:z-index="0">
<draw:image xlink:href="../Images/yкринформ/2023-05-12T19-29-35-03-00/630_360_1683908794-570.jpg" xlink:type="simple" xlink:show="embed" xlink:actuate="onLoad" draw:mime-type="image/jpeg"/>
</draw:frame>
 ЗаступницяГолови Верховної Ради Олена Кондратюк закликала парламент Ісландії розглянутирезолюцію щодо засудження масового викрадення українських дітей російськоюфедерацією та приєднатися до міжнародної коаліції щодо їх повернення додому.</text:p>
      <text:p text:style-name="P4">
Про це вона повідомила у <text:a xlink:type="simple" xlink:href="https://www.facebook.com/100068146218289/posts/-%D0%B7-%D1%80%D0%BE%D0%B1%D0%BE%D1%87%D0%B8%D0%BC-%D0%B2%D1%96%D0%B7%D0%B8%D1%82%D0%BE%D0%BC-%D1%83-%D1%80%D0%B5%D0%B9%D0%BA%D1%8F%D0%B2%D1%96%D0%BA%D1%83-%D1%80%D0%B0%D0%B7%D0%BE%D0%BC-%D1%96%D0%B7-%D0%BD%D0%B0%D1%80%D0%BE%D0%B4%D0%BD%D0%BE%D1%8E-%D0%B4%D0%B5%D0%BF%D1%83%D1%82%D0%B0%D1%82%D0%BA%D0%BE%D1%8E-%D0%BC%D0%B0%D1%80%D1%96%D1%8F-%D1%96%D0%BE%D0%BD%D0%BE%D0%B2%D0%B0-%D0%B7%D1%83%D1%81%D1%82%D1%80%D1%96%D0%BB/568835518731317/" text:style-name="Internet_20_link" text:visited-style-name="Visited_20_Internet_20_Link">
</text:a>
, передає Укрінформ.</text:p>
      <text:p text:style-name="P4">
Кондратюк поінформувала, що під час робочого візиту до Рейк’явіку разом ізнародною депутаткою Марією Іоновою провели зустріч зі спікером парламентуБіргіром Арманнссоном.</text:p>
      <text:p text:style-name="P4">
Віцеспікерка українського парламенту висловила вдячність Ісландії заполітичну, юридичну та гуманітарну підтримку України.</text:p>
      <text:p text:style-name="P4">
<draw:frame draw:style-name="fr1" draw:name="Image164" text:anchor-type="as-char" svg:width="6.9236in" svg:height="9.231467in" draw:z-index="0">
<draw:image xlink:href="../Images/yкринформ/2023-05-12T19-29-35-03-00/1683908795-412.jpg" xlink:type="simple" xlink:show="embed" xlink:actuate="onLoad" draw:mime-type="image/jpeg"/>
</draw:frame>
</text:p>
      <text:p text:style-name="P4">
Кондратюк зазначила, що Ісландія приєдналася до основної групи держав, якіпідтримують створення міжнародного спеціального трибуналу з розслідуваннязлочину агресії проти України, а також підписала спільну заяву саміту Україна-Північна Європа про створення Міжнародний центру із розслідування злочинуагресії проти України (ICPA) в Гаазі.</text:p>
      <text:p text:style-name="P4">
Окремо вона подякувала <text:a xlink:type="simple" xlink:href="https://www.ukrinform.ua/tag-islandia" text:style-name="Internet_20_link" text:visited-style-name="Visited_20_Internet_20_Link">
 </text:a>
 за підтримкустворення Реєстру відшкодування збитків, який буде представлено на Саміті РадиЄвропи 16-17 травня в Рек‘явіку.</text:p>
      <text:p text:style-name="P4">
«Це правова основа для використання заморожених активів рф на відбудовуУкраїни», – пояснила Кондратюк.</text:p>
      <text:p text:style-name="P4">
Крім цього, вона підкреслила, що Україна розраховує на активну позиціюІсландії у подальшому просуванні на міжнародній арені Формули миру,запропонованої Президентом Володимиром Зеленським.</text:p>
      <text:p text:style-name="P4">
<text:span text:style-name="T4">
Читайте також:</text:span>
 <text:a xlink:type="simple" xlink:href="https://www.ukrinform.ua/rubric-polytics/3704205-deportacia-ukrainskih-ditej-do-rf-kondratuk-zaklikala-kneset-izrailu-uhvaliti-zaavu.html" text:style-name="Internet_20_link" text:visited-style-name="Visited_20_Internet_20_Link">
 <text:span text:style-name="T4">
Кондратюк</text:span>
 </text:a>
</text:p>
      <text:p text:style-name="P4">
Водночас Кондратюк від імені ВР подякувала Біргіру Арманнссону за нещодавнєухвалення резолюції щодо офіційного визнання Голодомору 1932-33 роківгеноцидом Українського народу.</text:p>
      <text:p text:style-name="P4">
«Як віцеспікерка українського парламенту також звернулася до пана спікерапарламенту Ісландії з проханням розглянути резолюцію щодо засудження масовоговикрадення українських дітей росією та приєднання до міжнародної коаліції з їхповернення додому», - акцентувала вона.</text:p>
      <text:p text:style-name="P4">
Своєю чергою, спікер парламенту Ісландії, за словами Кондратюк, наголосив:«Для Ісландії надзвичайно важливо підтримувати Україну і ми будемо робити це увсіх нагальних питаннях. Ми зробили все можливе, щоб прийняти українців наналежному рівні та забезпечити їх потреби».</text:p>
      <text:p text:style-name="P4">
Як повідомляв Укрінформ, Ісландія з перших днів повномасштабного вторгненнязасудила агресію російської федерації та <text:a xlink:type="simple" xlink:href="https://www.ukrinform.ua/rubric-polytics/3708413-islandia-za-cas-vijni-nadala-ukraini-ponad-25-miljoniv-dopomogi.html" text:style-name="Internet_20_link" text:visited-style-name="Visited_20_Internet_20_Link">
 </text:a>
 .</text:p>
      <text:p text:style-name="P4">
<text:span text:style-name="T5">
Фото: Олена Кондратюк, Фейсбук</text:span>
</text:p>
      <text:p text:style-name="P4">
Source: <text:a xlink:type="simple" xlink:href="https://www.ukrinform.ua/rubric-polytics/3708452-vikradenna-ukrainskih-ditej-rosieu-kondratuk-zaklikala-parlament-islandii-rozglanuti-rezoluciu.html" text:style-name="Internet_20_link" text:visited-style-name="Visited_20_Internet_20_Link">
https://www.ukrinform.ua/rubric-polytics/3708452-vikradenna-ukrainskih-ditej-rosieu-kondratuk-zaklikala-parlament-islandii-rozglanuti-rezoluciu.html</text:a>
</text:p>
      <!--NEWS-->
      <text:h text:style-name="P10" text:outline-level="1">
<text:span text:style-name="T4">
Коментарі Трампа щодо України жодним чином не вплинули на політику Вашингтона – Білий дім</text:span>
</text:h>
      <text:p text:style-name="P4">
Authors: Ukrinform (Person)</text:p>
      <text:p text:style-name="P4">
Publisher: Укринформ (Organization)</text:p>
      <text:p text:style-name="P4">
Published Time: 2023-05-12T19:37:00+03:00</text:p>
      <text:p text:style-name="P4">
Modified Time: 2023-05-12T19:37:00+03:00</text:p>
      <text:p text:style-name="P4">
Description: Заяви експрезидента США Дональда Трампа про війну росії проти України, у який він висловив сумніви щодо подальшої підтримки українців з боку Америки, жодним чином не вплинули на політику Вашингтона та країн-партнерів у цьому питанні. — Укрінформ.</text:p>
      <text:p text:style-name="P4">
Images: ["<text:a xlink:type="simple" xlink:href="https://static.ukrinform.com/photos/2023_04/thumb_files/630_360_1682353687-989.jpg" text:style-name="Internet_20_link" text:visited-style-name="Visited_20_Internet_20_Link">
630_360_16823...</text:a>
"]</text:p>
      <text:p text:style-name="P4">
Tags: ['Трамп', 'Україна', 'Білий дім']</text:p>
      <text:p text:style-name="P4">
Type: Article</text:p>
      <!--METADATA-->
      <text:p text:style-name="P4">
<draw:frame draw:style-name="fr1" draw:name="Image165" text:anchor-type="as-char" svg:width="6.9236in" svg:height="3.956343in" draw:z-index="0">
<draw:image xlink:href="../Images/yкринформ/2023-05-12T19-37-00-03-00/630_360_1682353687-989.jpg" xlink:type="simple" xlink:show="embed" xlink:actuate="onLoad" draw:mime-type="image/jpeg"/>
</draw:frame>
 Заявиекспрезидента США Дональда Трампа про війну росії проти України, у який вінвисловив сумніви щодо подальшої підтримки українців з боку Америки, жоднимчином не вплинули на політику Вашингтона та країн-партнерів у цьому питанні.</text:p>
      <text:p text:style-name="P4">
Про це заявив у п’ятницю під час онлайн-брифінгу координатор Ради нацбезпекиБілого дому Джон Кірбі, передає власний кореспондент Укрінформу.</text:p>
      <text:p text:style-name="P4">
«Усі ознаки того, що ми бачимо кожного дня, вказують на те, що міжнароднаспільнота – за деякими дуже незначними винятками, про які ми говорили впродовжмісяців – твердо підтримує Україну та продовжує підтримувати Україну, якабореться, щоби захистити себе», - наголосив представник адміністрації Байдена.</text:p>
      <text:p text:style-name="P4">
У цьому зв’язку він нагадав про засідання Контактної групи з питань оборониУкраїни, яка продовжує активно працювати, об’єднавши понад 50 країн.</text:p>
      <text:p text:style-name="P4">
Кірбі зауважив, що не бачить послаблень позиції переважної більшості країнщодо продовження допомоги Україні, зокрема, впродовж останніх кількох днівпісля виступу експрезидента <text:a xlink:type="simple" xlink:href="https://www.ukrinform.ua/tag-tramp" text:style-name="Internet_20_link" text:visited-style-name="Visited_20_Internet_20_Link">
 </text:a>
 .</text:p>
      <text:p text:style-name="P4">
«Ми надалі зосереджуватимемося на підтримці України, і ми продовжуємо бачитичудову міжнародну підтримку», - підкреслив представник Білого дому.</text:p>
      <text:p text:style-name="P4">
<text:span text:style-name="T4">
Читайте також:</text:span>
 <text:a xlink:type="simple" xlink:href="https://www.ukrinform.ua/rubric-world/3708258-eksradnik-trampa-vvazae-so-toj-ne-moze-buti-prezidentom.html" text:style-name="Internet_20_link" text:visited-style-name="Visited_20_Internet_20_Link">
 <text:span text:style-name="T4">
Трамп</text:span>
 </text:a>
</text:p>
      <text:p text:style-name="P4">
Як повідомляв Укрінформ, у середу колишній президент США Дональд Трамп, якийзнову балотується на посаду глави Білого дому, під час виступу на CNN <text:a xlink:type="simple" xlink:href="https://www.ukrinform.ua/rubric-polytics/3707515-prezidentski-peregoni-u-ssa-tramp-vkotre-zaaviv-so-zaversiv-bi-vijnu-v-ukraini-za-dobu.html" text:style-name="Internet_20_link" text:visited-style-name="Visited_20_Internet_20_Link">
</text:a>
 Він,зокрема, сказав що війни не сталося би, якщо б він був президентом США на тоймомент та зухвало заявив, що посадив би путіна і Зеленського за стілпереговорів, і конфлікт був би завершений впродовж 24 годин.</text:p>
      <text:p text:style-name="P4">
Крім того, Трамп ухилився від прямої відповіді на запитання, чи підтримав бивін подальшу допомогу Україні, якщо знову став би президентом. Однак середсвоїх ремарок він зазначив, що США «роздали стільки оснащення, стількибоєприпасів, що зараз не мають їх для себе». Крім того, експрезидент повторивсвої колишні наративи, що Євросоюз має більше виділяти грошей на це, ніжСполучені Штати.</text:p>
      <text:p text:style-name="P4">
Source: <text:a xlink:type="simple" xlink:href="https://www.ukrinform.ua/rubric-world/3708454-komentari-trampa-sodo-ukraini-zodnim-cinom-ne-vplinuli-na-politiku-vasingtona-bilij-dim.html" text:style-name="Internet_20_link" text:visited-style-name="Visited_20_Internet_20_Link">
https://www.ukrinform.ua/rubric-world/3708454-komentari-trampa-sodo-ukraini-zodnim-cinom-ne-vplinuli-na-politiku-vasingtona-bilij-dim.html</text:a>
</text:p>
      <!--NEWS-->
      <text:h text:style-name="P10" text:outline-level="1">
<text:span text:style-name="T4">
В Україні стартувала грантова програма на $1,5 мільйона для підтримки експортних альянсів</text:span>
</text:h>
      <text:p text:style-name="P4">
Authors: Ukrinform (Person)</text:p>
      <text:p text:style-name="P4">
Publisher: Укринформ (Organization)</text:p>
      <text:p text:style-name="P4">
Published Time: 2023-05-12T19:39:16+03:00</text:p>
      <text:p text:style-name="P4">
Modified Time: 2023-05-12T19:39:16+03:00</text:p>
      <text:p text:style-name="P4">
Description: Програма USAID «Конкурентоспроможна економіка України» оголошує грантову програму для створення і підтримки діяльності об’єднань підприємств в експортні альянси із загальним обсягом фінансування у 1,5 млн дол. — Укрінформ.</text:p>
      <text:p text:style-name="P4">
Images: ["<text:a xlink:type="simple" xlink:href="https://static.ukrinform.com/photos/2018_09/thumb_files/630_360_1536925236-1223.jpg" text:style-name="Internet_20_link" text:visited-style-name="Visited_20_Internet_20_Link">
630_360_15369...</text:a>
"]</text:p>
      <text:p text:style-name="P4">
Tags: ['Бізнес', 'Експорт', 'Мінекономіки', 'Грант']</text:p>
      <text:p text:style-name="P4">
Type: Article</text:p>
      <!--METADATA-->
      <text:p text:style-name="P4">
<draw:frame draw:style-name="fr1" draw:name="Image166" text:anchor-type="as-char" svg:width="6.9236in" svg:height="3.956343in" draw:z-index="0">
<draw:image xlink:href="../Images/yкринформ/2023-05-12T19-39-16-03-00/630_360_1536925236-1223.jpg" xlink:type="simple" xlink:show="embed" xlink:actuate="onLoad" draw:mime-type="image/jpeg"/>
</draw:frame>
 ПрограмаUSAID «Конкурентоспроможна економіка України» оголошує грантову програму длястворення і підтримки діяльності об’єднань підприємств в експортні альянси іззагальним обсягом фінансування у 1,5 млн дол.</text:p>
      <text:p text:style-name="P4">
Про це повідомляє Укрінформ із посиланням на пресслужбу <text:a xlink:type="simple" xlink:href="https://www.me.gov.ua/News/Detail" text:style-name="Internet_20_link" text:visited-style-name="Visited_20_Internet_20_Link">
</text:a>
 .</text:p>
      <text:p text:style-name="P4">
«В умовах блокування українського експорту та зниження попиту на внутрішньомуринку, програма створення й підтримки діяльності об’єднань підприємств уекспортні альянси має допомогти нашому <text:a xlink:type="simple" xlink:href="https://www.ukrinform.ua/tag-biznes" text:style-name="Internet_20_link" text:visited-style-name="Visited_20_Internet_20_Link">
 </text:a>
 освоювати зовнішні ринки. Зростання внутрішнього виробництва, своєючергою, має стати запорукою подальшого відновлення економіки України», -наголосила перший віцепрем’єр-міністр – міністр економіки Юлія Свириденко.</text:p>
      <text:p text:style-name="P4">
Грантова програма має на меті підтримати підприємства, які прагнуть спільнопросувати свою продукцію на міжнародних ринках. Ініціатива покликана підвищитирівень інтернаціоналізації українського бізнесу, збільшити експорт товарів іпослуг на міжнародних ринках.</text:p>
      <text:p text:style-name="P4">
<text:span text:style-name="T4">
Читайте також:</text:span>
 <text:a xlink:type="simple" xlink:href="https://www.ukrinform.ua/rubric-economy/3687066-u-mezah-programi-erobota-vidali-vze-25-milarda-grantiv-smigal.html" text:style-name="Internet_20_link" text:visited-style-name="Visited_20_Internet_20_Link">
 </text:a>
</text:p>
      <text:p text:style-name="P4">
Вона передбачає надання близько 15 грантів із обсягом від 35 тис. дол. до 150тис. дол. Заявки прийматимуть по 30 вересня 2023 року включно. Прийом тарозгляд заявок буде відбуватися поетапно з такими дедлайнами: 30 червня; 30вересня 2023 року.</text:p>
      <text:p text:style-name="P4">
Пріоритетними галузями для надання грантової підтримки є інформаційнітехнології, інжиніринг, виробництво, а також креативні індустрії та послуги.Водночас програма відкрита до заявок на підтримку інших секторів, яківідповідають критеріям відбору.</text:p>
      <text:p text:style-name="P4">
З детальною інформацією щодо подання заявки, необхідних документів такритеріїв відбору можна ознайомитися за <text:a xlink:type="simple" xlink:href="https://www.prostir.ua/" text:style-name="Internet_20_link" text:visited-style-name="Visited_20_Internet_20_Link">
</text:a>
 .</text:p>
      <text:p text:style-name="P4">
Як повідомлялось, уряд України оголосив про план запуску Фонду розвиткуУкраїни, щоб створити можливості для державних та приватних інвесторів взятиучасть у майбутній реконструкції української економіки.</text:p>
      <text:p text:style-name="P4">
Source: <text:a xlink:type="simple" xlink:href="https://www.ukrinform.ua/rubric-economy/3708455-v-ukraini-startuvala-grantova-programa-na-15-miljona-dla-pidtrimki-eksportnih-alansiv.html" text:style-name="Internet_20_link" text:visited-style-name="Visited_20_Internet_20_Link">
https://www.ukrinform.ua/rubric-economy/3708455-v-ukraini-startuvala-grantova-programa-na-15-miljona-dla-pidtrimki-eksportnih-alansiv.html</text:a>
</text:p>
      <!--NEWS-->
      <text:h text:style-name="P10" text:outline-level="1">
<text:span text:style-name="T4">
Маск оголосив ім`я нового гендиректора Twitter</text:span>
</text:h>
      <text:p text:style-name="P4">
Authors: Ukrinform (Person)</text:p>
      <text:p text:style-name="P4">
Publisher: Укринформ (Organization)</text:p>
      <text:p text:style-name="P4">
Published Time: 2023-05-12T19:56:00+03:00</text:p>
      <text:p text:style-name="P4">
Modified Time: 2023-05-12T19:56:00+03:00</text:p>
      <text:p text:style-name="P4">
Description: Мільярдер Ілон Маск представив нового генерального директора соцмережі Twitter, якою він володіє, - Лінду Яккаріно. — Укрінформ.</text:p>
      <text:p text:style-name="P4">
Images: ["<text:a xlink:type="simple" xlink:href="https://static.ukrinform.com/photos/2022_04/thumb_files/630_360_1650916274-487.jpg" text:style-name="Internet_20_link" text:visited-style-name="Visited_20_Internet_20_Link">
630_360_16509...</text:a>
"]</text:p>
      <text:p text:style-name="P4">
Tags: ['Ілон Маск', 'Технології', 'Twitter']</text:p>
      <text:p text:style-name="P4">
Type: Article</text:p>
      <!--METADATA-->
      <text:p text:style-name="P4">
<draw:frame draw:style-name="fr1" draw:name="Image167" text:anchor-type="as-char" svg:width="6.9236in" svg:height="3.956343in" draw:z-index="0">
<draw:image xlink:href="../Images/yкринформ/2023-05-12T19-56-00-03-00/630_360_1650916274-487.jpg" xlink:type="simple" xlink:show="embed" xlink:actuate="onLoad" draw:mime-type="image/jpeg"/>
</draw:frame>
 МільярдерІлон Маск представив нового генерального директора соцмережі Twitter, якою вінволодіє, - Лінду Яккаріно.</text:p>
      <text:p text:style-name="P4">
Про це Маск повідомив у <text:a xlink:type="simple" xlink:href="http://twitter.com/elonmusk/status/1657050349608501249" text:style-name="Internet_20_link" text:visited-style-name="Visited_20_Internet_20_Link">
</text:a>
 , передає Укрінформ.</text:p>
      <text:p text:style-name="P4">
«Я радий вітати Лінду Яккаріно як нового генерального директора Twitter! Воназосередиться насамперед на бізнес-операціях, а я - на дизайні продукту і новихтехнологіях», - написав він.</text:p>
      <text:p text:style-name="P4">
Раніше Яккаріно понад 10 років була головою відділу реклами та партнерстваамериканської медіакорпорації NBCUniversal.</text:p>
      <text:p text:style-name="P4">
Напередодні Маск <text:a xlink:type="simple" xlink:href="https://www.ukrinform.ua/rubric-technology/3708032-mask-znajsov-generalnogo-direktora-dla-tvittera.html" text:style-name="Internet_20_link" text:visited-style-name="Visited_20_Internet_20_Link">
 </text:a>
 , що знайшов новогогенерального директора соцмережі. Новий гендиректор обійме посаду в TwitterInc., яка нещодавно змінила свою назву на X Corp. приблизно за півтора місяця.</text:p>
      <text:p text:style-name="P4">
<text:span text:style-name="T4">
Читайте також:</text:span>
 <text:a xlink:type="simple" xlink:href="https://www.ukrinform.ua/rubric-technology/3706491-tvitter-vidalatime-akaunti-aki-buli-neaktivni-rokami.html" text:style-name="Internet_20_link" text:visited-style-name="Visited_20_Internet_20_Link">
 </text:a>
</text:p>
      <text:p text:style-name="P4">
Як повідомлялося, <text:a xlink:type="simple" xlink:href="https://www.ukrinform.ru/tag-ilon-mask" text:style-name="Internet_20_link" text:visited-style-name="Visited_20_Internet_20_Link">
 </text:a>
 придбав Twitterу жовтні минулого року.</text:p>
      <text:p text:style-name="P4">
Source: <text:a xlink:type="simple" xlink:href="https://www.ukrinform.ua/rubric-technology/3708470-mask-ogolosiv-ima-novogo-gendirektora-twitter.html" text:style-name="Internet_20_link" text:visited-style-name="Visited_20_Internet_20_Link">
https://www.ukrinform.ua/rubric-technology/3708470-mask-ogolosiv-ima-novogo-gendirektora-twitter.html</text:a>
</text:p>
      <!--NEWS-->
      <text:h text:style-name="P10" text:outline-level="1">
<text:span text:style-name="T4">
У Києві обговорили питання впровадження капеланства у лікарнях</text:span>
</text:h>
      <text:p text:style-name="P4">
Authors: Ukrinform (Person)</text:p>
      <text:p text:style-name="P4">
Publisher: Укринформ (Organization)</text:p>
      <text:p text:style-name="P4">
Published Time: 2023-05-12T20:10:05+03:00</text:p>
      <text:p text:style-name="P4">
Modified Time: 2023-05-12T20:10:05+03:00</text:p>
      <text:p text:style-name="P4">
Description: В Укрінформі відбувся круглий стіл з питань впровадження посади медичного капелана в медичних закладах України, як це було зроблено свого часу з військовими капеланами у військових госпіталях. — Укрінформ.</text:p>
      <text:p text:style-name="P4">
Images: ["<text:a xlink:type="simple" xlink:href="https://static.ukrinform.com/photos/2020_03/thumb_files/630_360_1585148141-990.jpg" text:style-name="Internet_20_link" text:visited-style-name="Visited_20_Internet_20_Link">
630_360_15851...</text:a>
", "<text:a xlink:type="simple" xlink:href="https://static.ukrinform.com/photos/2020_10/1602072853-996.jpg" text:style-name="Internet_20_link" text:visited-style-name="Visited_20_Internet_20_Link">
1602072853-99...</text:a>
"]</text:p>
      <text:p text:style-name="P4">
Tags: ['Церква', 'Капелан', 'Медицина', 'Релігія', 'Лікарня', 'Священник']</text:p>
      <text:p text:style-name="P4">
Type: Article</text:p>
      <!--METADATA-->
      <text:p text:style-name="P4">
<draw:frame draw:style-name="fr1" draw:name="Image168" text:anchor-type="as-char" svg:width="6.9236in" svg:height="3.956343in" draw:z-index="0">
<draw:image xlink:href="../Images/yкринформ/2023-05-12T20-10-05-03-00/630_360_1585148141-990.jpg" xlink:type="simple" xlink:show="embed" xlink:actuate="onLoad" draw:mime-type="image/jpeg"/>
</draw:frame>
 ВУкрінформі відбувся круглий стіл з питань впровадження посади медичногокапелана в медичних закладах України, як це було зроблено свого часу звійськовими капеланами у військових госпіталях.</text:p>
      <text:p text:style-name="P4">
Про запровадження професії капелана в системі охорони здоров'я на кругломустолі в Укрінформі розповів начальник Управління медичних кадрів, освіти інауки МОЗ України, почесний президент «Асоціації капеланів охорони здоров’яУкраїни» Сергій Убогов.</text:p>
      <text:p text:style-name="P4">
<draw:frame draw:style-name="fr1" draw:name="Image169" text:anchor-type="as-char" svg:width="6.9236in" svg:height="4.622144in" draw:z-index="0">
<draw:image xlink:href="../Images/yкринформ/2023-05-12T20-10-05-03-00/1602072853-996.jpg" xlink:type="simple" xlink:show="embed" xlink:actuate="onLoad" draw:mime-type="image/jpeg"/>
</draw:frame>
</text:p>
      <text:p text:style-name="P4">
"На рівні асоціації капеланів ухвалено етичний кодекс <text:a xlink:type="simple" xlink:href="https://www.ukrinform.ua/tag-kapelan" text:style-name="Internet_20_link" text:visited-style-name="Visited_20_Internet_20_Link">
</text:a>
 у системі охорони здоров’я, бувзатверджений класифікатор капеланських послуг, для визначення основнихнапрямів капеланської діяльності. В подальшому планується на кожну послугу вцьому класифікаторі створити стандарт надання цієї послуги", - розповівУбогов.</text:p>
      <text:p text:style-name="P4">
Він зауважив, що питання капеланства потребує також і законодавчого, інормативного врегулювання. Так, за його словами, зараз в класифікатор професійвже внесено професію капелана та помічника капелана. Капелани є в перелікупосад в закладах охорони здоров'я.</text:p>
      <text:p text:style-name="P4">
За його словами, МОЗ зі своєї сторони, висловило підтримку такій тенденції, єнаказ міністерства, який вводить капеланів в групи професіоналів з вищоюнемедичною освітою, які працюють в системі охорони здоров'я.</text:p>
      <text:p text:style-name="P4">
"Окрема група - це професіонали з психологічної підтримки та духовної опіки.До цієї групи входять клінічні психологи, психотерапевти та капелани в системіохорони здоров'я. Тим же наказом затверджені кваліфікаційні характеристики іна капелана в охороні здоров'я, і на його помічника, де чітко визначено, якікваліфікаційні вимоги, яка має бути освіта. Було визначено, що освіта має бутибогословська, не нижче бакалаврського рівня і така вимога, як проходженняциклу спеціалізацій за фахом клінічне душпастирство", - розповів Убогов.</text:p>
      <text:p text:style-name="P4">
<text:span text:style-name="T4">
Читайте також:</text:span>
 <text:a xlink:type="simple" xlink:href="https://www.ukrinform.ua/rubric-regions/3696673-aponskij-zurnalist-takasi-ozaki-u-kapelanskomu-bataljoni-mariupol-prijnav-hresenna.html" text:style-name="Internet_20_link" text:visited-style-name="Visited_20_Internet_20_Link">
 <text:span text:style-name="T4">
капелан</text:span>
 </text:a>
</text:p>
      <text:p text:style-name="P4">
Таким чином, як відзначив експерт, було запроваджено і професію, іспеціальність "клінічне душпастирство".</text:p>
      <text:p text:style-name="P4">
Також, за його словами, як тільки було визначено таку професію, одразуактивізувався і процес працевлаштування капеланів на роботу.</text:p>
      <text:p text:style-name="P4">
Водночас, відповідаючи на питання, з яких коштів в лікарнях має фінансуватисятака посада, оскільки фінансування надається за виконання вимог і умовПрограми медгарантій, експерти відзначили, що здебільшого вирішення такихпитань покладається на керівництво лікарень, оскільки в пакетах ПМГ непередбачено фінансування послуг капеланів.</text:p>
      <text:p text:style-name="P4">
Загалом у лікарнях, не враховуючи військових госпіталів, працює більше десятикапеланів. Зокрема, у Львівській області, Івано-Франківській області, трикапелани працює в Києві. Є запит на медичних капеланів в Сумській, Вінницькійобласті.</text:p>
      <text:p text:style-name="P4">
<text:span text:style-name="T4">
Читайте також:</text:span>
 <text:a xlink:type="simple" xlink:href="https://www.ukrinform.ua/rubric-kyiv/3690267-u-sofii-kiivskij-vidbuvsa-persij-vipusk-vijskovih-kapelaniv.html" text:style-name="Internet_20_link" text:visited-style-name="Visited_20_Internet_20_Link">
 <text:span text:style-name="T4">
капелан</text:span>
 </text:a>
</text:p>
      <text:p text:style-name="P4">
Як додав Убогов, ще розробляється низка документів стосовно рівня освітикапеланів в охороні здоров'я та вимог до підготовки, положення про капеланськудіяльність у сфері охорони здоров'я, а також є проєкт закону про внесення змінв основи законодавства про охорону здоров'я щодо капеланської діяльності вохороні здоров'я.</text:p>
      <text:p text:style-name="P4">
Також Нацагентство кваліфікацій зареєструвало заявки на розробленняпрофесійних стандартів каплана та його помічника в охороні здоров'я.</text:p>
      <text:p text:style-name="P4">
Втім, як зазначають експерти, ще триває дискусія стосовно того, яким чиномврегулювати оплату таких послуг.</text:p>
      <text:p text:style-name="P4">
<text:span text:style-name="T4">
Читайте також:</text:span>
 <text:a xlink:type="simple" xlink:href="https://www.ukrinform.ua/rubric-ato/3683445-epifanij-i-naev-obgovorili-rol-kapelaniv-u-vijsku.html" text:style-name="Internet_20_link" text:visited-style-name="Visited_20_Internet_20_Link">
 <text:span text:style-name="T4">
капелан</text:span>
 </text:a>
</text:p>
      <text:p text:style-name="P4">
Окремо, як наголосив на круглому столі завкафедри паліативної та хоспісноїмедицини Нацуніверситету охорони здоров'я України імені П.Л. Шупика, доктормедичних наук, професор Анатолій Царенко, залишається відкритим питання імедичної підготовки для священнослужителів, які будуть працювати в лікарнях.</text:p>
      <text:p text:style-name="P4">
"Священник повинен розуміти стан пацієнта, особливо це стосується термінальнихстадій, коли пацієнт помирає, або довідується про невиліковність свогозахворювання і неминучість передчасної смерті. Він не тільки питає священникапро це, а й лікаря, медсестру. Тут і священник, і медпрацівник мають бутитрошки психологами, і розуміти, який це стан, якщо це депресія - то цедепресія, якщо це ейфорія, викликана ліками - то це ейфорія", - наголосивЦаренко.</text:p>
      <text:p text:style-name="P4">
Тому, за його словами, є питання розробки навчальних програм длясвященнослужителів і з цих питань. Він навів приклад досвід інших країн, вяких існує така спеціальність, як християнська медсестра, яка має і медичнуосвіту і початкову богословську.</text:p>
      <text:p text:style-name="P4">
"Чому б не вести і у нас підготовку таких медсестер, які окрім медичнихманіпуляцій, можуть і поговорити, і помолитися разом з пацієнтом, заспокоїтийого. В 26 країнах є такі християнські медсестри", - сказав Царенко.</text:p>
      <text:p text:style-name="P4">
<text:span text:style-name="T4">
Читайте також:</text:span>
 <text:a xlink:type="simple" xlink:href="https://www.ukrinform.ua/rubric-society/3678751-u-zsu-ne-isnue-posadi-golovnogo-rabina-sluzba-vijskovogo-kapelanstva.html" text:style-name="Internet_20_link" text:visited-style-name="Visited_20_Internet_20_Link">
 <text:span text:style-name="T4">
капелан</text:span>
 </text:a>
</text:p>
      <text:p text:style-name="P4">
За його словами, підготовка таких фахівців можлива на базі медичних коледжів,або як післядипломна освіта. Натомість для цього необхідна відповіднанавчальна програма, і за словами Царенка, необхідно, щоб такі медичні сестриабо медичні брати отримували міжконфесійну підготовку. У будь-якому випадкумедичні капелани, у разі створення і затвердження відповідних програмпідготовки, повинні мати основи медичних знань, психологічну підготовку.</text:p>
      <text:p text:style-name="P4">
Source: <text:a xlink:type="simple" xlink:href="https://www.ukrinform.ua/rubric-society/3708474-u-kievi-obgovorili-pitanna-vprovadzenna-kapelanstva-u-likarnah.html" text:style-name="Internet_20_link" text:visited-style-name="Visited_20_Internet_20_Link">
https://www.ukrinform.ua/rubric-society/3708474-u-kievi-obgovorili-pitanna-vprovadzenna-kapelanstva-u-likarnah.html</text:a>
</text:p>
      <!--NEWS-->
      <text:h text:style-name="P10" text:outline-level="1">
<text:span text:style-name="T4">
Один з найбільших у світі виробників алкоголю йде з ринку рф</text:span>
</text:h>
      <text:p text:style-name="P4">
Authors: Ukrinform (Person)</text:p>
      <text:p text:style-name="P4">
Publisher: Укринформ (Organization)</text:p>
      <text:p text:style-name="P4">
Published Time: 2023-05-12T20:12:00+03:00</text:p>
      <text:p text:style-name="P4">
Modified Time: 2023-05-12T20:12:00+03:00</text:p>
      <text:p text:style-name="P4">
Description: Другий найбільший світовий виробник алкоголю, французька компанія Pernod Ricard сьогодні оголосила про повний вихід із російського ринку. — Укрінформ.</text:p>
      <text:p text:style-name="P4">
Images: ["<text:a xlink:type="simple" xlink:href="https://static.ukrinform.com/photos/2023_05/thumb_files/630_360_1683911108-668.jpg" text:style-name="Internet_20_link" text:visited-style-name="Visited_20_Internet_20_Link">
630_360_16839...</text:a>
"]</text:p>
      <text:p text:style-name="P4">
Tags: ['Алкоголь', 'росія', 'Ринок', 'Pernod Ricard']</text:p>
      <text:p text:style-name="P4">
Type: Article</text:p>
      <!--METADATA-->
      <text:p text:style-name="P4">
<draw:frame draw:style-name="fr1" draw:name="Image170" text:anchor-type="as-char" svg:width="6.9236in" svg:height="3.956343in" draw:z-index="0">
<draw:image xlink:href="../Images/yкринформ/2023-05-12T20-12-00-03-00/630_360_1683911108-668.jpg" xlink:type="simple" xlink:show="embed" xlink:actuate="onLoad" draw:mime-type="image/jpeg"/>
</draw:frame>
 Другийнайбільший світовий виробник алкоголю, французька компанія Pernod Ricardсьогодні оголосила про повний вихід із російського ринку.</text:p>
      <text:p text:style-name="P4">
Як передає Укрінформ, про це повідомляє <text:a xlink:type="simple" xlink:href="https://www.marketwatch.com/story/pernod-ricard-to-cease-russian-operations-809bc35" text:style-name="Internet_20_link" text:visited-style-name="Visited_20_Internet_20_Link">
</text:a>
 .</text:p>
      <text:p text:style-name="P4">
Компанія Pernod Ricard заявила, що припинить усі операції в росії, ставшиостанньою західною компанією, що оголосила про вихід з країни післяповномаштабного вторгнення військ рф в Україну.</text:p>
      <text:p text:style-name="P4">
Pernod Ricard – власник брендів Absolut, Chivas Regal, Jameson, Havana Club,Beefeater, Olmeca, Martell, Malibu, Mumm і Perrier Jouet. Також Pernod Ricardволодіє Єреванським коньячним заводом (вірменський коньяк «АрАрАт») іГрузинською компанією вин і алкогольних напоїв — GWS (марки «Тамада» і «СтарийТбілісі»).</text:p>
      <text:p text:style-name="P4">
<text:span text:style-name="T4">
Читайте також:</text:span>
 <text:a xlink:type="simple" xlink:href="https://www.ukrinform.ua/rubric-economy/3697587-virobnik-gorilki-absolut-pripinae-eksport-u-rosiu.html" text:style-name="Internet_20_link" text:visited-style-name="Visited_20_Internet_20_Link">
 <text:span text:style-name="T4">
Виробник</text:span>
 <text:span text:style-name="T4">
горілки</text:span>
 <text:span text:style-name="T4">
Absolut</text:span>
 <text:span text:style-name="T4">
припиняє</text:span>
<text:span text:style-name="T4">
експорт</text:span>
 <text:span text:style-name="T4">
росію</text:span>
 </text:a>
</text:p>
      <text:p text:style-name="P4">
Французька компанія заявила сьогодні, що припинить поширення свого портфоліо вросії впродовж найближчих місяців, що стало ще одним кроком після припиненнякомпанією всього <text:a xlink:type="simple" xlink:href="https://www.ukrinform.ua/tag-eksport" text:style-name="Internet_20_link" text:visited-style-name="Visited_20_Internet_20_Link">
 </text:a>
 міжнародних брендівдо росії в кінці квітня.</text:p>
      <text:p text:style-name="P4">
«Ми оцінюємо, як адаптувати нашу місцеву філію на тлі цих рішень, повністюдотримуючись усіх місцевих правових норм», — йдеться в заяві компанії.</text:p>
      <text:p text:style-name="P4">
<text:span text:style-name="T4">
Читайте також:</text:span>
 <text:a xlink:type="simple" xlink:href="https://www.ukrinform.ua/rubric-economy/3703150-posol-ukraini-zaklikae-bajkotuvati-viski-jameson-pisla-vidnovlenna-torgivli-v-rf.html" text:style-name="Internet_20_link" text:visited-style-name="Visited_20_Internet_20_Link">
 <text:span text:style-name="T4">
Посол</text:span>
 <text:span text:style-name="T4">
України</text:span>
 <text:span text:style-name="T4">
закликає</text:span>
 <text:span text:style-name="T4">
бойкотувати</text:span>
<text:span text:style-name="T4">
віскі</text:span>
 <text:span text:style-name="T4">
Jameson</text:span>
 <text:span text:style-name="T4">
після</text:span>
 <text:span text:style-name="T4">
відновлення</text:span>
 <text:span text:style-name="T4">
торгівлі</text:span>
</text:a>
</text:p>
      <text:p text:style-name="P4">
Як повідомлялося, з березня 2022 року про вихід з російського ринку оголосилисотні іноземних компаній.</text:p>
      <text:p text:style-name="P4">
<text:span text:style-name="T5">
Фото: EPA</text:span>
</text:p>
      <text:p text:style-name="P4">
Source: <text:a xlink:type="simple" xlink:href="https://www.ukrinform.ua/rubric-economy/3708475-odin-z-najbilsih-u-sviti-virobnikiv-alkogolu-jde-z-rinku-rf.html" text:style-name="Internet_20_link" text:visited-style-name="Visited_20_Internet_20_Link">
https://www.ukrinform.ua/rubric-economy/3708475-odin-z-najbilsih-u-sviti-virobnikiv-alkogolu-jde-z-rinku-rf.html</text:a>
</text:p>
      <!--NEWS-->
      <text:h text:style-name="P10" text:outline-level="1">
<text:span text:style-name="T4">
У Конотопі встановлять меморіальну дошку Малевичу</text:span>
</text:h>
      <text:p text:style-name="P4">
Authors: Ukrinform (Person)</text:p>
      <text:p text:style-name="P4">
Publisher: Укринформ (Organization)</text:p>
      <text:p text:style-name="P4">
Published Time: 2023-05-12T20:21:11+03:00</text:p>
      <text:p text:style-name="P4">
Modified Time: 2023-05-12T20:21:11+03:00</text:p>
      <text:p text:style-name="P4">
Description: У Конотопі Сумської області встановлять меморіальну дошку видатному художнику-авангардисту ХХ століття Казимиру Малевичу. — Укрінформ.</text:p>
      <text:p text:style-name="P4">
Images: ["<text:a xlink:type="simple" xlink:href="https://static.ukrinform.com/photos/2016_01/thumb_files/630_360_1451998468-5987.jpeg" text:style-name="Internet_20_link" text:visited-style-name="Visited_20_Internet_20_Link">
630_360_14519...</text:a>
", "<text:a xlink:type="simple" xlink:href="https://static.ukrinform.com/photos/2023_05/1683911722-210.jpg" text:style-name="Internet_20_link" text:visited-style-name="Visited_20_Internet_20_Link">
1683911722-21...</text:a>
"]</text:p>
      <text:p text:style-name="P4">
Tags: ['Конотоп', 'Сумщина', 'Художник', 'Малевич', 'Меморіальна дошка']</text:p>
      <text:p text:style-name="P4">
Type: Article</text:p>
      <!--METADATA-->
      <text:p text:style-name="P4">
<draw:frame draw:style-name="fr1" draw:name="Image171" text:anchor-type="as-char" svg:width="6.9236in" svg:height="3.956343in" draw:z-index="0">
<draw:image xlink:href="../Images/yкринформ/2023-05-12T20-21-11-03-00/630_360_1451998468-5987.jpeg" xlink:type="simple" xlink:show="embed" xlink:actuate="onLoad" draw:mime-type="image/jpeg"/>
</draw:frame>
 УКонотопі Сумської області встановлять меморіальну дошку видатному художнику-авангардисту ХХ століття Казимиру Малевичу.</text:p>
      <text:p text:style-name="P4">
Про це повідомила міськрада у <text:a xlink:type="simple" xlink:href="https://www.facebook.com/permalink.php" text:style-name="Internet_20_link" text:visited-style-name="Visited_20_Internet_20_Link">
</text:a>
, передає Укрінформ.</text:p>
      <text:p text:style-name="P4">
<draw:frame draw:style-name="fr1" draw:name="Image172" text:anchor-type="as-char" svg:width="6.9236in" svg:height="2.878423in" draw:z-index="0">
<draw:image xlink:href="../Images/yкринформ/2023-05-12T20-21-11-03-00/1683911722-210.jpg" xlink:type="simple" xlink:show="embed" xlink:actuate="onLoad" draw:mime-type="image/jpeg"/>
</draw:frame>
</text:p>
      <text:p text:style-name="P4">
Як зазначається, встановити меморіальну дошку планується на будинку попроспекту Червоної Калини, 20, де юний Малевич створив і продав свої першікартини: «Місячна ніч», «Буслик».</text:p>
      <text:p text:style-name="P4">
Дошка буде виготовлена з прозорого скла та в кольоровій гамі.</text:p>
      <text:p text:style-name="P4">
Міськрада оприлюднила три проєкти, з яких городяни мають обрати один.Висловити свою думку конотопці можуть у коментарях під постом у Фейсбуці.</text:p>
      <text:p text:style-name="P4">
<text:span text:style-name="T4">
Читайте також:</text:span>
 <text:a xlink:type="simple" xlink:href="https://www.ukrinform.ua/rubric-culture/3706424-stucnij-intelekt-uaviv-ak-bi-zobrazili-palaucij-kreml-vidomi-mitci.html" text:style-name="Internet_20_link" text:visited-style-name="Visited_20_Internet_20_Link">
 <text:span text:style-name="T4">
Кремль</text:span>
 <text:span text:style-name="T4">
палає</text:span>
 </text:a>
</text:p>
      <text:p text:style-name="P4">
Голосування триватиме до 17 травня.</text:p>
      <text:p text:style-name="P4">
Відомо, що до Конотопа родина Малевича прибула 1894 року і прожила тут майжедва роки. Сам митець у своїх спогадах наголошував, що саме у Конотопі ставхудожником.</text:p>
      <text:p text:style-name="P4">
Як повідомлялося, <text:a xlink:type="simple" xlink:href="https://www.ukrinform.ua/rubric-culture/3677407-amsterdamskij-muzej-stedelik-viznav-malevica-ukrainskim-hudoznikom.html" text:style-name="Internet_20_link" text:visited-style-name="Visited_20_Internet_20_Link">
 </text:a>
 в Амстердамі визнав <text:a xlink:type="simple" xlink:href="https://www.ukrinform.ua/tag-hudoznik" text:style-name="Internet_20_link" text:visited-style-name="Visited_20_Internet_20_Link">
 </text:a>
 Казимира Малевича українським митцем.</text:p>
      <text:p text:style-name="P4">
Source: <text:a xlink:type="simple" xlink:href="https://www.ukrinform.ua/rubric-culture/3708480-u-konotopi-vstanovlat-memorialnu-dosku-malevicu.html" text:style-name="Internet_20_link" text:visited-style-name="Visited_20_Internet_20_Link">
https://www.ukrinform.ua/rubric-culture/3708480-u-konotopi-vstanovlat-memorialnu-dosku-malevicu.html</text:a>
</text:p>
      <!--NEWS-->
      <text:h text:style-name="P10" text:outline-level="1">
<text:span text:style-name="T4">
На Івано-Франківщині відтворять ремісничий двір давнього Галича</text:span>
</text:h>
      <text:p text:style-name="P4">
Authors: Ukrinform (Person)</text:p>
      <text:p text:style-name="P4">
Publisher: Укринформ (Organization)</text:p>
      <text:p text:style-name="P4">
Published Time: 2023-05-12T20:27:28+03:00</text:p>
      <text:p text:style-name="P4">
Modified Time: 2023-05-12T20:27:28+03:00</text:p>
      <text:p text:style-name="P4">
Description: У селі Крилос Івано-Франківської області на території національного заповідника «Давній Галич» дослідники та реконструктори зі всієї України відтворять стародавній ремісничий двір. — Укрінформ.</text:p>
      <text:p text:style-name="P4">
Images: ["<text:a xlink:type="simple" xlink:href="https://static.ukrinform.com/photos/2023_05/thumb_files/630_360_1683912001-4845.jpeg" text:style-name="Internet_20_link" text:visited-style-name="Visited_20_Internet_20_Link">
630_360_16839...</text:a>
", "<text:a xlink:type="simple" xlink:href="https://static.ukrinform.com/photos/2023_05/thumb_files/630_360_1683912000-5652.jpeg" text:style-name="Internet_20_link" text:visited-style-name="Visited_20_Internet_20_Link">
630_360_16839...</text:a>
", "<text:a xlink:type="simple" xlink:href="https://static.ukrinform.com/photos/2023_05/thumb_files/630_360_1683912001-6924.jpeg" text:style-name="Internet_20_link" text:visited-style-name="Visited_20_Internet_20_Link">
630_360_16839...</text:a>
", "<text:a xlink:type="simple" xlink:href="https://static.ukrinform.com/photos/2023_05/thumb_files/630_360_1683912001-9462.jpeg" text:style-name="Internet_20_link" text:visited-style-name="Visited_20_Internet_20_Link">
630_360_16839...</text:a>
", "<text:a xlink:type="simple" xlink:href="https://static.ukrinform.com/photos/2023_05/thumb_files/630_360_1683912001-5701.jpeg" text:style-name="Internet_20_link" text:visited-style-name="Visited_20_Internet_20_Link">
630_360_16839...</text:a>
", "<text:a xlink:type="simple" xlink:href="https://static.ukrinform.com/photos/2023_05/thumb_files/630_360_1683912001-5003.jpeg" text:style-name="Internet_20_link" text:visited-style-name="Visited_20_Internet_20_Link">
630_360_16839...</text:a>
", "<text:a xlink:type="simple" xlink:href="https://static.ukrinform.com/photos/2023_05/thumb_files/630_360_1683912001-2873.jpeg" text:style-name="Internet_20_link" text:visited-style-name="Visited_20_Internet_20_Link">
630_360_16839...</text:a>
", "<text:a xlink:type="simple" xlink:href="https://static.ukrinform.com/photos/2023_05/thumb_files/630_360_1683912002-6938.jpeg" text:style-name="Internet_20_link" text:visited-style-name="Visited_20_Internet_20_Link">
630_360_16839...</text:a>
"]</text:p>
      <text:p text:style-name="P4">
Tags: ['Культурна спадщина', 'МКІП ', 'Заповідник «Давній Галич»']</text:p>
      <text:p text:style-name="P4">
Type: Article</text:p>
      <!--METADATA-->
      <text:p text:style-name="P4">
<draw:frame draw:style-name="fr1" draw:name="Image173" text:anchor-type="as-char" svg:width="6.9236in" svg:height="3.956343in" draw:z-index="0">
<draw:image xlink:href="../Images/yкринформ/2023-05-12T20-27-28-03-00/630_360_1683912001-4845.jpeg" xlink:type="simple" xlink:show="embed" xlink:actuate="onLoad" draw:mime-type="image/jpeg"/>
</draw:frame>
 У селіКрилос Івано-Франківської області на території національного заповідника«Давній Галич» дослідники та реконструктори зі всієї України відтворятьстародавній ремісничий двір.</text:p>
      <text:p text:style-name="P4">
Як передає Укрінформ, про це повідомило <text:a xlink:type="simple" xlink:href="https://mkip.gov.ua/news/9134.html" text:style-name="Internet_20_link" text:visited-style-name="Visited_20_Internet_20_Link">
</text:a>
 .</text:p>
      <text:p text:style-name="P4">
Подія відбудеться 20-21 травня з нагоди 1125-річчя міста Галич та Міжнародногодня музеїв.</text:p>
      <text:p text:style-name="P4">
Фахівці відтворять табір періоду Середньовіччя з різними локаціями, де будутьпредставлені ремесла, військова справа та побут таборового життя. Відвідувачізможуть відчути себе частиною княжого міста, спробують відтворити вміння танавички предків.</text:p>
      <text:p text:style-name="P4">
Метою заходу є привернення уваги громадськості до <text:a xlink:type="simple" xlink:href="https://www.ukrinform.ua/tag-kultura" text:style-name="Internet_20_link" text:visited-style-name="Visited_20_Internet_20_Link">
</text:a>
 спадщини України та залучення ширшогокола небайдужих до її збереження і популяризації.</text:p>
      <text:p text:style-name="P4">
<draw:frame draw:style-name="fr1" draw:name="Image174" text:anchor-type="as-char" svg:width="6.9236in" svg:height="3.956343in" draw:z-index="0">
<draw:image xlink:href="../Images/yкринформ/2023-05-12T20-27-28-03-00/630_360_1683912000-5652.jpeg" xlink:type="simple" xlink:show="embed" xlink:actuate="onLoad" draw:mime-type="image/jpeg"/>
</draw:frame>
 НаІвано-Франківщині відтворять ремісничий двір давнього Галича / Фото: МКІП  <text:a xlink:type="simple" xlink:href="https://static.ukrinform.com/photos/2023_05/1683912000-5652.jpeg" text:style-name="Internet_20_link" text:visited-style-name="Visited_20_Internet_20_Link">
<draw:frame draw:style-name="fr1" draw:name="Image175" text:anchor-type="as-char" svg:width="6.9236in" svg:height="3.956343in" draw:z-index="0">
<draw:image xlink:href="../Images/yкринформ/2023-05-12T20-27-28-03-00/630_360_1683912000-5652.jpeg" xlink:type="simple" xlink:show="embed" xlink:actuate="onLoad" draw:mime-type="image/jpeg"/>
</draw:frame>
</text:a>
 <text:a xlink:type="simple" xlink:href="https://static.ukrinform.com/photos/2023_05/1683912001-6924.jpeg" text:style-name="Internet_20_link" text:visited-style-name="Visited_20_Internet_20_Link">
<draw:frame draw:style-name="fr1" draw:name="Image176" text:anchor-type="as-char" svg:width="6.9236in" svg:height="3.956343in" draw:z-index="0">
<draw:image xlink:href="../Images/yкринформ/2023-05-12T20-27-28-03-00/630_360_1683912001-6924.jpeg" xlink:type="simple" xlink:show="embed" xlink:actuate="onLoad" draw:mime-type="image/jpeg"/>
</draw:frame>
</text:a>
 <text:a xlink:type="simple" xlink:href="https://static.ukrinform.com/photos/2023_05/1683912001-9462.jpeg" text:style-name="Internet_20_link" text:visited-style-name="Visited_20_Internet_20_Link">
<draw:frame draw:style-name="fr1" draw:name="Image177" text:anchor-type="as-char" svg:width="6.9236in" svg:height="3.956343in" draw:z-index="0">
<draw:image xlink:href="../Images/yкринформ/2023-05-12T20-27-28-03-00/630_360_1683912001-9462.jpeg" xlink:type="simple" xlink:show="embed" xlink:actuate="onLoad" draw:mime-type="image/jpeg"/>
</draw:frame>
</text:a>
 <text:a xlink:type="simple" xlink:href="https://static.ukrinform.com/photos/2023_05/1683912001-4845.jpeg" text:style-name="Internet_20_link" text:visited-style-name="Visited_20_Internet_20_Link">
<draw:frame draw:style-name="fr1" draw:name="Image178" text:anchor-type="as-char" svg:width="6.9236in" svg:height="3.956343in" draw:z-index="0">
<draw:image xlink:href="../Images/yкринформ/2023-05-12T20-27-28-03-00/630_360_1683912001-4845.jpeg" xlink:type="simple" xlink:show="embed" xlink:actuate="onLoad" draw:mime-type="image/jpeg"/>
</draw:frame>
</text:a>
 <text:a xlink:type="simple" xlink:href="https://static.ukrinform.com/photos/2023_05/1683912001-5701.jpeg" text:style-name="Internet_20_link" text:visited-style-name="Visited_20_Internet_20_Link">
<draw:frame draw:style-name="fr1" draw:name="Image179" text:anchor-type="as-char" svg:width="6.9236in" svg:height="3.956343in" draw:z-index="0">
<draw:image xlink:href="../Images/yкринформ/2023-05-12T20-27-28-03-00/630_360_1683912001-5701.jpeg" xlink:type="simple" xlink:show="embed" xlink:actuate="onLoad" draw:mime-type="image/jpeg"/>
</draw:frame>
</text:a>
 <text:a xlink:type="simple" xlink:href="https://static.ukrinform.com/photos/2023_05/1683912001-5003.jpeg" text:style-name="Internet_20_link" text:visited-style-name="Visited_20_Internet_20_Link">
<draw:frame draw:style-name="fr1" draw:name="Image180" text:anchor-type="as-char" svg:width="6.9236in" svg:height="3.956343in" draw:z-index="0">
<draw:image xlink:href="../Images/yкринформ/2023-05-12T20-27-28-03-00/630_360_1683912001-5003.jpeg" xlink:type="simple" xlink:show="embed" xlink:actuate="onLoad" draw:mime-type="image/jpeg"/>
</draw:frame>
</text:a>
 <text:a xlink:type="simple" xlink:href="https://static.ukrinform.com/photos/2023_05/1683912001-2873.jpeg" text:style-name="Internet_20_link" text:visited-style-name="Visited_20_Internet_20_Link">
<draw:frame draw:style-name="fr1" draw:name="Image181" text:anchor-type="as-char" svg:width="6.9236in" svg:height="3.956343in" draw:z-index="0">
<draw:image xlink:href="../Images/yкринформ/2023-05-12T20-27-28-03-00/630_360_1683912001-2873.jpeg" xlink:type="simple" xlink:show="embed" xlink:actuate="onLoad" draw:mime-type="image/jpeg"/>
</draw:frame>
</text:a>
 <text:a xlink:type="simple" xlink:href="https://static.ukrinform.com/photos/2023_05/1683912002-6938.jpeg" text:style-name="Internet_20_link" text:visited-style-name="Visited_20_Internet_20_Link">
<draw:frame draw:style-name="fr1" draw:name="Image182" text:anchor-type="as-char" svg:width="6.9236in" svg:height="3.956343in" draw:z-index="0">
<draw:image xlink:href="../Images/yкринформ/2023-05-12T20-27-28-03-00/630_360_1683912002-6938.jpeg" xlink:type="simple" xlink:show="embed" xlink:actuate="onLoad" draw:mime-type="image/jpeg"/>
</draw:frame>
</text:a>
</text:p>
      <text:p text:style-name="P4">
За словами співорганізатора Яреми Іванціва, це "новий формат науково-популярних подій, які дуже на часі, оскільки дають можливість об'єднуватисуспільство навколо нашої культурної спадщини, заповідників, пам'яток культуриі надавати їм життя у такій формі, а також презентувати для відвідувачів нашспільний доробок".</text:p>
      <text:p text:style-name="P4">
<text:span text:style-name="T4">
Читайте також:</text:span>
 <text:a xlink:type="simple" xlink:href="https://www.ukrinform.ua/rubric-culture/3685864-muzejniki-davnogo-galicu-vperse-pocastuut-obidom-pokaraimski.html" text:style-name="Internet_20_link" text:visited-style-name="Visited_20_Internet_20_Link">
 <text:span text:style-name="T4">
Музейники</text:span>
 <text:span text:style-name="T4">
Давнього</text:span>
 <text:span text:style-name="T4">
Галичу</text:span>
 <text:span text:style-name="T4">
вперше</text:span>
<text:span text:style-name="T4">
почастують</text:span>
 <text:span text:style-name="T4">
обідом</text:span>
 <text:span text:style-name="T4">
караїмськи</text:span>
 </text:a>
</text:p>
      <text:p text:style-name="P4">
Як повідомляв Укрінформ, до Дня пам’яті жертв геноциду кримськотатарськогонароду <text:a xlink:type="simple" xlink:href="https://www.ukrinform.ua/rubric-crimea/3708189-u-mezah-proektu-krim-insij-poglad-vidbudetsa-14-vistavok.html" text:style-name="Internet_20_link" text:visited-style-name="Visited_20_Internet_20_Link">
 </text:a>
 .</text:p>
      <text:p text:style-name="P4">
Source: <text:a xlink:type="simple" xlink:href="https://www.ukrinform.ua/rubric-culture/3708483-na-ivanofrankivsini-vidtvorat-remisnicij-dvir-davnogo-galica.html" text:style-name="Internet_20_link" text:visited-style-name="Visited_20_Internet_20_Link">
https://www.ukrinform.ua/rubric-culture/3708483-na-ivanofrankivsini-vidtvorat-remisnicij-dvir-davnogo-galica.html</text:a>
</text:p>
      <!--NEWS-->
      <text:h text:style-name="P10" text:outline-level="1">
<text:span text:style-name="T4">
росія скликала неформальну зустріч Радбезу ООН для обговорення «утисків» УПЦ МП в Україні</text:span>
</text:h>
      <text:p text:style-name="P4">
Authors: Ukrinform (Person)</text:p>
      <text:p text:style-name="P4">
Publisher: Укринформ (Organization)</text:p>
      <text:p text:style-name="P4">
Published Time: 2023-05-12T20:28:32+03:00</text:p>
      <text:p text:style-name="P4">
Modified Time: 2023-05-12T20:28:32+03:00</text:p>
      <text:p text:style-name="P4">
Description: російська федерація скликала в понеділок неформальну зустріч членів Ради Безпеки ООН у форматі Аррії для обговорення «ситуації зі свободою релігії в Україні» й «переслідування» російської церкви. — Укрінформ.</text:p>
      <text:p text:style-name="P4">
Images: ["<text:a xlink:type="simple" xlink:href="https://static.ukrinform.com/photos/2015_10/thumb_files/630_360_1445002358-2357.jpg" text:style-name="Internet_20_link" text:visited-style-name="Visited_20_Internet_20_Link">
630_360_14450...</text:a>
"]</text:p>
      <text:p text:style-name="P4">
Tags: ['Україна', 'УПЦ МП', 'росія', 'Радбез ООН']</text:p>
      <text:p text:style-name="P4">
Type: Article</text:p>
      <!--METADATA-->
      <text:p text:style-name="P4">
<draw:frame draw:style-name="fr1" draw:name="Image183" text:anchor-type="as-char" svg:width="6.9236in" svg:height="3.956343in" draw:z-index="0">
<draw:image xlink:href="../Images/yкринформ/2023-05-12T20-28-32-03-00/630_360_1445002358-2357.jpg" xlink:type="simple" xlink:show="embed" xlink:actuate="onLoad" draw:mime-type="image/jpeg"/>
</draw:frame>
 російськафедерація скликала в понеділок неформальну зустріч членів Ради Безпеки ООН уформаті Аррії для обговорення «ситуації зі свободою релігії в Україні» й«переслідування» російської церкви.</text:p>
      <text:p text:style-name="P4">
Як передає власний кореспондент Укрінформу, москва запросила до участі взаході в режимі онлайн осіб, наближених до ватажка «групи вагнера» євгенапригожина, яку багато країн визнали терористичною організацією.</text:p>
      <text:p text:style-name="P4">
Серед «доповідачів», як зазначено в концептуальній записці російськоїделегації при ООН, поширеній для членів РБ, – директор неурядової організації«Фонд боротьби з несправедливістю» Міра Терада, протоієрей УПЦ (МП) АндрійПавленко, єпископ УПЦ (МП) Гедеон.</text:p>
      <text:p text:style-name="P4">
Захід не транслюється на офіційних ресурсах <text:a xlink:type="simple" xlink:href="https://www.ukrinform.ua/tag-oon" text:style-name="Internet_20_link" text:visited-style-name="Visited_20_Internet_20_Link">
 </text:a>
 . Напередодні росія заявила, що не має наміру домагатися схваленнявебтрансляції від членів Ради Безпеки, враховуючи очікувану заборону «з бокуВеликої Британії та інших західних делегацій».</text:p>
      <text:p text:style-name="P4">
Україна не бере участі в російському заході.</text:p>
      <text:p text:style-name="P4">
На думку постійного представника України при ООН Сергія Кислиці, у такийспосіб міністр закордонних справ рф сергій лавров доручив постпреду василюнебензі посилити «медійну присутність пригожинських посіпак-пропагандистів».</text:p>
      <text:p text:style-name="P4">
У <text:a xlink:type="simple" xlink:href="https://twitter.com/SergiyKyslytsya/status/1657023172305211395" text:style-name="Internet_20_link" text:visited-style-name="Visited_20_Internet_20_Link">
 </text:a>
 Кислицянагадав, що 9 травня у своєму зверненні в соцмережах «пригожин згадав«щасливого дідуся», який «думає, що він хороший», але «дід» виявляється«повним му**ком» (очевидно, пригожин мав на увазі президента рф володимирапутіна – ред.).</text:p>
      <text:p text:style-name="P4">
«Це, однак, не завадило лаврову і Ко просувати пригожинських бойовиків уРадбезі ООН, – зазначив постпред. – У п'ятницю вранці посланець путіна привівна засідання Ради Безпеки у форматі Аррії колишніх арештантів, підібраних іособисто доглянутих пригожиним».</text:p>
      <text:p text:style-name="P4">
Кислиця нагадав, що Гедеон Харон свого часу вважався «настоятелем» «МАФ-церкви», незаконно побудованої в історичній зоні біля Десятинної церкви вКиєві і був депортований з України у 2019 році. «Тепер молиться «за російськуармію», – зазначив постпред.</text:p>
      <text:p text:style-name="P4">
Міра Терада (до 2017 року – Оксана Вовк) була ув'язнена в США за відмиваннягрошей, але уклала угоду зі слідством, щоб уникнути звинувачень у зберіганнінаркотиків. «Нині вона особиста пропагандистка пригожина та голова так званого«Фонду боротьби з несправедливістю», створеного ватажком «вагнера»,нагороджена орденами «лнр», – пояснив Кислиця.</text:p>
      <text:p text:style-name="P4">
Ще один доповідач від рф, священник УПЦ Андрій Павленко – російський шпигун,який повідомляв про дислокацію українських військ та імена українськихактивістів на Донбасі. Був включений в обмін полоненими, його зустрічавособисто пригожин. «Зараз вихваляє пригожина та «вагнера» в численнихінтерв'ю», – додав Кислиця.</text:p>
      <text:p text:style-name="P4">
<text:span text:style-name="T4">
Читайте також:</text:span>
 <text:a xlink:type="simple" xlink:href="https://www.ukrinform.ua/rubric-polytics/3703190-kislica-poasniv-comu-radbez-oon-ne-zablokuvav-rosijske-golovuvanna.html" text:style-name="Internet_20_link" text:visited-style-name="Visited_20_Internet_20_Link">
 <text:span text:style-name="T4">
Радбез</text:span>
 <text:span text:style-name="T4">
ООН</text:span>
 </text:a>
</text:p>
      <text:p text:style-name="P4">
Як повідомляв <text:a xlink:type="simple" xlink:href="https://www.ukrinform.ua/rubric-polytics/3656368-tvorec-formuli-arrii-zasudiv-rosiu-za-ii-vikoristanna-dla-vipravdanna-agresii.html" text:style-name="Internet_20_link" text:visited-style-name="Visited_20_Internet_20_Link">
 </text:a>
 ,ініціатор зустрічей членів Ради Безпеки ООН за формулою Аррії дипломат зВенесуели Дієго Аррія засудив росію за використання цього формату дляпоширення брехні та виправдання агресії проти України.</text:p>
      <text:p text:style-name="P4">
Source: <text:a xlink:type="simple" xlink:href="https://www.ukrinform.ua/rubric-world/3708485-rosia-sklikala-neformalnu-zustric-radbezu-oon-dla-obgovorenna-utiskiv-upc-mp-v-ukraini.html" text:style-name="Internet_20_link" text:visited-style-name="Visited_20_Internet_20_Link">
https://www.ukrinform.ua/rubric-world/3708485-rosia-sklikala-neformalnu-zustric-radbezu-oon-dla-obgovorenna-utiskiv-upc-mp-v-ukraini.html</text:a>
</text:p>
      <!--NEWS-->
      <text:h text:style-name="P10" text:outline-level="1">
<text:span text:style-name="T4">
У Конгресі українців Канади закликають депортувати російських «дипломатів»</text:span>
</text:h>
      <text:p text:style-name="P4">
Authors: Ukrinform (Person)</text:p>
      <text:p text:style-name="P4">
Publisher: Укринформ (Organization)</text:p>
      <text:p text:style-name="P4">
Published Time: 2023-05-12T20:29:00+03:00</text:p>
      <text:p text:style-name="P4">
Modified Time: 2023-05-12T20:29:00+03:00</text:p>
      <text:p text:style-name="P4">
Description: Акредитовані у Канаді російські дипломати займаються шкідливою діяльністю та мають бути оголошені персонами нон грата. — Укрінформ.</text:p>
      <text:p text:style-name="P4">
Images: ["<text:a xlink:type="simple" xlink:href="https://static.ukrinform.com/photos/2018_03/thumb_files/630_360_1521096779-2693.jpg" text:style-name="Internet_20_link" text:visited-style-name="Visited_20_Internet_20_Link">
630_360_15210...</text:a>
"]</text:p>
      <text:p text:style-name="P4">
Tags: ['Діаспора', 'Канада', 'росія', 'Війна з росією']</text:p>
      <text:p text:style-name="P4">
Type: Article</text:p>
      <!--METADATA-->
      <text:p text:style-name="P4">
<draw:frame draw:style-name="fr1" draw:name="Image184" text:anchor-type="as-char" svg:width="6.9236in" svg:height="3.956343in" draw:z-index="0">
<draw:image xlink:href="../Images/yкринформ/2023-05-12T20-29-00-03-00/630_360_1521096779-2693.jpg" xlink:type="simple" xlink:show="embed" xlink:actuate="onLoad" draw:mime-type="image/jpeg"/>
</draw:frame>
Акредитовані у Канаді російські дипломати займаються шкідливою діяльністю тамають бути оголошені персонами нон грата.</text:p>
      <text:p text:style-name="P4">
Таку думку кореспондентові Укрінформу висловила президентка Конгресу українцівКанади Олександра Хичій.</text:p>
      <text:p text:style-name="P4">
«У Канаді акредитовано понад 80 так званих російських «дипломатів», що значнобільше, ніж мають такі наші близькі союзники, як Німеччина й Велика Британія.Важко зрозуміти, чому Канада дозволяє такій непропорційно великій кількостііноземних агентів працювати у Канаді, а тепер ще й відмовляється висилати їх,попри наведені у двох послідовних звітах Парламентського комітету з питаньнаціональної безпеки та розвідки докази, що вони – іноземні шкідливі агенти»,– заявила Хичій.</text:p>
      <text:p text:style-name="P4">
Її думку підтримав й виконавчий директор Конгресу українців Канади ІгорМихальчишин. «Від початку російського повномасштабного вторгнення до України у2022-му році, союзники по НАТО та ЄС вислали понад 600 дипломатів, завдавшивідчутного удару по російській розвідувальній та дестабілізаційній діяльності.Утім Канада з 2018 не вислала жодного російського дипломата. Ці так званідипломати явно залучені до шпигунства та дестабілізації канадськогосуспільства. Незрозуміло, чому наш уряд відмовляється зробити кроки для їхвисилки заради захисту канадців», – сказав Михальчишин.</text:p>
      <text:p text:style-name="P4">
Як повідомляв Укрінформ, цього тижня Канада <text:a xlink:type="simple" xlink:href="https://www.ukrinform.ua/rubric-world/3706562-kanada-ogolosila-personou-non-grata-spivrobitnika-dipmisii-kitau.html" text:style-name="Internet_20_link" text:visited-style-name="Visited_20_Internet_20_Link">
</text:a>
 персоною нон грата співробітникадипломатичної місії Китаю, який намагався здобути для Пекіна інформацію длязалякування канадського депутата.</text:p>
      <text:p text:style-name="P4">
У відповідь Китай <text:a xlink:type="simple" xlink:href="https://www.ukrinform.ua/rubric-world/3706599-kitaj-visilae-z-kraini-kanadskogo-konsula.html" text:style-name="Internet_20_link" text:visited-style-name="Visited_20_Internet_20_Link">
 </text:a>
 «небажаною особою» канадськудипломатку Генерального консульства Канади у Шанхаї та зажадав від неївпродовж трьох діб залишити територію КНР.</text:p>
      <text:p text:style-name="P4">
Source: <text:a xlink:type="simple" xlink:href="https://www.ukrinform.ua/rubric-diaspora/3708486-u-kongresi-ukrainciv-kanadi-zaklikaut-deportuvati-rosijskih-diplomativ.html" text:style-name="Internet_20_link" text:visited-style-name="Visited_20_Internet_20_Link">
https://www.ukrinform.ua/rubric-diaspora/3708486-u-kongresi-ukrainciv-kanadi-zaklikaut-deportuvati-rosijskih-diplomativ.html</text:a>
</text:p>
      <!--NEWS-->
      <text:h text:style-name="P10" text:outline-level="1">
<text:span text:style-name="T4">
США поки не змінили політики щодо надання Україні далекобійних ракет – Кірбі</text:span>
</text:h>
      <text:p text:style-name="P4">
Authors: Ukrinform (Person)</text:p>
      <text:p text:style-name="P4">
Publisher: Укринформ (Organization)</text:p>
      <text:p text:style-name="P4">
Published Time: 2023-05-12T20:31:12+03:00</text:p>
      <text:p text:style-name="P4">
Modified Time: 2023-05-12T20:31:12+03:00</text:p>
      <text:p text:style-name="P4">
Description: </text:p>
      <text:p text:style-name="P4">
Після офіційного оголошення британською стороною про надання українським силам ракет Storm Shadow, офіційний Вашингтон наразі зберігає свої підходи щодо уникнення передачі ЗСУ американських далекобійних ракет. — Укрінформ.</text:p>
      <text:p text:style-name="P4">
Images: ["<text:a xlink:type="simple" xlink:href="https://static.ukrinform.com/photos/2015_10/thumb_files/630_360_1444909744-5988.jpg" text:style-name="Internet_20_link" text:visited-style-name="Visited_20_Internet_20_Link">
630_360_14449...</text:a>
"]</text:p>
      <text:p text:style-name="P4">
Tags: ['Ракета', 'США', 'Україна', 'Війна з росією']</text:p>
      <text:p text:style-name="P4">
Type: Article</text:p>
      <!--METADATA-->
      <text:p text:style-name="P4">
<draw:frame draw:style-name="fr1" draw:name="Image185" text:anchor-type="as-char" svg:width="6.9236in" svg:height="3.956343in" draw:z-index="0">
<draw:image xlink:href="../Images/yкринформ/2023-05-12T20-31-12-03-00/630_360_1444909744-5988.jpg" xlink:type="simple" xlink:show="embed" xlink:actuate="onLoad" draw:mime-type="image/jpeg"/>
</draw:frame>
 Післяофіційного оголошення британською стороною про надання українським силам ракетStorm Shadow, офіційний Вашингтон наразі зберігає свої підходи щодо уникненняпередачі ЗСУ американських далекобійних ракет.</text:p>
      <text:p text:style-name="P4">
Таку позицію висловив у п’ятницю під час онлайн-брифінгу координатор Радинацбезпеки Білого дому Джон Кірбі, передає власний кореспондент Укрінформу.</text:p>
      <text:p text:style-name="P4">
«Що стосується будь-яких інших змін (у підходах Вашингтона – ред.) щодоракетних систем великої дальності, наша політика та наші рішення в цьому планіне змінилися»,- зазначив представник адміністрації Байдена.</text:p>
      <text:p text:style-name="P4">
<text:span text:style-name="T4">
Читайте також:</text:span>
 <text:a xlink:type="simple" xlink:href="https://www.ukrinform.ua/rubric-ato/3707699-u-pentagoni-poasnili-comu-ne-peredaut-ukraini-f16.html" text:style-name="Internet_20_link" text:visited-style-name="Visited_20_Internet_20_Link">
 </text:a>
</text:p>
      <text:p text:style-name="P4">
Він підкреслив, що Сполучені Штати зосереджуються на іншій військовійдопомозі, яку запитує Україна. І зараз, за його словами, великий акцентробиться на забезпеченні українців протиповітряною обороною, у тому числі,системами Patriot.</text:p>
      <text:p text:style-name="P4">
«Вони допомагають Україні протистояти цим ракетним ударам»,- зазначивпредставник Білого дому.</text:p>
      <text:p text:style-name="P4">
<text:span text:style-name="T4">
Читайте також:</text:span>
 <text:a xlink:type="simple" xlink:href="https://www.ukrinform.ua/rubric-ato/3707816-raketa-storm-shadow-dla-ukraini-u-comu-suttevij-proriv.html" text:style-name="Internet_20_link" text:visited-style-name="Visited_20_Internet_20_Link">
 <text:span text:style-name="T4">
Storm</text:span>
 </text:a>
</text:p>
      <text:p text:style-name="P4">
Водночас, він висловив «глибоку вдячність» іншим країнам, зокрема, й <text:a xlink:type="simple" xlink:href="https://www.ukrinform.ua/tag-britania" text:style-name="Internet_20_link" text:visited-style-name="Visited_20_Internet_20_Link">
</text:a>
 за допомогу українцям. Кірбіпідкреслив, що британці від самого початку повномасштабної війни рф були разомз українцями та підтримували здатність країни до самозахисту.</text:p>
      <text:p text:style-name="P4">
Як повідомляв Укрінформ, у четвер Міністр оборони Великої Британії Бен Воллеспідтвердив, що <text:a xlink:type="simple" xlink:href="https://www.ukrinform.ua/rubric-ato/3707788-ministr-oboroni-britanii-pidtverdiv-peredacu-ukraini-raket-storm-shadow.html" text:style-name="Internet_20_link" text:visited-style-name="Visited_20_Internet_20_Link">
 </text:a>
 .</text:p>
      <text:p text:style-name="P4">
Source: <text:a xlink:type="simple" xlink:href="https://www.ukrinform.ua/rubric-ato/3708487-ssa-poki-ne-zminili-politiki-sodo-nadanna-ukraini-dalekobijnih-raket-kirbi.html" text:style-name="Internet_20_link" text:visited-style-name="Visited_20_Internet_20_Link">
https://www.ukrinform.ua/rubric-ato/3708487-ssa-poki-ne-zminili-politiki-sodo-nadanna-ukraini-dalekobijnih-raket-kirbi.html</text:a>
</text:p>
      <!--NEWS-->
      <text:h text:style-name="P10" text:outline-level="1">
<text:span text:style-name="T4">
Київська опера анонсувала цикл «Музика для дорослих»</text:span>
</text:h>
      <text:p text:style-name="P4">
Authors: Ukrinform (Person)</text:p>
      <text:p text:style-name="P4">
Publisher: Укринформ (Organization)</text:p>
      <text:p text:style-name="P4">
Published Time: 2023-05-12T20:40:00+03:00</text:p>
      <text:p text:style-name="P4">
Modified Time: 2023-05-12T20:40:00+03:00</text:p>
      <text:p text:style-name="P4">
Description: Протягом 24-28 травня Київська опера покаже три опери та три балети у межах програми "Тиждень у Київській опері, або Музика для дорослих". — Укрінформ.</text:p>
      <text:p text:style-name="P4">
Images: ["<text:a xlink:type="simple" xlink:href="https://static.ukrinform.com/photos/2023_05/thumb_files/630_360_1683912612-512.jpg" text:style-name="Internet_20_link" text:visited-style-name="Visited_20_Internet_20_Link">
630_360_16839...</text:a>
", "<text:a xlink:type="simple" xlink:href="https://static.ukrinform.com/photos/2023_05/1683820394-684.jpg" text:style-name="Internet_20_link" text:visited-style-name="Visited_20_Internet_20_Link">
1683820394-68...</text:a>
"]</text:p>
      <text:p text:style-name="P4">
Tags: ['Музика', 'Опера', 'Театр', 'Вистава', 'Київ']</text:p>
      <text:p text:style-name="P4">
Type: Article</text:p>
      <!--METADATA-->
      <text:p text:style-name="P4">
<draw:frame draw:style-name="fr1" draw:name="Image186" text:anchor-type="as-char" svg:width="6.9236in" svg:height="3.956343in" draw:z-index="0">
<draw:image xlink:href="../Images/yкринформ/2023-05-12T20-40-00-03-00/630_360_1683912612-512.jpg" xlink:type="simple" xlink:show="embed" xlink:actuate="onLoad" draw:mime-type="image/jpeg"/>
</draw:frame>
 Протягом24-28 травня Київська опера покаже три опери та три балети у межах програми"Тиждень у Київській опері, або Музика для дорослих".</text:p>
      <text:p text:style-name="P4">
Про це директор - художній керівник Київського муніципального академічноготеатру опери і балету для дітей та юнацтва (Київської опери) Петро Качановповідомив в <text:a xlink:type="simple" xlink:href="https://www.ukrinform.ua/rubric-culture/3707922-petro-kacanov-direktor-hudoznij-kerivnik-kiivskoi-operi.html" text:style-name="Internet_20_link" text:visited-style-name="Visited_20_Internet_20_Link">
 </text:a>
 <text:a xlink:type="simple" xlink:href="https://www.ukrinform.ua/rubric-culture/3707922-petro-kacanov-direktor-hudoznij-kerivnik-kiivskoi-operi.html" text:style-name="Internet_20_link" text:visited-style-name="Visited_20_Internet_20_Link">
</text:a>
 <text:a xlink:type="simple" xlink:href="https://www.ukrinform.ua/rubric-culture/3707922-petro-kacanov-direktor-hudoznij-kerivnik-kiivskoi-operi.html" text:style-name="Internet_20_link" text:visited-style-name="Visited_20_Internet_20_Link">
 </text:a>
.</text:p>
      <text:p text:style-name="P4">
<draw:frame draw:style-name="fr1" draw:name="Image187" text:anchor-type="as-char" svg:width="6.9236in" svg:height="3.846444in" draw:z-index="0">
<draw:image xlink:href="../Images/yкринформ/2023-05-12T20-40-00-03-00/1683820394-684.jpg" xlink:type="simple" xlink:show="embed" xlink:actuate="onLoad" draw:mime-type="image/jpeg"/>
</draw:frame>
</text:p>
      <text:p text:style-name="P4">
«Далеко по сусідству» – це унікальний балет, постановка балетмейстера АртемаШошина. Ми ще до війни його поставили. Це фактично віддзеркалення історіїМаркеса «Сто років самотності». Але на сцені, у балеті кілька поколіньпроживають своє життя за 40 хвилин», - зауважив Качанов.</text:p>
      <text:p text:style-name="P4">
<text:span text:style-name="T4">
Читайте також:</text:span>
 <text:a xlink:type="simple" xlink:href="https://www.ukrinform.ua/rubric-culture/3689464-lubov-do-spravedlivosti-cim-aktualna-vistava-z-natalieu-sumskou-v-roli-milarderki.html" text:style-name="Internet_20_link" text:visited-style-name="Visited_20_Internet_20_Link">
 </text:a>
</text:p>
      <text:p text:style-name="P4">
За його словами, у <text:a xlink:type="simple" xlink:href="https://www.ukrinform.ua/tag-teatr" text:style-name="Internet_20_link" text:visited-style-name="Visited_20_Internet_20_Link">
 </text:a>
 відбудуться показиопер <text:span text:style-name="T4">
«Ромео і Джульєтта»</text:span>
 Гуно, <text:span text:style-name="T4">
«Шлюбний вексель, або Щастя за добу»</text:span>
Россіні, <text:span text:style-name="T4">
«Богема»</text:span>
 Пуччіні, а також балету Станковича <text:span text:style-name="T4">
«Майська ніч»</text:span>
 танеокласичних балетів – <text:span text:style-name="T4">
«Далеко по сусідству/Історії у стилі Танго»</text:span>
 .</text:p>
      <text:p text:style-name="P4">
Як повідомляв Укрінформ, у Київській опері (Київський муніципальнийакадемічний театр опери і балету для дітей та юнацтва) з 17 до 19 травнявідбудуться концерти гурту Aviator та співаків Віктора Павліка й МаріїБурмаки.</text:p>
      <text:p text:style-name="P4">
<text:span text:style-name="T5">
Перше фото з сайту kyivoperatheatre.com.ua</text:span>
</text:p>
      <text:p text:style-name="P4">
Source: <text:a xlink:type="simple" xlink:href="https://www.ukrinform.ua/rubric-culture/3708489-kiivska-opera-anonsuvala-cikl-muzika-dla-doroslih.html" text:style-name="Internet_20_link" text:visited-style-name="Visited_20_Internet_20_Link">
https://www.ukrinform.ua/rubric-culture/3708489-kiivska-opera-anonsuvala-cikl-muzika-dla-doroslih.html</text:a>
</text:p>
      <!--NEWS-->
      <text:h text:style-name="P10" text:outline-level="1">
<text:span text:style-name="T4">
Кримський політв'язень Тимур Ялкабов схуд на 25 кілограмів і потребує лікування - дружина</text:span>
</text:h>
      <text:p text:style-name="P4">
Authors: Ukrinform (Person)</text:p>
      <text:p text:style-name="P4">
Publisher: Укринформ (Organization)</text:p>
      <text:p text:style-name="P4">
Published Time: 2023-05-12T20:50:00+03:00</text:p>
      <text:p text:style-name="P4">
Modified Time: 2023-05-12T20:50:00+03:00</text:p>
      <text:p text:style-name="P4">
Description: Кримський політв'язень кремля Тимур Ялкабов, якого утримують у російській колонії, схуд на 25 кілограмів та потребує лікування. — Укрінформ.</text:p>
      <text:p text:style-name="P4">
Images: ["<text:a xlink:type="simple" xlink:href="https://static.ukrinform.com/photos/2023_05/thumb_files/630_360_1683913518-159.jpg" text:style-name="Internet_20_link" text:visited-style-name="Visited_20_Internet_20_Link">
630_360_16839...</text:a>
"]</text:p>
      <text:p text:style-name="P4">
Tags: ['Кримські татари', 'Окупація Криму', "Політв'язні Кремля", 'росія']</text:p>
      <text:p text:style-name="P4">
Type: Article</text:p>
      <!--METADATA-->
      <text:p text:style-name="P4">
<draw:frame draw:style-name="fr1" draw:name="Image188" text:anchor-type="as-char" svg:width="6.9236in" svg:height="3.956343in" draw:z-index="0">
<draw:image xlink:href="../Images/yкринформ/2023-05-12T20-50-00-03-00/630_360_1683913518-159.jpg" xlink:type="simple" xlink:show="embed" xlink:actuate="onLoad" draw:mime-type="image/jpeg"/>
</draw:frame>
 Кримськийполітв'язень кремля Тимур Ялкабов, якого утримують у російській колонії, схудна 25 кілограмів та потребує лікування.</text:p>
      <text:p text:style-name="P4">
Про це громадському об'єднанню <text:a xlink:type="simple" xlink:href="https://crimean-solidarity.org/news/2023/05/11/polituznik-s-astmoj-timur-yalkabov-nuzhdaetsya-v-lechenii-i-poxudel-na--kilogrammov-2577" text:style-name="Internet_20_link" text:visited-style-name="Visited_20_Internet_20_Link">
 </text:a>
 повідомила дружина політв'язня АлієЯлкабова, передає Укрінформ.</text:p>
      <text:p text:style-name="P4">
За її словами, <text:a xlink:type="simple" xlink:href="https://www.ukrinform.ua/tag-krimski-tatari" text:style-name="Internet_20_link" text:visited-style-name="Visited_20_Internet_20_Link">
 </text:a>
 повернули докамери в'язниці у м. Димитровград (Ульяновська область, росія) після того, яквін упродовж трьох місяців перебував у штрафному ізоляторі. У чоловіка сильнийбіль у колінах, він страждає на хронічну астму та потребує лікування.</text:p>
      <text:p text:style-name="P4">
«Ще сильно почав турбувати псоріаз, схуд на 25 кілограмів», - стверджує АлієЯлкабова.</text:p>
      <text:p text:style-name="P4">
Вона звернулася до уповноваженого з прав людини в Ульяновській області зіскаргою на дії адміністрації в'язниці.</text:p>
      <text:p text:style-name="P4">
<text:span text:style-name="T4">
Читайте також:</text:span>
 <text:a xlink:type="simple" xlink:href="https://www.ukrinform.ua/rubric-crimea/3698245-peresliduvanna-krimskih-tatar-lubinec-pidtrimav-vimogi-komisara-radi-evropi.html" text:style-name="Internet_20_link" text:visited-style-name="Visited_20_Internet_20_Link">
 </text:a>
</text:p>
      <text:p text:style-name="P4">
Під час перевірки було встановлено факт застосування фізичної сили доЯлкабова.</text:p>
      <text:p text:style-name="P4">
Як повідомлялося, у березні 2022 року південний окружний суд у м. Ростов-на-Дону <text:a xlink:type="simple" xlink:href="https://www.ukrinform.ua/rubric-crimea/3436756-ukrainca-alkabova-u-rosii-zasudili-do-17-rokiv-vaznici.html" text:style-name="Internet_20_link" text:visited-style-name="Visited_20_Internet_20_Link">
 </text:a>
 до 17 років позбавлення волі уколонії суворого режиму за обвинуваченням у «тероризмі».</text:p>
      <text:p text:style-name="P4">
<text:span text:style-name="T5">
Фото: Кримська солідарність</text:span>
</text:p>
      <text:p text:style-name="P4">
Source: <text:a xlink:type="simple" xlink:href="https://www.ukrinform.ua/rubric-crimea/3708494-krimskij-politvazen-timur-alkabov-shud-na-25-kilogramiv-i-potrebue-likuvanna-druzina.html" text:style-name="Internet_20_link" text:visited-style-name="Visited_20_Internet_20_Link">
https://www.ukrinform.ua/rubric-crimea/3708494-krimskij-politvazen-timur-alkabov-shud-na-25-kilogramiv-i-potrebue-likuvanna-druzina.html</text:a>
</text:p>
      <!--NEWS-->
      <text:h text:style-name="P10" text:outline-level="1">
<text:span text:style-name="T4">
Бельгія надає Україні €92 мільйони за рахунок оподаткування заморожених активів рф</text:span>
</text:h>
      <text:p text:style-name="P4">
Authors: Ukrinform (Person)</text:p>
      <text:p text:style-name="P4">
Publisher: Укринформ (Organization)</text:p>
      <text:p text:style-name="P4">
Published Time: 2023-05-12T20:50:35+03:00</text:p>
      <text:p text:style-name="P4">
Modified Time: 2023-05-12T20:50:35+03:00</text:p>
      <text:p text:style-name="P4">
Description: Бельгія ухвалила новий пакет фінансової допомоги для України в обсязі 92 мільйонів євро, які були згенеровані за рахунок оподаткування заморожених російських активів. — Укрінформ.</text:p>
      <text:p text:style-name="P4">
Images: ["<text:a xlink:type="simple" xlink:href="https://static.ukrinform.com/photos/2022_12/thumb_files/630_360_1670334139-681.jpg" text:style-name="Internet_20_link" text:visited-style-name="Visited_20_Internet_20_Link">
630_360_16703...</text:a>
"]</text:p>
      <text:p text:style-name="P4">
Tags: ['Бельгія', 'Україна', 'Гроші', 'росія']</text:p>
      <text:p text:style-name="P4">
Type: Article</text:p>
      <!--METADATA-->
      <text:p text:style-name="P4">
<draw:frame draw:style-name="fr1" draw:name="Image189" text:anchor-type="as-char" svg:width="6.9236in" svg:height="3.956343in" draw:z-index="0">
<draw:image xlink:href="../Images/yкринформ/2023-05-12T20-50-35-03-00/630_360_1670334139-681.jpg" xlink:type="simple" xlink:show="embed" xlink:actuate="onLoad" draw:mime-type="image/jpeg"/>
</draw:frame>
 Бельгіяухвалила новий пакет фінансової допомоги для України в обсязі 92 мільйонівєвро, які були згенеровані за рахунок оподаткування заморожених російськихактивів.</text:p>
      <text:p text:style-name="P4">
Як повідомляє Укрінформ, така інформація оприлюднена сьогодні <text:a xlink:type="simple" xlink:href="http://www.premier.be/en/new-support-package-ukraine" text:style-name="Internet_20_link" text:visited-style-name="Visited_20_Internet_20_Link">
</text:a>
 прем’єр-міністраБельгії Олександра Де Кроо.</text:p>
      <text:p text:style-name="P4">
«Сьогодні Кабінет ухвалив новий пакет допомоги для Україні та її народу упідготовці до контрнаступу проти <text:a xlink:type="simple" xlink:href="https://www.ukrinform.ua/tag-rosia" text:style-name="Internet_20_link" text:visited-style-name="Visited_20_Internet_20_Link">
 </text:a>
 .Загальна сума фінансової допомоги становить 92 мільйони євро, які сформованііз додаткових податкових надходжень від розміщених у Бельгії російськихактивів», - йдеться у повідомленні.</text:p>
      <text:p text:style-name="P4">
Як зазначається, 46 мільйонів євро з цієї суми будуть спрямовані на підтримкународу України та посилення дипломатичної присутності Бельгії в Україні.</text:p>
      <text:p text:style-name="P4">
Значна частина пакета в обсязі 24 мільйонів євро буде спрямована на наданнядодаткової гуманітарної допомоги, у координації з ООН, для покриття базовихпотреб населення, таких як освіта, охорона здоров’я та продовольча безпека уключових містах країні та у зонах бойових дій.</text:p>
      <text:p text:style-name="P4">
Сума в обсязі 8 мільйонів євро буде спрямована на відновлення України черезфонди ЄІБ та Світового банку, на додаток до сум, що вже були інвестовані зцією метою.</text:p>
      <text:p text:style-name="P4">
Додаткові інвестиції заплановані для реформування та зміцнення бельгійськоїдипломатичної мережі в Україні та в усьому регіоні, а також для підвищеннябезпеки стратегічної інфраструктури України, включаючи її ядерні станції, тадля підтримки зусиль Міжнародного кримінального суду у розслідуванні воєннихзлочинів росії в Україні.</text:p>
      <text:p text:style-name="P4">
«Від початку цієї війни, Бельгія була на стороні України. Я ще раз підтвердивце (Президенту) Володимиру Зеленському минулого тижня, коли ми зустрілися вГаазі для обговорення потреб країни. Успіх українського контрнаступу єкритично важливим для завершення війни. Додаткова допомога, яку Бельгіяоголосила сьогодні, допоможе у цих зусиллях», - заявив з цього приводупрем’єр-міністр Бельгії.</text:p>
      <text:p text:style-name="P4">
<text:span text:style-name="T4">
Читайте також:</text:span>
 <text:a xlink:type="simple" xlink:href="https://www.ukrinform.ua/rubric-economy/3708209-svitovij-bank-nadav-ukraini-132-miljoni-na-agrarnij-sektor.html" text:style-name="Internet_20_link" text:visited-style-name="Visited_20_Internet_20_Link">
 <text:span text:style-name="T4">
Світовий</text:span>
 <text:span text:style-name="T4">
банк</text:span>
 </text:a>
</text:p>
      <text:p text:style-name="P4">
Як повідомлялося, з початку російського вторгнення в Україну Бельгія надаєпослідовну допомогу Україні, включаючи постачання зброї, боєприпасів, а такожгуманітарну допомогу та обладнання для забезпечення першочергових потребнаселення України.</text:p>
      <text:p text:style-name="P4">
Source: <text:a xlink:type="simple" xlink:href="https://www.ukrinform.ua/rubric-economy/3708495-belgia-nadae-ukraini-92-miljoni-za-rahunok-opodatkuvanna-zamorozenih-aktiviv-rf.html" text:style-name="Internet_20_link" text:visited-style-name="Visited_20_Internet_20_Link">
https://www.ukrinform.ua/rubric-economy/3708495-belgia-nadae-ukraini-92-miljoni-za-rahunok-opodatkuvanna-zamorozenih-aktiviv-rf.html</text:a>
</text:p>
      <!--NEWS-->
      <text:h text:style-name="P10" text:outline-level="1">
<text:span text:style-name="T4">
Цифрова акція солідарності в рамках Євробачення об’єднала українців та британців</text:span>
</text:h>
      <text:p text:style-name="P4">
Authors: Ukrinform (Person)</text:p>
      <text:p text:style-name="P4">
Publisher: Укринформ (Organization)</text:p>
      <text:p text:style-name="P4">
Published Time: 2023-05-12T20:51:00+03:00</text:p>
      <text:p text:style-name="P4">
Modified Time: 2023-05-12T20:51:00+03:00</text:p>
      <text:p text:style-name="P4">
Description: У рамках Євробачення 2023 триває цифрова акція солідарності українців та британців, до якої долучились відомі співаки, спортсмени, українські та британські зірки шоубізнесу та різні організації. — Укрінформ.</text:p>
      <text:p text:style-name="P4">
Images: ["<text:a xlink:type="simple" xlink:href="https://static.ukrinform.com/photos/2023_05/thumb_files/630_360_1683913710-597.jpg" text:style-name="Internet_20_link" text:visited-style-name="Visited_20_Internet_20_Link">
630_360_16839...</text:a>
", "<text:a xlink:type="simple" xlink:href="https://static.ukrinform.com/photos/2023_05/1683913974-931.jpg" text:style-name="Internet_20_link" text:visited-style-name="Visited_20_Internet_20_Link">
1683913974-93...</text:a>
", "<text:a xlink:type="simple" xlink:href="https://static.ukrinform.com/photos/2023_05/1683913974-723.jpg" text:style-name="Internet_20_link" text:visited-style-name="Visited_20_Internet_20_Link">
1683913974-72...</text:a>
", "<text:a xlink:type="simple" xlink:href="https://static.ukrinform.com/photos/2023_05/1683913974-201.jpg" text:style-name="Internet_20_link" text:visited-style-name="Visited_20_Internet_20_Link">
1683913974-20...</text:a>
", "<text:a xlink:type="simple" xlink:href="https://static.ukrinform.com/photos/2023_05/1683913974-511.jpg" text:style-name="Internet_20_link" text:visited-style-name="Visited_20_Internet_20_Link">
1683913974-51...</text:a>
", "<text:a xlink:type="simple" xlink:href="https://static.ukrinform.com/photos/2023_05/1683913973-501.jpg" text:style-name="Internet_20_link" text:visited-style-name="Visited_20_Internet_20_Link">
1683913973-50...</text:a>
", "<text:a xlink:type="simple" xlink:href="https://static.ukrinform.com/photos/2023_05/1683913973-571.jpg" text:style-name="Internet_20_link" text:visited-style-name="Visited_20_Internet_20_Link">
1683913973-57...</text:a>
"]</text:p>
      <text:p text:style-name="P4">
Tags: ['Британія', 'Євробачення', 'Instagram', 'Україна']</text:p>
      <text:p text:style-name="P4">
Type: Article</text:p>
      <!--METADATA-->
      <text:p text:style-name="P4">
<draw:frame draw:style-name="fr1" draw:name="Image190" text:anchor-type="as-char" svg:width="6.9236in" svg:height="3.956343in" draw:z-index="0">
<draw:image xlink:href="../Images/yкринформ/2023-05-12T20-51-00-03-00/630_360_1683913710-597.jpg" xlink:type="simple" xlink:show="embed" xlink:actuate="onLoad" draw:mime-type="image/jpeg"/>
</draw:frame>
 У рамкахЄвробачення 2023 триває цифрова акція солідарності українців та британців, доякої долучились відомі співаки, спортсмени, українські та британські зіркишоубізнесу та різні організації.</text:p>
      <text:p text:style-name="P4">
Як повідомили Укрінформу організатори акції, долучитись до неї можна в <text:a xlink:type="simple" xlink:href="https://www.instagram.com/p/CsJnsxTo_K2/" text:style-name="Internet_20_link" text:visited-style-name="Visited_20_Internet_20_Link">
</text:a>
 Ukraine.ua, якуМіністерство закордонних справ України розвиває спільно з BRAND UKRAINE.</text:p>
      <text:p text:style-name="P4">
«З початку повномасштабної агресії росії Велика Британія та Україна стоятьпліч-о-пліч на захисті глобальних цінностей і різноманітності. Цього рокуВелика Британія приймає <text:a xlink:type="simple" xlink:href="https://www.ukrinform.ua/tag-evrobacenna" text:style-name="Internet_20_link" text:visited-style-name="Visited_20_Internet_20_Link">
 </text:a>
 відімені України, і від Рейк’явіка до Тель-Авіва посольства СполученогоКоролівства та України працювали разом, щоб підготуватися до Євробачення. Миоб’єднані музикою напередодні урочистостей у Ліверпулі. Приєднуйтесь до хвилієдності та створіть спільну публікацію зі своїми британськими друзями», -йдеться в повідомленні.</text:p>
      <text:p text:style-name="P4">
<draw:frame draw:style-name="fr1" draw:name="Image191" text:anchor-type="as-char" svg:width="6.9236in" svg:height="4.615733in" draw:z-index="0">
<draw:image xlink:href="../Images/yкринформ/2023-05-12T20-51-00-03-00/1683913974-931.jpg" xlink:type="simple" xlink:show="embed" xlink:actuate="onLoad" draw:mime-type="image/jpeg"/>
</draw:frame>
</text:p>
      <text:p text:style-name="P4">
<draw:frame draw:style-name="fr1" draw:name="Image192" text:anchor-type="as-char" svg:width="6.9236in" svg:height="4.604743in" draw:z-index="0">
<draw:image xlink:href="../Images/yкринформ/2023-05-12T20-51-00-03-00/1683913974-723.jpg" xlink:type="simple" xlink:show="embed" xlink:actuate="onLoad" draw:mime-type="image/jpeg"/>
</draw:frame>
<draw:frame draw:style-name="fr1" draw:name="Image193" text:anchor-type="as-char" svg:width="6.9236in" svg:height="4.604743in" draw:z-index="0">
<draw:image xlink:href="../Images/yкринформ/2023-05-12T20-51-00-03-00/1683913974-201.jpg" xlink:type="simple" xlink:show="embed" xlink:actuate="onLoad" draw:mime-type="image/jpeg"/>
</draw:frame>
<draw:frame draw:style-name="fr1" draw:name="Image194" text:anchor-type="as-char" svg:width="6.9236in" svg:height="4.615733in" draw:z-index="0">
<draw:image xlink:href="../Images/yкринформ/2023-05-12T20-51-00-03-00/1683913974-511.jpg" xlink:type="simple" xlink:show="embed" xlink:actuate="onLoad" draw:mime-type="image/jpeg"/>
</draw:frame>
<draw:frame draw:style-name="fr1" draw:name="Image195" text:anchor-type="as-char" svg:width="6.9236in" svg:height="4.615733in" draw:z-index="0">
<draw:image xlink:href="../Images/yкринформ/2023-05-12T20-51-00-03-00/1683913973-501.jpg" xlink:type="simple" xlink:show="embed" xlink:actuate="onLoad" draw:mime-type="image/jpeg"/>
</draw:frame>
<draw:frame draw:style-name="fr1" draw:name="Image196" text:anchor-type="as-char" svg:width="6.9236in" svg:height="4.604743in" draw:z-index="0">
<draw:image xlink:href="../Images/yкринформ/2023-05-12T20-51-00-03-00/1683913973-571.jpg" xlink:type="simple" xlink:show="embed" xlink:actuate="onLoad" draw:mime-type="image/jpeg"/>
</draw:frame>
</text:p>
      <text:p text:style-name="P4">
Зокрема, до кампанії вже приєднались співачки Джамала та Birdy, Міністерствокультури та інформаційної політики України та Department for Culture, Mediaand Sport UK, Національна опера України та Royal Opera House, Одеськийхудожній музей та Walker Art Gallery та ін.</text:p>
      <text:p text:style-name="P4">
<text:span text:style-name="T4">
Читайте також:</text:span>
 <text:a xlink:type="simple" xlink:href="https://www.ukrinform.ua/rubric-culture/3707037-evrobacenna2023-tvorchi-zapustili-manifest-iz-zaklikom-prodovziti-pidtrimku-ukrainu.html" text:style-name="Internet_20_link" text:visited-style-name="Visited_20_Internet_20_Link">
 <text:span text:style-name="T4">
Євробачення</text:span>
 </text:a>
</text:p>
      <text:p text:style-name="P4">
Як повідомляв <text:a xlink:type="simple" xlink:href="https://www.ukrinform.ua/rubric-culture/3706972-u-liverpuli-startuvav-persij-pivfinal-evrobacenna-2023.html" text:style-name="Internet_20_link" text:visited-style-name="Visited_20_Internet_20_Link">
 </text:a>
 , 9 травня стартував 67-йпісенний конкурс “Євробачення-2023”. У перший півфінал конкурсу вийшлипредставники таких країн: Хорватія, Молдова, Швейцарія, Фінляндія, Чехія,Ізраїль, Португалія, Швеція, Сербія та Норвегія.</text:p>
      <text:p text:style-name="P4">
За правилами, у півфіналах не беруть участі країна-переможець минулого року ітак звана "велика п’ятірка" — засновники конкурсу. Саме тому щороку задопомогою жеребкування визначають, глядачі з яких трьох країн голосуватимуть упершому півфіналі, а з яких трьох інших країн — у другому півфіналі. Українамала змогу голосувати саме у другому півфіналі, 11 травня.</text:p>
      <text:p text:style-name="P4">
_Фото: Foreign &amp; Development Office / Instagram _</text:p>
      <text:p text:style-name="P4">
Source: <text:a xlink:type="simple" xlink:href="https://www.ukrinform.ua/rubric-culture/3708496-cifrova-akcia-solidarnosti-v-ramkah-evrobacenna-obednala-ukrainciv-ta-britanciv.html" text:style-name="Internet_20_link" text:visited-style-name="Visited_20_Internet_20_Link">
https://www.ukrinform.ua/rubric-culture/3708496-cifrova-akcia-solidarnosti-v-ramkah-evrobacenna-obednala-ukrainciv-ta-britanciv.html</text:a>
</text:p>
      <!--NEWS-->
      <text:h text:style-name="P10" text:outline-level="1">
<text:span text:style-name="T4">
Чотири країни і 1500 кілометрів: 24 травня стартує всеукраїнський ветеранський велопробіг</text:span>
</text:h>
      <text:p text:style-name="P4">
Authors: Ukrinform (Person)</text:p>
      <text:p text:style-name="P4">
Publisher: Укринформ (Organization)</text:p>
      <text:p text:style-name="P4">
Published Time: 2023-05-12T20:56:00+03:00</text:p>
      <text:p text:style-name="P4">
Modified Time: 2023-05-12T20:56:00+03:00</text:p>
      <text:p text:style-name="P4">
Description: </text:p>
      <text:p text:style-name="P4">
Міністерство у справах ветеранів організовує всеукраїнський ветеранський велопробіг “Шануємо пам’ять захисників України”. — Укрінформ.</text:p>
      <text:p text:style-name="P4">
Images: ["<text:a xlink:type="simple" xlink:href="https://static.ukrinform.com/photos/2023_05/thumb_files/630_360_1683914041-543.jpeg" text:style-name="Internet_20_link" text:visited-style-name="Visited_20_Internet_20_Link">
630_360_16839...</text:a>
"]</text:p>
      <text:p text:style-name="P4">
Tags: ['Ветерани війни', 'Міністерство у справах ветеранів', 'Велопробіг']</text:p>
      <text:p text:style-name="P4">
Type: Article</text:p>
      <!--METADATA-->
      <text:p text:style-name="P4">
<draw:frame draw:style-name="fr1" draw:name="Image197" text:anchor-type="as-char" svg:width="6.9236in" svg:height="3.956343in" draw:z-index="0">
<draw:image xlink:href="../Images/yкринформ/2023-05-12T20-56-00-03-00/630_360_1683914041-543.jpeg" xlink:type="simple" xlink:show="embed" xlink:actuate="onLoad" draw:mime-type="image/jpeg"/>
</draw:frame>
Міністерство у справах ветеранів організовує всеукраїнський ветеранськийвелопробіг “Шануємо пам’ять захисників України”.</text:p>
      <text:p text:style-name="P4">
Про це повідомляє <text:a xlink:type="simple" xlink:href="https://mva.gov.ua/ua/news/minveteraniv-organizovuye-vseukrayinskij-veteranskij-veloprobig-shanuyemo-pamyat-zahisnikiv-ukrayini" text:style-name="Internet_20_link" text:visited-style-name="Visited_20_Internet_20_Link">
 </text:a>
 ,передає Укрінформ.</text:p>
      <text:p text:style-name="P4">
"Учасники-ветерани планують подолати понад 1500 км Україною, Словаччиною,Чехією, Німеччиною проїхавши за маршрутом «Ужгород-Дармштадт». Велопробігпроходитиме містами Попрад (Словаччина), Нітра (Словаччина), Братислава(Словаччина), Брно (Чехія), Прага (Чехія), Вайден (Німеччина), Вюрцбург(Німеччина), Дармштадт ( <text:a xlink:type="simple" xlink:href="https://www.ukrinform.ua/tag-nimeccina" text:style-name="Internet_20_link" text:visited-style-name="Visited_20_Internet_20_Link">
 </text:a>
 )", -йдеться у повідомленні.</text:p>
      <text:p text:style-name="P4">
Зазначається, що на шляху від Ужгорода до Дармштадта заплановано проведення вукраїнських закордонних представництвах зустрічі з представниками місцевоївлади та громадськості, з українцями, які перебувають за кордоном, проведенняфотовиставок про українських захисників і захисниць.</text:p>
      <text:p text:style-name="P4">
<text:span text:style-name="T4">
Читайте також:</text:span>
 <text:a xlink:type="simple" xlink:href="https://www.ukrinform.ua/rubric-society/3693428-u-veteraniv-zavlatsa-pomicniki-v-ukraini-zapuskaut-pilotnij-proekt.html" text:style-name="Internet_20_link" text:visited-style-name="Visited_20_Internet_20_Link">
 </text:a>
</text:p>
      <text:p text:style-name="P4">
Захід спрямований на підтримку ветеранів війни, популяризацію спортивноїреабілітації та здорового способу життя серед ветеранської спільноти.</text:p>
      <text:p text:style-name="P4">
Велопробіг проходитиме з 24 травня по 2 червня 2023 року.</text:p>
      <text:p text:style-name="P4">
Як повідомляв Укрінформ, <text:a xlink:type="simple" xlink:href="https://www.ukrinform.ua/rubric-sports/3702996-u-lvovi-provedeno-vidbir-u-nacionalnu-zbirnu-invictus-games.html" text:style-name="Internet_20_link" text:visited-style-name="Visited_20_Internet_20_Link">
 </text:a>
 .</text:p>
      <text:p text:style-name="P4">
Source: <text:a xlink:type="simple" xlink:href="https://www.ukrinform.ua/rubric-society/3708497-cotiri-kraini-i-1500-kilometriv-z-24-travna-startue-vseukrainskij-veteranskij-veloprobig.html" text:style-name="Internet_20_link" text:visited-style-name="Visited_20_Internet_20_Link">
https://www.ukrinform.ua/rubric-society/3708497-cotiri-kraini-i-1500-kilometriv-z-24-travna-startue-vseukrainskij-veteranskij-veloprobig.html</text:a>
</text:p>
      <!--NEWS-->
      <text:h text:style-name="P10" text:outline-level="1">
<text:span text:style-name="T4">
Ярмоленко дублем завершив «срібний» сезон у чемпіонаті ОАЕ</text:span>
</text:h>
      <text:p text:style-name="P4">
Authors: Ukrinform (Person)</text:p>
      <text:p text:style-name="P4">
Publisher: Укринформ (Organization)</text:p>
      <text:p text:style-name="P4">
Published Time: 2023-05-12T20:58:00+03:00</text:p>
      <text:p text:style-name="P4">
Modified Time: 2023-05-12T20:58:00+03:00</text:p>
      <text:p text:style-name="P4">
Description: В останньому турі чемпіонату Об'єднаних Арабських Еміратів (ОАЕ) з футболу сезону-2022/23 «Аль-Айн» капітана збірної України Андрія Ярмоленка, який тренує український спеціаліст Сергій Ребров, приймав «Аль-Батаєх». — Укрінформ.</text:p>
      <text:p text:style-name="P4">
Images: ["<text:a xlink:type="simple" xlink:href="https://static.ukrinform.com/photos/2023_05/thumb_files/630_360_1683914277-712.jpg" text:style-name="Internet_20_link" text:visited-style-name="Visited_20_Internet_20_Link">
630_360_16839...</text:a>
"]</text:p>
      <text:p text:style-name="P4">
Tags: ['Ярмоленко', 'Футбол', 'ОАЕ']</text:p>
      <text:p text:style-name="P4">
Type: Article</text:p>
      <!--METADATA-->
      <text:p text:style-name="P4">
<draw:frame draw:style-name="fr1" draw:name="Image198" text:anchor-type="as-char" svg:width="6.9236in" svg:height="3.956343in" draw:z-index="0">
<draw:image xlink:href="../Images/yкринформ/2023-05-12T20-58-00-03-00/630_360_1683914277-712.jpg" xlink:type="simple" xlink:show="embed" xlink:actuate="onLoad" draw:mime-type="image/jpeg"/>
</draw:frame>
 Востанньому турі чемпіонату Об'єднаних Арабських Еміратів (ОАЕ) з футболусезону-2022/23 «Аль-Айн» капітана збірної України Андрія Ярмоленка, якийтренує український спеціаліст Сергій Ребров, приймав «Аль-Батаєх».</text:p>
      <text:p text:style-name="P4">
Як повідомляє <text:a xlink:type="simple" xlink:href="https://uaf.ua/article/48228" text:style-name="Internet_20_link" text:visited-style-name="Visited_20_Internet_20_Link">
 </text:a>
 Української асоціації футболу(УАФ), український футболіст вийшов у стартовому складі й відзначився двомазабитими м’ячами. Зрештою Ребров замінив Ярмоленка на 83-й хвилині зустрічі,яка закінчилася перемогою «Аль-Айна» з рахунком 5:2, передає Укрінформ.</text:p>
      <text:p text:style-name="P4">
<text:span text:style-name="T4">
Читайте також:</text:span>
 <text:a xlink:type="simple" xlink:href="https://www.ukrinform.ua/rubric-sports/3702261-penalti-armolenka-ne-dopomogli-alajnu-rebrova-vijti-u-final-kubka-prezidenta-oae.html" text:style-name="Internet_20_link" text:visited-style-name="Visited_20_Internet_20_Link">
 <text:span text:style-name="T4">
Ярмоленка</text:span>
 </text:a>
</text:p>
      <text:p text:style-name="P4">
Набравши 54 очки, «Аль-Айн» фінішував на другій сходинці в турнірній таблицічемпіонату.</text:p>
      <text:p text:style-name="P4">
Фото: uaf.ua.</text:p>
      <text:p text:style-name="P4">
Source: <text:a xlink:type="simple" xlink:href="https://www.ukrinform.ua/rubric-sports/3708498-armolenko-dublem-zaversiv-sribnij-sezon-u-cempionati-oae.html" text:style-name="Internet_20_link" text:visited-style-name="Visited_20_Internet_20_Link">
https://www.ukrinform.ua/rubric-sports/3708498-armolenko-dublem-zaversiv-sribnij-sezon-u-cempionati-oae.html</text:a>
</text:p>
      <!--NEWS-->
      <text:h text:style-name="P10" text:outline-level="1">
<text:span text:style-name="T4">
Президент Чехії оцінює шанси контрнаступу України як добрі</text:span>
</text:h>
      <text:p text:style-name="P4">
Authors: Ukrinform (Person)</text:p>
      <text:p text:style-name="P4">
Publisher: Укринформ (Organization)</text:p>
      <text:p text:style-name="P4">
Published Time: 2023-05-12T21:06:00+03:00</text:p>
      <text:p text:style-name="P4">
Modified Time: 2023-05-12T21:06:00+03:00</text:p>
      <text:p text:style-name="P4">
Description: Президент Чехії, ексгенерал НАТО Петр Павел оцінює шанси контрнаступу України для повернення окупованих росією територій як добрі. — Укрінформ.</text:p>
      <text:p text:style-name="P4">
Images: ["<text:a xlink:type="simple" xlink:href="https://static.ukrinform.com/photos/2023_02/thumb_files/630_360_1677401487-268.jpg" text:style-name="Internet_20_link" text:visited-style-name="Visited_20_Internet_20_Link">
630_360_16774...</text:a>
"]</text:p>
      <text:p text:style-name="P4">
Tags: ['Чехія', 'Війна з росією', 'Контрнаступ', 'Петр Павел']</text:p>
      <text:p text:style-name="P4">
Type: Article</text:p>
      <!--METADATA-->
      <text:p text:style-name="P4">
<draw:frame draw:style-name="fr1" draw:name="Image199" text:anchor-type="as-char" svg:width="6.9236in" svg:height="3.956343in" draw:z-index="0">
<draw:image xlink:href="../Images/yкринформ/2023-05-12T21-06-00-03-00/630_360_1677401487-268.jpg" xlink:type="simple" xlink:show="embed" xlink:actuate="onLoad" draw:mime-type="image/jpeg"/>
</draw:frame>
 ПрезидентЧехії, ексгенерал НАТО Петр Павел оцінює шанси контрнаступу України дляповернення окупованих росією територій як добрі.</text:p>
      <text:p text:style-name="P4">
Про це він заявив в інтерв’ю <text:a xlink:type="simple" xlink:href="https://www.reuters.com/world/europe/czech-president-gives-ukraines-offensive-high-chance-success-2023-05-12/" text:style-name="Internet_20_link" text:visited-style-name="Visited_20_Internet_20_Link">
 </text:a>
 , передаєУкрінформ.</text:p>
      <text:p text:style-name="P4">
«Безумовно, є велика надія, що український контрнаступ буде успішним, тому що<text:a xlink:type="simple" xlink:href="https://www.ukrinform.ua/tag-ukraina" text:style-name="Internet_20_link" text:visited-style-name="Visited_20_Internet_20_Link">
 </text:a>
 вмотивована, добре підготовлена, їївійська досвідчені і, звичайно, не піддаються таким недолікам, як російськаармія», – сказав Павел.</text:p>
      <text:p text:style-name="P4">
Але, визнав він, якщо росія добре використає свою підготовлену оборону, жертвибудуть великими.</text:p>
      <text:p text:style-name="P4">
За словами президента, у російської армії були серйозні проблеми зматеріально-технічним забезпеченням і бойовим духом, але розвалу обороничекати не варто, адже</text:p>
      <text:p text:style-name="P4">
росія встигла підготувати відносно якісну і глибоку оборону в кілька рубежів.</text:p>
      <text:p text:style-name="P4">
Колишній головнокомандувач армії Чехії, а також головний військовий радникомгенерального секретаря НАТО в 2015-2018 роках, вважає, що Україна врешті-рештотримає західні винищувачі, але неможливо буде передати їх вчасно длямайбутнього наступу. Нагальними потребами є боєприпаси, додав він.</text:p>
      <text:p text:style-name="P4">
Прогнозувати, яку територію Україна зможе відвоювати, він не став, адже єрізні сценарії наступу, і не завжди все йде згідно з бажаннями і планами.</text:p>
      <text:p text:style-name="P4">
Чеський лідер зазначив, що Україна потребує підтримки партнерів для вступу доНАТО та Європейського Союзу, але висловив думку, що процес цей в обох випадкахбуде складним і тривалим, хоча переговори про вступ до ЄС мають всі шансирозпочатися ще цього року.</text:p>
      <text:p text:style-name="P4">
<text:span text:style-name="T4">
Читайте також:</text:span>
 <text:a xlink:type="simple" xlink:href="https://www.ukrinform.ua/rubric-ato/3707406-cehia-peredast-ukraini-dvi-sistemi-ppo-kub-iz-raketami.html" text:style-name="Internet_20_link" text:visited-style-name="Visited_20_Internet_20_Link">
 </text:a>
</text:p>
      <text:p text:style-name="P4">
Павел в інтерв’ю також торкнувся питання Китаю. Він сказав, що дії Китаю підчас війни в Україні показали, що КНР не є конструктивним гравцем, адже неназвав війну Росії в Україні вторгненням та не закликав до виведенняросійських військ.</text:p>
      <text:p text:style-name="P4">
Президент ЧР переконаний, що Європейський Союз та інші демократії потребуютьєдиної та реалістичної позиції щодо цієї держави, одного голосу, тому щонавіть найбільші країни ЄС не можуть грати на рівних з Пекіном самостійно. Бабільше, Китай використовуватиме двосторонні контакти як шанс розколотиєвропейські країни або відірвати Європу від Сполучених Штатів.</text:p>
      <text:p text:style-name="P4">
Нагадаємо, раніше Павел говорив, що України має лише один шанс для великогоконтрнаступу.</text:p>
      <text:p text:style-name="P4">
<text:span text:style-name="T5">
Фото: ČTK / Šulová Kateřina</text:span>
</text:p>
      <text:p text:style-name="P4">
Source: <text:a xlink:type="simple" xlink:href="https://www.ukrinform.ua/rubric-ato/3708501-prezident-cehii-ocinue-sansi-kontrnastupu-ukraini-ak-dobri.html" text:style-name="Internet_20_link" text:visited-style-name="Visited_20_Internet_20_Link">
https://www.ukrinform.ua/rubric-ato/3708501-prezident-cehii-ocinue-sansi-kontrnastupu-ukraini-ak-dobri.html</text:a>
</text:p>
      <!--NEWS-->
      <text:h text:style-name="P10" text:outline-level="1">
<text:span text:style-name="T4">
Кім назвав найбільшу проблему для бізнесу Миколаївщини</text:span>
</text:h>
      <text:p text:style-name="P4">
Authors: Ukrinform (Person)</text:p>
      <text:p text:style-name="P4">
Publisher: Укринформ (Organization)</text:p>
      <text:p text:style-name="P4">
Published Time: 2023-05-12T21:06:08+03:00</text:p>
      <text:p text:style-name="P4">
Modified Time: 2023-05-12T21:06:08+03:00</text:p>
      <text:p text:style-name="P4">
Description: Найбільшою проблемою бізнесу на Миколаївщині є те, що не працюють порти, робота яких становила 30-40 відсотків економіки регіону. — Укрінформ.</text:p>
      <text:p text:style-name="P4">
Images: ["<text:a xlink:type="simple" xlink:href="https://static.ukrinform.com/photos/2022_08/thumb_files/630_360_1661863347-457.jpg" text:style-name="Internet_20_link" text:visited-style-name="Visited_20_Internet_20_Link">
630_360_16618...</text:a>
"]</text:p>
      <text:p text:style-name="P4">
Tags: ['Бізнес', 'Миколаївщина', 'Порт', 'зерновий коридор', 'Єдині новини']</text:p>
      <text:p text:style-name="P4">
Type: Article</text:p>
      <!--METADATA-->
      <text:p text:style-name="P4">
<draw:frame draw:style-name="fr1" draw:name="Image200" text:anchor-type="as-char" svg:width="6.9236in" svg:height="3.956343in" draw:z-index="0">
<draw:image xlink:href="../Images/yкринформ/2023-05-12T21-06-08-03-00/630_360_1661863347-457.jpg" xlink:type="simple" xlink:show="embed" xlink:actuate="onLoad" draw:mime-type="image/jpeg"/>
</draw:frame>
 Найбільшоюпроблемою бізнесу на Миколаївщині є те, що не працюють порти, робота якихстановила 30-40 відсотків економіки регіону.</text:p>
      <text:p text:style-name="P4">
Про це повідомив голова Миколаївської обласної військової адміністраціїВіталій Кім у телемарафоні <text:a xlink:type="simple" xlink:href="https://www.facebook.com/watch/" text:style-name="Internet_20_link" text:visited-style-name="Visited_20_Internet_20_Link">
</text:a>
 ", передає Укрінформ.</text:p>
      <text:p text:style-name="P4">
«Найбільшою проблемою бізнесу на <text:a xlink:type="simple" xlink:href="https://www.ukrinform.ua/tag-mikolaivsina" text:style-name="Internet_20_link" text:visited-style-name="Visited_20_Internet_20_Link">
 </text:a>
 є те, що не працюють порти, що вони не долучені до так званої«зернової угоди». А їх робота яких становила 30-40 відсотків економікирегіону», - сказав Кім.</text:p>
      <text:p text:style-name="P4">
<text:span text:style-name="T4">
Читайте також:</text:span>
 <text:a xlink:type="simple" xlink:href="https://www.ukrinform.ua/rubric-economy/3698923-posol-ukraini-u-tureccini-skazav-vid-cogo-zalezit-rozsirenna-zernovoi-ugodi-na-porti-mikolaeva.html" text:style-name="Internet_20_link" text:visited-style-name="Visited_20_Internet_20_Link">
 <text:span text:style-name="T4">
Посол</text:span>
 <text:span text:style-name="T4">
України</text:span>
 <text:span text:style-name="T4">
Туреччині</text:span>
 <text:span text:style-name="T4">
сказав</text:span>
 <text:span text:style-name="T4">
від</text:span>
<text:span text:style-name="T4">
чого</text:span>
 <text:span text:style-name="T4">
залежить</text:span>
 <text:span text:style-name="T4">
розширення</text:span>
 <text:span text:style-name="T4">
зернової</text:span>
 <text:span text:style-name="T4">
угоди</text:span>
 <text:span text:style-name="T4">
порти</text:span>
<text:span text:style-name="T4">
Миколаєва</text:span>
 </text:a>
</text:p>
      <text:p text:style-name="P4">
Як повідомлялося, за інформацією міського голови Олнесандра Сєнкевича, бізнесМиколаєва від початку війни втратив біля 90 відсотків свого потенціалу.</text:p>
      <text:p text:style-name="P4">
Source: <text:a xlink:type="simple" xlink:href="https://www.ukrinform.ua/rubric-regions/3708500-kim-nazvav-najbilsu-problemu-dla-biznesu-mikolaivsini.html" text:style-name="Internet_20_link" text:visited-style-name="Visited_20_Internet_20_Link">
https://www.ukrinform.ua/rubric-regions/3708500-kim-nazvav-najbilsu-problemu-dla-biznesu-mikolaivsini.html</text:a>
</text:p>
      <!--NEWS-->
      <text:h text:style-name="P10" text:outline-level="1">
<text:span text:style-name="T4">
росіяни випустили по прикордонню Чернігівщини понад 20 мін</text:span>
</text:h>
      <text:p text:style-name="P4">
Authors: Ukrinform (Person)</text:p>
      <text:p text:style-name="P4">
Publisher: Укринформ (Organization)</text:p>
      <text:p text:style-name="P4">
Published Time: 2023-05-12T21:18:00+03:00</text:p>
      <text:p text:style-name="P4">
Modified Time: 2023-05-12T21:18:00+03:00</text:p>
      <text:p text:style-name="P4">
Description: російські війська 12 травня пообіді завдавали мінометних ударів по прикордонню Чернігівської області, здійснивши загалом 24 влуча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Чернігівщина', 'Війна з росією']</text:p>
      <text:p text:style-name="P4">
Type: Article</text:p>
      <!--METADATA-->
      <text:p text:style-name="P4">
<draw:frame draw:style-name="fr1" draw:name="Image201" text:anchor-type="as-char" svg:width="6.9236in" svg:height="3.956343in" draw:z-index="0">
<draw:image xlink:href="../Images/yкринформ/2023-05-12T21-18-00-03-00/630_360_1667124180-530.jpg" xlink:type="simple" xlink:show="embed" xlink:actuate="onLoad" draw:mime-type="image/jpeg"/>
</draw:frame>
 російськівійська 12 травня пообіді завдавали мінометних ударів по прикордоннюЧернігівської області, здійснивши загалом 24 влучання.</text:p>
      <text:p text:style-name="P4">
Як повідомляв Укрінформ, про це оперативне командування "Північ" повідомило в<text:a xlink:type="simple" xlink:href="https://t.me/ok_pivnich1/2576" text:style-name="Internet_20_link" text:visited-style-name="Visited_20_Internet_20_Link">
 </text:a>
 .</text:p>
      <text:p text:style-name="P4">
Зокрема, із 12:10 до 13:40 у районі села Карповичі відбулися 20 <text:a xlink:type="simple" xlink:href="https://www.ukrinform.ua/tag-obstril" text:style-name="Internet_20_link" text:visited-style-name="Visited_20_Internet_20_Link">
</text:a>
 , імовірно, з мінометів120-міліметрового калібру.</text:p>
      <text:p text:style-name="P4">
З 14:20 до 14:31 в районі села Медведівка зафіксовані чотири влучання,імовірно, з такої ж зброї.</text:p>
      <text:p text:style-name="P4">
В обох випадках інформація про втрати серед місцевого населення чи пошкодженняцивільної інфраструктури не надходила.</text:p>
      <text:p text:style-name="P4">
<text:span text:style-name="T4">
Читайте також:</text:span>
 <text:a xlink:type="simple" xlink:href="https://www.ukrinform.ua/rubric-ato/3708468-vorog-iz-vazkoi-artilerii-obstrilav-nikopol-poskodzeni-budinki-cerkva-i-gazogoni.html" text:style-name="Internet_20_link" text:visited-style-name="Visited_20_Internet_20_Link">
 <text:span text:style-name="T4">
обстріл</text:span>
 </text:a>
</text:p>
      <text:p text:style-name="P4">
Як повідомляв Укрінформ, 11 травня ввечері російські загарбники вдарили завіації по селу Архипівка Чернігівської області, поранивши двох місцевихжительок.</text:p>
      <text:p text:style-name="P4">
Source: <text:a xlink:type="simple" xlink:href="https://www.ukrinform.ua/rubric-ato/3708503-rosiani-vipustili-po-prikordonnu-cernigivsini-ponad-20-min.html" text:style-name="Internet_20_link" text:visited-style-name="Visited_20_Internet_20_Link">
https://www.ukrinform.ua/rubric-ato/3708503-rosiani-vipustili-po-prikordonnu-cernigivsini-ponad-20-min.html</text:a>
</text:p>
      <!--NEWS-->
      <text:h text:style-name="P10" text:outline-level="1">
<text:span text:style-name="T4">
Зеленський запровадив санкції щодо компаній, пов’язаних з Медведчуком</text:span>
</text:h>
      <text:p text:style-name="P4">
Authors: Ukrinform (Person)</text:p>
      <text:p text:style-name="P4">
Publisher: Укринформ (Organization)</text:p>
      <text:p text:style-name="P4">
Published Time: 2023-05-12T21:24:00+03:00</text:p>
      <text:p text:style-name="P4">
Modified Time: 2023-05-12T21:24:00+03:00</text:p>
      <text:p text:style-name="P4">
Description: Президент України Володимир Зеленський своїм указом запровадив черговий пакет санкцій, що запроваджує обмежувальні заходи на власність російських компаній та власність пов'язаних з ними українських економічних субʼєктів. Санкції введено і щодо компаній, пов'язаних з Медведчуком. — Укрінформ.</text:p>
      <text:p text:style-name="P4">
Images: ["<text:a xlink:type="simple" xlink:href="https://static.ukrinform.com/photos/2022_09/thumb_files/630_360_1663862325-924.jpg" text:style-name="Internet_20_link" text:visited-style-name="Visited_20_Internet_20_Link">
630_360_16638...</text:a>
"]</text:p>
      <text:p text:style-name="P4">
Tags: ['Антиросійські санкції', 'Медведчук', 'Санкції', 'Україна', 'Зеленський']</text:p>
      <text:p text:style-name="P4">
Type: Article</text:p>
      <!--METADATA-->
      <text:p text:style-name="P4">
<draw:frame draw:style-name="fr1" draw:name="Image202" text:anchor-type="as-char" svg:width="6.9236in" svg:height="3.956343in" draw:z-index="0">
<draw:image xlink:href="../Images/yкринформ/2023-05-12T21-24-00-03-00/630_360_1663862325-924.jpg" xlink:type="simple" xlink:show="embed" xlink:actuate="onLoad" draw:mime-type="image/jpeg"/>
</draw:frame>
 ПрезидентУкраїни Володимир Зеленський своїм указом запровадив черговий пакет санкцій,що запроваджує обмежувальні заходи на власність російських компаній тавласність пов'язаних з ними українських економічних субʼєктів. Санкції введеноі щодо компаній, пов'язаних з Медведчуком.</text:p>
      <text:p text:style-name="P4">
Як передає Укрінформ, про це Президент повідомив в <text:a xlink:type="simple" xlink:href="https://t.me/V_Zelenskiy_official/6212" text:style-name="Internet_20_link" text:visited-style-name="Visited_20_Internet_20_Link">
</text:a>
 .</text:p>
      <text:p text:style-name="P4">
«Ще один санкційний пакет на сьогодні. Своїм указом наклав обмежувальні заходина власність російських компаній в Україні та на власність пов'язаних з нимиукраїнських економічних субʼєктів. Під їхнім контролем іноді були навітьоб'єкти критичної інфраструктури та ключові стратегічні підприємства. Сьогоднідолаємо ці ризики. <text:span text:style-name="T4">
<text:a xlink:type="simple" xlink:href="https://www.ukrinform.ua/tag-sankcii" text:style-name="Internet_20_link" text:visited-style-name="Visited_20_Internet_20_Link">
 </text:a>
 </text:span>
 такожзапроваджено щодо компаній, пов'язаних з Медведчуком та іншими підсанкційнимиособами, засновників, керівників, бенефіціарів проросійських компаній, щоволодіють значними активами на території України», - повідомив Глава держави.</text:p>
      <text:p text:style-name="P4">
<text:span text:style-name="T4">
Читайте також:</text:span>
 <text:span text:style-name="T4">
<text:a xlink:type="simple" xlink:href="https://www.ukrinform.ua/rubric-economy/3707763-ukrtransnafta-pererahuvala-do-budzetu-ponad-10-miljoniv-za-upravlinna-trubou-medvedcuka.html" text:style-name="Internet_20_link" text:visited-style-name="Visited_20_Internet_20_Link">
 </text:a>
 </text:span>
</text:p>
      <text:p text:style-name="P4">
Як повідомляв Укрінформ, сьогодні Президент України _<text:span text:style-name="T4">
<text:a xlink:type="simple" xlink:href="https://www.ukrinform.ua/rubric-economy/3708388-zelenskij-zaprovadiv-sankcii-proti-41-osobi-so-dopomagala-rf-kontroluvati-zaporizstal.html" text:style-name="Internet_20_link" text:visited-style-name="Visited_20_Internet_20_Link">
</text:a>
 </text:span>
 _ ,які заблокують російський вплив на політичні та економічні процеси в Україні.</text:p>
      <text:p text:style-name="P4">
Source: <text:a xlink:type="simple" xlink:href="https://www.ukrinform.ua/rubric-economy/3708505-zelenskij-zaprovadiv-sankcii-sodo-kompanij-povazanih-z-medvedcukom.html" text:style-name="Internet_20_link" text:visited-style-name="Visited_20_Internet_20_Link">
https://www.ukrinform.ua/rubric-economy/3708505-zelenskij-zaprovadiv-sankcii-sodo-kompanij-povazanih-z-medvedcukom.html</text:a>
</text:p>
      <!--NEWS-->
      <text:h text:style-name="P10" text:outline-level="1">
<text:span text:style-name="T4">
Цуренко протистоятиме першій «ракетці» світу у третьому колі турніру WTA у Римі</text:span>
</text:h>
      <text:p text:style-name="P4">
Authors: Ukrinform (Person)</text:p>
      <text:p text:style-name="P4">
Publisher: Укринформ (Organization)</text:p>
      <text:p text:style-name="P4">
Published Time: 2023-05-12T21:31:25+03:00</text:p>
      <text:p text:style-name="P4">
Modified Time: 2023-05-12T21:31:25+03:00</text:p>
      <text:p text:style-name="P4">
Description: Українка Леся Цуренко продовжує виступ на престижному грунтовому турнірі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3915282-815.jpg" text:style-name="Internet_20_link" text:visited-style-name="Visited_20_Internet_20_Link">
630_360_16839...</text:a>
"]</text:p>
      <text:p text:style-name="P4">
Tags: None</text:p>
      <text:p text:style-name="P4">
Type: Article</text:p>
      <!--METADATA-->
      <text:p text:style-name="P4">
<draw:frame draw:style-name="fr1" draw:name="Image203" text:anchor-type="as-char" svg:width="6.9236in" svg:height="3.956343in" draw:z-index="0">
<draw:image xlink:href="../Images/yкринформ/2023-05-12T21-31-25-03-00/630_360_1683915282-815.jpg" xlink:type="simple" xlink:show="embed" xlink:actuate="onLoad" draw:mime-type="image/jpeg"/>
</draw:frame>
 УкраїнкаЛеся Цуренко продовжує виступ на престижному грунтовому турнірі Жіночоїтенісної асоціації (WTA) - Internazionali BNL d’Italia - у Римі (Італія) зпризовим фондом $3,5 млн.</text:p>
      <text:p text:style-name="P4">
У другому колі змагань Цуренко завдала поразки 28-у номеру «посіву» американціБернарді Пера - 6:4, 6:4, передає Укрінформ.</text:p>
      <text:p text:style-name="P4">
Тенісистки провели на корті 1 годину 40 хвилин.</text:p>
      <text:p text:style-name="P4">
Путівку до 1/8 фіналу Цуренко розіграє з першою «ракеткою» світу Ігою Швьонтекз Польщі, яка у свою чергу розгромила росіянку Анастасію Павлюченкову - 6:0,6:0.</text:p>
      <text:p text:style-name="P4">
<text:span text:style-name="T4">
Читайте також:</text:span>
 <text:a xlink:type="simple" xlink:href="https://www.ukrinform.ua/rubric-sports/3707397-curenko-obigrala-svitolinu-na-turniri-u-rimi.html" text:style-name="Internet_20_link" text:visited-style-name="Visited_20_Internet_20_Link">
 <text:span text:style-name="T4">
Цуренко</text:span>
 </text:a>
</text:p>
      <text:p text:style-name="P4">
Турнір у Римі триватиме до 21 травня.</text:p>
      <text:p text:style-name="P4">
Торік Internazionali BNL d’Italia виграла Швьонтек.</text:p>
      <text:p text:style-name="P4">
Фото: Getty Images.</text:p>
      <text:p text:style-name="P4">
Source: <text:a xlink:type="simple" xlink:href="https://www.ukrinform.ua/rubric-sports/3708507-curenko-protistoatime-persij-raketci-svitu-u-tretomu-koli-turniru-wta-u-rimi.html" text:style-name="Internet_20_link" text:visited-style-name="Visited_20_Internet_20_Link">
https://www.ukrinform.ua/rubric-sports/3708507-curenko-protistoatime-persij-raketci-svitu-u-tretomu-koli-turniru-wta-u-rimi.html</text:a>
</text:p>
      <!--NEWS-->
      <text:h text:style-name="P10" text:outline-level="1">
<text:span text:style-name="T4">
Сергій Бабкін написав пісню на честь 127 бригади тероборони з Харківщини</text:span>
</text:h>
      <text:p text:style-name="P4">
Authors: Ukrinform (Person)</text:p>
      <text:p text:style-name="P4">
Publisher: Укринформ (Organization)</text:p>
      <text:p text:style-name="P4">
Published Time: 2023-05-12T21:38:00+03:00</text:p>
      <text:p text:style-name="P4">
Modified Time: 2023-05-12T21:38:00+03:00</text:p>
      <text:p text:style-name="P4">
Description: Український музикант Сергій Бабкін написав пісню на честь 127-ої бригади тероборони з Харківщини. — Укрінформ.</text:p>
      <text:p text:style-name="P4">
Images: ["<text:a xlink:type="simple" xlink:href="https://static.ukrinform.com/photos/2017_10/thumb_files/630_360_1507384762-6672.jpg" text:style-name="Internet_20_link" text:visited-style-name="Visited_20_Internet_20_Link">
630_360_15073...</text:a>
"]</text:p>
      <text:p text:style-name="P4">
Tags: ['Харківщина', 'Пісня', 'Сергій Бабкін', 'Тероборона']</text:p>
      <text:p text:style-name="P4">
Type: Article</text:p>
      <!--METADATA-->
      <text:p text:style-name="P4">
<draw:frame draw:style-name="fr1" draw:name="Image204" text:anchor-type="as-char" svg:width="6.9236in" svg:height="3.956343in" draw:z-index="0">
<draw:image xlink:href="../Images/yкринформ/2023-05-12T21-38-00-03-00/630_360_1507384762-6672.jpg" xlink:type="simple" xlink:show="embed" xlink:actuate="onLoad" draw:mime-type="image/jpeg"/>
</draw:frame>
Український музикант Сергій Бабкін написав пісню на честь 127-ої бригадитероборони з Харківщини.</text:p>
      <text:p text:style-name="P4">
Про це бригада повідомила в <text:a xlink:type="simple" xlink:href="https://t.me/kharkiv_127_brigada_tro/2860" text:style-name="Internet_20_link" text:visited-style-name="Visited_20_Internet_20_Link">
 </text:a>
 ,передає Укрінформ.</text:p>
      <text:p text:style-name="P4">
“Сергій Бабкін написав <text:a xlink:type="simple" xlink:href="https://www.ukrinform.ua/tag-muzika" text:style-name="Internet_20_link" text:visited-style-name="Visited_20_Internet_20_Link">
 </text:a>
 на честь 127-їОкремої бригади Сил ТрО ЗСУ. Пісня – гімн хлопцям і дівчатам, які боронятьнашу країну”, - йдеться у повідомленні.</text:p>
      <text:p text:style-name="P4">
Нині 127-ма бригада виконує накази командування на своїй ділянцівідповідальності у місті-фортеці Бахмут.</text:p>
      <text:p text:style-name="P4">
Послухати композицію можна на всіх музичних майданчиках: Spotify, Apple Music,iTunes, Store deezer, YouTube.</text:p>
      <text:p text:style-name="P4">
“Кожне Ваше прослуховування – це донат бригаді. Навіть мікродонати здатнізакривати великі потреби українських військових”, - зазначили тероборонівці.</text:p>
      <text:p text:style-name="P4">
<text:span text:style-name="T4">
Читайте також:</text:span>
 <text:a xlink:type="simple" xlink:href="https://www.ukrinform.ua/rubric-culture/3707464-imagine-dragons-vipustili-klip-akij-znali-v-ukraini.html" text:style-name="Internet_20_link" text:visited-style-name="Visited_20_Internet_20_Link">
 <text:span text:style-name="T4">
кліп</text:span>
 </text:a>
</text:p>
      <text:p text:style-name="P4">
Як повідомлялося, Марія Бурмака презентувала кліп на пісню "Кохання сталь",який присвячено драматичній історії кохання та одруження захисників"Азовсталі": речниці полку "Азов" Валерії Каприленко та воїна АндріяСубботіна.</text:p>
      <text:p text:style-name="P4">
Source: <text:a xlink:type="simple" xlink:href="https://www.ukrinform.ua/rubric-culture/3708509-sergij-babkin-napisav-pisnu-na-cest-127oi-brigadi-tro-z-harkivsini.html" text:style-name="Internet_20_link" text:visited-style-name="Visited_20_Internet_20_Link">
https://www.ukrinform.ua/rubric-culture/3708509-sergij-babkin-napisav-pisnu-na-cest-127oi-brigadi-tro-z-harkivsini.html</text:a>
</text:p>
      <!--NEWS-->
      <text:h text:style-name="P10" text:outline-level="1">
<text:span text:style-name="T4">
Боррель вважає формулу Зеленського єдиним шляхом до справедливого та стійкого миру</text:span>
</text:h>
      <text:p text:style-name="P4">
Authors: Ukrinform (Person)</text:p>
      <text:p text:style-name="P4">
Publisher: Укринформ (Organization)</text:p>
      <text:p text:style-name="P4">
Published Time: 2023-05-12T21:41:00+03:00</text:p>
      <text:p text:style-name="P4">
Modified Time: 2023-05-12T21:41:00+03:00</text:p>
      <text:p text:style-name="P4">
Description: Європейський Союз буде продовжувати підтримувати Україну стільки, скільки це буде необхідним, і розглядає мирну формулу Президента України Володимира Зеленського як єдиний рамковий документ, що відкриває шлях до досягнення справедливого та стійкого миру.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Зеленський', 'Боррель', 'Війна з росією', 'Формула миру']</text:p>
      <text:p text:style-name="P4">
Type: Article</text:p>
      <!--METADATA-->
      <text:p text:style-name="P4">
<draw:frame draw:style-name="fr1" draw:name="Image205" text:anchor-type="as-char" svg:width="6.9236in" svg:height="3.956343in" draw:z-index="0">
<draw:image xlink:href="../Images/yкринформ/2023-05-12T21-41-00-03-00/630_360_1667561515-584.jpg" xlink:type="simple" xlink:show="embed" xlink:actuate="onLoad" draw:mime-type="image/jpeg"/>
</draw:frame>
Європейський Союз буде продовжувати підтримувати Україну стільки, скільки цебуде необхідним, і розглядає мирну формулу Президента України ВолодимираЗеленського як єдиний рамковий документ, що відкриває шлях до досягненнясправедливого та стійкого миру.</text:p>
      <text:p text:style-name="P4">
Про це сьогодні у Швеції, у мальовничому замку Steninge, де відбуласянеформальна зустріч міністрів закордонних справ країн ЄС, під часпресконференції за підсумками зустрічі заявив Високий представник ЄС ЖозепБоррель, повідомляє кореспондент Укрінформу.</text:p>
      <text:p text:style-name="P4">
«Багато людей говорять, що хочуть миру. Ми також його хочемо. Найбільше завсіх миру хочуть українці. Але ми не будемо капітулювати. Ми не хочемо, щоб <text:a xlink:type="simple" xlink:href="https://www.ukrinform.ua/tag-ukraina" text:style-name="Internet_20_link" text:visited-style-name="Visited_20_Internet_20_Link">
</text:a>
 стала другою білоруссю. Саме томумирна формула Президента Зеленського для нас сьогодні, просто зараз, є єдинимдокументом, що надає широкі рамки для досягнення справедливого та стійкогомиру в Україні. Завтра ми продовжимо обговорення цього з міністром закордоннихсправ (України - ред.) Кулебою», - сказав Високий представник ЄС.</text:p>
      <text:p text:style-name="P4">
Він зауважив, що завжди варто пам’ятати про головне: у цій війні є агресор,росія, і є Україна, яка є жертвою агресії. Росія не хоче припинити вторгнення,але Україна не може припинити боротися. Українці просто не можуть припинитивоювати, тому що хочуть існувати далі та зберегти існування як сувереннадержава.</text:p>
      <text:p text:style-name="P4">
«Зрозуміло, що путін не має наміру відмовитися від своїх цілей підкоритиУкраїну, він буде продовжувати атакувати та руйнувати її. Міністри сьогодніпідкреслили важливість продовження підтримки України. Це є і залишається нашимпріоритетом - надати Україні допомогу та засоби, якими вона може оборонитисебе та досягти необхідної стійкості для завдання поразки росії», - наголосивЖозеп Боррель.</text:p>
      <text:p text:style-name="P4">
Він нагадав, що протягом минулих 15 місяців ЄС надав Україні військовудопомогу на суму близько 15 мільярдів євро, і вже зараз очевидно, що будепотрібно ще більше. ЄС був швидким у наданні Україні негайної допомоги, алезараз настав час подивитися у середньострокову перспективу.</text:p>
      <text:p text:style-name="P4">
«Ми маємо зважити, як трансформувати інструменти, які були відпрацьовані длявідповіді на негайні загрози, наприклад, у наданні боєприпасів та військовогообладнання, та перетворити їх у довгострокові зобов’язання, що нададутьУкраїні впевненість та дозволять надалі надавати їй гуманітарну, фінансову тавійськову допомогу», - зауважив Високий представник ЄС.</text:p>
      <text:p text:style-name="P4">
<text:span text:style-name="T4">
Читайте також:</text:span>
 <text:a xlink:type="simple" xlink:href="https://www.ukrinform.ua/rubric-polytics/3708248-evrosouz-gotue-bagatoricnij-plan-z-pidtrimki-ukraini-borrel.html" text:style-name="Internet_20_link" text:visited-style-name="Visited_20_Internet_20_Link">
 <text:span text:style-name="T4">
Боррель</text:span>
 </text:a>
</text:p>
      <text:p text:style-name="P4">
Він підкреслив, що входження України до Європейського Союзу є головнимзобов’язанням зі сторони країн-членів, реалізація якого має забезпечитиУкраїні стабільність та добробут. Але до того, як це станеться, ЄС будепродовжувати надавати Україні практичну та конкретну допомогу.</text:p>
      <text:p text:style-name="P4">
«Я хочу надіслати зрозуміле послання для путіна. Немає та не буде жодноївтоми. Ми будемо продовжувати підтримувати Україну настільки, наскількиУкраїна потребує, і так довго, як це буде необхідним», - додав Жозеп Боррель.</text:p>
      <text:p text:style-name="P4">
Як повідомляв Укрінформ, сьогодні у Швеції відбулася неформальна зустрічміністрів закордонних справ країн ЄС, під час якої європейські урядовцірозглянули найважливіші питання зовнішньої політики, включаючи підтримкуУкраїни та визначення стратегії відносин між ЄС і Китаєм.</text:p>
      <text:p text:style-name="P4">
Source: <text:a xlink:type="simple" xlink:href="https://www.ukrinform.ua/rubric-ato/3708513-borrel-vvazae-formulu-zelenskogo-edinim-slahom-do-spravedlivogo-ta-stijkogo-miru.html" text:style-name="Internet_20_link" text:visited-style-name="Visited_20_Internet_20_Link">
https://www.ukrinform.ua/rubric-ato/3708513-borrel-vvazae-formulu-zelenskogo-edinim-slahom-do-spravedlivogo-ta-stijkogo-miru.html</text:a>
</text:p>
      <!--NEWS-->
      <text:h text:style-name="P10" text:outline-level="1">
<text:span text:style-name="T4">
Лідери G7 обговорять підтримку України та притягнення рф до відповіді – Білий дім</text:span>
</text:h>
      <text:p text:style-name="P4">
Authors: Ukrinform (Person)</text:p>
      <text:p text:style-name="P4">
Publisher: Укринформ (Organization)</text:p>
      <text:p text:style-name="P4">
Published Time: 2023-05-12T21:47:00+03:00</text:p>
      <text:p text:style-name="P4">
Modified Time: 2023-05-12T21:47:00+03:00</text:p>
      <text:p text:style-name="P4">
Description: Питання, пов’язані з реагуванням міжнародного співтовариства на війну рф проти України, притягнення кремля до відповідальності, посилення продовольчої безпеки стануть одними з головних на зустрічі лідерів G7 наступного тижня в Японії. — Укрінформ.</text:p>
      <text:p text:style-name="P4">
Images: ["<text:a xlink:type="simple" xlink:href="https://static.ukrinform.com/photos/2022_06/thumb_files/630_360_1655161475-475.jpg" text:style-name="Internet_20_link" text:visited-style-name="Visited_20_Internet_20_Link">
630_360_16551...</text:a>
"]</text:p>
      <text:p text:style-name="P4">
Tags: ['Україна', 'Велика сімка', 'Війна з росією']</text:p>
      <text:p text:style-name="P4">
Type: Article</text:p>
      <!--METADATA-->
      <text:p text:style-name="P4">
<draw:frame draw:style-name="fr1" draw:name="Image206" text:anchor-type="as-char" svg:width="6.9236in" svg:height="3.956343in" draw:z-index="0">
<draw:image xlink:href="../Images/yкринформ/2023-05-12T21-47-00-03-00/630_360_1655161475-475.jpg" xlink:type="simple" xlink:show="embed" xlink:actuate="onLoad" draw:mime-type="image/jpeg"/>
</draw:frame>
 Питання,пов’язані з реагуванням міжнародного співтовариства на війну рф проти України,притягнення кремля до відповідальності, посилення продовольчої безпеки станутьодними з головних на зустрічі лідерів G7 наступного тижня в Японії.</text:p>
      <text:p text:style-name="P4">
Про це заявили в п’ятницю офіційні представники адміністрації президентаБайдена, передає власний кореспондент Укрінформу.</text:p>
      <text:p text:style-name="P4">
«Очікується, що президент і лідери G7 обговорять низку найактуальнішихглобальних питань, в тому числі непохитну підтримку України з боку <text:span text:style-name="T4">
<text:a xlink:type="simple" xlink:href="https://www.ukrinform.ua/tag-velika-simka" text:style-name="Internet_20_link" text:visited-style-name="Visited_20_Internet_20_Link">
</text:a>
 </text:span>
 , розв’язання як продовольчої,так і кліматичної кризи, забезпечення інклюзивного та стійкого економічногозростання та продовження переходу на чисту енергію у нас та у наших партнерівпо всьому світу», - зауважила речниця адміністрації Байдена Карін Жан-П’єр.</text:p>
      <text:p text:style-name="P4">
<text:span text:style-name="T4">
Читайте також:</text:span>
 <text:span text:style-name="T4">
<text:a xlink:type="simple" xlink:href="https://www.ukrinform.ua/rubric-polytics/3708396-ukraina-ocikue-so-lideri-es-u-cervni-viznacatsa-z-pocatkom-peregovoriv-pro-vstup.html" text:style-name="Internet_20_link" text:visited-style-name="Visited_20_Internet_20_Link">
 </text:a>
 </text:span>
</text:p>
      <text:p text:style-name="P4">
Вона пообіцяла, що Білий дім більш детально повідомить про плани зустрічілідерів «Групи семи» пізніше.</text:p>
      <text:p text:style-name="P4">
Водночас, координатор зі стратегічних комунікацій Ради нацбезпеки США ДжонКірбі у п’ятницю також підтвердив, що ситуація в Україні буде одним ізголовних тем обговорень на саміті лідерів у Японії.</text:p>
      <text:p text:style-name="P4">
<text:span text:style-name="T4">
Читайте також:</text:span>
 <text:span text:style-name="T4">
<text:a xlink:type="simple" xlink:href="https://www.ukrinform.ua/rubric-world/3708454-komentari-trampa-sodo-ukraini-zodnim-cinom-ne-vplinuli-na-politiku-vasingtona-bilij-dim.html" text:style-name="Internet_20_link" text:visited-style-name="Visited_20_Internet_20_Link">
 </text:a>
 </text:span>
</text:p>
      <text:p text:style-name="P4">
За його словами, порядок денний зустрічі охоплюватиме широке коло питань,«включно з тим, що відбувається в Україні, включно із зусиллями щодопритягнення путіна до відповідальності та включно із подальшими зусиллямидопомоги Україні у самозахисті».</text:p>
      <text:p text:style-name="P4">
<text:span text:style-name="T4">
Читайте також:</text:span>
 <text:span text:style-name="T4">
<text:a xlink:type="simple" xlink:href="https://www.ukrinform.ua/rubric-ato/3708487-ssa-poki-ne-zminili-politiki-sodo-nadanna-ukraini-dalekobijnih-raket-kirbi.html" text:style-name="Internet_20_link" text:visited-style-name="Visited_20_Internet_20_Link">
 </text:a>
 </text:span>
</text:p>
      <text:p text:style-name="P4">
Як повідомляв Укрінформ, саміт лідерів держав G7 має відбутися в період з 19по 21 травня в японському місті Хіросіма.</text:p>
      <text:p text:style-name="P4">
Source: <text:a xlink:type="simple" xlink:href="https://www.ukrinform.ua/rubric-polytics/3708511-lideri-g7-obgovorat-pidtrimku-ukraini-ta-pritagnenna-rf-do-vidpovidi-bilij-dim.html" text:style-name="Internet_20_link" text:visited-style-name="Visited_20_Internet_20_Link">
https://www.ukrinform.ua/rubric-polytics/3708511-lideri-g7-obgovorat-pidtrimku-ukraini-ta-pritagnenna-rf-do-vidpovidi-bilij-dim.html</text:a>
</text:p>
      <!--NEWS-->
      <text:h text:style-name="P10" text:outline-level="1">
<text:span text:style-name="T4">
Україна та Британія посилять співпрацю для швидшого енергетичного переходу — Міненерго</text:span>
</text:h>
      <text:p text:style-name="P4">
Authors: Ukrinform (Person)</text:p>
      <text:p text:style-name="P4">
Publisher: Укринформ (Organization)</text:p>
      <text:p text:style-name="P4">
Published Time: 2023-05-12T21:55:00+03:00</text:p>
      <text:p text:style-name="P4">
Modified Time: 2023-05-12T21:55:00+03:00</text:p>
      <text:p text:style-name="P4">
Description: Україна та Велика Британія посилять співпрацю, спрямовану на пришвидшення енергетичного переходу. — Укрінформ.</text:p>
      <text:p text:style-name="P4">
Images: ["<text:a xlink:type="simple" xlink:href="https://static.ukrinform.com/photos/2022_12/thumb_files/630_360_1671201375-954.jpg" text:style-name="Internet_20_link" text:visited-style-name="Visited_20_Internet_20_Link">
630_360_16712...</text:a>
"]</text:p>
      <text:p text:style-name="P4">
Tags: ['Британія', 'Економіка', 'Енергетика', 'Україна']</text:p>
      <text:p text:style-name="P4">
Type: Article</text:p>
      <!--METADATA-->
      <text:p text:style-name="P4">
<draw:frame draw:style-name="fr1" draw:name="Image207" text:anchor-type="as-char" svg:width="6.9236in" svg:height="3.956343in" draw:z-index="0">
<draw:image xlink:href="../Images/yкринформ/2023-05-12T21-55-00-03-00/630_360_1671201375-954.jpg" xlink:type="simple" xlink:show="embed" xlink:actuate="onLoad" draw:mime-type="image/jpeg"/>
</draw:frame>
 Україна таВелика Британія посилять співпрацю, спрямовану на пришвидшення енергетичногопереходу.</text:p>
      <text:p text:style-name="P4">
Про це Міністерство енергетики України повідомило у <text:a xlink:type="simple" xlink:href="https://www.facebook.com/minenergoUkraine/posts/pfbid02scpsYWtL8NTF1a7Hot8pH6jspdFveJyfusDcRE49XuudMDNWma8uAuGLbjpGSPhZl" text:style-name="Internet_20_link" text:visited-style-name="Visited_20_Internet_20_Link">
</text:a>
, передає Укрінформ.</text:p>
      <text:p text:style-name="P4">
Як зазначається, заступник міністра енергетики Ярослав Демченков провівонлайн-зустріч із представниками Міністерства енергетичної безпеки тавуглецевої нейтральності (Net Zero) Великої Британії і британськогопосольства.</text:p>
      <text:p text:style-name="P4">
Сторони обговорили розширення партнерства між країнами у сфері зеленоїенергетики, зокрема в межах чинного інструменту — Координаційної групи знадання допомоги енергосектору України G7+.</text:p>
      <text:p text:style-name="P4">
«Електроенергія буде найефективнішим енергоносієм для економіки без викидів.Майбутнє нашої країни — за чистою ядерною та відновлюваною енергетикою», —зазначив Демченков.</text:p>
      <text:p text:style-name="P4">
<text:span text:style-name="T4">
Читайте також:</text:span>
 <text:span text:style-name="T4">
<text:a xlink:type="simple" xlink:href="https://www.ukrinform.ua/rubric-economy/3707982-energetiki-cernigivsini-otrimali-vid-partneriv-majze-260-t-obladnanna.html" text:style-name="Internet_20_link" text:visited-style-name="Visited_20_Internet_20_Link">
 </text:a>
 </text:span>
</text:p>
      <text:p text:style-name="P4">
За його словами, зелена трансформація може бути успішною в разі залученнядостатніх обсягів приватного капіталу, тому важливо активно обговорювати планиз відновлення і реформування сектору. Також необхідна потужна державнапідтримка, доступність фінансування, гарантій і технологій.</text:p>
      <text:p text:style-name="P4">
Серед іншого, учасники зустрічі обговорили плани зі зростання встановленоїпотужності вітро- й сонячної генерації, реалізації проєктів з виробництвазеленого водню та локалізації в Україні виробництва необхідного обладнання.</text:p>
      <text:p text:style-name="P4">
Зокрема, планується, що до 2050 року Україна збільшить частку відновлюваноїгенерації в загальному енергоміксі до 50%.</text:p>
      <text:p text:style-name="P4">
«До 2050 року більша частина світової електроенергії вироблятиметься звідновлюваних джерел, і Україна не буде винятком. Сучасна трансформованаенергетична система є ключем до досягнення наших кліматичних цілей таперетворення України в енергетичний хаб Європи», — наголосив заступникміністра.</text:p>
      <text:p text:style-name="P4">
<text:span text:style-name="T4">
Читайте також:</text:span>
 <text:span text:style-name="T4">
<text:a xlink:type="simple" xlink:href="https://www.ukrinform.ua/rubric-economy/3703959-litva-nadala-ukraini-vze-922-tonni-obladnanna-dla-vidnovlenna-energoobektiv.html" text:style-name="Internet_20_link" text:visited-style-name="Visited_20_Internet_20_Link">
 </text:a>
 </text:span>
</text:p>
      <text:p text:style-name="P4">
За словами Демченкова, збільшення частки відновлюваних джерел енергії станепоштовхом для розвитку інших секторів економіки.</text:p>
      <text:p text:style-name="P4">
Як повідомляв Укрінформ, 1 травня Кабінет Міністрів за поданням Міністерстваенергетики _<text:span text:style-name="T4">
<text:a xlink:type="simple" xlink:href="https://www.ukrinform.ua/rubric-economy/3703255-urad-shvaliv-energeticnu-strategiu-do-2050-roku.html" text:style-name="Internet_20_link" text:visited-style-name="Visited_20_Internet_20_Link">
 </text:a>
 </text:span>
 _ , у якій враховані,зокрема, наслідки повномасштабної війни, посилення ролі енергетичної безпекита зміцнення стійкості енергосистеми.</text:p>
      <text:p text:style-name="P4">
Source: <text:a xlink:type="simple" xlink:href="https://www.ukrinform.ua/rubric-economy/3708514-ukraina-ta-britania-posilat-spivpracu-dla-svidsogo-energeticnogo-perehodu-minenergo.html" text:style-name="Internet_20_link" text:visited-style-name="Visited_20_Internet_20_Link">
https://www.ukrinform.ua/rubric-economy/3708514-ukraina-ta-britania-posilat-spivpracu-dla-svidsogo-energeticnogo-perehodu-minenergo.html</text:a>
</text:p>
      <!--NEWS-->
      <text:h text:style-name="P10" text:outline-level="1">
<text:span text:style-name="T4">
Виконавча директорка Європолу відвідала Київ</text:span>
</text:h>
      <text:p text:style-name="P4">
Authors: Ukrinform (Person)</text:p>
      <text:p text:style-name="P4">
Publisher: Укринформ (Organization)</text:p>
      <text:p text:style-name="P4">
Published Time: 2023-05-12T21:58:00+03:00</text:p>
      <text:p text:style-name="P4">
Modified Time: 2023-05-12T21:58:00+03:00</text:p>
      <text:p text:style-name="P4">
Description: Виконавча директорка Європолу Катрін Де Болле цього тижня відвідала Київ. — Укрінформ.</text:p>
      <text:p text:style-name="P4">
Images: ["<text:a xlink:type="simple" xlink:href="https://static.ukrinform.com/photos/2023_05/thumb_files/630_360_1683917405-690.jpg" text:style-name="Internet_20_link" text:visited-style-name="Visited_20_Internet_20_Link">
630_360_16839...</text:a>
", "<text:a xlink:type="simple" xlink:href="https://static.ukrinform.com/photos/2023_05/1683917404-565.jpg" text:style-name="Internet_20_link" text:visited-style-name="Visited_20_Internet_20_Link">
1683917404-56...</text:a>
", "<text:a xlink:type="simple" xlink:href="https://static.ukrinform.com/photos/2023_05/1683917404-184.jpg" text:style-name="Internet_20_link" text:visited-style-name="Visited_20_Internet_20_Link">
1683917404-18...</text:a>
"]</text:p>
      <text:p text:style-name="P4">
Tags: ['Європол', 'Візит', 'Київ']</text:p>
      <text:p text:style-name="P4">
Type: Article</text:p>
      <!--METADATA-->
      <text:p text:style-name="P4">
<draw:frame draw:style-name="fr1" draw:name="Image208" text:anchor-type="as-char" svg:width="6.9236in" svg:height="3.956343in" draw:z-index="0">
<draw:image xlink:href="../Images/yкринформ/2023-05-12T21-58-00-03-00/630_360_1683917405-690.jpg" xlink:type="simple" xlink:show="embed" xlink:actuate="onLoad" draw:mime-type="image/jpeg"/>
</draw:frame>
 Виконавчадиректорка Європолу Катрін Де Болле цього тижня відвідала Київ.</text:p>
      <text:p text:style-name="P4">
Про це повідомляє Укрінформ з посиланням на <text:a xlink:type="simple" xlink:href="https://www.europol.europa.eu/media-press/newsroom/news/europol-executive-director-visits-kyiv-ukraine-may-2023" text:style-name="Internet_20_link" text:visited-style-name="Visited_20_Internet_20_Link">
</text:a>
 .</text:p>
      <text:p text:style-name="P4">
“Виконавчий директор <text:a xlink:type="simple" xlink:href="https://www.ukrinform.ua/tag-evropol" text:style-name="Internet_20_link" text:visited-style-name="Visited_20_Internet_20_Link">
 </text:a>
 Катрін Де Боллевідвідала Київ цього тижня разом з євкомісаром із внутрішніх справ ІлвоюЙоханссон, щоб підтвердити солідарність Європолу з українською владою в умовахконфлікту”, - йдеться у повідомленні.</text:p>
      <text:p text:style-name="P4">
<draw:frame draw:style-name="fr1" draw:name="Image209" text:anchor-type="as-char" svg:width="6.9236in" svg:height="4.602912in" draw:z-index="0">
<draw:image xlink:href="../Images/yкринформ/2023-05-12T21-58-00-03-00/1683917404-565.jpg" xlink:type="simple" xlink:show="embed" xlink:actuate="onLoad" draw:mime-type="image/jpeg"/>
</draw:frame>
</text:p>
      <text:p text:style-name="P4">
Зазначається, що під час свого візиту виконавчий директор Європолу Катрін ДеБолле зустрілася з міністрами, парламентарями та партнерами з правоохороннихорганів, щоб обговорити, як Європол може збільшити свою підтримку українськоївлади у судовому переслідуванні воєнних злочинів та протидії поточнимкримінальним загрозам.</text:p>
      <text:p text:style-name="P4">
<draw:frame draw:style-name="fr1" draw:name="Image210" text:anchor-type="as-char" svg:width="6.9236in" svg:height="3.89773in" draw:z-index="0">
<draw:image xlink:href="../Images/yкринформ/2023-05-12T21-58-00-03-00/1683917404-184.jpg" xlink:type="simple" xlink:show="embed" xlink:actuate="onLoad" draw:mime-type="image/jpeg"/>
</draw:frame>
</text:p>
      <text:p text:style-name="P4">
Члени делегації також відвідали місця конфліктів, щоб особисто спостерігати зарозслідуванням та збиранням доказів, а також зустрілися з колегами зПрикордонної служби України, Імміграційної служби, Національногоантикорупційного бюро та Державного бюро розслідувань.</text:p>
      <text:p text:style-name="P4">
Особливу увагу приділили питанням розслідування воєнних злочинів.Спеціалізована команда Європолу, яка займається цією сферою, Analysis ProjectCore International Crimes, підтримує українську владу, надаючи аналіз ідопомагаючи координувати розвідувальні дані. Ця команда посилює співпрацю зукраїнською владою, а також з ключовими партнерами, такими як Євроюст іМіжнародний кримінальний суд (МКС).</text:p>
      <text:p text:style-name="P4">
Виконавчий директор також високо оцінює співпрацю між Європолом та українськоювладою у сфері щодо торгівлі зброєю, причому всі сторони налаштовані запобігтинезаконним потокам зброї до Європи. Також було обіцяно постійну підтримку щодоборотьби з торгівлею людьми за допомогою спеціалізованих аналітиків, якістежать за особами, які знаходяться в групі ризику, і активними злочиннимимережами.</text:p>
      <text:p text:style-name="P4">
Де Болле використала візит як можливість обмінятися думками з українськимиколегами щодо організованої злочинності на прилеглих до України територіях.Вона також отримала пропозиції України щодо посилення підтримки Європоломкримінальних розслідувань, пов’язаних із війною. Однією з таких пропозицій єнаправлення в Європол другого українського спеціаліста, який спеціалізуєтьсяна кіберзлочинності, що дозволить ширше співпрацювати та проводити спільнірозслідування. Європол також надав підтримку шляхом навчання та розбудовипотенціалу українських правоохоронних органів, охоплюючи такі сфери, яквибухонебезпечні боєприпаси та антикорупційні заходи.</text:p>
      <text:p text:style-name="P4">
<text:span text:style-name="T4">
Читайте також:</text:span>
 <text:a xlink:type="simple" xlink:href="https://www.ukrinform.ua/rubric-polytics/3705011-kostin-zustrivsa-z-vikonavcim-direktorom-evropolu-govorili-pro-robotu-jit.html" text:style-name="Internet_20_link" text:visited-style-name="Visited_20_Internet_20_Link">
 <text:span text:style-name="T4">
Європол</text:span>
 </text:a>
</text:p>
      <text:p text:style-name="P4">
Виступаючи після повернення до штаб-квартири Європолу в Нідерландах, Де Боллезазначила: “Цей візит був дуже обнадійливим як з точки зору нашої підтримкиУкраїни перед лицем російської агресії, так і з точки зору нашихдовготермінових відносин з українськими партнерами. Професіоналізм ісамовідданість чоловіків і жінок в українських правоохоронних органах, попритакі труднощі, є прикладом для всіх нас. Я впевнена в оперативній готовностіЄврополу підтримати наших українських колег у зв’язку із воєнними злочинами,скоєними під час цієї трагічної війни. Ми повністю залучені до підтримкиправоохоронних органів України на довгостроковій основі”.</text:p>
      <text:p text:style-name="P4">
Як повідомляв Укрінформ, Міжнародний кримінальний суд та Європол 25 квітня2023 року уклали робочу угоду щодо посилення співпраці.</text:p>
      <text:p text:style-name="P4">
<text:span text:style-name="T5">
Фото: www.europol.europa.eu</text:span>
</text:p>
      <text:p text:style-name="P4">
Source: <text:a xlink:type="simple" xlink:href="https://www.ukrinform.ua/rubric-polytics/3708515-vikonavca-direktorka-evropolu-vidvidala-kiiv.html" text:style-name="Internet_20_link" text:visited-style-name="Visited_20_Internet_20_Link">
https://www.ukrinform.ua/rubric-polytics/3708515-vikonavca-direktorka-evropolu-vidvidala-kiiv.html</text:a>
</text:p>
      <!--NEWS-->
      <text:h text:style-name="P10" text:outline-level="1">
<text:span text:style-name="T4">
Військове керівництво України готувалося до вторгнення рф - Залужний</text:span>
</text:h>
      <text:p text:style-name="P4">
Authors: Ukrinform (Person)</text:p>
      <text:p text:style-name="P4">
Publisher: Укринформ (Organization)</text:p>
      <text:p text:style-name="P4">
Published Time: 2023-05-12T22:05:00+03:00</text:p>
      <text:p text:style-name="P4">
Modified Time: 2023-05-12T22:05:00+03:00</text:p>
      <text:p text:style-name="P4">
Description: Українське військове керівництво готувалося до вторгнення росії, пропрацьовуючи різні варіанти протидії, що дозволило провести комплекс заходів зі збереження ППО. — Укрінформ.</text:p>
      <text:p text:style-name="P4">
Images: ["<text:a xlink:type="simple" xlink:href="https://static.ukrinform.com/photos/2023_02/thumb_files/630_360_1676531523-210.png" text:style-name="Internet_20_link" text:visited-style-name="Visited_20_Internet_20_Link">
630_360_16765...</text:a>
"]</text:p>
      <text:p text:style-name="P4">
Tags: ['Україна', 'Валерій Залужний', 'Війна з росією', 'ППО']</text:p>
      <text:p text:style-name="P4">
Type: Article</text:p>
      <!--METADATA-->
      <text:p text:style-name="P4">
<draw:frame draw:style-name="fr1" draw:name="Image211" text:anchor-type="as-char" svg:width="6.9236in" svg:height="3.956343in" draw:z-index="0">
<draw:image xlink:href="../Images/yкринформ/2023-05-12T22-05-00-03-00/630_360_1676531523-210.png" xlink:type="simple" xlink:show="embed" xlink:actuate="onLoad" draw:mime-type="image/png"/>
</draw:frame>
 Українськевійськове керівництво готувалося до вторгнення росії, пропрацьовуючи різніваріанти протидії, що дозволило провести комплекс заходів зі збереження ППО.</text:p>
      <text:p text:style-name="P4">
Про це Головнокомандувач Збройних Сил України Валерій Залужний сказав вінтерв’ю спецпроєкту Дмитра Комарова « <text:a xlink:type="simple" xlink:href="https://www.youtube.com/watch" text:style-name="Internet_20_link" text:visited-style-name="Visited_20_Internet_20_Link">
</text:a>
», передає Укрінформ.</text:p>
      <text:p text:style-name="P4">
«В голові аналізував всі можливі дії, мені інколи ставало дуже-дуже важко, алеце спонукало мене та мій колектив Генеральний штаб, в тому числі командувачі,шукати варіант того, яким чином саме діяти в таких умовах, коли це буде так,що переважає <text:a xlink:type="simple" xlink:href="https://www.ukrinform.ua/tag-rosia" text:style-name="Internet_20_link" text:visited-style-name="Visited_20_Internet_20_Link">
 </text:a>
 , коли це буде наступмайже з усіх напрямків, і він буде досить потужний та досить стрімкий. Десь накінець лютого, мабуть, ми вже вичерпали всі можливості з нашої фантазії, щоможна було зробити», - сказав Залужний.</text:p>
      <text:p text:style-name="P4">
<text:span text:style-name="T4">
Читайте також:</text:span>
 <text:span text:style-name="T4">
<text:a xlink:type="simple" xlink:href="https://www.ukrinform.ua/rubric-ato/3707166-zaluznij-ne-poihav-na-zustric-vijskovogo-komitetu-nato-cerez-situaciu-na-fronti.html" text:style-name="Internet_20_link" text:visited-style-name="Visited_20_Internet_20_Link">
 </text:a>
</text:span>
</text:p>
      <text:p text:style-name="P4">
За його словами, було пропрацьовано різні варанти, далі робилися перевіркаефективності того чи іншого рішення, а якщо після того приходили до висновку,що щось не ефективно, доводилося відпрацьовувати інші варіанти. Було здійсненозагалом величезний комплекс заходів.</text:p>
      <text:p text:style-name="P4">
«Це дозволило нам повністю змінити конфігурацію протиповітряної оборони,внаслідок чого зберегти цей потенціал, який зберігається досі», - сказавГоловнокомандувач ЗСУ.</text:p>
      <text:p text:style-name="P4">
Про це він пообіцяв детальніше розповісти пізніше, коли це вже можна будеробити.</text:p>
      <text:p text:style-name="P4">
Source: <text:a xlink:type="simple" xlink:href="https://www.ukrinform.ua/rubric-ato/3708517-vijskove-kerivnictvo-ukraini-gotuvalosa-do-vtorgnenna-rf-zaluznij.html" text:style-name="Internet_20_link" text:visited-style-name="Visited_20_Internet_20_Link">
https://www.ukrinform.ua/rubric-ato/3708517-vijskove-kerivnictvo-ukraini-gotuvalosa-do-vtorgnenna-rf-zaluznij.html</text:a>
</text:p>
      <!--NEWS-->
      <text:h text:style-name="P10" text:outline-level="1">
<text:span text:style-name="T4">
МАГАТЕ планує представити угоду щодо ЗАЕС цього місяця</text:span>
</text:h>
      <text:p text:style-name="P4">
Authors: Ukrinform (Person)</text:p>
      <text:p text:style-name="P4">
Publisher: Укринформ (Organization)</text:p>
      <text:p text:style-name="P4">
Published Time: 2023-05-12T22:13:00+03:00</text:p>
      <text:p text:style-name="P4">
Modified Time: 2023-05-12T22:13:00+03:00</text:p>
      <text:p text:style-name="P4">
Description: Очільник МАГАТЕ Рафаель Маріано Гроссі планує представити угоду з рф та Україною щодо захисту ЗАЕС в Раді Безпеки ООН цього місяця. — Укрінформ.</text:p>
      <text:p text:style-name="P4">
Images: ["<text:a xlink:type="simple" xlink:href="https://static.ukrinform.com/photos/2019_06/thumb_files/630_360_1559378026-653.jpg" text:style-name="Internet_20_link" text:visited-style-name="Visited_20_Internet_20_Link">
630_360_15593...</text:a>
"]</text:p>
      <text:p text:style-name="P4">
Tags: ['Економіка', 'МАГАТЕ', 'Окупація', 'Запорізька АЕС', 'Війна з росією']</text:p>
      <text:p text:style-name="P4">
Type: Article</text:p>
      <!--METADATA-->
      <text:p text:style-name="P4">
<draw:frame draw:style-name="fr1" draw:name="Image212" text:anchor-type="as-char" svg:width="6.9236in" svg:height="3.956343in" draw:z-index="0">
<draw:image xlink:href="../Images/yкринформ/2023-05-12T22-13-00-03-00/630_360_1559378026-653.jpg" xlink:type="simple" xlink:show="embed" xlink:actuate="onLoad" draw:mime-type="image/jpeg"/>
</draw:frame>
 ОчільникМАГАТЕ Рафаель Маріано Гроссі планує представити угоду з рф та Україною щодозахисту ЗАЕС в Раді Безпеки ООН цього місяця.</text:p>
      <text:p text:style-name="P4">
Як передає Укрінформ, про це повідомляє <text:a xlink:type="simple" xlink:href="https://www.reuters.com/world/europe/iaea-chief-aims-present-zaporizhzhia-deal-un-this-month-diplomats-2023-05-12/" text:style-name="Internet_20_link" text:visited-style-name="Visited_20_Internet_20_Link">
</text:a>
 .</text:p>
      <text:p text:style-name="P4">
Гроссі вже упродовж кількох місяців намагається домогтися угоди, щоб знизитиризик катастрофічної аварії внаслідок військових дій поблизу об'єкту, зокремаобстрілу електростанції, що вже понад рік окупована військами рф.</text:p>
      <text:p text:style-name="P4">
"Це виглядає багатообіцяюче", - цитує агенція одного з дипломатів щододосягнення угоди.</text:p>
      <text:p text:style-name="P4">
<text:span text:style-name="T4">
Читайте також:</text:span>
 <text:span text:style-name="T4">
<text:a xlink:type="simple" xlink:href="https://www.ukrinform.ua/rubric-ato/3705788-magate-situacia-navkolo-zaes-stae-neperedbacuvanou-i-potencijno-nebezpecnou.html" text:style-name="Internet_20_link" text:visited-style-name="Visited_20_Internet_20_Link">
 </text:a>
 </text:span>
</text:p>
      <text:p text:style-name="P4">
Інші джерела Reuters повідомили, що Україна, яка тривалий час виступала протицього плану, тепер підтримує його, тоді як позиція москви менш зрозуміла.</text:p>
      <text:p text:style-name="P4">
"План полягає в тому (щоб представити його Раді Безпеки - ред.) цього місяця,але точної дати ще не визначено", - сказало джерело Reuters, додавши, щоГроссі підтримує зв'язок зі Швейцарією, яка щомісяця головує в Раді Безпеки, зприводу дати представлення.</text:p>
      <text:p text:style-name="P4">
<text:span text:style-name="T4">
Читайте також:</text:span>
 <text:span text:style-name="T4">
<text:a xlink:type="simple" xlink:href="https://www.ukrinform.ua/rubric-economy/3703092-na-zaes-projsla-rotacia-misii-magate.html" text:style-name="Internet_20_link" text:visited-style-name="Visited_20_Internet_20_Link">
 </text:a>
 </text:span>
</text:p>
      <text:p text:style-name="P4">
Дипломати на умовах анонімності повідомили, що Гроссі має намір оприлюднититак звані "принципи" щодо захисту ЗАЕС, які на той час мають отриматипідтримку москви та України.</text:p>
      <text:p text:style-name="P4">
<text:span text:style-name="T4">
Читайте також:</text:span>
 <text:span text:style-name="T4">
<text:a xlink:type="simple" xlink:href="https://www.ukrinform.ua/rubric-economy/3707977-energoatom-gotuetsa-svidko-zminiti-personal-zaes-pisla-deokupacii.html" text:style-name="Internet_20_link" text:visited-style-name="Visited_20_Internet_20_Link">
 </text:a>
 </text:span>
</text:p>
      <text:p text:style-name="P4">
Як повідомляв Укрінформ, 6 травня гендиректор <text:span text:style-name="T4">
<text:a xlink:type="simple" xlink:href="https://www.ukrinform.ua/tag-magate" text:style-name="Internet_20_link" text:visited-style-name="Visited_20_Internet_20_Link">
</text:a>
 </text:span>
 Рафаель Маріано Гроссі заявив, щоексперти Міжнародного агентства з атомної енергії, присутні на ЗапорізькійАЕС, отримали інформацію про те, що з Енергодара, де проживає більшістьперсоналу станції, розпочалася евакуація мешканців.</text:p>
      <text:p text:style-name="P4">
Source: <text:a xlink:type="simple" xlink:href="https://www.ukrinform.ua/rubric-economy/3708516-magate-planue-predstaviti-ugodu-sodo-zaes-cogo-misaca.html" text:style-name="Internet_20_link" text:visited-style-name="Visited_20_Internet_20_Link">
https://www.ukrinform.ua/rubric-economy/3708516-magate-planue-predstaviti-ugodu-sodo-zaes-cogo-misaca.html</text:a>
</text:p>
      <!--NEWS-->
      <text:h text:style-name="P10" text:outline-level="1">
<text:span text:style-name="T4">
Залужний розповів, як реагує на українські втрати</text:span>
</text:h>
      <text:p text:style-name="P4">
Authors: Ukrinform (Person)</text:p>
      <text:p text:style-name="P4">
Publisher: Укринформ (Organization)</text:p>
      <text:p text:style-name="P4">
Published Time: 2023-05-12T22:17:00+03:00</text:p>
      <text:p text:style-name="P4">
Modified Time: 2023-05-12T22:17:00+03:00</text:p>
      <text:p text:style-name="P4">
Description: Головнокомандувач Збройних Сил України Валерій Залужний попри відсутність емоцій ззовні болісно переживає українські втрати у розв’язаній росії війні й поки не може видаляти прізвища загиблих знайомих з телефонної книги. — Укрінформ.</text:p>
      <text:p text:style-name="P4">
Images: ["<text:a xlink:type="simple" xlink:href="https://static.ukrinform.com/photos/2023_01/thumb_files/630_360_1673282797-219.jpeg" text:style-name="Internet_20_link" text:visited-style-name="Visited_20_Internet_20_Link">
630_360_16732...</text:a>
"]</text:p>
      <text:p text:style-name="P4">
Tags: ['ЗСУ', 'Валерій Залужний', 'Війна з росією']</text:p>
      <text:p text:style-name="P4">
Type: Article</text:p>
      <!--METADATA-->
      <text:p text:style-name="P4">
<draw:frame draw:style-name="fr1" draw:name="Image213" text:anchor-type="as-char" svg:width="6.9236in" svg:height="3.956343in" draw:z-index="0">
<draw:image xlink:href="../Images/yкринформ/2023-05-12T22-17-00-03-00/630_360_1673282797-219.jpeg" xlink:type="simple" xlink:show="embed" xlink:actuate="onLoad" draw:mime-type="image/jpeg"/>
</draw:frame>
Головнокомандувач Збройних Сил України Валерій Залужний попри відсутністьемоцій ззовні болісно переживає українські втрати у розв’язаній росії війні йпоки не може видаляти прізвища загиблих знайомих з телефонної книги.</text:p>
      <text:p text:style-name="P4">
Про це він розповів в інтерв’ю Дмитру Комарову в спецпроєкті «Рік. За кадром.Генерал», яке транслювалося в ефірі телеканалу «1+1», повідомляє Укрінформ.</text:p>
      <text:p text:style-name="P4">
«Я, перш за все, нормальна людина з абсолютно нормальним серцем і те, щоемоції на обличчі й у поведінці не видають, скажемо так, людського болю, це щенічого не значить. Насправді, серце відчуває це дуже і дуже болісно», - сказавГоловнокомандувач ЗСУ,</text:p>
      <text:p text:style-name="P4">
<text:span text:style-name="T4">
Читайте також:</text:span>
 <text:span text:style-name="T4">
<text:a xlink:type="simple" xlink:href="https://www.ukrinform.ua/rubric-ato/3708105-ukrainski-vijskovi-cogo-tizna-ne-vtratili-zodnoi-pozicii-u-bahmuti-malar.html" text:style-name="Internet_20_link" text:visited-style-name="Visited_20_Internet_20_Link">
 </text:a>
 </text:span>
</text:p>
      <text:p text:style-name="P4">
Залужний поділився, що повертається до телефонної книги, де бачить дуже багатопрізвищ людей, яких уже немає, але не може видалити ці номери.</text:p>
      <text:p text:style-name="P4">
«Мабуть, я ще не готовий до цього. Колись я, мабуть, це зроблю, щоб видалитицю людину з телефону назавжди, але не вийде видалити з пам’яті й свого серця.Це дуже важко», - зауважив він.</text:p>
      <text:p text:style-name="P4">
<text:span text:style-name="T4">
Читайте також:</text:span>
 <text:span text:style-name="T4">
<text:a xlink:type="simple" xlink:href="https://www.ukrinform.ua/rubric-ato/3707166-zaluznij-ne-poihav-na-zustric-vijskovogo-komitetu-nato-cerez-situaciu-na-fronti.html" text:style-name="Internet_20_link" text:visited-style-name="Visited_20_Internet_20_Link">
 </text:a>
</text:span>
</text:p>
      <text:p text:style-name="P4">
На запитання, чи доводилося йому плакати, Головнокомандувач відповів: «БудучиГоловнокомандувачем мені не хочеться признаватися у якихось там слабкостях,але я людина. Один раз я плакав, коли мама шукала свого сина. Він був пілотомвертольота, який літав у Маріуполь. Ще на той момент, поки я з неюпереписувався, у мене була надія, що все ж таки він живий і все буде добре. Ів один момент мені доповіли, що він загинув, його немає».</text:p>
      <text:p text:style-name="P4">
<text:span text:style-name="T4">
<text:a xlink:type="simple" xlink:href="https://www.ukrinform.ua/tag-valerij-zaluznij" text:style-name="Internet_20_link" text:visited-style-name="Visited_20_Internet_20_Link">
 </text:a>
 </text:span>
 зазначив, що коли вінмав поговорити з мамою про загибель військового, у нього «не вистачило сил».</text:p>
      <text:p text:style-name="P4">
Source: <text:a xlink:type="simple" xlink:href="https://www.ukrinform.ua/rubric-ato/3708519-zaluznij-rozpoviv-ak-reague-na-ukrainski-vtrati.html" text:style-name="Internet_20_link" text:visited-style-name="Visited_20_Internet_20_Link">
https://www.ukrinform.ua/rubric-ato/3708519-zaluznij-rozpoviv-ak-reague-na-ukrainski-vtrati.html</text:a>
</text:p>
      <!--NEWS-->
      <text:h text:style-name="P10" text:outline-level="1">
<text:span text:style-name="T4">
Для продовження нормальних стосунків з ЄС Китай має переконати рф вийти з України – Боррель</text:span>
</text:h>
      <text:p text:style-name="P4">
Authors: Ukrinform (Person)</text:p>
      <text:p text:style-name="P4">
Publisher: Укринформ (Organization)</text:p>
      <text:p text:style-name="P4">
Published Time: 2023-05-12T22:21:00+03:00</text:p>
      <text:p text:style-name="P4">
Modified Time: 2023-05-12T22:21:00+03:00</text:p>
      <text:p text:style-name="P4">
Description: Відносини між ЄС і Китаєм ніколи не розвиватимуться нормально, якщо Китай не усвідомить свою відповідальність як постійний член РБ ООН, та не переконає росію зупинити війну і вивести свої війська з України.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Китай', 'Боррель', 'Війна з росією']</text:p>
      <text:p text:style-name="P4">
Type: Article</text:p>
      <!--METADATA-->
      <text:p text:style-name="P4">
<draw:frame draw:style-name="fr1" draw:name="Image214" text:anchor-type="as-char" svg:width="6.9236in" svg:height="3.956343in" draw:z-index="0">
<draw:image xlink:href="../Images/yкринформ/2023-05-12T22-21-00-03-00/630_360_1667561515-584.jpg" xlink:type="simple" xlink:show="embed" xlink:actuate="onLoad" draw:mime-type="image/jpeg"/>
</draw:frame>
 Відносиниміж ЄС і Китаєм ніколи не розвиватимуться нормально, якщо Китай не усвідомитьсвою відповідальність як постійний член РБ ООН, та не переконає росію зупинитивійну і вивести свої війська з України.</text:p>
      <text:p text:style-name="P4">
Про це сьогодні у Швеції, у замку Steninge, де відбулася неформальна зустрічміністрів закордонних справ країн ЄС, на пресконференції за підсумкамизустрічі заявив Високий представник ЄС Жозеп Боррель, повідомляє кореспондентУкрінформу.</text:p>
      <text:p text:style-name="P4">
«Відносини між Європейським Союзом та Китаєм ніколи не будуть розвиватисянормально, якщо Китай не підштовхне росію вийти з України. Ми закликаємоКитай, як постійного члена Ради безпеки ООН, вплинути на росію, щоб воназупинила цю війну, та відігравати конструктивну роль у досягненнісправедливого миру для України», - наголосив Боррель.</text:p>
      <text:p text:style-name="P4">
<text:span text:style-name="T4">
Читайте також:</text:span>
 <text:span text:style-name="T4">
<text:a xlink:type="simple" xlink:href="https://www.ukrinform.ua/rubric-ato/3708513-borrel-vvazae-formulu-zelenskogo-edinim-slahom-do-spravedlivogo-ta-stijkogo-miru.html" text:style-name="Internet_20_link" text:visited-style-name="Visited_20_Internet_20_Link">
 </text:a>
 </text:span>
</text:p>
      <text:p text:style-name="P4">
Також він повідомив, що представив на розгляд європейських міністрівконцептуальний документ щодо «перекалібровки» відносин між ЄС і Китаєм, щовключає перегляд усього комплексу відносин.</text:p>
      <text:p text:style-name="P4">
Зокрема, йдеться про усунення дисбалансу торгівлі, про запобігання надмірноїзалежності ЄС від Китаю у певних технологічних сферах, обговорення існуючихрозбіжностей, наприклад, у дотриманні прав людини, а також розв'язання проблему сфері безпеки, включаючи ситуацію у Тайванській протоці та в Україні.</text:p>
      <text:p text:style-name="P4">
<text:span text:style-name="T4">
Читайте також:</text:span>
 <text:span text:style-name="T4">
<text:a xlink:type="simple" xlink:href="https://www.ukrinform.ua/rubric-polytics/3707999-kitaj-vze-vtrativ-mozlivist-buti-poserednikom-u-rozvazanij-rosieu-vijni-borrel.html" text:style-name="Internet_20_link" text:visited-style-name="Visited_20_Internet_20_Link">
 </text:a>
 </text:span>
</text:p>
      <text:p text:style-name="P4">
Документ, який був сьогодні презентований міністрам закордонних справ ЄС дляобговорення та подальшого опрацювання, буде представлений лідерам країн ЄС длязатвердження під час Європейського саміту у червні поточного року.</text:p>
      <text:p text:style-name="P4">
Як повідомляв Укрінформ, сьогодні у Швеції відбулася неформальна зустрічміністрів закордонних справ країн ЄС, під час якої європейські урядовцірозглянули найважливіші питання зовнішньої політики, включаючи підтримкуУкраїни та визначення стратегії відносин між ЄС і <text:span text:style-name="T4">
<text:a xlink:type="simple" xlink:href="https://www.ukrinform.ua/tag-kitaj" text:style-name="Internet_20_link" text:visited-style-name="Visited_20_Internet_20_Link">
</text:a>
 </text:span>
 .</text:p>
      <text:p text:style-name="P4">
Source: <text:a xlink:type="simple" xlink:href="https://www.ukrinform.ua/rubric-polytics/3708521-dla-prodovzenna-normalnih-stosunkiv-z-es-kitaj-mae-perekonati-rf-vijti-z-ukraini-borrel.html" text:style-name="Internet_20_link" text:visited-style-name="Visited_20_Internet_20_Link">
https://www.ukrinform.ua/rubric-polytics/3708521-dla-prodovzenna-normalnih-stosunkiv-z-es-kitaj-mae-perekonati-rf-vijti-z-ukraini-borrel.html</text:a>
</text:p>
      <!--NEWS-->
      <text:h text:style-name="P10" text:outline-level="1">
<text:span text:style-name="T4">
У Харкові помер волонтер, який потрапив під російський обстріл у ході евакуації людей</text:span>
</text:h>
      <text:p text:style-name="P4">
Authors: Ukrinform (Person)</text:p>
      <text:p text:style-name="P4">
Publisher: Укринформ (Organization)</text:p>
      <text:p text:style-name="P4">
Published Time: 2023-05-12T22:22:00+03:00</text:p>
      <text:p text:style-name="P4">
Modified Time: 2023-05-12T22:22:00+03:00</text:p>
      <text:p text:style-name="P4">
Description: У Харкові помер волонтер Євген Санін, який потрапив під російський обстріл, евакуйовуючи людей із зони бойових дій, за його життя лікарі боролися місяць. — Укрінформ.</text:p>
      <text:p text:style-name="P4">
Images: ["<text:a xlink:type="simple" xlink:href="https://static.ukrinform.com/photos/2021_04/thumb_files/630_360_1617451420-842.jpg" text:style-name="Internet_20_link" text:visited-style-name="Visited_20_Internet_20_Link">
630_360_16174...</text:a>
", "<text:a xlink:type="simple" xlink:href="https://static.ukrinform.com/photos/2023_05/1683919277-490.jpg" text:style-name="Internet_20_link" text:visited-style-name="Visited_20_Internet_20_Link">
1683919277-49...</text:a>
"]</text:p>
      <text:p text:style-name="P4">
Tags: ['Обстріл', 'Волонтери', 'Харків', 'Війна з росією']</text:p>
      <text:p text:style-name="P4">
Type: Article</text:p>
      <!--METADATA-->
      <text:p text:style-name="P4">
<draw:frame draw:style-name="fr1" draw:name="Image215" text:anchor-type="as-char" svg:width="6.9236in" svg:height="3.956343in" draw:z-index="0">
<draw:image xlink:href="../Images/yкринформ/2023-05-12T22-22-00-03-00/630_360_1617451420-842.jpg" xlink:type="simple" xlink:show="embed" xlink:actuate="onLoad" draw:mime-type="image/jpeg"/>
</draw:frame>
 У Харковіпомер волонтер Євген Санін, який потрапив під російський обстріл, евакуйовуючилюдей із зони бойових дій, за його життя лікарі боролися місяць.</text:p>
      <text:p text:style-name="P4">
Про це повідомляють у соціальних мережах друзі Саніна, передає Укрінформ.</text:p>
      <text:p text:style-name="P4">
“Страшна втрата… Сьогодні вранці. Ми вірили до останнього. Ми сподівалися, щоти витримаєш, викарабкаєшся… Але десь там наверху вирішили інакше… Лети,Жека…”, - написала Юлія Водовозова у <text:a xlink:type="simple" xlink:href="https://www.facebook.com/yuliya.litvishko/posts/pfbid02mvTw8DAyyRXzoaSLGgUNna6bkeubUh9uLUabJqdgDMDpgVg4r7yMMRB6ZU1gfTEHl" text:style-name="Internet_20_link" text:visited-style-name="Visited_20_Internet_20_Link">
</text:a>
.</text:p>
      <text:p text:style-name="P4">
<draw:frame draw:style-name="fr1" draw:name="Image216" text:anchor-type="as-char" svg:width="6.9236in" svg:height="6.9236in" draw:z-index="0">
<draw:image xlink:href="../Images/yкринформ/2023-05-12T22-22-00-03-00/1683919277-490.jpg" xlink:type="simple" xlink:show="embed" xlink:actuate="onLoad" draw:mime-type="image/jpeg"/>
</draw:frame>
</text:p>
      <text:p text:style-name="P4">
Поховають Саніна 14 травня на Алеї слави цвинтаря №18 у Харкові.</text:p>
      <text:p text:style-name="P4">
Як <text:a xlink:type="simple" xlink:href="https://youtu.be/r_EhSqJ175I" text:style-name="Internet_20_link" text:visited-style-name="Visited_20_Internet_20_Link">
 </text:a>
 , 13 квітня евакуаційна група організаціїEVENTROOM потрапила під російський <text:a xlink:type="simple" xlink:href="https://www.ukrinform.ua/tag-obstril" text:style-name="Internet_20_link" text:visited-style-name="Visited_20_Internet_20_Link">
 </text:a>
 уДворічанській громаді Куп’янського району Харківщини. Загарбники поцілили впершу машину, в якій перебував Євген Санін, волонтер отримав тяжкі поранення.</text:p>
      <text:p text:style-name="P4">
Євген Санін - харківський рієлтор, із 24 лютого 2022 року почав волонтерити,зокрема, брав участь в евакуації жителів тимчасово окупованих районівХарківщини через Печенізьку дамбу. Влітку минулого року цей шлях називали“дорогою життя”, він був чи не єдиною можливістю потрапити на підконтрольнуУкраїні територію.</text:p>
      <text:p text:style-name="P4">
Source: <text:a xlink:type="simple" xlink:href="https://www.ukrinform.ua/rubric-regions/3708523-u-harkovi-pomer-volonter-akij-potrapiv-pid-rosijskij-obstril-u-hodi-evakuacii-ludej.html" text:style-name="Internet_20_link" text:visited-style-name="Visited_20_Internet_20_Link">
https://www.ukrinform.ua/rubric-regions/3708523-u-harkovi-pomer-volonter-akij-potrapiv-pid-rosijskij-obstril-u-hodi-evakuacii-ludej.html</text:a>
</text:p>
      <!--NEWS-->
      <text:h text:style-name="P10" text:outline-level="1">
<text:span text:style-name="T4">
Мета рф на початку вторгнення полягала в тому, щоб знищити українську державність - Залужний</text:span>
</text:h>
      <text:p text:style-name="P4">
Authors: Ukrinform (Person)</text:p>
      <text:p text:style-name="P4">
Publisher: Укринформ (Organization)</text:p>
      <text:p text:style-name="P4">
Published Time: 2023-05-12T22:26:00+03:00</text:p>
      <text:p text:style-name="P4">
Modified Time: 2023-05-12T22:26:00+03:00</text:p>
      <text:p text:style-name="P4">
Description: Мета російської армії – убивати українців. Якщо зараз не знищимо ворога, будемо знищені ми. — Укрінформ.</text:p>
      <text:p text:style-name="P4">
Images: ["<text:a xlink:type="simple" xlink:href="https://static.ukrinform.com/photos/2023_02/thumb_files/630_360_1676531390-589.jpg" text:style-name="Internet_20_link" text:visited-style-name="Visited_20_Internet_20_Link">
630_360_16765...</text:a>
"]</text:p>
      <text:p text:style-name="P4">
Tags: ['Україна', 'Вбивство', 'Валерій Залужний', 'Війна з росією']</text:p>
      <text:p text:style-name="P4">
Type: Article</text:p>
      <!--METADATA-->
      <text:p text:style-name="P4">
<draw:frame draw:style-name="fr1" draw:name="Image217" text:anchor-type="as-char" svg:width="6.9236in" svg:height="3.956343in" draw:z-index="0">
<draw:image xlink:href="../Images/yкринформ/2023-05-12T22-26-00-03-00/630_360_1676531390-589.jpg" xlink:type="simple" xlink:show="embed" xlink:actuate="onLoad" draw:mime-type="image/jpeg"/>
</draw:frame>
 Метаросійської армії – убивати українців. Якщо зараз не знищимо ворога, будемознищені ми.</text:p>
      <text:p text:style-name="P4">
На цьому Головнокомандувач Збройних Сил України Валерій Залужний наголосив вінтерв’ю спецпроєкту Дмитра Комарова « <text:a xlink:type="simple" xlink:href="http://www.youtube.com/watch" text:style-name="Internet_20_link" text:visited-style-name="Visited_20_Internet_20_Link">
</text:a>
», передає Укрінформ.</text:p>
      <text:p text:style-name="P4">
Він висловив думку, що стратегічна мета <text:a xlink:type="simple" xlink:href="https://www.ukrinform.ua/tag-rosia" text:style-name="Internet_20_link" text:visited-style-name="Visited_20_Internet_20_Link">
 </text:a>
 на початку вторгнення в Україну полягала в тому, щоб знищити українськудержавність. «Вони розраховували на те, що зайдуть організованими колонами,люди зустрінуть їх із хлібом та сіллю, – і на цьому Українська державазакінчилась. Але українці почали спротив, українці почали захищатися. Станомна сьогодні вони з російської федерації ідуть сюди, щоб свідомо вбиватиукраїнців. Сутність цієї війни полягає в тому, що, якщо зараз ми не знищимоцього ворога, будемо знищені ми, бо вони прийшли свідомо», – зазначивЗалужний.</text:p>
      <text:p text:style-name="P4">
Головнокомандувач ЗСУ підкреслив, що росіяни йдуть убивати українців, поприте, що несуть «шалені» втрати на полі бою в Україні. Залужний наголосив, що це– їхня мета.</text:p>
      <text:p text:style-name="P4">
<text:span text:style-name="T4">
Читайте також:</text:span>
 <text:a xlink:type="simple" xlink:href="https://www.ukrinform.ua/rubric-ato/3708517-vijskove-kerivnictvo-ukraini-gotuvalosa-do-vtorgnenna-rf-zaluznij.html" text:style-name="Internet_20_link" text:visited-style-name="Visited_20_Internet_20_Link">
 <text:span text:style-name="T4">
Залужний</text:span>
 </text:a>
</text:p>
      <text:p text:style-name="P4">
«Дивно, що це відбувається у 21 столітті, коли розвинена наука, коли ще впам’яті є діди і баби, які пережили це все під час Другої світової війни…Попри це, вони свідомо йдуть убивати українців», – додав він.</text:p>
      <text:p text:style-name="P4">
Як повідомлялося, Сили оборони України з 24 лютого 2022 року по 12 травня 2023року <text:a xlink:type="simple" xlink:href="https://www.ukrinform.ua/rubric-ato/3708073-sili-oboroni-znisili-197-670-rosijskih-zagarbnikiv.html" text:style-name="Internet_20_link" text:visited-style-name="Visited_20_Internet_20_Link">
 </text:a>
 .</text:p>
      <text:p text:style-name="P4">
Source: <text:a xlink:type="simple" xlink:href="https://www.ukrinform.ua/rubric-ato/3708522-meta-rf-na-pocatku-vtorgnenna-polagala-v-tomu-sob-znisiti-ukrainsku-derzavnist-zaluznij.html" text:style-name="Internet_20_link" text:visited-style-name="Visited_20_Internet_20_Link">
https://www.ukrinform.ua/rubric-ato/3708522-meta-rf-na-pocatku-vtorgnenna-polagala-v-tomu-sob-znisiti-ukrainsku-derzavnist-zaluznij.html</text:a>
</text:p>
      <!--NEWS-->
      <text:h text:style-name="P10" text:outline-level="1">
<text:span text:style-name="T4">
Ворог за добу п'ять разів обстріляв прикордонні громади Сумщини</text:span>
</text:h>
      <text:p text:style-name="P4">
Authors: Ukrinform (Person)</text:p>
      <text:p text:style-name="P4">
Publisher: Укринформ (Organization)</text:p>
      <text:p text:style-name="P4">
Published Time: 2023-05-12T22:31:00+03:00</text:p>
      <text:p text:style-name="P4">
Modified Time: 2023-05-12T22:31:00+03:00</text:p>
      <text:p text:style-name="P4">
Description: російська армія у п'ятницю, 12 травня, п'ять разів обстріляла прикордонні населені пункти Сумської області, спричинивши загалом 87 вибухів.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218" text:anchor-type="as-char" svg:width="6.9236in" svg:height="3.956343in" draw:z-index="0">
<draw:image xlink:href="../Images/yкринформ/2023-05-12T22-31-00-03-00/630_360_1640330796-210.jpeg" xlink:type="simple" xlink:show="embed" xlink:actuate="onLoad" draw:mime-type="image/jpeg"/>
</draw:frame>
 російськаармія у п'ятницю, 12 травня, п'ять разів обстріляла прикордонні населеніпункти Сумської області, спричинивши загалом 87 вибухів.</text:p>
      <text:p text:style-name="P4">
Як передає Укрінформ, про це Сумська обласна військова адміністраціяповідомила в <text:a xlink:type="simple" xlink:href="https://t.me/Sumy_news_ODA/16157" text:style-name="Internet_20_link" text:visited-style-name="Visited_20_Internet_20_Link">
 </text:a>
 .</text:p>
      <text:p text:style-name="P4">
Зокрема, по Краснопільській громаді загарбники завдали мінометного удару –пролунали 16 <text:span text:style-name="T4">
<text:a xlink:type="simple" xlink:href="https://www.ukrinform.ua/tag-vibuh" text:style-name="Internet_20_link" text:visited-style-name="Visited_20_Internet_20_Link">
 </text:a>
 </text:span>
 . Ворожим вогнемпошкоджені два приватні будинки у селі Славгород.</text:p>
      <text:p text:style-name="P4">
Білопільську громаду ворог обстріляв із гранатометів, унаслідок чого відбулися56 вибухів. На територію цієї ж громади росіяни скинули ще п'ять мін.</text:p>
      <text:p text:style-name="P4">
Гранатометного удару від росіян зазнала також Великописарівська громада –зафіксовані десять вибухів.</text:p>
      <text:p text:style-name="P4">
<text:span text:style-name="T4">
Читайте також:</text:span>
 <text:span text:style-name="T4">
<text:a xlink:type="simple" xlink:href="https://www.ukrinform.ua/rubric-ato/3708503-rosiani-vipustili-po-prikordonnu-cernigivsini-ponad-20-min.html" text:style-name="Internet_20_link" text:visited-style-name="Visited_20_Internet_20_Link">
 </text:a>
 </text:span>
</text:p>
      <text:p text:style-name="P4">
Як повідомляв Укрінформ, 11 травня російські війська 17 разів атакували зрізних видів зброї прикордонні громади Сумської області.</text:p>
      <text:p text:style-name="P4">
Source: <text:a xlink:type="simple" xlink:href="https://www.ukrinform.ua/rubric-ato/3708520-vorog-za-dobu-pat-raziv-obstrilav-prikordonni-gromadi-sumsini.html" text:style-name="Internet_20_link" text:visited-style-name="Visited_20_Internet_20_Link">
https://www.ukrinform.ua/rubric-ato/3708520-vorog-za-dobu-pat-raziv-obstrilav-prikordonni-gromadi-sumsini.html</text:a>
</text:p>
      <!--NEWS-->
      <text:h text:style-name="P10" text:outline-level="1">
<text:span text:style-name="T4">
Міжнародна федерація важкої атлетики не перешкоджатиме виступам росіян та білорусів</text:span>
</text:h>
      <text:p text:style-name="P4">
Authors: Ukrinform (Person)</text:p>
      <text:p text:style-name="P4">
Publisher: Укринформ (Organization)</text:p>
      <text:p text:style-name="P4">
Published Time: 2023-05-12T22:34:00+03:00</text:p>
      <text:p text:style-name="P4">
Modified Time: 2023-05-12T22:34:00+03:00</text:p>
      <text:p text:style-name="P4">
Description: Міжнародна федерація важкої атлетики (IWF) дозволила змагатися атлетам з росії та білорусі у нейтральному статусі на змаганнях. — Укрінформ.</text:p>
      <text:p text:style-name="P4">
Images: ["<text:a xlink:type="simple" xlink:href="https://static.ukrinform.com/photos/2023_05/thumb_files/630_360_1683919724-718.jpeg" text:style-name="Internet_20_link" text:visited-style-name="Visited_20_Internet_20_Link">
630_360_16839...</text:a>
"]</text:p>
      <text:p text:style-name="P4">
Tags: ['Важка атлетика']</text:p>
      <text:p text:style-name="P4">
Type: Article</text:p>
      <!--METADATA-->
      <text:p text:style-name="P4">
<draw:frame draw:style-name="fr1" draw:name="Image219" text:anchor-type="as-char" svg:width="6.9236in" svg:height="3.956343in" draw:z-index="0">
<draw:image xlink:href="../Images/yкринформ/2023-05-12T22-34-00-03-00/630_360_1683919724-718.jpeg" xlink:type="simple" xlink:show="embed" xlink:actuate="onLoad" draw:mime-type="image/jpeg"/>
</draw:frame>
Міжнародна федерація важкої атлетики (IWF) дозволила змагатися атлетам з росіїта білорусі у нейтральному статусі на змаганнях.</text:p>
      <text:p text:style-name="P4">
Як повідомляє офіційний <text:a xlink:type="simple" xlink:href="https://iwf.sport/2023/05/12/iwf-press-release-executive-board-meeting/" text:style-name="Internet_20_link" text:visited-style-name="Visited_20_Internet_20_Link">
 </text:a>
 організації, відповідне рішення було ухвалене наонлайн засіданні Виконавчого комітету федерації, передає Укрінформ.</text:p>
      <text:p text:style-name="P4">
Зазначається, що повернення важкоатлетів з росії та білорусі відбуватиметься здотриманням рекомендацій Міжнародного олімпійського комітету (МОК) на предметїх нейтральності. Перш ніж допустити до змагань важкоатлетів, кожного з нихперевірить «незалежна агенція».</text:p>
      <text:p text:style-name="P4">
<text:span text:style-name="T4">
Читайте також:</text:span>
 <text:a xlink:type="simple" xlink:href="https://www.ukrinform.ua/rubric-sports/3704726-miznarodna-vazkoatleticna-federacia-zaboronit-sportsmenam-vihoditi-na-podiumi-z-derzavnimi-praporami.html" text:style-name="Internet_20_link" text:visited-style-name="Visited_20_Internet_20_Link">
 </text:a>
</text:p>
      <text:p text:style-name="P4">
Допуск росіян та білорусів означає, що вони можуть заявитися на найближчийтурнір серії Гран-прі, що пройде на Кубі (8-18 червня). Це буде третій з семитурнірів у кваліфікаційному періоді на Олімпіаду-2024, <text:a xlink:type="simple" xlink:href="https://suspilne.media/474739-miznarodna-federacia-vazkoi-atletiki-dozvolila-rosianam-ta-bilorusam-zmagatisa-u-nejtralnomu-statusi/" text:style-name="Internet_20_link" text:visited-style-name="Visited_20_Internet_20_Link">
</text:a>
 СуспільнеСпорт.</text:p>
      <text:p text:style-name="P4">
Якби росіяни та білоруси пропустили змагання на Кубі, вони б втратили шансвиступити на Олімпіаді-2024 за правилами відбору. Вони також зможуть змагатисяна чемпіонаті світу 2023 року (вересень, Саудівська Аравія).</text:p>
      <text:p text:style-name="P4">
Source: <text:a xlink:type="simple" xlink:href="https://www.ukrinform.ua/rubric-sports/3708526-miznarodna-federacia-vazkoi-atletiki-ne-pereskodzatime-vistupam-rosian-ta-bilorusiv.html" text:style-name="Internet_20_link" text:visited-style-name="Visited_20_Internet_20_Link">
https://www.ukrinform.ua/rubric-sports/3708526-miznarodna-federacia-vazkoi-atletiki-ne-pereskodzatime-vistupam-rosian-ta-bilorusiv.html</text:a>
</text:p>
      <!--NEWS-->
      <text:h text:style-name="P10" text:outline-level="1">
<text:span text:style-name="T4">
росія детально планувала повномасштабний наступ на Україну - Головнокомандувач ЗСУ</text:span>
</text:h>
      <text:p text:style-name="P4">
Authors: Ukrinform (Person)</text:p>
      <text:p text:style-name="P4">
Publisher: Укринформ (Organization)</text:p>
      <text:p text:style-name="P4">
Published Time: 2023-05-12T22:35:00+03:00</text:p>
      <text:p text:style-name="P4">
Modified Time: 2023-05-12T22:35:00+03:00</text:p>
      <text:p text:style-name="P4">
Description: Головнокомандувач Збройних Сил України Валерій Залужний упевнений, що російська федерація детально планувала повномасштабну наступальну операцію на Українську державу. — Укрінформ.</text:p>
      <text:p text:style-name="P4">
Images: ["<text:a xlink:type="simple" xlink:href="https://static.ukrinform.com/photos/2022_06/thumb_files/630_360_1655868088-457.jpg" text:style-name="Internet_20_link" text:visited-style-name="Visited_20_Internet_20_Link">
630_360_16558...</text:a>
"]</text:p>
      <text:p text:style-name="P4">
Tags: ['ЗСУ', 'Агресія РФ', 'Валерій Залужний', 'Війна з росією']</text:p>
      <text:p text:style-name="P4">
Type: Article</text:p>
      <!--METADATA-->
      <text:p text:style-name="P4">
<draw:frame draw:style-name="fr1" draw:name="Image220" text:anchor-type="as-char" svg:width="6.9236in" svg:height="3.956343in" draw:z-index="0">
<draw:image xlink:href="../Images/yкринформ/2023-05-12T22-35-00-03-00/630_360_1655868088-457.jpg" xlink:type="simple" xlink:show="embed" xlink:actuate="onLoad" draw:mime-type="image/jpeg"/>
</draw:frame>
Головнокомандувач Збройних Сил України Валерій Залужний упевнений, щоросійська федерація детально планувала повномасштабну наступальну операцію наУкраїнську державу.</text:p>
      <text:p text:style-name="P4">
Про це він розповів в інтерв’ю Дмитру Комарову в спецпроєкті «Рік. За кадром»,передає Укрінформ.</text:p>
      <text:p text:style-name="P4">
«російська федерація – це країна, де воєнна наука, я вважаю, розвинена надосить високому і високому рівні. Відповідно, підходячи до такого питання, якздійснення повномасштабної агресії проти України, підготовка до нього іпланування цих заходів здійснювалися комплексно. Повірте мені, я в цьомувпевнений. Планувалася ця операція досить і досить детально», – сказавГоловнокомандувач ЗСУ.</text:p>
      <text:p text:style-name="P4">
<text:span text:style-name="T4">
Читайте також:</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Залужний розповів, що угрупування російських військ, які готувалися до веденнянаступальних дій, декілька разів змінювалися. За його словами, ворог проводивнавчання, аналізував результат, а коли розумів, що цей варіант не підходить,відбувалася заміна.</text:p>
      <text:p text:style-name="P4">
«Це і нас заплутувало, і давало можливість їм отримати результат», – додавГоловнокомандувач.</text:p>
      <text:p text:style-name="P4">
<text:span text:style-name="T4">
Читайте також:</text:span>
 <text:span text:style-name="T4">
<text:a xlink:type="simple" xlink:href="https://www.ukrinform.ua/rubric-ato/3708501-prezident-cehii-ocinue-sansi-kontrnastupu-ukraini-ak-dobri.html" text:style-name="Internet_20_link" text:visited-style-name="Visited_20_Internet_20_Link">
 </text:a>
</text:span>
</text:p>
      <text:p text:style-name="P4">
Як повідомляв Укрінформ, 24 лютого 2022 року російська федерація розпочалановий етап восьмирічної війни проти України – повномасштабний наступ.</text:p>
      <text:p text:style-name="P4">
Source: <text:a xlink:type="simple" xlink:href="https://www.ukrinform.ua/rubric-ato/3708524-rosia-detalno-planuvala-povnomasstabnij-nastup-na-ukrainu-golovnokomanduvac-zsu.html" text:style-name="Internet_20_link" text:visited-style-name="Visited_20_Internet_20_Link">
https://www.ukrinform.ua/rubric-ato/3708524-rosia-detalno-planuvala-povnomasstabnij-nastup-na-ukrainu-golovnokomanduvac-zsu.html</text:a>
</text:p>
      <!--NEWS-->
      <text:h text:style-name="P10" text:outline-level="1">
<text:span text:style-name="T4">
Робота над 11-м пакетом санкцій ЄС проти росії «добре просунулася вперед» - МЗС Швеції</text:span>
</text:h>
      <text:p text:style-name="P4">
Authors: Ukrinform (Person)</text:p>
      <text:p text:style-name="P4">
Publisher: Укринформ (Organization)</text:p>
      <text:p text:style-name="P4">
Published Time: 2023-05-12T22:39:00+03:00</text:p>
      <text:p text:style-name="P4">
Modified Time: 2023-05-12T22:39:00+03:00</text:p>
      <text:p text:style-name="P4">
Description: Європейський Союз залишається непохитним у підтримці України та добре просувається у підготовці чергового, 11-го пакету санкцій проти росії, які мають збільшити тиск на країну-агресора, та підштовхнути її до завершення війни.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Антиросійські санкції', 'Євросоюз', 'Агресія РФ']</text:p>
      <text:p text:style-name="P4">
Type: Article</text:p>
      <!--METADATA-->
      <text:p text:style-name="P4">
<draw:frame draw:style-name="fr1" draw:name="Image221" text:anchor-type="as-char" svg:width="6.9236in" svg:height="3.956343in" draw:z-index="0">
<draw:image xlink:href="../Images/yкринформ/2023-05-12T22-39-00-03-00/630_360_1591893289-695.jpg" xlink:type="simple" xlink:show="embed" xlink:actuate="onLoad" draw:mime-type="image/jpeg"/>
</draw:frame>
Європейський Союз залишається непохитним у підтримці України та добрепросувається у підготовці чергового, 11-го пакету санкцій проти росії, якімають збільшити тиск на країну-агресора, та підштовхнути її до завершеннявійни.</text:p>
      <text:p text:style-name="P4">
Про це сьогодні під час пресконференції за підсумками першого дня неформальноїзустрічі міністрів закордонних справ країн ЄС, яка відбулася у мальовничомузамку Steninge, заявив міністр закордонних справ головуючої в ЄС Швеції ТобіасБільстрем, повідомляє кореспондент Укрінформу.</text:p>
      <text:p text:style-name="P4">
«Ми вийшли з цієї зустрічі із почуттям ще більшої єдності навколофундаментальних питань, перед якими постає Євросоюз... Пріоритетом нашогоГоловування в ЄС є підвищення безпеки у Європі, і це може бути зробленонайкращим чином шляхом підтримки України. Тут не йдеться про кризовийменеджмент, - мова про реальну боротьбу за гідність та за захист світовогопорядку, що оснований на правилах, не лише в інтересах Європи, але такожусього світу», - наголосив шведський урядовець.</text:p>
      <text:p text:style-name="P4">
<text:span text:style-name="T4">
Читайте також:</text:span>
 <text:span text:style-name="T4">
<text:a xlink:type="simple" xlink:href="https://www.ukrinform.ua/rubric-world/3708440-obhid-sankcij-proti-rosii-matime-naslidki-berbok.html" text:style-name="Internet_20_link" text:visited-style-name="Visited_20_Internet_20_Link">
 </text:a>
 </text:span>
</text:p>
      <text:p text:style-name="P4">
Він зауважив, що зобов’язання ЄС з підтримки України залишаються непохитними.Водночас, міністри обговорили необхідність збільшення тиску на росію.</text:p>
      <text:p text:style-name="P4">
«Робота над 11-м пакетом <text:span text:style-name="T4">
<text:a xlink:type="simple" xlink:href="https://www.ukrinform.ua/tag-antirossijskie-sankcii" text:style-name="Internet_20_link" text:visited-style-name="Visited_20_Internet_20_Link">
 </text:a>
 </text:span>
 вже добре просунулася вперед, Як Головування в ЄС, ми робимо все,щоб сприяти єдності ЄС навколо цього питання. Завтра ми матимемо неформальнузустріч між міністрами закордонних справ ЄС та міністром закордонних справУкраїни Дмитром Кулебою. Це буде цінна нагода вислухати погляди міністраКулеби на всі відповідні питання, включаючи підтримку з боку ЄС, розвитокпоточної ситуації на місцях, а також те, як надалі тиснути на росію задопомогою додаткових санкцій, та забезпечення її відповідальність (за злочинив Україні – ред.)», - сказав Більстрем.</text:p>
      <text:p text:style-name="P4">
<text:span text:style-name="T4">
Читайте також:</text:span>
 <text:span text:style-name="T4">
<text:a xlink:type="simple" xlink:href="https://www.ukrinform.ua/rubric-polytics/3708422-zelenskij-sogodni-sankcijnij-den-zatverdili-pat-paketiv.html" text:style-name="Internet_20_link" text:visited-style-name="Visited_20_Internet_20_Link">
 </text:a>
</text:span>
</text:p>
      <text:p text:style-name="P4">
Як вже повідомляв Укрінформ, сьогодні у Швеції відбулася неформальна зустрічміністрів закордонних справ країн ЄС, під час якої європейські урядовцірозглянули найважливіші питання зовнішньої політики, включаючи підтримкуУкраїни та визначення стратегії відносин між ЄС і Китаєм.</text:p>
      <text:p text:style-name="P4">
Source: <text:a xlink:type="simple" xlink:href="https://www.ukrinform.ua/rubric-economy/3708527-robota-nad-11m-paketom-sankcij-es-proti-rosii-dobre-prosunulasa-vpered-mzs-svecii.html" text:style-name="Internet_20_link" text:visited-style-name="Visited_20_Internet_20_Link">
https://www.ukrinform.ua/rubric-economy/3708527-robota-nad-11m-paketom-sankcij-es-proti-rosii-dobre-prosunulasa-vpered-mzs-svecii.html</text:a>
</text:p>
      <!--NEWS-->
      <text:h text:style-name="P10" text:outline-level="1">
<text:span text:style-name="T4">
Залужний розповів про перші хвилини широкомасштабного вторгнення рф в Україну</text:span>
</text:h>
      <text:p text:style-name="P4">
Authors: Ukrinform (Person)</text:p>
      <text:p text:style-name="P4">
Publisher: Укринформ (Organization)</text:p>
      <text:p text:style-name="P4">
Published Time: 2023-05-12T22:44:00+03:00</text:p>
      <text:p text:style-name="P4">
Modified Time: 2023-05-12T22:44:00+03:00</text:p>
      <text:p text:style-name="P4">
Description: В перші хвилини початку широкомасштабного вторгнення рф в Україну 24 лютого 2022 року Головнокомандувач ЗСУ Валерій Залужний обдзвонив командувачів всіх родів військ, а також отримав з-за кордону телефонний дзвоник від «не дуже приємної людини» з вибаченнями. — Укрінформ.</text:p>
      <text:p text:style-name="P4">
Images: ["<text:a xlink:type="simple" xlink:href="https://static.ukrinform.com/photos/2022_04/thumb_files/630_360_1650958347-815.jpeg" text:style-name="Internet_20_link" text:visited-style-name="Visited_20_Internet_20_Link">
630_360_16509...</text:a>
"]</text:p>
      <text:p text:style-name="P4">
Tags: ['ЗСУ', 'Агресія РФ', 'Валерій Залужний', 'Війна з росією']</text:p>
      <text:p text:style-name="P4">
Type: Article</text:p>
      <!--METADATA-->
      <text:p text:style-name="P4">
<draw:frame draw:style-name="fr1" draw:name="Image222" text:anchor-type="as-char" svg:width="6.9236in" svg:height="3.956343in" draw:z-index="0">
<draw:image xlink:href="../Images/yкринформ/2023-05-12T22-44-00-03-00/630_360_1650958347-815.jpeg" xlink:type="simple" xlink:show="embed" xlink:actuate="onLoad" draw:mime-type="image/jpeg"/>
</draw:frame>
 В першіхвилини початку широкомасштабного вторгнення рф в Україну 24 лютого 2022 рокуГоловнокомандувач ЗСУ Валерій Залужний обдзвонив командувачів всіх родіввійськ, а також отримав з-за кордону телефонний дзвоник від «не дуже приємноїлюдини» з вибаченнями.</text:p>
      <text:p text:style-name="P4">
Як передає Укрінформ, про це Головнокомандувач Збройних Сил України ВалерійЗалужний сказав в інтерв’ю спецпроєкту Дмитра Комарова «Рік. За кадром», якетранслюється в ефірі загальнонаціонального телемарафону «Єдині новини»,відповідаючи на питання якими були перші кроки 24 лютого 2022 року.</text:p>
      <text:p text:style-name="P4">
«Я тебе розчарую, якщо ти чекаєш, що з великим пафосом віддавались величезнінакази. Зрозумій нас військовий, тому що для нас війна і так йшла. Цей деньмені запам’ятався буквально такими двома цікавими моментами: перший момент –те, що буквально, коли це все розпочалось, я обдзвонив кожного командувача,який відповідав за ту чи іншу ділянку. Або я йому казав, що почалося, а вінмені – «я зрозумів». Або командувач мені доповідав про те, що вже якісь діїрозпочалися, що він виконує. А я казав – тримайся, ти знаєш що робити. Ідругий момент, який мені запам’ятався, коли я буквально о 5 годині ранкуотримав телефонний дзвінок від людини, яка мені була не дуже приємна. Дзвінокбув з-за кордону і ця людина попросила у мене вибачення. І це я запам’ятав.Далі почалась звичайна командирська робота, звичайні командирські будні збезсонними ночами», - повідомив Залужний.</text:p>
      <text:p text:style-name="P4">
<text:span text:style-name="T4">
Читайте також:</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Він відмовився розповісти деталі про телефонний дзвоник та про особу, якапросила вибачення.</text:p>
      <text:p text:style-name="P4">
Головнокомандувач також відзначив, що не варто зверхньо ставитись до збройнихсил російської федерації та недооцінювати ворога.</text:p>
      <text:p text:style-name="P4">
«Не потрібно так досить поверхньо ставитися до діяльності збройних силросійської федерації. Вони все ж таки завдали нам суттєвої шкоди тапродовжують завдавати її. Щоденно гинуть наші люди. Але разом з тим, намнеобхідно було аналізувати та передбачати їхні майбутній порядок дій і якимосьчином готуватися до цього», - наголосив Залужний.</text:p>
      <text:p text:style-name="P4">
<text:span text:style-name="T4">
Читайте також:</text:span>
 <text:span text:style-name="T4">
<text:a xlink:type="simple" xlink:href="https://www.ukrinform.ua/rubric-ato/3708519-zaluznij-rozpoviv-ak-reague-na-ukrainski-vtrati.html" text:style-name="Internet_20_link" text:visited-style-name="Visited_20_Internet_20_Link">
 </text:a>
 </text:span>
</text:p>
      <text:p text:style-name="P4">
Коментуючи питання щодо великої різниці в військовому, економічному талюдському потенціалі між рф та Україною, головнокомандувач зауважив, що цеспонукало військове керівництво України ухвалити відповідне рішення.</text:p>
      <text:p text:style-name="P4">
«Оцей весь комплекс навчань, який ми проводили, оцей весь комплекс задумів,який ми розглянули, наштовхнули нас на думку про те, що у нас є єдинийваріант, який може в даній ситуації спрацювати, і цей варіант полягав в тому,що ми мали в найкоротші терміни завдати противнику максимальних втрат,випустити з нього кров для того, щоб він відмовився від подальших дій набільшій території України. І це спрацювало. Ми вимушені були навіть за рахунокзалишення певної частини території витягувати противника, відтягувати йоготили, відтягувати його резерви й просто-напросто палити його», - розповівЗалужний.</text:p>
      <text:p text:style-name="P4">
<text:span text:style-name="T4">
Читайте також:</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Відповідаючи на питання чому ворог знищує все на своєму шляху, чому таквідрізняється тактика російських та українських військових, Головнокомандувачзазначив: «Відповідь тут очевидна: тому що вони загарбники, вони йдуть, щобзнищити наші домівки, щоб вбити наших жінок, вбити дітей, зробити так, щоб цяземля ніколи не була родючою. ось таку тактику вони використовують. Гірше завсе, що я знаю, що у них є для цього можливості робити саме так. У нас дещоінша тактика і дещо інша стратегія. Витрачати уйму боєприпасів для того, щобзруйнувати свою ж власну інфраструктуру нам немає сенсу. Ми рахуємо коженснаряд, кожну міну і кожне людське життя, тому намагаємось діяти ось так. Авони діють як орда».</text:p>
      <text:p text:style-name="P4">
<text:span text:style-name="T4">
Читайте також:</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Як повідомлялося, 24 лютого 2022 року російська федерація розпочала новий етап<text:span text:style-name="T4">
<text:a xlink:type="simple" xlink:href="https://www.ukrinform.ua/tag-vijna-z-rosieu" text:style-name="Internet_20_link" text:visited-style-name="Visited_20_Internet_20_Link">
 </text:a>
 </text:span>
 проти України –повномасштабне вторгнення. За даними Генштабу ЗСУ, за рік сили оборони Українизавдали значних втрат агресору, знищивши майже 146 тис. російськихзагарбників.</text:p>
      <text:p text:style-name="P4">
Source: <text:a xlink:type="simple" xlink:href="https://www.ukrinform.ua/rubric-ato/3708530-zaluznij-rozpoviv-pro-persi-hvilini-sirokomasstabnogo-vtorgnenna-rf-v-ukrainu.html" text:style-name="Internet_20_link" text:visited-style-name="Visited_20_Internet_20_Link">
https://www.ukrinform.ua/rubric-ato/3708530-zaluznij-rozpoviv-pro-persi-hvilini-sirokomasstabnogo-vtorgnenna-rf-v-ukrainu.html</text:a>
</text:p>
      <!--NEWS-->
      <text:h text:style-name="P10" text:outline-level="1">
<text:span text:style-name="T4">
Федоров повідомив про гучний вибух у Мелітополі</text:span>
</text:h>
      <text:p text:style-name="P4">
Authors: Ukrinform (Person)</text:p>
      <text:p text:style-name="P4">
Publisher: Укринформ (Organization)</text:p>
      <text:p text:style-name="P4">
Published Time: 2023-05-12T22:47:00+03:00</text:p>
      <text:p text:style-name="P4">
Modified Time: 2023-05-12T22:47:00+03:00</text:p>
      <text:p text:style-name="P4">
Description: У тимчасово окупованому Мелітополі пролунав вибух. В деяких районах зникло світло, вода та зв'язок. — Укрінформ.</text:p>
      <text:p text:style-name="P4">
Images: ["<text:a xlink:type="simple" xlink:href="https://static.ukrinform.com/photos/2022_12/thumb_files/630_360_1670715012-546.jpg" text:style-name="Internet_20_link" text:visited-style-name="Visited_20_Internet_20_Link">
630_360_16707...</text:a>
"]</text:p>
      <text:p text:style-name="P4">
Tags: ['Мелітополь', 'Окупація', 'Вибух', 'Війна з росією']</text:p>
      <text:p text:style-name="P4">
Type: Article</text:p>
      <!--METADATA-->
      <text:p text:style-name="P4">
<draw:frame draw:style-name="fr1" draw:name="Image223" text:anchor-type="as-char" svg:width="6.9236in" svg:height="3.956343in" draw:z-index="0">
<draw:image xlink:href="../Images/yкринформ/2023-05-12T22-47-00-03-00/630_360_1670715012-546.jpg" xlink:type="simple" xlink:show="embed" xlink:actuate="onLoad" draw:mime-type="image/jpeg"/>
</draw:frame>
 Утимчасово окупованому Мелітополі пролунав вибух. В деяких районах зниклосвітло, вода та зв'язок.</text:p>
      <text:p text:style-name="P4">
Про це в Телеграмі <text:a xlink:type="simple" xlink:href="https://t.me/ivan_fedorov_melitopol/1959" text:style-name="Internet_20_link" text:visited-style-name="Visited_20_Internet_20_Link">
 </text:a>
 міськийголова Мелітополя Іван Федоров, передає Укрінформ.</text:p>
      <text:p text:style-name="P4">
"У Мелітополі гучний вибух. Настільки потужний, що у східних та північнихрайонах міста і навіть навколишніх селах не стало світла, води і зв’язку", -написав він.</text:p>
      <text:p text:style-name="P4">
<text:span text:style-name="T4">
Читайте також:</text:span>
 <text:span text:style-name="T4">
<text:a xlink:type="simple" xlink:href="https://www.ukrinform.ua/rubric-regions/3708417-u-melitopoli-bila-pidizdu-pidirvali-kolaboranta.html" text:style-name="Internet_20_link" text:visited-style-name="Visited_20_Internet_20_Link">
 </text:a>
 </text:span>
</text:p>
      <text:p text:style-name="P4">
Наразі деталі вибуху уточнюються.</text:p>
      <text:p text:style-name="P4">
Раніше повідомлялось, що у Мелітополі зранку вибухнула урна біля під'їздубудинку, де мешкав так званий «виконувач обов’язків заступника міністрабудівництва» Запорізької області. "Чиновник" виходив з під'їзду, бувпідірваний та госпіталізований до медичного закладу.</text:p>
      <text:p text:style-name="P4">
Source: <text:a xlink:type="simple" xlink:href="https://www.ukrinform.ua/rubric-regions/3708531-fedorov-povidomiv-pro-gucnij-vibuh-u-melitopoli.html" text:style-name="Internet_20_link" text:visited-style-name="Visited_20_Internet_20_Link">
https://www.ukrinform.ua/rubric-regions/3708531-fedorov-povidomiv-pro-gucnij-vibuh-u-melitopoli.html</text:a>
</text:p>
      <!--NEWS-->
      <text:h text:style-name="P10" text:outline-level="1">
<text:span text:style-name="T4">
Залужний: Якщо знайду представника «радянської армії» в українській - довго розбиратися не буду</text:span>
</text:h>
      <text:p text:style-name="P4">
Authors: Ukrinform (Person)</text:p>
      <text:p text:style-name="P4">
Publisher: Укринформ (Organization)</text:p>
      <text:p text:style-name="P4">
Published Time: 2023-05-12T22:49:00+03:00</text:p>
      <text:p text:style-name="P4">
Modified Time: 2023-05-12T22:49:00+03:00</text:p>
      <text:p text:style-name="P4">
Description: Головнокомандувач Збройних Сил України Валерій Залужний досі веде активне викорінення радянських підходів в українській армії, щоб зробити її сучаснішою. — Укрінформ.</text:p>
      <text:p text:style-name="P4">
Images: ["<text:a xlink:type="simple" xlink:href="https://static.ukrinform.com/photos/2022_11/thumb_files/630_360_1667842072-780.jpg" text:style-name="Internet_20_link" text:visited-style-name="Visited_20_Internet_20_Link">
630_360_16678...</text:a>
"]</text:p>
      <text:p text:style-name="P4">
Tags: ['Армія', 'ЗСУ', 'Валерій Залужний', 'Війна з росією']</text:p>
      <text:p text:style-name="P4">
Type: Article</text:p>
      <!--METADATA-->
      <text:p text:style-name="P4">
<draw:frame draw:style-name="fr1" draw:name="Image224" text:anchor-type="as-char" svg:width="6.9236in" svg:height="3.956343in" draw:z-index="0">
<draw:image xlink:href="../Images/yкринформ/2023-05-12T22-49-00-03-00/630_360_1667842072-780.jpg" xlink:type="simple" xlink:show="embed" xlink:actuate="onLoad" draw:mime-type="image/jpeg"/>
</draw:frame>
Головнокомандувач Збройних Сил України Валерій Залужний досі веде активневикорінення радянських підходів в українській армії, щоб зробити їїсучаснішою.</text:p>
      <text:p text:style-name="P4">
Про це він сказав в інтерв’ю спецпроєкту Дмитра Комарова « <text:a xlink:type="simple" xlink:href="https://www.youtube.com/watch" text:style-name="Internet_20_link" text:visited-style-name="Visited_20_Internet_20_Link">
</text:a>
», передає Укрінформ.</text:p>
      <text:p text:style-name="P4">
«Я скажу так, ця радянська <text:a xlink:type="simple" xlink:href="https://www.ukrinform.ua/tag-armia" text:style-name="Internet_20_link" text:visited-style-name="Visited_20_Internet_20_Link">
 </text:a>
 жила уЗбройних силах України довго. І ще там десь є відголос. Не до кінця воназавершила своє існування. Зараз вже, коли йдуть важкі бою, коли багатопроцесів пов’язані один з одним, це важко зробити, але мої підлеглі знають,якщо я десь знайду представника радянської армії на будь-якій посаді, то довгорозбиратися не буду» - сказав Залужний.</text:p>
      <text:p text:style-name="P4">
За його словами, нині буває таке, коли солдати, які перебувають на передовій,мають змогу поспілкуватися із Головнокомандувачем, наприклад, про необхідністьнанести вогневе ураження по тій чи іншій точці. «Такі випадки, як один ізприкладів», - сказав Залужний.</text:p>
      <text:p text:style-name="P4">
При цьому він порівняв російську армію із царською, де воїнів не дуже цінують.«Це феодальна армія, де таке відношення зберігається. Це, принаймні, те, що мибачимо по полю бою, по перехопленням», - додав він.</text:p>
      <text:p text:style-name="P4">
Головнокомандувач Збройних Сил України переконаний, прощати ворогу цю війну неварто, бо від неї страждають ні в чому не винні діти. Думки про це в томучислі стимулюють українські сили оборони воювати максимально та знищувативорога на нашій землі.</text:p>
      <text:p text:style-name="P4">
<text:span text:style-name="T4">
Читайте також:</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При цьому, відповідаючи на запитання ведучого, він припустив, що росіяниприпустилися головної помилки – вважали, що українці схожі на них. Керівництвокраїни-агресора чомусь думало, що коли вони прийдуть з війною, їх тутзустрічатимуть хлібом та сіллю, але ж наші люди завжди були волелюбними тасмілими, в той час «росіяни думають, що українці – це такі самі, як вони, алетрохи фашисти чи неонацисти, але в більшості такі, як вони».</text:p>
      <text:p text:style-name="P4">
Source: <text:a xlink:type="simple" xlink:href="https://www.ukrinform.ua/rubric-ato/3708532-zaluznij-akso-znajdu-predstavnika-radanskoi-armii-v-ukrainskij-dovgo-rozbiratisa-ne-budu.html" text:style-name="Internet_20_link" text:visited-style-name="Visited_20_Internet_20_Link">
https://www.ukrinform.ua/rubric-ato/3708532-zaluznij-akso-znajdu-predstavnika-radanskoi-armii-v-ukrainskij-dovgo-rozbiratisa-ne-budu.html</text:a>
</text:p>
      <!--NEWS-->
      <text:h text:style-name="P10" text:outline-level="1">
<text:span text:style-name="T4">
На Харківщині через обстріл загинув працівник ферми, якого росіяни катували під час окупації</text:span>
</text:h>
      <text:p text:style-name="P4">
Authors: Ukrinform (Person)</text:p>
      <text:p text:style-name="P4">
Publisher: Укринформ (Organization)</text:p>
      <text:p text:style-name="P4">
Published Time: 2023-05-12T22:50:00+03:00</text:p>
      <text:p text:style-name="P4">
Modified Time: 2023-05-12T22:50:00+03:00</text:p>
      <text:p text:style-name="P4">
Description: В Ізюмському районі на Харківщині 12 травня внаслідок ворожого обстрілу загинув працівник ферми Максим Романенко, якого під час тимчасової окупації його громади минулого року катували російські військові.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Обстріл', 'Загибель', 'Харківщина', 'Війна з росією']</text:p>
      <text:p text:style-name="P4">
Type: Article</text:p>
      <!--METADATA-->
      <text:p text:style-name="P4">
<draw:frame draw:style-name="fr1" draw:name="Image225" text:anchor-type="as-char" svg:width="6.9236in" svg:height="3.956343in" draw:z-index="0">
<draw:image xlink:href="../Images/yкринформ/2023-05-12T22-50-00-03-00/630_360_1617451171-445.jpg" xlink:type="simple" xlink:show="embed" xlink:actuate="onLoad" draw:mime-type="image/jpeg"/>
</draw:frame>
 ВІзюмському районі на Харківщині 12 травня внаслідок ворожого обстрілу загинувпрацівник ферми Максим Романенко, якого під час тимчасової окупації йогогромади минулого року катували російські військові.</text:p>
      <text:p text:style-name="P4">
Про це повідомила у <text:a xlink:type="simple" xlink:href="https://t.me/borova_gromada/2189" text:style-name="Internet_20_link" text:visited-style-name="Visited_20_Internet_20_Link">
 </text:a>
 Борівська селищнарада, передає Укрінформ.</text:p>
      <text:p text:style-name="P4">
“Сьогодні російські окупанти обстріляли с. Чернещина Борівської громади. Нажаль, внаслідок обстрілу <text:a xlink:type="simple" xlink:href="https://www.ukrinform.ua/tag-zagibel" text:style-name="Internet_20_link" text:visited-style-name="Visited_20_Internet_20_Link">
 </text:a>
 працівникферми Максим Сергійович Романченко. Загиблому було 36 років, він працювавтваринником на місцевому підприємстві. Під час окупації Борівської громадийого викрадали російські військові, допитували та катували, звинувачуючи успівпраці з ЗСУ”, - йдеться у повідомленні.</text:p>
      <text:p text:style-name="P4">
За інформацією місцевої влади, тоді окупанти викрали й документи Романенка тавикористали їх у своїй ІПСО для створення фейкової “новини”: опублікували фоточоловіка з супровідним текстом, що, буцімто, українські військові добровільноздаються в полон.</text:p>
      <text:p text:style-name="P4">
<text:span text:style-name="T4">
Читайте також:</text:span>
 <text:a xlink:type="simple" xlink:href="https://www.ukrinform.ua/rubric-regions/3708523-u-harkovi-pomer-volonter-akij-potrapiv-pid-rosijskij-obstril-u-hodi-evakuacii-ludej.html" text:style-name="Internet_20_link" text:visited-style-name="Visited_20_Internet_20_Link">
 <text:span text:style-name="T4">
волонтер</text:span>
 </text:a>
</text:p>
      <text:p text:style-name="P4">
“Максиму вдалося тоді вижити і повернутися додому, але, на жаль, сьогодніросійський агресор забрав його життя назавжди. У Максима Романченка залишилисябатьки, цивільна дружина, маленька дитина”, - повідомили в селищній раді.</text:p>
      <text:p text:style-name="P4">
Як повідомлялося, населені пункти Борівської громади війська рф почализахоплювати з квітня 2022 року, громаду звільнили під час контрнаступу ЗСУ увересні - на початку жовтня.</text:p>
      <text:p text:style-name="P4">
Source: <text:a xlink:type="simple" xlink:href="https://www.ukrinform.ua/rubric-regions/3708529-na-harkivsini-cerez-obstril-zaginuv-pracivnik-fermi-akogo-rosiani-katuvali-pid-cas-okupacii.html" text:style-name="Internet_20_link" text:visited-style-name="Visited_20_Internet_20_Link">
https://www.ukrinform.ua/rubric-regions/3708529-na-harkivsini-cerez-obstril-zaginuv-pracivnik-fermi-akogo-rosiani-katuvali-pid-cas-okupacii.html</text:a>
</text:p>
      <!--NEWS-->
      <text:h text:style-name="P10" text:outline-level="1">
<text:span text:style-name="T4">
Залужний про затоплення «москви»: Обов’язково доберемося і до решти, питання часу</text:span>
</text:h>
      <text:p text:style-name="P4">
Authors: Ukrinform (Person)</text:p>
      <text:p text:style-name="P4">
Publisher: Укринформ (Organization)</text:p>
      <text:p text:style-name="P4">
Published Time: 2023-05-12T22:52:00+03:00</text:p>
      <text:p text:style-name="P4">
Modified Time: 2023-05-12T22:52:00+03:00</text:p>
      <text:p text:style-name="P4">
Description: Україна мала незначний шанс для потоплення крейсера «москви» і не втратила його, а також продовжуватиме роботу з ліквідації російського флоту. — Укрінформ.</text:p>
      <text:p text:style-name="P4">
Images: ["<text:a xlink:type="simple" xlink:href="https://static.ukrinform.com/photos/2022_04/thumb_files/630_360_1650622145-892.jpg" text:style-name="Internet_20_link" text:visited-style-name="Visited_20_Internet_20_Link">
630_360_16506...</text:a>
"]</text:p>
      <text:p text:style-name="P4">
Tags: ['ЗСУ', 'Агресія РФ', 'Валерій Залужний', 'Війна з росією', 'Крейсер «Москва» ']</text:p>
      <text:p text:style-name="P4">
Type: Article</text:p>
      <!--METADATA-->
      <text:p text:style-name="P4">
<draw:frame draw:style-name="fr1" draw:name="Image226" text:anchor-type="as-char" svg:width="6.9236in" svg:height="3.956343in" draw:z-index="0">
<draw:image xlink:href="../Images/yкринформ/2023-05-12T22-52-00-03-00/630_360_1650622145-892.jpg" xlink:type="simple" xlink:show="embed" xlink:actuate="onLoad" draw:mime-type="image/jpeg"/>
</draw:frame>
 Українамала незначний шанс для потоплення крейсера «москви» і не втратила його, атакож продовжуватиме роботу з ліквідації російського флоту.</text:p>
      <text:p text:style-name="P4">
Про це розповів Головнокомандувач Збройних Сил України Валерій Залужний вінтерв’ю Дмитру Комарову в спецпроєкті «Рік. За кадром. Генерал», якетранслювалося в ефірі телеканалу «1+1», повідомляє Укрінформ.</text:p>
      <text:p text:style-name="P4">
«Нас цікавило як військових зниження, а у перспективі й повністю позбавленняЧорноморського флоту російської федерації будь-якої активності у Чорному морі.Для цього у нас були деякі можливості й для цього у нас був, скажемо так,досить невеличкий шанс ці можливості використати. Потоплення самого крейсеру«москва», звісно, має для нас у тому числі й стратегічне значення, адже все жтаки це був носій крилатих ракет. Але, відповідаючи на питання, чи повністю мивиконали свої плани, то хочу сказати, що поки що ні, таку роботу мипродовжуємо. Ми обов’язково доберемося і до ... «Ессена», і до «Самуми» і дорешти, питання часу», - зазначив Залужний.</text:p>
      <text:p text:style-name="P4">
<text:span text:style-name="T4">
Читайте також:</text:span>
 <text:span text:style-name="T4">
<text:a xlink:type="simple" xlink:href="https://www.ukrinform.ua/rubric-ato/3706774-zbitta-kindzala-zsu-vidpravili-v-nokaut-rosijski-tehniku-i-propagandu.html" text:style-name="Internet_20_link" text:visited-style-name="Visited_20_Internet_20_Link">
 </text:a>
 </text:span>
</text:p>
      <text:p text:style-name="P4">
За його словами, військові зробили свою роботу, яку мали зробити, а дляукраїнців потоплення «москви» дійсно мало значення для підняття духу.</text:p>
      <text:p text:style-name="P4">
«Крейсер «москва» - це, як величезні колони, які рухалися в бік Київськоїобласті: небоязнь супротиву, неможливість уявлення того, що друга армія світуможе бути кимось уражена або знищена, затягнула ці колони під Київ, які миспалили, і так само затягнула це ржаве корито в безпосередню зону ураження, іми мали скористатися цим шансом. Українці вони такі, що цього шансу неупустили. Паралельно з цим там ще дехто і дещо нормально получили, залишимо цепоки що історії», - додав Головнокомандувач ЗСУ.</text:p>
      <text:p text:style-name="P4">
<text:span text:style-name="T4">
Читайте також:</text:span>
 <text:span text:style-name="T4">
<text:a xlink:type="simple" xlink:href="https://www.ukrinform.ua/rubric-kyiv/3695530-u-kievi-pokazali-ulamki-raketi-neptun-aka-urazila-krejser-moskva.html" text:style-name="Internet_20_link" text:visited-style-name="Visited_20_Internet_20_Link">
 </text:a>
 </text:span>
</text:p>
      <text:p text:style-name="P4">
Нагадаємо: флагман чорноморського флоту ВМФ росії ракетний <text:span text:style-name="T4">
<text:a xlink:type="simple" xlink:href="https://www.ukrinform.ua/tag-krejser-moskva" text:style-name="Internet_20_link" text:visited-style-name="Visited_20_Internet_20_Link">
</text:a>
 </text:span>
 затонув 14 квітня 2022 рокупісля удару українськими силами оборони.</text:p>
      <text:p text:style-name="P4">
Source: <text:a xlink:type="simple" xlink:href="https://www.ukrinform.ua/rubric-ato/3708533-zaluznij-po-zatoplenna-moskvi-obovazkovo-doberemosa-i-do-resti-pitanna-casu.html" text:style-name="Internet_20_link" text:visited-style-name="Visited_20_Internet_20_Link">
https://www.ukrinform.ua/rubric-ato/3708533-zaluznij-po-zatoplenna-moskvi-obovazkovo-doberemosa-i-do-resti-pitanna-casu.html</text:a>
</text:p>
      <!--NEWS-->
      <text:h text:style-name="P10" text:outline-level="1">
<text:span text:style-name="T4">
Незаконні «вироки» росії українським полоненим не є перешкодою для обмінів – Коордштаб</text:span>
</text:h>
      <text:p text:style-name="P4">
Authors: Ukrinform (Person)</text:p>
      <text:p text:style-name="P4">
Publisher: Укринформ (Organization)</text:p>
      <text:p text:style-name="P4">
Published Time: 2023-05-12T22:53:00+03:00</text:p>
      <text:p text:style-name="P4">
Modified Time: 2023-05-12T22:53:00+03:00</text:p>
      <text:p text:style-name="P4">
Description: У Координаційному штабі з питань поводження з військовополоненими запевнили близьких українських захисників, які перебувають у ворожому полоні, що незаконні «вироки», які рф виносить українським полоненим не є перешкодою для обмінів. — Укрінформ.</text:p>
      <text:p text:style-name="P4">
Images: ["<text:a xlink:type="simple" xlink:href="https://static.ukrinform.com/photos/2023_03/thumb_files/630_360_1680170436-658.jpg" text:style-name="Internet_20_link" text:visited-style-name="Visited_20_Internet_20_Link">
630_360_16801...</text:a>
"]</text:p>
      <text:p text:style-name="P4">
Tags: ['Полонені', 'Війна з росією']</text:p>
      <text:p text:style-name="P4">
Type: Article</text:p>
      <!--METADATA-->
      <text:p text:style-name="P4">
<draw:frame draw:style-name="fr1" draw:name="Image227" text:anchor-type="as-char" svg:width="6.9236in" svg:height="3.956343in" draw:z-index="0">
<draw:image xlink:href="../Images/yкринформ/2023-05-12T22-53-00-03-00/630_360_1680170436-658.jpg" xlink:type="simple" xlink:show="embed" xlink:actuate="onLoad" draw:mime-type="image/jpeg"/>
</draw:frame>
 УКоординаційному штабі з питань поводження з військовополоненими запевнилиблизьких українських захисників, які перебувають у ворожому полоні, щонезаконні «вироки», які рф виносить українським полоненим не є перешкодою дляобмінів.</text:p>
      <text:p text:style-name="P4">
Як передає Укрінформ, про це Коордштаб повідомляє у <text:a xlink:type="simple" xlink:href="https://t.me/Koord_shtab/1040" text:style-name="Internet_20_link" text:visited-style-name="Visited_20_Internet_20_Link">
</text:a>
</text:p>
      <text:p text:style-name="P4">
У Координаційному штабі відбулася зустріч з родинами військовослужбовців 24-гоокремого штурмового батальйону “Айдар”.</text:p>
      <text:p text:style-name="P4">
Представник Координаційного штабу запевнив близьких, що Національнеінформаційне бюро обліковує всіх зниклих безвісти захисників і захисниць. Усіх<text:a xlink:type="simple" xlink:href="https://www.ukrinform.ua/tag-vijskovi" text:style-name="Internet_20_link" text:visited-style-name="Visited_20_Internet_20_Link">
 </text:a>
 , які перебувають у ворожомуполоні, подають на обмін.</text:p>
      <text:p text:style-name="P4">
“Ми розшукуємо всіх оборонців, поки не відбудеться збіг ДНК або не знаходимотіло. Доти вважаємо людину живою й шукаємо її в полоні”, – сказав він.</text:p>
      <text:p text:style-name="P4">
Фахівець штабу вкотре нагадав, що Україна намагається передусім забративажкопоранених, хворих і жінок.</text:p>
      <text:p text:style-name="P4">
<text:span text:style-name="T4">
Читайте також:</text:span>
 <text:a xlink:type="simple" xlink:href="https://www.ukrinform.ua/rubric-society/3706693-u-koordstabi-zaklikali-rodiciv-vijskovih-dopomagati-zi-zborom-informacii-dla-obminu-polonenimi.html" text:style-name="Internet_20_link" text:visited-style-name="Visited_20_Internet_20_Link">
 <text:span text:style-name="T4">
Коордштаб</text:span>
 </text:a>
</text:p>
      <text:p text:style-name="P4">
Також рідних цікавило, чи ускладнюють повернення “вироки”, які незаконновиносить українським захисникам росія.</text:p>
      <text:p text:style-name="P4">
“У нас теж є засуджені їхні полонені й ті, що перебувають під слідством. Томуце не є перешкода для обмінів”, – підкреслив представник штабу.</text:p>
      <text:p text:style-name="P4">
Як повідомляв Укрінформ, Координаційний штаб з питань поводження звійськовополоненими не підтверджує полон, а збирає й обліковує відомості, якінадходять з різних джерел, зокрема від родичів полонених і зниклих безвістиукраїнських оборонців.</text:p>
      <text:p text:style-name="P4">
Source: <text:a xlink:type="simple" xlink:href="https://www.ukrinform.ua/rubric-ato/3708282-nezakonni-viroki-rosii-ukrainskim-polonenim-ne-e-pereskodou-dla-obminiv-koordstab.html" text:style-name="Internet_20_link" text:visited-style-name="Visited_20_Internet_20_Link">
https://www.ukrinform.ua/rubric-ato/3708282-nezakonni-viroki-rosii-ukrainskim-polonenim-ne-e-pereskodou-dla-obminiv-koordstab.html</text:a>
</text:p>
      <!--NEWS-->
      <text:h text:style-name="P10" text:outline-level="1">
<text:span text:style-name="T4">
Без відповідальності рф за скоєні злочини сталого миру не буде — прем’єрка Естонії</text:span>
</text:h>
      <text:p text:style-name="P4">
Authors: Ukrinform (Person)</text:p>
      <text:p text:style-name="P4">
Publisher: Укринформ (Organization)</text:p>
      <text:p text:style-name="P4">
Published Time: 2023-05-12T22:55:00+03:00</text:p>
      <text:p text:style-name="P4">
Modified Time: 2023-05-12T22:55:00+03:00</text:p>
      <text:p text:style-name="P4">
Description: Без відповідальності російської федерації за скоєні нею злочини сталий мир є неможливим. — Укрінформ.</text:p>
      <text:p text:style-name="P4">
Images: ["<text:a xlink:type="simple" xlink:href="https://static.ukrinform.com/photos/2023_05/thumb_files/630_360_1683920241-324.jpg" text:style-name="Internet_20_link" text:visited-style-name="Visited_20_Internet_20_Link">
630_360_16839...</text:a>
"]</text:p>
      <text:p text:style-name="P4">
Tags: ['Естонія', 'Україна', 'Воєнні злочини', 'Війна з росією']</text:p>
      <text:p text:style-name="P4">
Type: Article</text:p>
      <!--METADATA-->
      <text:p text:style-name="P4">
<draw:frame draw:style-name="fr1" draw:name="Image228" text:anchor-type="as-char" svg:width="6.9236in" svg:height="3.956343in" draw:z-index="0">
<draw:image xlink:href="../Images/yкринформ/2023-05-12T22-55-00-03-00/630_360_1683920241-324.jpg" xlink:type="simple" xlink:show="embed" xlink:actuate="onLoad" draw:mime-type="image/jpeg"/>
</draw:frame>
 Безвідповідальності російської федерації за скоєні нею злочини сталий мир єнеможливим.</text:p>
      <text:p text:style-name="P4">
Таку думку висловила Прем’єр-міністр Естонії Кая Каллас під час відкриття 16-їКонференції Леннарт Мері, передає Укрінформ із посиланням на кореспондента <text:a xlink:type="simple" xlink:href="https://armyinform.com.ua/2023/05/12/ne-bude-stalogo-myru-bez-vidpovidalnosti-rosiyi-za-skoyeni-zlochyny-kaya-kallas/" text:style-name="Internet_20_link" text:visited-style-name="Visited_20_Internet_20_Link">
</text:a>
у Таллінні.</text:p>
      <text:p text:style-name="P4">
«Немає відповідальності за те, що <text:a xlink:type="simple" xlink:href="https://www.ukrinform.ua/tag-rosia" text:style-name="Internet_20_link" text:visited-style-name="Visited_20_Internet_20_Link">
 </text:a>
 буловчинено щодо своїх сусідів. Відтак у короткій перспективі ми повинні створитиміжнародний трибунал щодо злочинів росії. Не варто забувати, що є також злочинкерівництва рф», — наголосила Каллас.</text:p>
      <text:p text:style-name="P4">
Очільниця естонського уряду підкреслила важливість боротьби зі злочиномагресії. Як зауважила вона, для малих держав, подібних до країн Балтії, війназавжди — руйнування, тоді як для імперій — слава.</text:p>
      <text:p text:style-name="P4">
«Я певний час вивчала історію трибуналів у Нюрнберзі та Токіо. Тільки під часНюрнбергу німці дізналися про злочини нацистів. Тому важлива не тількивідповідальність зараз, але й на майбутнє», — зазначила прем’єр.</text:p>
      <text:p text:style-name="P4">
<text:span text:style-name="T4">
Читайте також:</text:span>
 <text:a xlink:type="simple" xlink:href="https://www.ukrinform.ua/rubric-world/3706721-na-kordoni-estonii-ta-rf-zavivsa-plakat-putin-vijskovij-zlocinec.html" text:style-name="Internet_20_link" text:visited-style-name="Visited_20_Internet_20_Link">
 <text:span text:style-name="T4">
Естонії</text:span>
 </text:a>
</text:p>
      <text:p text:style-name="P4">
Як повідомляв Укрінформ, на початку травня Президент Володимир Зеленськийзаявив, що Україна не хоче погоджуватися на жодні гібридні суди для росії та <text:a xlink:type="simple" xlink:href="https://www.ukrinform.ua/rubric-polytics/3704632-zelenskij-ukraina-pracuvatime-nad-stvorennam-okremogo-miznarodnogo-tribunalu-a-ne-gibridnogo.html" text:style-name="Internet_20_link" text:visited-style-name="Visited_20_Internet_20_Link">
</text:a>
 .</text:p>
      <text:p text:style-name="P4">
<text:span text:style-name="T5">
Фото: armyinform.com.ua</text:span>
</text:p>
      <text:p text:style-name="P4">
Source: <text:a xlink:type="simple" xlink:href="https://www.ukrinform.ua/rubric-polytics/3708528-bez-vidpovidalnosti-rosii-za-skoeni-zlocini-stalogo-miru-ne-bude-premerka-estonii.html" text:style-name="Internet_20_link" text:visited-style-name="Visited_20_Internet_20_Link">
https://www.ukrinform.ua/rubric-polytics/3708528-bez-vidpovidalnosti-rosii-za-skoeni-zlocini-stalogo-miru-ne-bude-premerka-estonii.html</text:a>
</text:p>
      <!--NEWS-->
      <text:h text:style-name="P10" text:outline-level="1">
<text:span text:style-name="T4">
Залужний каже, що не переглядав прогнозів швидкого знищення України</text:span>
</text:h>
      <text:p text:style-name="P4">
Authors: Ukrinform (Person)</text:p>
      <text:p text:style-name="P4">
Publisher: Укринформ (Organization)</text:p>
      <text:p text:style-name="P4">
Published Time: 2023-05-12T22:58:00+03:00</text:p>
      <text:p text:style-name="P4">
Modified Time: 2023-05-12T22:58:00+03:00</text:p>
      <text:p text:style-name="P4">
Description: Головнокомандувач Збройних Сил України Валерій Залужний розповів, що не переглядав прогнозів так званих експертів щодо швидкого знищення Української держави на початку повномасштабного російського вторгнення. — Укрінформ.</text:p>
      <text:p text:style-name="P4">
Images: ["<text:a xlink:type="simple" xlink:href="https://static.ukrinform.com/photos/2022_07/thumb_files/630_360_1658169148-738.jpg" text:style-name="Internet_20_link" text:visited-style-name="Visited_20_Internet_20_Link">
630_360_16581...</text:a>
"]</text:p>
      <text:p text:style-name="P4">
Tags: ['Україна', 'Прогноз', 'Валерій Залужний', 'Війна з росією']</text:p>
      <text:p text:style-name="P4">
Type: Article</text:p>
      <!--METADATA-->
      <text:p text:style-name="P4">
<draw:frame draw:style-name="fr1" draw:name="Image229" text:anchor-type="as-char" svg:width="6.9236in" svg:height="3.956343in" draw:z-index="0">
<draw:image xlink:href="../Images/yкринформ/2023-05-12T22-58-00-03-00/630_360_1658169148-738.jpg" xlink:type="simple" xlink:show="embed" xlink:actuate="onLoad" draw:mime-type="image/jpeg"/>
</draw:frame>
Головнокомандувач Збройних Сил України Валерій Залужний розповів, що непереглядав прогнозів так званих експертів щодо швидкого знищення Українськоїдержави на початку повномасштабного російського вторгнення.</text:p>
      <text:p text:style-name="P4">
Про це він сказав в інтерв’ю Дмитру Комарову в спецпроєкті « <text:a xlink:type="simple" xlink:href="https://www.youtube.com/watch" text:style-name="Internet_20_link" text:visited-style-name="Visited_20_Internet_20_Link">
</text:a>
», повідомляє Укрінформ.</text:p>
      <text:p text:style-name="P4">
«Я не перевантажую свій мозок переглядом таких різноманітних моментів. Я знаю,що мені потрібно було зробити. І я знав, якщо я цього не зроблю, може бутитрошки по-іншому. Тому і мій колектив, і мої командири працювали над тим, щобне дати це зробити», – наголосив Головнокомандувач ЗСУ, відповідаючи назапитання щодо реакції на прогнози так званих експертів, які давали <text:span text:style-name="T4">
<text:a xlink:type="simple" xlink:href="https://www.ukrinform.ua/tag-ukraina" text:style-name="Internet_20_link" text:visited-style-name="Visited_20_Internet_20_Link">
</text:a>
 </text:span>
 на існування умовних 96 годин.</text:p>
      <text:p text:style-name="P4">
<text:span text:style-name="T4">
Читайте також:</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Як повідомляв Укрінформ, 24 лютого 2022 року російська федерація розпочалановий етап восьмирічної війни проти України – повномасштабний наступ.</text:p>
      <text:p text:style-name="P4">
Source: <text:a xlink:type="simple" xlink:href="https://www.ukrinform.ua/rubric-ato/3708534-zaluznij-kaze-so-ne-peregladav-prognoziv-svidkogo-znisenna-ukraini.html" text:style-name="Internet_20_link" text:visited-style-name="Visited_20_Internet_20_Link">
https://www.ukrinform.ua/rubric-ato/3708534-zaluznij-kaze-so-ne-peregladav-prognoziv-svidkogo-znisenna-ukraini.html</text:a>
</text:p>
      <!--NEWS-->
      <text:h text:style-name="P10" text:outline-level="1">
<text:span text:style-name="T4">
Берінчик відмовився захищати титул, залишивши пояс EBU вакантним</text:span>
</text:h>
      <text:p text:style-name="P4">
Authors: Ukrinform (Person)</text:p>
      <text:p text:style-name="P4">
Publisher: Укринформ (Organization)</text:p>
      <text:p text:style-name="P4">
Published Time: 2023-05-12T23:03:00+03:00</text:p>
      <text:p text:style-name="P4">
Modified Time: 2023-05-12T23:03:00+03:00</text:p>
      <text:p text:style-name="P4">
Description: Чемпіон Всесвітньої боксерської організації (WBO International) у легкій вазі українець Денис Берінчик (17-0, 9 КО) залишив вакантним пояс Європейського боксерського союзу (EBU), який належить йому. — Укрінформ.</text:p>
      <text:p text:style-name="P4">
Images: ["<text:a xlink:type="simple" xlink:href="https://static.ukrinform.com/photos/2023_05/thumb_files/630_360_1683922034-856.jpg" text:style-name="Internet_20_link" text:visited-style-name="Visited_20_Internet_20_Link">
630_360_16839...</text:a>
"]</text:p>
      <text:p text:style-name="P4">
Tags: ['Бокс']</text:p>
      <text:p text:style-name="P4">
Type: Article</text:p>
      <!--METADATA-->
      <text:p text:style-name="P4">
<draw:frame draw:style-name="fr1" draw:name="Image230" text:anchor-type="as-char" svg:width="6.9236in" svg:height="3.956343in" draw:z-index="0">
<draw:image xlink:href="../Images/yкринформ/2023-05-12T23-03-00-03-00/630_360_1683922034-856.jpg" xlink:type="simple" xlink:show="embed" xlink:actuate="onLoad" draw:mime-type="image/jpeg"/>
</draw:frame>
 ЧемпіонВсесвітньої боксерської організації (WBO International) у легкій вазіукраїнець Денис Берінчик (17-0, 9 КО) залишив вакантним пояс Європейськогобоксерського союзу (EBU), який належить йому.</text:p>
      <text:p text:style-name="P4">
Як <text:a xlink:type="simple" xlink:href="https://www.boxingscene.com/euro-news-hamadouche-retires-marco-huck-injured-zeuge-returns-more--174491" text:style-name="Internet_20_link" text:visited-style-name="Visited_20_Internet_20_Link">
 </text:a>
 Boxing Scene, Берінчик мав 24 червня вІталії провести захист титулу чемпіона Європи проти італійця Еміліано Марсілі(42-0-1, 16 КО), проте українець відмовився від зустрічі в рингу з 46-річнимсуперником і звільнив пояс, передає Укрінформ.</text:p>
      <text:p text:style-name="P4">
Тепер Марсілі шукатимуть нового суперника, з яким він посперечається завакантний титул EBU.</text:p>
      <text:p text:style-name="P4">
<text:span text:style-name="T4">
Читайте також:</text:span>
 <text:a xlink:type="simple" xlink:href="https://www.ukrinform.ua/rubric-sports/3694013-berincik-majze-ves-gonorar-vid-bou-z-mendi-a-viddav-na-zsu.html" text:style-name="Internet_20_link" text:visited-style-name="Visited_20_Internet_20_Link">
 <text:span text:style-name="T4">
Берінчик</text:span>
 </text:a>
</text:p>
      <text:p text:style-name="P4">
Нагадаємо, що у своєму останньому бою у грудні 2022 року Берінчик здобувперемогу одноголосним рішенням суддів над французом Іваном Менді, здобувшипояс EBU.</text:p>
      <text:p text:style-name="P4">
Фото: Getty Images.</text:p>
      <text:p text:style-name="P4">
Source: <text:a xlink:type="simple" xlink:href="https://www.ukrinform.ua/rubric-sports/3708537-berincik-vidmovivsa-zahisati-titul-zalisivsi-poas-ebu-vakantnim.html" text:style-name="Internet_20_link" text:visited-style-name="Visited_20_Internet_20_Link">
https://www.ukrinform.ua/rubric-sports/3708537-berincik-vidmovivsa-zahisati-titul-zalisivsi-poas-ebu-vakantnim.html</text:a>
</text:p>
      <!--NEWS-->
      <text:h text:style-name="P10" text:outline-level="1">
<text:span text:style-name="T4">
В Одесі на корупції викрили командира військового госпіталя</text:span>
</text:h>
      <text:p text:style-name="P4">
Authors: Ukrinform (Person)</text:p>
      <text:p text:style-name="P4">
Publisher: Укринформ (Organization)</text:p>
      <text:p text:style-name="P4">
Published Time: 2023-05-12T23:08:00+03:00</text:p>
      <text:p text:style-name="P4">
Modified Time: 2023-05-12T23:08:00+03:00</text:p>
      <text:p text:style-name="P4">
Description: В Одесі правоохоронці викрили на корупції одного із командирів військового госпіталя, який за хабар обіцяв допомогти військовому отримати довідку про інвалідність. — Укрінформ.</text:p>
      <text:p text:style-name="P4">
Images: ["<text:a xlink:type="simple" xlink:href="https://static.ukrinform.com/photos/2023_05/thumb_files/630_360_1683901426-321.jpg" text:style-name="Internet_20_link" text:visited-style-name="Visited_20_Internet_20_Link">
630_360_16839...</text:a>
", "<text:a xlink:type="simple" xlink:href="https://static.ukrinform.com/photos/2023_05/1683901426-408.jpg" text:style-name="Internet_20_link" text:visited-style-name="Visited_20_Internet_20_Link">
1683901426-40...</text:a>
", "<text:a xlink:type="simple" xlink:href="https://static.ukrinform.com/photos/2023_05/1683901425-913.jpg" text:style-name="Internet_20_link" text:visited-style-name="Visited_20_Internet_20_Link">
1683901425-91...</text:a>
", "<text:a xlink:type="simple" xlink:href="https://static.ukrinform.com/photos/2023_05/1683901426-195.jpg" text:style-name="Internet_20_link" text:visited-style-name="Visited_20_Internet_20_Link">
1683901426-19...</text:a>
"]</text:p>
      <text:p text:style-name="P4">
Tags: ['Арешт', 'Хабар', 'Одеса', 'Ухилянти', 'ВЛК']</text:p>
      <text:p text:style-name="P4">
Type: Article</text:p>
      <!--METADATA-->
      <text:p text:style-name="P4">
<draw:frame draw:style-name="fr1" draw:name="Image231" text:anchor-type="as-char" svg:width="6.9236in" svg:height="3.956343in" draw:z-index="0">
<draw:image xlink:href="../Images/yкринформ/2023-05-12T23-08-00-03-00/630_360_1683901426-321.jpg" xlink:type="simple" xlink:show="embed" xlink:actuate="onLoad" draw:mime-type="image/jpeg"/>
</draw:frame>
 В Одесіправоохоронці викрили на корупції одного із командирів військового госпіталя,який за хабар обіцяв допомогти військовому отримати довідку про інвалідність.</text:p>
      <text:p text:style-name="P4">
Про це <text:a xlink:type="simple" xlink:href="https://od.npu.gov.ua/news/prosyv-z-cholovika-5000-dolariv-ssha-za-dopomohu-v-otrymanni-invalidnosti-v-odesi-pravookhorontsi-vykryly-na-koruptsii-odnoho-iz-komandyriv-viiskovoho-hospitalia" text:style-name="Internet_20_link" text:visited-style-name="Visited_20_Internet_20_Link">
 </text:a>
 у ГУНП Одеської області,передає Укрінформ.</text:p>
      <text:p text:style-name="P4">
За даними слідства, військовий, який мав проблеми зі здоров’ям та хотів пройтивійськово-лікарську комісію (ВЛК) для отримання статусу особи з інвалідністю,звернувся до одного із командирів військового госпіталю.</text:p>
      <text:p text:style-name="P4">
<draw:frame draw:style-name="fr1" draw:name="Image232" text:anchor-type="as-char" svg:width="6.9236in" svg:height="9.231467in" draw:z-index="0">
<draw:image xlink:href="../Images/yкринформ/2023-05-12T23-08-00-03-00/1683901426-408.jpg" xlink:type="simple" xlink:show="embed" xlink:actuate="onLoad" draw:mime-type="image/jpeg"/>
</draw:frame>
</text:p>
      <text:p text:style-name="P4">
«Той, не будучи компетентним і не звернувшись до спеціалістів, відразу заявивчоловіку, що його діагноз і хвороби «не дотягують» до того, щоб зробити групуінвалідності, але за грошову винагороду розміром 5000 доларів США він зможедопомогти у вирішенні цього питання», - розказали в <text:a xlink:type="simple" xlink:href="https://www.ukrinform.ua/tag-policia" text:style-name="Internet_20_link" text:visited-style-name="Visited_20_Internet_20_Link">
</text:a>
 .</text:p>
      <text:p text:style-name="P4">
<draw:frame draw:style-name="fr1" draw:name="Image233" text:anchor-type="as-char" svg:width="6.9236in" svg:height="9.231467in" draw:z-index="0">
<draw:image xlink:href="../Images/yкринформ/2023-05-12T23-08-00-03-00/1683901425-913.jpg" xlink:type="simple" xlink:show="embed" xlink:actuate="onLoad" draw:mime-type="image/jpeg"/>
</draw:frame>
</text:p>
      <text:p text:style-name="P4">
Військовий звернувся у правоохоронні органи. Командира затримали відразу післяотримання хабаря.</text:p>
      <text:p text:style-name="P4">
<draw:frame draw:style-name="fr1" draw:name="Image234" text:anchor-type="as-char" svg:width="6.9236in" svg:height="9.231467in" draw:z-index="0">
<draw:image xlink:href="../Images/yкринформ/2023-05-12T23-08-00-03-00/1683901426-195.jpg" xlink:type="simple" xlink:show="embed" xlink:actuate="onLoad" draw:mime-type="image/jpeg"/>
</draw:frame>
</text:p>
      <text:p text:style-name="P4">
«Наразі вирішується питання щодо повідомлення чоловіку про підозру в одержаннінеправомірної вигоди для себе чи третьої особи за вплив на прийняття рішенняособою, уповноваженою на виконання функцій держави або місцевогосамоврядування, поєднане з вимаганням такої вигоди. Такі дії, відповідно до ч.3 ст. 369-2 ККУ, караються позбавленням волі на строк від трьох до восьмироків з конфіскацією майна», - додали в поліції.</text:p>
      <text:p text:style-name="P4">
<text:span text:style-name="T4">
Читайте також:</text:span>
 <text:a xlink:type="simple" xlink:href="https://www.ukrinform.ua/rubric-regions/3690450-na-odesini-perekrili-kanal-vteci-uhilantiv-do-moldovi.html" text:style-name="Internet_20_link" text:visited-style-name="Visited_20_Internet_20_Link">
 <text:span text:style-name="T4">
ухилянтів</text:span>
 </text:a>
</text:p>
      <text:p text:style-name="P4">
Як повідомлялося, в Одесі під час одержання хабаря <text:a xlink:type="simple" xlink:href="https://www.ukrinform.ua/rubric-regions/3706453-v-odesi-vikrili-u-habari-komandira-viddilenna-vijskovoi-castini.html" text:style-name="Internet_20_link" text:visited-style-name="Visited_20_Internet_20_Link">
</text:a>
 , який видавав себе запредставника центру комплектування.</text:p>
      <text:p text:style-name="P4">
<text:span text:style-name="T5">
Фото: ГУНП Одеської області</text:span>
</text:p>
      <text:p text:style-name="P4">
Source: <text:a xlink:type="simple" xlink:href="https://www.ukrinform.ua/rubric-regions/3708384-v-odesi-na-korupcii-vikrili-komandira-vijskovogo-gospitala.html" text:style-name="Internet_20_link" text:visited-style-name="Visited_20_Internet_20_Link">
https://www.ukrinform.ua/rubric-regions/3708384-v-odesi-na-korupcii-vikrili-komandira-vijskovogo-gospitala.html</text:a>
</text:p>
      <!--NEWS-->
      <text:h text:style-name="P10" text:outline-level="1">
<text:span text:style-name="T4">
Залужний назвав герасимова сильним, підступним та непередбачуваним ворогом</text:span>
</text:h>
      <text:p text:style-name="P4">
Authors: Ukrinform (Person)</text:p>
      <text:p text:style-name="P4">
Publisher: Укринформ (Organization)</text:p>
      <text:p text:style-name="P4">
Published Time: 2023-05-12T23:14:00+03:00</text:p>
      <text:p text:style-name="P4">
Modified Time: 2023-05-12T23:14:00+03:00</text:p>
      <text:p text:style-name="P4">
Description: Головнокомандувач Збройних Сил України Валерій Залужний цікавиться працями та загалом ходом думок начальника Генерального штабу рф генерала валерія герасимова, бо вважає його сильним, підступним та непередбачуваним ворогом, який заслуговує на повагу. — Укрінформ.</text:p>
      <text:p text:style-name="P4">
Images: ["<text:a xlink:type="simple" xlink:href="https://static.ukrinform.com/photos/2022_02/thumb_files/630_360_1645726479-236.jpg" text:style-name="Internet_20_link" text:visited-style-name="Visited_20_Internet_20_Link">
630_360_16457...</text:a>
"]</text:p>
      <text:p text:style-name="P4">
Tags: ['Герасимов', 'Російські військові', 'Валерій Залужний', 'Війна з росією']</text:p>
      <text:p text:style-name="P4">
Type: Article</text:p>
      <!--METADATA-->
      <text:p text:style-name="P4">
<draw:frame draw:style-name="fr1" draw:name="Image235" text:anchor-type="as-char" svg:width="6.9236in" svg:height="3.956343in" draw:z-index="0">
<draw:image xlink:href="../Images/yкринформ/2023-05-12T23-14-00-03-00/630_360_1645726479-236.jpg" xlink:type="simple" xlink:show="embed" xlink:actuate="onLoad" draw:mime-type="image/jpeg"/>
</draw:frame>
Головнокомандувач Збройних Сил України Валерій Залужний цікавиться працями тазагалом ходом думок начальника Генерального штабу рф генерала валеріягерасимова, бо вважає його сильним, підступним та непередбачуваним ворогом,який заслуговує на повагу.</text:p>
      <text:p text:style-name="P4">
Про це сказав в інтерв’ю спецпроєкту Дмитра Комарова « <text:a xlink:type="simple" xlink:href="https://www.youtube.com/watch" text:style-name="Internet_20_link" text:visited-style-name="Visited_20_Internet_20_Link">
</text:a>
», передає Укрінформ.</text:p>
      <text:p text:style-name="P4">
«В росії є одна людина, воєначальник, якого я постійно читаю. Зараз його непублікують, але мені цікава його думка, як <text:a xlink:type="simple" xlink:href="https://www.ukrinform.ua/tag-rosijski-vijskovi" text:style-name="Internet_20_link" text:visited-style-name="Visited_20_Internet_20_Link">
 </text:a>
 . Це генерал герасимов. Він сильний, підступний,непередбачуваний. Одним словом, це сильний ворог, якого нам, військовим, требаповажати задля перемоги», - сказав Залужний.</text:p>
      <text:p text:style-name="P4">
При цьому він визначив, що не дуже цікавиться тим, що говорить чи пише презентросії путін.</text:p>
      <text:p text:style-name="P4">
Головнокомандувач Збройних Сил України визначив, що цінує, коли його діїоцінюють позитивно, але водночас додав: «Я просто роблю свою роботу і небільше, ніяких почуттів та емоцій».</text:p>
      <text:p text:style-name="P4">
<text:span text:style-name="T4">
Читайте також:</text:span>
 <text:a xlink:type="simple" xlink:href="https://www.ukrinform.ua/rubric-ato/3708534-zaluznij-kaze-so-ne-peregladav-prognoziv-svidkogo-znisenna-ukraini.html" text:style-name="Internet_20_link" text:visited-style-name="Visited_20_Internet_20_Link">
 <text:span text:style-name="T4">
Залужний</text:span>
 </text:a>
</text:p>
      <text:p text:style-name="P4">
Як повідомлялося, представник Головного управління розвідки Міноборони АндрійЮсов нещодавно заявив про те, що публічні суперечки між міністром оборониросії сергієм шойгу, начальником генштабу валерієм герасимовим і очільникомпвк “вагнер” євгенієм пригожиним свідчать, що вони <text:a xlink:type="simple" xlink:href="https://www.ukrinform.ua/rubric-ato/3707359-sojgu-gerasimov-i-prigozin-vze-viznacaut-miz-sobou-vinnih-u-porazci-gur.html" text:style-name="Internet_20_link" text:visited-style-name="Visited_20_Internet_20_Link">
</text:a>
 .</text:p>
      <text:p text:style-name="P4">
Source: <text:a xlink:type="simple" xlink:href="https://www.ukrinform.ua/rubric-ato/3708536-zaluznij-nazvav-gerasimova-silnim-pidstupnim-ta-neperedbacuvanim-vorogom.html" text:style-name="Internet_20_link" text:visited-style-name="Visited_20_Internet_20_Link">
https://www.ukrinform.ua/rubric-ato/3708536-zaluznij-nazvav-gerasimova-silnim-pidstupnim-ta-neperedbacuvanim-vorogom.html</text:a>
</text:p>
      <!--NEWS-->
      <text:h text:style-name="P10" text:outline-level="1">
<text:span text:style-name="T4">
ЄС допустив помилку із надмірною залежністю від росії, і не повторить її з Китаєм – Боррель</text:span>
</text:h>
      <text:p text:style-name="P4">
Authors: Ukrinform (Person)</text:p>
      <text:p text:style-name="P4">
Publisher: Укринформ (Organization)</text:p>
      <text:p text:style-name="P4">
Published Time: 2023-05-12T23:17:00+03:00</text:p>
      <text:p text:style-name="P4">
Modified Time: 2023-05-12T23:17:00+03:00</text:p>
      <text:p text:style-name="P4">
Description: Європейський Союз зробив висновки із ситуації, що склалася внаслідок надмірної залежності його економіки від російських енергоресурсів, і не має наміру допускати нові залежності, зокрема, і відносинах з Китаєм. — Укрінформ.</text:p>
      <text:p text:style-name="P4">
Images: ["<text:a xlink:type="simple" xlink:href="https://static.ukrinform.com/photos/2023_02/thumb_files/630_360_1675345931-700.jpeg" text:style-name="Internet_20_link" text:visited-style-name="Visited_20_Internet_20_Link">
630_360_16753...</text:a>
"]</text:p>
      <text:p text:style-name="P4">
Tags: ['Євросоюз', 'Боррель', 'Війна з росією']</text:p>
      <text:p text:style-name="P4">
Type: Article</text:p>
      <!--METADATA-->
      <text:p text:style-name="P4">
<draw:frame draw:style-name="fr1" draw:name="Image236" text:anchor-type="as-char" svg:width="6.9236in" svg:height="3.956343in" draw:z-index="0">
<draw:image xlink:href="../Images/yкринформ/2023-05-12T23-17-00-03-00/630_360_1675345931-700.jpeg" xlink:type="simple" xlink:show="embed" xlink:actuate="onLoad" draw:mime-type="image/jpeg"/>
</draw:frame>
Європейський Союз зробив висновки із ситуації, що склалася внаслідок надмірноїзалежності його економіки від російських енергоресурсів, і не має намірудопускати нові залежності, зокрема, і відносинах з Китаєм.</text:p>
      <text:p text:style-name="P4">
Про це сьогодні у Швеції, у мальовничому замку Steninge, де відбуласянеформальна зустріч міністрів закордонних справ країн ЄС, під часпресконференції за підсумками зустрічі заявив Високий представник ЄС ЖозепБоррель, повідомляє кореспондент Укрінформу.</text:p>
      <text:p text:style-name="P4">
«Коли залежність є надто великою, це створює ризики. Типовим прикладом цього єзалежність від російського <text:a xlink:type="simple" xlink:href="https://www.ukrinform.ua/tag-gaz" text:style-name="Internet_20_link" text:visited-style-name="Visited_20_Internet_20_Link">
 </text:a>
 . Це буларизикована залежність. Ми зробили стратегічну помилку, коли дозволили ційзалежності зростати до настільки великих обсягів», - сказав Високийпредставник ЄС.</text:p>
      <text:p text:style-name="P4">
Він зауважив, що сьогодні ЄС має залежність від Китаю з у процесі цифровоїтрансформації, і ця залежність подекуди є більшою, ніж та, яку ЄС допустив зросією у сфері поставок гідрокарбонатів. яка є більшою, ніж та, яку ми мали зросією у сфері гідрокарбонатів. Це стосується широкого спектру, - від сонячнихпанелей та критичної сировини до специфічних технологій.</text:p>
      <text:p text:style-name="P4">
«Якщо йдеться про можливі обмежувальні заходи (проти китайських компаній –ред.), ми хочемо запобігти обминанню санкцій, та упередити можливість росії,щоб вона не отримувала матеріали подвійного використання, які можутьпідгодовувати її машину війни. Це щось таке, що має цінність для всіх», -додав Жозеп Боррель.</text:p>
      <text:p text:style-name="P4">
<text:span text:style-name="T4">
Читайте також:</text:span>
 <text:a xlink:type="simple" xlink:href="https://www.ukrinform.ua/rubric-polytics/3708521-dla-prodovzenna-normalnih-stosunkiv-z-es-kitaj-mae-perekonati-rf-vijti-z-ukraini-borrel.html" text:style-name="Internet_20_link" text:visited-style-name="Visited_20_Internet_20_Link">
 <text:span text:style-name="T4">
Боррель</text:span>
 </text:a>
</text:p>
      <text:p text:style-name="P4">
Як вже повідомляв Укрінформ, сьогодні у Швеції відбулася неформальна зустрічміністрів закордонних справ країн ЄС, під час якої європейські урядовцірозглянули найважливіші питання зовнішньої політики, включаючи підтримкуУкраїни та визначення стратегії відносин між ЄС і Китаєм.</text:p>
      <text:p text:style-name="P4">
Source: <text:a xlink:type="simple" xlink:href="https://www.ukrinform.ua/rubric-world/3708538-es-dopustiv-pomilku-iz-nadmirnou-zaleznistu-vid-rosii-i-ne-povtorit-ii-z-kitaem-borrel.html" text:style-name="Internet_20_link" text:visited-style-name="Visited_20_Internet_20_Link">
https://www.ukrinform.ua/rubric-world/3708538-es-dopustiv-pomilku-iz-nadmirnou-zaleznistu-vid-rosii-i-ne-povtorit-ii-z-kitaem-borrel.html</text:a>
</text:p>
      <!--NEWS-->
      <text:h text:style-name="P10" text:outline-level="1">
<text:span text:style-name="T4">
Родина майже не бачила мене з 2014 року - Головнокомандувач ЗСУ</text:span>
</text:h>
      <text:p text:style-name="P4">
Authors: Ukrinform (Person)</text:p>
      <text:p text:style-name="P4">
Publisher: Укринформ (Organization)</text:p>
      <text:p text:style-name="P4">
Published Time: 2023-05-12T23:20:00+03:00</text:p>
      <text:p text:style-name="P4">
Modified Time: 2023-05-12T23:20:00+03:00</text:p>
      <text:p text:style-name="P4">
Description: Головнокомандувач Збройних Сил України Валерій Залужний розповів, що через військову службу родина майже не бачила його з 2014 року, тобто від початку російсько-української війни. — Укрінформ.</text:p>
      <text:p text:style-name="P4">
Images: ["<text:a xlink:type="simple" xlink:href="https://static.ukrinform.com/photos/2022_01/thumb_files/630_360_1642423928-188.jpg" text:style-name="Internet_20_link" text:visited-style-name="Visited_20_Internet_20_Link">
630_360_16424...</text:a>
"]</text:p>
      <text:p text:style-name="P4">
Tags: ['ЗСУ', 'Валерій Залужний', 'Війна з росією']</text:p>
      <text:p text:style-name="P4">
Type: Article</text:p>
      <!--METADATA-->
      <text:p text:style-name="P4">
<draw:frame draw:style-name="fr1" draw:name="Image237" text:anchor-type="as-char" svg:width="6.9236in" svg:height="3.956343in" draw:z-index="0">
<draw:image xlink:href="../Images/yкринформ/2023-05-12T23-20-00-03-00/630_360_1642423928-188.jpg" xlink:type="simple" xlink:show="embed" xlink:actuate="onLoad" draw:mime-type="image/jpeg"/>
</draw:frame>
Головнокомандувач Збройних Сил України Валерій Залужний розповів, що черезвійськову службу родина майже не бачила його з 2014 року, тобто від початкуросійсько-української війни.</text:p>
      <text:p text:style-name="P4">
Цим він поділився в інтерв’ю Дмитру Комарову в спецпроєкті « <text:a xlink:type="simple" xlink:href="https://www.youtube.com/watch" text:style-name="Internet_20_link" text:visited-style-name="Visited_20_Internet_20_Link">
</text:a>
», повідомляє Укрінформ.</text:p>
      <text:p text:style-name="P4">
«Родина мене майже не бачила з 2014 року. Розповідав ГоловнокомандувачуЗбройних сил <text:a xlink:type="simple" xlink:href="https://www.ukrinform.ua/tag-ssa" text:style-name="Internet_20_link" text:visited-style-name="Visited_20_Internet_20_Link">
 </text:a>
 про це. Я в липні 2014 рокупоїхав. Повернувся через три місяці на два тижні, потім знову поїхав.Повернувся через 9 місяців… Вони мене не бачили. І звикли до цього, скажімотак», – сказав Головнокомандувач ЗСУ.</text:p>
      <text:p text:style-name="P4">
<text:span text:style-name="T4">
Читайте також:</text:span>
 <text:a xlink:type="simple" xlink:href="https://www.ukrinform.ua/rubric-ato/3708519-zaluznij-rozpoviv-ak-reague-na-ukrainski-vtrati.html" text:style-name="Internet_20_link" text:visited-style-name="Visited_20_Internet_20_Link">
 <text:span text:style-name="T4">
Залужний</text:span>
 </text:a>
</text:p>
      <text:p text:style-name="P4">
Як повідомлялося, російська федерація розпочала вторгнення в Україну у 2014році. Тоді агресору вдалося захопити Крим, а також частину Донецької іЛуганської областей включно з обласними центрами. 24 лютого 2022 року росіярозпочала новий етап війни проти України – повномасштабний наступ.</text:p>
      <text:p text:style-name="P4">
Source: <text:a xlink:type="simple" xlink:href="https://www.ukrinform.ua/rubric-ato/3708539-rodina-majze-ne-bacila-mene-z-2014-roku-golovnokomanduvac-zsu.html" text:style-name="Internet_20_link" text:visited-style-name="Visited_20_Internet_20_Link">
https://www.ukrinform.ua/rubric-ato/3708539-rodina-majze-ne-bacila-mene-z-2014-roku-golovnokomanduvac-zsu.html</text:a>
</text:p>
      <!--NEWS-->
      <text:h text:style-name="P10" text:outline-level="1">
<text:span text:style-name="T4">
Країни Балтії розглядають прискорення плану відключення від енергомережі рф</text:span>
</text:h>
      <text:p text:style-name="P4">
Authors: Ukrinform (Person)</text:p>
      <text:p text:style-name="P4">
Publisher: Укринформ (Organization)</text:p>
      <text:p text:style-name="P4">
Published Time: 2023-05-12T23:22:00+03:00</text:p>
      <text:p text:style-name="P4">
Modified Time: 2023-05-12T23:22:00+03:00</text:p>
      <text:p text:style-name="P4">
Description: Прем'єр-міністри Естонії, Латвії та Литви заявили в п'ятницю, що вони розглядають прискорення плану відключення електроенергії Балтійського регіону від енергосистеми росії. — Укрінформ.</text:p>
      <text:p text:style-name="P4">
Images: ["<text:a xlink:type="simple" xlink:href="https://static.ukrinform.com/photos/2016_10/thumb_files/630_360_1476968470-9364.jpg" text:style-name="Internet_20_link" text:visited-style-name="Visited_20_Internet_20_Link">
630_360_14769...</text:a>
"]</text:p>
      <text:p text:style-name="P4">
Tags: ['Економіка', 'Енергетика', 'Країни Балтії', '#stoprussia']</text:p>
      <text:p text:style-name="P4">
Type: Article</text:p>
      <!--METADATA-->
      <text:p text:style-name="P4">
<draw:frame draw:style-name="fr1" draw:name="Image238" text:anchor-type="as-char" svg:width="6.9236in" svg:height="3.956343in" draw:z-index="0">
<draw:image xlink:href="../Images/yкринформ/2023-05-12T23-22-00-03-00/630_360_1476968470-9364.jpg" xlink:type="simple" xlink:show="embed" xlink:actuate="onLoad" draw:mime-type="image/jpeg"/>
</draw:frame>
 Прем'єр-міністри Естонії, Латвії та Литви заявили в п'ятницю, що вони розглядаютьприскорення плану відключення електроенергії Балтійського регіону віденергосистеми росії.</text:p>
      <text:p text:style-name="P4">
Про це повідомляє <text:a xlink:type="simple" xlink:href="https://www.theguardian.com/world/live/2023/may/12/russia-ukraine-war-live-moscow-denies-wagner-claims-of-bakhmut-breakthrough-by-ukraine#top-of-blog" text:style-name="Internet_20_link" text:visited-style-name="Visited_20_Internet_20_Link">
</text:a>
 ,передає Укрінформ.</text:p>
      <text:p text:style-name="P4">
«Сьогодні ми домовилися продовжити дискусії про прискорення, як тількизавершимо всі наші дослідження», – заявила прем'єр-міністр Естонії Кая Калласна спільній пресконференції зі своїми латвійським і литовською колегамиКріш'янісом Каріньшем та Інгрідою Шимоніте.</text:p>
      <text:p text:style-name="P4">
«Технічні дослідження, особливо виробничих потужностей та <text:span text:style-name="T4">
<text:a xlink:type="simple" xlink:href="https://www.ukrinform.ua/tag-energetika" text:style-name="Internet_20_link" text:visited-style-name="Visited_20_Internet_20_Link">
</text:a>
 </text:span>
 кризи, дозволять нам уточнитидеталі та точні терміни цього процесу», — додала Каллас.</text:p>
      <text:p text:style-name="P4">
Як повідомляв Укрінформ, в березні минулого року країни Балтії уклали угодупро від'єднання від російської мережі електропостачання з подальшоюсинхронізацією країн Балтії з європейською мережею раніше 2025 року.</text:p>
      <text:p text:style-name="P4">
<text:span text:style-name="T4">
Читайте також:</text:span>
 <text:span text:style-name="T4">
<text:a xlink:type="simple" xlink:href="https://www.ukrinform.ua/rubric-world/3700915-rf-spodivaetsa-vidnoviti-vpliv-na-kraini-baltii-opriludneni-strategicni-plani-do-2030-roku.html" text:style-name="Internet_20_link" text:visited-style-name="Visited_20_Internet_20_Link">
 </text:a>
 </text:span>
</text:p>
      <text:p text:style-name="P4">
Минулого місяця Литва уперше в історії повністю відключилася від російськоїелектромережі в режимі тестування, яке тривало 10 годин, електропостачаннявелося за рахунок місцевих електростанцій, а також імпорту з Польщі та Швеції.</text:p>
      <text:p text:style-name="P4">
Source: <text:a xlink:type="simple" xlink:href="https://www.ukrinform.ua/rubric-economy/3708247-kraini-baltii-rozgladaut-priskorenna-planu-vidklucenna-vid-energomerezi-rf.html" text:style-name="Internet_20_link" text:visited-style-name="Visited_20_Internet_20_Link">
https://www.ukrinform.ua/rubric-economy/3708247-kraini-baltii-rozgladaut-priskorenna-planu-vidklucenna-vid-energomerezi-rf.html</text:a>
</text:p>
      <!--NEWS-->
      <text:h text:style-name="P10" text:outline-level="1">
<text:span text:style-name="T4">
Залужний: Загарбники зробили велику помилку, розмістивши на Зміїному гарнізон</text:span>
</text:h>
      <text:p text:style-name="P4">
Authors: Ukrinform (Person)</text:p>
      <text:p text:style-name="P4">
Publisher: Укринформ (Organization)</text:p>
      <text:p text:style-name="P4">
Published Time: 2023-05-12T23:26:00+03:00</text:p>
      <text:p text:style-name="P4">
Modified Time: 2023-05-12T23:26:00+03:00</text:p>
      <text:p text:style-name="P4">
Description: Острів Зміїний наразі не має стратегічного значення, як вузол оборони, однак розміщене на ньому в період російської окупації вороже озброєння могло загрожувати іншій території України й ускладнити роботу української авіації. — Укрінформ.</text:p>
      <text:p text:style-name="P4">
Images: ["<text:a xlink:type="simple" xlink:href="https://static.ukrinform.com/photos/2021_08/thumb_files/630_360_1628521055-220.jpeg" text:style-name="Internet_20_link" text:visited-style-name="Visited_20_Internet_20_Link">
630_360_16285...</text:a>
"]</text:p>
      <text:p text:style-name="P4">
Tags: ['Валерій Залужний', 'Острів Зміїний', 'Війна з росією']</text:p>
      <text:p text:style-name="P4">
Type: Article</text:p>
      <!--METADATA-->
      <text:p text:style-name="P4">
<draw:frame draw:style-name="fr1" draw:name="Image239" text:anchor-type="as-char" svg:width="6.9236in" svg:height="3.956343in" draw:z-index="0">
<draw:image xlink:href="../Images/yкринформ/2023-05-12T23-26-00-03-00/630_360_1628521055-220.jpeg" xlink:type="simple" xlink:show="embed" xlink:actuate="onLoad" draw:mime-type="image/jpeg"/>
</draw:frame>
 ОстрівЗміїний наразі не має стратегічного значення, як вузол оборони, однакрозміщене на ньому в період російської окупації вороже озброєння моглозагрожувати іншій території України й ускладнити роботу української авіації.</text:p>
      <text:p text:style-name="P4">
Про це розповів Головнокомандувач Збройних Сил України Валерій Залужний вінтерв’ю Дмитру Комарову в спецпроєкті «Рік. За кадром. Генерал», якетранслювалося в ефірі телеканалу «1+1», повідомляє Укрінформ.</text:p>
      <text:p text:style-name="P4">
«Чи має він (Зміїний – ред.) стратегічне значення, як вузол оборони? Я сказавби, що на сьогодні - ні. Тому росіяни зробили дуже величезну помилку, колипозатягували туди людей, позатягували туди гармати, позатягували туди ракети ідумали, що вони там організують військовий гарнізон і він там існуватиме. Цейвійськовий гарнізон відомо скільки проіснував. Але робити так, щоб противникатам не було, це була наша задача. Чому? Тому що засоби ППО, які росіяни тамставили, вони досить серйозно перекривали собою територію України. Ракети ППОмогли долітати на досить значну територію, що ускладнювало дії нашої авіації»,- зазначив Залужний.</text:p>
      <text:p text:style-name="P4">
<text:span text:style-name="T4">
Читайте також:</text:span>
 <text:span text:style-name="T4">
<text:a xlink:type="simple" xlink:href="https://www.ukrinform.ua/rubric-ato/3708533-zaluznij-po-zatoplenna-moskvi-obovazkovo-doberemosa-i-do-resti-pitanna-casu.html" text:style-name="Internet_20_link" text:visited-style-name="Visited_20_Internet_20_Link">
 </text:a>
 </text:span>
</text:p>
      <text:p text:style-name="P4">
Як повідомлялося, <text:span text:style-name="T4">
<text:a xlink:type="simple" xlink:href="https://www.ukrinform.ua/tag-ostriv-zmiinij" text:style-name="Internet_20_link" text:visited-style-name="Visited_20_Internet_20_Link">
 </text:a>
 </text:span>
 бувзахоплений російськими загарбниками у перший день повномасштабного вторгненняв Україну, 24 лютого 2022 року.</text:p>
      <text:p text:style-name="P4">
30 червня 2022 року ворог у результаті дій сил оборони України залишив острів.</text:p>
      <text:p text:style-name="P4">
Source: <text:a xlink:type="simple" xlink:href="https://www.ukrinform.ua/rubric-ato/3708542-zagarbniki-zrobili-veliku-pomilku-rozmistivsi-na-zmiinomu-garnizon-zaluznij.html" text:style-name="Internet_20_link" text:visited-style-name="Visited_20_Internet_20_Link">
https://www.ukrinform.ua/rubric-ato/3708542-zagarbniki-zrobili-veliku-pomilku-rozmistivsi-na-zmiinomu-garnizon-zaluznij.html</text:a>
</text:p>
      <!--NEWS-->
      <text:h text:style-name="P10" text:outline-level="1">
<text:span text:style-name="T4">
СБУ затримала двох жителів Краматорська, які наводили російські ракети на локації ЗСУ</text:span>
</text:h>
      <text:p text:style-name="P4">
Authors: Ukrinform (Person)</text:p>
      <text:p text:style-name="P4">
Publisher: Укринформ (Organization)</text:p>
      <text:p text:style-name="P4">
Published Time: 2023-05-12T23:33:00+03:00</text:p>
      <text:p text:style-name="P4">
Modified Time: 2023-05-12T23:33:00+03:00</text:p>
      <text:p text:style-name="P4">
Description: Служба безпеки під час контрдиверсійних заходів у прифронтових районах Донецької області затримала двох мешканців Краматорська, які передавали окупантам локації Сил оборони. — Укрінформ.</text:p>
      <text:p text:style-name="P4">
Images: ["<text:a xlink:type="simple" xlink:href="https://static.ukrinform.com/photos/2023_05/thumb_files/630_360_1683888100-961.jpeg" text:style-name="Internet_20_link" text:visited-style-name="Visited_20_Internet_20_Link">
630_360_16838...</text:a>
", "<text:a xlink:type="simple" xlink:href="https://static.ukrinform.com/photos/2023_05/1683888100-903.jpeg" text:style-name="Internet_20_link" text:visited-style-name="Visited_20_Internet_20_Link">
1683888100-90...</text:a>
", "<text:a xlink:type="simple" xlink:href="https://static.ukrinform.com/photos/2023_05/1683888101-287.jpeg" text:style-name="Internet_20_link" text:visited-style-name="Visited_20_Internet_20_Link">
1683888101-28...</text:a>
", "<text:a xlink:type="simple" xlink:href="https://static.ukrinform.com/photos/2023_05/1683888101-625.jpeg" text:style-name="Internet_20_link" text:visited-style-name="Visited_20_Internet_20_Link">
1683888101-62...</text:a>
"]</text:p>
      <text:p text:style-name="P4">
Tags: ['Бахмут', 'Краматорськ', 'СБУ', 'Шпигун', 'Затримання', 'Війна з росією']</text:p>
      <text:p text:style-name="P4">
Type: Article</text:p>
      <!--METADATA-->
      <text:p text:style-name="P4">
<draw:frame draw:style-name="fr1" draw:name="Image240" text:anchor-type="as-char" svg:width="6.9236in" svg:height="3.956343in" draw:z-index="0">
<draw:image xlink:href="../Images/yкринформ/2023-05-12T23-33-00-03-00/630_360_1683888100-961.jpeg" xlink:type="simple" xlink:show="embed" xlink:actuate="onLoad" draw:mime-type="image/jpeg"/>
</draw:frame>
 Службабезпеки під час контрдиверсійних заходів у прифронтових районах Донецькоїобласті затримала двох мешканців Краматорська, які передавали окупантамлокації Сил оборони.</text:p>
      <text:p text:style-name="P4">
Про це повідомляє СБУ у <text:a xlink:type="simple" xlink:href="https://t.me/SBUkr/8294" text:style-name="Internet_20_link" text:visited-style-name="Visited_20_Internet_20_Link">
 </text:a>
 <text:a xlink:type="simple" xlink:href="https://t.me/SBUkr/8294" text:style-name="Internet_20_link" text:visited-style-name="Visited_20_Internet_20_Link">
</text:a>
 , передає Укрінформ.</text:p>
      <text:p text:style-name="P4">
<draw:frame draw:style-name="fr1" draw:name="Image241" text:anchor-type="as-char" svg:width="6.6625in" svg:height="10.0in" draw:z-index="0">
<draw:image xlink:href="../Images/yкринформ/2023-05-12T23-33-00-03-00/1683888100-903.jpeg" xlink:type="simple" xlink:show="embed" xlink:actuate="onLoad" draw:mime-type="image/jpeg"/>
</draw:frame>
</text:p>
      <text:p text:style-name="P4">
"Особливу увагу вони звертали на місця базування і маршрути переміщенняпідрозділів ЗСУ та Держприкордонслужби на Бахмутському напрямку. СпівробітникиСБУ затримали обох зловмисників під час виконання ними ворожого завдання", -йдеться у повідомленні.</text:p>
      <text:p text:style-name="P4">
<draw:frame draw:style-name="fr1" draw:name="Image242" text:anchor-type="as-char" svg:width="6.6625in" svg:height="10.0in" draw:z-index="0">
<draw:image xlink:href="../Images/yкринформ/2023-05-12T23-33-00-03-00/1683888101-287.jpeg" xlink:type="simple" xlink:show="embed" xlink:actuate="onLoad" draw:mime-type="image/jpeg"/>
</draw:frame>
</text:p>
      <text:p text:style-name="P4">
За даними слідства, один із зловмисників збирав розвіддані та передавав їхспільнику, який адміністрував проросійську групу у Телеграмі і був «назв’язку» з бойовиком окупаційного <text:a xlink:type="simple" xlink:href="https://www.ukrinform.ua/tag-rosijski-vijskovi" text:style-name="Internet_20_link" text:visited-style-name="Visited_20_Internet_20_Link">
 </text:a>
 на східному фронті.</text:p>
      <text:p text:style-name="P4">
<draw:frame draw:style-name="fr1" draw:name="Image243" text:anchor-type="as-char" svg:width="6.6625in" svg:height="10.0in" draw:z-index="0">
<draw:image xlink:href="../Images/yкринформ/2023-05-12T23-33-00-03-00/1683888101-625.jpeg" xlink:type="simple" xlink:show="embed" xlink:actuate="onLoad" draw:mime-type="image/jpeg"/>
</draw:frame>
</text:p>
      <text:p text:style-name="P4">
Розвідінформація потрібна була загарбникам для підготовки прицільних ракетнихударів по Краматорському району, наголосили у спецслужбі.</text:p>
      <text:p text:style-name="P4">
<text:span text:style-name="T4">
Читайте також:</text:span>
 <text:a xlink:type="simple" xlink:href="https://www.ukrinform.ua/rubric-regions/3708072-sbu-zibrala-dokazi-proti-glavi-lisicanska-i-se-sistoh-okupacijnih-nacalnikiv-u-lnr.html" text:style-name="Internet_20_link" text:visited-style-name="Visited_20_Internet_20_Link">
 <text:span text:style-name="T4">
СБУ</text:span>
 </text:a>
</text:p>
      <text:p text:style-name="P4">
Під час обшуків за адресами проживання фігурантів виявлено мобільні телефони,які вони використовували для комунікації з агресором через месенджер.</text:p>
      <text:p text:style-name="P4">
Слідчі СБУ повідомили одному із затриманих про підозру за ч. 2 ст. 114-2Кримінального кодексу України (поширення інформації про переміщення, рух аборозташування ЗСУ за можливості їх ідентифікації на місцевості, вчинене вумовах воєнного стану).</text:p>
      <text:p text:style-name="P4">
Дії адміністратора прокремлівської інтернет-групи кваліфіковано за ч. 7 ст.111-1 Кримінального кодексу України (колабораційна діяльність).</text:p>
      <text:p text:style-name="P4">
<text:span text:style-name="T4">
Читайте також:</text:span>
 <text:a xlink:type="simple" xlink:href="https://www.ukrinform.ua/rubric-regions/3707621-sbu-zatrimala-koriguvalnika-rosijskogo-raketnogo-udaru-po-bagatopoverhivci-v-mikolaevi.html" text:style-name="Internet_20_link" text:visited-style-name="Visited_20_Internet_20_Link">
 <text:span text:style-name="T4">
СБУ</text:span>
 </text:a>
</text:p>
      <text:p text:style-name="P4">
Наразі обидва перебувають під вартою.</text:p>
      <text:p text:style-name="P4">
Триває розслідування для встановлення всіх обставин злочину і притягненнявинних до відповідальності.</text:p>
      <text:p text:style-name="P4">
Як повідомлялося, СБУ сформувала доказову базу щодо сімох колаборантів, якіобіймають керівні посади у ворожих «адміністраціях» на Луганщині.</text:p>
      <text:p text:style-name="P4">
<text:span text:style-name="T5">
Фото: СБУ</text:span>
</text:p>
      <text:p text:style-name="P4">
Source: <text:a xlink:type="simple" xlink:href="https://www.ukrinform.ua/rubric-ato/3708244-sbu-zatrimala-dvoh-ziteliv-kramatorska-aki-navodili-rosijski-raketi-na-lokacii-zsu.html" text:style-name="Internet_20_link" text:visited-style-name="Visited_20_Internet_20_Link">
https://www.ukrinform.ua/rubric-ato/3708244-sbu-zatrimala-dvoh-ziteliv-kramatorska-aki-navodili-rosijski-raketi-na-lokacii-zsu.html</text:a>
</text:p>
      <!--NEWS-->
      <text:h text:style-name="P10" text:outline-level="1">
<text:span text:style-name="T4">
Робота над створенням ідеальної української армії попри війну триває</text:span>
</text:h>
      <text:p text:style-name="P4">
Authors: Ukrinform (Person)</text:p>
      <text:p text:style-name="P4">
Publisher: Укринформ (Organization)</text:p>
      <text:p text:style-name="P4">
Published Time: 2023-05-12T23:37:00+03:00</text:p>
      <text:p text:style-name="P4">
Modified Time: 2023-05-12T23:37:00+03:00</text:p>
      <text:p text:style-name="P4">
Description: Головнокомандувач ЗСУ Валерій Залужний чітко уявляє якою має бути ідеальна українська армія і робота над її створенням вже ведеться, попри війну. — Укрінформ.</text:p>
      <text:p text:style-name="P4">
Images: ["<text:a xlink:type="simple" xlink:href="https://static.ukrinform.com/photos/2022_11/thumb_files/630_360_1667842072-780.jpg" text:style-name="Internet_20_link" text:visited-style-name="Visited_20_Internet_20_Link">
630_360_16678...</text:a>
"]</text:p>
      <text:p text:style-name="P4">
Tags: ['Армія', 'ЗСУ', 'Валерій Залужний', 'Війна з росією']</text:p>
      <text:p text:style-name="P4">
Type: Article</text:p>
      <!--METADATA-->
      <text:p text:style-name="P4">
<draw:frame draw:style-name="fr1" draw:name="Image244" text:anchor-type="as-char" svg:width="6.9236in" svg:height="3.956343in" draw:z-index="0">
<draw:image xlink:href="../Images/yкринформ/2023-05-12T23-37-00-03-00/630_360_1667842072-780.jpg" xlink:type="simple" xlink:show="embed" xlink:actuate="onLoad" draw:mime-type="image/jpeg"/>
</draw:frame>
Головнокомандувач ЗСУ Валерій Залужний чітко уявляє якою має бути ідеальнаукраїнська армія і робота над її створенням вже ведеться, попри війну.</text:p>
      <text:p text:style-name="P4">
Як передає Укрінформ, про це він сказав в інтерв’ю спецпроєкту Дмитра Комарова<text:a xlink:type="simple" xlink:href="https://www.youtube.com/watch" text:style-name="Internet_20_link" text:visited-style-name="Visited_20_Internet_20_Link">
</text:a>
, відповідаючи на питання якою має бути ідеальна українська армія.</text:p>
      <text:p text:style-name="P4">
«У мене є таке бачення і воно опрацьоване, і зараз ми вже навіть почалирозглядати ці варіанти, в тому числі, і в комітеті національної безпеки іоборони. Повір мені, нам допомагають наші партнери оцінювати ризики, будуватимайбутні спроможності. Воно все для мене - картинка чітко ясна як воно маєбути. І ще така особливість, що паралельно з тим, як ми ведемо боротьбу знашим <text:a xlink:type="simple" xlink:href="https://www.ukrinform.ua/tag-rosia" text:style-name="Internet_20_link" text:visited-style-name="Visited_20_Internet_20_Link">
 </text:a>
 , потрібно працювати і над цимпитанням, тому що дуже важко змінювати законодавство, змінювати функціонал тоїчи іншої структури. Це величезна робота і її треба вже зараз проводити. Такамоя особиста думка», - зазначив Залужний.</text:p>
      <text:p text:style-name="P4">
Головнокомандувач також зауважив, що на сьогодні головним питанням є питанняресурсів, адже саме від нього залежить ситуація на полі бою.</text:p>
      <text:p text:style-name="P4">
«Нам допомагає увесь цивілізований західний світ. Це нам допомагаєпідтримувати баланс, надавати нам сили, щоб ми могли себе перш за всезахистити», - зазначив Залужний.</text:p>
      <text:p text:style-name="P4">
<text:span text:style-name="T4">
Читайте також:</text:span>
 <text:a xlink:type="simple" xlink:href="https://www.ukrinform.ua/rubric-ato/3708532-zaluznij-akso-znajdu-predstavnika-radanskoi-armii-v-ukrainskij-dovgo-rozbiratisa-ne-budu.html" text:style-name="Internet_20_link" text:visited-style-name="Visited_20_Internet_20_Link">
 <text:span text:style-name="T4">
Залужний</text:span>
 </text:a>
</text:p>
      <text:p text:style-name="P4">
Як повідомляв <text:a xlink:type="simple" xlink:href="https://www.ukrinform.ua/rubric-ato/3705640-zaluznij-poinformuvav-milli-pro-pidgotovku-armii-do-zvilnenna-ukrainskih-teritorij.html" text:style-name="Internet_20_link" text:visited-style-name="Visited_20_Internet_20_Link">
 </text:a>
 , Головнокомандувач ЗСУ Валерій Залужний поінформував головуОб’єднаного комітету начальників штабів США генерала Марка Міллі пропідготовку армії до звільнення українських територій.</text:p>
      <text:p text:style-name="P4">
Source: <text:a xlink:type="simple" xlink:href="https://www.ukrinform.ua/rubric-ato/3708541-robota-nad-stvorennam-idealnoi-ukrainskoi-armii-trivae-popri-vijnu-zaluznij.html" text:style-name="Internet_20_link" text:visited-style-name="Visited_20_Internet_20_Link">
https://www.ukrinform.ua/rubric-ato/3708541-robota-nad-stvorennam-idealnoi-ukrainskoi-armii-trivae-popri-vijnu-zaluznij.html</text:a>
</text:p>
      <!--NEWS-->
      <text:h text:style-name="P10" text:outline-level="1">
<text:span text:style-name="T4">
В ООН очікують на швидке поновлення переговорів про припинення вогню у Судані</text:span>
</text:h>
      <text:p text:style-name="P4">
Authors: Ukrinform (Person)</text:p>
      <text:p text:style-name="P4">
Publisher: Укринформ (Organization)</text:p>
      <text:p text:style-name="P4">
Published Time: 2023-05-12T23:43:00+03:00</text:p>
      <text:p text:style-name="P4">
Modified Time: 2023-05-12T23:43:00+03:00</text:p>
      <text:p text:style-name="P4">
Description: Високопоставлений представник ООН заявив у п'ятницю, що переговори про припинення вогню в Судані відновляться в найближчі день-два, і описав зміну в позиції воюючих сторін, яка може зробити їх більш схильними до дотримання будь-якої майбутньої угоди. — Укрінформ.</text:p>
      <text:p text:style-name="P4">
Images: ["<text:a xlink:type="simple" xlink:href="https://static.ukrinform.com/photos/2023_04/thumb_files/630_360_1681626756-721.jpg" text:style-name="Internet_20_link" text:visited-style-name="Visited_20_Internet_20_Link">
630_360_16816...</text:a>
"]</text:p>
      <text:p text:style-name="P4">
Tags: ['ООН', 'Переговори', 'Судан']</text:p>
      <text:p text:style-name="P4">
Type: Article</text:p>
      <!--METADATA-->
      <text:p text:style-name="P4">
<draw:frame draw:style-name="fr1" draw:name="Image245" text:anchor-type="as-char" svg:width="6.9236in" svg:height="3.956343in" draw:z-index="0">
<draw:image xlink:href="../Images/yкринформ/2023-05-12T23-43-00-03-00/630_360_1681626756-721.jpg" xlink:type="simple" xlink:show="embed" xlink:actuate="onLoad" draw:mime-type="image/jpeg"/>
</draw:frame>
Високопоставлений представник ООН заявив у п'ятницю, що переговори проприпинення вогню в Судані відновляться в найближчі день-два, і описав зміну впозиції воюючих сторін, яка може зробити їх більш схильними до дотриманнябудь-якої майбутньої угоди.</text:p>
      <text:p text:style-name="P4">
Як передає Укрінформ, про це повідомляє <text:a xlink:type="simple" xlink:href="https://www.reuters.com/world/africa/un-envoy-expects-quick-resumption-sudan-ceasefire-talks-2023-05-12/" text:style-name="Internet_20_link" text:visited-style-name="Visited_20_Internet_20_Link">
</text:a>
 .</text:p>
      <text:p text:style-name="P4">
Пізно ввечері в четвер суданські військові угруповання підписали обмеженуугоду про захист цивільного населення і надання гуманітарної допомоги післятижневих переговорів у Саудівській Аравії, але прихильність до миру не булапродемонстрована, і в п'ятницю бойові дії продовжилися.</text:p>
      <text:p text:style-name="P4">
Спеціальний представник ООН у <text:a xlink:type="simple" xlink:href="https://www.ukrinform.ua/tag-sudan" text:style-name="Internet_20_link" text:visited-style-name="Visited_20_Internet_20_Link">
 </text:a>
 ВолкерПертес заявив, що після цього він розмовляв з однією зі сторін і отримавзапевнення в їхній готовності продовжувати переговори. В ООН очікують, щопереговори про припинення вогню розпочнуться знову в найближчі два дні.Технічно це не повинно зайняти багато часу.</text:p>
      <text:p text:style-name="P4">
<text:span text:style-name="T4">
Читайте також:</text:span>
 <text:span text:style-name="T4">
<text:a xlink:type="simple" xlink:href="https://www.ukrinform.ua/rubric-world/3706992-u-sudani-kilkist-bizenciv-zrosla-do-700-tisac-oon.html" text:style-name="Internet_20_link" text:visited-style-name="Visited_20_Internet_20_Link">
 </text:a>
 </text:span>
</text:p>
      <text:p text:style-name="P4">
"Обидві сторони зрозуміли, що навіть якщо вони переможуть, це не буде швидкаперемога. І що затяжна, довга війна може завдати шкоди всій країні, і тодібуде не так багато виграшу. Ви можете втратити країну, навіть якщо виграєтебитву", - сказав він.</text:p>
      <text:p text:style-name="P4">
Як повідомляв Укрінформ, _<text:span text:style-name="T4">
<text:a xlink:type="simple" xlink:href="https://www.ukrinform.ua/rubric-world/3708098-storoni-konfliktu-v-sudani-pogodilisa-zahisati-civilne-naselenna.html" text:style-name="Internet_20_link" text:visited-style-name="Visited_20_Internet_20_Link">
 </text:a>
 </text:span>
 _ взяли на себе зобов'язання захищати цивільне населення ірух гуманітарної допомоги, але не домовилися про припинення вогню.</text:p>
      <text:p text:style-name="P4">
<text:span text:style-name="T5">
Фото: AA</text:span>
</text:p>
      <text:p text:style-name="P4">
Source: <text:a xlink:type="simple" xlink:href="https://www.ukrinform.ua/rubric-world/3708397-v-oon-ocikuut-na-svidke-ponovlenna-peregovoriv-pro-pripinenna-vognu-u-sudani.html" text:style-name="Internet_20_link" text:visited-style-name="Visited_20_Internet_20_Link">
https://www.ukrinform.ua/rubric-world/3708397-v-oon-ocikuut-na-svidke-ponovlenna-peregovoriv-pro-pripinenna-vognu-u-sudani.html</text:a>
</text:p>
      <!--NEWS-->
      <text:h text:style-name="P10" text:outline-level="1">
<text:span text:style-name="T4">
Залужний: Перемога України - це однозначно звільнення всіх окупованих територій</text:span>
</text:h>
      <text:p text:style-name="P4">
Authors: Ukrinform (Person)</text:p>
      <text:p text:style-name="P4">
Publisher: Укринформ (Organization)</text:p>
      <text:p text:style-name="P4">
Published Time: 2023-05-12T23:47:00+03:00</text:p>
      <text:p text:style-name="P4">
Modified Time: 2023-05-12T23:47:00+03:00</text:p>
      <text:p text:style-name="P4">
Description: Перемога України – це однозначно звільнення усієї окупованої території України. — Укрінформ.</text:p>
      <text:p text:style-name="P4">
Images: ["<text:a xlink:type="simple" xlink:href="https://static.ukrinform.com/photos/2022_08/thumb_files/630_360_1659877197-816.jpeg" text:style-name="Internet_20_link" text:visited-style-name="Visited_20_Internet_20_Link">
630_360_16598...</text:a>
"]</text:p>
      <text:p text:style-name="P4">
Tags: ['Агресія РФ', 'Валерій Залужний', 'Війна з росією']</text:p>
      <text:p text:style-name="P4">
Type: Article</text:p>
      <!--METADATA-->
      <text:p text:style-name="P4">
<draw:frame draw:style-name="fr1" draw:name="Image246" text:anchor-type="as-char" svg:width="6.9236in" svg:height="3.956343in" draw:z-index="0">
<draw:image xlink:href="../Images/yкринформ/2023-05-12T23-47-00-03-00/630_360_1659877197-816.jpeg" xlink:type="simple" xlink:show="embed" xlink:actuate="onLoad" draw:mime-type="image/jpeg"/>
</draw:frame>
 ПеремогаУкраїни – це однозначно звільнення усієї окупованої території України.</text:p>
      <text:p text:style-name="P4">
Про це Головнокомандувач Збройних Сил України Валерій Залужний сказав в <text:a xlink:type="simple" xlink:href="https://www.youtube.com/watch" text:style-name="Internet_20_link" text:visited-style-name="Visited_20_Internet_20_Link">
</text:a>
 спецпроєкту Дмитра Комарова«Рік. За кадром», передає Укрінформ.</text:p>
      <text:p text:style-name="P4">
«Наша перемога однозначно – звільнення усієї окупованої території України. Всятериторія має бути звільна. Але цього замало. Україна як держава має зробитиусе, щоб все що відбулась і розпочалось 24 лютого ніколи не повторилось. Цемає бути відбудована така військова інституція, яка ніколи не дасть можливістьросіянам повторити все», - сказав він.</text:p>
      <text:p text:style-name="P4">
<text:span text:style-name="T4">
Читайте також:</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Головнокомандувач Збройних Сил зауважив, що перемога - це не лише звільненатериторія, а потужна надсучасна боєздатна армія. І світова історія знаєдержави, які демонструють іншим, що їх краще не чіпати. «Держава Україна маєстати саме такою державою». На уточнююче запитання Залужний зауважив, що мовайде про Ізраїль.</text:p>
      <text:p text:style-name="P4">
Він також запевнив, що Україна знає, що потрібно для звільнення від російськихзагарбників Криму, Донеччини, Луганщини, але наголошує на великому обсязіроботи, який швидко не зробити.</text:p>
      <text:p text:style-name="P4">
«Ми знаємо, що потрібно для того, щоб звільнити Крим, що потрібно для того,щоб звільнити Донецьку область, Луганську область. Але це дуже великий обсягроботи, який швидко не зробиться», - сказав Залужний.</text:p>
      <text:p text:style-name="P4">
<text:span text:style-name="T4">
Читайте також:</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На уточнююче запитання, чи поверне Україна Крим, Донеччину, Луганщину,Головнокомандувач ЗСУ відповів: «Звісно, обовязково!».</text:p>
      <text:p text:style-name="P4">
Він додав, що саме про повернення додому, про відбудову шкіл йому у листахпишуть діти.</text:p>
      <text:p text:style-name="P4">
«Тому ми це зробимо обов’язково, для них», - підкреслив <text:span text:style-name="T4">
<text:a xlink:type="simple" xlink:href="https://www.ukrinform.ua/tag-valerij-zaluznij" text:style-name="Internet_20_link" text:visited-style-name="Visited_20_Internet_20_Link">
</text:a>
 </text:span>
 .</text:p>
      <text:p text:style-name="P4">
За його словами, цю війну можна порівняти і з першою та другою світовимивійнами, настільки вона масштабна. Станом на сьогодні лінія фронту для ЗСУ –це 3 тисяч 750 км.</text:p>
      <text:p text:style-name="P4">
«Це дуже багато. Як у другу світову війну. Кількість боєприпасів, яківикористовуються нами і противників повністю співпадає. По кількістю силможливо ще станом на сьогодні ще трошки менше. Але по всім ознакам вже можнаприрівняти(до другої світової – ред.). Я особисто був впевнений, що війнатакого масштабу неможлива у 21 століття», - підкреслив він.</text:p>
      <text:p text:style-name="P4">
<text:span text:style-name="T4">
Читайте також:</text:span>
 <text:span text:style-name="T4">
<text:a xlink:type="simple" xlink:href="https://www.ukrinform.ua/rubric-ato/3708534-zaluznij-kaze-so-ne-peregladav-prognoziv-svidkogo-znisenna-ukraini.html" text:style-name="Internet_20_link" text:visited-style-name="Visited_20_Internet_20_Link">
 </text:a>
 </text:span>
</text:p>
      <text:p text:style-name="P4">
Залужний підкреслив, що наш супротив вразив весь світ «Тепер будь-яка розмоваз західними партнерами починається з того, що вони схиляються перед мужністю ігероїзмом наших солдат, а завершується словами – Слава Україні. Героям слава».</text:p>
      <text:p text:style-name="P4">
Відповідаючи на запитання щодо збільшення рейтингу української армії, яка довійни була у світі на 25 місці, а зараз на 15, Залужний зауважив, що до будь-яких рейтингів ставиться негативно. А професіоналізм нашої армії оцінюють усвіті дуже високо.</text:p>
      <text:p text:style-name="P4">
<text:span text:style-name="T4">
Читайте також:</text:span>
 <text:span text:style-name="T4">
<text:a xlink:type="simple" xlink:href="https://www.ukrinform.ua/rubric-ato/3708541-robota-nad-stvorennam-idealnoi-ukrainskoi-armii-trivae-popri-vijnu-zaluznij.html" text:style-name="Internet_20_link" text:visited-style-name="Visited_20_Internet_20_Link">
 </text:a>
 </text:span>
</text:p>
      <text:p text:style-name="P4">
Як повідомляв Укрінформ, 24 лютого 2022 року російська федерація розпочалановий етап восьмирічної війни проти України – повномасштабний наступ.</text:p>
      <text:p text:style-name="P4">
Source: <text:a xlink:type="simple" xlink:href="https://www.ukrinform.ua/rubric-ato/3708543-zaluznij-peremoga-ukraini-ce-odnoznacno-zvilnenna-vsih-okupovanih-teritorij.html" text:style-name="Internet_20_link" text:visited-style-name="Visited_20_Internet_20_Link">
https://www.ukrinform.ua/rubric-ato/3708543-zaluznij-peremoga-ukraini-ce-odnoznacno-zvilnenna-vsih-okupovanih-teritorij.html</text:a>
</text:p>
      <!--NEWS-->
      <text:h text:style-name="P10" text:outline-level="1">
<text:span text:style-name="T4">
Під час «бавовни» у Луганську був поранений депутат російської думи - ЗМІ</text:span>
</text:h>
      <text:p text:style-name="P4">
Authors: Ukrinform (Person)</text:p>
      <text:p text:style-name="P4">
Publisher: Укринформ (Organization)</text:p>
      <text:p text:style-name="P4">
Published Time: 2023-05-12T23:54:00+03:00</text:p>
      <text:p text:style-name="P4">
Modified Time: 2023-05-12T23:54:00+03:00</text:p>
      <text:p text:style-name="P4">
Description: Після вибухів у Луганську було поранено депутата путінської партії "єдина росія" віктора водолацького.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Депутат', 'Вибух', 'Луганськ', 'Держдума РФ', 'Війна з росією']</text:p>
      <text:p text:style-name="P4">
Type: Article</text:p>
      <!--METADATA-->
      <text:p text:style-name="P4">
<draw:frame draw:style-name="fr1" draw:name="Image247" text:anchor-type="as-char" svg:width="6.9236in" svg:height="3.956343in" draw:z-index="0">
<draw:image xlink:href="../Images/yкринформ/2023-05-12T23-54-00-03-00/630_360_1669987737-966.jpg" xlink:type="simple" xlink:show="embed" xlink:actuate="onLoad" draw:mime-type="image/jpeg"/>
</draw:frame>
 Післявибухів у Луганську було поранено депутата путінської партії "єдина росія"віктора водолацького.</text:p>
      <text:p text:style-name="P4">
Про це передає Укрінформ із посиланням на <text:a xlink:type="simple" xlink:href="https://www.kommersant.ru/doc/5985124" text:style-name="Internet_20_link" text:visited-style-name="Visited_20_Internet_20_Link">
</text:a>
 .</text:p>
      <text:p text:style-name="P4">
"За додатковою інформацією, внаслідок ракетного обстрілу м. Луганськ пораненняотримали шестеро дітей та депутат державної думи рф віктор володацький", -йдеться у повідомленні.</text:p>
      <text:p text:style-name="P4">
<text:span text:style-name="T4">
Читайте також:</text:span>
 <text:span text:style-name="T4">
<text:a xlink:type="simple" xlink:href="https://www.ukrinform.ua/rubric-regions/3708531-fedorov-povidomiv-pro-gucnij-vibuh-u-melitopoli.html" text:style-name="Internet_20_link" text:visited-style-name="Visited_20_Internet_20_Link">
 </text:a>
 </text:span>
</text:p>
      <text:p text:style-name="P4">
водолацький за кілька днів до початку повномасштабного вторгнення він приїхаву тимчасово окупований Луганськ.</text:p>
      <text:p text:style-name="P4">
Як раніше повідомляло агентство, сьогодні у тимчасово окупованому Луганську_<text:span text:style-name="T4">
<text:a xlink:type="simple" xlink:href="https://www.ukrinform.ua/rubric-ato/3708447-u-lugansku-prolunali-vibuhi-zmi-povidomlaut-pro-raketnij-udar-po-naftoshovisu.html" text:style-name="Internet_20_link" text:visited-style-name="Visited_20_Internet_20_Link">
 </text:a>
 </text:span>
 _</text:p>
      <text:p text:style-name="P4">
Source: <text:a xlink:type="simple" xlink:href="https://www.ukrinform.ua/rubric-regions/3708546-pid-cas-bavovni-u-lugansku-buv-poranenij-deputat-rosijskoi-dumi-zmi.html" text:style-name="Internet_20_link" text:visited-style-name="Visited_20_Internet_20_Link">
https://www.ukrinform.ua/rubric-regions/3708546-pid-cas-bavovni-u-lugansku-buv-poranenij-deputat-rosijskoi-dumi-zmi.html</text:a>
</text:p>
      <!--NEWS-->
      <text:h text:style-name="P10" text:outline-level="1">
<text:span text:style-name="T4">
Чемпіонат світу з хокею розпочався перемогами Швеції, Канади, Чехії та США</text:span>
</text:h>
      <text:p text:style-name="P4">
Authors: Ukrinform (Person)</text:p>
      <text:p text:style-name="P4">
Publisher: Укринформ (Organization)</text:p>
      <text:p text:style-name="P4">
Published Time: 2023-05-12T23:59:00+03:00</text:p>
      <text:p text:style-name="P4">
Modified Time: 2023-05-12T23:59:00+03:00</text:p>
      <text:p text:style-name="P4">
Description: На чемпіонаті світу з хокею в Тампере (Фінляндія) та Ризі (Латвія) завершився перший ігровий день. — Укрінформ.</text:p>
      <text:p text:style-name="P4">
Images: ["<text:a xlink:type="simple" xlink:href="https://static.ukrinform.com/photos/2023_05/thumb_files/630_360_1683924894-664.jpg" text:style-name="Internet_20_link" text:visited-style-name="Visited_20_Internet_20_Link">
630_360_16839...</text:a>
"]</text:p>
      <text:p text:style-name="P4">
Tags: ['Чемпіонат світу', 'хокей']</text:p>
      <text:p text:style-name="P4">
Type: Article</text:p>
      <!--METADATA-->
      <text:p text:style-name="P4">
<draw:frame draw:style-name="fr1" draw:name="Image248" text:anchor-type="as-char" svg:width="6.9236in" svg:height="3.956343in" draw:z-index="0">
<draw:image xlink:href="../Images/yкринформ/2023-05-12T23-59-00-03-00/630_360_1683924894-664.jpg" xlink:type="simple" xlink:show="embed" xlink:actuate="onLoad" draw:mime-type="image/jpeg"/>
</draw:frame>
 Начемпіонаті світу з хокею в Тампере (Фінляндія) та Ризі (Латвія) завершивсяперший ігровий день.</text:p>
      <text:p text:style-name="P4">
Збірна Швеції відкрила турнір перемогою над командою Німеччини з рахунком 1:0(0:0, 0:0, 1:0), передає Укрінформ.</text:p>
      <text:p text:style-name="P4">
В інших стартових матчах світової першості Канада розгромила Латвію - 6:0(2:0, 2:0, 2:0), Чехія обіграла Словаччину - 3:2 (3:2, 0:0, 0:0), а збірна СШАздобула вольову перемогу над командою Фінляндії - 4:1 (0:1, 1:0, 3:0).</text:p>
      <text:p text:style-name="P4">
<text:span text:style-name="T4">
Читайте також:</text:span>
 <text:span text:style-name="T4">
<text:a xlink:type="simple" xlink:href="https://www.ukrinform.ua/rubric-sports/3705446-velika-britania-ta-polsa-probilisa-v-elitu-cempionatu-svitu-z-hokeu.html" text:style-name="Internet_20_link" text:visited-style-name="Visited_20_Internet_20_Link">
 </text:a>
 </text:span>
</text:p>
      <text:p text:style-name="P4">
Чемпіонат світу з хокею триватиме до 28 травня.</text:p>
      <text:p text:style-name="P4">
<text:span text:style-name="T5">
Фото: AFP</text:span>
</text:p>
      <text:p text:style-name="P4">
Source: <text:a xlink:type="simple" xlink:href="https://www.ukrinform.ua/rubric-sports/3708544-cempionat-svitu-z-hokeu-rozpocavsa-peremogami-svecii-kanadi-cehii-ta-ssa.html" text:style-name="Internet_20_link" text:visited-style-name="Visited_20_Internet_20_Link">
https://www.ukrinform.ua/rubric-sports/3708544-cempionat-svitu-z-hokeu-rozpocavsa-peremogami-svecii-kanadi-cehii-ta-ssa.html</text:a>
</text:p>
      <!--NEWS-->
      <text:h text:style-name="P10" text:outline-level="1">
<text:span text:style-name="T4">
Обійняла керівну посаду під час окупації Харківщини — правоохоронці викрили місцеву жительку</text:span>
</text:h>
      <text:p text:style-name="P4">
Author: ['АРМІЯINFORM']</text:p>
      <text:p text:style-name="P4">
Time: 2023-05-12T39:00:00-04:00</text:p>
      <text:p text:style-name="P4">
Description: За процесуального керівництва Ізюмської окружної прокуратури Харківської області жін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668770_254896403730302_3012902011103222876_n.jpg" text:style-name="Internet_20_link" text:visited-style-name="Visited_20_Internet_20_Link">
346668770_254896403730302_3012902011103222876_n.jpg</text:a>
']</text:p>
      <text:p text:style-name="P4">
Tags: ['STOPRUSSIA', 'АГРЕСІЯ РФ']</text:p>
      <text:p text:style-name="P4">
Category: News</text:p>
      <!--METADATA-->
      <text:p text:style-name="P4">
<draw:frame draw:style-name="fr1" draw:name="Image249" text:anchor-type="as-char" svg:width="6.9236in" svg:height="7.856567in" draw:z-index="0">
<draw:image xlink:href="../Images/AРМІЯINFORM/2023-05-12T39-00-00-04-00/346668770_254896403730302_3012902011103222876_n.jpg" xlink:type="simple" xlink:show="embed" xlink:actuate="onLoad" draw:mime-type="image/jpeg"/>
</draw:frame>
</text:p>
      <text:p text:style-name="P4">
За процесуального керівництва Ізюмської окружної прокуратури Харківськоїобласті жінці повідомлено про підозру у колабораційній діяльності (ч. 5 ст.111-1 КК України).</text:p>
      <text:p text:style-name="P4">
Про це<text:a xlink:type="simple" xlink:href="https://www.facebook.com/pgo.gov.ua/posts/pfbid02TZ7vRx6PtK7GLmrPW7uHFAog4XmhyekCyC91Rm2A18LtXQR8Ygm1W6ZVyWLXuGfPl" text:style-name="Internet_20_link" text:visited-style-name="Visited_20_Internet_20_Link">
повідомляє</text:a>
Офіс Генерального прокурора України.</text:p>
      <text:p text:style-name="P4">
За даними слідства, під час окупації м. Ізюм місцева мешканка добровільнопогодилась працювати на нову «владу». Вона обійняла псевдопосаду «начальникауправления труда и социальной политики ВГА Изюмского района».</text:p>
      <text:p text:style-name="P4">
Жінка брала участь у нарадах в окупаційній адміністрації, забезпечувалаприйняття працівників на роботу при окупаційній владі, займалася організацієюроботи адмінбудівлі «Центр соціального захисту населення».</text:p>
      <text:p text:style-name="P4">
За клопотанням прокуратури підозрюваній обрано запобіжний захід у виглядітримання під вартою без права внесення застави.</text:p>
      <text:p text:style-name="P4">
Досудове розслідування — Нацполіція України, оперативний супровід — СБУ.</text:p>
      <text:p text:style-name="P4">
Source: <text:a xlink:type="simple" xlink:href="https://armyinform.com.ua/2023/05/12/obijnyala-kerivnu-posadu-pid-chas-okupacziyi-harkivshhyny-pravoohoronczi-vykryly-misczevu-zhytelku/" text:style-name="Internet_20_link" text:visited-style-name="Visited_20_Internet_20_Link">
https://armyinform.com.ua/2023/05/12/obijnyala-kerivnu-posadu-pid-chas-okupacziyi-harkivshhyny-pravoohoronczi-vykryly-misczevu-zhytelku/</text:a>
</text:p>
      <!--NEWS-->
      <text:h text:style-name="P10" text:outline-level="1">
<text:span text:style-name="T4">
Центр протидії дезінформації повідомив про виявлення ворожих маніпуляцій за добу</text:span>
</text:h>
      <text:p text:style-name="P4">
Author: ['АРМІЯINFORM']</text:p>
      <text:p text:style-name="P4">
Time: 2023-05-12T40:00:00-04:00</text:p>
      <text:p text:style-name="P4">
Description: Центр протидії дезінформації повідомив про це на своїй сторінці у Facebook.    ЦП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452544_601964885198101_7994264688016012829_n.jpg" text:style-name="Internet_20_link" text:visited-style-name="Visited_20_Internet_20_Link">
346452544_601964885198101_7994264688016012829_n.jpg</text:a>
']</text:p>
      <text:p text:style-name="P4">
Tags: ['STOPRUSSIA', 'АГРЕСІЯ РФ']</text:p>
      <text:p text:style-name="P4">
Category: News</text:p>
      <!--METADATA-->
      <text:p text:style-name="P4">
<draw:frame draw:style-name="fr1" draw:name="Image250" text:anchor-type="as-char" svg:width="6.9236in" svg:height="6.9236in" draw:z-index="0">
<draw:image xlink:href="../Images/AРМІЯINFORM/2023-05-12T40-00-00-04-00/346452544_601964885198101_7994264688016012829_n.jpg" xlink:type="simple" xlink:show="embed" xlink:actuate="onLoad" draw:mime-type="image/jpeg"/>
</draw:frame>
</text:p>
      <text:p text:style-name="P4">
Центр протидії дезінформації<text:a xlink:type="simple" xlink:href="https://www.facebook.com/protydiyadezinformatsiyi.cpd/posts/pfbid0354Vfyf8Y9jS9rp1opDhcHdEaHs8DK2ZhmAmvbxrC1KDdtqsTTEM39fhJoUSEZyKRl" text:style-name="Internet_20_link" text:visited-style-name="Visited_20_Internet_20_Link">
повідомив</text:a>
про це на своїй сторінці у Facebook.</text:p>
      <text:p text:style-name="P4">
ЦПД виявив:</text:p>
      <text:p text:style-name="P4">
🔶 Манпуляцію</text:p>
      <text:p text:style-name="P4">
❌ Ворожі TG-канали з посиланням на польське видання Rzeczpospolita написали:«Незабаром Україні, можливо, не лише доведеться задовольнятися скромнимигарантіями безпеки, а й упокоритися територіальним втратам».</text:p>
      <text:p text:style-name="P4">
🔶 Дезінформацію</text:p>
      <text:p text:style-name="P4">
❌ Американське видання The National Interest засудило передачу ППО PatriotСША: «Захист України від повітряного нападу також перешкоджає переговорам,створюючи хибне враження, що повітряну загрозу можна пом’якшувати нескінченно.Чим довше затягується переговорний процес, тим більше українців гине і тимбільше шкоди завдається інфраструктурі України в довгостроковій перспективі».</text:p>
      <text:p text:style-name="P4">
🔶 Маніпуляцію</text:p>
      <text:p text:style-name="P4">
❌ Бразильський журналіст Пепе Ескобар на своїй сторінці у Twitter написав:«…прапори срср і росії заборонені в ЄС. Це означає, що 8 травня 1945 рокуфактично не відбулося. Німецькі танки — із залізними хрестами — повернулися наросійські землі. Вони анонсують «Барбаросса 2.0».</text:p>
      <text:p text:style-name="P4">
Source: <text:a xlink:type="simple" xlink:href="https://armyinform.com.ua/2023/05/12/czpd-povidomyv-pro-vyyavlennya-vorozhyh-manipulyaczij-za-dobu/" text:style-name="Internet_20_link" text:visited-style-name="Visited_20_Internet_20_Link">
https://armyinform.com.ua/2023/05/12/czpd-povidomyv-pro-vyyavlennya-vorozhyh-manipulyaczij-za-dobu/</text:a>
</text:p>
      <!--NEWS-->
      <text:h text:style-name="P10" text:outline-level="1">
<text:span text:style-name="T4">
Як комплекс розмінування Bozena-5 очищує Слобожанщину від вибухонебезпечних предметів</text:span>
</text:h>
      <text:p text:style-name="P4">
Author: ['АРМІЯINFORM']</text:p>
      <text:p text:style-name="P4">
Time: 2023-05-12T41:00:00-04:00</text:p>
      <text:p text:style-name="P4">
Description: Завдяки машині розмінування Bozena-5 у багатьох населених пунктах Харківщини б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Завдяки машині розмінування Bozena-5 у багатьох населених пунктах Харківщинибуло відновлене електропостачання. Її використовують саме на місцях, щопотребують негайного розмінування, наприклад, території, де є лініїелектропередач. Так, бойовий розрахунок цієї машини вже очистив від ВНП надеокупованих територіях громад Слобожанщини 215,639 км ЛЕП.</text:p>
      <text:p text:style-name="P4">
Про це <text:a xlink:type="simple" xlink:href="https://www.facebook.com/watch/" text:style-name="Internet_20_link" text:visited-style-name="Visited_20_Internet_20_Link">
повідомляє</text:a>
Командування Сил підтримки Збройних Сил України.</text:p>
      <text:p text:style-name="P4">
Представник управління інженерних військ Командування Сил підтримки ЗбройнихСил України розповів про досвід використання машини розмінування Bozena-5, якунадала для України словацька компанія WAY INDUSTRY.</text:p>
      <text:p text:style-name="P4">
— Ця машина рятує життя саперам, вони не йдуть першими, а фактично підбираютьзалишки. Вона ефективна та швидка, і якщо говорити з контексту розмінування,то вона повністю себе виправдовує, — наголосив представник Командування Силпідтримки.</text:p>
      <text:p text:style-name="P4">
ДОВІДКОВО: Машина призначена для розмінування потенційно забрудненоївибухонебезпечними предметами території. Може бути використана для очищенняпротитанкових та протипіхотних мінних полів.</text:p>
      <text:p text:style-name="P4">
Будь-який засіб розмінування — це надпотужний внесок у процес очищеннятериторій, тому що він дистанційно-керований, а швидкість проходження сягає 9кілометрів за годину. Комплекс супроводжує група розмінування з 5 людей, з них2 — з металодетекторами, щоб повністю відслідкувати ситуацію, 2 збираютьзалишки, і командир, який контролює процес.</text:p>
      <text:p text:style-name="P4">
— Потрібно розуміти, що ніякий механізований засіб не дає гарантії, що післянього не залишиться вибухонебезпечного предмета. Саме тому за будь-якоюмашиною розмінування слідує група саперів, яка вибирає ці залишки з ґрунту.Тобто основна заслуга Bozena-5 в тому, що вона унеможливлює підрив навибухонебезпечному предметі, хоча і залишає в ґрунті вибухові речовини таметалеві частини. Також відіграє роль, який тип робочого органузастосовується: ланцюговий чи бойковий. В останньому жорсткі бойковіконструкції, які приводять міну чи будь-який інший ВНП в дію або розбивають нашматки, які являють собою залишки вибухонебезпечної речовини, — зауваживпредставник Сил підтримки.</text:p>
      <text:p text:style-name="P4">
Проблематика з даними зразками техніки полягає в поки що недостатній базі дляпроведення післягарантійного обслуговування.</text:p>
      <text:p text:style-name="P4">
Але слід зважати й на те, що раніше ця машина не працювала з такою щільністюмінування і з такими засобами, які наразі використовують війська рф. Нині вонапроходить чергове випробування для своїх спроможностей та можливостей, і зарезультатами роботи в Україні компанія-виробник зробить відповідні висновкищодо покращення та модернізації машини.</text:p>
      <text:p text:style-name="P4">
Source: <text:a xlink:type="simple" xlink:href="https://armyinform.com.ua/2023/05/12/yak-kompleks-rozminuvannya-bozena-5-ochyshhuye-slobozhanshhynu-vid-vybuhonebezpechnyh-predmetiv/" text:style-name="Internet_20_link" text:visited-style-name="Visited_20_Internet_20_Link">
https://armyinform.com.ua/2023/05/12/yak-kompleks-rozminuvannya-bozena-5-ochyshhuye-slobozhanshhynu-vid-vybuhonebezpechnyh-predmetiv/</text:a>
</text:p>
      <!--NEWS-->
      <text:h text:style-name="P10" text:outline-level="1">
<text:span text:style-name="T4">
Внаслідок обстрілу Торецька армією рф зазнали поранень 9 громадян</text:span>
</text:h>
      <text:p text:style-name="P4">
Author: ['АРМІЯINFORM']</text:p>
      <text:p text:style-name="P4">
Time: 2023-05-12T42:00:00-04:00</text:p>
      <text:p text:style-name="P4">
Description: За процесуального керівництва Донец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623634_970448174126141_8809982151552904889_n-1.jpg" text:style-name="Internet_20_link" text:visited-style-name="Visited_20_Internet_20_Link">
345623634_970448174126141_8809982151552904889_n-1.jpg</text:a>
', '<text:a xlink:type="simple" xlink:href="https://armyinform.com.ua/wp-content/uploads/2023/05/346451542_585683637000971_730505468187483239_n-150x150.jpg" text:style-name="Internet_20_link" text:visited-style-name="Visited_20_Internet_20_Link">
346451542_585683637000971_730505468187483239_n-150x150.jpg</text:a>
', '<text:a xlink:type="simple" xlink:href="https://armyinform.com.ua/wp-content/uploads/2023/05/346469873_178725125123991_8633795702394735889_n-150x150.jpg" text:style-name="Internet_20_link" text:visited-style-name="Visited_20_Internet_20_Link">
346469873_178725125123991_8633795702394735889_n-150x150.jpg</text:a>
', '<text:a xlink:type="simple" xlink:href="https://armyinform.com.ua/wp-content/uploads/2023/05/346598325_934640547687728_1489023917800267378_n-150x150.jpg" text:style-name="Internet_20_link" text:visited-style-name="Visited_20_Internet_20_Link">
346598325_934640547687728_1489023917800267378_n-150x150.jpg</text:a>
']</text:p>
      <text:p text:style-name="P4">
Tags: ['STOPRUSSIA', 'АГРЕСІЯ РФ']</text:p>
      <text:p text:style-name="P4">
Category: News</text:p>
      <!--METADATA-->
      <text:p text:style-name="P4">
<draw:frame draw:style-name="fr1" draw:name="Image251" text:anchor-type="as-char" svg:width="6.9236in" svg:height="5.1927in" draw:z-index="0">
<draw:image xlink:href="../Images/AРМІЯINFORM/2023-05-12T42-00-00-04-00/345623634_970448174126141_8809982151552904889_n-1.jpg" xlink:type="simple" xlink:show="embed" xlink:actuate="onLoad" draw:mime-type="image/jpeg"/>
</draw:frame>
</text:p>
      <text:p text:style-name="P4">
За процесуального керівництва Донецької обласної прокуратури розпочатодосудове розслідування у кримінальному провадженні за фактом порушення законівта звичаїв війни (ч. 1 ст. 438 КК України).</text:p>
      <text:p text:style-name="P4">
Про це<text:a xlink:type="simple" xlink:href="https://www.facebook.com/pgo.gov.ua/posts/pfbid02qixdaALrWVAHitRUPnRFMBJqHxk2sC6bevRFJogVrHJUNh8eohNBrRT7C1c9RFwjl" text:style-name="Internet_20_link" text:visited-style-name="Visited_20_Internet_20_Link">
повідомляє</text:a>
Офіс Генерального прокурора України.</text:p>
      <text:p text:style-name="P4">
За даними слідства, 11 травня 2023 року війська рф, близько 13:00, з артилеріїобстріляли м. Торецьк, внаслідок чого отримав осколкове поранення 65-річниймісцевий мешканець.</text:p>
      <text:p text:style-name="P4">
Вже через дві години російська армія знову обстріляла цей населений пункт.Цього разу ймовірно з реактивної системи залпового вогню «Смерч».</text:p>
      <text:p text:style-name="P4">
Снаряди окупантів поцілили по житловому кварталу. Поранень різного ступенютяжкості зазнали п’ятеро чоловіків та троє жінок. Серед постраждалих є цілародина — батьки та їх син.</text:p>
      <text:p text:style-name="P4">
Також пошкоджено будинки, господарські споруди, гаражі та автомобіль.</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text:a xlink:type="simple" xlink:href="https://armyinform.com.ua/wp-content/uploads/2023/05/346451542_585683637000971_730505468187483239_n.jpg" text:style-name="Internet_20_link" text:visited-style-name="Visited_20_Internet_20_Link">
<draw:frame draw:style-name="fr1" draw:name="Image252" text:anchor-type="as-char" svg:width="6.9236in" svg:height="6.9236in" draw:z-index="0">
<draw:image xlink:href="../Images/AРМІЯINFORM/2023-05-12T42-00-00-04-00/346451542_585683637000971_730505468187483239_n-150x150.jpg" xlink:type="simple" xlink:show="embed" xlink:actuate="onLoad" draw:mime-type="image/jpeg"/>
</draw:frame>
</text:a>
</text:p>
      <text:p text:style-name="P4">
<text:a xlink:type="simple" xlink:href="https://armyinform.com.ua/wp-content/uploads/2023/05/346469873_178725125123991_8633795702394735889_n.jpg" text:style-name="Internet_20_link" text:visited-style-name="Visited_20_Internet_20_Link">
<draw:frame draw:style-name="fr1" draw:name="Image253" text:anchor-type="as-char" svg:width="6.9236in" svg:height="6.9236in" draw:z-index="0">
<draw:image xlink:href="../Images/AРМІЯINFORM/2023-05-12T42-00-00-04-00/346469873_178725125123991_8633795702394735889_n-150x150.jpg" xlink:type="simple" xlink:show="embed" xlink:actuate="onLoad" draw:mime-type="image/jpeg"/>
</draw:frame>
</text:a>
</text:p>
      <text:p text:style-name="P4">
<text:a xlink:type="simple" xlink:href="https://armyinform.com.ua/wp-content/uploads/2023/05/346598325_934640547687728_1489023917800267378_n.jpg" text:style-name="Internet_20_link" text:visited-style-name="Visited_20_Internet_20_Link">
<draw:frame draw:style-name="fr1" draw:name="Image254" text:anchor-type="as-char" svg:width="6.9236in" svg:height="6.9236in" draw:z-index="0">
<draw:image xlink:href="../Images/AРМІЯINFORM/2023-05-12T42-00-00-04-00/346598325_934640547687728_1489023917800267378_n-150x150.jpg" xlink:type="simple" xlink:show="embed" xlink:actuate="onLoad" draw:mime-type="image/jpeg"/>
</draw:frame>
</text:a>
</text:p>
      <text:p text:style-name="P4">
Source: <text:a xlink:type="simple" xlink:href="https://armyinform.com.ua/2023/05/12/vnaslidok-obstrilu-toreczka-armiyeyu-rf-zaznaly-poranen-9-gromadyan/" text:style-name="Internet_20_link" text:visited-style-name="Visited_20_Internet_20_Link">
https://armyinform.com.ua/2023/05/12/vnaslidok-obstrilu-toreczka-armiyeyu-rf-zaznaly-poranen-9-gromadyan/</text:a>
</text:p>
      <!--NEWS-->
      <text:h text:style-name="P10" text:outline-level="1">
<text:span text:style-name="T4">
Співробітники Центру протимінної діяльності отримали міжнародні сертифікати «IMAS EOD level 2»</text:span>
</text:h>
      <text:p text:style-name="P4">
Author: ['АРМІЯINFORM']</text:p>
      <text:p text:style-name="P4">
Time: 2023-05-12T43:00:00-04:00</text:p>
      <text:p text:style-name="P4">
Description: Про це повідомляє Центр протимінної діяльності:    «Центр протимінної діяльності віт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467173_1299410574003420_6677570610558893458_n.jpg" text:style-name="Internet_20_link" text:visited-style-name="Visited_20_Internet_20_Link">
346467173_1299410574003420_6677570610558893458_n.jpg</text:a>
']</text:p>
      <text:p text:style-name="P4">
Tags: ['STOPRUSSIA', 'АГРЕСІЯ РФ']</text:p>
      <text:p text:style-name="P4">
Category: News</text:p>
      <!--METADATA-->
      <text:p text:style-name="P4">
<draw:frame draw:style-name="fr1" draw:name="Image255" text:anchor-type="as-char" svg:width="6.9236in" svg:height="5.1927in" draw:z-index="0">
<draw:image xlink:href="../Images/AРМІЯINFORM/2023-05-12T43-00-00-04-00/346467173_1299410574003420_6677570610558893458_n.jpg" xlink:type="simple" xlink:show="embed" xlink:actuate="onLoad" draw:mime-type="image/jpeg"/>
</draw:frame>
</text:p>
      <text:p text:style-name="P4">
Про це<text:a xlink:type="simple" xlink:href="https://www.facebook.com/permalink.php" text:style-name="Internet_20_link" text:visited-style-name="Visited_20_Internet_20_Link">
повідомляє</text:a>
Центр протимінної діяльності:</text:p>
      <text:p text:style-name="P4">
«Центр протимінної діяльності вітає своїх співробітників які наразі закінчиликурс навчання що тривав з 20 березня по 11 травня 2023 року та отрималиміжнародні сертифікати — Фахівців зі знешкодження вибухонебезпечних предметів„IMAS EOD level 2“ та „IMAS EOD level 3“ у навчальному центрі MAT Kosovo — EOD&amp; ERW Training Establishment м. Пея, Республіка Косово.</text:p>
      <text:p text:style-name="P4">
Метою курсу є надання знань та навичок необхідних для виконання обов’язків ізавдань польового оператора з пошуку та знищення вибухонебезпечних предметів,а також їх часткового знищення та знешкодження, щоб планувати та керуватипольовими операціями з гуманітарної протимінної діяльності (HMA) відповідно доМіжнародних стандартів протимінної діяльності (IMAS).</text:p>
      <text:p text:style-name="P4">
ЦПМД висловлює подяку благодійній організації Mriya Aid за сприяння ворганізації даного курсу, а також керівництву та персоналу навчального центруMAT Kosovo — EOD &amp; ERW Training Establishment за отриманий безцінний досвід танавики, що безперечно допоможуть звільнити Українські землі від забрудненнявибухонебезпечними предметами та наблизити нашу Перемогу».</text:p>
      <text:p text:style-name="P4">
Source: <text:a xlink:type="simple" xlink:href="https://armyinform.com.ua/2023/05/12/cpivrobitnyky-czentru-protyminnoyi-diyalnosti-otrymaly-sertyfikaty-u-navchalnomu-czentri-mat-kosovo/" text:style-name="Internet_20_link" text:visited-style-name="Visited_20_Internet_20_Link">
https://armyinform.com.ua/2023/05/12/cpivrobitnyky-czentru-protyminnoyi-diyalnosti-otrymaly-sertyfikaty-u-navchalnomu-czentri-mat-kosovo/</text:a>
</text:p>
      <!--NEWS-->
      <text:h text:style-name="P10" text:outline-level="1">
<text:span text:style-name="T4">
Українська делегація в ПАРЄ ініціює резолюцію про заборону рашизму в Європі</text:span>
</text:h>
      <text:p text:style-name="P4">
Author: ['АРМІЯINFORM']</text:p>
      <text:p text:style-name="P4">
Time: 2023-05-12T44:00:00-04:00</text:p>
      <text:p text:style-name="P4">
Description: Про це повідомив Голова Комітету з питань зовнішньої політики та міжпарламент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parye.jpg" text:style-name="Internet_20_link" text:visited-style-name="Visited_20_Internet_20_Link">
parye.jpg</text:a>
']</text:p>
      <text:p text:style-name="P4">
Tags: ['STOPRUSSIA', 'АГРЕСІЯ РФ']</text:p>
      <text:p text:style-name="P4">
Category: News</text:p>
      <!--METADATA-->
      <text:p text:style-name="P4">
<draw:frame draw:style-name="fr1" draw:name="Image256" text:anchor-type="as-char" svg:width="6.9236in" svg:height="4.425334in" draw:z-index="0">
<draw:image xlink:href="../Images/AРМІЯINFORM/2023-05-12T44-00-00-04-00/parye.jpg" xlink:type="simple" xlink:show="embed" xlink:actuate="onLoad" draw:mime-type="image/jpeg"/>
</draw:frame>
Ілюстративне фото</text:p>
      <text:p text:style-name="P4">
Про це<text:a xlink:type="simple" xlink:href="https://www.facebook.com/verkhovna.rada.ukraine/posts/pfbid0qoSPjhBn1FZP8ZxYHMgij2rkWevQkZb2W3zQVHssXHUbX2HED4siVX8Vx7R1QdeLl" text:style-name="Internet_20_link" text:visited-style-name="Visited_20_Internet_20_Link">
повідомив</text:a>
Голова Комітету з питань зовнішньої політики та міжпарламентськогоспівробітництва Олександр Мережко:</text:p>
      <text:p text:style-name="P4">
«Зареєстрував в ПАРЄ пропозицію резолюції про засудження ідеології і практикрашизму в Європі. Дуже вдячний колегам, які підтримали цю пропозицію. Будемоборотися далі за те, щоб було розроблено текст відповідної резолюції і врешті-решт в країнах демократії рашизм було заборонено».</text:p>
      <text:p text:style-name="P4">
Джерело: <text:a xlink:type="simple" xlink:href="https://www.facebook.com/verkhovna.rada.ukraine/posts/pfbid0qoSPjhBn1FZP8ZxYHMgij2rkWevQkZb2W3zQVHssXHUbX2HED4siVX8Vx7R1QdeLl" text:style-name="Internet_20_link" text:visited-style-name="Visited_20_Internet_20_Link">
Верховна РадаУкраїни</text:a>
</text:p>
      <text:p text:style-name="P4">
Source: <text:a xlink:type="simple" xlink:href="https://armyinform.com.ua/2023/05/12/ukrayinska-delegacziya-v-parye-inicziyuye-rezolyucziyu-pro-zaboronu-rashyzmu-v-yevropi/" text:style-name="Internet_20_link" text:visited-style-name="Visited_20_Internet_20_Link">
https://armyinform.com.ua/2023/05/12/ukrayinska-delegacziya-v-parye-inicziyuye-rezolyucziyu-pro-zaboronu-rashyzmu-v-yevropi/</text:a>
</text:p>
      <!--NEWS-->
      <text:h text:style-name="P10" text:outline-level="1">
<text:span text:style-name="T4">
Авіація Сил оборони завдала 14 ударів по районах зосередження ворога</text:span>
</text:h>
      <text:p text:style-name="P4">
Author: ['АРМІЯINFORM']</text:p>
      <text:p text:style-name="P4">
Time: 2023-05-12T45:00:00-04:00</text:p>
      <text:p text:style-name="P4">
Description: Про це у Facebook повідомляє Генеральний штаб ЗСУ.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ХРОНІКА ОБОРОНИ']</text:p>
      <text:p text:style-name="P4">
Category: News</text:p>
      <!--METADATA-->
      <text:p text:style-name="P4">
<draw:frame draw:style-name="fr1" draw:name="Image257" text:anchor-type="as-char" svg:width="6.9236in" svg:height="4.49457in" draw:z-index="0">
<draw:image xlink:href="../Images/AРМІЯINFORM/2023-05-12T45-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Про це у Facebook<text:a xlink:type="simple" xlink:href="https://www.facebook.com/GeneralStaff.ua/posts/pfbid02Hjts1biJ8ahVxmigBzAG2c9QowjLMfns6b4x5pwX3SL2WSoxwZ5DLtdEhuzbc7gl" text:style-name="Internet_20_link" text:visited-style-name="Visited_20_Internet_20_Link">
повідомляє</text:a>
Генеральний штаб ЗСУ.</text:p>
      <text:p text:style-name="P4">
Авіація Сил оборони за добу завдала 14 ударів по районах зосередженняособового складу та військової техніки противника. Крім того, знищено 9ворожих БпЛА різних типів. А підрозділи ракетних військ і артилерії уразили 11пунктів управління, 19 районів зосередження живої сили, 1 склад боєприпасів, 1склад пально-мастильних матеріалів, 9 артилерійських підрозділів на вогневійпозиції, 1 засіб протиповітряної оборони та ще 2 важливих цілі противника.</text:p>
      <text:p text:style-name="P4">
Source: <text:a xlink:type="simple" xlink:href="https://armyinform.com.ua/2023/05/12/aviacziya-syl-oborony-zavdala-14-udariv-po-rajonah-zoseredzhennya-voroga-2/" text:style-name="Internet_20_link" text:visited-style-name="Visited_20_Internet_20_Link">
https://armyinform.com.ua/2023/05/12/aviacziya-syl-oborony-zavdala-14-udariv-po-rajonah-zoseredzhennya-voroga-2/</text:a>
</text:p>
      <!--NEWS-->
      <text:h text:style-name="P10" text:outline-level="1">
<text:span text:style-name="T4">
На Волинському та Поліському напрямках ознак формування наступальних угруповань ворога не виявлено</text:span>
</text:h>
      <text:p text:style-name="P4">
Author: ['АРМІЯINFORM']</text:p>
      <text:p text:style-name="P4">
Time: 2023-05-12T46:00:00-04:00</text:p>
      <text:p text:style-name="P4">
Description: Про це у Facebook повідомляє Генеральний штаб ЗСУ.    Російська федерація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60448-uk.png" text:style-name="Internet_20_link" text:visited-style-name="Visited_20_Internet_20_Link">
160448-uk.png</text:a>
']</text:p>
      <text:p text:style-name="P4">
Tags: ['STOPRUSSIA', 'АГРЕСІЯ РФ']</text:p>
      <text:p text:style-name="P4">
Category: News</text:p>
      <!--METADATA-->
      <text:p text:style-name="P4">
<draw:frame draw:style-name="fr1" draw:name="Image258" text:anchor-type="as-char" svg:width="6.9236in" svg:height="3.865677in" draw:z-index="0">
<draw:image xlink:href="../Images/AРМІЯINFORM/2023-05-12T46-00-00-04-00/160448-uk.png" xlink:type="simple" xlink:show="embed" xlink:actuate="onLoad" draw:mime-type="image/png"/>
</draw:frame>
Ілюстративне фото <text:span text:style-name="T4">
🔥 Ситуація щодо російського вторгнення</text:span>
</text:p>
      <text:p text:style-name="P4">
Про це у Facebook<text:a xlink:type="simple" xlink:href="https://www.facebook.com/GeneralStaff.ua/posts/pfbid02Hjts1biJ8ahVxmigBzAG2c9QowjLMfns6b4x5pwX3SL2WSoxwZ5DLtdEhuzbc7gl" text:style-name="Internet_20_link" text:visited-style-name="Visited_20_Internet_20_Link">
повідомляє</text:a>
Генеральний штаб ЗСУ.</text:p>
      <text:p text:style-name="P4">
Російська федерація продовжує використовувати територію та матеріально-технічну базу республіки білорусь для проведення підготовки та бойовогозлагодження підрозділів Збройних Сил російської федерації, сформованих замобілізацією. Потім ці підрозділи залучають до ведення бойових дій натериторії України.</text:p>
      <text:p text:style-name="P4">
Source: <text:a xlink:type="simple" xlink:href="https://armyinform.com.ua/2023/05/12/na-volynskomu-ta-poliskomu-napryamkah-oznak-formuvannya-nastupalnyh-ugrupovan-voroga-ne-vyyavleno/" text:style-name="Internet_20_link" text:visited-style-name="Visited_20_Internet_20_Link">
https://armyinform.com.ua/2023/05/12/na-volynskomu-ta-poliskomu-napryamkah-oznak-formuvannya-nastupalnyh-ugrupovan-voroga-ne-vyyavleno/</text:a>
</text:p>
      <!--NEWS-->
      <text:h text:style-name="P10" text:outline-level="1">
<text:span text:style-name="T4">
ЦПД повідомив про основний наратив, що минулої доби просували росЗМІ</text:span>
</text:h>
      <text:p text:style-name="P4">
Author: ['АРМІЯINFORM']</text:p>
      <text:p text:style-name="P4">
Time: 2023-05-12T47:00:00-04:00</text:p>
      <text:p text:style-name="P4">
Description: Про це у Facebook повідомляє Центр протидії дезінформації.    «Липовий генерал розп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643460_625606239116344_7369623526330509232_n.jpg" text:style-name="Internet_20_link" text:visited-style-name="Visited_20_Internet_20_Link">
346643460_625606239116344_7369623526330509232_n.jpg</text:a>
']</text:p>
      <text:p text:style-name="P4">
Tags: ['STOPRUSSIA', 'АГРЕСІЯ РФ']</text:p>
      <text:p text:style-name="P4">
Category: News</text:p>
      <!--METADATA-->
      <text:p text:style-name="P4">
<draw:frame draw:style-name="fr1" draw:name="Image259" text:anchor-type="as-char" svg:width="6.9236in" svg:height="6.9236in" draw:z-index="0">
<draw:image xlink:href="../Images/AРМІЯINFORM/2023-05-12T47-00-00-04-00/346643460_625606239116344_7369623526330509232_n.jpg" xlink:type="simple" xlink:show="embed" xlink:actuate="onLoad" draw:mime-type="image/jpeg"/>
</draw:frame>
</text:p>
      <text:p text:style-name="P4">
Про це у Facebook<text:a xlink:type="simple" xlink:href="https://www.facebook.com/protydiyadezinformatsiyi.cpd/posts/pfbid0GueWxXMv9zsJVmAHHqCdnvSdtqrexGm1gujgc9mAEAocqVi5o6Mn1kYwoxWa7KNol" text:style-name="Internet_20_link" text:visited-style-name="Visited_20_Internet_20_Link">
повідомляє</text:a>
Центр протидії дезінформації.</text:p>
      <text:p text:style-name="P4">
«Липовий генерал розповів, що частину безпілотників нібито «знищили», ачастину — «знешкодили, посадили».</text:p>
      <text:p text:style-name="P4">
На додачу липовий військовий сказав, що Україна вперше застосувала «дрониамериканської розробки» з максимальним радіусом дії до 800 км.</text:p>
      <text:p text:style-name="P4">
Ця заява набула великого резонансу серед прокремлівських медіа, проте не маючипідтверджень, військовий згодом почав відхрещуватися від своїх слів, сказавши,що інформація не перевірена.</text:p>
      <text:p text:style-name="P4">
Подібні наративи потрібні зс рф, щоб показувати росіянам «перемоги» на полібою, однак у такі фейки не повірило навіть зомбоване населення рф», — йдетьсяу повідомленні.</text:p>
      <text:p text:style-name="P4">
Source: <text:a xlink:type="simple" xlink:href="https://armyinform.com.ua/2023/05/12/czpd-informuye-pro-osnovnyj-naratyv-shho-za-dobu-prosuvaly-roszmi-3/" text:style-name="Internet_20_link" text:visited-style-name="Visited_20_Internet_20_Link">
https://armyinform.com.ua/2023/05/12/czpd-informuye-pro-osnovnyj-naratyv-shho-za-dobu-prosuvaly-roszmi-3/</text:a>
</text:p>
      <!--NEWS-->
      <text:h text:style-name="P10" text:outline-level="1">
<text:span text:style-name="T4">
На Донеччині за добу відбито 44 атаки ворога</text:span>
</text:h>
      <text:p text:style-name="P4">
Author: ['АРМІЯINFORM']</text:p>
      <text:p text:style-name="P4">
Time: 2023-05-12T48:00:00-04:00</text:p>
      <text:p text:style-name="P4">
Description: Про це у Facebook повідомляє Генеральний штаб ЗСУ.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260" text:anchor-type="as-char" svg:width="6.9236in" svg:height="4.615733in" draw:z-index="0">
<draw:image xlink:href="../Images/AРМІЯINFORM/2023-05-12T48-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Hjts1biJ8ahVxmigBzAG2c9QowjLMfns6b4x5pwX3SL2WSoxwZ5DLtdEhuzbc7gl" text:style-name="Internet_20_link" text:visited-style-name="Visited_20_Internet_20_Link">
повідомляє</text:a>
Генеральний штаб ЗСУ.</text:p>
      <text:p text:style-name="P4">
Противник продовжує зосереджувати основні зусилля на Лиманському,Бахмутському, Авдіївському та Мар’їнському напрямках — відбито 44 атакиворога. Найзапекліші бої тривають за міста Бахмут та Мар’їнка.</text:p>
      <text:p text:style-name="P4">
Source: <text:a xlink:type="simple" xlink:href="https://armyinform.com.ua/2023/05/12/na-donechchyni-za-dobu-vidbyto-44-ataky-voroga/" text:style-name="Internet_20_link" text:visited-style-name="Visited_20_Internet_20_Link">
https://armyinform.com.ua/2023/05/12/na-donechchyni-za-dobu-vidbyto-44-ataky-voroga/</text:a>
</text:p>
      <!--NEWS-->
      <text:h text:style-name="P10" text:outline-level="1">
<text:span text:style-name="T4">
Втрати ворога за добу: ліквідовано 750 окупантів, знищено 5 танків і 15 артсистем</text:span>
</text:h>
      <text:p text:style-name="P4">
Author: ['АРМІЯINFORM']</text:p>
      <text:p text:style-name="P4">
Time: 2023-05-12T49:00:00-04:00</text:p>
      <text:p text:style-name="P4">
Description: Загальні бойові втрати противника з 24.02.22 по 12.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d8c37fd-3f86-461a-8e70-ada8fa4878bd-scaled.jpg" text:style-name="Internet_20_link" text:visited-style-name="Visited_20_Internet_20_Link">
fd8c37fd-3f86-461a-8e70-ada8fa4878bd-scaled.jpg</text:a>
']</text:p>
      <text:p text:style-name="P4">
Tags: ['STOPRUSSIA', 'АГРЕСІЯ РФ', 'ВТОРГНЕННЯ РФ', 'ВТРАТИ ВОРОГА', 'ГШ ЗСУ']</text:p>
      <text:p text:style-name="P4">
Category: News</text:p>
      <!--METADATA-->
      <text:p text:style-name="P4">
<draw:frame draw:style-name="fr1" draw:name="Image261" text:anchor-type="as-char" svg:width="6.9236in" svg:height="6.975527in" draw:z-index="0">
<draw:image xlink:href="../Images/AРМІЯINFORM/2023-05-12T49-00-00-04-00/fd8c37fd-3f86-461a-8e70-ada8fa4878bd-scaled.jpg" xlink:type="simple" xlink:show="embed" xlink:actuate="onLoad" draw:mime-type="image/jpeg"/>
</draw:frame>
</text:p>
      <text:p text:style-name="P4">
Загальні бойові втрати противника з 24.02.22 по 12.05.23 орієнтовностановлять:</text:p>
      <ul>
        <li>
<text:span text:style-name="T4">
особового складу ‒</text:span>
 197670 (+750) осіб ліквідовано  * <text:span text:style-name="T4">
танків ‒</text:span>
 3745 (+5)  * <text:span text:style-name="T4">
бойових броньованих машин ‒</text:span>
 7295 (+8)  * <text:span text:style-name="T4">
артилерійських систем ‒</text:span>
 3068 (+15)  * <text:span text:style-name="T4">
РСЗВ ‒</text:span>
 559 (+2)  * <text:span text:style-name="T4">
засоби ППО ‒</text:span>
 312 (+2)  * <text:span text:style-name="T4">
літаків ‒</text:span>
 308 (0)  * <text:span text:style-name="T4">
гелікоптерів ‒</text:span>
 294 (0)  * <text:span text:style-name="T4">
БПЛА оперативно-тактичного рівня ‒</text:span>
 2636 (+9)  * <text:span text:style-name="T4">
крилаті ракети ‒</text:span>
 970 (0)  * <text:span text:style-name="T4">
кораблі / катери ‒</text:span>
 18 (0)  * <text:span text:style-name="T4">
автомобільної техніки та автоцистерн ‒</text:span>
 5996 (+12)  * <text:span text:style-name="T4">
спеціальна техніка ‒</text:span>
 393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2.05.23.</text:p>
      <text:p text:style-name="P4">
Source: <text:a xlink:type="simple" xlink:href="https://armyinform.com.ua/2023/05/12/vtraty-voroga-za-dobu-likvidovano-750-okupantiv-znyshheno-5-tankiv-i-15-artsystem/" text:style-name="Internet_20_link" text:visited-style-name="Visited_20_Internet_20_Link">
https://armyinform.com.ua/2023/05/12/vtraty-voroga-za-dobu-likvidovano-750-okupantiv-znyshheno-5-tankiv-i-15-artsystem/</text:a>
</text:p>
      <!--NEWS-->
      <text:h text:style-name="P10" text:outline-level="1">
<text:span text:style-name="T4">
росія розгорнула широку кампанію, щоб змусити Україну до переговорів — Олексій Данілов</text:span>
</text:h>
      <text:p text:style-name="P4">
Author: ['АРМІЯINFORM']</text:p>
      <text:p text:style-name="P4">
Time: 2023-05-12T50:00:00-04:00</text:p>
      <text:p text:style-name="P4">
Description: Підписання російським диктатором путіном указу про призов на військові збори росіян,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ОЛЕКСІЙ ДАНІЛОВ', 'РНБО']</text:p>
      <text:p text:style-name="P4">
Category: News</text:p>
      <!--METADATA-->
      <text:p text:style-name="P4">
<draw:frame draw:style-name="fr1" draw:name="Image262" text:anchor-type="as-char" svg:width="6.9236in" svg:height="3.894525in" draw:z-index="0">
<draw:image xlink:href="../ConvertedIMGs/AРМІЯINFORM/2023-05-12T50-00-00-04-00/124169412_728e27f1-5076-4016-ae2e-9fb07e605c88.jpg.png" xlink:type="simple" xlink:show="embed" xlink:actuate="onLoad" draw:mime-type="image/png"/>
</draw:frame>
</text:p>
      <text:p text:style-name="P4">
Підписання російським диктатором путіном указу про призов на військові збориросіян, які перебувають у запасі, є складовою інформаційної кампанії, щобзмусити Україну до переговорів.</text:p>
      <text:p text:style-name="P4">
Про це <text:a xlink:type="simple" xlink:href="https://www.rnbo.gov.ua/ua/Diialnist/6319.html" text:style-name="Internet_20_link" text:visited-style-name="Visited_20_Internet_20_Link">
заявив</text:a>
 Секретар Радинаціональної безпеки і оборони України Олексій Данілов.</text:p>
      <text:p text:style-name="P4">
За його словами, росія нагнітає ситуацію, оскільки прагне якомога швидшепосадити Україну за стіл перемовин. Для цього країна-агресор запустила великукампанію.</text:p>
      <text:p text:style-name="P4">
Коментуючи останні заяви ватажка пвк «вагнер» пригожина про виведення йогобойовиків з Бахмуту через нестачу боєприпасів, Олексій Данілов зазначив, щосправжня їх причина — неспроможність «вагнерівців» взяти цей невеликийрайонний центр, оскільки Збройні Сили боронять Бахмут і не залишають їм жоднихшансів.</text:p>
      <text:p text:style-name="P4">
«На території росії відбувається внутрішньовидова боротьба, і згодом вонипочнуть з’ясовувати стосунки», — резюмував Секретар РНБО України.</text:p>
      <text:p text:style-name="P4">
Source: <text:a xlink:type="simple" xlink:href="https://armyinform.com.ua/2023/05/12/rosiya-rozgornula-shyroku-kampaniyu-shhob-zmusyty-ukrayinu-do-peregovoriv-oleksij-danilov/" text:style-name="Internet_20_link" text:visited-style-name="Visited_20_Internet_20_Link">
https://armyinform.com.ua/2023/05/12/rosiya-rozgornula-shyroku-kampaniyu-shhob-zmusyty-ukrayinu-do-peregovoriv-oleksij-danilov/</text:a>
</text:p>
      <!--NEWS-->
      <text:h text:style-name="P10" text:outline-level="1">
<text:span text:style-name="T4">
На Бахмутському напрямку наші оборонці просунулись вперед на 2 км — Ганна Маляр</text:span>
</text:h>
      <text:p text:style-name="P4">
Author: ['АРМІЯINFORM']</text:p>
      <text:p text:style-name="P4">
Time: 2023-05-12T51:00:00-04:00</text:p>
      <text:p text:style-name="P4">
Description: Реальна ситуація протягом тижня така: ворогу не вдалось реалізувати свої плани, він поні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СЬКИЙ НАПРЯМОК', 'ВТОРГНЕННЯ РФ', 'ГАННА МАЛЯР']</text:p>
      <text:p text:style-name="P4">
Category: News</text:p>
      <!--METADATA-->
      <text:p text:style-name="P4">
<draw:frame draw:style-name="fr1" draw:name="Image263" text:anchor-type="as-char" svg:width="6.9236in" svg:height="4.609964in" draw:z-index="0">
<draw:image xlink:href="../Images/AРМІЯINFORM/2023-05-12T51-00-00-04-00/bahmut-2.jpg" xlink:type="simple" xlink:show="embed" xlink:actuate="onLoad" draw:mime-type="image/jpeg"/>
</draw:frame>
</text:p>
      <text:p text:style-name="P4">
Реальна ситуація протягом тижня така: ворогу не вдалось реалізувати своїплани, він поніс великі втрати живої сили. Водночас наші оборонці просунулисьна Бахмутському напрямку вперед на 2 кілометри.</text:p>
      <text:p text:style-name="P4">
Про це <text:a xlink:type="simple" xlink:href="https://t.me/annamaliar/723" text:style-name="Internet_20_link" text:visited-style-name="Visited_20_Internet_20_Link">
повідомила</text:a>
 заступниця Міністра оборониУкраїни Ганна Маляр, наголошуючи, що жодної позиції у Бахмуті цього тижня мине втратили.</text:p>
      <text:p text:style-name="P4">
«Протягом тижня у російських телеграм-каналах та ЗМІ провідною темою залишавсяБахмут і події, пов’язані з ним. Аналіз повідомлень показує, що для ворога цемісто має надважливе значення. Майже сакральне», — зазначає вона.</text:p>
      <text:p text:style-name="P4">
Ганна Маляр акцентує, що, висвітлюючи інформацію про бої у Бахмуті, ворогхвалить себе, розповідає про нібито успіх та вигадує сюжети про військовекомандування Сил оборони України.</text:p>
      <text:p text:style-name="P4">
«Разом з тим, ворог дає неправдиву інформацію про нестачу зброї, чим ймовірномає на меті виправдати реальну ситуацію», — резюмує заступниця Міністраоборони України.</text:p>
      <text:p text:style-name="P4">
Source: <text:a xlink:type="simple" xlink:href="https://armyinform.com.ua/2023/05/12/na-bahmutskomu-napryamku-nashi-oboronczi-prosunulys-vpered-na-2-km-ganna-malyar/" text:style-name="Internet_20_link" text:visited-style-name="Visited_20_Internet_20_Link">
https://armyinform.com.ua/2023/05/12/na-bahmutskomu-napryamku-nashi-oboronczi-prosunulys-vpered-na-2-km-ganna-malyar/</text:a>
</text:p>
      <!--NEWS-->
      <text:h text:style-name="P10" text:outline-level="1">
<text:span text:style-name="T4">
В Україні хвилина мовчання</text:span>
</text:h>
      <text:p text:style-name="P4">
Author: ['АРМІЯINFORM']</text:p>
      <text:p text:style-name="P4">
Time: 2023-05-12T52: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64" text:anchor-type="as-char" svg:width="6.9236in" svg:height="3.895992in" draw:z-index="0">
<draw:image xlink:href="../Images/AРМІЯINFORM/2023-05-12T52-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12/v-ukrayini-hvylyna-movchannya-2/" text:style-name="Internet_20_link" text:visited-style-name="Visited_20_Internet_20_Link">
https://armyinform.com.ua/2023/05/12/v-ukrayini-hvylyna-movchannya-2/</text:a>
</text:p>
      <!--NEWS-->
      <text:h text:style-name="P10" text:outline-level="1">
<text:span text:style-name="T4">
Олексій Резніков подякував канадській та латвійській колегам за допомогу в навчанні українських офіцерів</text:span>
</text:h>
      <text:p text:style-name="P4">
Author: ['АРМІЯINFORM']</text:p>
      <text:p text:style-name="P4">
Time: 2023-05-12T53:00:00-04:00</text:p>
      <text:p text:style-name="P4">
Description: Міністр оборони України Олексій Резніков подякував міністру оборони Канади Аніті Ананд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10.jpg" text:style-name="Internet_20_link" text:visited-style-name="Visited_20_Internet_20_Link">
reznikov-10.jpg</text:a>
']</text:p>
      <text:p text:style-name="P4">
Tags: ['ВІЙСЬКОВІ НАВЧАННЯ', 'КАНАДА', 'ЛАТВІЯ', 'ОЛЕКСІЙ РЕЗНІКОВ', 'ОФІЦІЙНО']</text:p>
      <text:p text:style-name="P4">
Category: News</text:p>
      <!--METADATA-->
      <text:p text:style-name="P4">
<draw:frame draw:style-name="fr1" draw:name="Image265" text:anchor-type="as-char" svg:width="6.9236in" svg:height="4.615733in" draw:z-index="0">
<draw:image xlink:href="../Images/AРМІЯINFORM/2023-05-12T53-00-00-04-00/reznikov-10.jpg" xlink:type="simple" xlink:show="embed" xlink:actuate="onLoad" draw:mime-type="image/jpeg"/>
</draw:frame>
Міністр оборони України Олексій Резніков</text:p>
      <text:p text:style-name="P4">
Міністр оборони України Олексій Резніков подякував міністру оборони КанадиАніті Ананд та главі латвійського оборонного відомства Інарі Мурнієце зазапровадження амбітного проєкту із навчання відважних українських молодшихофіцерів у Латвії.</text:p>
      <text:p text:style-name="P4">
Про це очільник українського Міноборони<text:a xlink:type="simple" xlink:href="https://twitter.com/oleksiireznikov/status/1656661075864227845" text:style-name="Internet_20_link" text:visited-style-name="Visited_20_Internet_20_Link">
написав</text:a>
 уTwitter.</text:p>
      <text:p text:style-name="P4">
«Вірю, що канадські та латвійські інструктори зроблять усе можливе, щобдопомогти нашим воїнам навчитися воювати та перемагати. Освіта — запорукауспіху. Я глибоко вдячний канадському та латвійському народам, які підтримуютьнас у ці важкі часи. Будемо святкувати перемогу разом», — зазначив ОлексійРезніков.</text:p>
      <text:p text:style-name="P4">
Нагадаємо, Канада і Латвія спільно<text:a xlink:type="simple" xlink:href="https://armyinform.com.ua/2023/05/11/kanadski-ta-latvijski-vijskovosluzhbovczi-navchatymut-ukrayinskyh-molodshyh-oficzeriv-u-latviyi/" text:style-name="Internet_20_link" text:visited-style-name="Visited_20_Internet_20_Link">
навчатимуть</text:a>
українських військовослужбовців в Латвії. Програма, яка стартує 15 травня 2023року, дозволить здійснити вкрай необхідну підготовку з розвитку лідерськихякостей молодшого офіцера для Збройних Сил України в рамках операції UNIFIER.</text:p>
      <text:p text:style-name="P4">
Source: <text:a xlink:type="simple" xlink:href="https://armyinform.com.ua/2023/05/12/oleksij-reznikov-podyakuvav-kanadskij-ta-latvijskij-kolegam-za-dopomogu-v-navchanni-ukrayinskyh-oficzeriv/" text:style-name="Internet_20_link" text:visited-style-name="Visited_20_Internet_20_Link">
https://armyinform.com.ua/2023/05/12/oleksij-reznikov-podyakuvav-kanadskij-ta-latvijskij-kolegam-za-dopomogu-v-navchanni-ukrayinskyh-oficzeriv/</text:a>
</text:p>
      <!--NEWS-->
      <text:h text:style-name="P10" text:outline-level="1">
<text:span text:style-name="T4">
Південна Корея підтримує українську «формулу миру»</text:span>
</text:h>
      <text:p text:style-name="P4">
Author: ['АРМІЯINFORM']</text:p>
      <text:p text:style-name="P4">
Time: 2023-05-12T54:00:00-04:00</text:p>
      <text:p text:style-name="P4">
Description: Міністр закордонних справ України Дмитро Кулеба повідомив, що Південна Корея підтрим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v3dl3cwaacaeta-e1683870272244.jpg" text:style-name="Internet_20_link" text:visited-style-name="Visited_20_Internet_20_Link">
fv3dl3cwaacaeta-e1683870272244.jpg</text:a>
']</text:p>
      <text:p text:style-name="P4">
Tags: ['ДМИТРО КУЛЕБА', 'ПІВДЕННА КОРЕЯ', 'ФОРМУЛА МИРУ']</text:p>
      <text:p text:style-name="P4">
Category: News</text:p>
      <!--METADATA-->
      <text:p text:style-name="P4">
<draw:frame draw:style-name="fr1" draw:name="Image266" text:anchor-type="as-char" svg:width="6.9236in" svg:height="4.384947in" draw:z-index="0">
<draw:image xlink:href="../Images/AРМІЯINFORM/2023-05-12T54-00-00-04-00/fv3dl3cwaacaeta-e1683870272244.jpg" xlink:type="simple" xlink:show="embed" xlink:actuate="onLoad" draw:mime-type="image/jpeg"/>
</draw:frame>
</text:p>
      <text:p text:style-name="P4">
Міністр закордонних справ України Дмитро Кулеба повідомив, що Південна Кореяпідтримує українську «<text:a xlink:type="simple" xlink:href="https://armyinform.com.ua/2023/02/24/yak-formula-myru-prezydenta-ukrayiny-stala-fundamentom-rezolyucziyi-genasambleyi-oon/" text:style-name="Internet_20_link" text:visited-style-name="Visited_20_Internet_20_Link">
формулу миру</text:a>
» щодо закінчення війни.</text:p>
      <text:p text:style-name="P4">
Про це він<text:a xlink:type="simple" xlink:href="https://twitter.com/DmytroKuleba/status/1656723888351375362" text:style-name="Internet_20_link" text:visited-style-name="Visited_20_Internet_20_Link">
написав</text:a>
 усвоєму Твіттері.</text:p>
      <text:p text:style-name="P4">
«Значуща зустріч із моїм корейським колегою Паком Джином, який повідомив мені,що Республіка Корея підтримує «формулу миру» Президента України ВолодимираЗеленського. Ми обговорили участь Кореї у відновленні України та привітализростання інтенсивності двосторонніх контактів між нашими країнами», – йдетьсяу дописі.</text:p>
      <text:p text:style-name="P4">
Раніше Південна Корея<text:a xlink:type="simple" xlink:href="https://armyinform.com.ua/2023/04/21/pivdenna-koreya-vydilyaye-230-miljoniv-dopomogy-ukrayini/" text:style-name="Internet_20_link" text:visited-style-name="Visited_20_Internet_20_Link">
виділила</text:a>
 $230 мільйонів допомоги Україні та<text:a xlink:type="simple" xlink:href="https://armyinform.com.ua/2023/04/24/pivdenna-koreya-rozshyryuye-obmezhennya-na-eksport-ponad-740-tovariv-do-rf-ta-bilorusi/" text:style-name="Internet_20_link" text:visited-style-name="Visited_20_Internet_20_Link">
розширила</text:a>
 обмеження наекспорт понад 740 товарів до рф та білорусі.</text:p>
      <text:p text:style-name="P4">
Source: <text:a xlink:type="simple" xlink:href="https://armyinform.com.ua/2023/05/12/pivdenna-koreya-pidtrymuye-ukrayinsku-formulu-myru/" text:style-name="Internet_20_link" text:visited-style-name="Visited_20_Internet_20_Link">
https://armyinform.com.ua/2023/05/12/pivdenna-koreya-pidtrymuye-ukrayinsku-formulu-myru/</text:a>
</text:p>
      <!--NEWS-->
      <text:h text:style-name="P10" text:outline-level="1">
<text:span text:style-name="T4">
У Макіївці лежать тіла загиблих окупантів, які ніхто не забирає — ГУР</text:span>
</text:h>
      <text:p text:style-name="P4">
Author: ['АРМІЯINFORM']</text:p>
      <text:p text:style-name="P4">
Time: 2023-05-12T55:00:00-04:00</text:p>
      <text:p text:style-name="P4">
Description: Військовослужбовець рф у телефонній розмові розповідає про втрати та перспектив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АГРЕСІЯ РФ', 'ВТОРГНЕННЯ РФ', 'ГУР МОУ']</text:p>
      <text:p text:style-name="P4">
Category: News</text:p>
      <!--METADATA-->
      <text:p text:style-name="P4">
Військовослужбовець рф у телефонній розмові розповідає про втрати таперспективи повернутись раніше тільки мертвим.</text:p>
      <text:p text:style-name="P4">
Про це <text:a xlink:type="simple" xlink:href="https://gur.gov.ua/content/skazaly-do-kontsa-voiny-lybo-vy-zdes-sdokhnyte.html" text:style-name="Internet_20_link" text:visited-style-name="Visited_20_Internet_20_Link">
повідомляє</text:a>
 Головне управління розвідки Міністерства оборониУкраїни.</text:p>
      <text:p text:style-name="P4">
Окупант уточнює, що під час участі у бойових дій його «чуть два раза незатрёхсотило»: «короче одни 200, три — 300, у меня расфигачило броник,разорвало там, нос».</text:p>
      <text:p text:style-name="P4">
Крім того, окупант розповідає, що в Макіївці лежать тіла загиблих, які ніхтоне забирає: «просто бросают и всё, оставляют и уходят».</text:p>
      <text:p text:style-name="P4">
Source: <text:a xlink:type="simple" xlink:href="https://armyinform.com.ua/2023/05/12/u-makiyivczi-lezhat-tila-zagyblyh-okupantiv-yaki-nihto-ne-zabyraye-gur/" text:style-name="Internet_20_link" text:visited-style-name="Visited_20_Internet_20_Link">
https://armyinform.com.ua/2023/05/12/u-makiyivczi-lezhat-tila-zagyblyh-okupantiv-yaki-nihto-ne-zabyraye-gur/</text:a>
</text:p>
      <!--NEWS-->
      <text:h text:style-name="P10" text:outline-level="1">
<text:span text:style-name="T4">
Збиття ракети «Кинджал» стало шоком для росіян — Олексій Данілов</text:span>
</text:h>
      <text:p text:style-name="P4">
Author: ['АРМІЯINFORM']</text:p>
      <text:p text:style-name="P4">
Time: 2023-05-12T56:00:00-04:00</text:p>
      <text:p text:style-name="P4">
Description: Збиття українськими військовими ракети «Кинджал» з використанням ЗРК Patriot стало шок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danilov.jpg" text:style-name="Internet_20_link" text:visited-style-name="Visited_20_Internet_20_Link">
danilov.jpg</text:a>
']</text:p>
      <text:p text:style-name="P4">
Tags: ['ЗБИТТЯ КИНДЖАЛА', 'ЗРК PATRIOT', 'ОЛЕКСІЙ ДАНІЛОВ', 'СЕКРЕТАР РНБО УКРАЇНИ']</text:p>
      <text:p text:style-name="P4">
Category: News</text:p>
      <!--METADATA-->
      <text:p text:style-name="P4">
<draw:frame draw:style-name="fr1" draw:name="Image267" text:anchor-type="as-char" svg:width="6.9236in" svg:height="3.894525in" draw:z-index="0">
<draw:image xlink:href="../Images/AРМІЯINFORM/2023-05-12T56-00-00-04-00/danilov.jpg" xlink:type="simple" xlink:show="embed" xlink:actuate="onLoad" draw:mime-type="image/jpeg"/>
</draw:frame>
</text:p>
      <text:p text:style-name="P4">
Збиття українськими військовими ракети «Кинджал» з використанням ЗРК Patriotстало шоком для росіян, оскільки вони вважали неможливим таке ураження.</text:p>
      <text:p text:style-name="P4">
Про це заявив Секретар РНБО України Олексій Данілов,<text:a xlink:type="simple" xlink:href="https://www.rnbo.gov.ua/ua/Diialnist/6320.html" text:style-name="Internet_20_link" text:visited-style-name="Visited_20_Internet_20_Link">
повідомляє</text:a>
 Апарат Радинаціональної безпеки і оборони України.</text:p>
      <text:p text:style-name="P4">
Він підкреслив, що надання Patriot стало можливим насамперед завдяки зусиллямПрезидента України Володимира Зеленського, наголосивши, що ці системи ППО булонадано нашій країні після зустрічі глави держави із Президентом США ДжозефомБайденом у Вашингтоні.</text:p>
      <text:p text:style-name="P4">
Відповідаючи на запитання щодо перспектив постачання України літаків F-16,Секретар РНБО України сказав: «Повірте, вони обов’язково у нас будуть». Надцим питанням, зазначив він, працює Президент України й українські дипломати.</text:p>
      <text:p text:style-name="P4">
«Ми опануємо ці літаки дуже швидко, і наші льотчики-аси матимуть перевагу унебі над російською мерзотою», — заявив він.</text:p>
      <text:p text:style-name="P4">
Source: <text:a xlink:type="simple" xlink:href="https://armyinform.com.ua/2023/05/12/zbyttya-rakety-kyndzhal-stalo-shokom-dlya-rosiyan-oleksij-danilov/" text:style-name="Internet_20_link" text:visited-style-name="Visited_20_Internet_20_Link">
https://armyinform.com.ua/2023/05/12/zbyttya-rakety-kyndzhal-stalo-shokom-dlya-rosiyan-oleksij-danilov/</text:a>
</text:p>
      <!--NEWS-->
      <text:h text:style-name="P10" text:outline-level="1">
<text:span text:style-name="T4">
рф ударила керованими авіабомбами по Чернігівщині: є постраждалі та пошкодження</text:span>
</text:h>
      <text:p text:style-name="P4">
Author: ['АРМІЯINFORM']</text:p>
      <text:p text:style-name="P4">
Time: 2023-05-12T57:00:00-04:00</text:p>
      <text:p text:style-name="P4">
Description: російська авіація вчергове завдала удару по прикордонню Чернігівської області.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2bf8b9-3-original.jpg" text:style-name="Internet_20_link" text:visited-style-name="Visited_20_Internet_20_Link">
a2bf8b9-3-original.jpg</text:a>
']</text:p>
      <text:p text:style-name="P4">
Tags: ['ВОРОЖІ ОБСТРІЛИ', 'ОПЕРАТИВНЕ КОМАНДУВАННЯ «ПІВНІЧ»']</text:p>
      <text:p text:style-name="P4">
Category: News</text:p>
      <!--METADATA-->
      <text:p text:style-name="P4">
<draw:frame draw:style-name="fr1" draw:name="Image268" text:anchor-type="as-char" svg:width="6.9236in" svg:height="4.611463in" draw:z-index="0">
<draw:image xlink:href="../Images/AРМІЯINFORM/2023-05-12T57-00-00-04-00/a2bf8b9-3-original.jpg" xlink:type="simple" xlink:show="embed" xlink:actuate="onLoad" draw:mime-type="image/jpeg"/>
</draw:frame>
</text:p>
      <text:p text:style-name="P4">
російська авіація вчергове завдала удару по прикордонню Чернігівської області.</text:p>
      <text:p text:style-name="P4">
Про це <text:a xlink:type="simple" xlink:href="https://t.me/ok_pivnich1/2544" text:style-name="Internet_20_link" text:visited-style-name="Visited_20_Internet_20_Link">
повідомляє</text:a>
 Оперативне командування«Північ».</text:p>
      <text:p text:style-name="P4">
«Близько 21:35 зафіксовано один авіаудар, ймовірно керована ФАБ-500 зросійського літака типу Су-35, по населеному пункту Архипівка», — йдеться уповідомленні.</text:p>
      <text:p text:style-name="P4">
Унаслідок удару поранено дві місцеві жительки. Також три приватні будинкизнищені полумʼям.</text:p>
      <text:p text:style-name="P4">
Source: <text:a xlink:type="simple" xlink:href="https://armyinform.com.ua/2023/05/12/rf-udaryla-kerovanymy-aviabombamy-po-chernigivshhyni-ye-postrazhdali-ta-poshkodzhennya/" text:style-name="Internet_20_link" text:visited-style-name="Visited_20_Internet_20_Link">
https://armyinform.com.ua/2023/05/12/rf-udaryla-kerovanymy-aviabombamy-po-chernigivshhyni-ye-postrazhdali-ta-poshkodzhennya/</text:a>
</text:p>
      <!--NEWS-->
      <text:h text:style-name="P10" text:outline-level="1">
<text:span text:style-name="T4">
Естонські депутати підписали спільну заяву на підтримку вступу України до НАТО</text:span>
</text:h>
      <text:p text:style-name="P4">
Author: ['АРМІЯINFORM']</text:p>
      <text:p text:style-name="P4">
Time: 2023-05-12T58:00:00-04:00</text:p>
      <text:p text:style-name="P4">
Description: Понад 90 депутатів естонського парламенту (Рійгікогу) виступили зі спільною заявою, як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to-1-1.jpg" text:style-name="Internet_20_link" text:visited-style-name="Visited_20_Internet_20_Link">
nato-1-1.jpg</text:a>
']</text:p>
      <text:p text:style-name="P4">
Tags: ['STOPRUSSIA', 'АГРЕСІЯ РФ', 'ВСТУП ДО НАТО', 'ВТОРГНЕННЯ РФ', 'ЕСТОНІЯ']</text:p>
      <text:p text:style-name="P4">
Category: News</text:p>
      <!--METADATA-->
      <text:p text:style-name="P4">
<draw:frame draw:style-name="fr1" draw:name="Image269" text:anchor-type="as-char" svg:width="6.9236in" svg:height="3.894525in" draw:z-index="0">
<draw:image xlink:href="../Images/AРМІЯINFORM/2023-05-12T58-00-00-04-00/nato-1-1.jpg" xlink:type="simple" xlink:show="embed" xlink:actuate="onLoad" draw:mime-type="image/jpeg"/>
</draw:frame>
</text:p>
      <text:p text:style-name="P4">
Понад 90 депутатів естонського парламенту (Рійгікогу) виступили зі спільноюзаявою, якою підтримується прохання України про вступ до ОрганізаціїПівнічноатлантичного договору.</text:p>
      <text:p text:style-name="P4">
Про це<text:a xlink:type="simple" xlink:href="https://www.riigikogu.ee/tegevus/eelnoud/eelnou/14a84dad-c888-40bd-8814-f6d16bdd9ff0/riigikogu-avaldus-ukraina-natoliikmesuse-toetuseks" text:style-name="Internet_20_link" text:visited-style-name="Visited_20_Internet_20_Link">
повідомляє</text:a>
 пресслужба парламенту Естонії.</text:p>
      <text:p text:style-name="P4">
«Ґрунтуючись на меті, поставленій державами-членами ОрганізаціїПівнічноатлантичного договору (НАТО) на Бухарестському саміті у 2008 році, щобУкраїна приєдналася до альянсу, підтримуємо розгляд <text:a xlink:type="simple" xlink:href="https://armyinform.com.ua/2022/09/30/de-fakto-my-vzhe-projshly-svij-shlyah-do-nato-volodymyr-zelenskyj/" text:style-name="Internet_20_link" text:visited-style-name="Visited_20_Internet_20_Link">
заявки Уряду України навступ до НАТО, поданій у 2022 році</text:a>
. Підтримуємоукраїнський народ, який бореться за свободу», — йдеться у заяві депутатів.</text:p>
      <text:p text:style-name="P4">
Естонія разом з іншими країнами Балтії наполягатиме на вступі України до НАТО.</text:p>
      <text:p text:style-name="P4">
Естонські депутати наголошують на необхідності сформулювати на <text:a xlink:type="simple" xlink:href="https://armyinform.com.ua/2022/11/09/nastupnyj-samit-nato-vidbudetsya-vlitku-2023-roku-v-lytvi/" text:style-name="Internet_20_link" text:visited-style-name="Visited_20_Internet_20_Link">
липневомусаміті у Вільнюсі</text:a>
 конкретні та однозначні заходи дляприскорення інтеграції України до НАТО та надання Україні запрошенняприєднатися до Альянсу.</text:p>
      <text:p text:style-name="P4">
«НАТО є єдиним способом забезпечення заснованого на правилах світовогопорядку, стійкого миру та безпеки європейських демократичних країн», —наголосили підписанти.</text:p>
      <text:p text:style-name="P4">
Source: <text:a xlink:type="simple" xlink:href="https://armyinform.com.ua/2023/05/12/estonski-deputaty-pidpysaly-spilnu-zayavu-na-pidtrymku-vstupu-ukrayiny-do-nato/" text:style-name="Internet_20_link" text:visited-style-name="Visited_20_Internet_20_Link">
https://armyinform.com.ua/2023/05/12/estonski-deputaty-pidpysaly-spilnu-zayavu-na-pidtrymku-vstupu-ukrayiny-do-nato/</text:a>
</text:p>
      <!--NEWS-->
      <text:h text:style-name="P10" text:outline-level="1">
<text:span text:style-name="T4">
У Чорному морі перебувають 8 ворожих кораблів, ракетоносіїв серед них немає — Наталія Гуменюк</text:span>
</text:h>
      <text:p text:style-name="P4">
Author: ['Дмитро Горбунов']</text:p>
      <text:p text:style-name="P4">
Time: 2023-05-12T59:00:00-04:00</text:p>
      <text:p text:style-name="P4">
Description: Про це під час телемарафону «Єдині новини» повідомила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rosijskyj-korabel-raketonosij.jpg" text:style-name="Internet_20_link" text:visited-style-name="Visited_20_Internet_20_Link">
rosijskyj-korabel-raketonosij.jpg</text:a>
']</text:p>
      <text:p text:style-name="P4">
Tags: ['ВТОРГНЕННЯ РФ', 'ЄДИНІ НОВИНИ', 'НАТАЛІЯ ГУМЕНЮК', 'РАКЕТНА ЗАГРОЗА']</text:p>
      <text:p text:style-name="P4">
Category: News</text:p>
      <!--METADATA-->
      <text:p text:style-name="P4">
<draw:frame draw:style-name="fr1" draw:name="Image270" text:anchor-type="as-char" svg:width="6.9236in" svg:height="4.615733in" draw:z-index="0">
<draw:image xlink:href="../Images/AРМІЯINFORM/2023-05-12T59-00-00-04-00/rosijskyj-korabel-raketonosij.jpg" xlink:type="simple" xlink:show="embed" xlink:actuate="onLoad" draw:mime-type="image/jpeg"/>
</draw:frame>
 Ілюстративне фото</text:p>
      <text:p text:style-name="P4">
Про це під час телемарафону <text:a xlink:type="simple" xlink:href="https://www.youtube.com/watch" text:style-name="Internet_20_link" text:visited-style-name="Visited_20_Internet_20_Link">
«Єдиніновини»</text:a>
 повідомила начальникоб’єднаного координаційного пресцентру Сил оборони півдня України капітанпершого рангу Наталія Гуменюк.</text:p>
      <text:p text:style-name="P4">
— В умовах контрбатарейної протидії потужну роботу виконують воїни ракетнихвійськ та артилерії. Так, лише протягом минулої доби вони знищили понад 50рашистів і мінімум 10 одиниць техніки. При цьому нищилася саме та техніка,якою ворог намагається обстрілювати мирне населення, — повідомила вона.</text:p>
      <text:p text:style-name="P4">
Наталія Гуменюк уточнила, що окупанти дуже знервовані й постійно міняють своєрозташування, аби уникнути наших ударів по них.</text:p>
      <text:p text:style-name="P4">
— Наразі тремтять росіяни не тільки в перших окопах, але й в глибині їхньоїнедолугої оборони. Цьому сприяє кожна чергова новина про надання нам відзакордонних партнерів сучасних зразків озброєння. Проте вороги в умовах війнипродовжують чинити інформаційний вплив на українців, які перебувають натимчасово окупованих територіях. росіяни, проводячи псевдоевакуацію місцевогонаселення, свято вірять, що і їм незабаром надійде команда про відступ, —поінформувала захисниця України.</text:p>
      <text:p text:style-name="P4">
За її словами, значно зменшилася й загальна кількість кораблів рашистів уморській акваторії.</text:p>
      <text:p text:style-name="P4">
— російське корабельне угруповання поступово приглядається до портів рф подалівід Криму. Станом на сьогодні в Чорному морі перебувають лише 8 кораблів безжодного ракетоносія, чого давно не було. Проте вони дуже посилили своюрозвідку та періодично запускають БПЛА. Останнє підтверджує, що нашконтрнаступ їм привидівся не тільки на суходолі, а й на воді, — зауважиланачальник об’єднаного координаційного пресцентру Сил оборони Півдня.</text:p>
      <text:p text:style-name="P4">
Source: <text:a xlink:type="simple" xlink:href="https://armyinform.com.ua/2023/05/12/u-chornomu-mori-perebuvayut-8-vorozhyh-korabliv-raketonosiyiv-sered-nyh-nemaye-nataliya-gumenyuk/" text:style-name="Internet_20_link" text:visited-style-name="Visited_20_Internet_20_Link">
https://armyinform.com.ua/2023/05/12/u-chornomu-mori-perebuvayut-8-vorozhyh-korabliv-raketonosiyiv-sered-nyh-nemaye-nataliya-gumenyuk/</text:a>
</text:p>
      <!--NEWS-->
      <text:h text:style-name="P10" text:outline-level="1">
<text:span text:style-name="T4">
За добу рятувальники понад сто разів виїжджали на ліквідацію наслідків ворожих обстрілів</text:span>
</text:h>
      <text:p text:style-name="P4">
Author: ['АРМІЯINFORM']</text:p>
      <text:p text:style-name="P4">
Time: 2023-05-12T60:00:00-04:00</text:p>
      <text:p text:style-name="P4">
Description: Протягом минулої доби, 11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271" text:anchor-type="as-char" svg:width="6.9236in" svg:height="3.888597in" draw:z-index="0">
<draw:image xlink:href="../Images/AРМІЯINFORM/2023-05-12T60-00-00-04-00/xzvev8dxadlvsx-pozhezha.jpg" xlink:type="simple" xlink:show="embed" xlink:actuate="onLoad" draw:mime-type="image/jpeg"/>
</draw:frame>
 Ілюстративне фото</text:p>
      <text:p text:style-name="P4">
Протягом минулої доби, <text:span text:style-name="T4">
11 травня,</text:span>
 підрозділи Державної служби України знадзвичайних ситуацій <text:span text:style-name="T4">
здійснили 152 виїзди</text:span>
 на ліквідацію наслідківобстрілів окупантами населених пунктів та об’єктів інфраструктури. Ліквідовано16 пожеж. Надано психологічну допомогу 121 особі.</text:p>
      <text:p text:style-name="P4">
Про це йдеться у <text:a xlink:type="simple" xlink:href="https://dsns.gov.ua/uk/news/nadzvicaini-podiyi/operativna-informaciia-dsns-shhodo-naslidkiv-vedennia-boiovix-dii-rosiiskoiu-federacijeiu-154"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3 872 виїзди на ліквідацію наслідків обстрілів, ліквідовано 14 484 пожежі,врятовано 4047 осіб, надано психологічну допомогу 213 976 особам.</text:p>
      <text:p text:style-name="P4">
Source: <text:a xlink:type="simple" xlink:href="https://armyinform.com.ua/2023/05/12/za-dobu-ryatuvalnyky-ponad-sto-raziv-vyyizhdzhaly-na-likvidacziyu-naslidkiv-vorozhyh-obstriliv/" text:style-name="Internet_20_link" text:visited-style-name="Visited_20_Internet_20_Link">
https://armyinform.com.ua/2023/05/12/za-dobu-ryatuvalnyky-ponad-sto-raziv-vyyizhdzhaly-na-likvidacziyu-naslidkiv-vorozhyh-obstriliv/</text:a>
</text:p>
      <!--NEWS-->
      <text:h text:style-name="P10" text:outline-level="1">
<text:span text:style-name="T4">
Міноборони замовить українські танки «Оплот» для ЗСУ</text:span>
</text:h>
      <text:p text:style-name="P4">
Author: ['АРМІЯINFORM']</text:p>
      <text:p text:style-name="P4">
Time: 2023-05-12T61:00:00-04:00</text:p>
      <text:p text:style-name="P4">
Description: Про це під час візиту до Харківської області сказав Міністр оборони України Олек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e5626ace31f8e4a402848636d13c9ec144ecc37.jpg" text:style-name="Internet_20_link" text:visited-style-name="Visited_20_Internet_20_Link">
ee5626ace31f8e4a402848636d13c9ec144ecc37.jpg</text:a>
', '<text:a xlink:type="simple" xlink:href="https://armyinform.com.ua/wp-content/uploads/2023/05/ca8e713ca9fc254931ad161e1e50cb98124c8ef7-150x150.jpg" text:style-name="Internet_20_link" text:visited-style-name="Visited_20_Internet_20_Link">
ca8e713ca9fc254931ad161e1e50cb98124c8ef7-150x150.jpg</text:a>
', '<text:a xlink:type="simple" xlink:href="https://armyinform.com.ua/wp-content/uploads/2023/05/b8fd05254a9dfdf7acb38b3cf51d12d682322dfe-150x150.jpg" text:style-name="Internet_20_link" text:visited-style-name="Visited_20_Internet_20_Link">
b8fd05254a9dfdf7acb38b3cf51d12d682322dfe-150x150.jpg</text:a>
', '<text:a xlink:type="simple" xlink:href="https://armyinform.com.ua/wp-content/uploads/2023/05/b94349031e80186649b8bae90754c5144bd4ff43-150x150.jpg" text:style-name="Internet_20_link" text:visited-style-name="Visited_20_Internet_20_Link">
b94349031e80186649b8bae90754c5144bd4ff43-150x150.jpg</text:a>
', '<text:a xlink:type="simple" xlink:href="https://armyinform.com.ua/wp-content/uploads/2023/05/42a635b08ec4ce3a9fae0cdc8d3bdae901dfd702.jpg" text:style-name="Internet_20_link" text:visited-style-name="Visited_20_Internet_20_Link">
42a635b08ec4ce3a9fae0cdc8d3bdae901dfd702.jpg</text:a>
']</text:p>
      <text:p text:style-name="P4">
Tags: ['STOPRUSSIA', 'ОЛЕКСІЙ РЕЗНІКОВ', 'ОФІЦІЙНО', 'ТАНКИ ОПЛОТ', 'УКРОБОРОНПРОМ']</text:p>
      <text:p text:style-name="P4">
Category: News</text:p>
      <!--METADATA-->
      <text:p text:style-name="P4">
<draw:frame draw:style-name="fr1" draw:name="Image272" text:anchor-type="as-char" svg:width="6.9236in" svg:height="4.684969in" draw:z-index="0">
<draw:image xlink:href="../Images/AРМІЯINFORM/2023-05-12T61-00-00-04-00/ee5626ace31f8e4a402848636d13c9ec144ecc37.jpg" xlink:type="simple" xlink:show="embed" xlink:actuate="onLoad" draw:mime-type="image/jpeg"/>
</draw:frame>
</text:p>
      <text:p text:style-name="P4">
Про це під час візиту до Харківської області сказав Міністр оборони УкраїниОлексій Резніков.</text:p>
      <text:p text:style-name="P4">
Поїздка відбулася спільно з головою Комітету Верховної Ради України з питаньнаціональної безпеки, оборони та розвідки Олександром Завітневичем ідиректором Державного концерну «Укроборонпром» Юрієм Гусєвим та за участіочільника Харківської обласної військової адміністрації Олегом Синєгубовим.</text:p>
      <text:p text:style-name="P4">
Зокрема, в ході робочого візиту Міністр оборони провів тестування танка«Оплот».</text:p>
      <text:p text:style-name="P4">
«Я переконаний, що в танковій коаліції у перших рядах повинен бути самеукраїнський танк, як-от БМ «Оплот». На фронті обов’язково має бути броньованийкулак, адже найголовніша цінність – це збереження життя наших захисників ізахисниць. Щоб вони могли захищати нас, щоб вони не втрачали своє здоров’я, їмпотрібна броньована техніка. Я люблю кухню і музику різних народів світу, алев промисловості я залишаюся промисловим українопротекціоністом. Саме томуухвалено рішення, що МОУ замовить в «Укроборонпрому» для українського війська«Оплоти», — сказав Міністр оборони.</text:p>
      <text:p text:style-name="P4">
<text:a xlink:type="simple" xlink:href="https://armyinform.com.ua/wp-content/uploads/2023/05/ca8e713ca9fc254931ad161e1e50cb98124c8ef7.jpg" text:style-name="Internet_20_link" text:visited-style-name="Visited_20_Internet_20_Link">
<draw:frame draw:style-name="fr1" draw:name="Image273" text:anchor-type="as-char" svg:width="6.9236in" svg:height="6.9236in" draw:z-index="0">
<draw:image xlink:href="../Images/AРМІЯINFORM/2023-05-12T61-00-00-04-00/ca8e713ca9fc254931ad161e1e50cb98124c8ef7-150x150.jpg" xlink:type="simple" xlink:show="embed" xlink:actuate="onLoad" draw:mime-type="image/jpeg"/>
</draw:frame>
</text:a>
</text:p>
      <text:p text:style-name="P4">
<text:a xlink:type="simple" xlink:href="https://armyinform.com.ua/wp-content/uploads/2023/05/b8fd05254a9dfdf7acb38b3cf51d12d682322dfe.jpg" text:style-name="Internet_20_link" text:visited-style-name="Visited_20_Internet_20_Link">
<draw:frame draw:style-name="fr1" draw:name="Image274" text:anchor-type="as-char" svg:width="6.9236in" svg:height="6.9236in" draw:z-index="0">
<draw:image xlink:href="../Images/AРМІЯINFORM/2023-05-12T61-00-00-04-00/b8fd05254a9dfdf7acb38b3cf51d12d682322dfe-150x150.jpg" xlink:type="simple" xlink:show="embed" xlink:actuate="onLoad" draw:mime-type="image/jpeg"/>
</draw:frame>
</text:a>
</text:p>
      <text:p text:style-name="P4">
<text:a xlink:type="simple" xlink:href="https://armyinform.com.ua/wp-content/uploads/2023/05/b94349031e80186649b8bae90754c5144bd4ff43.jpg" text:style-name="Internet_20_link" text:visited-style-name="Visited_20_Internet_20_Link">
<draw:frame draw:style-name="fr1" draw:name="Image275" text:anchor-type="as-char" svg:width="6.9236in" svg:height="6.9236in" draw:z-index="0">
<draw:image xlink:href="../Images/AРМІЯINFORM/2023-05-12T61-00-00-04-00/b94349031e80186649b8bae90754c5144bd4ff43-150x150.jpg" xlink:type="simple" xlink:show="embed" xlink:actuate="onLoad" draw:mime-type="image/jpeg"/>
</draw:frame>
</text:a>
</text:p>
      <text:p text:style-name="P4">
Окрім того, в рамках візиту Олексій Резніков нагородив відзнакамиспівробітників одразу декількох підприємств «Укроборонпрому» за внесок вобороноздатність України. Він зазначив, що «Укроборонпром» є надійнимпартнером на шляху до перемоги.</text:p>
      <text:p text:style-name="P4">
«Перші місяці широкомасштабного вторгнення Україна вистояла завдяки героїзмуСил безпеки та оборони України, а також безперервній роботі підприємств«Укроборонпрому». Адже перші зразки важкого західного озброєння Україна почалаотримувати лише наприкінці минулорічної весни. Наше завдання — це спільно зкраїнами-партнерами забезпечити постійне збільшення обсягів виробництва таремонту усіх видів озброєння та військової техніки — і кожного дня ми,державний оборонно-промисловий комплекс, спільно з Міноборони робимо всеможливе для наближенням нашої перемоги», — відзначив Генеральний директор«Укроборонпрому» Юрій Гусєв.</text:p>
      <text:p text:style-name="P4">
<draw:frame draw:style-name="fr1" draw:name="Image276" text:anchor-type="as-char" svg:width="6.9236in" svg:height="3.709896in" draw:z-index="0">
<draw:image xlink:href="../Images/AРМІЯINFORM/2023-05-12T61-00-00-04-00/42a635b08ec4ce3a9fae0cdc8d3bdae901dfd702.jpg" xlink:type="simple" xlink:show="embed" xlink:actuate="onLoad" draw:mime-type="image/jpeg"/>
</draw:frame>
</text:p>
      <text:p text:style-name="P4">
Також відбулася робоча зустріч із головою Харківської ОВА. Олег Синєгубовнаголосив, що для регіону дуже важлива підтримка Міноборони, Міністерства зпитань стратегічних галузей промисловості та «Укроборонпрому».</text:p>
      <text:p text:style-name="P4">
«Захисники, які зараз перебувають на лінії оборони Харківщини, щодня впевненотримають свої позиції і завдають удари ворогу у відповідь. Ми допомагаємонашим військовим гуманітарною допомогою та необхідним обладнанням. Робимо все,щоб наблизити Перемогу», — зазначив Олег Синєгубов.</text:p>
      <text:p text:style-name="P4">
<text:span text:style-name="T4">
Джерело:</text:span>
 <text:a xlink:type="simple" xlink:href="https://www.mil.gov.ua/news/2023/05/12/minoboroni-zamovit-ukrainski-tanki-oplot-dlya-zsu/" text:style-name="Internet_20_link" text:visited-style-name="Visited_20_Internet_20_Link">
<text:span text:style-name="T5">
Міністерство оборониУкраїни</text:span>
</text:a>
</text:p>
      <text:p text:style-name="P4">
Source: <text:a xlink:type="simple" xlink:href="https://armyinform.com.ua/2023/05/12/minoborony-zamovyt-ukrayinski-tanky-oplot-dlya-zsu/" text:style-name="Internet_20_link" text:visited-style-name="Visited_20_Internet_20_Link">
https://armyinform.com.ua/2023/05/12/minoborony-zamovyt-ukrayinski-tanky-oplot-dlya-zsu/</text:a>
</text:p>
      <!--NEWS-->
      <text:h text:style-name="P10" text:outline-level="1">
<text:span text:style-name="T4">
За добу росія обстріляла 161 населений пункт України</text:span>
</text:h>
      <text:p text:style-name="P4">
Author: ['АРМІЯINFORM']</text:p>
      <text:p text:style-name="P4">
Time: 2023-05-12T62: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9f5fe07-f54a-4675-a65c-85e4a13ba3fb.jpg" text:style-name="Internet_20_link" text:visited-style-name="Visited_20_Internet_20_Link">
c9f5fe07-f54a-4675-a65c-85e4a13ba3fb.jpg</text:a>
']</text:p>
      <text:p text:style-name="P4">
Tags: ['STOPRUSSIA', 'АГРЕСІЯ РФ', 'ВІЙНА', 'ВТОРГНЕННЯ РФ', 'НАСЛІДКИ ВОРОЖИХ ОБСТРІЛІВ']</text:p>
      <text:p text:style-name="P4">
Category: News</text:p>
      <!--METADATA-->
      <text:p text:style-name="P4">
<draw:frame draw:style-name="fr1" draw:name="Image277" text:anchor-type="as-char" svg:width="6.9236in" svg:height="4.811902in" draw:z-index="0">
<draw:image xlink:href="../Images/AРМІЯINFORM/2023-05-12T62-00-00-04-00/c9f5fe07-f54a-4675-a65c-85e4a13ba3fb.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Про це у Telegram <text:a xlink:type="simple" xlink:href="https://t.me/militarymediacenter/1910" text:style-name="Internet_20_link" text:visited-style-name="Visited_20_Internet_20_Link">
інформує</text:a>
 MilitaryMedia Center.</text:p>
      <text:p text:style-name="P4">
Обстріли велись із різних видів озброєння (міномети, танки, артилерія, РСЗВ,ЗРК, БПЛА, тактична авіація).</text:p>
      <text:p text:style-name="P4">
«Здійснено обстріли 161 населений пункт, підтверджено ураження 179 об’єктівінфраструктури», — повідомляє Military Media Center.</text:p>
      <text:p text:style-name="P4">
Є загиблі та поранені серед цивільного населення, кількість жертв уточнюється.</text:p>
      <text:p text:style-name="P4">
Source: <text:a xlink:type="simple" xlink:href="https://armyinform.com.ua/2023/05/12/za-dobu-rosiya-obstrilyala-161-naselenyj-punkt-ukrayiny/" text:style-name="Internet_20_link" text:visited-style-name="Visited_20_Internet_20_Link">
https://armyinform.com.ua/2023/05/12/za-dobu-rosiya-obstrilyala-161-naselenyj-punkt-ukrayiny/</text:a>
</text:p>
      <!--NEWS-->
      <text:h text:style-name="P10" text:outline-level="1">
<text:span text:style-name="T4">
Що зараз відбувається на сході — пояснення Ганни Маляр</text:span>
</text:h>
      <text:p text:style-name="P4">
Author: ['АРМІЯINFORM']</text:p>
      <text:p text:style-name="P4">
Time: 2023-05-12T63:00:00-04:00</text:p>
      <text:p text:style-name="P4">
Description: Заступниця Міністра оборони України Ганна Маляр зазначила у Телеграм-каналі, що воро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57.jpg" text:style-name="Internet_20_link" text:visited-style-name="Visited_20_Internet_20_Link">
photo_2022-12-15_12-35-57.jpg</text:a>
']</text:p>
      <text:p text:style-name="P4">
Tags: ['STOPRUSSIA', 'АГРЕСІЯ РФ', 'ВТОРГНЕННЯ РФ', 'ГАННА МАЛЯР']</text:p>
      <text:p text:style-name="P4">
Category: News</text:p>
      <!--METADATA-->
      <text:p text:style-name="P4">
<draw:frame draw:style-name="fr1" draw:name="Image278" text:anchor-type="as-char" svg:width="6.9236in" svg:height="4.615733in" draw:z-index="0">
<draw:image xlink:href="../Images/AРМІЯINFORM/2023-05-12T63-00-00-04-00/photo_2022-12-15_12-35-57.jpg" xlink:type="simple" xlink:show="embed" xlink:actuate="onLoad" draw:mime-type="image/jpeg"/>
</draw:frame>
 Заступник Міністраоборони Ганна Маляр. Фото Дмитра Юрченка.</text:p>
      <text:p text:style-name="P4">
Заступниця Міністра оборони України Ганна Маляр<text:a xlink:type="simple" xlink:href="https://t.me/annamaliar/724" text:style-name="Internet_20_link" text:visited-style-name="Visited_20_Internet_20_Link">
зазначила</text:a>
 у Телеграм-каналі, що ворожі військанаступають на сході на декількох напрямках, а українські захисники здійснюютьоборону.</text:p>
      <text:p text:style-name="P4">
«Оборонні заходи включають не лише в прямому сенсі оборону, а й контрштурми таактивні дії. Попри те, що ворог сильний, наші оборонці не дають йомупросуватись та подекуди відкидають його назад і потужно знищують», —повідомила Ганна Маляр і додала, що така ситуація на сході триває вже кількамісяців.</text:p>
      <text:p text:style-name="P4">
Source: <text:a xlink:type="simple" xlink:href="https://armyinform.com.ua/2023/05/12/shho-zaraz-vidbuvayetsya-na-shodi-poyasnennya-ganny-malyar/" text:style-name="Internet_20_link" text:visited-style-name="Visited_20_Internet_20_Link">
https://armyinform.com.ua/2023/05/12/shho-zaraz-vidbuvayetsya-na-shodi-poyasnennya-ganny-malyar/</text:a>
</text:p>
      <!--NEWS-->
      <text:h text:style-name="P10" text:outline-level="1">
<text:span text:style-name="T4">
У Координаційному штабі обговорили пошук загиблих на звільнених територіях Харківщини</text:span>
</text:h>
      <text:p text:style-name="P4">
Author: ['АРМІЯINFORM']</text:p>
      <text:p text:style-name="P4">
Time: 2023-05-12T64:00:00-04:00</text:p>
      <text:p text:style-name="P4">
Description: У Координаційному штабі відбулася зустріч з родинами військовослужбовців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c9af115-91bd-4c0a-9670-003e28be5d24.jpg" text:style-name="Internet_20_link" text:visited-style-name="Visited_20_Internet_20_Link">
9c9af115-91bd-4c0a-9670-003e28be5d24.jpg</text:a>
']</text:p>
      <text:p text:style-name="P4">
Tags: ['ЗАГИБЛІ ВОЇНИ', 'КООРДИНАЦІЙНИЙ ШТАБ З ПИТАНЬ ПОВОДЖЕННЯ З ВІЙСЬКОВОПОЛОНЕНИМИ', 'ХАРКІВЩИНА']</text:p>
      <text:p text:style-name="P4">
Category: News</text:p>
      <!--METADATA-->
      <text:p text:style-name="P4">
<draw:frame draw:style-name="fr1" draw:name="Image279" text:anchor-type="as-char" svg:width="6.9236in" svg:height="4.373407in" draw:z-index="0">
<draw:image xlink:href="../Images/AРМІЯINFORM/2023-05-12T64-00-00-04-00/9c9af115-91bd-4c0a-9670-003e28be5d24.jpg" xlink:type="simple" xlink:show="embed" xlink:actuate="onLoad" draw:mime-type="image/jpeg"/>
</draw:frame>
</text:p>
      <text:p text:style-name="P4">
У Координаційному штабі відбулася зустріч з родинами військовослужбовцівокремої механізованої бригади імені Чорних Запорожців, під час якої обговорилипошук загиблих захисників на звільнених територіях Харківської області.</text:p>
      <text:p text:style-name="P4">
Про це <text:a xlink:type="simple" xlink:href="https://t.me/Koord_shtab/1038" text:style-name="Internet_20_link" text:visited-style-name="Visited_20_Internet_20_Link">
повідомляє</text:a>
 Координаційний штаб зпитань поводження з військовополоненими.</text:p>
      <text:p text:style-name="P4">
«На деяких ділянках пошукові роботи ще тривають. Їхнє завершення залежить відрозмінування», — зазначив Іван Ангелін, радник Уповноваженого з питань осіб,зниклих безвісти за особливих обставин.</text:p>
      <text:p text:style-name="P4">
Представник Штабу пояснив, що у військових частинах людину обліковують якзниклу безвісти, коли тіло захисника не знайдене та відсутні відповіднісвідчення побратимів.</text:p>
      <text:p text:style-name="P4">
Особа вважається зниклою безвісти, поки не встановлять її місце перебування чимісце захоронення, або ж не відбудеться збіг ДНК рідних із загиблим — безобмеження в часі.</text:p>
      <text:p text:style-name="P4">
Source: <text:a xlink:type="simple" xlink:href="https://armyinform.com.ua/2023/05/12/u-koordynaczijnomu-shtabi-obgovoryly-poshuk-zagyblyh-na-zvilnenyh-terytoriyah-harkivshhyny/" text:style-name="Internet_20_link" text:visited-style-name="Visited_20_Internet_20_Link">
https://armyinform.com.ua/2023/05/12/u-koordynaczijnomu-shtabi-obgovoryly-poshuk-zagyblyh-na-zvilnenyh-terytoriyah-harkivshhyny/</text:a>
</text:p>
      <!--NEWS-->
      <text:h text:style-name="P10" text:outline-level="1">
<text:span text:style-name="T4">
Міноборони Британії підтвердило прибуття до України всіх британських танків Challenger 2</text:span>
</text:h>
      <text:p text:style-name="P4">
Author: ['АРМІЯINFORM']</text:p>
      <text:p text:style-name="P4">
Time: 2023-05-12T65:00:00-04:00</text:p>
      <text:p text:style-name="P4">
Description: Велика Британія передала Україні усі обіцяні танки Challenger 2.    Про це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hallenger2.jpg" text:style-name="Internet_20_link" text:visited-style-name="Visited_20_Internet_20_Link">
challenger2.jpg</text:a>
', '<text:a xlink:type="simple" xlink:href="https://armyinform.com.ua/wp-content/uploads/2023/05/chellenger2-info2-1536x1132-2.jpg" text:style-name="Internet_20_link" text:visited-style-name="Visited_20_Internet_20_Link">
chellenger2-info2-1536x1132-2.jpg</text:a>
']</text:p>
      <text:p text:style-name="P4">
Tags: ['CHALLENGER 2', 'БЕН ВОЛЛЕС', 'БРИТАНІЯ', 'ДОПОМОГА ПАРТНЕРІВ', 'СВІТ ПІДТРИМУЄ УКРАЇНУ']</text:p>
      <text:p text:style-name="P4">
Category: News</text:p>
      <!--METADATA-->
      <text:p text:style-name="P4">
<draw:frame draw:style-name="fr1" draw:name="Image280" text:anchor-type="as-char" svg:width="6.9236in" svg:height="3.894525in" draw:z-index="0">
<draw:image xlink:href="../Images/AРМІЯINFORM/2023-05-12T65-00-00-04-00/challenger2.jpg" xlink:type="simple" xlink:show="embed" xlink:actuate="onLoad" draw:mime-type="image/jpeg"/>
</draw:frame>
</text:p>
      <text:p text:style-name="P4">
Велика Британія передала Україні усі обіцяні танки <text:a xlink:type="simple" xlink:href="https://armyinform.com.ua/2023/01/23/tank-challenger-2-brytanskyj-kremeznyj-panczyrnyk-shho-kydaye-vyklyk/" text:style-name="Internet_20_link" text:visited-style-name="Visited_20_Internet_20_Link">
Challenger2</text:a>
.</text:p>
      <text:p text:style-name="P4">
Про це під час виступу в британському парламенті<text:a xlink:type="simple" xlink:href="https://youtu.be/jkrS_UEPgKw" text:style-name="Internet_20_link" text:visited-style-name="Visited_20_Internet_20_Link">
повідомив</text:a>
 міністр оборони Бен Воллес.</text:p>
      <text:p text:style-name="P4">
«Я знаю, що всі наші танки прибули до країни, також багато запчастин, багатобронетехніки. На них <text:a xlink:type="simple" xlink:href="https://armyinform.com.ua/2023/04/10/u-minoborony-velykoyi-brytaniyi-pokazaly-yak-vijskovi-zsu-navchalysya-na-tankah-challenger-2/" text:style-name="Internet_20_link" text:visited-style-name="Visited_20_Internet_20_Link">
провели підготовку танавчання</text:a>
, як<text:a xlink:type="simple" xlink:href="https://armyinform.com.ua/2023/03/27/ukrayinski-vijskovi-u-velykij-brytaniyi-zavershyly-navchannya-na-tankah-challenger-2/" text:style-name="Internet_20_link" text:visited-style-name="Visited_20_Internet_20_Link">
тут</text:a>
, так і потім вУкраїні. І я знаю, що українські війська використовують їх», — сказав БенВоллес.</text:p>
      <text:p text:style-name="P4">
<draw:frame draw:style-name="fr1" draw:name="Image281" text:anchor-type="as-char" svg:width="6.9236in" svg:height="5.100385in" draw:z-index="0">
<draw:image xlink:href="../Images/AРМІЯINFORM/2023-05-12T65-00-00-04-00/chellenger2-info2-1536x1132-2.jpg" xlink:type="simple" xlink:show="embed" xlink:actuate="onLoad" draw:mime-type="image/jpeg"/>
</draw:frame>
</text:p>
      <text:p text:style-name="P4">
Нагадаємо, Велика Британія<text:a xlink:type="simple" xlink:href="https://armyinform.com.ua/2023/04/18/velyka-brytaniya-podaruvala-zsu-eskadron-z-14-potuzhnyh-tankiv-challenger-2/" text:style-name="Internet_20_link" text:visited-style-name="Visited_20_Internet_20_Link">
подарувала</text:a>
 Збройним Силам Україниескадрон з 14 потужних танків Challenger 2. Крім того, Британія<text:a xlink:type="simple" xlink:href="https://armyinform.com.ua/2023/04/26/brytaniya-peredala-ukrayini-tysyachi-snaryadiv-do-tankiv-challenger-2-zokrema-zi-zbidnenym-uranom/" text:style-name="Internet_20_link" text:visited-style-name="Visited_20_Internet_20_Link">
передала</text:a>
Україні тисячі снарядів до танків Challenger 2, зокрема — зі збідненим ураном.</text:p>
      <text:p text:style-name="P4">
У січні 2023 року до Великої Британії<text:a xlink:type="simple" xlink:href="https://armyinform.com.ua/2023/01/29/ukrayinski-tankisty-prybuly-na-navchannya-do-velykoyi-brytaniyi/" text:style-name="Internet_20_link" text:visited-style-name="Visited_20_Internet_20_Link">
прибула</text:a>
 перша група українських танкістів длянавчання на танках Challenger 2. Тоді ж Велика Британія<text:a xlink:type="simple" xlink:href="https://armyinform.com.ua/2023/01/17/velyka-brytaniya-peredast-ukrayini-novyj-paket-voyennoyi-dopomogy-tanky-challenger-2-sau-as90-ta-btr-bulldog/" text:style-name="Internet_20_link" text:visited-style-name="Visited_20_Internet_20_Link">
передала</text:a>
 Україні найзначніший пакет військової допомоги: окрім танківChallenger 2, офіційний Лондон передав Києву <text:a xlink:type="simple" xlink:href="https://armyinform.com.ua/2022/06/17/sau-as-90-na-shho-zdatna-brytanska-samohidka-horobre-sercze/" text:style-name="Internet_20_link" text:visited-style-name="Visited_20_Internet_20_Link">
САУAS90</text:a>
 та <text:a xlink:type="simple" xlink:href="https://armyinform.com.ua/2023/02/15/btr-fv430-mk3-bulldog-brytanskyj-bijczivskyj-pes-militaryst-iz-serczem-vid-rolls-royce/" text:style-name="Internet_20_link" text:visited-style-name="Visited_20_Internet_20_Link">
БТРBulldog</text:a>
.</text:p>
      <text:p text:style-name="P4">
<text:span text:style-name="T5">
Підготував Віталій Литвин</text:span>
</text:p>
      <text:p text:style-name="P4">
Source: <text:a xlink:type="simple" xlink:href="https://armyinform.com.ua/2023/05/12/minoborony-brytaniyi-pidtverdylo-prybuttya-do-ukrayiny-vsih-brytanskyh-tankiv-challenger-2/" text:style-name="Internet_20_link" text:visited-style-name="Visited_20_Internet_20_Link">
https://armyinform.com.ua/2023/05/12/minoborony-brytaniyi-pidtverdylo-prybuttya-do-ukrayiny-vsih-brytanskyh-tankiv-challenger-2/</text:a>
</text:p>
      <!--NEWS-->
      <text:h text:style-name="P10" text:outline-level="1">
<text:span text:style-name="T4">
За добу піротехніки ДСНС знешкодили понад 200 вибухонебезпечних предметів та одну авіабомбу</text:span>
</text:h>
      <text:p text:style-name="P4">
Author: ['АРМІЯINFORM']</text:p>
      <text:p text:style-name="P4">
Time: 2023-05-12T66:00:00-04:00</text:p>
      <text:p text:style-name="P4">
Description: Протягом минулої доби, 11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5/eb8f4466-702f-48d5-b669-7f1482e0f7d4.jpg" text:style-name="Internet_20_link" text:visited-style-name="Visited_20_Internet_20_Link">
eb8f4466-702f-48d5-b669-7f1482e0f7d4.jpg</text:a>
']</text:p>
      <text:p text:style-name="P4">
Tags: ['STOPRUSSIA', 'АГРЕСІЯ РФ', 'ВІЙНА', 'ВТОРГНЕННЯ РФ', 'ДСНС УКРАЇНИ', 'РОЗМІНУВАННЯ']</text:p>
      <text:p text:style-name="P4">
Category: News</text:p>
      <!--METADATA-->
      <text:p text:style-name="P4">
<draw:frame draw:style-name="fr1" draw:name="Image282" text:anchor-type="as-char" svg:width="6.9236in" svg:height="3.89908in" draw:z-index="0">
<draw:image xlink:href="../Images/AРМІЯINFORM/2023-05-12T66-00-00-04-00/medium.jpg" xlink:type="simple" xlink:show="embed" xlink:actuate="onLoad" draw:mime-type="image/jpeg"/>
</draw:frame>
Ілюстративне фото</text:p>
      <text:p text:style-name="P4">
Протягом минулої доби, <text:span text:style-name="T4">
11 травня</text:span>
 , піротехнічні підрозділи Державноїслужби України з надзвичайних ситуацій <text:span text:style-name="T4">
110 разів</text:span>
 залучалися до виконаннязавдань з розмінування.</text:p>
      <text:p text:style-name="P4">
Про це <text:span text:style-name="T5">
<text:a xlink:type="simple" xlink:href="https://dsns.gov.ua/uk/news/nadzvicaini-podiyi/informaciia-shhodo-diialnosti-pirotexnicnix-pidrozdiliv-dsns-113"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267</text:span>
<text:span text:style-name="T4">
вибухонебезпечних</text:span>
 <text:span text:style-name="T4">
предметів, у тому числі 1 авіаційну бомбу.</text:span>
 Обстежено(очищено) територію площею <text:span text:style-name="T4">
79 гектарів</text:span>
.</text:p>
      <text:p text:style-name="P4">
Найчастіше піротехнічні підрозділи працювали: на Харківщині 17 882 рази,Київщині — 7668, Донеччині — 5194, Миколаївщині — 4858, Херсонщині — 4733,Чернігівщині — 4591, Сумщині — 1975, Черкащині — 110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54 533 разидо виконання завдань з розмінування. Знешкоджено 358 649 вибухонебезпечнихпредметів, зокрема 2223 авіаційні бомби. Обстежено (очищено) територію площею85 031 гектар.</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283" text:anchor-type="as-char" svg:width="6.9236in" svg:height="5.804039in" draw:z-index="0">
<draw:image xlink:href="../Images/AРМІЯINFORM/2023-05-12T66-00-00-04-00/eb8f4466-702f-48d5-b669-7f1482e0f7d4.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12/za-dobu-pirotehniky-dsns-zneshkodyly-ponad-200-vybuhonebezpechnyh-predmetiv-ta-odnu-aviabombu/" text:style-name="Internet_20_link" text:visited-style-name="Visited_20_Internet_20_Link">
https://armyinform.com.ua/2023/05/12/za-dobu-pirotehniky-dsns-zneshkodyly-ponad-200-vybuhonebezpechnyh-predmetiv-ta-odnu-aviabombu/</text:a>
</text:p>
      <!--NEWS-->
      <text:h text:style-name="P10" text:outline-level="1">
<text:span text:style-name="T4">
Володимир Зеленський відзначив нагородами 117 військовослужбовців, із них — 80 посмертно</text:span>
</text:h>
      <text:p text:style-name="P4">
Author: ['АРМІЯINFORM']</text:p>
      <text:p text:style-name="P4">
Time: 2023-05-12T67:00:00-04:00</text:p>
      <text:p text:style-name="P4">
Description: Президент України Володимир Зеленський відзначив державними нагородами 117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1623257317-6507.jpeg" text:style-name="Internet_20_link" text:visited-style-name="Visited_20_Internet_20_Link">
1623257317-6507.jpeg</text:a>
']</text:p>
      <text:p text:style-name="P4">
Tags: ['НАГОРОДЖЕННЯ ВІЙСЬКОВОСЛУЖБОВЦІВ', 'УКАЗ ПРЕЗИДЕНТА УКРАЇНИ']</text:p>
      <text:p text:style-name="P4">
Category: News</text:p>
      <!--METADATA-->
      <text:p text:style-name="P4">
<draw:frame draw:style-name="fr1" draw:name="Image284" text:anchor-type="as-char" svg:width="6.9236in" svg:height="4.615733in" draw:z-index="0">
<draw:image xlink:href="../Images/AРМІЯINFORM/2023-05-12T67-00-00-04-00/1623257317-6507.jpeg" xlink:type="simple" xlink:show="embed" xlink:actuate="onLoad" draw:mime-type="image/jpeg"/>
</draw:frame>
</text:p>
      <text:p text:style-name="P4">
Президент України Володимир Зеленський відзначив державними нагородами 117захисників України. 80 військовослужбовців нагороджено посмертно.</text:p>
      <text:p text:style-name="P4">
Про це йдеться в указі<text:a xlink:type="simple" xlink:href="https://www.president.gov.ua/documents/2702023-46701" text:style-name="Internet_20_link" text:visited-style-name="Visited_20_Internet_20_Link">
№270/2023,</text:a>
оприлюдненому на Офісі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Нагородити орденом Богдана Хмельницького ІІІ ступеня</text:span>
</text:p>
      <text:p text:style-name="P4">
БІЛІКА Олександра Миколайовича (посмертно) — старшого лейтенанта</text:p>
      <text:p text:style-name="P4">
КОЗАКА Руслана Олександровича (посмертно) — старшого лейтенанта</text:p>
      <text:p text:style-name="P4">
САДОВНІКА Тараса Ігоровича (посмертно) — старшого лейтенанта</text:p>
      <text:p text:style-name="P4">
ЯЦИШЕНА Яна Володимировича — полковника</text:p>
      <text:p text:style-name="P4">
<text:span text:style-name="T4">
Нагородити орденом</text:span>
 <text:span text:style-name="T4">
«</text:span>
 <text:span text:style-name="T4">
За мужність</text:span>
 <text:span text:style-name="T4">
»</text:span>
 <text:span text:style-name="T4">
ІІ ступеня</text:span>
</text:p>
      <text:p text:style-name="P4">
СТРАТУЛАТА Антона Федоровича (посмертно) — солдата</text:p>
      <text:p text:style-name="P4">
ТИМОШЕНКА Сергія Володимировича (посмертно) — головного сержанта</text:p>
      <text:p text:style-name="P4">
ТКАЧЕНКА Дмитра Олександровича (посмертно) — старшого лейтенанта</text:p>
      <text:p text:style-name="P4">
ХАЗОВА Дмитра Володимировича (посмертно) — головного сержанта</text:p>
      <text:p text:style-name="P4">
<text:span text:style-name="T4">
Нагородити орденом</text:span>
 <text:span text:style-name="T4">
«</text:span>
 <text:span text:style-name="T4">
За мужність</text:span>
 <text:span text:style-name="T4">
»</text:span>
 <text:span text:style-name="T4">
ІІІ ступеня</text:span>
</text:p>
      <text:p text:style-name="P4">
АНДРОНЮКА Володимира Вячеславовича (посмертно) — солдата</text:p>
      <text:p text:style-name="P4">
АНТОЩУКА Федора Анатолійовича (посмертно) — старшого солдата</text:p>
      <text:p text:style-name="P4">
БАБЕНКА Михайла Євгенійовича (посмертно) — головного сержанта</text:p>
      <text:p text:style-name="P4">
БАНКОВСЬКОГО Володимира Володимировича — капітан-лейтенанта</text:p>
      <text:p text:style-name="P4">
БЕРНАДУ Андрія Миколайовича (посмертно) — лейтенанта</text:p>
      <text:p text:style-name="P4">
БИЦАНА Юрія Вікторовича — старшого солдата</text:p>
      <text:p text:style-name="P4">
БОРОВСЬКОГО Богдана Вячеславовича (посмертно) — солдата</text:p>
      <text:p text:style-name="P4">
БОХОНЮКА Ігоря Євгеновича (посмертно) — старшого солдата</text:p>
      <text:p text:style-name="P4">
ВАРЕНИКА Валерія Олександровича (посмертно) — солдата</text:p>
      <text:p text:style-name="P4">
ГАЙДАРОВА Олега Кімовича (посмертно) — солдата</text:p>
      <text:p text:style-name="P4">
ГАЛАЙДУ Владислава Олександровича (посмертно) — старшого солдата</text:p>
      <text:p text:style-name="P4">
ГАРБУЗА Олександра Леонідовича (посмертно) — солдата</text:p>
      <text:p text:style-name="P4">
ГЕРАСИМОВА Миколу Володимировича (посмертно) — молодшого сержанта</text:p>
      <text:p text:style-name="P4">
ГОДОВЕНКА Станіслава Анатолійовича (посмертно) — молодшого сержанта</text:p>
      <text:p text:style-name="P4">
ГОЛОВАТЮКА Миколу Вікторовича (посмертно) — молодшого сержанта</text:p>
      <text:p text:style-name="P4">
ГОРДІЄНКА Максима Леонідовича — старшого солдата</text:p>
      <text:p text:style-name="P4">
ГОРЯЧКУНА Віктора Вікторовича — солдата</text:p>
      <text:p text:style-name="P4">
ГРИНИКА Юрія Богдановича (посмертно) — солдата</text:p>
      <text:p text:style-name="P4">
ГРИЩЕНКА Іллю Володимировича (посмертно) — солдата</text:p>
      <text:p text:style-name="P4">
ГРИЩУКА Сергія Володимировича (посмертно) — солдата</text:p>
      <text:p text:style-name="P4">
ГУДИМУ Олега Олександровича (посмертно) — молодшого сержанта</text:p>
      <text:p text:style-name="P4">
ЖУРКУ Сергія Анатолійовича (посмертно) — молодшого сержанта</text:p>
      <text:p text:style-name="P4">
ІВАНОВА Віктора Володимировича (посмертно) — солдата</text:p>
      <text:p text:style-name="P4">
ІВАНОВА Олександра Анатолійовича (посмертно) — солдата</text:p>
      <text:p text:style-name="P4">
КАРПЕНКА Сергія Анатолійовича (посмертно) — солдата</text:p>
      <text:p text:style-name="P4">
КАТОШЕВА Максима Олексійовича (посмертно) — солдата</text:p>
      <text:p text:style-name="P4">
КЕРНИЦЬКОГО Олександра Сергійовича (посмертно) — солдата</text:p>
      <text:p text:style-name="P4">
КИЯНИЦЮ Богдана Миколайовича (посмертно) — молодшого сержанта</text:p>
      <text:p text:style-name="P4">
КОВАЛЬЧУКА Олександра Олександровича (посмертно) — солдата</text:p>
      <text:p text:style-name="P4">
КОЛІСНИКА Романа Вікторовича — сержанта</text:p>
      <text:p text:style-name="P4">
КОЛОМІЙЦЯ Антона Васильовича (посмертно) — солдата</text:p>
      <text:p text:style-name="P4">
КОЛОМОЙЦЯ Андрія Ігоровича (посмертно) — солдата</text:p>
      <text:p text:style-name="P4">
КОРОМИСЛА Андрія Петровича (посмертно) — солдата</text:p>
      <text:p text:style-name="P4">
КРАВЧИНСЬКОГО Андрія Степановича (посмертно) — сержанта</text:p>
      <text:p text:style-name="P4">
КРОТІКА Сергія Миколайовича — солдата</text:p>
      <text:p text:style-name="P4">
КУЧЕРА Валентина Леонідовича (посмертно) — штаб-сержанта</text:p>
      <text:p text:style-name="P4">
ЛИСОГО Миколу Володимировича (посмертно) — сержанта</text:p>
      <text:p text:style-name="P4">
ЛОБОВА Едуарда Анатолійовича (посмертно) — старшого солдата</text:p>
      <text:p text:style-name="P4">
ЛОЗІНСЬКОГО Олександра Миколайовича (посмертно) — сержанта</text:p>
      <text:p text:style-name="P4">
ЛЯЛЮКА Захара Анатолійовича (посмертно) — старшого солдата</text:p>
      <text:p text:style-name="P4">
ЛЯШУКА Даніїла Олександровича (посмертно) — солдата</text:p>
      <text:p text:style-name="P4">
МАЛЯРА Сергія Миколайовича (посмертно) — старшого солдата</text:p>
      <text:p text:style-name="P4">
МАМЄЛІНА Віталія Валерійовича (посмертно) — молодшого сержанта</text:p>
      <text:p text:style-name="P4">
МИТКА Любомира Дмитровича (посмертно) — солдата</text:p>
      <text:p text:style-name="P4">
МОРОЗА Сергія Михайловича (посмертно) — капітана</text:p>
      <text:p text:style-name="P4">
НАЗАРЕНКА Сергія Сергійовича (посмертно) — солдата</text:p>
      <text:p text:style-name="P4">
НЕБИША Сергія Васильовича (посмертно) — солдата</text:p>
      <text:p text:style-name="P4">
НІКІФОРОВА Олега Володимировича (посмертно) — солдата</text:p>
      <text:p text:style-name="P4">
ОВЧАРЕНКА Сергія Олександровича (посмертно) — старшого солдата</text:p>
      <text:p text:style-name="P4">
ОЛІЙНИКА Володимира Олександровича (посмертно) — солдата</text:p>
      <text:p text:style-name="P4">
ПЕТРЕНКА Олександра Олександровича (посмертно) — солдата</text:p>
      <text:p text:style-name="P4">
ПЕЦЬКОВА Сергія Миколайовича (посмертно) — солдата</text:p>
      <text:p text:style-name="P4">
ПІНЧУКА Сергія Андрійовича (посмертно) — солдата</text:p>
      <text:p text:style-name="P4">
ПОТУШАНСЬКОГО Артема Миколайовича (посмертно) — старшого солдата</text:p>
      <text:p text:style-name="P4">
ПУЛІНЦЯ Максима Володимировича (посмертно) — старшого солдата</text:p>
      <text:p text:style-name="P4">
РАБУШІНА Гліба Миколайовича (посмертно) — солдата</text:p>
      <text:p text:style-name="P4">
САВЕНКА Сергія Петровича (посмертно) — солдата</text:p>
      <text:p text:style-name="P4">
САДЧИКОВА Віталія Григоровича (посмертно) — старшого солдата</text:p>
      <text:p text:style-name="P4">
САПЛИВОГО Віталія Івановича — солдата</text:p>
      <text:p text:style-name="P4">
СКЛЯРОВА Сергія Петровича (посмертно) — головного сержанта</text:p>
      <text:p text:style-name="P4">
СОТНИКА Юрія Валерійовича (посмертно) — солдата</text:p>
      <text:p text:style-name="P4">
СТЕБЛЮКА Павла Володимировича (посмертно) — молодшого сержанта</text:p>
      <text:p text:style-name="P4">
СТЕПАНОВА Дмитра Васильовича (посмертно) — сержанта</text:p>
      <text:p text:style-name="P4">
ТАРАЩАНА Андрія Євгеновича (посмертно) — сержанта</text:p>
      <text:p text:style-name="P4">
ТЕРЗІ Карена Ігоровича (посмертно) — солдата</text:p>
      <text:p text:style-name="P4">
ТИХОНЕНКА Артема Васильовича (посмертно) — солдата</text:p>
      <text:p text:style-name="P4">
ТІШАКОВА Володимира Миколайовича (посмертно) — солдата</text:p>
      <text:p text:style-name="P4">
ТОЛОПКА Степана Ярославовича (посмертно) — старшого солдата</text:p>
      <text:p text:style-name="P4">
ТРУСОВА Олександра Юрійовича (посмертно) — старшого солдата</text:p>
      <text:p text:style-name="P4">
ТУПЧІЯ Антона Валерійовича (посмертно) — солдата</text:p>
      <text:p text:style-name="P4">
ФЕДОРЧУКА Євгена Олександровича (посмертно) — молодшого сержанта</text:p>
      <text:p text:style-name="P4">
ФЕЙРИКА Олександра Сергійовича (посмертно) — старшого солдата</text:p>
      <text:p text:style-name="P4">
ЧЕБАНОВА Сергія Вадимовича (посмертно) — старшого солдата</text:p>
      <text:p text:style-name="P4">
ЧИСТЯКОВА Олега Валерійовича (посмертно) — сержанта</text:p>
      <text:p text:style-name="P4">
ШИЛКІНА Романа Сергійовича (посмертно) — солдата</text:p>
      <text:p text:style-name="P4">
ШКИРЮ Юрія Миколайовича — майстер-сержанта</text:p>
      <text:p text:style-name="P4">
ШПАКОВА Сергія Володимировича (посмертно) — старшого сержанта</text:p>
      <text:p text:style-name="P4">
ШТУКУ Сергія Олександровича (посмертно) — старшого солдата</text:p>
      <text:p text:style-name="P4">
ЩЕРБАКОВА Дмитра Олександровича (посмертно) — старшого солдата</text:p>
      <text:p text:style-name="P4">
ЮРЧЕНКА Андрія Олександровича (посмертно) — солдата</text:p>
      <text:p text:style-name="P4">
ЮСУБОВА Руслана Ілхамовича (посмертно) — солдата</text:p>
      <text:p text:style-name="P4">
<text:span text:style-name="T4">
Нагородити орденом княгині Ольги ІІІ ступеня</text:span>
</text:p>
      <text:p text:style-name="P4">
ПАРХОМЕНКО Людмилу Анатоліївну — старшого сержанта</text:p>
      <text:p text:style-name="P4">
<text:span text:style-name="T4">
Нагородити медаллю</text:span>
 <text:span text:style-name="T4">
«</text:span>
 <text:span text:style-name="T4">
За військову службу Україні</text:span>
 <text:span text:style-name="T4">
»</text:span>
</text:p>
      <text:p text:style-name="P4">
ГАЙДАРЖИ Олександра Ілліча — лейтенанта медичної служби</text:p>
      <text:p text:style-name="P4">
ДАЦЮКА Василя Володимировича — старшого солдата</text:p>
      <text:p text:style-name="P4">
КЕБАНЮКА Дмитра Володимировича — старшого солдата</text:p>
      <text:p text:style-name="P4">
КОПТЕЛЬЦЕВА Юрія Олеговича — молодшого сержанта</text:p>
      <text:p text:style-name="P4">
КРАВЦОВА Віктора Михайловича — солдата</text:p>
      <text:p text:style-name="P4">
ЛИТОВЧЕНКА Віктора Петровича — капітана</text:p>
      <text:p text:style-name="P4">
ЛИТОВЧЕНКА Владислава Анатолійовича — молодшого сержанта</text:p>
      <text:p text:style-name="P4">
МЕРЗЛІКІНА Сергія Миколайовича — штаб-сержанта</text:p>
      <text:p text:style-name="P4">
МІШЕКІНА Сергія Володимировича — солдата</text:p>
      <text:p text:style-name="P4">
НАУМОВА Костянтина Сергійовича — старшого солдата</text:p>
      <text:p text:style-name="P4">
ПОТАПОВА Ігоря Вікторовича — підполковника медичної служби</text:p>
      <text:p text:style-name="P4">
ПРОСВІРНІНА Антона Валерійовича — солдата</text:p>
      <text:p text:style-name="P4">
САЄНКА Олексія Миколайовича — старшого сержанта</text:p>
      <text:p text:style-name="P4">
САЦЮКА Ігоря Богдановича — солдата</text:p>
      <text:p text:style-name="P4">
СЕЛІВАНОВА Андрія Андрійовича — молодшого лейтенанта медичної служби</text:p>
      <text:p text:style-name="P4">
СІЛКІНА Сергія Олександровича — лейтенанта медичної служби</text:p>
      <text:p text:style-name="P4">
СОСНИЦЬКОГО Олександра Валентиновича — молодшого лейтенанта.</text:p>
      <text:p text:style-name="P4">
ТЕРНОПІЛЬСЬКОГО Дмитра Ярославовича — сержанта</text:p>
      <text:p text:style-name="P4">
ХАРЧЕНКА Романа Вікторовича — солдата</text:p>
      <text:p text:style-name="P4">
ШВЕДА Павла Євгенійовича — солдата</text:p>
      <text:p text:style-name="P4">
ШЕВЧЕНКА Олександра Олександровича — старшого сержанта</text:p>
      <text:p text:style-name="P4">
ШИЛОВА Андрія Івановича — молодшого сержанта</text:p>
      <text:p text:style-name="P4">
ШЛЯХОВА Андрія Вікторовича — старшого сержанта</text:p>
      <text:p text:style-name="P4">
<text:span text:style-name="T4">
Нагородити медаллю</text:span>
 <text:span text:style-name="T4">
«</text:span>
 <text:span text:style-name="T4">
Захиснику Вітчизни</text:span>
 <text:span text:style-name="T4">
»</text:span>
</text:p>
      <text:p text:style-name="P4">
ВОДОНОСА Володимира Валентиновича — солдата</text:p>
      <text:p text:style-name="P4">
ГРЕКУЛА Олександра Дмитровича — старшого солдата</text:p>
      <text:p text:style-name="P4">
ЧУЙКА Олександра Миколайовича — старшого солдата</text:p>
      <text:p text:style-name="P4">
ШОЛУПЦЯ Валентина Миколайовича — старшого солдата.</text:p>
      <text:p text:style-name="P4">
Source: <text:a xlink:type="simple" xlink:href="https://armyinform.com.ua/2023/05/12/volodymyr-zelenskyj-vidznachyv-nagorodamy-117-vijskovosluzhbovcziv-iz-nyh-80-posmertno/" text:style-name="Internet_20_link" text:visited-style-name="Visited_20_Internet_20_Link">
https://armyinform.com.ua/2023/05/12/volodymyr-zelenskyj-vidznachyv-nagorodamy-117-vijskovosluzhbovcziv-iz-nyh-80-posmertno/</text:a>
</text:p>
      <!--NEWS-->
      <text:h text:style-name="P10" text:outline-level="1">
<text:span text:style-name="T4">
На засіданні Ставки командувачі ОСУВ доповіли про перебіг бойових дій на своїх ділянках фронту</text:span>
</text:h>
      <text:p text:style-name="P4">
Author: ['АРМІЯINFORM']</text:p>
      <text:p text:style-name="P4">
Time: 2023-05-12T68:00:00-04:00</text:p>
      <text:p text:style-name="P4">
Description: Президент Володимир Зеленський провів чергове засідання Ставки Верх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zelenskyj.jpg" text:style-name="Internet_20_link" text:visited-style-name="Visited_20_Internet_20_Link">
zelenskyj.jpg</text:a>
']</text:p>
      <text:p text:style-name="P4">
Tags: ['STOPRUSSIA', 'АГРЕСІЯ РФ', 'ВТОРГНЕННЯ РФ', 'СТАВКА ВЕРХОВНОГО ГОЛОВНОКОМАНДУВАЧА']</text:p>
      <text:p text:style-name="P4">
Category: News</text:p>
      <!--METADATA-->
      <text:p text:style-name="P4">
<draw:frame draw:style-name="fr1" draw:name="Image285" text:anchor-type="as-char" svg:width="6.9236in" svg:height="4.61393in" draw:z-index="0">
<draw:image xlink:href="../Images/AРМІЯINFORM/2023-05-12T68-00-00-04-00/zelenskyj.jpg" xlink:type="simple" xlink:show="embed" xlink:actuate="onLoad" draw:mime-type="image/jpeg"/>
</draw:frame>
</text:p>
      <text:p text:style-name="P4">
Президент Володимир Зеленський провів чергове засідання Ставки ВерховногоГоловнокомандувача. Командувачі оперативно-стратегічних угруповань військрозповіли про перебіг бойових дій.</text:p>
      <text:p text:style-name="P4">
Про це <text:a xlink:type="simple" xlink:href="https://t.me/V_Zelenskiy_official/6198" text:style-name="Internet_20_link" text:visited-style-name="Visited_20_Internet_20_Link">
повідомляє</text:a>
 Президент УкраїниВолодимир Зеленський.</text:p>
      <text:p text:style-name="P4">
«Ставка. Почули доповідь генерала Сирського, чиї підрозділи надзусиллямизупинили ворога та навіть відкинули його назад на деяких напрямках. Доповідаві генерал Тарнавський щодо актуальної ситуації в ОСУВ «Таврія». ОСУВи «Одеса»,«Північ» — також під контролем.</text:p>
      <text:p text:style-name="P4">
Визначили їхні першочергові потреби й ознайомилися з темпами комплектуваннятехнікою та боєприпасами нових бригад.</text:p>
      <text:p text:style-name="P4">
Були важливі доповіді Главкома генерала Валерія Залужного, Міністра оборониОлексія Резнікова, Генштабу ЗСУ та міністра стратпрому Олександра Камишина», —зазначив глава держави.</text:p>
      <text:p text:style-name="P4">
Президент України заявив, що також звірили всі довготривалі контракти напостачання боєприпасів і ракет.</text:p>
      <text:p text:style-name="P4">
Source: <text:a xlink:type="simple" xlink:href="https://armyinform.com.ua/2023/05/12/na-zasidanni-stavky-komanduvachi-osuv-dopovily-pro-perebig-bojovyh-dij-na-svoyih-dilyankah-frontu/" text:style-name="Internet_20_link" text:visited-style-name="Visited_20_Internet_20_Link">
https://armyinform.com.ua/2023/05/12/na-zasidanni-stavky-komanduvachi-osuv-dopovily-pro-perebig-bojovyh-dij-na-svoyih-dilyankah-frontu/</text:a>
</text:p>
      <!--NEWS-->
      <text:h text:style-name="P10" text:outline-level="1">
<text:span text:style-name="T4">
Офіс Генпрокурора України: задокументовано понад 86 тисячі воєнних злочинів</text:span>
</text:h>
      <text:p text:style-name="P4">
Author: ['АРМІЯINFORM']</text:p>
      <text:p text:style-name="P4">
Time: 2023-05-12T6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12052023ua.jpg" text:style-name="Internet_20_link" text:visited-style-name="Visited_20_Internet_20_Link">
warcrime-12052023ua.jpg</text:a>
', '<text:a xlink:type="simple" xlink:href="https://armyinform.com.ua/wp-content/uploads/2023/05/warcrime-12052023en.jpg" text:style-name="Internet_20_link" text:visited-style-name="Visited_20_Internet_20_Link">
warcrime-12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86" text:anchor-type="as-char" svg:width="6.9236in" svg:height="4.448413in" draw:z-index="0">
<draw:image xlink:href="../Images/AРМІЯINFORM/2023-05-12T69-00-00-04-00/warcrime-12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text:span>
 <text:span text:style-name="T4">
12</text:span>
 <text:span text:style-name="T4">
травня</text:span>
 зареєстровано:</text:p>
      <ul>
        <li>
86 237 воєнних злочинів,  * 17 123 злочини проти національної безпеки України.</li>
      </ul>
      <text:p text:style-name="P4">
Крім того, за офіційними даними ювенальних прокурорів, <text:span text:style-name="T4">
1448 дітейпостраждали</text:span>
 внаслідок агресії рф, з них:</text:p>
      <ul>
        <li>
480 — дітей загинули,  * 96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87" text:anchor-type="as-char" svg:width="6.9236in" svg:height="4.448413in" draw:z-index="0">
<draw:image xlink:href="../Images/AРМІЯINFORM/2023-05-12T69-00-00-04-00/warcrime-12052023en.jpg" xlink:type="simple" xlink:show="embed" xlink:actuate="onLoad" draw:mime-type="image/jpeg"/>
</draw:frame>
</text:p>
      <text:p text:style-name="P4">
Source: <text:a xlink:type="simple" xlink:href="https://armyinform.com.ua/2023/05/12/ofis-genprokurora-ukrayiny-zadokumentovano-ponad-86-tysyachi-voyennyh-zlochyniv/" text:style-name="Internet_20_link" text:visited-style-name="Visited_20_Internet_20_Link">
https://armyinform.com.ua/2023/05/12/ofis-genprokurora-ukrayiny-zadokumentovano-ponad-86-tysyachi-voyennyh-zlochyniv/</text:a>
</text:p>
      <!--NEWS-->
      <text:h text:style-name="P10" text:outline-level="1">
<text:span text:style-name="T4">
Окупанти зруйнували та пошкодили близько пів тисячі храмів та сакральних споруд України</text:span>
</text:h>
      <text:p text:style-name="P4">
Author: ['Володимир Загребельний']</text:p>
      <text:p text:style-name="P4">
Time: 2023-05-12T70:00:00-04:00</text:p>
      <text:p text:style-name="P4">
Description: У Трапезній палаті Національного заповідника «Києво-Печерська лавра» відкрилася вистав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47.jpg" text:style-name="Internet_20_link" text:visited-style-name="Visited_20_Internet_20_Link">
golovna-47.jpg</text:a>
', '<text:a xlink:type="simple" xlink:href="https://armyinform.com.ua/wp-content/uploads/2023/05/lavra_001-150x150.jpg" text:style-name="Internet_20_link" text:visited-style-name="Visited_20_Internet_20_Link">
lavra_001-150x150.jpg</text:a>
', '<text:a xlink:type="simple" xlink:href="https://armyinform.com.ua/wp-content/uploads/2023/05/lavra_002-150x150.jpg" text:style-name="Internet_20_link" text:visited-style-name="Visited_20_Internet_20_Link">
lavra_002-150x150.jpg</text:a>
', '<text:a xlink:type="simple" xlink:href="https://armyinform.com.ua/wp-content/uploads/2023/05/lavra_003-150x150.jpg" text:style-name="Internet_20_link" text:visited-style-name="Visited_20_Internet_20_Link">
lavra_003-150x150.jpg</text:a>
', '<text:a xlink:type="simple" xlink:href="https://armyinform.com.ua/wp-content/uploads/2023/05/lavra_004.jpg" text:style-name="Internet_20_link" text:visited-style-name="Visited_20_Internet_20_Link">
lavra_004.jpg</text:a>
', '<text:a xlink:type="simple" xlink:href="https://armyinform.com.ua/wp-content/uploads/2023/05/lavra_005-150x150.jpg" text:style-name="Internet_20_link" text:visited-style-name="Visited_20_Internet_20_Link">
lavra_005-150x150.jpg</text:a>
', '<text:a xlink:type="simple" xlink:href="https://armyinform.com.ua/wp-content/uploads/2023/05/lavra_006-150x150.jpg" text:style-name="Internet_20_link" text:visited-style-name="Visited_20_Internet_20_Link">
lavra_006-150x150.jpg</text:a>
', '<text:a xlink:type="simple" xlink:href="https://armyinform.com.ua/wp-content/uploads/2023/05/lavra_007-150x150.jpg" text:style-name="Internet_20_link" text:visited-style-name="Visited_20_Internet_20_Link">
lavra_007-150x150.jpg</text:a>
', '<text:a xlink:type="simple" xlink:href="https://armyinform.com.ua/wp-content/uploads/2023/05/lavra_008-150x150.jpg" text:style-name="Internet_20_link" text:visited-style-name="Visited_20_Internet_20_Link">
lavra_008-150x150.jpg</text:a>
']</text:p>
      <text:p text:style-name="P4">
Tags: ['НАЦІОНАЛЬНИЙ ЗАПОВІДНИК «КИЄВО-ПЕЧЕРСЬКА ЛАВРА»', 'НАЦІОНАЛЬНИЙ МЕМОРІАЛЬНИЙ КОМПЛЕКС ГЕРОЇВ НЕБЕСНОЇ СОТНІ — МУЗЕЙ РЕВОЛЮЦІЇ ГІДНОСТІ', 'НАЦІОНАЛЬНИЙ МУЗЕЙ ІСТОРІЇ УКРАЇНИ У ДРУГІЙ СВІТОВІЙ ВІЙНІ']</text:p>
      <text:p text:style-name="P4">
Category: News</text:p>
      <!--METADATA-->
      <text:p text:style-name="P4">
<draw:frame draw:style-name="fr1" draw:name="Image288" text:anchor-type="as-char" svg:width="6.9236in" svg:height="4.615733in" draw:z-index="0">
<draw:image xlink:href="../Images/AРМІЯINFORM/2023-05-12T70-00-00-04-00/golovna-47.jpg" xlink:type="simple" xlink:show="embed" xlink:actuate="onLoad" draw:mime-type="image/jpeg"/>
</draw:frame>
</text:p>
      <text:p text:style-name="P4">
У Трапезній палаті Національного заповідника «Києво-Печерська лавра»відкрилася виставка — «…Але будуть відроджені у славі й силі». Вона розповідаєпро храми України, понівечені внаслідок широкомасштабного російського нападу.</text:p>
      <text:p text:style-name="P4">
За час широкомасштабної агресії російської федерації російські окупантизруйнували, сплюндрували або пошкодили близько пів тисячі храмів і сакральнихспоруд на території України, значна частина з яких має історико-культурнуцінність та є пам’яткою архітектури й мистецтва. Цілеспрямовано тасистематично загарбники руйнують Українські храми, які є матеріальнимвтіленням духовності нашого народу.</text:p>
      <text:p text:style-name="P4">
<text:a xlink:type="simple" xlink:href="https://armyinform.com.ua/wp-content/uploads/2023/05/lavra_001.jpg" text:style-name="Internet_20_link" text:visited-style-name="Visited_20_Internet_20_Link">
<draw:frame draw:style-name="fr1" draw:name="Image289" text:anchor-type="as-char" svg:width="6.9236in" svg:height="6.9236in" draw:z-index="0">
<draw:image xlink:href="../Images/AРМІЯINFORM/2023-05-12T70-00-00-04-00/lavra_001-150x150.jpg" xlink:type="simple" xlink:show="embed" xlink:actuate="onLoad" draw:mime-type="image/jpeg"/>
</draw:frame>
</text:a>
</text:p>
      <text:p text:style-name="P4">
<text:a xlink:type="simple" xlink:href="https://armyinform.com.ua/wp-content/uploads/2023/05/lavra_002.jpg" text:style-name="Internet_20_link" text:visited-style-name="Visited_20_Internet_20_Link">
<draw:frame draw:style-name="fr1" draw:name="Image290" text:anchor-type="as-char" svg:width="6.9236in" svg:height="6.9236in" draw:z-index="0">
<draw:image xlink:href="../Images/AРМІЯINFORM/2023-05-12T70-00-00-04-00/lavra_002-150x150.jpg" xlink:type="simple" xlink:show="embed" xlink:actuate="onLoad" draw:mime-type="image/jpeg"/>
</draw:frame>
</text:a>
</text:p>
      <text:p text:style-name="P4">
<text:a xlink:type="simple" xlink:href="https://armyinform.com.ua/wp-content/uploads/2023/05/lavra_003.jpg" text:style-name="Internet_20_link" text:visited-style-name="Visited_20_Internet_20_Link">
<draw:frame draw:style-name="fr1" draw:name="Image291" text:anchor-type="as-char" svg:width="6.9236in" svg:height="6.9236in" draw:z-index="0">
<draw:image xlink:href="../Images/AРМІЯINFORM/2023-05-12T70-00-00-04-00/lavra_003-150x150.jpg" xlink:type="simple" xlink:show="embed" xlink:actuate="onLoad" draw:mime-type="image/jpeg"/>
</draw:frame>
</text:a>
</text:p>
      <text:p text:style-name="P4">
У відкритті виставки взяли участь: Предстоятель Православної церкви УкраїниБлаженніший Митрополит Київський і всієї України Епіфаній, міністр культури таінформаційної політики Олександр Ткаченко, виконувач обов'язків генеральногодиректора Національного заповідника «Києво-Печерська лавра» Максим Остапенко,генеральний директор Національного музею Революції Гідності, координатор Штабупорятунку спадщини (HERI) Ігор Пошивайло та головний зберігач фондівНаціонального музею історії України у Другій світовій війні Оксана Янковенко.</text:p>
      <text:p text:style-name="P4">
<draw:frame draw:style-name="fr1" draw:name="Image292" text:anchor-type="as-char" svg:width="6.9236in" svg:height="4.615733in" draw:z-index="0">
<draw:image xlink:href="../Images/AРМІЯINFORM/2023-05-12T70-00-00-04-00/lavra_004.jpg" xlink:type="simple" xlink:show="embed" xlink:actuate="onLoad" draw:mime-type="image/jpeg"/>
</draw:frame>
</text:p>
      <text:p text:style-name="P4">
Звертаючись до присутніх, Предстоятель ПЦУ Блаженніший Митрополит Київський івсієї України Епіфаній зазначив, що російське зло, яке спричинило руйнуванняукраїнських храмів, неодмінно буде покаране. Адже добро і правда врешті завждиперемагають.</text:p>
      <text:p text:style-name="P4">
«Ми прагнемо, щоб в Україні запанував справедливий мир, але справедливий мирзапанує тільки тоді, коли ми здобудемо повну перемогу. Коли ми остаточновиженемо окупанта з нашої української землі й це неодмінно відбудеться, томущо ми з вами приречені на перемогу. Правда перемагає, добро перемагає, життяперемагає, світло перемагає темряву. Ми пройдемо ці випробування. Вонизроблять нас ще більш духовно сильними, витривалими і після нашої перемоги мибудемо відновлювати, відроджувати та відбудовувати те, що агресор зруйнував»,— зазначив Предстоятель ПЦУ Митрополит Епіфаній.</text:p>
      <text:p text:style-name="P4">
Експозиція складається з 39 світлин пошкоджених або зруйнованих храмів різнихконфесій, що знаходяться переважно на деокупованій території України. Крімтого, є фото церков з тимчасово окупованих територій та місць, де ведутьсяактивні бойові дії.</text:p>
      <text:p text:style-name="P4">
Друга частина експозиції складається з предметів, які музейники привезли зісвоїх експедицій до звільнених від окупантів населених пунктів. Зокрема, уТрапезній палаті представлені понівечені ікони, церковні дзвони зі слідами відкуль, елементи іконостасів та багато інших експонатів. У кожного з предметів єсвоя унікальна і водночас трагічна історія.</text:p>
      <text:p text:style-name="P4">
Крім того, в Трапезній палаті розмістили предмети зі зруйнованого в часиДругої світової війни Успенського собору Києво-Печерської лаври, абипродемонструвати паралелі між подіями того часу і теперішньою широкомасштабноюагресією російської федерації проти України.</text:p>
      <text:p text:style-name="P4">
Третя частина виставки є інтерактивною, оскільки жодне з музейних приміщень неможе вмістити предмети зі знищених релігійних споруд та інформаційні матеріалипро них.</text:p>
      <text:p text:style-name="P4">
<text:a xlink:type="simple" xlink:href="https://armyinform.com.ua/wp-content/uploads/2023/05/lavra_005.jpg" text:style-name="Internet_20_link" text:visited-style-name="Visited_20_Internet_20_Link">
<draw:frame draw:style-name="fr1" draw:name="Image293" text:anchor-type="as-char" svg:width="6.9236in" svg:height="6.9236in" draw:z-index="0">
<draw:image xlink:href="../Images/AРМІЯINFORM/2023-05-12T70-00-00-04-00/lavra_005-150x150.jpg" xlink:type="simple" xlink:show="embed" xlink:actuate="onLoad" draw:mime-type="image/jpeg"/>
</draw:frame>
</text:a>
</text:p>
      <text:p text:style-name="P4">
<text:a xlink:type="simple" xlink:href="https://armyinform.com.ua/wp-content/uploads/2023/05/lavra_006.jpg" text:style-name="Internet_20_link" text:visited-style-name="Visited_20_Internet_20_Link">
<draw:frame draw:style-name="fr1" draw:name="Image294" text:anchor-type="as-char" svg:width="6.9236in" svg:height="6.9236in" draw:z-index="0">
<draw:image xlink:href="../Images/AРМІЯINFORM/2023-05-12T70-00-00-04-00/lavra_006-150x150.jpg" xlink:type="simple" xlink:show="embed" xlink:actuate="onLoad" draw:mime-type="image/jpeg"/>
</draw:frame>
</text:a>
</text:p>
      <text:p text:style-name="P4">
<text:a xlink:type="simple" xlink:href="https://armyinform.com.ua/wp-content/uploads/2023/05/lavra_007.jpg" text:style-name="Internet_20_link" text:visited-style-name="Visited_20_Internet_20_Link">
<draw:frame draw:style-name="fr1" draw:name="Image295" text:anchor-type="as-char" svg:width="6.9236in" svg:height="6.9236in" draw:z-index="0">
<draw:image xlink:href="../Images/AРМІЯINFORM/2023-05-12T70-00-00-04-00/lavra_007-150x150.jpg" xlink:type="simple" xlink:show="embed" xlink:actuate="onLoad" draw:mime-type="image/jpeg"/>
</draw:frame>
</text:a>
</text:p>
      <text:p text:style-name="P4">
<text:a xlink:type="simple" xlink:href="https://armyinform.com.ua/wp-content/uploads/2023/05/lavra_008.jpg" text:style-name="Internet_20_link" text:visited-style-name="Visited_20_Internet_20_Link">
<draw:frame draw:style-name="fr1" draw:name="Image296" text:anchor-type="as-char" svg:width="6.9236in" svg:height="6.9236in" draw:z-index="0">
<draw:image xlink:href="../Images/AРМІЯINFORM/2023-05-12T70-00-00-04-00/lavra_008-150x150.jpg" xlink:type="simple" xlink:show="embed" xlink:actuate="onLoad" draw:mime-type="image/jpeg"/>
</draw:frame>
</text:a>
</text:p>
      <text:p text:style-name="P4">
«Ворог, стріляючи в наші храми, стріляє в Бога, попри віросповідання. 100 зцих споруд повністю зруйновані. Ми безперечно все відбудуємо, але для насважливо зафіксувати те зло, яке творить з храмами України російський агресор.Сподіваюсь, що це стане реальним втіленням європейського гасла «Ніколи знову».Ми зможемо осягнути це після нашої перемоги, а також відтворити ту велич нашиххрамів, якою вона була до війни, і навіть зробити їх кращими», — сказав підчас відкриття виставки Міністр культури та інформаційної політики УкраїниОлександр Ткаченко.</text:p>
      <text:p text:style-name="P4">
Експозицію організовано спільними зусиллями Національного заповідника «Києво-Печерська лавра», Національного музею історії України у Другій світовій війні,Національного меморіального комплексу Героїв Небесної Сотні — Музею РеволюціїГідності, Штабу порятунку спадщини (HERI) та за участю Православної ЦерквиУкраїни.</text:p>
      <text:p text:style-name="P4">
Виставка триватиме впродовж року.</text:p>
      <text:p text:style-name="P4">
<text:span text:style-name="T5">
Фото автора</text:span>
</text:p>
      <text:p text:style-name="P4">
Source: <text:a xlink:type="simple" xlink:href="https://armyinform.com.ua/2023/05/12/okupanty-zrujnuvaly-ta-poshkodyly-blyzko-piv-tysyachi-hramiv-ta-sakralnyh-sporud-ukrayiny/" text:style-name="Internet_20_link" text:visited-style-name="Visited_20_Internet_20_Link">
https://armyinform.com.ua/2023/05/12/okupanty-zrujnuvaly-ta-poshkodyly-blyzko-piv-tysyachi-hramiv-ta-sakralnyh-sporud-ukrayiny/</text:a>
</text:p>
      <!--NEWS-->
      <text:h text:style-name="P10" text:outline-level="1">
<text:span text:style-name="T4">
Янукович і путін ділять одне спіднє: Олег Смаль презентував виставку карикатур</text:span>
</text:h>
      <text:p text:style-name="P4">
Author: ['Яна Задубінна']</text:p>
      <text:p text:style-name="P4">
Time: 2023-05-12T71:00:00-04:00</text:p>
      <text:p text:style-name="P4">
Description: У Києві в Муніципальній галереї мистецтв Деснянського району столиці украї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48.jpg" text:style-name="Internet_20_link" text:visited-style-name="Visited_20_Internet_20_Link">
golovna-48.jpg</text:a>
', '<text:a xlink:type="simple" xlink:href="https://armyinform.com.ua/wp-content/uploads/2023/05/foto1-2-150x150.jpg" text:style-name="Internet_20_link" text:visited-style-name="Visited_20_Internet_20_Link">
foto1-2-150x150.jpg</text:a>
', '<text:a xlink:type="simple" xlink:href="https://armyinform.com.ua/wp-content/uploads/2023/05/foto2-1-150x150.jpg" text:style-name="Internet_20_link" text:visited-style-name="Visited_20_Internet_20_Link">
foto2-1-150x150.jpg</text:a>
', '<text:a xlink:type="simple" xlink:href="https://armyinform.com.ua/wp-content/uploads/2023/05/oleg_smal_.jpg" text:style-name="Internet_20_link" text:visited-style-name="Visited_20_Internet_20_Link">
oleg_smal_.jpg</text:a>
', '<text:a xlink:type="simple" xlink:href="https://armyinform.com.ua/wp-content/uploads/2023/05/pavlo_lypa.jpg" text:style-name="Internet_20_link" text:visited-style-name="Visited_20_Internet_20_Link">
pavlo_lypa.jpg</text:a>
', '<text:a xlink:type="simple" xlink:href="https://armyinform.com.ua/wp-content/uploads/2023/05/foto_4-150x150.jpg" text:style-name="Internet_20_link" text:visited-style-name="Visited_20_Internet_20_Link">
foto_4-150x150.jpg</text:a>
', '<text:a xlink:type="simple" xlink:href="https://armyinform.com.ua/wp-content/uploads/2023/05/foto_5-150x150.jpg" text:style-name="Internet_20_link" text:visited-style-name="Visited_20_Internet_20_Link">
foto_5-150x150.jpg</text:a>
']</text:p>
      <text:p text:style-name="P4">
Tags: ['ВТОРГНЕННЯ РФ', 'МИСТЕЦТВО']</text:p>
      <text:p text:style-name="P4">
Category: News</text:p>
      <!--METADATA-->
      <text:p text:style-name="P4">
<draw:frame draw:style-name="fr1" draw:name="Image297" text:anchor-type="as-char" svg:width="6.9236in" svg:height="5.1927in" draw:z-index="0">
<draw:image xlink:href="../Images/AРМІЯINFORM/2023-05-12T71-00-00-04-00/golovna-48.jpg" xlink:type="simple" xlink:show="embed" xlink:actuate="onLoad" draw:mime-type="image/jpeg"/>
</draw:frame>
</text:p>
      <text:p text:style-name="P4">
У Києві в Муніципальній галереї мистецтв Деснянського району столиціукраїнський карикатурист Олег Смаль презентував позапланову виставку робіт.</text:p>
      <text:p text:style-name="P4">
<text:a xlink:type="simple" xlink:href="https://armyinform.com.ua/wp-content/uploads/2023/05/foto1-2.jpg" text:style-name="Internet_20_link" text:visited-style-name="Visited_20_Internet_20_Link">
<draw:frame draw:style-name="fr1" draw:name="Image298" text:anchor-type="as-char" svg:width="6.9236in" svg:height="6.9236in" draw:z-index="0">
<draw:image xlink:href="../Images/AРМІЯINFORM/2023-05-12T71-00-00-04-00/foto1-2-150x150.jpg" xlink:type="simple" xlink:show="embed" xlink:actuate="onLoad" draw:mime-type="image/jpeg"/>
</draw:frame>
</text:a>
</text:p>
      <text:p text:style-name="P4">
<text:a xlink:type="simple" xlink:href="https://armyinform.com.ua/wp-content/uploads/2023/05/foto2-1.jpg" text:style-name="Internet_20_link" text:visited-style-name="Visited_20_Internet_20_Link">
<draw:frame draw:style-name="fr1" draw:name="Image299" text:anchor-type="as-char" svg:width="6.9236in" svg:height="6.9236in" draw:z-index="0">
<draw:image xlink:href="../Images/AРМІЯINFORM/2023-05-12T71-00-00-04-00/foto2-1-150x150.jpg" xlink:type="simple" xlink:show="embed" xlink:actuate="onLoad" draw:mime-type="image/jpeg"/>
</draw:frame>
</text:a>
</text:p>
      <text:p text:style-name="P4">
На експозиції були представлені карикатури, присвячені російсько-українськійвійні, на яких автор висміяв недолугість політиків та ораторів рф. РоботиОлега Смаля є відповіддю на їхні злочинні заяви та вчинки. Та попри це, автордосі вагається, чи доцільно жартувати під час війни.</text:p>
      <text:p text:style-name="P4">
<draw:frame draw:style-name="fr1" draw:name="Image300" text:anchor-type="as-char" svg:width="6.9236in" svg:height="5.1927in" draw:z-index="0">
<draw:image xlink:href="../Images/AРМІЯINFORM/2023-05-12T71-00-00-04-00/oleg_smal_.jpg" xlink:type="simple" xlink:show="embed" xlink:actuate="onLoad" draw:mime-type="image/jpeg"/>
</draw:frame>
</text:p>
      <text:p text:style-name="P4">
— Я завжди називаю карикатуру «дефектом психіки», адже мало хто наважився бжартувати у такий складний для країни час. Погодьтесь, що не зовсім нормальносприймати все, що відбувається навколо, зі сміхом. Але, як на мене, саме жартидопомагають в найтяжчих моментах залишитися при своєму розумі, — наголосивкарикатурист.</text:p>
      <text:p text:style-name="P4">
Також під час творчої зустрічі співавтор проєкту «Мистецтво в країні війни»Павло Липа продемонстрував <text:a xlink:type="simple" xlink:href="https://www.youtube.com/watch" text:style-name="Internet_20_link" text:visited-style-name="Visited_20_Internet_20_Link">
документальнийфільм</text:a>
, присвячений карикатуристуОлегу Смалю.</text:p>
      <text:p text:style-name="P4">
<draw:frame draw:style-name="fr1" draw:name="Image301" text:anchor-type="as-char" svg:width="6.9236in" svg:height="5.1927in" draw:z-index="0">
<draw:image xlink:href="../Images/AРМІЯINFORM/2023-05-12T71-00-00-04-00/pavlo_lypa.jpg" xlink:type="simple" xlink:show="embed" xlink:actuate="onLoad" draw:mime-type="image/jpeg"/>
</draw:frame>
</text:p>
      <text:p text:style-name="P4">
— Війна змотивувала Олега зосередитися на політичній сатирі. Йому вдалосяоб’єднати українських карикатуристів для протистояння російській пропаганді.Мене це надихнуло присвятити одну із серій саме йому. Своїм фільмом янасамперед хочу показати, на що здатне мистецтво в часи війни та чи можеперсональна творчість існувати в суспільстві, що повністю стало на військовірейки, — сказав Павло Липа.</text:p>
      <text:p text:style-name="P4">
Цикл документальних фільмів «Мистецтво у країні війни» — це спільний проєктDocNoteFilms і Babylon’13 про українських митців, які залишилися в країні підчас широкомасштабного вторгнення і продовжують творити.</text:p>
      <text:p text:style-name="P4">
<text:a xlink:type="simple" xlink:href="https://armyinform.com.ua/wp-content/uploads/2023/05/foto_4.jpg" text:style-name="Internet_20_link" text:visited-style-name="Visited_20_Internet_20_Link">
<draw:frame draw:style-name="fr1" draw:name="Image302" text:anchor-type="as-char" svg:width="6.9236in" svg:height="6.9236in" draw:z-index="0">
<draw:image xlink:href="../Images/AРМІЯINFORM/2023-05-12T71-00-00-04-00/foto_4-150x150.jpg" xlink:type="simple" xlink:show="embed" xlink:actuate="onLoad" draw:mime-type="image/jpeg"/>
</draw:frame>
</text:a>
</text:p>
      <text:p text:style-name="P4">
<text:a xlink:type="simple" xlink:href="https://armyinform.com.ua/wp-content/uploads/2023/05/foto_5.jpg" text:style-name="Internet_20_link" text:visited-style-name="Visited_20_Internet_20_Link">
<draw:frame draw:style-name="fr1" draw:name="Image303" text:anchor-type="as-char" svg:width="6.9236in" svg:height="6.9236in" draw:z-index="0">
<draw:image xlink:href="../Images/AРМІЯINFORM/2023-05-12T71-00-00-04-00/foto_5-150x150.jpg" xlink:type="simple" xlink:show="embed" xlink:actuate="onLoad" draw:mime-type="image/jpeg"/>
</draw:frame>
</text:a>
</text:p>
      <text:p text:style-name="P4">
Під час спілкування з глядачами карикатурист розповів про свій творчий шлях,скандали та «незручні випадки». Також Олег Смаль зазначив, що зараз у всіхйого карикатурах домінує воєнна тематика, і намальовані вони «на злобу дня»,але коли ситуація в країні стане більш стабільною, планує повернутися довічних тем: пиво, кохання, рок-н-рол.</text:p>
      <text:p text:style-name="P4">
<text:span text:style-name="T5">
Фото автора</text:span>
</text:p>
      <text:p text:style-name="P4">
Source: <text:a xlink:type="simple" xlink:href="https://armyinform.com.ua/2023/05/12/yanukovych-i-putin-dilyat-odne-spidnye-oleg-smal-prezentuvav-vystavku-karykatur/" text:style-name="Internet_20_link" text:visited-style-name="Visited_20_Internet_20_Link">
https://armyinform.com.ua/2023/05/12/yanukovych-i-putin-dilyat-odne-spidnye-oleg-smal-prezentuvav-vystavku-karykatur/</text:a>
</text:p>
      <!--NEWS-->
      <text:h text:style-name="P10" text:outline-level="1">
<text:span text:style-name="T4">
Як отримати посвідчення члена сім’ї особи, зниклої безвісти за особливих обставин</text:span>
</text:h>
      <text:p text:style-name="P4">
Author: ['АРМІЯINFORM']</text:p>
      <text:p text:style-name="P4">
Time: 2023-05-12T72:00:00-04:00</text:p>
      <text:p text:style-name="P4">
Description: Отримати посвідчення мають право батьки, подружжя та діти осіб, зниклих безвісти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ch.jpg" text:style-name="Internet_20_link" text:visited-style-name="Visited_20_Internet_20_Link">
2ch.jpg</text:a>
']</text:p>
      <text:p text:style-name="P4">
Tags: ['БЕЗВІСТИ ЗНИКЛІ', 'МІНРЕІНТЕГРАЦІЇ']</text:p>
      <text:p text:style-name="P4">
Category: News</text:p>
      <!--METADATA-->
      <text:p text:style-name="P4">
<draw:frame draw:style-name="fr1" draw:name="Image304" text:anchor-type="as-char" svg:width="6.9236in" svg:height="3.11562in" draw:z-index="0">
<draw:image xlink:href="../Images/AРМІЯINFORM/2023-05-12T72-00-00-04-00/2ch.jpg" xlink:type="simple" xlink:show="embed" xlink:actuate="onLoad" draw:mime-type="image/jpeg"/>
</draw:frame>
</text:p>
      <text:p text:style-name="P4">
Отримати посвідчення мають право батьки, подружжя та діти осіб, зниклихбезвісти за особливих обставин.</text:p>
      <text:p text:style-name="P4">
Як <text:a xlink:type="simple" xlink:href="https://minre.gov.ua/2023/05/12/yak-otrymaty-posvidchennya-chlena-simyi-osoby-znykloyi-bezvisty-za-osoblyvyh-obstavyn/" text:style-name="Internet_20_link" text:visited-style-name="Visited_20_Internet_20_Link">
повідомляє</text:a>
 Міністерство зпитань реінтеграції тимчасово окупованих територій України, для цьогонеобхідно написати заяву до Територіального центру комплектування тасоціальної підтримки (ТЦК та СП) за місцем фактичного проживання.</text:p>
      <text:p text:style-name="P4">
читайте також:</text:p>
      <text:p text:style-name="P4">
<text:a xlink:type="simple" xlink:href="https://armyinform.com.ua/2023/04/16/osoblyvosti-nadannya-dokumentiv-rodynam-vijskovosluzhbovcziv-yaki-zagynuly-pomerly-chy-propaly-bezvisty-pid-chas-prohodzhennya-vijskovoyi-sluzhby/" text:style-name="Internet_20_link" text:visited-style-name="Visited_20_Internet_20_Link">
Особливості надання документів родинам військовослужбовців, які загинули,померли чи пропали безвісти під час проходження військовоїслужби</text:a>
</text:p>
      <text:p text:style-name="P4">
До заяви потрібно додати:</text:p>
      <ul>
        <li>
паспорт (свідоцтво про народження) та індивідуальний податковий номер члена сім’ї, якому видається посвідчення;  * сповіщення ТЦК та СП про зникнення особи безвісти.</li>
      </ul>
      <text:p text:style-name="P4">
Посвідчення підтверджує право родичів зниклих безвісти на отримання соціальнихгарантій від держави. Зокрема, пільги на проїзд громадським транспортом і наоплату житлово-комунальних послуг.</text:p>
      <text:p text:style-name="P4">
Source: <text:a xlink:type="simple" xlink:href="https://armyinform.com.ua/2023/05/12/yak-otrymaty-posvidchennya-chlena-simyi-osoby-znykloyi-bezvisty-za-osoblyvyh-obstavyn/" text:style-name="Internet_20_link" text:visited-style-name="Visited_20_Internet_20_Link">
https://armyinform.com.ua/2023/05/12/yak-otrymaty-posvidchennya-chlena-simyi-osoby-znykloyi-bezvisty-za-osoblyvyh-obstavyn/</text:a>
</text:p>
      <!--NEWS-->
      <text:h text:style-name="P10" text:outline-level="1">
<text:span text:style-name="T4">
Українська армія — найсильніша на континенті: Польський Сенат ухвалив резолюцію щодо членства України в НАТО</text:span>
</text:h>
      <text:p text:style-name="P4">
Author: ['АРМІЯINFORM']</text:p>
      <text:p text:style-name="P4">
Time: 2023-05-12T73:00:00-04:00</text:p>
      <text:p text:style-name="P4">
Description: Сенат Польщі одноголосно ухвалив резолюцію щодо членства України в НАТО.    Відповід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kraine_polska_nato.jpg" text:style-name="Internet_20_link" text:visited-style-name="Visited_20_Internet_20_Link">
ukraine_polska_nato.jpg</text:a>
']</text:p>
      <text:p text:style-name="P4">
Tags: ['РЕЗОЛЮЦІЯ', 'СЕНАТ РЕСПУБЛІКИ ПОЛЬЩА', 'УКРАЇНА – НАТО']</text:p>
      <text:p text:style-name="P4">
Category: News</text:p>
      <!--METADATA-->
      <text:p text:style-name="P4">
<draw:frame draw:style-name="fr1" draw:name="Image305" text:anchor-type="as-char" svg:width="6.9236in" svg:height="3.894525in" draw:z-index="0">
<draw:image xlink:href="../Images/AРМІЯINFORM/2023-05-12T73-00-00-04-00/ukraine_polska_nato.jpg" xlink:type="simple" xlink:show="embed" xlink:actuate="onLoad" draw:mime-type="image/jpeg"/>
</draw:frame>
</text:p>
      <text:p text:style-name="P4">
Сенат Польщі одноголосно ухвалив резолюцію щодо членства України в НАТО.</text:p>
      <text:p text:style-name="P4">
Відповідний документ <text:a xlink:type="simple" xlink:href="https://av8.senat.pl/10Sen624" text:style-name="Internet_20_link" text:visited-style-name="Visited_20_Internet_20_Link">
було прийнято</text:a>
 під часзасідання 11 травня 2023 року.</text:p>
      <text:p text:style-name="P4">
У<text:a xlink:type="simple" xlink:href="https://www.senat.gov.pl/download/gfx/senat/pl/senatdruki/12776/druk/973.pdf" text:style-name="Internet_20_link" text:visited-style-name="Visited_20_Internet_20_Link">
резолюції</text:a>
сенатори відзначили, що після року жахливої широкомасштабної ​​війни Україна,протистоячи росії, захищає Європу і є ключовою ланкою, що захищає континентвід агресії зі сходу.</text:p>
      <text:p text:style-name="P4">
«Сьогодні Україна має найсильнішу армію на континенті з надзвичайним бойовимдосвідом. Українська армія швидко переоснащується технікою НАТО тавикористовує оперативне мистецтво та тактику, розроблену десятиліттями середзахідних союзників», — зазначено в документі.</text:p>
      <text:p text:style-name="P4">
Польські сенатори наголошують: українські захисники потребують реальноїпідтримки через тіснішу політичну та військову співпрацю з країнами НАТО.</text:p>
      <text:p text:style-name="P4">
«Під час <text:a xlink:type="simple" xlink:href="https://armyinform.com.ua/2022/11/09/nastupnyj-samit-nato-vidbudetsya-vlitku-2023-roku-v-lytvi/" text:style-name="Internet_20_link" text:visited-style-name="Visited_20_Internet_20_Link">
саміту НАТО уВільнюсі</text:a>
 Україна має отримати набагато більше,ніж попередні <text:a xlink:type="simple" xlink:href="https://armyinform.com.ua/2023/05/10/gensek-nato-usi-soyuznyky-zgodni-z-tym-shho-ukrayina-stane-chlenom-alyansu/" text:style-name="Internet_20_link" text:visited-style-name="Visited_20_Internet_20_Link">
декларації про політику відкритихдверей</text:a>
. Вільнюський саміт має стативажливим етапом підготовки України до повноправного членства. Сенат РеспублікиПольща вважає, що вступ України до НАТО має бути політичним рішенням — як увипадку <text:a xlink:type="simple" xlink:href="https://armyinform.com.ua/2023/04/04/sogodni-finlyandiya-stala-31-m-chlenom-nato-oficzijna-zayava-genseka/" text:style-name="Internet_20_link" text:visited-style-name="Visited_20_Internet_20_Link">
Фінляндії</text:a>
 та<text:a xlink:type="simple" xlink:href="https://armyinform.com.ua/2023/02/15/finlyandiya-ta-shvecziya-rozglyadayut-sczenariyi-vstupu-do-nato-yak-razom-tak-i-okremo/" text:style-name="Internet_20_link" text:visited-style-name="Visited_20_Internet_20_Link">
Швеції</text:a>
 — результатомстратегічного аналізу викликів і загроз за межами східного кордону Альянсу», —йдеться в резолюції.</text:p>
      <text:p text:style-name="P4">
Також зазначається, що Фінляндію та Швецію запросили приєднатися до НАТО запроцедурою, яка ніколи раніше не використовувалася.</text:p>
      <text:p text:style-name="P4">
«І хоча Швеція все ще залишається поза структурами пакту, союзники вирішили їїзахистити. Сенат Республіки Польща закликає країни-члени НАТО застосуватиподібну надзвичайну процедуру до України», — сказано в ухваленій резолюції.</text:p>
      <text:p text:style-name="P4">
Нагадаємо, раніше північні країни НАТО<text:a xlink:type="simple" xlink:href="https://armyinform.com.ua/2023/05/04/oficzijna-zayava-pivnichni-krayiny-nato-pidtrymuvatymut-ukrayinu-na-shlyahu-do-alyansu/" text:style-name="Internet_20_link" text:visited-style-name="Visited_20_Internet_20_Link">
висловилися</text:a>
 за підтримкуУкраїни на шляху до Північноатлантичного альянсу.</text:p>
      <text:p text:style-name="P4">
Державний департамент США<text:a xlink:type="simple" xlink:href="https://armyinform.com.ua/2023/05/02/chlenstvo-ukrayiny-v-nato-derzhdep-dotrymuyetsya-polityky-vidkrytyh-dverej/" text:style-name="Internet_20_link" text:visited-style-name="Visited_20_Internet_20_Link">
дотримується</text:a>
 політики відкритих дверейщодо членства України в НАТО. Керівники оборонних відомств НАТО також<text:a xlink:type="simple" xlink:href="https://armyinform.com.ua/2023/05/11/kerivnyky-oboronnyh-vidomstv-nato-zasvidchyly-podalshu-pidtrymku-ukrayiny/" text:style-name="Internet_20_link" text:visited-style-name="Visited_20_Internet_20_Link">
засвідчили</text:a>
 подальшу підтримкуУкраїни.</text:p>
      <text:p text:style-name="P4">
Своєю чергою міністр закордонних справ Литви Ґабріелюс Ландсберґіс <text:a xlink:type="simple" xlink:href="https://armyinform.com.ua/2023/04/25/ya-ne-viryu-shho-v-nato-ye-majbutnye-bez-ukrayiny-ministr-zakordonnyh-sprav-lytvy/" text:style-name="Internet_20_link" text:visited-style-name="Visited_20_Internet_20_Link">
невірить</text:a>
, що в України ємайбутнє без НАТО, як і не вірить, що в НАТО є майбутнє без України.</text:p>
      <text:p text:style-name="P4">
Напередодні саміту НАТО у Вільнюсі АрміяInform розпочала<text:a xlink:type="simple" xlink:href="https://armyinform.com.ua/2023/04/28/armiyainform-rozpochynaye-proyekt-pro-istoriyu-spivpraczi-ukrayina-nato/" text:style-name="Internet_20_link" text:visited-style-name="Visited_20_Internet_20_Link">
проєкт</text:a>
 про історію співпраці Україна— НАТО.</text:p>
      <text:p text:style-name="P4">
<text:span text:style-name="T5">
Підготував Віталій Литвин</text:span>
</text:p>
      <text:p text:style-name="P4">
Source: <text:a xlink:type="simple" xlink:href="https://armyinform.com.ua/2023/05/12/ukrayinska-armiya-najsylnisha-na-kontynenti-polskyj-senat-uhvalyv-rezolyucziyu-shhodo-chlenstva-ukrayiny-v-nato/" text:style-name="Internet_20_link" text:visited-style-name="Visited_20_Internet_20_Link">
https://armyinform.com.ua/2023/05/12/ukrayinska-armiya-najsylnisha-na-kontynenti-polskyj-senat-uhvalyv-rezolyucziyu-shhodo-chlenstva-ukrayiny-v-nato/</text:a>
</text:p>
      <!--NEWS-->
      <text:h text:style-name="P10" text:outline-level="1">
<text:span text:style-name="T4">
Коригували ракетні удари окупантів по місцях дислокації ЗСУ — підозрюють двох мешканців Краматорська</text:span>
</text:h>
      <text:p text:style-name="P4">
Author: ['АРМІЯINFORM']</text:p>
      <text:p text:style-name="P4">
Time: 2023-05-12T74:00:00-04:00</text:p>
      <text:p text:style-name="P4">
Description: Затримано ще двох поплічників ворога під час контрдиверсійних заходів у прифронт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251394d5c78c8ba11d65f73512bddbd-e1683875297786.jpeg" text:style-name="Internet_20_link" text:visited-style-name="Visited_20_Internet_20_Link">
0251394d5c78c8ba11d65f73512bddbd-e1683875297786.jpeg</text:a>
']</text:p>
      <text:p text:style-name="P4">
Tags: ['STOPRUSSIA', 'АГРЕСІЯ РФ', 'ВТОРГНЕННЯ РФ', 'КОЛАБОРАНТИ', 'СБУ']</text:p>
      <text:p text:style-name="P4">
Category: News</text:p>
      <!--METADATA-->
      <text:p text:style-name="P4">
<draw:frame draw:style-name="fr1" draw:name="Image306" text:anchor-type="as-char" svg:width="6.9236in" svg:height="4.956668in" draw:z-index="0">
<draw:image xlink:href="../Images/AРМІЯINFORM/2023-05-12T74-00-00-04-00/0251394d5c78c8ba11d65f73512bddbd-e1683875297786.jpeg" xlink:type="simple" xlink:show="embed" xlink:actuate="onLoad" draw:mime-type="image/jpeg"/>
</draw:frame>
</text:p>
      <text:p text:style-name="P4">
Затримано ще двох поплічників ворога під час контрдиверсійних заходів уприфронтових районах Донецької області. Зловмисниками виявились двоє мешканцівКраматорська, які передавали окупантам локації Сил оборони на територіїрегіону.</text:p>
      <text:p text:style-name="P4">
Особливу увагу вони звертали на місця базування і маршрути переміщенняпідрозділів ЗСУ та Держприкордонслужби на Бахмутському напрямку.</text:p>
      <text:p text:style-name="P4">
За даними слідства, один з них — збирав розвіддані та передавав їх своємуспільнику, який адміністрував проросійську групу у Телеграм і був «на зв’язку»з бойовиком окупаційного угруповання рф на східному фронті.</text:p>
      <text:p text:style-name="P4">
Розвідінформація потрібна була загарбникам для підготовки прицільних ракетнихударів по Краматорському району. Під час обшуків за адресами проживанняфігурантів виявлено мобільні телефони, які вони використовували длякомунікації з агресором через месенджер.</text:p>
      <text:p text:style-name="P4">
На підставі зібраних доказів слідчі СБУ повідомили одному із затриманих пропідозру за поширення інформації про переміщення, рух або розташування ЗСУ заможливості їх ідентифікації на місцевості, вчинене в умовах воєнного стану.Дії іншого фігуранта — адміністратора прокремлівської інтернет-групи —кваліфіковано як колабораційна діяльність.</text:p>
      <text:p text:style-name="P4">
Наразі вони перебувають під вартою. Триває розслідування для встановлення всіхобставин злочину і притягнення винних до відповідальності.</text:p>
      <text:p text:style-name="P4">
<text:span text:style-name="T4">
Джерело:</text:span>
 <text:a xlink:type="simple" xlink:href="https://ssu.gov.ua/novyny/sbu-zatrymala-dvokh-vorozhykh-informatoriv-yaki-navodyly-rosiiski-rakety-na-lokatsii-syl-oborony-u-kramatorsku" text:style-name="Internet_20_link" text:visited-style-name="Visited_20_Internet_20_Link">
<text:span text:style-name="T5">
СБУ</text:span>
</text:a>
</text:p>
      <text:p text:style-name="P4">
Source: <text:a xlink:type="simple" xlink:href="https://armyinform.com.ua/2023/05/12/koryguvaly-raketni-udary-okupantiv-po-misczyah-dyslokacziyi-zsu-pidozryuyut-dvoh-meshkancziv-kramatorska/" text:style-name="Internet_20_link" text:visited-style-name="Visited_20_Internet_20_Link">
https://armyinform.com.ua/2023/05/12/koryguvaly-raketni-udary-okupantiv-po-misczyah-dyslokacziyi-zsu-pidozryuyut-dvoh-meshkancziv-kramatorska/</text:a>
</text:p>
      <!--NEWS-->
      <text:h text:style-name="P10" text:outline-level="1">
<text:span text:style-name="T4">
Усі роди авіації сьогодні підтримують бойові дії сухопутних підрозділів — Юрій Ігнат</text:span>
</text:h>
      <text:p text:style-name="P4">
Author: ['Олексій Тригуб']</text:p>
      <text:p text:style-name="P4">
Time: 2023-05-12T75:00:00-04:00</text:p>
      <text:p text:style-name="P4">
Description: У прямому ефірі телемарафону «Єдині новини» речник Повітря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7-7.jpg" text:style-name="Internet_20_link" text:visited-style-name="Visited_20_Internet_20_Link">
17-7.jpg</text:a>
']</text:p>
      <text:p text:style-name="P4">
Tags: ['ЮРІЙ ІГНАТ']</text:p>
      <text:p text:style-name="P4">
Category: News</text:p>
      <!--METADATA-->
      <text:p text:style-name="P4">
<draw:frame draw:style-name="fr1" draw:name="Image307" text:anchor-type="as-char" svg:width="6.9236in" svg:height="3.63489in" draw:z-index="0">
<draw:image xlink:href="../Images/AРМІЯINFORM/2023-05-12T75-00-00-04-00/17-7.jpg" xlink:type="simple" xlink:show="embed" xlink:actuate="onLoad" draw:mime-type="image/jpeg"/>
</draw:frame>
</text:p>
      <text:p text:style-name="P4">
У прямому <text:a xlink:type="simple" xlink:href="https://www.youtube.com/watch" text:style-name="Internet_20_link" text:visited-style-name="Visited_20_Internet_20_Link">
ефірі</text:a>
 телемарафону«Єдині новини» речник Повітряних Сил Збройних Сил України полковник Юрій Ігнатвідповів на запитання ведучих щодо літаків МіГ-29, отриманих Україною відПольщі та Словаччини, а також їхню роль і місце у протистоянні російськійагресії.</text:p>
      <text:p text:style-name="P4">
— Завдяки цій допомозі ми маємо три повнокровні бригади з цим типом винищувачана озброєнні, — сказав Юрій Ігнат. — На сьогодні всі роди тактичної авіації —і винищувальна, і штурмова, і бомбардувальна — підтримують як оборонні, так інаступальні бойові дії наших сухопутних підрозділів. Але для завоюванняпереваги у повітрі потрібен інший тип літака — сучасний західнийбагатофункціональний винищувач, який ми очікуємо все ж таки отримати йпереозброїти наш авіаційний парк. А поки що польські та словацькі МіГи,звісно, допомагають нам протистояти ворогу та виконувати бойові завдання запризначенням у міру можливостей цього типу літака.</text:p>
      <text:p text:style-name="P4">
Коментуючи зміни в оперативній обстановці, полковник Юрій Ігнат зауважив, щопротягом минулої доби спостерігалася активізація застосування ворогомрозвідувальних БПЛА вздовж лінії зіткнення. Також противник продовжуєзавдавати ударів керованими авіабомбами по прифронтових районах.</text:p>
      <text:p text:style-name="P4">
— Ми ці розвідувальні БПЛА бачимо. Відстежуємо. Якщо опиняться у зоні ураженнянаших засобів протиповітряної оборони — знищимо, — запевнив офіцер.</text:p>
      <text:p text:style-name="P4">
Також керівник служби зв’язків з громадськістю Командування Повітряних Силзауважив, що світовій спільноті потрібно постійно посилювати санкційний тискна країну-агресора, аби унеможливити його спроможність надалі виробляти засобиураження. За словами Юрія Ігната, протягом осені-зими, завдаючи удари пооб’єктах критичної інфраструктури України, московити використали близько 850крилатих ракет морського та повітряного базування, суттєво скоротивши своїзапаси. Сьогодні російська промисловість із потугами все ж таки виготовляєракети, але кремль вже не може собі дозволити масовані ракетні атаки, які малимісце минулого року. Нинішні атаки — це десять, двадцять ракет. Але все ж такиці ракетні удари періодично відбуваються, а це означає, що санкційний зашморгне є достатнім, і його слід посилювати.</text:p>
      <text:p text:style-name="P4">
Source: <text:a xlink:type="simple" xlink:href="https://armyinform.com.ua/2023/05/12/usi-rody-aviacziyi-sogodni-pidtrymuyut-bojovi-diyi-suhoputnyh-pidrozdiliv-yurij-ignat/" text:style-name="Internet_20_link" text:visited-style-name="Visited_20_Internet_20_Link">
https://armyinform.com.ua/2023/05/12/usi-rody-aviacziyi-sogodni-pidtrymuyut-bojovi-diyi-suhoputnyh-pidrozdiliv-yurij-ignat/</text:a>
</text:p>
      <!--NEWS-->
      <text:h text:style-name="P10" text:outline-level="1">
<text:span text:style-name="T4">
Президент України створив експертну групу, яка вноситиме подання про присвоєння звання Герой України</text:span>
</text:h>
      <text:p text:style-name="P4">
Author: ['АРМІЯINFORM']</text:p>
      <text:p text:style-name="P4">
Time: 2023-05-12T76:00:00-04:00</text:p>
      <text:p text:style-name="P4">
Description: Президент України Володимир Зеленський вніс зміни до Статуту звання Герой України, згід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geroj-ukrayiny1-e1665826268162.jpg" text:style-name="Internet_20_link" text:visited-style-name="Visited_20_Internet_20_Link">
geroj-ukrayiny1-e1665826268162.jpg</text:a>
']</text:p>
      <text:p text:style-name="P4">
Tags: ['ВОЛОДИМИР ЗЕЛЕНСЬКИЙ', 'ГЕРОЙ УКРАЇНИ', 'ПРЕЗИДЕНТ УКРАЇНИ']</text:p>
      <text:p text:style-name="P4">
Category: News</text:p>
      <!--METADATA-->
      <text:p text:style-name="P4">
<draw:frame draw:style-name="fr1" draw:name="Image308" text:anchor-type="as-char" svg:width="6.9236in" svg:height="4.12142in" draw:z-index="0">
<draw:image xlink:href="../Images/AРМІЯINFORM/2023-05-12T76-00-00-04-00/geroj-ukrayiny1-e1665826268162.jpg" xlink:type="simple" xlink:show="embed" xlink:actuate="onLoad" draw:mime-type="image/jpeg"/>
</draw:frame>
 Ілюстративне фото</text:p>
      <text:p text:style-name="P4">
Президент України Володимир Зеленський вніс зміни до Статуту звання ГеройУкраїни, згідно з яким попередній розгляд подань про присвоєння найвищогодержавного звання здійснюватиметься експертною групою при Комісії державнихнагород та геральдики при Президентові.</text:p>
      <text:p text:style-name="P4">
Як <text:a xlink:type="simple" xlink:href="https://www.president.gov.ua/news/podannya-pro-prisvoyennya-zvannya-geroj-ukrayini-rozglyadati-82825" text:style-name="Internet_20_link" text:visited-style-name="Visited_20_Internet_20_Link">
повідомляє</text:a>
 Офіс Президента України, відповідний<text:a xlink:type="simple" xlink:href="https://www.president.gov.ua/documents/2742023-46737" text:style-name="Internet_20_link" text:visited-style-name="Visited_20_Internet_20_Link">
указ</text:a>
 глава державипідписав сьогодні, 12 травня.</text:p>
      <text:p text:style-name="P4">
Володимир Зеленський ухвалив таке рішення, щоб кожен геройський вчинокгромадян, які брали участь в обороні України, захисті безпеки населення таінтересів держави, не залишився без уваги, був окремо розглянутий івідзначений на найвищому рівні.</text:p>
      <text:p text:style-name="P4">
«Велика кількість звернень та електронних петицій щодо присвоєння тому чиіншому нашому захисникові звання Герой України говорить про те, що це питанняпотребує упорядкування. Тож було вирішено передбачити спеціальний дорадчийорган — експертну групу. До неї увійдуть військове керівництво нашої держави,командувачі родів військ та ОСУВ, представники правоохоронних відомств, якірозглядатимуть кожен героїчний вчинок окремо та вноситимуть подання проприсвоєння державних нагород. Кожен і кожна з наших героїв, хто самовідданоборонив Україну від російський загарбників, хто звільняв нашу землю відокупанта та пожертвував заради нашої свободи своїм здоров’ям чи життям, маєбути гідно відзначений. Ми повинні знати імена всіх наших героїв», — заначивВолодимир Зеленський.</text:p>
      <text:p text:style-name="P4">
Згідно з указом Президента, при Комісії державних нагород та геральдики приПрезидентові України утворюється експертна група, яка формується зпредставників Міністерства оборони України, Апарату ГоловнокомандувачаЗбройних Сил України, Генерального штабу ЗСУ, командувань видів та родіввійськ, командувань оперативно-стратегічних угруповань військ, Міністерствавнутрішніх справ, Національної гвардії України, Державної прикордонної службиУкраїни, Державної служби України з надзвичайних ситуацій, Служби безпекиУкраїни, Служби зовнішньої розвідки України, Державної спеціальної службизв'язку та захисту інформації України, Управління державної охорони України,Офісу Президента України.</text:p>
      <text:p text:style-name="P4">
Якщо попередній розгляд подань про відзначення державними нагородами здійснюєекспертна група при Комісії державних нагород та геральдики при ПрезидентовіУкраїни, то матеріали вносяться на розгляд цієї Комісії разом із висновкомцієї групи.</text:p>
      <text:p text:style-name="P4">
Source: <text:a xlink:type="simple" xlink:href="https://armyinform.com.ua/2023/05/12/prezydent-ukrayiny-stvoryv-ekspertnu-grupu-yaka-vnosytyme-podannya-pro-prysvoyennya-zvannya-geroj-ukrayiny/" text:style-name="Internet_20_link" text:visited-style-name="Visited_20_Internet_20_Link">
https://armyinform.com.ua/2023/05/12/prezydent-ukrayiny-stvoryv-ekspertnu-grupu-yaka-vnosytyme-podannya-pro-prysvoyennya-zvannya-geroj-ukrayiny/</text:a>
</text:p>
      <!--NEWS-->
      <text:h text:style-name="P10" text:outline-level="1">
<text:span text:style-name="T4">
«Довга рука» — це те, що необхідно сьогодні Силам оборони України — Юрій Ігнат</text:span>
</text:h>
      <text:p text:style-name="P4">
Author: ['Олексій Тригуб']</text:p>
      <text:p text:style-name="P4">
Time: 2023-05-12T77:00:00-04:00</text:p>
      <text:p text:style-name="P4">
Description: Коментуючи у прямому ефірі телемарафону «Єдині новини» численні публікації у захід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foto-3-6.jpg" text:style-name="Internet_20_link" text:visited-style-name="Visited_20_Internet_20_Link">
foto-3-6.jpg</text:a>
']</text:p>
      <text:p text:style-name="P4">
Tags: ['ВТОРГНЕННЯ РФ', 'ЄДИНІ НОВИНИ', 'ОЗБРОЄННЯ', 'ППО ЗСУ', 'ЮРІЙ ІГНАТ']</text:p>
      <text:p text:style-name="P4">
Category: News</text:p>
      <!--METADATA-->
      <text:p text:style-name="P4">
<draw:frame draw:style-name="fr1" draw:name="Image309" text:anchor-type="as-char" svg:width="6.9236in" svg:height="5.1927in" draw:z-index="0">
<draw:image xlink:href="../Images/AРМІЯINFORM/2023-05-12T77-00-00-04-00/foto-3-6.jpg" xlink:type="simple" xlink:show="embed" xlink:actuate="onLoad" draw:mime-type="image/jpeg"/>
</draw:frame>
 StormShadow, або SCALP-EG (від фр. Système de Croisière Autonome à Longue Portée —Emploi Général)</text:p>
      <text:p text:style-name="P4">
Коментуючи у прямому <text:a xlink:type="simple" xlink:href="https://www.youtube.com/watch" text:style-name="Internet_20_link" text:visited-style-name="Visited_20_Internet_20_Link">
ефірі</text:a>
телемарафону «Єдині новини» численні публікації у західних засобах масовоїінформації та істерики у російських пабліках щодо надання Україні крилатихракет Storm Shadow, речник Повітряних Сил Збройних Сил України полковник ЮрійІгнат порадив дочекатися моменту, коли вони надійдуть та будуть застосованіпроти агресора.</text:p>
      <text:p text:style-name="P4">
— «Довга рука» — це те, що необхідно сьогодні нашим Силам оборони, — каже ЮрійІгнат. — Потрібно діставати логістичні маршрути ворога, знищувати його об’єктина тимчасово окупованій території. Тож, якщо нам дійсно буде наданодалекобійне озброєння як повітряного, так і наземного базування, це будевеличезним кроком на шляху до нашої перемоги. Поки ж не будемо прискорюватиподії та надавати ворогу будь-яку інформацію щодо того, що ми вже маємо іготуємось отримати.</text:p>
      <text:p text:style-name="P4">
Відповідаючи на запитання щодо результативності української протиповітряноїоборони, речник Повітряних Сил зазначив, що вона набагато зросла у порівнянніз періодом початку широкомасштабного вторгнення агресора. На сьогодніукраїнська ППО збиває подекуди 75-80, 90, а інколи — навіть 100 відсотківцілей. Але, підкреслює полковник Юрій Ігнат, це стосується саме тих засобівураження, які ми можемо збивати. Адже є типи ракет, котрі поки що збиватинашими засобами протиповітряної оборони вкрай важко, є керовані авіаційнібомби, збиття яких є просто феноменальним успіхом українських зенітників, аджеце — практично неможливо. Отож, констатує полковник Юрій Ігнат,результативність бойової роботи української ППО зросла, втім нам потрібнопосилюватися й надалі, аби відсоток збиття ворожих цілей зріс, а українціпочувалися у більшій безпеці.</text:p>
      <text:p text:style-name="P4">
Source: <text:a xlink:type="simple" xlink:href="https://armyinform.com.ua/2023/05/12/dovga-ruka-cze-te-shho-neobhidno-sogodni-sylam-oborony-ukrayiny-yurij-ignat/" text:style-name="Internet_20_link" text:visited-style-name="Visited_20_Internet_20_Link">
https://armyinform.com.ua/2023/05/12/dovga-ruka-cze-te-shho-neobhidno-sogodni-sylam-oborony-ukrayiny-yurij-ignat/</text:a>
</text:p>
      <!--NEWS-->
      <text:h text:style-name="P10" text:outline-level="1">
<text:span text:style-name="T4">
Наша оборонна операція відбувається успішно, ворог виснажується та знекровлюється — Сергій Череватий</text:span>
</text:h>
      <text:p text:style-name="P4">
Author: ['Олексій Тригуб']</text:p>
      <text:p text:style-name="P4">
Time: 2023-05-12T78:00:00-04:00</text:p>
      <text:p text:style-name="P4">
Description: Під час прямого включення у телемарафоні «Єдині новини» речник Східного угрупо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1.jpg" text:style-name="Internet_20_link" text:visited-style-name="Visited_20_Internet_20_Link">
bahmut1.jpg</text:a>
']</text:p>
      <text:p text:style-name="P4">
Tags: ['БАХМУТ', 'ВТОРГНЕННЯ РФ', 'ЄДИНІ НОВИНИ', 'КОНТРНАСТУП', 'СЕРГІЙ ЧЕРЕВАТИЙ']</text:p>
      <text:p text:style-name="P4">
Category: News</text:p>
      <!--METADATA-->
      <text:p text:style-name="P4">
<draw:frame draw:style-name="fr1" draw:name="Image310" text:anchor-type="as-char" svg:width="6.9236in" svg:height="3.894525in" draw:z-index="0">
<draw:image xlink:href="../Images/AРМІЯINFORM/2023-05-12T78-00-00-04-00/bahmut1.jpg" xlink:type="simple" xlink:show="embed" xlink:actuate="onLoad" draw:mime-type="image/jpeg"/>
</draw:frame>
Ілюстративне фото</text:p>
      <text:p text:style-name="P4">
Під час прямого включення у<text:a xlink:type="simple" xlink:href="https://www.youtube.com/watch" text:style-name="Internet_20_link" text:visited-style-name="Visited_20_Internet_20_Link">
телемарафоні</text:a>
 «Єдині новини»речник Східного угруповання військ Збройних Сил України полковник СергійЧереватий підтвердив, що є всі ознаки виснаження ворога на Бахмутськомунапрямку.</text:p>
      <text:p text:style-name="P4">
— Лише протягом минулої доби тут відбулося 40 боєзіткнень, в результаті якихзнищено 190 окупантів, 244 дістали поранення та ще 15 потрапили у полон. Такожзнищено три танки, бойову машину піхоти, три гаубиці «Мста-Б» та 5 складів збоєприпасами, — констатує офіцер. — Це свідчить про те, що наша обороннаоперація триває успішно, ворог виснажується та знекровлюється. Жоден дедлайн«вагнер» не виконав, Бахмут не захоплений.</text:p>
      <text:p text:style-name="P4">
За словами Сергія Череватого, не допомагає противнику й те, що подекудивимотані й розбиті у боях підрозділи терористично-кримінального угруповання«вагнер» замінюються частинами регулярних військ росармії, мотострілецькими таповітрянодесантними підрозділами. Адже і вони здебільшого укомплектованімобілізованими, які мають вкрай низьку мотивацію, а успіхи підрозділів Силоборони України впевненості й мотивації їм аж ніяк не додають.</text:p>
      <text:p text:style-name="P4">
— У результаті успішних бойових дій на різних напрямках ворога розбито йвідкинуто на відстань від 250 метрів до 1,5 кілометра — Бахмут тримається, інаші оборонці знищують ворога й місцями женуть його, — підсумував СергійЧереватий.</text:p>
      <text:p text:style-name="P4">
Source: <text:a xlink:type="simple" xlink:href="https://armyinform.com.ua/2023/05/12/nasha-oboronna-operacziya-vidbuvayetsya-uspishno-vorog-vysnazhuyetsya-ta-znekrovlyuyetsya-sergij-cherevatyj/" text:style-name="Internet_20_link" text:visited-style-name="Visited_20_Internet_20_Link">
https://armyinform.com.ua/2023/05/12/nasha-oboronna-operacziya-vidbuvayetsya-uspishno-vorog-vysnazhuyetsya-ta-znekrovlyuyetsya-sergij-cherevatyj/</text:a>
</text:p>
      <!--NEWS-->
      <text:h text:style-name="P10" text:outline-level="1">
<text:span text:style-name="T4">
У ТрО завершився унікальний навчальний курс «‎Вишкіл капітанів»</text:span>
</text:h>
      <text:p text:style-name="P4">
Author: ['АРМІЯINFORM']</text:p>
      <text:p text:style-name="P4">
Time: 2023-05-12T79:00:00-04:00</text:p>
      <text:p text:style-name="P4">
Description: Ще 97 офіцерів Сил територіальної оборони ЗСУ завершили унікальний навчальний кур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033838_141078552200072_7673058897944308105_n.jpg" text:style-name="Internet_20_link" text:visited-style-name="Visited_20_Internet_20_Link">
346033838_141078552200072_7673058897944308105_n.jpg</text:a>
']</text:p>
      <text:p text:style-name="P4">
Tags: ['КОМАНДУВАННЯ СИЛ ТЕРОБОРОНИ ЗСУ', 'КУРСИ', 'КУРСИ КАПІТАНІВ']</text:p>
      <text:p text:style-name="P4">
Category: News</text:p>
      <!--METADATA-->
      <text:p text:style-name="P4">
<draw:frame draw:style-name="fr1" draw:name="Image311" text:anchor-type="as-char" svg:width="6.9236in" svg:height="4.806132in" draw:z-index="0">
<draw:image xlink:href="../Images/AРМІЯINFORM/2023-05-12T79-00-00-04-00/346033838_141078552200072_7673058897944308105_n.jpg" xlink:type="simple" xlink:show="embed" xlink:actuate="onLoad" draw:mime-type="image/jpeg"/>
</draw:frame>
</text:p>
      <text:p text:style-name="P4">
Ще 97 офіцерів Сил територіальної оборони ЗСУ завершили унікальний навчальнийкурс «‎Вишкіл капітанів».</text:p>
      <text:p text:style-name="P4">
Про це<text:a xlink:type="simple" xlink:href="https://www.facebook.com/TerritorialDefenseForces/posts/pfbid02QW6FmtwvgJ91RpFmQ6Rit3s4zsPQWYbsw2CELik8ksiiPCq4sfH8RDsgE2yMdUJfl" text:style-name="Internet_20_link" text:visited-style-name="Visited_20_Internet_20_Link">
повідомляє</text:a>
пресслужба Територіальної оборони ЗСУ.</text:p>
      <text:p text:style-name="P4">
Курс для командирів Сил територіальної оборони ЗСУ відбувся втретє.</text:p>
      <text:p text:style-name="P4">
«Впродовж восьми тижнів командири рот, взводів і офіцери штабів батальйонівСил територіальної оборони ЗСУ з усіх регіонів України вивчали процедурипланування бою, військовий процес ухвалення рішень, ділилися бойовим досвідомі розвивали свої лідерські навички», — йдеться у повідомленні.</text:p>
      <text:p text:style-name="P4">
Курс розроблений на основі стандартів планування виконання бойових завдань вкраїнах НАТО з урахування новітнього досвіду ведення бойових дій в російсько-українській війні. Інструктори «Вишколу капітанів» мають бойовий досвід тапройшли підготовку у Великій Британії.</text:p>
      <text:p text:style-name="P4">
«Коли ви повернетесь до батальйонів, пам'ятайте: результат війни залежатимезначною мірою від вас. Від вашої сумлінності, навченості, лідерських якостей.Від того, як добре ви згуртуєте людей та поведете їх у бій. Від того, яквмотивуєте їх власним прикладом. Використовуйте ваші вмілості і знання на полібою», — сказав Командувач Сил територіальної оборони ЗСУ генерал-майор ІгорТанцюра.</text:p>
      <text:p text:style-name="P4">
Загалом вже 240 офіцерів Сил ТрО завершили навчання на «Вишколі капітанів».</text:p>
      <text:p text:style-name="P4">
Як відомо, 11 грудня 2022 року<text:a xlink:type="simple" xlink:href="https://armyinform.com.ua/2022/12/11/vidbuvsya-pershyj-vypusk-oficzerskyh-kursiv-vyshkil-kapitaniv-syl-terytorialnoyi-oborony-zsu/" text:style-name="Internet_20_link" text:visited-style-name="Visited_20_Internet_20_Link">
відбувся</text:a>
 першийвипуск офіцерських курсів «‎Вишкіл капітанів» Сил територіальної оборони ЗСУ.Тоді навчання пройшли 60 офіцерів.</text:p>
      <text:p text:style-name="P4">
Source: <text:a xlink:type="simple" xlink:href="https://armyinform.com.ua/2023/05/12/u-tro-zavershyvsya-unikalnyj-navchalnyj-kurs-vyshkil-kapitaniv/" text:style-name="Internet_20_link" text:visited-style-name="Visited_20_Internet_20_Link">
https://armyinform.com.ua/2023/05/12/u-tro-zavershyvsya-unikalnyj-navchalnyj-kurs-vyshkil-kapitaniv/</text:a>
</text:p>
      <!--NEWS-->
      <text:h text:style-name="P10" text:outline-level="1">
<text:span text:style-name="T4">
У Сімферополі росіяни нищать кафедральний собор Православної церкви України</text:span>
</text:h>
      <text:p text:style-name="P4">
Author: ['Олексій Мазепа']</text:p>
      <text:p text:style-name="P4">
Time: 2023-05-12T80:00:00-04:00</text:p>
      <text:p text:style-name="P4">
Description: На тимчасово окупованій території АР Крим «силовики» та «пристави» 11 травня 2023 р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099984_1431070804344721_3238767825527732493_n.jpg" text:style-name="Internet_20_link" text:visited-style-name="Visited_20_Internet_20_Link">
346099984_1431070804344721_3238767825527732493_n.jpg</text:a>
']</text:p>
      <text:p text:style-name="P4">
Tags: ['STOPRUSSIA', 'АГРЕСІЯ РФ', 'АР КРИМ', 'ВТОРГНЕННЯ РФ', 'ДЕОКУПАЦІЯ КРИМУ', 'ТАМІЛА ТАШЕВА']</text:p>
      <text:p text:style-name="P4">
Category: News</text:p>
      <!--METADATA-->
      <text:p text:style-name="P4">
<draw:frame draw:style-name="fr1" draw:name="Image312" text:anchor-type="as-char" svg:width="6.9236in" svg:height="4.804633in" draw:z-index="0">
<draw:image xlink:href="../Images/AРМІЯINFORM/2023-05-12T80-00-00-04-00/346099984_1431070804344721_3238767825527732493_n.jpg" xlink:type="simple" xlink:show="embed" xlink:actuate="onLoad" draw:mime-type="image/jpeg"/>
</draw:frame>
</text:p>
      <text:p text:style-name="P4">
На тимчасово окупованій території АР Крим «силовики» та «пристави» 11 травня2023 року почали примусове виселення Кафедрального собору Святихрівноапостольних Володимира та Ольги. Територію окупанти оточили, до соборунікого не підпускають, навіть не показали жодних окупаційних «документів» напроведення таких дій. Загарбники вигнали всіх прихожан, виламують замки тадвері храму, майно описують і забирають.</text:p>
      <text:p text:style-name="P4">
Як<text:a xlink:type="simple" xlink:href="https://www.facebook.com/100064921021431/posts/620543290119700/" text:style-name="Internet_20_link" text:visited-style-name="Visited_20_Internet_20_Link">
 зазначили</text:a>
вПредставництві Президента України в АР Крим, це не випадковість, а системнийзлочин, який окупаційні адміністрації вчиняють ще з 2014 року, щоб припинитифункціонування тоді ще Української православної церкви України Київськогопатріархату на території тимчасово окупованого Криму. У 2017 році силовикизахопили частину приміщення собору та передали її у власність окупаційноїадміністрації.</text:p>
      <text:p text:style-name="P4">
читайте також:</text:p>
      <text:p text:style-name="P4">
<text:a xlink:type="simple" xlink:href="https://armyinform.com.ua/2023/05/12/okupanty-zrujnuvaly-ta-poshkodyly-blyzko-piv-tysyachi-hramiv-ta-sakralnyh-sporud-ukrayiny/" text:style-name="Internet_20_link" text:visited-style-name="Visited_20_Internet_20_Link">
Окупанти зруйнували та пошкодили близько пів тисячі храмів та сакральнихспоруд України</text:a>
</text:p>
      <text:p text:style-name="P4">
— У 2019 році окупаційні суди ухвалили злочинне рішення про те, що приміщеннясобору повністю відберуть у власність окупантів. Звісно ж, жодних «документів»з підставою для примусового виселення собору у загарбників немає.</text:p>
      <text:p text:style-name="P4">
У цьому злочині беруть участь представники так званого фонду держмайнатимчасово окупованого Криму та окупаційні пристави. Силовики виламують дверісвятого приміщення Української церкви, крадуть майно собору.</text:p>
      <text:p text:style-name="P4">
Ще раз наголошую, це систематичне правопорушення, яке окупанти вчиняютьпротягом всього періоду окупації.</text:p>
      <text:p text:style-name="P4">
Ще у 2020 році Європейський суд з прав людини звернувся до керівництва рф звимогою надати інформацію про утиски Православної церкви України в окупованомуКриму. Звісно ж, окупанти не визнали жодного свого злочину, — зазначила вкоментарі для АрміяInform Постійний Представник Президента України в АР КримТаміла Ташева.</text:p>
      <text:p text:style-name="P4">
Представництво засуджує черговий злочин окупантів щодо загарбанняКафедрального собору та вимагає негайно припинити системні порушення права навіросповідання прихожан Православної церкви України! Звертаємо увагуправоохоронних органів і Прокуратури АР Крим та міста Севастополя.</text:p>
      <text:p text:style-name="P4">
Закликаємо міжнародну спільноту відреагувати на утиски прав вірян ПЦУ тапродовжувати політико-дипломатичний тиск на рф і підконтрольні їй окупаційніадміністрації півострова. Лише звільнення Криму покладе край подібним витівкамокупантів!</text:p>
      <text:p text:style-name="P4">
Source: <text:a xlink:type="simple" xlink:href="https://armyinform.com.ua/2023/05/12/u-simferopoli-rosiyany-nyshhat-kafedralnyj-sobor-pravoslavnoyi-czerkvy-ukrayiny/" text:style-name="Internet_20_link" text:visited-style-name="Visited_20_Internet_20_Link">
https://armyinform.com.ua/2023/05/12/u-simferopoli-rosiyany-nyshhat-kafedralnyj-sobor-pravoslavnoyi-czerkvy-ukrayiny/</text:a>
</text:p>
      <!--NEWS-->
      <text:h text:style-name="P10" text:outline-level="1">
<text:span text:style-name="T4">
Координаційний штаб не підтверджує полон, а збирає й обліковує відомості</text:span>
</text:h>
      <text:p text:style-name="P4">
Author: ['АРМІЯINFORM']</text:p>
      <text:p text:style-name="P4">
Time: 2023-05-12T81:00:00-04:00</text:p>
      <text:p text:style-name="P4">
Description: У Координаційному штабі відбулася онлайн-зустріч з об’єднанням родин окрем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3-4.jpg" text:style-name="Internet_20_link" text:visited-style-name="Visited_20_Internet_20_Link">
ksh3-4.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13" text:anchor-type="as-char" svg:width="6.9236in" svg:height="4.823441in" draw:z-index="0">
<draw:image xlink:href="../Images/AРМІЯINFORM/2023-05-12T81-00-00-04-00/ksh3-4.jpg" xlink:type="simple" xlink:show="embed" xlink:actuate="onLoad" draw:mime-type="image/jpeg"/>
</draw:frame>
</text:p>
      <text:p text:style-name="P4">
У Координаційному штабі відбулася онлайн-зустріч з об’єднанням родин окремоїбригади охорони громадського порядку імені Петра Калнишевського Національноїгвардії України. З родичами полонених нацгвардійців спілкувалися представникиКоординаційного штабу та Головного управління Національної гвардії України.</text:p>
      <text:p text:style-name="P4">
Про це <text:a xlink:type="simple" xlink:href="https://t.me/Koord_shtab/1039" text:style-name="Internet_20_link" text:visited-style-name="Visited_20_Internet_20_Link">
повідомляє</text:a>
 Координаційний штаб зпитань поводження з військовополоненими.</text:p>
      <text:p text:style-name="P4">
За словами представника Штабу, встановити й офіційно підтвердитимісцезнаходження зниклого безвісти військовослужбовця на території країни-агресорки та на тимчасово окупованих українських територіях украй складно, боросія такої інформації не надає. Відповідний мандат на відвідування місцьнесвободи має Міжнародний комітет Червоного Хреста, але його представники нерозголошують інформацію, які саме місця утримання військовополонених вонивідвідали. Проте важливі відомості повідомляють повернені з полону захисники йзахисниці. Від них також можна довідатися і про умови утримання, і про станздоров’я полонених військовослужбовців.</text:p>
      <text:p text:style-name="P4">
Слід зазначити, що місцезнаходження військовополоненого може змінитися: зрізних причин його можуть перемістити до іншого місця утримання.</text:p>
      <text:p text:style-name="P4">
Окремо зупинилися на питанні підтвердження полону військовослужбовця.Представник Штабу звернув увагу на те, що Координаційний штаб не підтверджуєполон, а збирає й обліковує відомості, які надходять з різних джерел, зокрема,від родичів полонених і зниклих безвісти оборонців. Офіційно ж підтвердитиполон може лише міністерство оборони російської федерації через Міжнароднийкомітет Червоного Хреста</text:p>
      <text:p text:style-name="P4">
Source: <text:a xlink:type="simple" xlink:href="https://armyinform.com.ua/2023/05/12/koordynaczijnyj-shtab-ne-pidtverdzhuye-polon-a-zbyraye-j-oblikovuye-vidomosti/" text:style-name="Internet_20_link" text:visited-style-name="Visited_20_Internet_20_Link">
https://armyinform.com.ua/2023/05/12/koordynaczijnyj-shtab-ne-pidtverdzhuye-polon-a-zbyraye-j-oblikovuye-vidomosti/</text:a>
</text:p>
      <!--NEWS-->
      <text:h text:style-name="P10" text:outline-level="1">
<text:span text:style-name="T4">
У Києві презентували посібник з такмеду для собак</text:span>
</text:h>
      <text:p text:style-name="P4">
Author: ['Яна Задубінна']</text:p>
      <text:p text:style-name="P4">
Time: 2023-05-12T82:00:00-04:00</text:p>
      <text:p text:style-name="P4">
Description: Громадська організація «Петро і Мазепа» спільно із зоозахисниками та ветеринарами,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_u.jpg" text:style-name="Internet_20_link" text:visited-style-name="Visited_20_Internet_20_Link">
golovna_u.jpg</text:a>
', '<text:a xlink:type="simple" xlink:href="https://armyinform.com.ua/wp-content/uploads/2023/05/foto1_u.jpg" text:style-name="Internet_20_link" text:visited-style-name="Visited_20_Internet_20_Link">
foto1_u.jpg</text:a>
', '<text:a xlink:type="simple" xlink:href="https://armyinform.com.ua/wp-content/uploads/2023/05/shkurko_zoya.jpg" text:style-name="Internet_20_link" text:visited-style-name="Visited_20_Internet_20_Link">
shkurko_zoya.jpg</text:a>
', '<text:a xlink:type="simple" xlink:href="https://armyinform.com.ua/wp-content/uploads/2023/05/bruzhyna.jpg" text:style-name="Internet_20_link" text:visited-style-name="Visited_20_Internet_20_Link">
bruzhyna.jpg</text:a>
', '<text:a xlink:type="simple" xlink:href="https://armyinform.com.ua/wp-content/uploads/2023/05/chumakov.jpg" text:style-name="Internet_20_link" text:visited-style-name="Visited_20_Internet_20_Link">
chumakov.jpg</text:a>
', '<text:a xlink:type="simple" xlink:href="https://armyinform.com.ua/wp-content/uploads/2023/05/foto_2u-150x150.jpg" text:style-name="Internet_20_link" text:visited-style-name="Visited_20_Internet_20_Link">
foto_2u-150x150.jpg</text:a>
', '<text:a xlink:type="simple" xlink:href="https://armyinform.com.ua/wp-content/uploads/2023/05/foto3_u-150x150.jpg" text:style-name="Internet_20_link" text:visited-style-name="Visited_20_Internet_20_Link">
foto3_u-150x150.jpg</text:a>
']</text:p>
      <text:p text:style-name="P4">
Tags: []</text:p>
      <text:p text:style-name="P4">
Category: News</text:p>
      <!--METADATA-->
      <text:p text:style-name="P4">
<draw:frame draw:style-name="fr1" draw:name="Image314" text:anchor-type="as-char" svg:width="6.9236in" svg:height="4.615733in" draw:z-index="0">
<draw:image xlink:href="../Images/AРМІЯINFORM/2023-05-12T82-00-00-04-00/golovna_u.jpg" xlink:type="simple" xlink:show="embed" xlink:actuate="onLoad" draw:mime-type="image/jpeg"/>
</draw:frame>
</text:p>
      <text:p text:style-name="P4">
Громадська організація «Петро і Мазепа» спільно із зоозахисниками таветеринарами, що працюють у районі бойових дій, започаткували проєкт допомогислужбовим собакам — «Чотирилапий захисник», діяльність якого направленанасамперед на підтримку кінологічних служб, ветеринарних шпиталів танавчальних центрів різних структур Сил оборони України.</text:p>
      <text:p text:style-name="P4">
<draw:frame draw:style-name="fr1" draw:name="Image315" text:anchor-type="as-char" svg:width="6.9236in" svg:height="4.615733in" draw:z-index="0">
<draw:image xlink:href="../Images/AРМІЯINFORM/2023-05-12T82-00-00-04-00/foto1_u.jpg" xlink:type="simple" xlink:show="embed" xlink:actuate="onLoad" draw:mime-type="image/jpeg"/>
</draw:frame>
</text:p>
      <text:p text:style-name="P4">
Першим практичним кроком реалізації проєкту є переклад та видання посібника«Рекомендації з тактичної бойової допомоги собакам Canine/K9 Tactical CombatCasualty Guidelines», від спеціалізованої групи К9 Комітету з надання допомогипораненим у бойових діях Tactical Combat Casualty Committee (cTCCC) армії США.З електронною версією якого можна ознайомитись <text:a xlink:type="simple" xlink:href="https://drive.google.com/drive/folders/1kPrxcIAh6XGEfHpWG8H_z8XLLRLhOxPp" text:style-name="Internet_20_link" text:visited-style-name="Visited_20_Internet_20_Link">
запосиланням</text:a>
.</text:p>
      <text:p text:style-name="P4">
<draw:frame draw:style-name="fr1" draw:name="Image316" text:anchor-type="as-char" svg:width="6.9236in" svg:height="3.888755in" draw:z-index="0">
<draw:image xlink:href="../Images/AРМІЯINFORM/2023-05-12T82-00-00-04-00/shkurko_zoya.jpg" xlink:type="simple" xlink:show="embed" xlink:actuate="onLoad" draw:mime-type="image/jpeg"/>
</draw:frame>
ЗояШкурко</text:p>
      <text:p text:style-name="P4">
— Собака на фронті — це бойовий товариш, продовження рук кінолога, йогосуперслух та супернюх. Саме тому гуманістичний обов’язок людини докластимаксимальних зусиль для порятунку життя тварини, з якою вона пліч-о-плічслужить. Ми на власні очі бачимо, які нещастя приносить війна, тому надважливокожному з нас вміти надати першу медичну допомогу як собі, так і тим, когоприручили, — зазначила керівник громадської організації «Петро і Мазепа» тамодератор заходу Зоя Шкурко.</text:p>
      <text:p text:style-name="P4">
Службові собаки забезпечують роботи з розмінування, пошуку людей під завалами,виконують функції з охорони, пошуку та знешкодження ДРГ, допомагають вевакуації поранених та виконують безліч інших функцій. Крім того, тварини напередовій — важливий фактор зменшення психологічного навантаження на нашихзахисників.</text:p>
      <text:p text:style-name="P4">
Начальник кінологічного відділу Командування Сил підтримки Збройних СилУкраїни Петро Бружина зазначив, що за час широкомасштабного вторгнення рфзагинуло 25 чотирилапих захисників.</text:p>
      <text:p text:style-name="P4">
<draw:frame draw:style-name="fr1" draw:name="Image317" text:anchor-type="as-char" svg:width="6.9236in" svg:height="4.615733in" draw:z-index="0">
<draw:image xlink:href="../Images/AРМІЯINFORM/2023-05-12T82-00-00-04-00/bruzhyna.jpg" xlink:type="simple" xlink:show="embed" xlink:actuate="onLoad" draw:mime-type="image/jpeg"/>
</draw:frame>
ПетроБружина</text:p>
      <text:p text:style-name="P4">
— Це початкова абетка для кінологічних розрахунків Збройних Сил України. Підчас розмінування деокупованих територій, на щастя, наші службові собаки незазнали жодної травми. Але загалом за час широкомасштабного вторгнення від рукросіян загинуло 25 службових собак, зокрема, від прильотів під час охоронирізних баз, складів, арсеналів, — сказав полковник Петро Бружина.</text:p>
      <text:p text:style-name="P4">
Своєю чергою, під час презентації, начальник першого військового шпиталюветеринарної медицини Держпродспоживслужби України Кирило Чумаков розповівісторію собаки Фросі, фото якої розміщене на обкладинці посібника.</text:p>
      <text:p text:style-name="P4">
<draw:frame draw:style-name="fr1" draw:name="Image318" text:anchor-type="as-char" svg:width="6.9236in" svg:height="4.615733in" draw:z-index="0">
<draw:image xlink:href="../Images/AРМІЯINFORM/2023-05-12T82-00-00-04-00/chumakov.jpg" xlink:type="simple" xlink:show="embed" xlink:actuate="onLoad" draw:mime-type="image/jpeg"/>
</draw:frame>
КирилоЧумаков</text:p>
      <text:p text:style-name="P4">
— Моя місія — це порятунок життів чотирилапих захисників. Пам’ятаю, як ми зкомандою вперше приїхали в Бучу, від страху постійних обстрілів мої колегизабули навіть вдягти халати. Але все-таки опанували себе та провели успішнутрахеотомію, і наразі Фрося продовжує службу.</text:p>
      <text:p text:style-name="P4">
<text:a xlink:type="simple" xlink:href="https://armyinform.com.ua/wp-content/uploads/2023/05/foto_2u.jpg" text:style-name="Internet_20_link" text:visited-style-name="Visited_20_Internet_20_Link">
<draw:frame draw:style-name="fr1" draw:name="Image319" text:anchor-type="as-char" svg:width="6.9236in" svg:height="6.9236in" draw:z-index="0">
<draw:image xlink:href="../Images/AРМІЯINFORM/2023-05-12T82-00-00-04-00/foto_2u-150x150.jpg" xlink:type="simple" xlink:show="embed" xlink:actuate="onLoad" draw:mime-type="image/jpeg"/>
</draw:frame>
</text:a>
</text:p>
      <text:p text:style-name="P4">
<text:a xlink:type="simple" xlink:href="https://armyinform.com.ua/wp-content/uploads/2023/05/foto3_u.jpg" text:style-name="Internet_20_link" text:visited-style-name="Visited_20_Internet_20_Link">
<draw:frame draw:style-name="fr1" draw:name="Image320" text:anchor-type="as-char" svg:width="6.9236in" svg:height="6.9236in" draw:z-index="0">
<draw:image xlink:href="../Images/AРМІЯINFORM/2023-05-12T82-00-00-04-00/foto3_u-150x150.jpg" xlink:type="simple" xlink:show="embed" xlink:actuate="onLoad" draw:mime-type="image/jpeg"/>
</draw:frame>
</text:a>
</text:p>
      <text:p text:style-name="P4">
Це лише перший крок, який втілив у життя проєкт «Чотирилапий захисник», іволонтери точно не планують зупинятися. Наразі в їхніх планах відкриттяреабілітаційного центру для тварин, де травмовані службові собаки могли бгідно відновитися після поранення.</text:p>
      <text:p text:style-name="P4">
<text:span text:style-name="T5">
Фото Віктор Дехтяр</text:span>
</text:p>
      <text:p text:style-name="P4">
Source: <text:a xlink:type="simple" xlink:href="https://armyinform.com.ua/2023/05/12/u-kyyevi-prezentuvaly-posibnyk-z-takmedu-dlya-sobak/" text:style-name="Internet_20_link" text:visited-style-name="Visited_20_Internet_20_Link">
https://armyinform.com.ua/2023/05/12/u-kyyevi-prezentuvaly-posibnyk-z-takmedu-dlya-sobak/</text:a>
</text:p>
      <!--NEWS-->
      <text:h text:style-name="P10" text:outline-level="1">
<text:span text:style-name="T4">
Андрій Юсов про конфлікт між ватажками окупантів: шукають винного</text:span>
</text:h>
      <text:p text:style-name="P4">
Author: ['АРМІЯINFORM']</text:p>
      <text:p text:style-name="P4">
Time: 2023-05-12T83:00:00-04:00</text:p>
      <text:p text:style-name="P4">
Description: Публічні конфлікти між власником так званої пвк «ваґнер» пріґожиним з міністром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12-1.jpg" text:style-name="Internet_20_link" text:visited-style-name="Visited_20_Internet_20_Link">
20230512-1.jpg</text:a>
']</text:p>
      <text:p text:style-name="P4">
Tags: ['АГРЕСІЯ РФ', 'АНДРІЙ ЮСОВ', 'ВТОРГНЕННЯ РФ', 'ГУР МОУ']</text:p>
      <text:p text:style-name="P4">
Category: News</text:p>
      <!--METADATA-->
      <text:p text:style-name="P4">
<draw:frame draw:style-name="fr1" draw:name="Image321" text:anchor-type="as-char" svg:width="6.9236in" svg:height="3.894525in" draw:z-index="0">
<draw:image xlink:href="../Images/AРМІЯINFORM/2023-05-12T83-00-00-04-00/20230512-1.jpg" xlink:type="simple" xlink:show="embed" xlink:actuate="onLoad" draw:mime-type="image/jpeg"/>
</draw:frame>
</text:p>
      <text:p text:style-name="P4">
Публічні конфлікти між власником так званої пвк «ваґнер» пріґожиним зміністром оборони держави-агресора шойґу та головою генштабу армії рфґєрасімовим свідчать про їхній страх відповідальності за неминучу геополітичнупоразку московії.</text:p>
      <text:p text:style-name="P4">
Про це заявив Андрій Юсов, <text:a xlink:type="simple" xlink:href="https://gur.gov.ua/content/shukaiut-vynnoho-andrii-iusov-pro-konflikt-mizh-vatazhkamy-okupantiv.html" text:style-name="Internet_20_link" text:visited-style-name="Visited_20_Internet_20_Link">
повідомляє</text:a>
 Головнеуправління розвідки Міністерства оборони України.</text:p>
      <text:p text:style-name="P4">
За словами представника воєнної розвідки України, одіозні ватажки російськихокупаційних сил нині перебувають у стресі й бентезі, що спричиненіневизначеністю їхнього майбутнього після усунення російського диктатора путіната остаточної поразки росії у війні.</text:p>
      <text:p text:style-name="P4">
«Ніхто з цієї трійці не бажає брати не себе відповідальність, саме тому вонирозпочали пошук крайніх. От зараз шойґу, ґєрасімов і пріґожин між собоювизначають, хто ж буде винний», — підсумував Андрій Юсов.</text:p>
      <text:p text:style-name="P4">
Source: <text:a xlink:type="simple" xlink:href="https://armyinform.com.ua/2023/05/12/andrij-yusov-pro-konflikt-mizh-vatazhkamy-okupantiv-shukayut-vynnogo/" text:style-name="Internet_20_link" text:visited-style-name="Visited_20_Internet_20_Link">
https://armyinform.com.ua/2023/05/12/andrij-yusov-pro-konflikt-mizh-vatazhkamy-okupantiv-shukayut-vynnogo/</text:a>
</text:p>
      <!--NEWS-->
      <text:h text:style-name="P10" text:outline-level="1">
<text:span text:style-name="T4">
На чемпіонаті України з сучасного п’ятиборства армійці здобули вісім медалей</text:span>
</text:h>
      <text:p text:style-name="P4">
Author: ['АРМІЯINFORM']</text:p>
      <text:p text:style-name="P4">
Time: 2023-05-12T84:00:00-04:00</text:p>
      <text:p text:style-name="P4">
Description: На базах Центрального спортивного клубу ЗСУ завершились змагання з сучас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652742_758939465768628_1671519185310574132_n.jpg" text:style-name="Internet_20_link" text:visited-style-name="Visited_20_Internet_20_Link">
345652742_758939465768628_1671519185310574132_n.jpg</text:a>
', '<text:a xlink:type="simple" xlink:href="https://armyinform.com.ua/wp-content/uploads/2023/05/345632510_710480514165859_1038452711370588564_n-150x150.jpg" text:style-name="Internet_20_link" text:visited-style-name="Visited_20_Internet_20_Link">
345632510_710480514165859_1038452711370588564_n-150x150.jpg</text:a>
', '<text:a xlink:type="simple" xlink:href="https://armyinform.com.ua/wp-content/uploads/2023/05/346654655_972555973914122_3742185473866038585_n-150x150.jpg" text:style-name="Internet_20_link" text:visited-style-name="Visited_20_Internet_20_Link">
346654655_972555973914122_3742185473866038585_n-150x150.jpg</text:a>
']</text:p>
      <text:p text:style-name="P4">
Tags: ['АРМІЙСЬКИЙ СПОРТ', 'П’ЯТИБОРСТВО', 'ЦСК ЗСУ']</text:p>
      <text:p text:style-name="P4">
Category: News</text:p>
      <!--METADATA-->
      <text:p text:style-name="P4">
<draw:frame draw:style-name="fr1" draw:name="Image322" text:anchor-type="as-char" svg:width="6.9236in" svg:height="4.468922in" draw:z-index="0">
<draw:image xlink:href="../Images/AРМІЯINFORM/2023-05-12T84-00-00-04-00/345652742_758939465768628_1671519185310574132_n.jpg" xlink:type="simple" xlink:show="embed" xlink:actuate="onLoad" draw:mime-type="image/jpeg"/>
</draw:frame>
</text:p>
      <text:p text:style-name="P4">
На базах Центрального спортивного клубу ЗСУ завершились змагання з сучасногоп’ятиборства. Армійські спортсмени здобули вісім медалей різного гатунку.</text:p>
      <text:p text:style-name="P4">
Про це<text:a xlink:type="simple" xlink:href="https://www.facebook.com/CSKA1992/posts/pfbid0VfmJE1CZigWZ9HWY4wYem42eF6NFiEk8safYRp8hkaDDbsCMjy5z2WutEoSYMyWol" text:style-name="Internet_20_link" text:visited-style-name="Visited_20_Internet_20_Link">
повідомляє</text:a>
Центральний спортивний клуб ЗСУ.</text:p>
      <text:p text:style-name="P4">
В <text:span text:style-name="T4">
індивідуальних змаганнях</text:span>
 Валерія Пермикіна стала чемпіонкою, АнастасіяЧижова та Олександр Товкай — віцечемпіонами, Ірина Хохлова стала бронзовоюпризеркою.</text:p>
      <text:p text:style-name="P4">
<text:a xlink:type="simple" xlink:href="https://armyinform.com.ua/wp-content/uploads/2023/05/345632510_710480514165859_1038452711370588564_n.jpg" text:style-name="Internet_20_link" text:visited-style-name="Visited_20_Internet_20_Link">
<draw:frame draw:style-name="fr1" draw:name="Image323" text:anchor-type="as-char" svg:width="6.9236in" svg:height="6.9236in" draw:z-index="0">
<draw:image xlink:href="../Images/AРМІЯINFORM/2023-05-12T84-00-00-04-00/345632510_710480514165859_1038452711370588564_n-150x150.jpg" xlink:type="simple" xlink:show="embed" xlink:actuate="onLoad" draw:mime-type="image/jpeg"/>
</draw:frame>
</text:a>
</text:p>
      <text:p text:style-name="P4">
<text:a xlink:type="simple" xlink:href="https://armyinform.com.ua/wp-content/uploads/2023/05/346654655_972555973914122_3742185473866038585_n.jpg" text:style-name="Internet_20_link" text:visited-style-name="Visited_20_Internet_20_Link">
<draw:frame draw:style-name="fr1" draw:name="Image324" text:anchor-type="as-char" svg:width="6.9236in" svg:height="6.9236in" draw:z-index="0">
<draw:image xlink:href="../Images/AРМІЯINFORM/2023-05-12T84-00-00-04-00/346654655_972555973914122_3742185473866038585_n-150x150.jpg" xlink:type="simple" xlink:show="embed" xlink:actuate="onLoad" draw:mime-type="image/jpeg"/>
</draw:frame>
</text:a>
</text:p>
      <text:p text:style-name="P4">
Дві золоті медалі маємо у <text:span text:style-name="T4">
командних змаганнях</text:span>
 жінок (Анастасія Чижова,Валерія Пермикіна, Ірина Бойченюк) та чоловіків (Олександр Товкай).</text:p>
      <text:p text:style-name="P4">
«Срібло» у командних змаганнях здобув Максим Агарушев. Армійка Ірина Хохлова —«бронзу».</text:p>
      <text:p text:style-name="P4">
Source: <text:a xlink:type="simple" xlink:href="https://armyinform.com.ua/2023/05/12/na-chempionati-ukrayiny-z-suchasnogo-pyatyborstva-armijczi-zdobuly-visim-medalej/" text:style-name="Internet_20_link" text:visited-style-name="Visited_20_Internet_20_Link">
https://armyinform.com.ua/2023/05/12/na-chempionati-ukrayiny-z-suchasnogo-pyatyborstva-armijczi-zdobuly-visim-medalej/</text:a>
</text:p>
      <!--NEWS-->
      <text:h text:style-name="P10" text:outline-level="1">
<text:span text:style-name="T4">
Зараз Україна міцніша, ніж у будь-який інший час протистояння цій імперії — Президент України</text:span>
</text:h>
      <text:p text:style-name="P4">
Author: ['АРМІЯINFORM']</text:p>
      <text:p text:style-name="P4">
Time: 2023-05-12T85:00:00-04:00</text:p>
      <text:p text:style-name="P4">
Description: Президент України Володимир Зеленський вважає, що зараз Україна міцніша, ніж у будь-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0095964066334525_y.jpg" text:style-name="Internet_20_link" text:visited-style-name="Visited_20_Internet_20_Link">
photo_5400095964066334525_y.jpg</text:a>
', '<text:a xlink:type="simple" xlink:href="https://armyinform.com.ua/wp-content/uploads/2023/05/photo_5400095964066334521_y-150x150.jpg" text:style-name="Internet_20_link" text:visited-style-name="Visited_20_Internet_20_Link">
photo_5400095964066334521_y-150x150.jpg</text:a>
', '<text:a xlink:type="simple" xlink:href="https://armyinform.com.ua/wp-content/uploads/2023/05/photo_5400095964066334523_y-150x150.jpg" text:style-name="Internet_20_link" text:visited-style-name="Visited_20_Internet_20_Link">
photo_5400095964066334523_y-150x150.jpg</text:a>
', '<text:a xlink:type="simple" xlink:href="https://armyinform.com.ua/wp-content/uploads/2023/05/photo_5400095964066334520_y-150x150.jpg" text:style-name="Internet_20_link" text:visited-style-name="Visited_20_Internet_20_Link">
photo_5400095964066334520_y-150x150.jpg</text:a>
', '<text:a xlink:type="simple" xlink:href="https://armyinform.com.ua/wp-content/uploads/2023/05/photo_5400095964066334524_y-150x150.jpg" text:style-name="Internet_20_link" text:visited-style-name="Visited_20_Internet_20_Link">
photo_5400095964066334524_y-150x150.jpg</text:a>
']</text:p>
      <text:p text:style-name="P4">
Tags: ['ВІЙНА', 'ВОЛОДИМИР ЗЕЛЕНСЬКИЙ', 'ПРЕЗИДЕНТ УКРАЇНИ']</text:p>
      <text:p text:style-name="P4">
Category: News</text:p>
      <!--METADATA-->
      <text:p text:style-name="P4">
<draw:frame draw:style-name="fr1" draw:name="Image325" text:anchor-type="as-char" svg:width="6.9236in" svg:height="4.615733in" draw:z-index="0">
<draw:image xlink:href="../Images/AРМІЯINFORM/2023-05-12T85-00-00-04-00/photo_5400095964066334525_y.jpg" xlink:type="simple" xlink:show="embed" xlink:actuate="onLoad" draw:mime-type="image/jpeg"/>
</draw:frame>
</text:p>
      <text:p text:style-name="P4">
Президент України Володимир Зеленський вважає, що зараз Україна міцніша, ніж убудь-який інший час протистояння російській імперії.</text:p>
      <text:p text:style-name="P4">
Про це глава держави <text:a xlink:type="simple" xlink:href="https://t.me/V_Zelenskiy_official/6207" text:style-name="Internet_20_link" text:visited-style-name="Visited_20_Internet_20_Link">
написав</text:a>
 усвоєму Телеграмі.</text:p>
      <text:p text:style-name="P4">
«Наш шлях попереду — він непростий, він теж складний, як шлях минулорічний.Але зараз Україна значно міцніша, ніж торік чи в будь-який інший рік цієївійни за свободу та незалежність нашої держави. Наш час — це час дляперемоги!» — йдеться у його дописі.</text:p>
      <text:p text:style-name="P4">
<text:a xlink:type="simple" xlink:href="https://armyinform.com.ua/wp-content/uploads/2023/05/photo_5400095964066334521_y.jpg" text:style-name="Internet_20_link" text:visited-style-name="Visited_20_Internet_20_Link">
<draw:frame draw:style-name="fr1" draw:name="Image326" text:anchor-type="as-char" svg:width="6.9236in" svg:height="6.9236in" draw:z-index="0">
<draw:image xlink:href="../Images/AРМІЯINFORM/2023-05-12T85-00-00-04-00/photo_5400095964066334521_y-150x150.jpg" xlink:type="simple" xlink:show="embed" xlink:actuate="onLoad" draw:mime-type="image/jpeg"/>
</draw:frame>
</text:a>
</text:p>
      <text:p text:style-name="P4">
<text:a xlink:type="simple" xlink:href="https://armyinform.com.ua/wp-content/uploads/2023/05/photo_5400095964066334523_y.jpg" text:style-name="Internet_20_link" text:visited-style-name="Visited_20_Internet_20_Link">
<draw:frame draw:style-name="fr1" draw:name="Image327" text:anchor-type="as-char" svg:width="6.9236in" svg:height="6.9236in" draw:z-index="0">
<draw:image xlink:href="../Images/AРМІЯINFORM/2023-05-12T85-00-00-04-00/photo_5400095964066334523_y-150x150.jpg" xlink:type="simple" xlink:show="embed" xlink:actuate="onLoad" draw:mime-type="image/jpeg"/>
</draw:frame>
</text:a>
</text:p>
      <text:p text:style-name="P4">
<text:a xlink:type="simple" xlink:href="https://armyinform.com.ua/wp-content/uploads/2023/05/photo_5400095964066334520_y.jpg" text:style-name="Internet_20_link" text:visited-style-name="Visited_20_Internet_20_Link">
<draw:frame draw:style-name="fr1" draw:name="Image328" text:anchor-type="as-char" svg:width="6.9236in" svg:height="6.9236in" draw:z-index="0">
<draw:image xlink:href="../Images/AРМІЯINFORM/2023-05-12T85-00-00-04-00/photo_5400095964066334520_y-150x150.jpg" xlink:type="simple" xlink:show="embed" xlink:actuate="onLoad" draw:mime-type="image/jpeg"/>
</draw:frame>
</text:a>
</text:p>
      <text:p text:style-name="P4">
<text:a xlink:type="simple" xlink:href="https://armyinform.com.ua/wp-content/uploads/2023/05/photo_5400095964066334524_y.jpg" text:style-name="Internet_20_link" text:visited-style-name="Visited_20_Internet_20_Link">
<draw:frame draw:style-name="fr1" draw:name="Image329" text:anchor-type="as-char" svg:width="6.9236in" svg:height="6.9236in" draw:z-index="0">
<draw:image xlink:href="../Images/AРМІЯINFORM/2023-05-12T85-00-00-04-00/photo_5400095964066334524_y-150x150.jpg" xlink:type="simple" xlink:show="embed" xlink:actuate="onLoad" draw:mime-type="image/jpeg"/>
</draw:frame>
</text:a>
</text:p>
      <text:p text:style-name="P4">
Source: <text:a xlink:type="simple" xlink:href="https://armyinform.com.ua/2023/05/12/zaraz-ukrayina-micznisha-nizh-u-bud-yakyj-inshyj-chas-protystoyannya-czij-imperiyi-prezydent-ukrayiny/" text:style-name="Internet_20_link" text:visited-style-name="Visited_20_Internet_20_Link">
https://armyinform.com.ua/2023/05/12/zaraz-ukrayina-micznisha-nizh-u-bud-yakyj-inshyj-chas-protystoyannya-czij-imperiyi-prezydent-ukrayiny/</text:a>
</text:p>
      <!--NEWS-->
      <text:h text:style-name="P10" text:outline-level="1">
<text:span text:style-name="T4">
Вшануймо матерів наших полеглих Героїв: в Україні стартує флешмоб до Дня матері</text:span>
</text:h>
      <text:p text:style-name="P4">
Author: ['Ольга Мосьондз']</text:p>
      <text:p text:style-name="P4">
Time: 2023-05-12T86:00:00-04:00</text:p>
      <text:p text:style-name="P4">
Description: Мабуть, немає у світі більш люблячої людини, аніж мама. Її любов — безкорисли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0.jpg" text:style-name="Internet_20_link" text:visited-style-name="Visited_20_Internet_20_Link">
1-60.jpg</text:a>
', '<text:a xlink:type="simple" xlink:href="https://armyinform.com.ua/wp-content/uploads/2023/05/343794155_772632071058197_3890242935472486317_n-150x150.jpg" text:style-name="Internet_20_link" text:visited-style-name="Visited_20_Internet_20_Link">
343794155_772632071058197_3890242935472486317_n-150x150.jpg</text:a>
', '<text:a xlink:type="simple" xlink:href="https://armyinform.com.ua/wp-content/uploads/2023/05/343774157_973904394044356_7980298738323787338_n-150x150.jpg" text:style-name="Internet_20_link" text:visited-style-name="Visited_20_Internet_20_Link">
343774157_973904394044356_7980298738323787338_n-150x150.jpg</text:a>
', '<text:a xlink:type="simple" xlink:href="https://armyinform.com.ua/wp-content/uploads/2023/05/343601051_201321662709098_6353634285005232668_n-150x150.jpg" text:style-name="Internet_20_link" text:visited-style-name="Visited_20_Internet_20_Link">
343601051_201321662709098_6353634285005232668_n-150x150.jpg</text:a>
', '<text:a xlink:type="simple" xlink:href="https://armyinform.com.ua/wp-content/uploads/2023/05/343575319_1421277385294794_2163897600079882693_n-150x150.jpg" text:style-name="Internet_20_link" text:visited-style-name="Visited_20_Internet_20_Link">
343575319_1421277385294794_2163897600079882693_n-150x150.jpg</text:a>
']</text:p>
      <text:p text:style-name="P4">
Tags: ['STOPRUSSIA', 'АГРЕСІЯ РФ', 'ВТОРГНЕННЯ РФ', 'ДЕНЬ МАТЕРІ']</text:p>
      <text:p text:style-name="P4">
Category: News</text:p>
      <!--METADATA-->
      <text:p text:style-name="P4">
<draw:frame draw:style-name="fr1" draw:name="Image330" text:anchor-type="as-char" svg:width="6.9236in" svg:height="5.561959in" draw:z-index="0">
<draw:image xlink:href="../Images/AРМІЯINFORM/2023-05-12T86-00-00-04-00/1-60.jpg" xlink:type="simple" xlink:show="embed" xlink:actuate="onLoad" draw:mime-type="image/jpeg"/>
</draw:frame>
</text:p>
      <text:p text:style-name="P4">
Мабуть, немає у світі більш люблячої людини, аніж мама. Її любов —безкорислива та безмежна, бо немає більшої радості для матері, аніж щастя їїдитини. На жаль, російська війна проти України забрала багатьох синів та дочокв українських матерів і лише пам’ять про їхніх дітей, шана та вдячність заїхній подвиг — захищати Україну заради волі та свободи інших — усе, що можезігріти їхню зранену та зболену душу.</text:p>
      <text:p text:style-name="P4">
До Дня матері, який щороку відзначається в другу неділю травня (цьогоріч 14травня), Всеукраїнська громадська організація «Об’єднання дружин і матерівбійців учасників АТО» запускає онлайн флешмоб подяки та підтримки матерівзагиблих захисників України: «Вшануймо матерів наших Героїв!» та проситьдолучитися усіх охочих та небайдужих.</text:p>
      <text:p text:style-name="P4">
<text:a xlink:type="simple" xlink:href="https://armyinform.com.ua/wp-content/uploads/2023/05/343794155_772632071058197_3890242935472486317_n.jpg" text:style-name="Internet_20_link" text:visited-style-name="Visited_20_Internet_20_Link">
<draw:frame draw:style-name="fr1" draw:name="Image331" text:anchor-type="as-char" svg:width="6.9236in" svg:height="6.9236in" draw:z-index="0">
<draw:image xlink:href="../Images/AРМІЯINFORM/2023-05-12T86-00-00-04-00/343794155_772632071058197_3890242935472486317_n-150x150.jpg" xlink:type="simple" xlink:show="embed" xlink:actuate="onLoad" draw:mime-type="image/jpeg"/>
</draw:frame>
</text:a>
</text:p>
      <text:p text:style-name="P4">
<text:a xlink:type="simple" xlink:href="https://armyinform.com.ua/wp-content/uploads/2023/05/343774157_973904394044356_7980298738323787338_n.jpg" text:style-name="Internet_20_link" text:visited-style-name="Visited_20_Internet_20_Link">
<draw:frame draw:style-name="fr1" draw:name="Image332" text:anchor-type="as-char" svg:width="6.9236in" svg:height="6.9236in" draw:z-index="0">
<draw:image xlink:href="../Images/AРМІЯINFORM/2023-05-12T86-00-00-04-00/343774157_973904394044356_7980298738323787338_n-150x150.jpg" xlink:type="simple" xlink:show="embed" xlink:actuate="onLoad" draw:mime-type="image/jpeg"/>
</draw:frame>
</text:a>
</text:p>
      <text:p text:style-name="P4">
— Напередодні Дня Матері дуже хочеться вшанувати й підтримати матерів загиблихГероїв. Кожен охочий може доєднатися і взяти участь в естафеті пам’яті тапошани загиблих захисників. Для цього необхідно просто розмістити кількадобрих слів, адресованих мамам захисників, на своїй сторінці у соцмережі. Цедопоможе цим неймовірним жінкам, які виховали справжніх українських героїв,відчути, що ми вдячні їм за їхню працю, а їхнім синам і донькам за боротьбузаради нас і України. Адже матерям так важливо, щоб пам’ять про їхніх дітейжила, доки живе незалежна Україна. Бо за її свободу їхні діти віддалинайцінніше — свої життя, — зазначили організатори естафети пам’яті.</text:p>
      <text:p text:style-name="P4">
<text:span text:style-name="T4">
Щоб доєднатися до акції потрібно:</text:span>
</text:p>
      <text:p text:style-name="P4">
1.Розмістити на своїй сторінці у фейсбуку кілька щирих слів подяки матерямзагиблих героїв;</text:p>
      <text:p text:style-name="P4">
2.Поставити хештег #сказатидякуюмамі;</text:p>
      <text:p text:style-name="P4">
3.Розказати друзям про акцію та запропонувати доєднатися до неї.</text:p>
      <text:p text:style-name="P4">
— За хештегами ми зможемо знайти ваші слова підтримки, зберемо їх в«скарбничку пошани» й покажемо на своїй сторінці матерям загиблих Героїв. Тож,підтримаймо мам, які виховали захисників, котрі віддали свої життя за Україну,— закликають організатори.</text:p>
      <text:p text:style-name="P4">
Нагадаємо, ВГО «Об’єднання дружин і матерів бійців учасників АТО» —Всеукраїнське громадське об’єднання, неурядова організація, створена жінками зродин військовослужбовців після військових подій в Іловайську у серпні 2014року і офіційно зареєстрована 20 жовтня 2014 року. Її члени — матері полеглихзахисників з усіх регіонів України. Наразі Об’єднання налічує 2500 жінок у 15філіях.</text:p>
      <text:p text:style-name="P4">
<text:a xlink:type="simple" xlink:href="https://armyinform.com.ua/wp-content/uploads/2023/05/343601051_201321662709098_6353634285005232668_n.jpg" text:style-name="Internet_20_link" text:visited-style-name="Visited_20_Internet_20_Link">
<draw:frame draw:style-name="fr1" draw:name="Image333" text:anchor-type="as-char" svg:width="6.9236in" svg:height="6.9236in" draw:z-index="0">
<draw:image xlink:href="../Images/AРМІЯINFORM/2023-05-12T86-00-00-04-00/343601051_201321662709098_6353634285005232668_n-150x150.jpg" xlink:type="simple" xlink:show="embed" xlink:actuate="onLoad" draw:mime-type="image/jpeg"/>
</draw:frame>
</text:a>
</text:p>
      <text:p text:style-name="P4">
<text:a xlink:type="simple" xlink:href="https://armyinform.com.ua/wp-content/uploads/2023/05/343575319_1421277385294794_2163897600079882693_n.jpg" text:style-name="Internet_20_link" text:visited-style-name="Visited_20_Internet_20_Link">
<draw:frame draw:style-name="fr1" draw:name="Image334" text:anchor-type="as-char" svg:width="6.9236in" svg:height="6.9236in" draw:z-index="0">
<draw:image xlink:href="../Images/AРМІЯINFORM/2023-05-12T86-00-00-04-00/343575319_1421277385294794_2163897600079882693_n-150x150.jpg" xlink:type="simple" xlink:show="embed" xlink:actuate="onLoad" draw:mime-type="image/jpeg"/>
</draw:frame>
</text:a>
</text:p>
      <text:p text:style-name="P4">
Метою організації є об’єднання жінок з родин військовослужбовців, родинзагиблих воїнів заради вирішення спільних проблем, захисту власних прав тарозвитку активного, національно-свідомого громадянського суспільства,спроможного контролювати дії влади й активно впливати на розбудову України якмирної, суверенної, демократичної держави.</text:p>
      <text:p text:style-name="P4">
Також діяльність організації спрямована на взаємодію і формування системної івсебічної підтримки жінкам, постраждалим внаслідок російської війни.</text:p>
      <text:p text:style-name="P4">
У 2022 році «Об’єднання дружин і матерів бійців учасників АТО» зосередилось наадресній допомозі та підтримці родин військових та родин загиблих. Допомагалитакож людям, які були змушені покинути свій дім, українцям, які постраждаливід широкомасштабної війни. Охопили гуманітарною допомогою близько 3000 людей.Організували майже 1000 консультацій з психологами, створили понад 50 групвзаємодопомоги у форматі «рівний — рівному».</text:p>
      <text:p text:style-name="P4">
Source: <text:a xlink:type="simple" xlink:href="https://armyinform.com.ua/2023/05/12/vshanujmo-materiv-nashyh-poleglyh-geroyiv-v-ukrayini-startuye-fleshmob-do-dnya-materi/" text:style-name="Internet_20_link" text:visited-style-name="Visited_20_Internet_20_Link">
https://armyinform.com.ua/2023/05/12/vshanujmo-materiv-nashyh-poleglyh-geroyiv-v-ukrayini-startuye-fleshmob-do-dnya-materi/</text:a>
</text:p>
      <!--NEWS-->
      <text:h text:style-name="P10" text:outline-level="1">
<text:span text:style-name="T4">
Міністр оборони та командувачка Медичних сил ЗСУ вручили нагороди медикам з нагоди Міжнародного дня медичної сестри</text:span>
</text:h>
      <text:p text:style-name="P4">
Author: ['Валентина Вілюра']</text:p>
      <text:p text:style-name="P4">
Time: 2023-05-12T87:00:00-04:00</text:p>
      <text:p text:style-name="P4">
Description: З нагоди Міжнародного дня медичної сестри Міністр оборони України Олексій Резніков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060441ce940bd3055f23215a7dc6f9f1ccb8604.jpg" text:style-name="Internet_20_link" text:visited-style-name="Visited_20_Internet_20_Link">
4060441ce940bd3055f23215a7dc6f9f1ccb8604.jpg</text:a>
', '<text:a xlink:type="simple" xlink:href="https://armyinform.com.ua/wp-content/uploads/2023/05/e5644e9701b8ded4d8d12c874a4fedf866c36db4-150x150.jpg" text:style-name="Internet_20_link" text:visited-style-name="Visited_20_Internet_20_Link">
e5644e9701b8ded4d8d12c874a4fedf866c36db4-150x150.jpg</text:a>
', '<text:a xlink:type="simple" xlink:href="https://armyinform.com.ua/wp-content/uploads/2023/05/c0469f0a23333864c548a56310aba99704f4cbab-150x150.jpg" text:style-name="Internet_20_link" text:visited-style-name="Visited_20_Internet_20_Link">
c0469f0a23333864c548a56310aba99704f4cbab-150x150.jpg</text:a>
', '<text:a xlink:type="simple" xlink:href="https://armyinform.com.ua/wp-content/uploads/2023/05/d8af9e255a718a8980df27f440a398b13ddf0e0f-150x150.jpg" text:style-name="Internet_20_link" text:visited-style-name="Visited_20_Internet_20_Link">
d8af9e255a718a8980df27f440a398b13ddf0e0f-150x150.jpg</text:a>
', '<text:a xlink:type="simple" xlink:href="https://armyinform.com.ua/wp-content/uploads/2023/05/583a9d266f5242e0befc029829f5820181d909cf-150x150.jpg" text:style-name="Internet_20_link" text:visited-style-name="Visited_20_Internet_20_Link">
583a9d266f5242e0befc029829f5820181d909cf-150x150.jpg</text:a>
']</text:p>
      <text:p text:style-name="P4">
Tags: ['КОМАНДУВАННЯ МЕДИЧНИХ СИЛ ЗБРОЙНИХ СИЛ УКРАЇНИ', 'МІНІСТР ОБОРОНИ УКРАЇНИ', 'ОЛЕКСІЙ РЕЗНІКОВ', 'ТЕТЯНА ОСТАЩЕНКО']</text:p>
      <text:p text:style-name="P4">
Category: News</text:p>
      <!--METADATA-->
      <text:p text:style-name="P4">
<draw:frame draw:style-name="fr1" draw:name="Image335" text:anchor-type="as-char" svg:width="6.9236in" svg:height="4.621503in" draw:z-index="0">
<draw:image xlink:href="../Images/AРМІЯINFORM/2023-05-12T87-00-00-04-00/4060441ce940bd3055f23215a7dc6f9f1ccb8604.jpg" xlink:type="simple" xlink:show="embed" xlink:actuate="onLoad" draw:mime-type="image/jpeg"/>
</draw:frame>
</text:p>
      <text:p text:style-name="P4">
З нагоди Міжнародного дня медичної сестри Міністр оборони України ОлексійРезніков та командувачка Медичних сил Збройних Сил України генерал-майормедичної служби Тетяна Остащенко відзначили нагородами понад 50військовослужбовців та працівників Збройних Сил України.</text:p>
      <text:p text:style-name="P4">
Вітаючи присутніх, Олексій Резніков наголосив, що професія медика йому дужеблизька.</text:p>
      <text:p text:style-name="P4">
— Для мене це щось сімейне, адже моя мама — лікар. Я сьогодні щасливий, щоможу особисто привітати вас від Міністерства оборони та усіх українців. Точнознаю, скільки енергії ви віддаєте кожного дня своїм пацієнтам. Щиро від усьогосерця дякую вам! — сказав Міністр оборони України.</text:p>
      <text:p text:style-name="P4">
<text:a xlink:type="simple" xlink:href="https://armyinform.com.ua/wp-content/uploads/2023/05/e5644e9701b8ded4d8d12c874a4fedf866c36db4.jpg" text:style-name="Internet_20_link" text:visited-style-name="Visited_20_Internet_20_Link">
<draw:frame draw:style-name="fr1" draw:name="Image336" text:anchor-type="as-char" svg:width="6.9236in" svg:height="6.9236in" draw:z-index="0">
<draw:image xlink:href="../Images/AРМІЯINFORM/2023-05-12T87-00-00-04-00/e5644e9701b8ded4d8d12c874a4fedf866c36db4-150x150.jpg" xlink:type="simple" xlink:show="embed" xlink:actuate="onLoad" draw:mime-type="image/jpeg"/>
</draw:frame>
</text:a>
</text:p>
      <text:p text:style-name="P4">
<text:a xlink:type="simple" xlink:href="https://armyinform.com.ua/wp-content/uploads/2023/05/c0469f0a23333864c548a56310aba99704f4cbab.jpg" text:style-name="Internet_20_link" text:visited-style-name="Visited_20_Internet_20_Link">
<draw:frame draw:style-name="fr1" draw:name="Image337" text:anchor-type="as-char" svg:width="6.9236in" svg:height="6.9236in" draw:z-index="0">
<draw:image xlink:href="../Images/AРМІЯINFORM/2023-05-12T87-00-00-04-00/c0469f0a23333864c548a56310aba99704f4cbab-150x150.jpg" xlink:type="simple" xlink:show="embed" xlink:actuate="onLoad" draw:mime-type="image/jpeg"/>
</draw:frame>
</text:a>
</text:p>
      <text:p text:style-name="P4">
Генерал-майор медичної служби Тетяна Остащенко додала, що популяризаціяінституту медичних сестер та медичних братів надзвичайно важлива. За їїсловами, першу лікарню, де надавали допомогу здебільшого жінки, заснувала вКиєві ще княгиня Ольга. А у його сучасному вигляді медсестринство зародилосяпід час Першої світової війни.  — Медсестри і медбрати — це люди, які напряму працюють з пацієнтом. Я завждикажу: коли спитаєш у пораненого чи хворого, як звали того лікаря, який тобінадавав допомогу, імен зазвичай не пам’ятають. А як звати медсестру чимедбрата — пам’ятають усі. Ви дійсно найкращі, вітаю вас зі святом! Терпіння,натхнення і Перемоги! — побажала командувачка Медичних сил Збройних СилУкраїни.</text:p>
      <text:p text:style-name="P4">
Олексій Резніков і Тетяна Остащенко подякували медичним сестрам та братам защоденну працю з порятунку і збереження життя та здоров’я військовослужбовцівта наближення нашої Перемоги.</text:p>
      <text:p text:style-name="P4">
<text:a xlink:type="simple" xlink:href="https://armyinform.com.ua/wp-content/uploads/2023/05/d8af9e255a718a8980df27f440a398b13ddf0e0f.jpg" text:style-name="Internet_20_link" text:visited-style-name="Visited_20_Internet_20_Link">
<draw:frame draw:style-name="fr1" draw:name="Image338" text:anchor-type="as-char" svg:width="6.9236in" svg:height="6.9236in" draw:z-index="0">
<draw:image xlink:href="../Images/AРМІЯINFORM/2023-05-12T87-00-00-04-00/d8af9e255a718a8980df27f440a398b13ddf0e0f-150x150.jpg" xlink:type="simple" xlink:show="embed" xlink:actuate="onLoad" draw:mime-type="image/jpeg"/>
</draw:frame>
</text:a>
</text:p>
      <text:p text:style-name="P4">
<text:a xlink:type="simple" xlink:href="https://armyinform.com.ua/wp-content/uploads/2023/05/583a9d266f5242e0befc029829f5820181d909cf.jpg" text:style-name="Internet_20_link" text:visited-style-name="Visited_20_Internet_20_Link">
<draw:frame draw:style-name="fr1" draw:name="Image339" text:anchor-type="as-char" svg:width="6.9236in" svg:height="6.9236in" draw:z-index="0">
<draw:image xlink:href="../Images/AРМІЯINFORM/2023-05-12T87-00-00-04-00/583a9d266f5242e0befc029829f5820181d909cf-150x150.jpg" xlink:type="simple" xlink:show="embed" xlink:actuate="onLoad" draw:mime-type="image/jpeg"/>
</draw:frame>
</text:a>
</text:p>
      <text:p text:style-name="P4">
Source: <text:a xlink:type="simple" xlink:href="https://armyinform.com.ua/2023/05/12/ministr-oborony-ta-komanduvachka-medychnyh-syl-zsu-vruchyly-nagorody-medykam-z-nagody-mizhnarodnogo-dnya-medychnoyi-sestry/" text:style-name="Internet_20_link" text:visited-style-name="Visited_20_Internet_20_Link">
https://armyinform.com.ua/2023/05/12/ministr-oborony-ta-komanduvachka-medychnyh-syl-zsu-vruchyly-nagorody-medykam-z-nagody-mizhnarodnogo-dnya-medychnoyi-sestry/</text:a>
</text:p>
      <!--NEWS-->
      <text:h text:style-name="P10" text:outline-level="1">
<text:span text:style-name="T4">
У Києві відбувся XIV Міжнародний Конгрес медичних сестер</text:span>
</text:h>
      <text:p text:style-name="P4">
Author: ['Світлана Кирган']</text:p>
      <text:p text:style-name="P4">
Time: 2023-05-12T88:00:00-04:00</text:p>
      <text:p text:style-name="P4">
Description: 12 травня в Міжнародний день медичної сестри відбувся XIV Міжнародний Конгр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stashhenkokong_result.jpg" text:style-name="Internet_20_link" text:visited-style-name="Visited_20_Internet_20_Link">
ostashhenkokong_result.jpg</text:a>
', '<text:a xlink:type="simple" xlink:href="https://armyinform.com.ua/wp-content/uploads/2023/05/ostashhenkokong_result_1.jpg" text:style-name="Internet_20_link" text:visited-style-name="Visited_20_Internet_20_Link">
ostashhenkokong_result_1.jpg</text:a>
', '<text:a xlink:type="simple" xlink:href="https://armyinform.com.ua/wp-content/uploads/2023/05/ostashhenkokong_result_2.jpg" text:style-name="Internet_20_link" text:visited-style-name="Visited_20_Internet_20_Link">
ostashhenkokong_result_2.jpg</text:a>
', '<text:a xlink:type="simple" xlink:href="https://armyinform.com.ua/wp-content/uploads/2023/05/ostashhenkokong_result_3.jpg" text:style-name="Internet_20_link" text:visited-style-name="Visited_20_Internet_20_Link">
ostashhenkokong_result_3.jpg</text:a>
', '<text:a xlink:type="simple" xlink:href="https://armyinform.com.ua/wp-content/uploads/2023/05/ostashhenkokong_result_4-150x150.jpg" text:style-name="Internet_20_link" text:visited-style-name="Visited_20_Internet_20_Link">
ostashhenkokong_result_4-150x150.jpg</text:a>
', '<text:a xlink:type="simple" xlink:href="https://armyinform.com.ua/wp-content/uploads/2023/05/ostashhenkokong_result_6-150x150.jpg" text:style-name="Internet_20_link" text:visited-style-name="Visited_20_Internet_20_Link">
ostashhenkokong_result_6-150x150.jpg</text:a>
', '<text:a xlink:type="simple" xlink:href="https://armyinform.com.ua/wp-content/uploads/2023/05/ostashhenkokong_result_5.jpg" text:style-name="Internet_20_link" text:visited-style-name="Visited_20_Internet_20_Link">
ostashhenkokong_result_5.jpg</text:a>
']</text:p>
      <text:p text:style-name="P4">
Tags: ['STOPRUSSIA', 'АГРЕСІЯ РФ', 'ВТОРГНЕННЯ РФ', 'МЕДСЕСТРИ']</text:p>
      <text:p text:style-name="P4">
Category: News</text:p>
      <!--METADATA-->
      <text:p text:style-name="P4">
<draw:frame draw:style-name="fr1" draw:name="Image340" text:anchor-type="as-char" svg:width="6.9236in" svg:height="4.750326in" draw:z-index="0">
<draw:image xlink:href="../Images/AРМІЯINFORM/2023-05-12T88-00-00-04-00/ostashhenkokong_result.jpg" xlink:type="simple" xlink:show="embed" xlink:actuate="onLoad" draw:mime-type="image/jpeg"/>
</draw:frame>
</text:p>
      <text:p text:style-name="P4">
12 травня в Міжнародний день медичної сестри відбувся XIV Міжнародний Конгрес«Медсестринство 2023: шлях до перемоги». Під час заходу виступили не лишеукраїнські фахівці з медсестринства, але й їхні закордонні колеги зі США,Даній, Бельгії, Польщі та Чеської Республіки. Також відбулася панельнадискусія за участю лідерів у сфері медсестринства, зокрема ПрезиденткиМіжнародної ради медсестер Памели Сіпріано.</text:p>
      <text:p text:style-name="P4">
Урочисте відкриття Конгресу розпочалося з вітального слова командувачкиМедичних сил Збройних Сил України генерал-майора медичної служби ТетяниОстащенко.</text:p>
      <text:p text:style-name="P4">
<draw:frame draw:style-name="fr1" draw:name="Image341" text:anchor-type="as-char" svg:width="6.9236in" svg:height="4.448413in" draw:z-index="0">
<draw:image xlink:href="../Images/AРМІЯINFORM/2023-05-12T88-00-00-04-00/ostashhenkokong_result_1.jpg" xlink:type="simple" xlink:show="embed" xlink:actuate="onLoad" draw:mime-type="image/jpeg"/>
</draw:frame>
</text:p>
      <text:p text:style-name="P4">
— Це дуже символічно, що цьогорічний міжнародний Конгрес відбувається самесьогодні — у День медичної сестри. Тому насамперед я хочу привітати вас із цимсвятом, побажати витримки та терпіння. Ми щодня стикаємося з людським болем,стражданнями, пораненнями, кров’ю. Якщо ви запитаєте пораненого, як звалилікаря, який його лікував, то здебільшого він не пам’ятає імені, а от ім’ямедсестри пам’ятає завжди. Тому не тільки лікар розуміє роль і місце медсестричи медичного брата, але й пацієнт. Медсестра чи медбрат — саме та людина, якабільшість часу працює з пацієнтом, їх роль і місце, особливо під час війни, неможливо переоцінити, — сказала Тетяна Остащенко.</text:p>
      <text:p text:style-name="P4">
<draw:frame draw:style-name="fr1" draw:name="Image342" text:anchor-type="as-char" svg:width="6.9236in" svg:height="4.246475in" draw:z-index="0">
<draw:image xlink:href="../Images/AРМІЯINFORM/2023-05-12T88-00-00-04-00/ostashhenkokong_result_2.jpg" xlink:type="simple" xlink:show="embed" xlink:actuate="onLoad" draw:mime-type="image/jpeg"/>
</draw:frame>
</text:p>
      <text:p text:style-name="P4">
Вона також висловила свої сподівання стосовно того, що Україна доєднається доМіжнародної ради медсестер та займе достойне місце в цій організації.</text:p>
      <text:p text:style-name="P4">
— Незважаючи на те, що зараз точиться багато розмов навколо теми НАТО таєвроінтеграції… Повірте, нині увесь світ вчиться на прикладі України. Ви —медсестри та медбрати, робите подвиг щодня, коли підіймаєтеся та йдете допацієнта, — зазначила командувачка Медичних сил.</text:p>
      <text:p text:style-name="P4">
Було обговорено багато важливих тем, зокрема, специфіку та особливості роботисереднього медичного персоналу під час широкомасштабного вторгнення рф,психологічну стійкість в умовах війни та її чинники, еволюцію медсестринськоїдопомоги, роботу під час окупації та лікарську справу в умовах пандемії.</text:p>
      <text:p text:style-name="P4">
Президентка Міжнародної ради медсестер Памела Сіпріано висловила своювдячність усім медичним працівникам світу та наголосила на важливості надаліпідтримувати Україну та її медичну сферу.</text:p>
      <text:p text:style-name="P4">
<draw:frame draw:style-name="fr1" draw:name="Image343" text:anchor-type="as-char" svg:width="6.9236in" svg:height="3.588733in" draw:z-index="0">
<draw:image xlink:href="../Images/AРМІЯINFORM/2023-05-12T88-00-00-04-00/ostashhenkokong_result_3.jpg" xlink:type="simple" xlink:show="embed" xlink:actuate="onLoad" draw:mime-type="image/jpeg"/>
</draw:frame>
</text:p>
      <text:p text:style-name="P4">
— Я хочу подякувати усім медичним працівникам світу за їх щирість тасолідарність з українськими медсестрами. Зокрема, за вкладення коштів у фондгуманітарної допомоги, за забезпечення навчання медсестер за кордоном ідопомогу біженцям. Ми сподіваємося на продовження допомоги з-закордону ітримаємо Україну в наших серцях, — сказала Памела Сіпріано.</text:p>
      <text:p text:style-name="P4">
<text:a xlink:type="simple" xlink:href="https://armyinform.com.ua/wp-content/uploads/2023/05/ostashhenkokong_result_4.jpg" text:style-name="Internet_20_link" text:visited-style-name="Visited_20_Internet_20_Link">
<draw:frame draw:style-name="fr1" draw:name="Image344" text:anchor-type="as-char" svg:width="6.9236in" svg:height="6.9236in" draw:z-index="0">
<draw:image xlink:href="../Images/AРМІЯINFORM/2023-05-12T88-00-00-04-00/ostashhenkokong_result_4-150x150.jpg" xlink:type="simple" xlink:show="embed" xlink:actuate="onLoad" draw:mime-type="image/jpeg"/>
</draw:frame>
</text:a>
</text:p>
      <text:p text:style-name="P4">
<text:a xlink:type="simple" xlink:href="https://armyinform.com.ua/wp-content/uploads/2023/05/ostashhenkokong_result_6.jpg" text:style-name="Internet_20_link" text:visited-style-name="Visited_20_Internet_20_Link">
<draw:frame draw:style-name="fr1" draw:name="Image345" text:anchor-type="as-char" svg:width="6.9236in" svg:height="6.9236in" draw:z-index="0">
<draw:image xlink:href="../Images/AРМІЯINFORM/2023-05-12T88-00-00-04-00/ostashhenkokong_result_6-150x150.jpg" xlink:type="simple" xlink:show="embed" xlink:actuate="onLoad" draw:mime-type="image/jpeg"/>
</draw:frame>
</text:a>
</text:p>
      <text:p text:style-name="P4">
Окремий блок своєї доповіді вона присвятила темі пандемії коронавірусу тазауважила, що він вплинув на кожного медичного працівника у всьому світі. ПаніПамела Сіпріано зазначила, що нині дуже важливим залишається боротьба знаслідками коронавірусу та остаточний вихід з пандемії.</text:p>
      <text:p text:style-name="P4">
Також у рамках Конгресу відбулася церемонія нагородження Премією «Найкращамедична сестра України 2022». Медсестри та медбрати отримали статуетки увигляді янголів-охоронців.</text:p>
      <text:p text:style-name="P4">
Серед нагороджених — Наталія Куделіна, медична сестра Ірпінської центральноїміської лікарні, яка провела 18 жахливих днів в окупації, під час якоїпродовжувала надавати медичну допомогу та боролася за життя кожного пацієнта.Приймальне відділення, в якому працює Наталя, у ті дні перетворилося на пунктневідкладної медичної допомоги.</text:p>
      <text:p text:style-name="P4">
<draw:frame draw:style-name="fr1" draw:name="Image346" text:anchor-type="as-char" svg:width="6.9236in" svg:height="4.845914in" draw:z-index="0">
<draw:image xlink:href="../Images/AРМІЯINFORM/2023-05-12T88-00-00-04-00/ostashhenkokong_result_5.jpg" xlink:type="simple" xlink:show="embed" xlink:actuate="onLoad" draw:mime-type="image/jpeg"/>
</draw:frame>
</text:p>
      <text:p text:style-name="P4">
Організаторами Конгресу виступили «Науково-практичний медичний центр дитячоїкардіології та кардіохірургії МОЗ України», Київська міська профспілкапрацівників охорони здоров’я Kyiv city Health Workers’ Union, КЗВО ЛОР«Львівська медична академія імені Андрея Крупинського», НДСЛ «ОХМАТДИТ» таМіжнародний благодійний Фонд «Дитяче серце».</text:p>
      <text:p text:style-name="P4">
Source: <text:a xlink:type="simple" xlink:href="https://armyinform.com.ua/2023/05/12/u-kyyevi-vidbuvsya-xiv-mizhnarodnyj-kongres-medychnyh-sester/" text:style-name="Internet_20_link" text:visited-style-name="Visited_20_Internet_20_Link">
https://armyinform.com.ua/2023/05/12/u-kyyevi-vidbuvsya-xiv-mizhnarodnyj-kongres-medychnyh-sester/</text:a>
</text:p>
      <!--NEWS-->
      <text:h text:style-name="P10" text:outline-level="1">
<text:span text:style-name="T4">
Українські захисники відбили численні ворожі атаки в районі Мар’їнки</text:span>
</text:h>
      <text:p text:style-name="P4">
Author: ['АРМІЯINFORM']</text:p>
      <text:p text:style-name="P4">
Time: 2023-05-12T89:00:00-04:00</text:p>
      <text:p text:style-name="P4">
Description: Противник продовжує зосереджувати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idbyly-ataky.jpg" text:style-name="Internet_20_link" text:visited-style-name="Visited_20_Internet_20_Link">
vidbyly-ataky.jpg</text:a>
']</text:p>
      <text:p text:style-name="P4">
Tags: ['STOPRUSSIA', 'ВТОРГНЕННЯ РФ', 'ГШ ЗСУ', 'ОПЕРАТИВНА ІНФОРМАЦІЯ', 'ХРОНІКА ОБОРОНИ']</text:p>
      <text:p text:style-name="P4">
Category: News</text:p>
      <!--METADATA-->
      <text:p text:style-name="P4">
<draw:frame draw:style-name="fr1" draw:name="Image347" text:anchor-type="as-char" svg:width="6.9236in" svg:height="4.170843in" draw:z-index="0">
<draw:image xlink:href="../Images/AРМІЯINFORM/2023-05-12T89-00-00-04-00/vidbyly-ataky.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зосереджувати основні зусилля на Лиманському,Бахмутському, Авдіївському та Мар’їнському напрямках. Загалом протягом добиворог здійснив 36 атак на зазначених ділянках фронту, в епіцентрі бойових дійзалишаються Бахмут та Мар’їнка.</text:p>
      <text:p text:style-name="P4">
Про це у Facebook<text:a xlink:type="simple" xlink:href="https://www.facebook.com/GeneralStaff.ua/posts/pfbid0cRwMsnTFVUBaRsx8zuS5iGWVtS6WCpgBQr9mgSBAMGEbAtXfU8iJmhQKeTFP9Foal" text:style-name="Internet_20_link" text:visited-style-name="Visited_20_Internet_20_Link">
повідомляє</text:a>
Генеральний штаб ЗСУ.</text:p>
      <text:p text:style-name="P4">
«На Бахмутському напрямку противник продовжує вести наступ. Триваютьбезперервні бої у місті Бахмут. Окрім того, протягом доби ворог вів безуспішнінаступальні дії у напрямку населених пунктів Оріхово-Василівка, Григорівка таСтупочки. На Мар’їнському напрямку підрозділи сил оборони відбили численніатаки противника в районі міста Мар’їнка. Водночас ворожих обстрілів зазналиГостре, Георгіївка, Максимільянівка, Мар’їнка та Побєда Донецької області», —йдеться в повідомленні.</text:p>
      <text:p text:style-name="P4">
Source: <text:a xlink:type="simple" xlink:href="https://armyinform.com.ua/2023/05/12/ukrayinski-zahysnyky-vidbyly-chyslenni-vorozhi-ataky-v-rajoni-maryinky/" text:style-name="Internet_20_link" text:visited-style-name="Visited_20_Internet_20_Link">
https://armyinform.com.ua/2023/05/12/ukrayinski-zahysnyky-vidbyly-chyslenni-vorozhi-ataky-v-rajoni-maryinky/</text:a>
</text:p>
      <!--NEWS-->
      <text:h text:style-name="P10" text:outline-level="1">
<text:span text:style-name="T4">
Представники Командування Обʼєднаних Сил привітали зі святом медпрацівників «Охматдиту»</text:span>
</text:h>
      <text:p text:style-name="P4">
Author: ['АРМІЯINFORM']</text:p>
      <text:p text:style-name="P4">
Time: 2023-05-12T90:00:00-04:00</text:p>
      <text:p text:style-name="P4">
Description: З нагоди Міжнародного дня медичної сестри, представники Командування Обʼєднаних Сил З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653414_914216956353532_6332310742871849558_n.jpg" text:style-name="Internet_20_link" text:visited-style-name="Visited_20_Internet_20_Link">
345653414_914216956353532_6332310742871849558_n.jpg</text:a>
', '<text:a xlink:type="simple" xlink:href="https://armyinform.com.ua/wp-content/uploads/2023/05/345639782_599085768857754_7933219638745506712_n-150x150.jpg" text:style-name="Internet_20_link" text:visited-style-name="Visited_20_Internet_20_Link">
345639782_599085768857754_7933219638745506712_n-150x150.jpg</text:a>
', '<text:a xlink:type="simple" xlink:href="https://armyinform.com.ua/wp-content/uploads/2023/05/345646009_1363370170901066_5728703466038879602_n-150x150.jpg" text:style-name="Internet_20_link" text:visited-style-name="Visited_20_Internet_20_Link">
345646009_1363370170901066_5728703466038879602_n-150x150.jpg</text:a>
', '<text:a xlink:type="simple" xlink:href="https://armyinform.com.ua/wp-content/uploads/2023/05/345634425_1129658291759195_1510046705643278827_n-150x150.jpg" text:style-name="Internet_20_link" text:visited-style-name="Visited_20_Internet_20_Link">
345634425_1129658291759195_1510046705643278827_n-150x150.jpg</text:a>
']</text:p>
      <text:p text:style-name="P4">
Tags: ['КОМАНДУВАННЯ ОБ’ЄДНАНИХ СИЛ ЗС УКРАЇНИ', 'ОХМАТДИТ']</text:p>
      <text:p text:style-name="P4">
Category: News</text:p>
      <!--METADATA-->
      <text:p text:style-name="P4">
<draw:frame draw:style-name="fr1" draw:name="Image348" text:anchor-type="as-char" svg:width="6.9236in" svg:height="4.684969in" draw:z-index="0">
<draw:image xlink:href="../Images/AРМІЯINFORM/2023-05-12T90-00-00-04-00/345653414_914216956353532_6332310742871849558_n.jpg" xlink:type="simple" xlink:show="embed" xlink:actuate="onLoad" draw:mime-type="image/jpeg"/>
</draw:frame>
</text:p>
      <text:p text:style-name="P4">
З нагоди Міжнародного дня медичної сестри, представники КомандуванняОбʼєднаних Сил ЗС України за дорученням командувача генерал-лейтенанта СергіяНаєва привітали з професійним святом медпрацівників Національної дитячоїспеціалізованої лікарні «Охматдит».</text:p>
      <text:p text:style-name="P4">
Про це йдеться у<text:a xlink:type="simple" xlink:href="https://www.facebook.com/JointForcesCommandAFU/posts/pfbid02LyYJM4gx1ALYX9HKvYErj617HNh5QgYqg8jEWWnvrA7f65Bznz7Uh2onRTPpCZk4l" text:style-name="Internet_20_link" text:visited-style-name="Visited_20_Internet_20_Link">
повідомленні</text:a>
Командування Об’єднаних Сил ЗС України у Facebook.</text:p>
      <text:p text:style-name="P4">
читайте також:</text:p>
      <text:p text:style-name="P4">
<text:a xlink:type="simple" xlink:href="https://armyinform.com.ua/2023/05/12/ministr-oborony-ta-komanduvachka-medychnyh-syl-zsu-vruchyly-nagorody-medykam-z-nagody-mizhnarodnogo-dnya-medychnoyi-sestry/" text:style-name="Internet_20_link" text:visited-style-name="Visited_20_Internet_20_Link">
Міністр оборони та командувачка Медичних сил ЗСУ вручили нагороди медикам знагоди Міжнародного дня медичноїсестри</text:a>
</text:p>
      <text:p text:style-name="P4">
Під час урочистостей начальник центру морально-психологічного забезпеченняполковник Євгеній Коваленко передав вітальну адресу та подякував медичнимсестрам за їхню працю, нагородивши відзнаками</text:p>
      <text:p text:style-name="P4">
— Нехай те добро та увага, які ви щоденно приносите маленьким пацієнтам,повертаються до вас сторицею, — йдеться у вітанні. — На ваших плечах завждивелика відповідальність, багато нелегкої й кропіткої праці. Але вашавідданість обраній справі допомагає боротися з труднощами, повертає дітям силита здоровʼя.</text:p>
      <text:p text:style-name="P4">
<text:a xlink:type="simple" xlink:href="https://armyinform.com.ua/wp-content/uploads/2023/05/345639782_599085768857754_7933219638745506712_n.jpg" text:style-name="Internet_20_link" text:visited-style-name="Visited_20_Internet_20_Link">
<draw:frame draw:style-name="fr1" draw:name="Image349" text:anchor-type="as-char" svg:width="6.9236in" svg:height="6.9236in" draw:z-index="0">
<draw:image xlink:href="../Images/AРМІЯINFORM/2023-05-12T90-00-00-04-00/345639782_599085768857754_7933219638745506712_n-150x150.jpg" xlink:type="simple" xlink:show="embed" xlink:actuate="onLoad" draw:mime-type="image/jpeg"/>
</draw:frame>
</text:a>
</text:p>
      <text:p text:style-name="P4">
<text:a xlink:type="simple" xlink:href="https://armyinform.com.ua/wp-content/uploads/2023/05/345646009_1363370170901066_5728703466038879602_n.jpg" text:style-name="Internet_20_link" text:visited-style-name="Visited_20_Internet_20_Link">
<draw:frame draw:style-name="fr1" draw:name="Image350" text:anchor-type="as-char" svg:width="6.9236in" svg:height="6.9236in" draw:z-index="0">
<draw:image xlink:href="../Images/AРМІЯINFORM/2023-05-12T90-00-00-04-00/345646009_1363370170901066_5728703466038879602_n-150x150.jpg" xlink:type="simple" xlink:show="embed" xlink:actuate="onLoad" draw:mime-type="image/jpeg"/>
</draw:frame>
</text:a>
</text:p>
      <text:p text:style-name="P4">
<text:a xlink:type="simple" xlink:href="https://armyinform.com.ua/wp-content/uploads/2023/05/345634425_1129658291759195_1510046705643278827_n.jpg" text:style-name="Internet_20_link" text:visited-style-name="Visited_20_Internet_20_Link">
<draw:frame draw:style-name="fr1" draw:name="Image351" text:anchor-type="as-char" svg:width="6.9236in" svg:height="6.9236in" draw:z-index="0">
<draw:image xlink:href="../Images/AРМІЯINFORM/2023-05-12T90-00-00-04-00/345634425_1129658291759195_1510046705643278827_n-150x150.jpg" xlink:type="simple" xlink:show="embed" xlink:actuate="onLoad" draw:mime-type="image/jpeg"/>
</draw:frame>
</text:a>
</text:p>
      <text:p text:style-name="P4">
Source: <text:a xlink:type="simple" xlink:href="https://armyinform.com.ua/2023/05/12/predstavnyky-komanduvannya-ob%ca%bcyednanyh-syl-pryvitaly-zi-svyatom-medpraczivnykiv-ohmatdytu/" text:style-name="Internet_20_link" text:visited-style-name="Visited_20_Internet_20_Link">
https://armyinform.com.ua/2023/05/12/predstavnyky-komanduvannya-ob%ca%bcyednanyh-syl-pryvitaly-zi-svyatom-medpraczivnykiv-ohmatdytu/</text:a>
</text:p>
      <!--NEWS-->
      <text:h text:style-name="P10" text:outline-level="1">
<text:span text:style-name="T4">
Противник формує нові бойові бригади з невмотивованих заробітчан</text:span>
</text:h>
      <text:p text:style-name="P4">
Author: ['АРМІЯINFORM']</text:p>
      <text:p text:style-name="P4">
Time: 2023-05-12T91:00:00-04:00</text:p>
      <text:p text:style-name="P4">
Description: Окрім доукомплектування підрозділів, що зазнали втрат у живій силі, противник тако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 'ДУТА ВЕЛИЧ РОСАРМІЇ', 'ОПЕРАТИВНА ІНФОРМАЦІЯ']</text:p>
      <text:p text:style-name="P4">
Category: News</text:p>
      <!--METADATA-->
      <text:p text:style-name="P4">
<draw:frame draw:style-name="fr1" draw:name="Image352" text:anchor-type="as-char" svg:width="6.9236in" svg:height="4.33302in" draw:z-index="0">
<draw:image xlink:href="../Images/AРМІЯINFORM/2023-05-12T91-00-00-04-00/okupanty-strilby.jpg" xlink:type="simple" xlink:show="embed" xlink:actuate="onLoad" draw:mime-type="image/jpeg"/>
</draw:frame>
Ілюстративне фото <text:span text:style-name="T4">
🔥 Ситуація щодо російського вторгнення</text:span>
</text:p>
      <text:p text:style-name="P4">
Окрім доукомплектування підрозділів, що зазнали втрат у живій силі, противниктакож формує нові частини.</text:p>
      <text:p text:style-name="P4">
Про це у Facebook<text:a xlink:type="simple" xlink:href="https://www.facebook.com/GeneralStaff.ua/posts/pfbid0cRwMsnTFVUBaRsx8zuS5iGWVtS6WCpgBQr9mgSBAMGEbAtXfU8iJmhQKeTFP9Foal" text:style-name="Internet_20_link" text:visited-style-name="Visited_20_Internet_20_Link">
повідомляє</text:a>
Генеральний штаб ЗСУ.</text:p>
      <text:p text:style-name="P4">
У Ставропольському краї, на фондах Південного військового округу, розпочатоформування окремої мотострілецької бригади, яка має посилити окупаційнівійська, що діють на території України. Переважна більшість осіб, що підписаликонтракт, не мають мотивації до участі у бойових діях, водночас загарбникипрагнуть заробити грошей.</text:p>
      <text:p text:style-name="P4">
Source: <text:a xlink:type="simple" xlink:href="https://armyinform.com.ua/2023/05/12/protyvnyk-formuye-novi-chastyny-z-nevmotyvovanyh-do-bojovyh-dij-zarobitchat/" text:style-name="Internet_20_link" text:visited-style-name="Visited_20_Internet_20_Link">
https://armyinform.com.ua/2023/05/12/protyvnyk-formuye-novi-chastyny-z-nevmotyvovanyh-do-bojovyh-dij-zarobitchat/</text:a>
</text:p>
      <!--NEWS-->
      <text:h text:style-name="P10" text:outline-level="1">
<text:span text:style-name="T4">
Сьогодні в нас санкційний день: затверджено пʼять пакетів — Володимир Зеленський</text:span>
</text:h>
      <text:p text:style-name="P4">
Author: ['АРМІЯINFORM']</text:p>
      <text:p text:style-name="P4">
Time: 2023-05-12T92:00:00-04:00</text:p>
      <text:p text:style-name="P4">
Description: https://youtu.be/Bn-Lz5zreBI    Бажаю здоровʼя, шановні українці!    Сьогодні в нас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text:p>
      <text:p text:style-name="P4">
Category: News</text:p>
      <!--METADATA-->
      <text:p text:style-name="P4">
<text:span text:style-name="T4">
<text:span text:style-name="T5">
Бажаю здоровʼя, шановні українці!</text:span>
</text:span>
</text:p>
      <text:p text:style-name="P4">
Сьогодні в нас — санкційний день. Затверджено пʼять санкційних пакетів, які мидуже ретельно готували цими тижнями в РНБО, Кабінеті Міністрів, Офісі, у нашихспеціальних службах.</text:p>
      <text:p text:style-name="P4">
Перше — це пакет, що стосується «Запоріжсталі». Блокуємо вплив на цю компаніюдержави-терориста, що існував завдяки різним підставним та офшорним особам.Частка, що контролювалася росією через один із системних банків, будеконфіскована й працюватиме заради України та українців.</text:p>
      <text:p text:style-name="P4">
Ми не залишимо жодного звʼязку держави-терориста в Україні, який вона можевикористовувати проти нашої держави, проти нашої економіки чи проти нашихлюдей.</text:p>
      <text:p text:style-name="P4">
Окрім цього, затверджено санкційні пакети, які продовжують наш курс наізоляцію та блокування російської військової промисловості.</text:p>
      <text:p text:style-name="P4">
Сотні фізичних та юридичних осіб держави-терориста й повʼязаних із росієюстають мішенню для глобальної ізоляції. Дуже активно працюємо з партнерами,щоб усі, хто фактично виробляє цю агресію, хто дає зброю, боєприпаси, технікуй технології в руки терористів — щоб вони всі були роздавлені світом.</text:p>
      <text:p text:style-name="P4">
Дякую всім, хто допомагає Україні тиснути на росію за цю війну, а такожблокувати намагання держави-терориста обходити санкції. Впевнений, це маєвизначатися як один із найтяжчих злочинів проти міжнародного права таміжнародного миру — намагання обійти санкції, що запроваджені для обмеженняресурсів агресії, або сприяння в цих намаганнях.</text:p>
      <text:p text:style-name="P4">
Провів сьогодні засідання Ставки. Були важливі доповіді командувачівоперативних напрямків. Особливо відзначу доповідь генерала Сирського тагенерала Тарнавського — командувачів ОСУВ «Хортиця» і «Таврія» відповідно.Була доповідь Головкома Залужного, міністра оборони Резнікова, міністрастратпрому Камишіна.</text:p>
      <text:p text:style-name="P4">
Що важливо розуміти зараз? Окупанти вже внутрішньо готові до поразки.</text:p>
      <text:p text:style-name="P4">
Вони вже програли цю війну у своїх думках. Ми повинні щодня тиснути на нихтак, щоб їхнє ж відчуття поразки перетворювалося на їхню втечу, їхні помилки,їхні втрати.</text:p>
      <text:p text:style-name="P4">
Я дякую кожному й кожній, хто знищує ворога! Дякую всім, хто попри будь-якіскладнощі повертає Україні нашу землю! Готуємося додати вам, воїни, ще більшезброї, ще більше можливостей, щоб подолати агресора та відновити мир.</text:p>
      <text:p text:style-name="P4">
Говорив сьогодні з Премʼєр-міністром Британії Сунаком. Дякую тобі, Ріші, занезмінну підтримку й саме ті кроки, які дають усьому світу зрозуміти, щоСполучене Королівство завжди буде лідером.</text:p>
      <text:p text:style-name="P4">
Ми обговорили нашу теперішню взаємодію у зброї, нашу подальшу обороннувзаємодію, а також дипломатичні кроки, які маємо зробити разом, щоб наблизитинашу спільну перемогу.</text:p>
      <text:p text:style-name="P4">
Щоб гарантувати: хто б не був агресором проти вільного світу, він завершитьтакою ж ганьбою, як Кремль.</text:p>
      <text:p text:style-name="P4">
Слава всім нашим воїнам, які зараз у бою, на бойових постах та на бойовихзавданнях! Я дякую всім, хто тренує наших бійців! Я дякую всім, хто лікує йвідновлює українських воїнів після поранень!</text:p>
      <text:p text:style-name="P4">
<text:span text:style-name="T4">
<text:span text:style-name="T5">
Слава Україні!</text:span>
</text:span>
</text:p>
      <text:p text:style-name="P4">
<text:span text:style-name="T4">
Джерело:</text:span>
 <text:a xlink:type="simple" xlink:href="https://www.president.gov.ua/news/namagannya-obijti-sankciyi-maye-viznachatisya-yak-odin-iz-na-82833" text:style-name="Internet_20_link" text:visited-style-name="Visited_20_Internet_20_Link">
<text:span text:style-name="T5">
Офіційне Інтернет-представництво ПрезидентаУкраїни</text:span>
</text:a>
</text:p>
      <text:p text:style-name="P4">
Source: <text:a xlink:type="simple" xlink:href="https://armyinform.com.ua/2023/05/12/namagannya-obijty-sankcziyi-maye-vyznachatysya-yak-odyn-iz-najtyazhchyh-zlochyniv-proty-mizhnarodnogo-prava-ta-myru-prezydent-ukrayiny/" text:style-name="Internet_20_link" text:visited-style-name="Visited_20_Internet_20_Link">
https://armyinform.com.ua/2023/05/12/namagannya-obijty-sankcziyi-maye-vyznachatysya-yak-odyn-iz-najtyazhchyh-zlochyniv-proty-mizhnarodnogo-prava-ta-myru-prezydent-ukrayiny/</text:a>
</text:p>
      <!--NEWS-->
      <text:h text:style-name="P10" text:outline-level="1">
<text:span text:style-name="T4">
На Півдні ворог намагається максимально розосередитися — Наталія Гуменюк</text:span>
</text:h>
      <text:p text:style-name="P4">
Author: ['Олексій Тригуб']</text:p>
      <text:p text:style-name="P4">
Time: 2023-05-12T93:00:00-04:00</text:p>
      <text:p text:style-name="P4">
Description: На південному напрямку ворог намагається максимально розосередитися, щоб бути готов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nataliya-gumenyuk-e1672058964734.jpg" text:style-name="Internet_20_link" text:visited-style-name="Visited_20_Internet_20_Link">
2-nataliya-gumenyuk-e1672058964734.jpg</text:a>
']</text:p>
      <text:p text:style-name="P4">
Tags: ['STOPRUSSIA', 'АГРЕСІЯ РФ', 'ВТОРГНЕННЯ РФ', 'НАТАЛІЯ ГУМЕНЮК']</text:p>
      <text:p text:style-name="P4">
Category: News</text:p>
      <!--METADATA-->
      <text:p text:style-name="P4">
<draw:frame draw:style-name="fr1" draw:name="Image353" text:anchor-type="as-char" svg:width="6.9236in" svg:height="4.206087in" draw:z-index="0">
<draw:image xlink:href="../Images/AРМІЯINFORM/2023-05-12T93-00-00-04-00/2-nataliya-gumenyuk-e1672058964734.jpg" xlink:type="simple" xlink:show="embed" xlink:actuate="onLoad" draw:mime-type="image/jpeg"/>
</draw:frame>
 Наталія Гуменюк</text:p>
      <text:p text:style-name="P4">
На південному напрямку ворог намагається максимально розосередитися, щоб бутиготовим до стримування Сил оборони України. Про це у прямому ефірі<text:a xlink:type="simple" xlink:href="https://www.youtube.com/watch" text:style-name="Internet_20_link" text:visited-style-name="Visited_20_Internet_20_Link">
телемарафону</text:a>
 «Єдині новини»розповіла начальник об’єднаного координаційного пресцентру Сил оборони півдняУкраїни капітан 1 рангу Наталія Гуменюк.</text:p>
      <text:p text:style-name="P4">
— Вони намагаються створити багатошарову оборону, аби уникнути ураження, —пояснює військова журналістка.</text:p>
      <text:p text:style-name="P4">
Щодо інформації по тимчасово окупованому Криму, Наталія Гуменюк говорить пропаніку серед окупантів та росіян, які незаконно переїхали на півострів, атепер намагаються якомога швидше його залишити.</text:p>
      <text:p text:style-name="P4">
— Ретельно до цього готуються. Транспортні напрямки перевантажені. Операції знерухомістю максимально знервовані та прискорені. Це зі свого боку призводитьдо того, що ця нерухомість втрачає в ціні, — розповіла Наталія Гуменюк. — Мипопереджали, що сезон буде, але зовсім не той, який вони замовляли.</text:p>
      <text:p text:style-name="P4">
Source: <text:a xlink:type="simple" xlink:href="https://armyinform.com.ua/2023/05/12/na-pivdni-vorog-namagayetsya-maksymalno-rozoseredytysya-nataliya-gumenyuk/" text:style-name="Internet_20_link" text:visited-style-name="Visited_20_Internet_20_Link">
https://armyinform.com.ua/2023/05/12/na-pivdni-vorog-namagayetsya-maksymalno-rozoseredytysya-nataliya-gumenyuk/</text:a>
</text:p>
      <!--NEWS-->
      <text:h text:style-name="P10" text:outline-level="1">
<text:span text:style-name="T4">
Авіація Сил оборони цієї доби завдала 4 удари по російських позиціях та техніці</text:span>
</text:h>
      <text:p text:style-name="P4">
Author: ['АРМІЯINFORM']</text:p>
      <text:p text:style-name="P4">
Time: 2023-05-12T94:00:00-04:00</text:p>
      <text:p text:style-name="P4">
Description: Авіація Сил оборони за добу завдала 4 удари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ВІЙНА', 'ВТОРГНЕННЯ РФ', 'ГШ ЗСУ', 'ОПЕРАТИВНА ІНФОРМАЦІЯ', 'ХРОНІКА ОБОРОНИ']</text:p>
      <text:p text:style-name="P4">
Category: News</text:p>
      <!--METADATA-->
      <text:p text:style-name="P4">
<draw:frame draw:style-name="fr1" draw:name="Image354" text:anchor-type="as-char" svg:width="6.9236in" svg:height="4.501139in" draw:z-index="0">
<draw:image xlink:href="../Images/AРМІЯINFORM/2023-05-12T94-00-00-04-00/war-1.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4 удари по районах зосередження особовогоскладу та військової техніки противника.</text:p>
      <text:p text:style-name="P4">
Про це у Facebook<text:a xlink:type="simple" xlink:href="https://www.facebook.com/GeneralStaff.ua/posts/pfbid0cRwMsnTFVUBaRsx8zuS5iGWVtS6WCpgBQr9mgSBAMGEbAtXfU8iJmhQKeTFP9Foal" text:style-name="Internet_20_link" text:visited-style-name="Visited_20_Internet_20_Link">
повідомляє</text:a>
Генеральний штаб ЗСУ.</text:p>
      <text:p text:style-name="P4">
Підрозділи ракетних військ і артилерії зі свого боку уразили 3 районизосередження живої сили, 3 артилерійських підрозділи на вогневих позиціях, атакож станцію радіоелектронної боротьби окупантів.</text:p>
      <text:p text:style-name="P4">
Source: <text:a xlink:type="simple" xlink:href="https://armyinform.com.ua/2023/05/12/aviacziya-syl-oborony-cziyeyi-doby-zavdala-4-udary-po-rosijskyh-pozycziyah-ta-tehniczi/" text:style-name="Internet_20_link" text:visited-style-name="Visited_20_Internet_20_Link">
https://armyinform.com.ua/2023/05/12/aviacziya-syl-oborony-cziyeyi-doby-zavdala-4-udary-po-rosijskyh-pozycziyah-ta-tehniczi/</text:a>
</text:p>
      <!--NEWS-->
      <text:h text:style-name="P10" text:outline-level="1">
<text:span text:style-name="T4">
Не буде сталого миру без відповідальності росії за скоєні злочини — Кая Каллас</text:span>
</text:h>
      <text:p text:style-name="P4">
Author: ['Єгор Брайлян']</text:p>
      <text:p text:style-name="P4">
Time: 2023-05-12T95:00:00-04:00</text:p>
      <text:p text:style-name="P4">
Description: Про це заявила прем’єр-міністр Естонії Кая Каллас під час відкриття 16-ї Конфере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2892021236_7786638a0f_k.jpg" text:style-name="Internet_20_link" text:visited-style-name="Visited_20_Internet_20_Link">
52892021236_7786638a0f_k.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355" text:anchor-type="as-char" svg:width="6.9236in" svg:height="4.615733in" draw:z-index="0">
<draw:image xlink:href="../Images/AРМІЯINFORM/2023-05-12T95-00-00-04-00/52892021236_7786638a0f_k.jpg" xlink:type="simple" xlink:show="embed" xlink:actuate="onLoad" draw:mime-type="image/jpeg"/>
</draw:frame>
</text:p>
      <text:p text:style-name="P4">
Про це заявила прем’єр-міністр Естонії Кая Каллас під час відкриття 16-їКонференції Леннарт Мері, передає кореспондент АрміяInform з Таллінна.</text:p>
      <text:p text:style-name="P4">
«Немає відповідальності за те, що росією було вчинено щодо своїх сусідів.Відтак у короткій перспективі ми повинні створити Міжнародний трибунал щодозлочинів росії. Не варто забувати, що є також злочин керівництва рф. Справді,дуже важливо боротися зі злочином агресії.</text:p>
      <text:p text:style-name="P4">
Для малих держав, такі як країни Балтії, війна завжди — руйнування, а дляімперій —означає славу.</text:p>
      <text:p text:style-name="P4">
Я певний час вивчала історію трибуналів у Нюрнберзі та Токіо. Тільки під часНюрнбергу німці дізналися про злочини нацистів. Тому важлива не тількивідповідальність зараз, але й на майбутнє», — відзначила Кая Каллас.</text:p>
      <text:p text:style-name="P4">
Конференція Леннарт Мері проводиться щорічно в Естонії з 2007 року. Їїорганізатором є Міжнародний центр оборони та безпеки (ICDS). Подія названа начесть міністра закордонних справ (1990–1992) та президента Естонії(1992–2001).</text:p>
      <text:p text:style-name="P4">
<text:span text:style-name="T5">
Фото</text:span>
 <text:span text:style-name="T5">
Lennart</text:span>
 <text:span text:style-name="T5">
Meri</text:span>
 <text:span text:style-name="T5">
Conference</text:span>
</text:p>
      <text:p text:style-name="P4">
Source: <text:a xlink:type="simple" xlink:href="https://armyinform.com.ua/2023/05/12/ne-bude-stalogo-myru-bez-vidpovidalnosti-rosiyi-za-skoyeni-zlochyny-kaya-kallas/" text:style-name="Internet_20_link" text:visited-style-name="Visited_20_Internet_20_Link">
https://armyinform.com.ua/2023/05/12/ne-bude-stalogo-myru-bez-vidpovidalnosti-rosiyi-za-skoyeni-zlochyny-kaya-kallas/</text:a>
</text:p>
      <!--NEWS-->
      <text:h text:style-name="P10" text:outline-level="1">
<text:span text:style-name="T4">
Чорноморська зернова ініціатива: за тиждень українські порти покинуло 18 суден</text:span>
</text:h>
      <text:p text:style-name="P4">
Author: ['АРМІЯINFORM']</text:p>
      <text:p text:style-name="P4">
Time: 2023-05-12T96:00:00-04:00</text:p>
      <text:p text:style-name="P4">
Description: За минулий тиждень у рамках Чорноморської зернової ініціативи 18 суден покин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2-10-23_12-46-27-e1676627665311-960x540-1.jpg" text:style-name="Internet_20_link" text:visited-style-name="Visited_20_Internet_20_Link">
photo_2022-10-23_12-46-27-e1676627665311-960x540-1.jpg</text:a>
']</text:p>
      <text:p text:style-name="P4">
Tags: ['ВІЙНА', 'ВМС ЗС УКРАЇНИ']</text:p>
      <text:p text:style-name="P4">
Category: News</text:p>
      <!--METADATA-->
      <text:p text:style-name="P4">
<draw:frame draw:style-name="fr1" draw:name="Image356" text:anchor-type="as-char" svg:width="6.9236in" svg:height="3.894525in" draw:z-index="0">
<draw:image xlink:href="../Images/AРМІЯINFORM/2023-05-12T96-00-00-04-00/photo_2022-10-23_12-46-27-e1676627665311-960x540-1.jpg" xlink:type="simple" xlink:show="embed" xlink:actuate="onLoad" draw:mime-type="image/jpeg"/>
</draw:frame>
</text:p>
      <text:p text:style-name="P4">
За минулий тиждень у рамках Чорноморської зернової ініціативи 18 суденпокинули українські порти, на борту яких було понад пів мільйона тонн зерна таінших продуктів харчування.</text:p>
      <text:p text:style-name="P4">
Про це <text:a xlink:type="simple" xlink:href="https://fb.watch/ktZieEEJtC/" text:style-name="Internet_20_link" text:visited-style-name="Visited_20_Internet_20_Link">
повідомляє</text:a>
 Командування Військово-Морських Сил ЗСУ.</text:p>
      <text:p text:style-name="P4">
«ВМС ЗСУ разом з побратимами у складі угруповань докладають усіх зусиль іззабезпечення судноплавства для подолання продовольчої кризи», — йдеться уповідомленні.</text:p>
      <text:p text:style-name="P4">
Зазначається, що за тиждень в інтересах рф прохід Керч-Єнікальською протокоюздійснили:</text:p>
      <ul>
        <li>
до Азовського моря – 171 судно, з них 40 рухались з протоки Босфор;  * до Чорного моря – 158 суден, з них 43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12/chornomorska-zernova-inicziatyva-za-tyzhden-ukrayinski-porty-pokynulo-18-suden/" text:style-name="Internet_20_link" text:visited-style-name="Visited_20_Internet_20_Link">
https://armyinform.com.ua/2023/05/12/chornomorska-zernova-inicziatyva-za-tyzhden-ukrayinski-porty-pokynulo-18-suden/</text:a>
</text:p>
      <!--NEWS-->
      <text:h text:style-name="P10" text:outline-level="1">
<text:span text:style-name="T4">
Україна намагається передусім забрати важкопоранених, хворих і жінок — Координаційний штаб</text:span>
</text:h>
      <text:p text:style-name="P4">
Author: ['АРМІЯINFORM']</text:p>
      <text:p text:style-name="P4">
Time: 2023-05-12T97:00:00-04:00</text:p>
      <text:p text:style-name="P4">
Description: У Координаційному штабі відбулася зустріч з родинами військовослужбовців окрем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7475a3c-271f-4b48-9c6a-2d46e2aad3d7.jpg" text:style-name="Internet_20_link" text:visited-style-name="Visited_20_Internet_20_Link">
17475a3c-271f-4b48-9c6a-2d46e2aad3d7.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57" text:anchor-type="as-char" svg:width="6.9236in" svg:height="4.615733in" draw:z-index="0">
<draw:image xlink:href="../Images/AРМІЯINFORM/2023-05-12T97-00-00-04-00/17475a3c-271f-4b48-9c6a-2d46e2aad3d7.jpg" xlink:type="simple" xlink:show="embed" xlink:actuate="onLoad" draw:mime-type="image/jpeg"/>
</draw:frame>
</text:p>
      <text:p text:style-name="P4">
У Координаційному штабі відбулася зустріч з родинами військовослужбовцівокремого штурмового батальйону «Айдар». Представник Координаційного штабузапевнив близьких, що Національне інформаційне бюро обліковує всіх зниклихбезвісти захисників і захисниць. Усіх оборонців, які перебувають у ворожомуполоні, подають на обмін.</text:p>
      <text:p text:style-name="P4">
Про це <text:a xlink:type="simple" xlink:href="https://t.me/Koord_shtab/1042" text:style-name="Internet_20_link" text:visited-style-name="Visited_20_Internet_20_Link">
повідомляє</text:a>
 Координаційний штаб зпитань поводження з військовополоненими.</text:p>
      <text:p text:style-name="P4">
«Ми розшукуємо всіх оборонців, поки не відбудеться збіг ДНК або не знаходимотіло. Доти вважаємо людину живою й шукаємо її в полоні», — сказав він.</text:p>
      <text:p text:style-name="P4">
Фахівець Штабу вкотре нагадав, що Україна намагається передусім забративажкопоранених, хворих і жінок.</text:p>
      <text:p text:style-name="P4">
Також рідних цікавило, чи ускладнюють повернення «вироки», які незаконновиносить нашим Захисникам росія.</text:p>
      <text:p text:style-name="P4">
«У нас теж є засуджені їхні полонені й ті, що перебувають під слідством. Томуце не є перешкода для обмінів», — підкреслив представник Штабу.</text:p>
      <text:p text:style-name="P4">
Source: <text:a xlink:type="simple" xlink:href="https://armyinform.com.ua/2023/05/12/ukrayina-namagayetsya-peredusim-zabraty-vazhkoporanenyh-hvoryh-i-zhinok-koordynaczijnyj-shtab/" text:style-name="Internet_20_link" text:visited-style-name="Visited_20_Internet_20_Link">
https://armyinform.com.ua/2023/05/12/ukrayina-namagayetsya-peredusim-zabraty-vazhkoporanenyh-hvoryh-i-zhinok-koordynaczijnyj-shtab/</text:a>
</text:p>
      <!--NEWS-->
      <text:h text:style-name="P10" text:outline-level="1">
<text:span text:style-name="T4">
З нашою допомогою та зброєю Україна може перемогти у війні — Індрек Каннік</text:span>
</text:h>
      <text:p text:style-name="P4">
Author: ['Єгор Брайлян']</text:p>
      <text:p text:style-name="P4">
Time: 2023-05-12T98:00:00-04:00</text:p>
      <text:p text:style-name="P4">
Description: Про це заявив директор Міжнародного центру оборони та безпеки Індрек Каннік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2892664653_7c3fd627e1_k.jpg" text:style-name="Internet_20_link" text:visited-style-name="Visited_20_Internet_20_Link">
52892664653_7c3fd627e1_k.jpg</text:a>
']</text:p>
      <text:p text:style-name="P4">
Tags: ['STOPRUSSIA', 'АГРЕСІЯ РФ', 'ВТОРГНЕННЯ РФ', 'ГШ ЗСУ', 'ДОПОМОГА ПАРТНЕРІВ', 'СВІТ ПІДТРИМУЄ УКРАЇНУ']</text:p>
      <text:p text:style-name="P4">
Category: News</text:p>
      <!--METADATA-->
      <text:p text:style-name="P4">
<draw:frame draw:style-name="fr1" draw:name="Image358" text:anchor-type="as-char" svg:width="6.9236in" svg:height="4.615733in" draw:z-index="0">
<draw:image xlink:href="../Images/AРМІЯINFORM/2023-05-12T98-00-00-04-00/52892664653_7c3fd627e1_k.jpg" xlink:type="simple" xlink:show="embed" xlink:actuate="onLoad" draw:mime-type="image/jpeg"/>
</draw:frame>
</text:p>
      <text:p text:style-name="P4">
Про це заявив директор Міжнародного центру оборони та безпеки Індрек Каннікпід час вступного слова на відкритті 16-ї Конференції Леннарт Мері, передаєкореспондент АрміяInform з Талліна.</text:p>
      <text:p text:style-name="P4">
Індрек Каннік порівняв Україну рік тому та зараз, відзначивши про стратегічнупоразку росіян знищити українську державність.</text:p>
      <text:p text:style-name="P4">
«Коли ми зустрічалися рік тому на 15-й Конференції Леннарт Мері,широкомасштабна російська агресія проти України була ще досить ранньою. Меншніж за три місяці від її початку. Але навіть тоді, вже були ознаки, що росіяне досягла своєї основної мети – знищення української державності. Ситуаціябула досить нестабільною. Хоча українці були здатні відбити напад росії зпівночі, було можливо, що росія здійснить перегрупування та повернеться.</text:p>
      <text:p text:style-name="P4">
Через рік Україна звільнила території на західному березі Дніпра та більшістьХарківської області. Я достатньо оптимістичний, що Україна звільнить більшетериторій цього літа. Ситуація набагато краща, ніж була рік тому. Але це ще нете, де ми б хотіли бути», - зазначив Індрек Каннік.</text:p>
      <text:p text:style-name="P4">
Лозунгом конференції стала цитата італійського письменника Данте Аліг’єрі«IncipitVita Nova» (Так починається нове життя). В цьому аспекті на думкуІндрека Канніка, варто покарати росію через загарбницьку війну, щоб більше небуло воєн у Європі.</text:p>
      <text:p text:style-name="P4">
«Ми маємо зробити все, щоб зробити нове життя кращим, ніж нинішнє. Ми нехочемо війни на нашому континенті. Попереднє життя призвело нас до війни.</text:p>
      <text:p text:style-name="P4">
росія зараз, мабуть, найбільш слабка за останні 20 років. Давайте будьмочесними – ми маємо взяти перевагу в цій ситуації. росія розпочала загарбницькувійну. Вона вбила невинних людей, зруйнувала міста та села, знищилаінфраструктуру та пам’ятки культури.</text:p>
      <text:p text:style-name="P4">
Нам не потрібно принижувати росію. Але ми маємо покарати її за те, що вонавчинила – як карають злочинців. Кримінальні режими теж. Найкращим покараннямбуде швидка та чітка поразка росії та звільнення всіх українських територій.Цей результат так само в наших руках, як і в руках України», - відзначивІндрек Каннік.</text:p>
      <text:p text:style-name="P4">
За його словами, нині головним завданням є надання всебічної підтримки Українізадля якнайшвидшої перемоги. Адже російсько-українська війна впливає не лишена Європу, але й решту світу.</text:p>
      <text:p text:style-name="P4">
«З нашою допомогою, з нашою зброєю, Україна зможе виграти в цій війні. Післявійни, безпека України та наша безпека має бути гарантована українськимчленством у ЄС і НАТО, разом з іншими націями, які цього прагнуть.</text:p>
      <text:p text:style-name="P4">
російська агресія в Україні, звісно, є основною темою нашої конференції.Навіть коли ми говоримо про Індо-Тихоокеанський регіон чи Близький Схід, ми неможемо уникнути ширшого впливу війни», - резюмував Індрек Каннік.</text:p>
      <text:p text:style-name="P4">
Нагадаємо, 12 травня в столиці Естонії Таллінні розпочала свою роботу 16-таКонференція Леннарт Мері – щорічна подія, де обговорюють питання міжнародноїбезпеки. Кореспондент АрміяInform ексклюзивно повідомляє про основні дискусії,які там відбуваються. Організаторами Конференції Леннарт Мері є Міжнароднийцентр оборони та безпеки і Європейська фундація Леннарт Мері.</text:p>
      <text:p text:style-name="P4">
<text:span text:style-name="T5">
Фото</text:span>
 <text:span text:style-name="T5">
Lennart</text:span>
 <text:span text:style-name="T5">
Meri</text:span>
 <text:span text:style-name="T5">
Conference</text:span>
</text:p>
      <text:p text:style-name="P4">
Source: <text:a xlink:type="simple" xlink:href="https://armyinform.com.ua/2023/05/12/z-nashoyu-dopomogoyu-ta-zbroyeyu-ukrayina-mozhe-peremogty-u-vijni-indrek-kannik/" text:style-name="Internet_20_link" text:visited-style-name="Visited_20_Internet_20_Link">
https://armyinform.com.ua/2023/05/12/z-nashoyu-dopomogoyu-ta-zbroyeyu-ukrayina-mozhe-peremogty-u-vijni-indrek-kannik/</text:a>
</text:p>
      <!--NEWS-->
      <text:h text:style-name="P10" text:outline-level="1">
<text:span text:style-name="T4">
15 років тюрми отримав зрадник, який шпигував за позиціями ЗС України</text:span>
</text:h>
      <text:p text:style-name="P4">
Author: ['АРМІЯINFORM']</text:p>
      <text:p text:style-name="P4">
Time: 2023-05-12T99:00:00-04:00</text:p>
      <text:p text:style-name="P4">
Description: Завдяки СБУ 15 років тюрми отримав зрадник, який шпигував за позиціями реакти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СЛУЖБА БЕЗПЕКИ УКРАЇНИ']</text:p>
      <text:p text:style-name="P4">
Category: News</text:p>
      <!--METADATA-->
      <text:p text:style-name="P4">
<draw:frame draw:style-name="fr1" draw:name="Image359" text:anchor-type="as-char" svg:width="6.9236in" svg:height="3.952222in" draw:z-index="0">
<draw:image xlink:href="../ConvertedIMGs/AРМІЯINFORM/2023-05-12T99-00-00-04-00/i75_articleimage_203629.png" xlink:type="simple" xlink:show="embed" xlink:actuate="onLoad" draw:mime-type="image/png"/>
</draw:frame>
 Ілюстративне фото</text:p>
      <text:p text:style-name="P4">
Завдяки СБУ 15 років тюрми отримав зрадник, який шпигував за позиціямиреактивної артилерії ЗСУ на Харківщині, <text:a xlink:type="simple" xlink:href="https://t.me/SBUkr/8300" text:style-name="Internet_20_link" text:visited-style-name="Visited_20_Internet_20_Link">
йдеться</text:a>
 уповідомленні української спецслужби.</text:p>
      <text:p text:style-name="P4">
Служба безпеки зібрала беззаперечні докази вини ще одного російського агента,який передавав окупантам локації Сил оборони у Харківській області.Насамперед, зловмисник «зливав» ворогу інформацію про розташування бойовихпозицій українських реактивних систем залпового вогню «Град». Отриманікоординати загарбники використовували для підготовки прицільних ракетно-артилерійських ударів.</text:p>
      <text:p text:style-name="P4">
Співробітники СБУ затримали зловмисника у ході контррозвідувальних заходів уХаркові наприкінці березня минулого року. За матеріалами українськоїспецслужби суд призначив йому 15 років ув’язнення.</text:p>
      <text:p text:style-name="P4">
За даними слідства, злочинцем є мешканець Луганщини, який на початкуширокомасштабної агресії за власної ініціативи вийшов на двох російськихвійськових із позивними «Яша» та «Урал».</text:p>
      <text:p text:style-name="P4">
Під час дистанційного «спілкування» він запропонував окупантам свою допомогу увійні проти України. Для збору розвідданих зрадник «в темну» використовувавсвоїх знайомих. Крім того, він залучив свою дружину для обробки медіафайлів зкоординатами українських об’єктів. Усю отриману інформацію зловмисник надсилавокупантам через месенджер Телеграм у вигляді відміток на Гугл-карті.</text:p>
      <text:p text:style-name="P4">
На підставі зібраних слідчими СБУ доказів суд визнав його винним у державнійзраді, вчиненій в умовах воєнного стану (ч. 2 ст. 111 Кримінального кодексуУкраїни).</text:p>
      <text:p text:style-name="P4">
Source: <text:a xlink:type="simple" xlink:href="https://armyinform.com.ua/2023/05/12/15-rokiv-tyurmy-otrymav-zradnyk-yakyj-shpyguvav-za-pozycziyamy-zs-ukrayiny/" text:style-name="Internet_20_link" text:visited-style-name="Visited_20_Internet_20_Link">
https://armyinform.com.ua/2023/05/12/15-rokiv-tyurmy-otrymav-zradnyk-yakyj-shpyguvav-za-pozycziyamy-zs-ukrayiny/</text:a>
</text:p>
      <!--NEWS-->
      <text:h text:style-name="P10" text:outline-level="1">
<text:span text:style-name="T4">
Президентка Словаччини подасть до суду на експрем'єра, який називав її «американським агентом»</text:span>
</text:h>
      <text:p text:style-name="P4">
Authors: Ukrinform (Person)</text:p>
      <text:p text:style-name="P4">
Publisher: Укринформ (Organization)</text:p>
      <text:p text:style-name="P4">
Published Time: 2023-05-13T-32:21:00+03:00</text:p>
      <text:p text:style-name="P4">
Modified Time: 2023-05-13T00:21:00+03:00</text:p>
      <text:p text:style-name="P4">
Description: Президентка Словаччини Зузана Чапутова має намір подати до суду на лідера опозиції і колишнього прем'єр-міністра Роберта Фіцо за коментарі на свою адресу. — Укрінформ.</text:p>
      <text:p text:style-name="P4">
Images: ["<text:a xlink:type="simple" xlink:href="https://static.ukrinform.com/photos/2019_03/thumb_files/630_360_1552844334-606.jpg" text:style-name="Internet_20_link" text:visited-style-name="Visited_20_Internet_20_Link">
630_360_15528...</text:a>
"]</text:p>
      <text:p text:style-name="P4">
Tags: ['Суд', 'Словаччина', 'Чапутова']</text:p>
      <text:p text:style-name="P4">
Type: Article</text:p>
      <!--METADATA-->
      <text:p text:style-name="P4">
<draw:frame draw:style-name="fr1" draw:name="Image360" text:anchor-type="as-char" svg:width="6.9236in" svg:height="3.956343in" draw:z-index="0">
<draw:image xlink:href="../Images/yкринформ/2023-05-13T-32-21-00-03-00/630_360_1552844334-606.jpg" xlink:type="simple" xlink:show="embed" xlink:actuate="onLoad" draw:mime-type="image/jpeg"/>
</draw:frame>
Президентка Словаччини Зузана Чапутова має намір подати до суду на лідераопозиції і колишнього прем'єр-міністра Роберта Фіцо за коментарі на своюадресу.</text:p>
      <text:p text:style-name="P4">
Як передає Укрінформ, про це повідомляє <text:a xlink:type="simple" xlink:href="https://www.euractiv.com/section/politics/news/slovak-president-caputova-to-sue-former-pm-fico/" text:style-name="Internet_20_link" text:visited-style-name="Visited_20_Internet_20_Link">
</text:a>
 .</text:p>
      <text:p text:style-name="P4">
Зазначається, що Фіцо, голова партії Smer-SD, неодноразово називав Чапутову"американським агентом" і, коментуючи її рішення призначити новий тимчасовийуряд, заявив, що вона "призначає уряд Сороса", маючи на увазі американськогомільярдера-філантропа Джорджа Сороса.</text:p>
      <text:p text:style-name="P4">
Чиновник відмовився перепросити за свої коментарі навіть після того, якЧапутова та її сім'я почали отримувати погрози вбивством. Наразі поліціярозслідує чотири кримінальні провадження, пов'язані з небезпечними погрозамина адресу президентки.</text:p>
      <text:p text:style-name="P4">
"Перетворення когось на мішень за допомогою ненависної брехні вже коштувалолюдських життів у <text:span text:style-name="T4">
<text:a xlink:type="simple" xlink:href="https://www.ukrinform.ua/tag-slovaccina" text:style-name="Internet_20_link" text:visited-style-name="Visited_20_Internet_20_Link">
 </text:a>
 </text:span>
 ", –написала Чапутова в соцмережах.</text:p>
      <text:p text:style-name="P4">
<text:span text:style-name="T4">
Читайте також:</text:span>
 <text:span text:style-name="T4">
<text:a xlink:type="simple" xlink:href="https://www.ukrinform.ua/rubric-polytics/3702166-caputova-perekonana-so-novij-urad-slovaccini-rozumitime-riznicu-miz-agresorom-i-zertvou-vijni.html" text:style-name="Internet_20_link" text:visited-style-name="Visited_20_Internet_20_Link">
 </text:a>
 </text:span>
</text:p>
      <text:p text:style-name="P4">
Чапутова раніше вже подавала до суду на заступника голови партії Smer-SDЛюбоша Благу, відомого поширенням російської пропаганди і теорій змови. Вінназивав главу держави "зрадницею", "американським агентом" і "об'єктомінтересів іноземної держави". Минулого року вона виграла справу в суді.</text:p>
      <text:p text:style-name="P4">
Партія Фіцо наразі лідирує в опитуваннях напередодні достроковихпарламентських виборів, призначених на вересень.</text:p>
      <text:p text:style-name="P4">
Як передає Укрінформ, заступник _<text:span text:style-name="T4">
<text:a xlink:type="simple" xlink:href="https://www.ukrinform.ua/rubric-world/3706030-urad-slovaccini-do-viboriv-ocoluvatime-zastupnik-golovi-nacbanku.html" text:style-name="Internet_20_link" text:visited-style-name="Visited_20_Internet_20_Link">
 </text:a>
 </text:span>
 _ після того, як прем’єр-міністр Едуард Хегер пішов увідставку за декілька місяців до дострокових парламентських виборів у країні.</text:p>
      <text:p text:style-name="P4">
<text:span text:style-name="T5">
Фото: Maroš Herc, Nový Čas</text:span>
</text:p>
      <text:p text:style-name="P4">
Source: <text:a xlink:type="simple" xlink:href="https://www.ukrinform.ua/rubric-world/3708287-prezidentka-slovaccini-podast-do-sudu-na-ekspremera-akij-nazivav-ii-amerikanskim-agentom.html" text:style-name="Internet_20_link" text:visited-style-name="Visited_20_Internet_20_Link">
https://www.ukrinform.ua/rubric-world/3708287-prezidentka-slovaccini-podast-do-sudu-na-ekspremera-akij-nazivav-ii-amerikanskim-agentom.html</text:a>
</text:p>
      <!--NEWS-->
      <text:h text:style-name="P10" text:outline-level="1">
<text:span text:style-name="T4">
Подоляк про візит представника КНР: Пояснимо ще раз - жодного компромісу за рахунок територій</text:span>
</text:h>
      <text:p text:style-name="P4">
Authors: Ukrinform (Person)</text:p>
      <text:p text:style-name="P4">
Publisher: Укринформ (Organization)</text:p>
      <text:p text:style-name="P4">
Published Time: 2023-05-13T-34:13:00+03:00</text:p>
      <text:p text:style-name="P4">
Modified Time: 2023-05-13T00:13:00+03:00</text:p>
      <text:p text:style-name="P4">
Description: План мирного врегулювання від Китаю містить правильні позиції, але єдино можливою є українська формула миру. — Укрінформ.</text:p>
      <text:p text:style-name="P4">
Images: ["<text:a xlink:type="simple" xlink:href="https://static.ukrinform.com/photos/2023_01/thumb_files/630_360_1674754520-912.jpg" text:style-name="Internet_20_link" text:visited-style-name="Visited_20_Internet_20_Link">
630_360_16747...</text:a>
"]</text:p>
      <text:p text:style-name="P4">
Tags: ['Китай', 'Україна', 'Подоляк', 'Війна з росією', 'Єдині новини']</text:p>
      <text:p text:style-name="P4">
Type: Article</text:p>
      <!--METADATA-->
      <text:p text:style-name="P4">
<draw:frame draw:style-name="fr1" draw:name="Image361" text:anchor-type="as-char" svg:width="6.9236in" svg:height="3.956343in" draw:z-index="0">
<draw:image xlink:href="../Images/yкринформ/2023-05-13T-34-13-00-03-00/630_360_1674754520-912.jpg" xlink:type="simple" xlink:show="embed" xlink:actuate="onLoad" draw:mime-type="image/jpeg"/>
</draw:frame>
 Планмирного врегулювання від Китаю містить правильні позиції, але єдино можливою єукраїнська формула миру.</text:p>
      <text:p text:style-name="P4">
Про це в ефірі національного телемарафону заявив радник голови Офісупрезидента Михайло Подоляк, передає Укрінформ із посиланням на <text:a xlink:type="simple" xlink:href="https://www.radiosvoboda.org/a/news-podoliak-kyiv-predstavnyk-kytaiu-kompromisy-za-rahunok-terytorii/32409456.html" text:style-name="Internet_20_link" text:visited-style-name="Visited_20_Internet_20_Link">
</text:a>
 .</text:p>
      <text:p text:style-name="P4">
«Є формула, запропонована Китаєм, 12 кроків. Там є достатньо правильніпозиції. Наприклад: суверенітет і територіальна цілісність – це основа длябудь-якого врегулювання. Правильно. І тоді перший пункт нашої формули миру,запропонований президентом Зеленським, достатньо чітко фіксує: (російськівійська – ред.) вийшли за межі кордонів 91-го року - і тоді повертаєтьсяконцепція суверенітету, невтручання в зовнішню й внутрішню політику України збоку рф. Друге: тоді набуває чинності територіальна цілісність України», –сказав Подоляк.</text:p>
      <text:p text:style-name="P4">
<text:span text:style-name="T4">
Читайте також:</text:span>
 <text:span text:style-name="T4">
<text:a xlink:type="simple" xlink:href="https://www.ukrinform.ua/rubric-polytics/3708521-dla-prodovzenna-normalnih-stosunkiv-z-es-kitaj-mae-perekonati-rf-vijti-z-ukraini-borrel.html" text:style-name="Internet_20_link" text:visited-style-name="Visited_20_Internet_20_Link">
 </text:a>
 </text:span>
</text:p>
      <text:p text:style-name="P4">
За словами радника голови ОП, будь-яка країна може долучитися до обговорення,але Київ наполягатиме на тому, аби зафіксувати українську формулу миру якбазову.</text:p>
      <text:p text:style-name="P4">
Подоляк висловив думку, що <text:span text:style-name="T4">
<text:a xlink:type="simple" xlink:href="https://www.ukrinform.ua/tag-kitaj" text:style-name="Internet_20_link" text:visited-style-name="Visited_20_Internet_20_Link">
 </text:a>
 </text:span>
 наразізаймає дещо іншу позицію, ніж протягом попереднього року: якщо раніше Пекіндотримувався «проросійського нейтралітету», наразі він «демонструє відсутністьлояльності до росії».</text:p>
      <text:p text:style-name="P4">
«Вони говорять риторичні слова на підтримку стратегічного партнерства з рф,але ми бачимо більш активну політичну позицію в глобальному сенсі. І було ббажано пояснити (Китаю – ред.) ще раз: все може бути, всі позиції можемообговорювати щодо ядерної, продовольчої безпеки, але виходимо з ключового –територія. Жодного компромісу за рахунок територій», - наголосив радник головиОП.</text:p>
      <text:p text:style-name="P4">
<text:span text:style-name="T4">
Читайте також:</text:span>
 <text:span text:style-name="T4">
<text:a xlink:type="simple" xlink:href="https://www.ukrinform.ua/rubric-polytics/3708184-specpredstavnik-kitau-vidvidae-ukrainu-ta-rosiu.html" text:style-name="Internet_20_link" text:visited-style-name="Visited_20_Internet_20_Link">
 </text:a>
 </text:span>
</text:p>
      <text:p text:style-name="P4">
Нагадаємо: спеціальний представник уряду Китаю у справах Євразії Лі Хуей упонеділок, 15 травня, розпочне свою місію і відвідає Україну, Польщу, Францію,Німеччину та росію для обговорення шляхів політичного врегулювання «кризи вУкраїні».</text:p>
      <text:p text:style-name="P4">
Source: <text:a xlink:type="simple" xlink:href="https://www.ukrinform.ua/rubric-polytics/3708547-podolak-pro-vizit-predstavnika-knr-poasnimo-se-raz-zodnogo-kompromisu-za-rahunok-teritorij.html" text:style-name="Internet_20_link" text:visited-style-name="Visited_20_Internet_20_Link">
https://www.ukrinform.ua/rubric-polytics/3708547-podolak-pro-vizit-predstavnika-knr-poasnimo-se-raz-zodnogo-kompromisu-za-rahunok-teritorij.html</text:a>
</text:p>
      <!--NEWS-->
      <text:h text:style-name="P10" text:outline-level="1">
<text:span text:style-name="T4">
Подоляк про візит представника КНР: Пояснимо ще раз - жодного компромісу за рахунок територій</text:span>
</text:h>
      <text:p text:style-name="P4">
Authors: Ukrinform (Person)</text:p>
      <text:p text:style-name="P4">
Publisher: Укринформ (Organization)</text:p>
      <text:p text:style-name="P4">
Published Time: 2023-05-13T00:13:00+03:00</text:p>
      <text:p text:style-name="P4">
Modified Time: 2023-05-13T00:13:00+03:00</text:p>
      <text:p text:style-name="P4">
Description: План мирного врегулювання від Китаю містить правильні позиції, але єдино можливою є українська формула миру. — Укрінформ.</text:p>
      <text:p text:style-name="P4">
Images: ["<text:a xlink:type="simple" xlink:href="https://static.ukrinform.com/photos/2023_01/thumb_files/630_360_1674754520-912.jpg" text:style-name="Internet_20_link" text:visited-style-name="Visited_20_Internet_20_Link">
630_360_16747...</text:a>
"]</text:p>
      <text:p text:style-name="P4">
Tags: ['Китай', 'Україна', 'Подоляк', 'Війна з росією', 'Єдині новини']</text:p>
      <text:p text:style-name="P4">
Type: Article</text:p>
      <!--METADATA-->
      <text:p text:style-name="P4">
<draw:frame draw:style-name="fr1" draw:name="Image362" text:anchor-type="as-char" svg:width="6.9236in" svg:height="3.956343in" draw:z-index="0">
<draw:image xlink:href="../Images/yкринформ/2023-05-13T00-13-00-03-00/630_360_1674754520-912.jpg" xlink:type="simple" xlink:show="embed" xlink:actuate="onLoad" draw:mime-type="image/jpeg"/>
</draw:frame>
 Планмирного врегулювання від Китаю містить правильні позиції, але єдино можливою єукраїнська формула миру.</text:p>
      <text:p text:style-name="P4">
Про це в ефірі національного телемарафону заявив радник голови Офісупрезидента Михайло Подоляк, передає Укрінформ із посиланням на <text:a xlink:type="simple" xlink:href="https://www.radiosvoboda.org/a/news-podoliak-kyiv-predstavnyk-kytaiu-kompromisy-za-rahunok-terytorii/32409456.html" text:style-name="Internet_20_link" text:visited-style-name="Visited_20_Internet_20_Link">
</text:a>
 .</text:p>
      <text:p text:style-name="P4">
«Є формула, запропонована Китаєм, 12 кроків. Там є достатньо правильніпозиції. Наприклад: суверенітет і територіальна цілісність – це основа длябудь-якого врегулювання. Правильно. І тоді перший пункт нашої формули миру,запропонований президентом Зеленським, достатньо чітко фіксує: (російськівійська – ред.) вийшли за межі кордонів 91-го року - і тоді повертаєтьсяконцепція суверенітету, невтручання в зовнішню й внутрішню політику України збоку рф. Друге: тоді набуває чинності територіальна цілісність України», –сказав Подоляк.</text:p>
      <text:p text:style-name="P4">
<text:span text:style-name="T4">
Читайте також:</text:span>
 <text:span text:style-name="T4">
<text:a xlink:type="simple" xlink:href="https://www.ukrinform.ua/rubric-polytics/3708521-dla-prodovzenna-normalnih-stosunkiv-z-es-kitaj-mae-perekonati-rf-vijti-z-ukraini-borrel.html" text:style-name="Internet_20_link" text:visited-style-name="Visited_20_Internet_20_Link">
 </text:a>
 </text:span>
</text:p>
      <text:p text:style-name="P4">
За словами радника голови ОП, будь-яка країна може долучитися до обговорення,але Київ наполягатиме на тому, аби зафіксувати українську формулу миру якбазову.</text:p>
      <text:p text:style-name="P4">
Подоляк висловив думку, що <text:span text:style-name="T4">
<text:a xlink:type="simple" xlink:href="https://www.ukrinform.ua/tag-kitaj" text:style-name="Internet_20_link" text:visited-style-name="Visited_20_Internet_20_Link">
 </text:a>
 </text:span>
 наразізаймає дещо іншу позицію, ніж протягом попереднього року: якщо раніше Пекіндотримувався «проросійського нейтралітету», наразі він «демонструє відсутністьлояльності до росії».</text:p>
      <text:p text:style-name="P4">
«Вони говорять риторичні слова на підтримку стратегічного партнерства з рф,але ми бачимо більш активну політичну позицію в глобальному сенсі. І було ббажано пояснити (Китаю – ред.) ще раз: все може бути, всі позиції можемообговорювати щодо ядерної, продовольчої безпеки, але виходимо з ключового –територія. Жодного компромісу за рахунок територій», - наголосив радник головиОП.</text:p>
      <text:p text:style-name="P4">
<text:span text:style-name="T4">
Читайте також:</text:span>
 <text:span text:style-name="T4">
<text:a xlink:type="simple" xlink:href="https://www.ukrinform.ua/rubric-polytics/3708184-specpredstavnik-kitau-vidvidae-ukrainu-ta-rosiu.html" text:style-name="Internet_20_link" text:visited-style-name="Visited_20_Internet_20_Link">
 </text:a>
 </text:span>
</text:p>
      <text:p text:style-name="P4">
Нагадаємо: спеціальний представник уряду Китаю у справах Євразії Лі Хуей упонеділок, 15 травня, розпочне свою місію і відвідає Україну, Польщу, Францію,Німеччину та росію для обговорення шляхів політичного врегулювання «кризи вУкраїні».</text:p>
      <text:p text:style-name="P4">
Source: <text:a xlink:type="simple" xlink:href="https://www.ukrinform.ua/rubric-polytics/3708547-podolak-pro-vizit-predstavnika-knr-poasnimo-se-raz-zodnogo-kompromisu-za-rahunok-teritorij.html" text:style-name="Internet_20_link" text:visited-style-name="Visited_20_Internet_20_Link">
https://www.ukrinform.ua/rubric-polytics/3708547-podolak-pro-vizit-predstavnika-knr-poasnimo-se-raz-zodnogo-kompromisu-za-rahunok-teritorij.html</text:a>
</text:p>
      <!--NEWS-->
      <text:h text:style-name="P10" text:outline-level="1">
<text:span text:style-name="T4">
Президентка Словаччини подасть до суду на експрем'єра, який називав її «американським агентом»</text:span>
</text:h>
      <text:p text:style-name="P4">
Authors: Ukrinform (Person)</text:p>
      <text:p text:style-name="P4">
Publisher: Укринформ (Organization)</text:p>
      <text:p text:style-name="P4">
Published Time: 2023-05-13T00:21:00+03:00</text:p>
      <text:p text:style-name="P4">
Modified Time: 2023-05-13T00:21:00+03:00</text:p>
      <text:p text:style-name="P4">
Description: Президентка Словаччини Зузана Чапутова має намір подати до суду на лідера опозиції і колишнього прем'єр-міністра Роберта Фіцо за коментарі на свою адресу. — Укрінформ.</text:p>
      <text:p text:style-name="P4">
Images: ["<text:a xlink:type="simple" xlink:href="https://static.ukrinform.com/photos/2019_03/thumb_files/630_360_1552844334-606.jpg" text:style-name="Internet_20_link" text:visited-style-name="Visited_20_Internet_20_Link">
630_360_15528...</text:a>
"]</text:p>
      <text:p text:style-name="P4">
Tags: ['Суд', 'Словаччина', 'Чапутова']</text:p>
      <text:p text:style-name="P4">
Type: Article</text:p>
      <!--METADATA-->
      <text:p text:style-name="P4">
<draw:frame draw:style-name="fr1" draw:name="Image363" text:anchor-type="as-char" svg:width="6.9236in" svg:height="3.956343in" draw:z-index="0">
<draw:image xlink:href="../Images/yкринформ/2023-05-13T00-21-00-03-00/630_360_1552844334-606.jpg" xlink:type="simple" xlink:show="embed" xlink:actuate="onLoad" draw:mime-type="image/jpeg"/>
</draw:frame>
Президентка Словаччини Зузана Чапутова має намір подати до суду на лідераопозиції і колишнього прем'єр-міністра Роберта Фіцо за коментарі на своюадресу.</text:p>
      <text:p text:style-name="P4">
Як передає Укрінформ, про це повідомляє <text:a xlink:type="simple" xlink:href="https://www.euractiv.com/section/politics/news/slovak-president-caputova-to-sue-former-pm-fico/" text:style-name="Internet_20_link" text:visited-style-name="Visited_20_Internet_20_Link">
</text:a>
 .</text:p>
      <text:p text:style-name="P4">
Зазначається, що Фіцо, голова партії Smer-SD, неодноразово називав Чапутову"американським агентом" і, коментуючи її рішення призначити новий тимчасовийуряд, заявив, що вона "призначає уряд Сороса", маючи на увазі американськогомільярдера-філантропа Джорджа Сороса.</text:p>
      <text:p text:style-name="P4">
Чиновник відмовився перепросити за свої коментарі навіть після того, якЧапутова та її сім'я почали отримувати погрози вбивством. Наразі поліціярозслідує чотири кримінальні провадження, пов'язані з небезпечними погрозамина адресу президентки.</text:p>
      <text:p text:style-name="P4">
"Перетворення когось на мішень за допомогою ненависної брехні вже коштувалолюдських життів у <text:span text:style-name="T4">
<text:a xlink:type="simple" xlink:href="https://www.ukrinform.ua/tag-slovaccina" text:style-name="Internet_20_link" text:visited-style-name="Visited_20_Internet_20_Link">
 </text:a>
 </text:span>
 ", –написала Чапутова в соцмережах.</text:p>
      <text:p text:style-name="P4">
<text:span text:style-name="T4">
Читайте також:</text:span>
 <text:span text:style-name="T4">
<text:a xlink:type="simple" xlink:href="https://www.ukrinform.ua/rubric-polytics/3702166-caputova-perekonana-so-novij-urad-slovaccini-rozumitime-riznicu-miz-agresorom-i-zertvou-vijni.html" text:style-name="Internet_20_link" text:visited-style-name="Visited_20_Internet_20_Link">
 </text:a>
 </text:span>
</text:p>
      <text:p text:style-name="P4">
Чапутова раніше вже подавала до суду на заступника голови партії Smer-SDЛюбоша Благу, відомого поширенням російської пропаганди і теорій змови. Вінназивав главу держави "зрадницею", "американським агентом" і "об'єктомінтересів іноземної держави". Минулого року вона виграла справу в суді.</text:p>
      <text:p text:style-name="P4">
Партія Фіцо наразі лідирує в опитуваннях напередодні достроковихпарламентських виборів, призначених на вересень.</text:p>
      <text:p text:style-name="P4">
Як передає Укрінформ, заступник _<text:span text:style-name="T4">
<text:a xlink:type="simple" xlink:href="https://www.ukrinform.ua/rubric-world/3706030-urad-slovaccini-do-viboriv-ocoluvatime-zastupnik-golovi-nacbanku.html" text:style-name="Internet_20_link" text:visited-style-name="Visited_20_Internet_20_Link">
 </text:a>
 </text:span>
 _ після того, як прем’єр-міністр Едуард Хегер пішов увідставку за декілька місяців до дострокових парламентських виборів у країні.</text:p>
      <text:p text:style-name="P4">
<text:span text:style-name="T5">
Фото: Maroš Herc, Nový Čas</text:span>
</text:p>
      <text:p text:style-name="P4">
Source: <text:a xlink:type="simple" xlink:href="https://www.ukrinform.ua/rubric-world/3708287-prezidentka-slovaccini-podast-do-sudu-na-ekspremera-akij-nazivav-ii-amerikanskim-agentom.html" text:style-name="Internet_20_link" text:visited-style-name="Visited_20_Internet_20_Link">
https://www.ukrinform.ua/rubric-world/3708287-prezidentka-slovaccini-podast-do-sudu-na-ekspremera-akij-nazivav-ii-amerikanskim-agentom.html</text:a>
</text:p>
      <!--NEWS-->
      <text:h text:style-name="P10" text:outline-level="1">
<text:span text:style-name="T4">
Коротко. Війна. День 443. Відеодайджест</text:span>
</text:h>
      <text:p text:style-name="P4">
Author: ['АРМІЯINFORM']</text:p>
      <text:p text:style-name="P4">
Time: 2023-05-13T98: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text:p>
      <text:p text:style-name="P4">
Category: News</text:p>
      <!--METADATA-->
      <text:p text:style-name="P4">
Source: <text:a xlink:type="simple" xlink:href="https://armyinform.com.ua/2023/05/13/korotko-vijna-den-443-videodajdzhest/" text:style-name="Internet_20_link" text:visited-style-name="Visited_20_Internet_20_Link">
https://armyinform.com.ua/2023/05/13/korotko-vijna-den-443-videodajdzhest/</text:a>
</text:p>
      <!--NEWS-->
      <text:h text:style-name="P10" text:outline-level="1">
<text:span text:style-name="T4">
На Аскольдовій могилі у Києві відкрили меморіальну дошку Денису Антіпову</text:span>
</text:h>
      <text:p text:style-name="P4">
Author: ['АРМІЯINFORM']</text:p>
      <text:p text:style-name="P4">
Time: 2023-05-13T99:00:00-04:00</text:p>
      <text:p text:style-name="P4">
Description: Біля Церкви святого Миколая, що на Аскольдовій могилі у Києві, урочисто відкри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o1a9746-scaled.jpg" text:style-name="Internet_20_link" text:visited-style-name="Visited_20_Internet_20_Link">
bo1a9746-scaled.jpg</text:a>
', '<text:a xlink:type="simple" xlink:href="https://armyinform.com.ua/wp-content/uploads/2023/05/bo1a9735-scaled.jpg" text:style-name="Internet_20_link" text:visited-style-name="Visited_20_Internet_20_Link">
bo1a9735-scaled.jpg</text:a>
', '<text:a xlink:type="simple" xlink:href="https://armyinform.com.ua/wp-content/uploads/2023/05/bo1a9729-scaled.jpg" text:style-name="Internet_20_link" text:visited-style-name="Visited_20_Internet_20_Link">
bo1a9729-scaled.jpg</text:a>
']</text:p>
      <text:p text:style-name="P4">
Tags: ['МІНІСТЕРСТВО У СПРАВАХ ВЕТЕРАНІВ УКРАЇНИ']</text:p>
      <text:p text:style-name="P4">
Category: News</text:p>
      <!--METADATA-->
      <text:p text:style-name="P4">
<draw:frame draw:style-name="fr1" draw:name="Image364" text:anchor-type="as-char" svg:width="6.9236in" svg:height="4.615733in" draw:z-index="0">
<draw:image xlink:href="../Images/AРМІЯINFORM/2023-05-13T99-00-00-04-00/bo1a9746-scaled.jpg" xlink:type="simple" xlink:show="embed" xlink:actuate="onLoad" draw:mime-type="image/jpeg"/>
</draw:frame>
</text:p>
      <text:p text:style-name="P4">
Біля Церкви святого Миколая, що на Аскольдовій могилі у Києві, урочистовідкрито меморіальну дошку Денису Антіпову — українському захиснику,лейтенанту 95 бригади, викладачу КНУ, знавцю корейської мови, активномуучаснику Революції гідності, ветерану і добровольцю російсько-українськоївійни. Він загинув минулого року поблизу села Довгеньке Ізюмського районуХарківської області, визволяючи рідну країну від окупантів.</text:p>
      <text:p text:style-name="P4">
Про це йдеться у <text:a xlink:type="simple" xlink:href="https://mva.gov.ua/ua/news/pershij-zastupnik-ministra-oleksandr-porhun-vzyav-uchast-u-vidkritti-memorialnoyi-doshki-ukrayinskomu-zahisniku-denisu-antipovu" text:style-name="Internet_20_link" text:visited-style-name="Visited_20_Internet_20_Link">
повідомленні</text:a>
 Міністерства у справах ветеранівУкраїни.</text:p>
      <text:p text:style-name="P4">
Участь у заході взяли перший заступник міністра у справах України ОлександрПорхун, заступник міністра оборони України Віталій Дейнега, Надзвичайний іПовноважний Посол Республіки Корея в Україні Кім Хьонг Те, представники ОфісуПрезидента України і Парламенту, ветеранської спільноти, викладачі і науковціКиївського національного університету імені Тараса Шевченка, представникидуховенства.</text:p>
      <text:p text:style-name="P4">
<draw:frame draw:style-name="fr1" draw:name="Image365" text:anchor-type="as-char" svg:width="6.9236in" svg:height="4.615733in" draw:z-index="0">
<draw:image xlink:href="../Images/AРМІЯINFORM/2023-05-13T99-00-00-04-00/bo1a9735-scaled.jpg" xlink:type="simple" xlink:show="embed" xlink:actuate="onLoad" draw:mime-type="image/jpeg"/>
</draw:frame>
</text:p>
      <text:p text:style-name="P4">
«Українські добровольці — справжній взірець патріотизму та любові до рідноїземлі. У 2014 році сотні тисяч чоловіків та жінок мирних професій взяли до рукзброю, щоб дати відсіч російському агресору. Один з них був і Денис Антіпов —справжній Герой, цвіт української нації. Завдяки таким Воїнам ми вистояли й уперші дні повномасштабного російського вторгнення. Дякую справжнім за силу,волю, гідність, віру в Україну та в нашу перемогу», — сказав у своїй промовіОлександр Порхун під час відкриття меморіальної дошки Захиснику.</text:p>
      <text:p text:style-name="P4">
Денис Антіпов до війни був фаховим дослідником та перекладачем корейськоїмови, працював асистентом на кафедрі мов і літератур Далекого Сходу таПівденно-Східної Азії Навчально-наукового інституту філології, працював надкандидатською дисертацією.</text:p>
      <text:p text:style-name="P4">
<draw:frame draw:style-name="fr1" draw:name="Image366" text:anchor-type="as-char" svg:width="6.9236in" svg:height="4.615733in" draw:z-index="0">
<draw:image xlink:href="../Images/AРМІЯINFORM/2023-05-13T99-00-00-04-00/bo1a9729-scaled.jpg" xlink:type="simple" xlink:show="embed" xlink:actuate="onLoad" draw:mime-type="image/jpeg"/>
</draw:frame>
</text:p>
      <text:p text:style-name="P4">
З початком російсько-української війни у 2014 році пішов до військкоматудобровольцем. Здійснював аеророзвідку біля Донецького аеропорту, наСвітлодарській дузі, під Попасною, в Авдіївській промзоні та інших місцях. У2016 році повернувся з війни командиром взводу аеророзвідки батальйону.</text:p>
      <text:p text:style-name="P4">
У мирному житті Денис розвивав власну ветеранську справу, зокрема, запустивмагазин з виготовлення різноманітної сувенірної продукції UA GIFTS. Створивплатформу для того, щоб інші ветерани теж могли продавати свою продукцію найого сайті. Під час епідемії коронавірусу на волонтерських засадах запустиввиробництво захисних щитків для всіх охочих за собівартістю.</text:p>
      <text:p text:style-name="P4">
Після широкомасштабної агресії росії Денис Антіпов повернувся до лав 95-їокремої десантно-штурмової бригади. Неодноразово був поранений, під часлікування у госпіталі давав інтерв’ю зарубіжним телеканалам, розповідаючи проте, що відбувається в Україні.</text:p>
      <text:p text:style-name="P4">
Прощалися із Денисом Антіповим у Києві 18 травня 2022 року у церкві св.Миколая Чудотворця на Аскольдовій могилі. Похований у родинному селі ХотимирІвано-Франківської області.</text:p>
      <text:p text:style-name="P4">
Source: <text:a xlink:type="simple" xlink:href="https://armyinform.com.ua/2023/05/13/na-askoldovij-mogyli-u-kyyevi-vidkryly-memorialnu-doshku-denysu-antipovu/" text:style-name="Internet_20_link" text:visited-style-name="Visited_20_Internet_20_Link">
https://armyinform.com.ua/2023/05/13/na-askoldovij-mogyli-u-kyyevi-vidkryly-memorialnu-doshku-denysu-antipov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